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21</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中国总理李强包机出访德、法试图挽救经济颓势</text:span>
</text:h>
      <text:p text:style-name="P4">
Author: None</text:p>
      <text:p text:style-name="P4">
Publisher: Radio Free Asia (Organization)</text:p>
      <text:p text:style-name="P4">
Published Time: 2023-06-20T-44:24:00-04:00</text:p>
      <text:p text:style-name="P4">
Modified Time: 2023-06-20T14:19:41-04:00</text:p>
      <text:p text:style-name="P4">
Description: None</text:p>
      <text:p text:style-name="P4">
Videos: []</text:p>
      <text:p text:style-name="P4">
Audios: ["<text:a xlink:type="simple" xlink:href="https://www.rfa.org/mandarin/yataibaodao/junshiwaijiao/gt1-062020230223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4.612011in" draw:z-index="0">
<draw:image xlink:href="../Images/rfamandarin/2023-06-20T-44-24-00-04-00/000000.png" xlink:type="simple" xlink:show="embed" xlink:actuate="onLoad" draw:mime-type="image/png"/>
</draw:frame>
 中国总理李强在柏林与德国总理朔尔茨会面。 <text:a xlink:type="simple" xlink:href="https://www.rfa.org/mandarin/yataibaodao/junshiwaijiao/gt1-06202023022352.html/@@images/image" text:style-name="Internet_20_link" text:visited-style-name="Visited_20_Internet_20_Link">
</text:a>
路透。  <text:a xlink:type="simple" xlink:href="https://www.rfa.org/mandarin/yataibaodao/junshiwaijiao/gt1-06202023022352.html/@@stream" text:style-name="Internet_20_link" text:visited-style-name="Visited_20_Internet_20_Link">
Audio-1-Link：https://www.rfa.org/mandarin/yataibaodao/junshiwaijiao/gt1-06202023022352.html/@@stream</text:a>
</text:p>
      <text:p text:style-name="P4">
中国总理李强在亚太局势动荡之际出访德国与法国，争取外商加大对华投资。中国官媒报道，中国愿意与德国合作，为"全球稳定与繁荣"做出贡献。李强将德国作为上任后出访的第一个国家，引起各方关注。</text:p>
      <text:p text:style-name="P4">
<text:a xlink:type="simple" xlink:href="https://www.rfa.org/mandarin/duomeiti/yazhou-henxiangliao/yz-06162023135901.html" text:style-name="Internet_20_link" text:visited-style-name="Visited_20_Internet_20_Link">
 <text:span text:style-name="T4">
青年失业新高 中国社会如压力锅？习近平要应对什么"极端情况"？</text:span>
 </text:a>
  * <text:span text:style-name="T4">
<text:a xlink:type="simple" xlink:href="https://www.rfa.org/mandarin/yataibaodao/jingmao/jw-06162023122715.html" text:style-name="Internet_20_link" text:visited-style-name="Visited_20_Internet_20_Link">
 中国数据暴露经济复苏乏力 救市还能走老路吗？ </text:a>
 </text:span>
</text:p>
      <text:p text:style-name="P4">
正当亚太地区地缘政治紧张局势以及中国经济陷于困难之际，今年3月上任的中国总理李强日前抵达德国，展开正式访问。新华社报道，6月18日下午，国务院总理李强乘包机离开北京，应德国总理朔尔茨和法国政府邀请，赴德国举行第七轮中德政府磋商并对德进行正式访问，对法国进行正式访问并出席新全球融资契约峰会。国务委员兼国务院秘书长吴政隆等陪同人员同机离京。</text:p>
      <text:p text:style-name="P4">
澳大利亚悉尼科技大学教授冯崇义本周二（20日）接受本台采访时表示，李强选择欧洲访问是为了摆脱内外交困的局面。他说：“他现在是内外交困，特别是经济的下滑速度止不住，他无法解决。特别是要把中共党的权力运用到对社会和经济的全面控制，这不仅无法搞好经济，而是破坏经济，消灭财富。”</text:p>
      <text:p text:style-name="P4">
李强此次访问德、法两国，正值西方对中国支持俄罗斯，贸易保护手法以及人权状况恶化等问题愈来愈难以忍受之际。</text:p>
      <text:p text:style-name="P4">
<text:span text:style-name="T4">
学者：欧洲认为中国对其没有直接威胁</text:span>
</text:p>
      <text:p text:style-name="P4">
冯崇义说，李强此行也肩负着在外交领域游说欧洲向北京靠拢，以抗衡美国：“他有一个统战战略计划，要打击主要敌人美国，美国之外的所有地方，都把他当成统战对象。欧洲是他们一直努力，而且取得相当成功的地区，因为欧洲有内在的需求，他需要建立多级世界，而中国在地缘政治上没有对欧洲直接形成威胁。”</text:p>
      <text:p text:style-name="P4">
德国总统弗兰克-瓦尔特·施泰因迈尔本周一强调了中美关系对“全球安全与合作”的重要性，他的发言人塞斯汀·甘梅林在施泰因迈尔与李强会谈后在推特上写道。“他呼吁加强两国之间的沟通渠道。”</text:p>
      <text:p text:style-name="P4">
关注中国乃至国际局势的财经评论人士蔡慎坤表示，李强出访欧洲有多方面的考虑，主要还是为了挽救国内的经济。他对本台说：“上半年的经济一片低迷，出口几乎全面衰退。受疫情的影响，全世界消费购买力都已经放缓了节奏。所以，中国还想像过去三年疫情期间外贸顺差，这种可能性几乎不存在。在此情况下，他必须要维持跟西方强国经济或者政治方面的联系。”</text:p>
      <text:p text:style-name="P4">
美国和欧盟近期对中国在处理俄乌战争等问题上，愈来愈警惕。本周一，北约秘书长延斯·斯托尔滕贝格在柏林发表讲话时说，许多人此前认为从俄罗斯购买天然气是“纯粹的商业决定，而现在尝到了苦头”。他还点名警告中国“我们决不能再次对其他威权政权犯同样的错误，尤其是中国。”</text:p>
      <text:p text:style-name="P4">
北约秘书长延斯·斯托尔滕贝格2023年6月19日在柏林发表讲话时表示，"我们决不能再次对其他威权政权犯同样的错误，尤其是中国"。（美联社图片）  <text:a xlink:type="simple" xlink:href="https://www.rfa.org/mandarin/yataibaodao/junshiwaijiao/gt1-06202023022352.html/ap23170390045668.jpg" text:style-name="Internet_20_link" text:visited-style-name="Visited_20_Internet_20_Link">
</text:a>
</text:p>
      <text:p text:style-name="P4">
<text:span text:style-name="T4">
欧洲决不能对其他威权政权犯同样错误</text:span>
</text:p>
      <text:p text:style-name="P4">
蔡慎坤说，李强出访欧洲期望改善与西方的关系，尤其是想分化德、法与美国的关系，这几乎不可能。他说：“尤其在俄罗斯和乌克兰战争激烈的情况下，你要去分化欧美的步骤，不可能得逞。而且，一个总理也完不成这样的任务。”</text:p>
      <text:p text:style-name="P4">
根据新华社报道，李强此行是乘坐“包机”离开北京，不同于其前任李克强坐专机出访。另据公开资料显示，中央外事办主任王毅近期出访俄罗斯及欧洲，均搭乘专机。</text:p>
      <text:p text:style-name="P4">
据中国业内人士介绍，专机属于专为政府高级官员或者重要人物使用，如国家主席、总理、外长以及重要人物如华为财务长孟晚舟从加拿大回国。而包机通常是租用整架飞机，由政府或企业支付费用。包机在起降时需要按照民航规定办理相关手续，如安检、登记等程序。而专机则享受豁免权，在起降过程中无需经过这些流程。</text:p>
      <text:p text:style-name="P4">
记者：古亭 责编：许书婷、陈美华、嘉远 网编：洪伟</text:p>
      <text:p text:style-name="P4">
Source: <text:a xlink:type="simple" xlink:href="https://www.rfa.org/mandarin/yataibaodao/junshiwaijiao/gt1-06202023022352.html" text:style-name="Internet_20_link" text:visited-style-name="Visited_20_Internet_20_Link">
https://www.rfa.org/mandarin/yataibaodao/junshiwaijiao/gt1-06202023022352.html</text:a>
</text:p>
      <!--NEWS-->
      <text:h text:style-name="P10" text:outline-level="1">
<text:span text:style-name="T4">
来自台湾的蔡崇信将出任阿里董事会主席</text:span>
</text:h>
      <text:p text:style-name="P4">
Author: None</text:p>
      <text:p text:style-name="P4">
Publisher: Radio Free Asia (Organization)</text:p>
      <text:p text:style-name="P4">
Published Time: 2023-06-20T-46:10:00-04:00</text:p>
      <text:p text:style-name="P4">
Modified Time: 2023-06-20T09:09: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 text:anchor-type="as-char" svg:width="6.9236in" svg:height="4.612011in" draw:z-index="0">
<draw:image xlink:href="../Images/rfamandarin/2023-06-20T-46-10-00-04-00/000000.png" xlink:type="simple" xlink:show="embed" xlink:actuate="onLoad" draw:mime-type="image/png"/>
</draw:frame>
 蔡崇信将接任阿里巴巴控股集团董事会主席。 <text:a xlink:type="simple" xlink:href="https://www.rfa.org/mandarin/Xinwen/st-06202023020724.html/@@images/image" text:style-name="Internet_20_link" text:visited-style-name="Visited_20_Internet_20_Link">
</text:a>
路透资料照。</text:p>
      <text:p text:style-name="P4">
综合中国媒体报道，6月20日，阿里巴巴控股集团董事会主席兼CEO张勇通过全员信宣布，阿里云智能集团完全分拆已经启动，正处于向上发展的最关键时期，必须全身心投入。同时为了适应未来发展规范和要求，其个人不宜再同时担任两家公司董事长与CEO职务。</text:p>
      <text:p text:style-name="P4">
中新网和澎湃新闻都报道，经阿里巴巴控股集团董事会同意，张勇将于今年9月10日卸任阿里巴巴控股集团董事会主席兼CEO职务。张勇此后将专职担任阿里云智能集团董事长兼CEO。同时，经过阿里巴巴控股集团董事会批准，集团执行副主席蔡崇信将出任阿里巴巴控股集团董事会主席；吴泳铭出任阿里巴巴控股集团CEO，同时继续兼任淘天集团董事长。</text:p>
      <text:p text:style-name="P4">
拥有有耶鲁大学经济学及东亚研究学士学位、耶鲁法学院法学博士学位和美国纽约州执业律师资格的蔡崇信，1964年出生于台湾，为加拿大籍华人。他于1999年加入阿里巴巴集团，为公司创始人之一。</text:p>
      <text:p text:style-name="P4">
责编 许书婷</text:p>
      <text:p text:style-name="P4">
Source: <text:a xlink:type="simple" xlink:href="https://www.rfa.org/mandarin/Xinwen/st-06202023020724.html" text:style-name="Internet_20_link" text:visited-style-name="Visited_20_Internet_20_Link">
https://www.rfa.org/mandarin/Xinwen/st-06202023020724.html</text:a>
</text:p>
      <!--NEWS-->
      <text:h text:style-name="P10" text:outline-level="1">
<text:span text:style-name="T4">
“全职儿女”： 中国严峻就业形势下，年轻人的重整旗鼓之举还是“自我麻醉”？</text:span>
</text:h>
      <text:p text:style-name="P4">
Author: https://www.facebook.com/bbcworldservice/</text:p>
      <text:p text:style-name="P4">
Publisher: BBC News 中文</text:p>
      <text:p text:style-name="P4">
Published Time: 2023-06-20T02:03:53.000Z</text:p>
      <text:p text:style-name="P4">
Modified Time: 2023-06-20T02:03:53.000Z</text:p>
      <text:p text:style-name="P4">
Description: 在中国职场竞争激烈的环境下，许多年轻人回家做起了“全职儿女”，通过做家务或陪伴父母来获得认可。有人甚至与父母签订了一份劳务契约，列出付出与报酬。</text:p>
      <text:p text:style-name="P4">
Images: ["<text:a xlink:type="simple" xlink:href="https://ichef.bbci.co.uk/news/640/cpsprodpb/74F9/production/_130154992_screenshot.jpg" text:style-name="Internet_20_link" text:visited-style-name="Visited_20_Internet_20_Link">
_130154992_sc...</text:a>
"]</text:p>
      <text:p text:style-name="P4">
Videos: ["<text:a xlink:type="simple" xlink:href="https://www.bbc.com/ws/av-embeds/cps/zhongwen/simp/chinese-news-65877454/p0fk1h0q/zh-hans" text:style-name="Internet_20_link" text:visited-style-name="Visited_20_Internet_20_Link">
zh-hans</text:a>
"]</text:p>
      <text:p text:style-name="P4">
Tags: ['中國', '就业', '年轻人']</text:p>
      <text:p text:style-name="P4">
Type: Article</text:p>
      <!--METADATA-->
      <text:h text:style-name="P12" text:outline-level="3">
<text:span text:style-name="T4">
“全职儿女”： 中国严峻就业形势下，年轻人的重整旗鼓之举还是“自我麻醉”？</text:span>
</text:h>
      <ul>
        <li>
常思颖   * BBC中文</li>
      </ul>
      <text:p text:style-name="P4">
2023年6月20日  <draw:frame draw:style-name="fr1" draw:name="Image8" text:anchor-type="as-char" svg:width="6.9236in" svg:height="3.894525in" draw:z-index="0">
<draw:image xlink:href="../Images/BBC Chinese/2023-06-20T02-03-53.000Z/_130154992_screenshot.jpg" xlink:type="simple" xlink:show="embed" xlink:actuate="onLoad" draw:mime-type="image/jpeg"/>
</draw:frame>
图像加注文字，</text:p>
      <text:p text:style-name="P4">
陈都都过去几个月里做全职女儿。</text:p>
      <text:p text:style-name="P4">
<text:span text:style-name="T4">
29岁的朱莉在北京一家企业做游戏策划，多年来的频繁加班渐渐让她吃不消。今年4月，在和退休的父母商量后，她决定辞职回家陪二老，同时也为下一段人生好好做下规划。</text:span>
</text:p>
      <text:p text:style-name="P4">
除了有更多时间陪伴父母，家里其实也不需要她帮太多忙。不过她说，作为独生子女， 以前从来不做家务的自己现在开始收拾房间。</text:p>
      <text:p text:style-name="P4">
朱莉说，日常生活开销主要由父母承担，妈妈还提出每月给她2000元的生活费，但她没有收。</text:p>
      <text:p text:style-name="P4">
父母对她的要求似乎并不高，只希望她“能保持正常的生活状态，不要睡太晚，不要过于放纵自己 ”。</text:p>
      <text:p text:style-name="P4">
像朱莉这样的“全职儿女”生活方式在中国年轻人中流行起来，引起网上热议和学界的关注。他们大多是在职场初期受挫或职业进入瓶颈期，决定回到家里与父母同住，通过陪伴父母或承担一些家务来获得认可。</text:p>
      <text:p text:style-name="P4">
有人甚至与父母签订了一份简易的劳务契约，上边列出付出与报酬——做一份家务多少钱，陪伴父母一小时多少钱。</text:p>
      <text:p text:style-name="P4">
“全职儿女”的背后是中国高企的失业率。中国官方最新数据显示，今年5月，16至24岁青年人的失业率升至20.8%，连续两个月创2018年有统计以来新高。其中大学毕业生的情况更糟糕，据中国国务院发展研究中心研究员卓贤估算，大学生失业率是青年整体失业率的1.4倍，是青年失业人口的主要群体。</text:p>
      <text:p text:style-name="P4">
新加坡国立大学李光耀公共政策学院助理教授陆曦说：“全职儿女是社会失业大潮下出现的不可避免的现象，背后体现的是整个社会经济严重下滑、萎缩的现状。”</text:p>
      <text:p text:style-name="P4">
<text:a xlink:type="simple" xlink:href="https://www.bbc.com/ws/av-embeds/cps/zhongwen/simp/chinese-news-65877454/p0fk1h0q/zh-hans" text:style-name="Internet_20_link" text:visited-style-name="Visited_20_Internet_20_Link">
 Video-1-Link：/ws/av-embeds/cps/zhongwen/simp/chinese-news-65877454/p0fk1h0q/zh-hans </text:a>
 <text:span text:style-name="T4">
你的器材不支持播放多媒体材料</text:span>
视频加注文字，</text:p>
      <text:p text:style-name="P4">
2023年史上最难毕业季：中国年轻人“挤爆”寺庙祈求工作</text:p>
      <text:p text:style-name="P4">
<text:a xlink:type="simple" xlink:href="https://www.bbc.com/zhongwen/simp/chinese-news-61632336" text:style-name="Internet_20_link" text:visited-style-name="Visited_20_Internet_20_Link">
 中国高校毕业生首超千万 “今年才是真难” </text:a>
  * <text:a xlink:type="simple" xlink:href="https://www.bbc.com/zhongwen/simp/chinese-news-57304453" text:style-name="Internet_20_link" text:visited-style-name="Visited_20_Internet_20_Link">
 “内卷”与“躺平”之间挣扎的中国年轻人 </text:a>
</text:p>
      <text:h text:style-name="P12" text:outline-level="3">
<text:span text:style-name="T4">
职场焦虑</text:span>
</text:h>
      <text:p text:style-name="P4">
朱莉说，工作五、六年来，加班是家常便饭。辞职前的几个月，公司更强制要求加班。她经常早上9点离家，晚上1点多才回来，“活得像个行尸走肉。”</text:p>
      <text:p text:style-name="P4">
“晚上不吃安眠药睡不着，做梦都是在公司里，梦的内容也跟工作有关。然后早上醒来马上又去工作，感觉24小时都在工作。”</text:p>
      <text:p text:style-name="P4">
在中国，996的工作制（朝九晚九，每周六天）相当常见，尤其是在科技行业。在激烈的市场竞争中，许多初创企业由于没有核心竞争力只能追求速度和强度，因此要求员工加班加点，并且通常不会支付相应的报酬。</text:p>
      <text:p text:style-name="P4">
朱莉说，公司里如果有同事离职，人力资源部门会很快收到几百封简历，招聘新人从来不是问题，这也助长了企业的加班风气。“加班了三个月之后，我发现团队的同事差不多有一半我都不认识了。”</text:p>
      <text:p text:style-name="P4">
父母接受她回家做“全职女儿”，因为他们觉得，女儿这么大年龄还找不到对象，很大原因是跟加班有关。于是对她的辞职表示理解，希望她能找一份时间相对自由的工作。</text:p>
      <text:p text:style-name="P4">
在重庆从事房地产相关的工作的陈都都，今年年初辞职，回到家乡云南的一个小县城，也成为一名“全职女儿”。</text:p>
      <text:p text:style-name="P4">
新冠疫情期间，她所在的行业尤其低迷。公司以底薪加提成的方式计算工资，近一两年收入锐减。扣除日常开支包括每月2000元的房租，基本所剩无几。</text:p>
      <text:p text:style-name="P4">
“考核越来越严格，业绩最好的时候都达不到目标，”27岁的陈都都说。加上疫情期间许多地方长期封控带来的压抑，让她觉得“突然看不到希望了。”</text:p>
      <text:p text:style-name="P4">
“去年那段时间让我觉得，为什么打工人这么悲哀，每天都要早起，碌碌无为地去工作，每天做重复的工作，就拿那么一点工资，我觉得太可悲了，为什么人会这样活着？”</text:p>
      <text:p text:style-name="P4">
</text:p>
      <text:p text:style-name="P4">
图像来源，  Chen Dudu</text:p>
      <text:p text:style-name="P4">
图像加注文字，</text:p>
      <text:p text:style-name="P4">
陈都都在家乡云南。</text:p>
      <text:h text:style-name="P12" text:outline-level="3">
<text:span text:style-name="T4">
间隔年？啃老？</text:span>
</text:h>
      <text:p text:style-name="P4">
有人将“全职儿女”与国外大学毕业生中流行的“间隔年”（gapyear）相比较。许多毕业生用这段过渡时间到社会上历练自己，或者为下一步转行或提升职场竞争力做打算。</text:p>
      <text:p text:style-name="P4">
但有学者指出，“全职儿女” 有啃老之嫌，对家庭和社会的影响不可小觑。</text:p>
      <text:p text:style-name="P4">
学者陆曦说，选择“间隔年”的年轻人一般有着非常明确的打算，最常见的是在职场间隙出去修读硕士学历，或是参加其他的职业培训，哪怕有很少一部分人选择出门旅游，也是在对未来的职业生涯有着非常强烈的预期和信心的情况下做出的选择。</text:p>
      <text:p text:style-name="P4">
而中国的“全职儿女”大部分是被迫待在家里，没有明确的职业规划，在家里待着也不能积累社会实践。而随着就业市场的竞争越来越激烈，考公、考研的人数也越来越多；即便考上了，也将面临未来失业市场更大的挤压，未必能够找到一份合适的工作。</text:p>
      <text:p text:style-name="P4">
据报道，今年中国将有创纪录的1158万学生从高等院校毕业，与去年相比增加了7.6%。与此同时，研究生毕业人数也在增长。2020年，教育部宣布增加近19万个研究生招生名额，扩张速度远高于之前的比例。而这批学生也将在今年毕业进入就业市场。</text:p>
      <text:p text:style-name="P4">
陆曦说，在这种情况下，许多人做全职儿女其实是“自我价值没有办法得到社会肯定和接纳时的一种自我麻醉”。</text:p>
      <text:p text:style-name="P4">
同时，从政府的角度来说，引用“全职儿女”这样的新名词，或者鼓励网络上讨论“全职儿女”的现象，主要是为了避免使用“高失业率”这样的字眼，以此来减低社会矛盾，他说。</text:p>
      <text:p text:style-name="P4">
但归根到底，“全职儿女的本质就是失业，” 陆曦直截了当地说。</text:p>
      <text:p text:style-name="P4">
“考虑到劳动参与率，以及考研、考公的比例，中国青年人的失业率将远远超过20%，所以未来中国的全职儿女会越来越多，尤其是在应届毕业生群体。”</text:p>
      <text:p text:style-name="P4">
</text:p>
      <text:p text:style-name="P4">
图像来源，  Getty Images</text:p>
      <text:p text:style-name="P4">
图像加注文字，</text:p>
      <text:p text:style-name="P4">
有学者认为，归根到底全职儿女的本质就是失业。</text:p>
      <text:p text:style-name="P4">
陆曦表示，全职儿女将使父母一代的可支配收入下降，尤其是当父母支付一定的报酬给子女时，最终导致整个家庭的消费降级。</text:p>
      <text:p text:style-name="P4">
对父母来说，这些钱原本可以流动到市场上去购买商品或服务。对于儿女，从父母手中拿钱意味着他们对未来的收入预期下降，同时由于创造出的新的财富减少，本身的消费也会下降。</text:p>
      <text:p text:style-name="P4">
“全职儿女越多，社会的消费降级越快，”陆曦说。</text:p>
      <text:p text:style-name="P4">
从个体角度来说，他建议年轻人可以选择自我创业，或者把目光转移到国外市场，比如到经济比较蓬勃的东南亚国家寻找机会。他同时告诫，这需要靠个人的机遇和性格来完成，并非适合每一个人。</text:p>
      <text:p text:style-name="P4">
美国密歇根大学（University ofMichigan）社会学助理教授周韵将“全职儿女”与“全职母亲”做类比。她说，二十多年前，美国社会曾出现一场“全职”潮流——受过高等教育的白领母亲“自主退出”职场，回归家庭做全职母亲。当时女性在“理想员工”与“理想母亲”的合力规训与期待下，不得不做出非此即彼的选择。“这些母亲与其说是‘自主退出’，不如说是‘被挤出’。”</text:p>
      <text:p text:style-name="P4">
类似地，在当今中国，“不乐观的就业形势，职场对于996‘理想雇员’的要求，疫情之后人如何想象未来，想象自己与社会、国家的联结”等一系列社会因素导致一些年轻人不得不去做全职儿女，她说。</text:p>
      <text:p text:style-name="P4">
</text:p>
      <text:p text:style-name="P4">
图像来源，  Getty Images</text:p>
      <text:h text:style-name="P12" text:outline-level="3">
<text:span text:style-name="T4">
就业难</text:span>
</text:h>
      <text:p text:style-name="P4">
朱莉说， 自己的父母已经退休，每人每月领着几千元的退休金，对于她来说，做 “全职儿女”只能是权宜之计。</text:p>
      <text:p text:style-name="P4">
过去半个月，她已向中介公司和招聘单位投出了40多份简历，但大多石沉大海，只有两个收到面试通知。</text:p>
      <text:p text:style-name="P4">
“我在辞职前就感觉工作不好找，但真正辞职之后，发现工作更不好找了，”朱莉说。</text:p>
      <text:p text:style-name="P4">
她在国外读的大学，2017年毕业后回到北京工作。当年中国的GDP全年增速达到了近7%，实现七年来首度回升。她很快找到了一份体面的工作。</text:p>
      <text:p text:style-name="P4">
但近几年来，中国政府着力整顿互联网、游戏、教培等行业，许多公司在冲击下爆出大规模裁员的消息。加上疫情期间严格封控，商业活动停滞，中国经济大幅放缓。在这种情况下，就业市场竞争加剧，出现学历贬值、工作起薪低、加班盛行等问题，令许多年轻人难以就业。</text:p>
      <text:p text:style-name="P4">
朱莉说，自己惊讶地发现，身边越来越多新来的同事要么是从中国重点大学毕业，要么是海外名校留学回来。她说，游戏策划本身并不需要太高的学历，而这些高材生之所以进来竞争，很大程度是因为他们在更好的岗位上找不到工作，人才向下屈就，挤占了像她这样非名校毕业生的就业空间。</text:p>
      <text:p text:style-name="P4">
她最近刚收到的两个面试，最终也是败给了名校毕业的学生。她后悔当初急于回国就业的决定，“后悔没有在国外继续读个研究生。”</text:p>
      <text:p text:style-name="P4">
</text:p>
      <text:p text:style-name="P4">
图像来源，  Getty Images</text:p>
      <text:h text:style-name="P12" text:outline-level="3">
<text:span text:style-name="T4">
重振旗鼓?</text:span>
</text:h>
      <text:p text:style-name="P4">
有人说，虽然全职儿女们的生活很惬意，但“躺平”只是表象，焦虑才是他们的常态。</text:p>
      <text:p text:style-name="P4">
“没有（焦虑）是不可能的，”云南的陈都都说。她的心里有两个声音在对垒：“一个是很任性的我，觉得难得有这种时间，还没有想好以后的规划，那就要享受当下；另一个我在提醒，给你三、四个月时间，你要开始想下一步怎么办，不能再那样下去。”</text:p>
      <text:p text:style-name="P4">
父母虽然嘴上没说，但他们心里也有忧虑。爸妈偶尔会问她，接下来怎么打算。</text:p>
      <text:p text:style-name="P4">
“这样一问其实就能听出来了，他们有点担心，”陈都都说，“我也不知道以后的规划，但我又不能跟他们说不知道，我就会说先休息一段时间再说。”</text:p>
      <text:p text:style-name="P4">
回顾过去几个月里做全职女儿的经历，陈都都感慨道：“父母都是很努力很勤奋的人，现在回想起来，我确实觉得挺不好意思的。我每天在家睡到10点，而他们七八点就起床去上班了，50多岁了还那么努力，但我却在家躺平。”</text:p>
      <text:p text:style-name="P4">
“我觉得如果长期下去，我确实是会啃老，”她说。</text:p>
      <text:p text:style-name="P4">
她的心态已经发生转变，从当初职场受挫后“想要躺平”，过渡到了“该卷就得卷”。她目前已经有了新的目标。逼自己一把，索性把行程定了，结束了安逸的全职女儿的生活。她已离开房地产行业，回到大城市开始创业。</text:p>
      <text:p text:style-name="P4">
</text:p>
      <text:p text:style-name="P4">
图像来源，  Chen Dudu</text:p>
      <text:p text:style-name="P4">
图像加注文字，</text:p>
      <text:p text:style-name="P4">
家在云南的陈都都说，“如果长期下去，我确实是会啃老。”</text:p>
      <text:p text:style-name="P4">
北京的朱莉说，她会尽量控制一下焦虑的情绪，“毕竟当初辞职是为了保持精神健康，如果因为找不到工作继续焦虑的话，那相当于白辞了。”</text:p>
      <text:p text:style-name="P4">
为了避免“啃老”，朱莉给自己设定了一个界限，“吃喝住行以外的消费，不能用父母的钱。”</text:p>
      <text:p text:style-name="P4">
她把自己的旧书和年少时攒起来的明星定制产品卖了，攒一些零花钱。她还把以前工作的积蓄做成理财产品，“行情好的话，一天能挣个50到100块钱。”</text:p>
      <text:p text:style-name="P4">
除了开源，她还努力节流。以往“618”打折期间她会囤不少东西，现在什么也不买了。在北京这样高消费的地方，她尽量把支出控制在每月1000块钱。</text:p>
      <text:p text:style-name="P4">
找了快一个月工作，面试依然寥寥无几，朱莉决定转行。借助做全职儿女给她的生活便利——不需要支付房租，时间也相对宽松——她开始写网文为生，给自己定下了一天5000字的目标。</text:p>
      <text:p text:style-name="P4">
Source: <text:a xlink:type="simple" xlink:href="https://www.bbc.com/zhongwen/simp/chinese-news-65877454" text:style-name="Internet_20_link" text:visited-style-name="Visited_20_Internet_20_Link">
https://www.bbc.com/zhongwen/simp/chinese-news-65877454</text:a>
</text:p>
      <!--NEWS-->
      <text:h text:style-name="P10" text:outline-level="1">
<text:span text:style-name="T4">
中国转向刺激举措是出于对经济形势继续恶化的恐惧 (Free Version)</text:span>
</text:h>
      <text:p text:style-name="P4">
Author: Stella Yifan Xie / Keith Zhai</text:p>
      <text:p text:style-name="P4">
Publisher: 华尔街日报中文网</text:p>
      <text:p text:style-name="P4">
Published Time: 2023-06-20T03:10:00.000Z</text:p>
      <text:p text:style-name="P4">
Modified Time: 2023-06-20T03:10:00.000Z</text:p>
      <text:p text:style-name="P4">
Created Time: 2023-06-16T23:33:00.000Z</text:p>
      <text:p text:style-name="P4">
Description: 几个月前，中国在结束了三年严格封控后显示出强劲反弹的迹象，这在当时让中国领导人感到欣慰。但到了4月和5月，令人不安的数据纷至沓来。知情人士称，经济担忧促使中国政府在过去几周进行反思。</text:p>
      <text:p text:style-name="P4">
Images: []</text:p>
      <text:p text:style-name="P4">
Categories: ['经济', '中国经济']</text:p>
      <text:p text:style-name="P4">
Keywords: SYND,LINK:EN|WP-WSJ-0000986754</text:p>
      <text:p text:style-name="P4">
Type: Article</text:p>
      <!--METADATA-->
      <text:p text:style-name="P4">
几个月前，全球第二大经济体中国在结束了三年严格的防疫封控后显示出强劲反弹的迹象，这在当时让中国领导人感到欣慰。</text:p>
      <text:p text:style-name="P4">
Source: <text:a xlink:type="simple" xlink:href="https://cn.wsj.com/articles/%E4%B8%AD%E5%9B%BD%E8%BD%AC%E5%90%91%E5%87%BA%E5%8F%B0%E5%88%BA%E6%BF%80%E4%B8%BE%E6%8E%AA%E7%9A%84%E8%83%8C%E5%90%8E%E6%98%AF%E5%AF%B9%E7%BB%8F%E6%B5%8E%E5%BD%A2%E5%8A%BF%E7%BB%A7%E7%BB%AD%E6%81%B6%E5%8C%96%E7%9A%84%E6%81%90%E6%83%A7-9b5d19a2" text:style-name="Internet_20_link" text:visited-style-name="Visited_20_Internet_20_Link">
https://cn.wsj.com/articles/%E4%B8%AD%E5%9B%BD%E8%BD%AC%E5%90%91%E5%87%BA%E5%8F%B0%E5%88%BA%E6%BF%80%E4%B8%BE%E6%8E%AA%E7%9A%84%E8%83%8C%E5%90%8E%E6%98%AF%E5%AF%B9%E7%BB%8F%E6%B5%8E%E5%BD%A2%E5%8A%BF%E7%BB%A7%E7%BB%AD%E6%81%B6%E5%8C%96%E7%9A%84%E6%81%90%E6%83%A7-9b5d19a2</text:a>
</text:p>
      <!--NEWS-->
      <text:h text:style-name="P10" text:outline-level="1">
<text:span text:style-name="T4">
乌克兰战争：西方克制不是绥靖，而是理性避免战争失控 (Free Version)</text:span>
</text:h>
      <text:p text:style-name="P4">
Authors: ['叶胜舟']</text:p>
      <text:p text:style-name="P4">
Publisher: 英国《金融时报》</text:p>
      <text:p text:style-name="P4">
Time: 2023-06-20T04:02:27+00:00</text:p>
      <text:p text:style-name="P4">
Published Time: 2023-06-19T12:00:99+08:00</text:p>
      <text:p text:style-name="P4">
Modified Time: 2023-06-19T23:52:99+08:00</text:p>
      <text:p text:style-name="P4">
Description: 叶胜舟：乌克兰有权进攻俄本土，实质已经这么做了。美国和北约限制的是不得用它们提供的武器攻击俄本土，这不是绥靖，而是值得肯定的理性。</text:p>
      <text:p text:style-name="P4">
Images: ["<text:a xlink:type="simple" xlink:href="https://thumbor.ftacademy.cn/unsafe/picture/7/000184877_piclink.jpg" text:style-name="Internet_20_link" text:visited-style-name="Visited_20_Internet_20_Link">
000184877_pic...</text:a>
"]</text:p>
      <text:p text:style-name="P4">
Themes: ['乌克兰战争', '关注']</text:p>
      <text:p text:style-name="P4">
Keywords: ['乌克兰战争', '俄罗斯', '乌克兰', '北约', '国际关系']</text:p>
      <text:p text:style-name="P4">
Type: Article</text:p>
      <!--METADATA-->
      <text:p text:style-name="P4">
<draw:frame draw:style-name="fr1" draw:name="Image15" text:anchor-type="as-char" svg:width="6.9236in" svg:height="4.617987in" draw:z-index="0">
<draw:image xlink:href="../Images/FT Chinese Free Version/2023-06-20T04-02-27-00-00/000184877_piclink.jpg" xlink:type="simple" xlink:show="embed" xlink:actuate="onLoad" draw:mime-type="image/jpeg"/>
</draw:frame>
</text:p>
      <text:p text:style-name="P4">
6月13日，中国政法大学教授杨军在新加坡《联合早报》发表《西方绥靖政策下的俄乌悲剧》文章（下称杨文），读后既有生灵涂炭悲愤的共鸣，亦有一些观点商榷。</text:p>
      <text:p text:style-name="P4">
<text:span text:style-name="T4">
西方愿意和能够制止俄罗斯吗？</text:span>
</text:p>
      <text:p text:style-name="P4">
Source: <text:a xlink:type="simple" xlink:href="http://www.ftchinese.com/story/001100021" text:style-name="Internet_20_link" text:visited-style-name="Visited_20_Internet_20_Link">
http://www.ftchinese.com/story/001100021</text:a>
</text:p>
      <!--NEWS-->
      <text:h text:style-name="P10" text:outline-level="1">
<text:span text:style-name="T4">
特朗普可能再次成为美国总统</text:span>
</text:h>
      <text:p text:style-name="P4">
Author: None</text:p>
      <text:p text:style-name="P4">
Publisher: Al Jazeera</text:p>
      <text:p text:style-name="P4">
Published Time: 2023-06-20T04:30:33</text:p>
      <text:p text:style-name="P4">
Modified Time: 2023-06-20T04:30:33</text:p>
      <text:p text:style-name="P4">
Description: 关于特朗普在狱中担任总统期间管理国家的权利的讨论很多，虽然有些人认为，如果他成为总统，他可以发布赦免自己的决定，但美国历史上从未发生过这种情况。</text:p>
      <text:p text:style-name="P4">
Images: ["<text:a xlink:type="simple" xlink:href="https://chinese.aljazeera.net/wp-content/uploads/2023/06/1-1687234967.jpg" text:style-name="Internet_20_link" text:visited-style-name="Visited_20_Internet_20_Link">
1-1687234967.jpg</text:a>
"]</text:p>
      <text:p text:style-name="P4">
Topics: ['唐纳德·特朗普', '政治', '新闻']</text:p>
      <text:p text:style-name="P4">
Keywords: ['唐纳德·特朗普', '政治', '新闻', '美国']</text:p>
      <text:p text:style-name="P4">
Type: Article</text:p>
      <!--METADATA-->
      <text:p text:style-name="P4">
<draw:frame draw:style-name="fr1" draw:name="Image16" text:anchor-type="as-char" svg:width="6.9236in" svg:height="4.612736in" draw:z-index="0">
<draw:image xlink:href="../Images/Aljazeera Chinese/2023-06-20T04-30-33/1-1687234967.jpg" xlink:type="simple" xlink:show="embed" xlink:actuate="onLoad" draw:mime-type="image/jpeg"/>
</draw:frame>
 美国前总统唐纳德·特朗普 (阿纳多卢通讯社)</text:p>
      <text:p text:style-name="P4">
尽管他两年半前离开白宫，但由于面临的起诉，美国前总统唐纳德·特朗普仍然受到世界的关注，并引起了美国国内外的人们的关注，。此人面临两项刑事起诉，其中一项包括2022年4月纽约州检察官阿尔文·布拉格对他提出的34项指控，指控包括在2016年竞选期间伪造商业记录和给一名色情女演员封口费。</text:p>
      <text:p text:style-name="Quotations">

<text:p text:style-name="Quotations">

<text:p text:style-name="P4">
如果不是因为支持他并将他视为英雄和救世主的民众运动的存在，特朗普就不会对他违反美国制度和规范的能力达到这种自信和傲慢的程度。因此，我们不是在与一个人打交道，而是在与一种情况或一种现象打交道，有些人称之为“特朗普主义”</text:p>

</text:p>

</text:p>
      <text:p text:style-name="P4">
第二项起诉是由佛罗里达州的私家侦探杰克·史密斯针对他提出的，其中包括37项指控，其中最重要的是在其执政期间，私自保留公文，拒绝移交主管部门，并在某些案件中发布误导性陈述以妨碍司法公正。这违反了1978年的《总统档案法》，以及一个多世纪前颁布的《反间谍法》。也就是说，特朗普面临近71​​项刑事指控，这在美国近两个半世纪的历史上从未发生过。</text:p>
      <text:p text:style-name="P4">
对于特朗普这样的人来说这些事情似乎并不奇怪，他是历史上第一位在总统任期内两次被国会弹劾的美国总统，也是第一位不承认输掉2020年总统大选的美国总统，并且他仍然坚称选举结果被操控了。</text:p>
      <text:p text:style-name="P4">
他也是第一位煽动支持者冲击美国国会以阻止国会议员认证总统选举结果的美国总统，此事导致了2021年1月6日的混乱和动荡。</text:p>
      <text:p text:style-name="P4">
他也是第一位拒绝披露其财务披露和税务记录的美国总统，并且他现在被认为是第一位蔑视法律并拒绝适用法律的美国总统，甚至指责他的民主党对手将司法政治化以陷害他。</text:p>
      <text:p text:style-name="P4">
尽管存在上述所有情况，特朗普仍然是最有可能赢得2024年即将举行的总统选举的总统候选人，尤其是因为他在共和党选举中领先，并且远远领先于最接近的竞争对手佛罗里达州州长罗恩·德桑蒂斯。</text:p>
      <text:p text:style-name="P4">
所以，我们面对的是美国政治史上一个不尊重规则和传统的非常规人物，并且特朗普反而想方设法打破惯常的规则和传统。</text:p>
      <text:p text:style-name="P4">
事实是，如果不是因为支持他并将他视为英雄和救世主的民众运动的存在，特朗普就不会对他违反美国制度和规范的能力达到这种自信和傲慢的程度。因此，我们不是在与一个人打交道，而是在与一种情况或一种现象打交道，有些人称之为“特朗普主义”。</text:p>
      <text:p text:style-name="P4">
特朗普主义是一种现象，因民主党在前总统贝拉克·奥巴马执政期间实施的一系列政策而在过去二十年中兴起并蓬勃发展。特朗普体现的特朗普主义者最突出的特征之一，至少在他的演讲中体现出来的是：对中央政府失去信心，其立场极度敌对，对传统政治阶级及其所有民主和共和成分的强烈排斥，更不用说对移民的排斥和对外国人的敌视（仇外心理），严格的社会福利计划，以及努力减少联邦政府在管理经济和各州事务中的作用。</text:p>
      <text:p text:style-name="P4">
与一些人可能认为的相反，特朗普的考验对他来说并不是坏事，而是一份装在金盘上的礼物，重燃了他成为下一任美国总统的希望。这个人在共和党圈子里失去了很大一部分声望，尤其是在他在美国国会中期选举期间宣传的“红色浪潮”失败之后，这意味着共和党在2022年11月举行的选举中横扫国会两院（众议院和参议院）。但这并没有发生，因为民主党保住了参议院，共和党人以微弱优势赢得众议院，民主党人认为这是一场明显的胜利。</text:p>
      <text:p text:style-name="P4">
所以，特朗普已经成功并将继续投资于他的试验，积极地利用它们来为他的竞选活动谋利，这发生在以下几个方面：</text:p>
      <ul>
        <li>
第一：鼓励共和党的基础支持它作为美国国家及其机构的“受害者”，特别是司法部和联邦调查局，以及宣传他暴露在害怕他重返白宫的民主党人的阴谋中。显然，这种关于受害者身份的话语在他的共和党支持者中引起了极大的共鸣，根据路透社上周进行的最新民意调查，其中近80%的人认为对特朗普的审判是出于政治动机。   * 第二：增加竞选捐款。特朗普在2023年的四个月内成功募集了近3400万美元，其中包括在纽约州宣布起诉他前夕的约400万美元。随着针对他的案件和指控的增加，预计这些捐款的收益将在未来几周内增加。   * 第三：极大地拉开他与共和党对手罗恩·德桑蒂斯的差距。根据路透社上周进行的一项民意调查，约43%的共和党人将在即将举行的选举中投票给特朗普，而德桑蒂斯仅有22%，几乎是两倍的差距。   * 第四：向总统乔·拜登施加更大压力，他直到现在还是民主党总统选举的主要候选人。特朗普正在从这些审判中受益，他指责拜登由于担心他在即将到来的选举中失败而支持他们。</li>
      </ul>
      <text:p text:style-name="P4">
因此，现在紧迫的问题是：如果特朗普被定罪入狱，他能成为美国总统吗？ 答案是：能。</text:p>
      <text:p text:style-name="P4">
<text:span text:style-name="T4">
从宪法角度看，总统候选人资格有3个条件：</text:span>
</text:p>
      <ul>
        <li>
1、首先：候选人出生在美国。   * 2、其次：必须在美国生活过不少于14年的时间。   * 3、第三：竞选总统职位的年龄不应低于35岁。</li>
      </ul>
      <text:p text:style-name="P4">
这三个条件特朗普都符合。因此，他有权竞选总统，没有什么可以阻止他。相反，有很多关于他在狱中担任总统期间管理国家的权利的讨论。虽然有些人认为，如果他成为总统，他可以发布赦免自己的决定，但美国历史上从未发生过这种情况。</text:p>
      <text:p text:style-name="P4">
最有可能的是，如果特朗普继续参加总统选举，他将赢得总统选举。而拜登则相反，他两年多来的政治和经济表现令许多人失望。因此，特朗普有可能再次成为下一任美国总统。</text:p>
      <text:p text:style-name="P4">
Source: <text:a xlink:type="simple" xlink:href="https://chinese.aljazeera.net/opinions/2023/6/20/%e7%89%b9%e6%9c%97%e6%99%ae%e5%8f%af%e8%83%bd%e5%86%8d%e6%ac%a1%e6%88%90%e4%b8%ba%e7%be%8e%e5%9b%bd%e6%80%bb%e7%bb%9f" text:style-name="Internet_20_link" text:visited-style-name="Visited_20_Internet_20_Link">
https://chinese.aljazeera.net/opinions/2023/6/20/%e7%89%b9%e6%9c%97%e6%99%ae%e5%8f%af%e8%83%bd%e5%86%8d%e6%ac%a1%e6%88%90%e4%b8%ba%e7%be%8e%e5%9b%bd%e6%80%bb%e7%bb%9f</text:a>
</text:p>
      <!--NEWS-->
      <text:h text:style-name="P10" text:outline-level="1">
<text:span text:style-name="T4">
鸿海集团董事长刘扬伟：富士康必须考虑应对最坏的局面</text:span>
</text:h>
      <text:p text:style-name="P4">
Author: https://www.facebook.com/bbcworldservice/</text:p>
      <text:p text:style-name="P4">
Publisher: BBC News 中文</text:p>
      <text:p text:style-name="P4">
Published Time: 2023-06-20T06:32:38.000Z</text:p>
      <text:p text:style-name="P4">
Modified Time: 2023-06-20T06:32:38.000Z</text:p>
      <text:p text:style-name="P4">
Description: 富士康的母公司鸿海科技集团董事长刘扬伟告诉BBC，希望台海战争不会发生，但自己也在为最坏的局面做准备。</text:p>
      <text:p text:style-name="P4">
Images: []</text:p>
      <text:p text:style-name="P4">
Videos: ["<text:a xlink:type="simple" xlink:href="https://www.bbc.com/ws/av-embeds/cps/zhongwen/simp/business-65958945/p0fw5stn/zh-hans" text:style-name="Internet_20_link" text:visited-style-name="Visited_20_Internet_20_Link">
zh-hans</text:a>
"]</text:p>
      <text:p text:style-name="P4">
Tags: []</text:p>
      <text:p text:style-name="P4">
Type: Article</text:p>
      <!--METADATA-->
      <text:h text:style-name="P12" text:outline-level="3">
<text:span text:style-name="T4">
鸿海集团董事长刘扬伟：富士康必须考虑应对最坏的局面</text:span>
</text:h>
      <text:p text:style-name="P4">
<text:a xlink:type="simple" xlink:href="https://www.bbc.com/ws/av-embeds/cps/zhongwen/simp/business-65958945/p0fw5stn/zh-hans" text:style-name="Internet_20_link" text:visited-style-name="Visited_20_Internet_20_Link">
 Video-1-Link：/ws/av-embeds/cps/zhongwen/simp/business-65958945/p0fw5stn/zh-hans </text:a>
 <text:span text:style-name="T4">
你的器材不支持播放多媒体材料</text:span>
<text:span text:style-name="T4">
鸿海集团董事长刘扬伟：富士康必须考虑应对最坏的局面</text:span>
 2023年6月20日</text:p>
      <text:p text:style-name="P4">
随着美中两个超级大国关系降至冰点，总部设在台湾的富士康公司正在面临抉择。这家电子制造巨头负责生产苹果公司60%的产品，包括iPhone手机。</text:p>
      <text:p text:style-name="P4">
在一次独家专访中，富士康的母公司鸿海科技集团董事长刘扬伟告诉BBC，希望台海战争不会发生，但自己也在为最坏的局面做准备。</text:p>
      <text:p text:style-name="P4">
Source: <text:a xlink:type="simple" xlink:href="https://www.bbc.com/zhongwen/simp/business-65958945" text:style-name="Internet_20_link" text:visited-style-name="Visited_20_Internet_20_Link">
https://www.bbc.com/zhongwen/simp/business-65958945</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20T08:48:37</text:p>
      <text:p text:style-name="P4">
Modified Time: 2023-06-20T16:26:07</text:p>
      <text:p text:style-name="P4">
Description: 俄罗斯在夜间对乌克兰发动了广泛的空袭，目标是该国首都以及从东到西的各大城市。</text:p>
      <text:p text:style-name="P4">
Images: ["<text:a xlink:type="simple" xlink:href="https://chinese.aljazeera.net/wp-content/uploads/2023/06/2023-06-20T113521Z_117237314_RC2ZM1AACLWI_RTRMADP_3_GERMANY-CHINA-SCHOLZ-1687264784-1687266903.jpg" text:style-name="Internet_20_link" text:visited-style-name="Visited_20_Internet_20_Link">
2023-06-20T11...</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8" text:anchor-type="as-char" svg:width="6.9236in" svg:height="4.612793in" draw:z-index="0">
<draw:image xlink:href="../Images/Aljazeera Chinese/2023-06-20T08-48-37/2023-06-20T113521Z_117237314_RC2ZM1AACLWI_RTRMADP_3_GERMANY-CHINA-SCHOLZ-1687264784-1687266903.jpg" xlink:type="simple" xlink:show="embed" xlink:actuate="onLoad" draw:mime-type="image/jpeg"/>
</draw:frame>
 中国总理李强在柏林举行的新闻发布会上与德国总理舒尔茨握手 (路透社)</text:p>
      <ul>
        <li>
德国总理舒尔茨呼吁中国政府就俄乌战争对俄罗斯施加影响。据乌克兰称，俄罗斯在受洪水影响的赫尔松地区发动袭击，造成至少一名救援人员丧生，另有多人受伤。   * 据塔斯社报道，俄罗斯国防部长表示，乌克兰计划使用远程火炮和风暴阴影导弹袭击克里米亚。</li>
      </ul>
      <text:p text:style-name="P4">
阅读更多</text:p>
      <text:p text:style-name="P4">
Source: <text:a xlink:type="simple" xlink:href="https://chinese.aljazeera.net/news/war-in-ukraine/liveblog/2023/6/20/%e4%bf%84%e7%bd%97%e6%96%af%e5%af%b9%e4%b9%8c%e5%85%8b%e5%85%b0%e6%88%98%e4%ba%89%e7%9a%84%e4%bb%8a%e6%97%a5%e5%8f%91%e5%b1%95-362" text:style-name="Internet_20_link" text:visited-style-name="Visited_20_Internet_20_Link">
https://chinese.aljazeera.net/news/war-in-ukraine/liveblog/2023/6/20/%e4%bf%84%e7%bd%97%e6%96%af%e5%af%b9%e4%b9%8c%e5%85%8b%e5%85%b0%e6%88%98%e4%ba%89%e7%9a%84%e4%bb%8a%e6%97%a5%e5%8f%91%e5%b1%95-362</text:a>
</text:p>
      <!--NEWS-->
      <text:h text:style-name="P10" text:outline-level="1">
<text:span text:style-name="T4">
美媒：中、古谈判建军事培训设施 有潜在驻军可能</text:span>
</text:h>
      <text:p text:style-name="P4">
Author: None (Language: zh)</text:p>
      <text:p text:style-name="P4">
Publisher: None</text:p>
      <text:p text:style-name="P4">
Time: 2023-06-20T11:02:00Z</text:p>
      <text:p text:style-name="P4">
Description: 据《华尔街日报》引述不具名的美国现任和前任官员称，中国和古巴正就在古巴建立一个新的联合军事培训设施进行谈判。报道称，华盛顿担心，这可能导致中国在距离佛罗里达海岸仅100英里的该处设施驻军，或进行其它安全及情报活动。</text:p>
      <text:p text:style-name="P4">
Videos: []</text:p>
      <text:p text:style-name="P4">
Images: []</text:p>
      <text:p text:style-name="P4">
Subject: 时政风云</text:p>
      <text:p text:style-name="P4">
Subjects: ['德中关系', '岛屿主权争端', '专题报道：全景观看“习马会”', '中国', '中共十九大', '古巴']</text:p>
      <text:p text:style-name="P4">
Keywords: ['古巴', '中国', '间谍基地', '联合军事培训设施', '军事培训设施', '华尔街日报']</text:p>
      <text:p text:style-name="P4">
ID: 65972741</text:p>
      <!--METADATA-->
      <text:p text:style-name="P4">
<text:a xlink:type="simple" xlink:href="https://www.dw.com/zh/overlay/image/article/65972741/65882120" text:style-name="Internet_20_link" text:visited-style-name="Visited_20_Internet_20_Link">
 </text:a>
</text:p>
      <text:p text:style-name="P4">
美媒：美国政府担心中国在其“家门口”进行军事及情报活动（图为美国驻哈瓦那大使馆）</text:p>
      <text:p text:style-name="P4">
（德国之声中文网）《华尔街日报》6月20日的这篇报道称，美国情报部门的报告显示，中、古双方在古巴北部海岸建设一处联合军事设施的谈判已进入后期，但尚未完结。报道称，拜登政府已经联络了古巴官员，试图阻止古巴与中国的协议。但白宫拒绝对此作出评论。</text:p>
      <text:p text:style-name="P4">
《华尔街日报》引述不具名的美国现任和前任官员称，这样一个新的军事设施有可能为中国提供一个平台，潜在有可能在古巴永久驻扎军队，并扩大情报收集能力，包括电子窃听。</text:p>
      <text:p text:style-name="P4">
报道引述美国一名现任和一名前任官员称，最令美国担忧的是，计划中的该设施是中国"141工程"的一部分，而该项目据称是中国人民解放军计划扩大在全球的军事基地以及后勤保障网络。</text:p>
      <text:p text:style-name="P4">
美国一名前官员向该报表示，其它的"141工程"项目还包括中国在柬埔寨的一个海军据点，以及在阿联酋的一处目的不为外界所知的军事设施。报道称，中国在非洲之角的吉布提军事基地等也具备情报收集能力。</text:p>
      <text:p text:style-name="P4">
报道称，美国一些情报官员表示，北京将其在古巴的这一行动视为对美国对台关系的地缘政治回应。美国对台湾在军事和培训上给予很大的投入。《华尔街日报》此前曾报道，美国在台湾派驻超过100名军人对其国防力量提供培训。而台湾距离中国大陆约100英里，与古巴和佛罗里达的距离相当。</text:p>
      <text:p text:style-name="P4">
<text:a xlink:type="simple" xlink:href="https://www.dw.com/zh/zh/中国据报将在古巴建窃听基地-美称报导有误/a-65861382" text:style-name="Internet_20_link" text:visited-style-name="Visited_20_Internet_20_Link">
 《华尔街日报》6月9日曾引述不具名的美国官员称，中国和古巴计划在古巴建立间谍基地。</text:a>
 此后， <text:a xlink:type="simple" xlink:href="https://www.dw.com/zh/zh/認中國在古巴設監聽站-白宮無礙布林肯訪華/a-65887038" text:style-name="Internet_20_link" text:visited-style-name="Visited_20_Internet_20_Link">
《纽约时报》6月12日引述不具名的拜登政府官员称，自从2019年升级之后（或在那之前），中国在古巴的一个间谍基地就已能拦截附近美国军事和商业设施的电子信号</text:a>
 。</text:p>
      <text:p text:style-name="P4">
《华尔街日报》6月20日的报道称，中国驻华盛顿大使馆一名官员引述北京外交部6月9日的回应，称不了解中国与古巴之间达成任何协议。</text:p>
      <text:p text:style-name="P4">
白宫一名官员周一表示，中国政府"会持续尝试加强在古巴的存在，而我们将持续努力予以阻止"。</text:p>
      <text:p text:style-name="P4">
美国国务卿布林肯6月20日在访问伦敦之后的新闻发布会上表示，此前向中方明确表示“我们会对中国在古巴的情报或军事活动深为关切”。他说：“这是我们会非常非常密切监控的事，我们也一直对此作出清晰表态。我们将保护我们的国家，保护我们的利益。”</text:p>
      <text:p text:style-name="P4">
（综合报道）</text:p>
      <text:p text:style-name="P4">
Source: <text:a xlink:type="simple" xlink:href="https://www.dw.com/zh/美媒：中、古谈判建军事培训设施-有潜在驻军可能/a-65972741" text:style-name="Internet_20_link" text:visited-style-name="Visited_20_Internet_20_Link">
https://www.dw.com/zh/美媒：中、古谈判建军事培训设施-有潜在驻军可能/a-65972741?maca=chi-rss-chi-all-1127-rdf</text:a>
</text:p>
      <!--NEWS-->
      <text:h text:style-name="P10" text:outline-level="1">
<text:span text:style-name="T4">
德语媒体：柏林铺开红地毯</text:span>
</text:h>
      <text:p text:style-name="P4">
Author: None (Language: zh)</text:p>
      <text:p text:style-name="P4">
Publisher: None</text:p>
      <text:p text:style-name="P4">
Time: 2023-06-20T14:39:00Z</text:p>
      <text:p text:style-name="P4">
Description: 本周一，习近平会见美国国务卿布林肯是国际舆论聚焦的话题。而同一天在柏林举行的德中政府最高层的一场对话，则得到了德国媒体的关注。</text:p>
      <text:p text:style-name="P4">
Videos: []</text:p>
      <text:p text:style-name="P4">
Images: []</text:p>
      <text:p text:style-name="P4">
Subject: 评论分析</text:p>
      <text:p text:style-name="P4">
Subjects: ['南希·佩洛西', '专题报道：习近平访美', '中国共产党', '李克强']</text:p>
      <text:p text:style-name="P4">
Keywords: ['布林肯', '中美关系', '去风险', '管控', '竞争', '德中政府磋商', '李克强']</text:p>
      <text:p text:style-name="P4">
ID: 65979543</text:p>
      <!--METADATA-->
      <text:p text:style-name="P4">
<text:a xlink:type="simple" xlink:href="https://www.dw.com/zh/overlay/image/article/65979543/65964971" text:style-name="Internet_20_link" text:visited-style-name="Visited_20_Internet_20_Link">
 </text:a>
</text:p>
      <text:p text:style-name="P4">
中国总理李强受到德国总理肖尔茨的欢迎</text:p>
      <text:p text:style-name="P4">
（德国之声中文网）美国国务卿 <text:a xlink:type="simple" xlink:href="https://www.dw.com/zh/zh/布林肯告诉习近平拜登认为美中有义务处理好关系/a-65956287" text:style-name="Internet_20_link" text:visited-style-name="Visited_20_Internet_20_Link">
 布林肯在访华行程的最后见到了中国领导人习近平</text:a>
，在德国媒体看来是一个积极的信号。《南德意志报》发表评论称，“有时候，决定政治气候的，是那些细小的用词。”这篇题为“字字千金”（Wo jedes Wortzählt）的评论写道：</text:p>
      <text:p text:style-name="P4">
“‘进展’就是这样一个词。中国党和国家领导人习近平在与美国国务卿托尼·布林肯会晤时指出，中美关系取得了‘进展’，这个说法定位对国际贸易意味着千百亿美元，而且意义还不仅于此，这还是一笔巨大的政治资本，必须聪明地拿来投注。</text:p>
      <text:p text:style-name="P4">
布林肯访华最大的认知收获在于，人们意识到，尽管（美中）双方间存在种种竞争，但仍希望继续外交努力，而且仍能够找到共同语言。布林肯精心计算好的让步得到了中方的接受，后者还示意愿意回到可预判的轨道上来——特朗普治下的美国和习近平争取第三届任期以及疫情时期的中国都偏离了这条轨道。2017年以来，双边关系陷入低谷，现在，一个谨慎审视的时期开始了。世界上最强大的两个经济体之间无话可说的状态何其危险，过去数年里已有足够的例子。中国的制度容易造成的情况是，通过对外展示强力来掩盖内部的虚弱。而美国国内的反中情绪也早已脱离了现实，两党内部的对华强硬派展开了一场看谁更强硬的竞争，让国家无所适从。</text:p>
      <ul>
        <li>
</li>
      </ul>
      <h5>
布林肯访华哪些细节吸睛？</h5>
      <text:h text:style-name="P12" text:outline-level="3">
<text:span text:style-name="T4">
不铺红地毯、只给画红线</text:span>
</text:h>
      <text:p text:style-name="P4">
布林肯此次北京之行是美国国务卿5年来首次访华，也是拜登政府上台后美方访华的最高级别官员。不过，当布林肯抵达北京首都国际机场时，没有红地毯，没有人献花，到场迎接的中方官员只有相对级别较低的外交部北美大洋洲司司长杨涛。有意思的是，机场地面还画有几道红线，而现场照片也正好捕捉到布林肯脚踩“红线”的瞬间。在中美关系处于历史性低谷之际，所有这一切似乎都具有象征性意义。不过，也有专家指出，除了希拉里·克林顿2012年作为国务卿访华时中方为她铺了红地毯外，克里、蒂勒森、蓬佩奥等美国国务卿抵达中国时，停机坪也没有红地毯。</text:p>
      <ul>
        <li>
</li>
      </ul>
      <h5>
布林肯访华哪些细节吸睛？</h5>
      <text:h text:style-name="P12" text:outline-level="3">
<text:span text:style-name="T4">
中国官媒不提布林肯说了什么</text:span>
</text:h>
      <text:p text:style-name="P4">
布林肯6月18日早上抵达北京，下午抵达钓鱼台国宾馆，与中国国务委员兼外交部长秦刚会谈。不过，中国央视18日晚上7时播出的《新闻联播》却没报道此事。对于布林肯和秦刚长达6、7个小时的会谈，中国官媒新华社等只报道了秦刚以训诫口气表达的中方立场，但未提布林肯说了什么。新华社称，秦刚表示，“当前，中美关系处在建交以来的最低谷”，并强调“台湾问题是中国核心利益中的核心”，“也是最突出的风险”。</text:p>
      <ul>
        <li>
</li>
      </ul>
      <h5>
布林肯访华哪些细节吸睛？</h5>
      <text:h text:style-name="P12" text:outline-level="3">
<text:span text:style-name="T4">
分析：为习近平11月出席旧金山APEC峰会铺路</text:span>
</text:h>
      <text:p text:style-name="P4">
布林肯在与秦刚会谈后在推特写道，双方讨论了如何通过开放的沟通渠道负责任地管理两国的关系。美国国务院发表声明指出，布林肯强调了双方保持沟通渠道畅通的重要性，提出和中国在一些议题上可以合作，但同时表示，美国将继续保护美国人的利益，维护基于规则的国际秩序。《华尔街日报》先前分析，美中最近恢复对话的驱动力之一，是定于11月在旧金山举行的亚太经合组织（APEC）峰会。北京希望为中国国家主席习近平出席该会议并与美国总统拜登单独会面铺平道路。</text:p>
      <ul>
        <li>
</li>
      </ul>
      <h5>
布林肯访华哪些细节吸睛？</h5>
      <text:h text:style-name="P12" text:outline-level="3">
<text:span text:style-name="T4">
口罩的意义</text:span>
</text:h>
      <text:p text:style-name="P4">
从现场照片可以看到，在布林肯率领的美方代表团分别与中国外长秦刚以及中央政治局委员、中央外事工作委员会办公室主任王毅为首的中方代表团会晤时，除秦刚、王毅以外的中方人员都戴着口罩，美方人员除布林肯外也“入乡随俗”地戴上了口罩。今年3月北京斡旋沙伊两国达成协议的画面显示，在三方会谈上，所有官员都没戴口罩，与现在布林肯会晤北京官员的画面形成鲜明对比。</text:p>
      <ul>
        <li>
</li>
      </ul>
      <h5>
布林肯访华哪些细节吸睛？</h5>
      <text:h text:style-name="P12" text:outline-level="3">
<text:span text:style-name="T4">
悬念揭晓</text:span>
</text:h>
      <text:p text:style-name="P4">
直到最后一刻，中国国家主席、中共最高领导人习近平是否会接见布林肯一直是一个悬念。就在布林肯抵达北京的前夕，中国主席习近平会见了微软前总裁盖茨，称其是老朋友，并表示他始终寄希望于美国人民。分析家认为，如果习近平不见布林肯，那中美关系将会更加堪忧。如果见，双方关系可望进一步缓和，习近平11月赴旧金山参加APEC峰会时也可能对美国进行一次正式访问。</text:p>
      <ul>
        <li>
</li>
      </ul>
      <h5>
布林肯访华哪些细节吸睛？</h5>
      <text:h text:style-name="P12" text:outline-level="3">
<text:span text:style-name="T4">
布林肯完成此行的主要目标</text:span>
</text:h>
      <text:p text:style-name="P4">
按惯例，美国国务卿访华，中国领导人都会与之会晤。不过也有例外，比如布林肯前任蓬佩奥2018年10月访问中国时，习近平就没有见他。当时，中美贸易战已经登场，美国副总统彭斯刚刚发表强硬的对华政策演讲，双方关系非常紧张。如今，习近平在人民大会堂会见在中国气球侵入美国领空事件后推迟访华的布林肯，意味着中美将保持高层沟通，而布林肯也达成访华前宣布的与中国进行“坦率、直接和具有建设性”讨论的主要目标。会谈中，习近平坐在正中，左右手的长桌分别坐着中美官员。习近平和布林肯均没有戴口罩，而此前在与布林肯会晤中没有戴口罩的秦刚和王毅则和其他官员一样戴上了口罩。</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双方有太充足的理由将其竞争对抗纳入一个管控机制。从经济层面看，美国和中国都不能允许为争夺影响势力范围而展开一场战争，而军事上，这样一场对决将没有赢家。因此，考虑如何管理这一关系，是明智的。美国采取了主动，中国则予以了回应。在长时间的互不交流之后，这一成果不可小觑。”</text:p>
      <text:h text:style-name="P12" text:outline-level="3">
<text:span text:style-name="T4">
相互竞争的伙伴</text:span>
</text:h>
      <text:p text:style-name="P4">
柏林出版的《日报》关注了中国总理李强率团访问柏林，参加 <text:a xlink:type="simple" xlink:href="https://www.dw.com/zh/zh/难度高悬念大德中政府磋商全面开启/a-65972739" text:style-name="Internet_20_link" text:visited-style-name="Visited_20_Internet_20_Link">
 德中政府间磋商</text:a>
。作者认为，中国正在对欧洲展开一场魅力攻势，而德国仍被中国视为在欧盟内最重要的伙伴。但这篇题为“柏林为来自北京的对手铺开红地毯”的文章写道：</text:p>
      <text:p text:style-name="P4">
“不过，德国政府不应被顺耳的言辞所蒙蔽。中国在习近平的领导下发生了巨大的变化。不仅对内变得更加高压，而且停止了其经济改革路线。像以前那样一切照旧是不可能了。</text:p>
      <text:p text:style-name="P4">
北京在国际上表现出的越来越强的攻击性、其对台湾日益加剧的军事威胁、对香港民主运动的彻底打压以及对经济活动更强化的干预，都使得德国国内对中国的态度受到很大影响。现在已经没有人再谈‘以贸易促转变’了。尽管如此，正如德国联邦总理肖尔茨（社民党）上周所说，眼下正是对话的时机，‘在目前的世界局势下，相互交流是非常有意义的。’</text:p>
      <text:h text:style-name="P12" text:outline-level="3">
<text:span text:style-name="T4">
德中政府磋商在即 如何重新定位对华关系</text:span>
</text:h>
      <text:p text:style-name="P4">
德国政府在这个问题上持务实的乐观态度，政府发言人毕希纳（WolfgangBüchner）表示，期待一场‘良好和建设性的交流’。此次磋商的主题是‘共同可持续行动’，意在强调同中国关系中伙伴的层面。对德中关系，柏林不厌其烦描述的定义是‘伙伴、竞争者和战略对手’。</text:p>
      <text:p text:style-name="P4">
然而近来，重心越来越偏向战略对手的方向。本周三在柏林公布的国家安全战略也表明了这一点。该战略强调，中国‘一再采取与我们（德国）的利益和价值观相违背的行动’，同时，发展伙伴关系还有现实可能的领域正在缩小。</text:p>
      <text:p text:style-name="P4">
文章最后写道：“吸取了对俄罗斯关系的教训，联邦政府面对德国对中国（比对俄罗斯）更为巨大的依赖性，选择了‘去风险’ （De-Risking）的口号。这意味着减少风险和依赖性，以便能应对比如北京将威胁付诸实施、进攻台湾这样的情况。但是对一些德国企业和跨国公司来说，其对中国市场和生产基地的依赖性如此之大，不得不作长期的转型。”</text:p>
      <text:p text:style-name="P4">
<text:span text:style-name="T5">
摘编自其他媒体的内容，不代表德国之声的立场或观点。</text:span>
</text:p>
      <text:p text:style-name="P4">
Source: <text:a xlink:type="simple" xlink:href="https://www.dw.com/zh/德语媒体：柏林铺开红地毯/a-65979543" text:style-name="Internet_20_link" text:visited-style-name="Visited_20_Internet_20_Link">
https://www.dw.com/zh/德语媒体：柏林铺开红地毯/a-65979543?maca=chi-rss-chi-all-1127-rdf</text:a>
</text:p>
      <!--NEWS-->
      <text:h text:style-name="P10" text:outline-level="1">
<text:span text:style-name="T4">
前纽约警官因充当中国特工被定罪</text:span>
</text:h>
      <text:p text:style-name="P4">
Author: None</text:p>
      <text:p text:style-name="P4">
Publisher: Radio Free Asia (Organization)</text:p>
      <text:p text:style-name="P4">
Published Time: 2023-06-20T15:36:00-04:00</text:p>
      <text:p text:style-name="P4">
Modified Time: 2023-06-21T13:50: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 text:anchor-type="as-char" svg:width="6.9236in" svg:height="3.88615in" draw:z-index="0">
<draw:image xlink:href="../Images/rfamandarin/2023-06-20T15-36-00-04-00/000000.png" xlink:type="simple" xlink:show="embed" xlink:actuate="onLoad" draw:mime-type="image/png"/>
</draw:frame>
 图为前纽约市警局警官麦克马洪（MichaelMcMahon）5月31日抵达布鲁克林联邦法院受审。 法新社图片纽约布鲁克林陪审团周二裁定一名前纽约市警察中士有罪，因其作为非法中国特工，恐吓一名在美国的所谓中国逃犯返回中国接受指控。 路透社6 月 20日的报道援引布鲁克林的联邦检察官说，从纽约警局退休后成为私家侦探的迈克尔·麦克马洪 (Michael McMahon)，受雇监视新泽西州居民、原武汉市发改委主任徐进，这是中国执法部门名为“猎狐行动”的追捕逃亡到境外的人员的专项行动的一部分。美国一直在打击对持不同政见者和所谓逃犯的“跨国镇压”，其中包括中国。中国驻华盛顿大使馆表示，被告不是中国执法人员，并表示这些指控是诽谤性的或基于谣言，并称遣返逃犯是一个正义的事业。麦克马洪拒不认罪，并辩称他不知道自己在为中国工作。 （责编：梒青）</text:p>
      <text:p text:style-name="P4">
Source: <text:a xlink:type="simple" xlink:href="https://www.rfa.org/mandarin/Xinwen/10-06202023153455.html" text:style-name="Internet_20_link" text:visited-style-name="Visited_20_Internet_20_Link">
https://www.rfa.org/mandarin/Xinwen/10-06202023153455.html</text:a>
</text:p>
      <!--NEWS-->
      <text:h text:style-name="P10" text:outline-level="1">
<text:span text:style-name="T4">
关于变老和工作，我们搞错了什么 (Free Version)</text:span>
</text:h>
      <text:p text:style-name="P4">
Authors: ['皮利塔•克拉克']</text:p>
      <text:p text:style-name="P4">
Publisher: 英国《金融时报》</text:p>
      <text:p text:style-name="P4">
Time: 2023-06-20T22:57:41+00:00</text:p>
      <text:p text:style-name="P4">
Published Time: 2023-06-20T12:00:99+08:00</text:p>
      <text:p text:style-name="P4">
Modified Time: 2023-06-20T18:57:99+08:00</text:p>
      <text:p text:style-name="P4">
Description: 克拉克：老年人并不像我们以为的那样丧失能力。没有一致的证据表明老年员工的生产率比年轻员工低。</text:p>
      <text:p text:style-name="P4">
Images: []</text:p>
      <text:p text:style-name="P4">
Themes: ['观点', '职场', '关注']</text:p>
      <text:p text:style-name="P4">
Keywords: ['职场', '就业', '年龄歧视', '生产率']</text:p>
      <text:p text:style-name="P4">
Type: Article</text:p>
      <!--METADATA-->
      <text:p text:style-name="P4">
马丁•艾米斯(Martin Amis)去世后，报纸上充满了纪念文章，让人怀念这位著名作家令人难忘的思想。</text:p>
      <text:p text:style-name="P4">
2021年他告诉《卫报》(Guardian)，他发现在疫情期间很难完成事情，但他觉得这并不一定是新冠所致。“就是上岁数了，”他说。“以前写文章很快，现在跟打场仗似的。”</text:p>
      <text:p text:style-name="P4">
Source: <text:a xlink:type="simple" xlink:href="http://www.ftchinese.com/story/001100035" text:style-name="Internet_20_link" text:visited-style-name="Visited_20_Internet_20_Link">
http://www.ftchinese.com/story/001100035</text:a>
</text:p>
      <!--NEWS-->
      <text:h text:style-name="P10" text:outline-level="1">
<text:span text:style-name="T4">
全球航运业的“特斯拉时刻” (Free Version)</text:span>
</text:h>
      <text:p text:style-name="P4">
Authors: ['采访、撰文']</text:p>
      <text:p text:style-name="P4">
Publisher: 英国《金融时报》</text:p>
      <text:p text:style-name="P4">
Time: 2023-06-20T22:57:59+00:00</text:p>
      <text:p text:style-name="P4">
Published Time: 2023-06-20T12:00:99+08:00</text:p>
      <text:p text:style-name="P4">
Modified Time: 2023-06-20T18:57:99+08:00</text:p>
      <text:p text:style-name="P4">
Description: 康士伯数字全球CEO表示，未来无人船在货运、科研、军事等方面具有很广阔前景。但想在短时间里像汽车产业一样经历翻天覆地变化，还存在挑战和困难。</text:p>
      <text:p text:style-name="P4">
Images: ["<text:a xlink:type="simple" xlink:href="https://thumbor.ftacademy.cn/unsafe/picture/2/000184812_piclink.jpg" text:style-name="Internet_20_link" text:visited-style-name="Visited_20_Internet_20_Link">
000184812_pic...</text:a>
"]</text:p>
      <text:p text:style-name="P4">
Themes: ['航运业', '关注']</text:p>
      <text:p text:style-name="P4">
Keywords: ['航运业', '航运', '贸易', '港口']</text:p>
      <text:p text:style-name="P4">
Type: Article</text:p>
      <!--METADATA-->
      <text:p text:style-name="P4">
<draw:frame draw:style-name="fr1" draw:name="Image28" text:anchor-type="as-char" svg:width="6.9236in" svg:height="3.894525in" draw:z-index="0">
<draw:image xlink:href="../Images/FT Chinese Free Version/2023-06-20T22-57-59-00-00/000184812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航运业是全球贸易和全球经济的支柱，海运贸易量占全球贸易量的80%。与此同时，航运业正面临严峻挑战。根据IMO的数据，全球航运业每年排放约10亿吨温室气体，约占全球总排放量的3%，航运业的碳减排压力巨大。俄乌冲突导致的地缘冲突，以及部分地区的产业脱钩等带来的逆全球化趋势，对全球供应链产生巨大影响的同时也在扰动航运市场的发展。</text:p>
      <text:p text:style-name="P4">
更重要的是，在地区安全意识和风险意识不断增强的今天，全球各国加紧了对数据信息的保护和管理，相应的数据安全法案陆续出台。而对于国际航运业这样深度全球化的行业，船只必须要在全球航行，数据必须要全球共享，如何突破国家地理和空间限制，在数据的全球共享和本地化保护之间取得平衡？在不断提升自身数字化能力建设的同时，满足不同客户之间对数据安全的要求，则是摆在所有航运企业面前的一道难题。</text:p>
      <text:p text:style-name="P4">
2023年北京海工展期间，FT中文网独家对话康士伯数字全球CEO ShaneMcArdle先生。康士伯集团1814年在挪威成立，如今已成为全球领先的跨国工业集团公司，覆盖领域包括军工、汽车、燃气轮机、数控、海事、航空和航天工业等。作为康士伯集团旗下子公司，康士伯数字不仅是全集团的数字专业技术中心，也是先进的下一代软件和数字化解决方案提供商，致力于为海事、石油和天然气及公用事业领域的客户提供数字化服务。</text:p>
      <text:p text:style-name="P4">
在采访中，ShaneMcArdle先生围绕俄乌战争和全球地缘政治变局下跨国公司的应对和挑战、能源转型背后的利益格局和机遇挑战、国家安全背景下数据的全球共享与本地化策略等等热点问题，给出了他的思考和答案。</text:p>
      <text:p text:style-name="P4">
以下为部分采访实录。</text:p>
      <text:p text:style-name="P4">
<text:span text:style-name="T4">
FT中文网</text:span>
：我们注意到您在担任CEO之前，是负责能源相关的工作，您本人也有很深的能源行业经历，可否给我们分享一下气候变化与能源转型的前景，已经航运业如何应对正在到来的变化？</text:p>
      <text:p text:style-name="P4">
<text:span text:style-name="T4">
Shane McArdle</text:span>
：气候变化引发全球关注，而能源转型则是重中之重。人类迫切需要找到既安全、又经济同时还绿色的新型替代能源，而这项工作说易行难。每个行业都破题，航运业也不例外。数据显示，航运业占到全球二氧化碳排放量的3%，而占全球燃料消耗量的4%，根据国际海事组织（IMO）的要求，到2050年，整个航运业要达到减少温室气体排放50%目标，这显然不是一个容易达到的目标，需要全行业从现在开始行动起来。</text:p>
      <text:p text:style-name="P4">
我们认为可以从两个方面入手，加速这一进程。第一个当然是技术创新。我们看到很多的心技术在航运业被使用，比如新型燃料、离岸风能、氢能、碳捕捉等，有不少都是陆地技术“下海”，而海上新能源、新型生物能源的发展又可以反哺陆地。另一个相当重要的领域则是数字化。有了数字化的工具，可以更好地获取数字和信息，不论是在传统运营基础上进行降本增效、节能减排，还是朝着新技术迈进，都会更加有据可循。而且这些数据如果只是孤立的存在，并不会发挥出更大的价值。例如，只是在一艘船上采用更先进的技术和燃料管理，并不能给整个行业带来改变。而是应该鼓励在行业内打造一个开放的数字生态，大家共享公共数据，不仅包括船运公司，船东，货主甚至包括港口、城市等等，他们在制定标准的时候，可以通过更多的数据作为参考和依据，可以制定更加合理的标注和政策。</text:p>
      <text:p text:style-name="P4">
<text:span text:style-name="T4">
FT中文网</text:span>
 ：俄乌冲突仍在持续，这不仅对能源市场有巨大影响，还严重影响了全球供应链。可否请您分享一下您对这个问题的观察和理解？</text:p>
      <text:p text:style-name="P4">
<text:span text:style-name="T4">
Shane McArdle</text:span>
：这场现在仍在进行中的战争对全球的商业世界和产业链产业了重大影响，我想甚至它彻底改变了欧洲人的心态，安全现在成为大家的第一要务，我们要通过各方面实现安全。当然，能源的安全也是其中一个非常重要的部分。</text:p>
      <text:p text:style-name="P4">
过去俄罗斯的能源便宜，我们购买了俄罗斯的大量能源，这些能源通过输气管道输送到欧洲，就跟自来水一样方便。但今天这场战争让我们意识到，能源的安全是放在首位的，没有比这个更重要的事情。所以我们今天非常急切地希望找到一个更加安全、可持续的可替代能源，当然它的价格也不能离谱。但是我们都知道，可替代能源目前价格都不便宜，所以这是一个很大的挑战。</text:p>
      <text:p text:style-name="P4">
我们很希望能够加大与世界各地的交流沟通、技术分享，去寻找更安全、更可靠、也更实惠的能源解决方案。</text:p>
      <text:p text:style-name="P4">
<text:span text:style-name="T4">
FT中文网</text:span>
 ：刚才您提到了数字化，那么你怎么看中国企业的数字化程度？</text:p>
      <text:p text:style-name="P4">
<text:span text:style-name="T4">
Shane McArdle</text:span>
：中国企业对于数字化有旺盛的需求，我们50%的新增订单都是来自中国。这说明市场对于数字化转型的重视和认可。这次我来中国有机会拜访中国海事服务中心（ChinaMaritime ServiceCenter），该中心将要为中国的180万海船海员提供数字化的培训。这个数字是很惊人的，要知道这其中至少有90万海船海员。这些培训可以在很大程度上提升海洋人才队伍的建设，将非常有助于海洋企业的发展。</text:p>
      <text:p text:style-name="P4">
这就像是今天的传统制造型企业，在面对数字化转型的时候，不断加大对员工的数字化能力建设和数字化人才的培养。这样的企业显而易见在未来更有战斗力。包括航运业在内的行业产业亦是如此。例如，以造船业为例，中国是全球的造船大国，每年的订单全球第一，但这是依靠规模取胜，而在更高端的船只、或者特型船等制造方面，中国尚不是全球最好的。未来借助数字化的技术，中国或者可以在这些领域有所突破。</text:p>
      <text:p text:style-name="P4">
当然，我想特别提到疫情在某种程度上也加速了企业的数字化程度。当然这不仅仅是在中国，而是全球的企业都是如此。过去几年，因为疫情的原因，我们没有办法像过去那样与客户近距离工作，同时客户也没有办法像过去那样要求员工来到固定的办公场所办公，所以工作场景的数字化转型速度非常快。尽管疫情已经结束，但是这个趋势不会改变。</text:p>
      <text:p text:style-name="P4">
<text:span text:style-name="T4">
FT中文网</text:span>
：数据安全已经成为各国都非常重视的领域。航运天然是全球化业务，如何平衡数据的全球共享与数据的本地化安全要求？作为跨国公司，康士伯在这个方面遇到了哪些新的问题和挑战？</text:p>
      <text:p text:style-name="P4">
<text:span text:style-name="T4">
Shane McArdle</text:span>
：这里我想特别强调一点，数据安全和数据开放并不矛盾，并不说开放就意味着不安全。数字化是今天信息社会的基石，我们每天产生海量的数据，这些数据当中的绝大部分都是公开数据，其中很大一部分都是可以在行业内进行共享的。</text:p>
      <text:p text:style-name="P4">
以能源行业为例，经过了几十年的发展，整个行业形成了一整套非常完善的数据体系，这些数据当中包括明确的行业公开数据，它不会对企业产生任何威胁，公开之后可以促成整个行业积累经验，不断发展，尤其是推动行业安全标准。</text:p>
      <text:p text:style-name="P4">
还有很多不同领域的跨界数据，也是非常需要公开的。例如，很多海事卫星或者航天器所获取的数据，这是属于人类共同的财富，它们可以帮助航运业在大海上更好的航行，有助于国际贸易和产业链；它们还可以帮助海上搜救等工作，保护了民众的安全等等。还有很多交易数据、价格数据等等，这些就像是我们熟悉的股票市场和金融市场上随手可得的大量数据，它们促成交易，推动行业繁荣。</text:p>
      <text:p text:style-name="P4">
所以，当我们讨论数据的时候，一定不能一概而论，好像只要数据公开就是洪水猛兽。其实并不是这样的。没有数据的公开和透明，就带不来行业的发展和进步。但是我们需要区分的是公开数据和属于企业自己的数据，要有足够清晰的标界，要有明确的行业规范，要依据长期以来的行业发展规律。这是我想强调的第一点。</text:p>
      <text:p text:style-name="P4">
作为康士伯数字，我们为客户提供一系列数字化解决方案，客户可以获取大量的数据，为自己的企业所用，这是推动企业发展、降本增效的关键步骤。这些数据是客户所有，我们只是提供技术，并不会获取数据。我们在不同国家都要遵守当地的法律，这是我想强调的第二点。</text:p>
      <text:p text:style-name="P4">
<text:span text:style-name="T4">
FT中文网</text:span>
：以特斯拉为代表的电动汽车改变了整个汽车行业，由此更颠覆了整个产业链。有人把船舶和汽车进行了类比，您觉得今天的航运业里有没有可能产生像特斯拉这样的改变者，对整个行业进行改变和重塑？</text:p>
      <text:p text:style-name="P4">
<text:span text:style-name="T4">
Shane McArdle</text:span>
：以特斯拉为代表的电动汽车的确对有上百年的传统汽车行业进行了颠覆。有意思的是，在很多人看来，特斯拉更应该被认为是一家软件公司，而非一家汽车公司。</text:p>
      <text:p text:style-name="P4">
毫无疑问，自动驾驶和AI等前沿技术正在改变人们的出行方式，也推动着交通运输规则的变化。最顶尖的科技巨头和汽车厂商无不例外地，都在无人出行领域下了很大的赌注。我们也看到新技术带来的可能性。例如自动驾驶、AI等技术已经在改变人们的出行方式，这些新的技术对航运业的改变也是巨大的。所以陆地上的汽车、空中的飞机都正在迈入“无人时代”，那么水上的船也同样在面临“特斯拉”时刻。</text:p>
      <text:p text:style-name="P4">
康士伯和全球其他领先的科技企业一道努力在朝着这个方向前进。我们制造了全球第一支无人船，它不仅搭建了诸多先进技术，更重要的是它也使用清洁能源，是可持续的绿色环保交通工具。未来无人船在货运、科研、军事等方面的具有很广阔的前景。但想要在短时间里像汽车产业一样经历翻天覆地的变化，我觉得还存在挑战和困难。这里有三点原因：</text:p>
      <text:p text:style-name="P4">
第一是航运比陆运更加复杂。在茫茫大海上航行，远比在加州的高速公路上行驶要复杂得多。因此对能源的可靠性的要求、对技术系统稳定性的要求要大得多。第二是造船产业比汽车行业复杂得多。目前全球运营中的国际航行船舶有进8万艘，服役年龄不同、退役年限不等，船舶的造价比汽车高得多，所以想要一次性全部替换非常难，只能慢慢替代。目前好消息是新增的订单都已经有非常强的信息化和数字化技术配备，大家都看到了这个趋势。第三是正如我之前提到，航运业是一个全球化的产业，造船在一个国家，船东在一个国家，货主又在另一个国家，而且它在全球航行，要与非常多的不同国家、机构打交道，需要全球共同来打造标准，才能推动航运业的改变。</text:p>
      <text:p text:style-name="P4">
所以我们呼吁和期待，全球携起手来，打造更加开放透明的生态，推动技术和数据的交流，带来更多人员的交流和思想的碰撞，推动航运业的技术变革，为这个与人类历史一样漫长的产业带来更多面向未来的前景。</text:p>
      <text:p text:style-name="P4">
(本文仅代表作者及受访者观点。责任编辑邮箱：tao.feng@ftchinese.com)</text:p>
      <text:p text:style-name="P4">
Source: <text:a xlink:type="simple" xlink:href="http://www.ftchinese.com/story/001100030" text:style-name="Internet_20_link" text:visited-style-name="Visited_20_Internet_20_Link">
http://www.ftchinese.com/story/001100030</text:a>
</text:p>
      <!--NEWS-->
      <text:h text:style-name="P10" text:outline-level="1">
<text:span text:style-name="T4">
不会选基金？那就选最便宜的 (Free Version)</text:span>
</text:h>
      <text:p text:style-name="P4">
Authors: ['为FT中文网撰稿']</text:p>
      <text:p text:style-name="P4">
Publisher: 英国《金融时报》</text:p>
      <text:p text:style-name="P4">
Time: 2023-06-20T22:58:17+00:00</text:p>
      <text:p text:style-name="P4">
Published Time: 2023-06-20T12:00:99+08:00</text:p>
      <text:p text:style-name="P4">
Modified Time: 2023-06-20T18:58:99+08:00</text:p>
      <text:p text:style-name="P4">
Description: 伍治坚：在如此复杂的金融世界里，用如此简单的规则去挑选投资目标，能管用么？事实上，这条看似简单的的投资规则，背后却有着大智慧。</text:p>
      <text:p text:style-name="P4">
Images: ["<text:a xlink:type="simple" xlink:href="https://thumbor.ftacademy.cn/unsafe/picture/0/000179840_piclink.jpg" text:style-name="Internet_20_link" text:visited-style-name="Visited_20_Internet_20_Link">
000179840_pic...</text:a>
"]</text:p>
      <text:p text:style-name="P4">
Themes: ['投资', '关注']</text:p>
      <text:p text:style-name="P4">
Keywords: ['投资', '基金', '股市', '债市']</text:p>
      <text:p text:style-name="P4">
Type: Article</text:p>
      <!--METADATA-->
      <text:p text:style-name="P4">
<draw:frame draw:style-name="fr1" draw:name="Image29" text:anchor-type="as-char" svg:width="6.9236in" svg:height="3.894525in" draw:z-index="0">
<draw:image xlink:href="../Images/FT Chinese Free Version/2023-06-20T22-58-17-00-00/000179840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很多投资者一定都遇到过类似这样的情况：眼前有几十个，甚至上百个基金或者理财产品可供挑选，那我究竟应该选哪个才好呢？</text:p>
      <text:p text:style-name="P4">
如果你拿这个问题去问一些理财或者投资顾问，最有可能得到的回答是：这取决于你的需求。如果你想要高回报，那可以考虑选这个科技基金。如果你想要比较稳的，回撤比较小的，那可以考虑这个债券基金。如果你对某个行业特别看好，那可以选择这个行业或者主题基金。</text:p>
      <text:p text:style-name="P4">
然而很少有理财顾问会告诉你：你应该先比较一下这些基金的费率，选一个费率比较低的基金。</text:p>
      <text:p text:style-name="P4">
对于绝大多数人来说，买一个产品或者服务，不去看它的价格，是一件很奇怪的事。比如我们不管是买双鞋，买辆车，去饭店吃顿饭，或者选一个旅游套餐，价格都是很重要的考量因素。但偏偏在选购基金这个交易里，很少人意识到自己也需要仔细分析基金的价格（也就是基民所付的费用），并货比三家。</text:p>
      <text:p text:style-name="P4">
为什么会发生这样的情况？背后主要有这么几个原因。首先，是很多人没有意识到自己在买基金时，其实也是在购物。实际的情况是消费者正在购买金融产品，但很多人却觉得自己在投资，因此他更在意未来的投资回报，却忘记了费用对自己来说至少同样重要。其次，有一些金融产品体现出一定的凡勃伦效应，那就是价格越高，需求反而越高。这是因为，如果卖方能够成功营造出某种金融产品的稀缺性，那么就会有投资者愿意像追逐爱马仕包包那样追捧他们认定稀缺的投资品。</text:p>
      <text:p text:style-name="P4">
我记得在好几年前，有一家第三方理财机构兜售一个基于蚂蚁金服的基金产品。该基金的投资策略就是在私募市场购买蚂蚁金服的股份，并寄望在蚂蚁金服上市后卖出获利。虽然投资策略很简单，但是收费很高，有申购费，管理费和业绩分成，还有锁定期。乍一看，很难让人相信竟然会有投资者愿意购买收费如此霸道的基金。但当时很多人都极度看好蚂蚁金服上市后股价会大涨，而市场上购买蚂蚁金服的渠道很有限，因此即使该基金收费很贵，也有很多人愿意买单。这就是一个典型的凡勃伦效应产品：当时蚂蚁金服股份的稀缺性，造就了投资者不计成本的竞购该产品。</text:p>
      <text:p text:style-name="P4">
问题在于，在现实中，很少有投资标的真的那么稀缺。如果真的碰到了真正稀缺的投资机会，只是付出高费用也未必能获得。因此在资本市场里，很多投资者面临的风险就是：付出稀缺品的价格，却获得一个很普通的投资产品，或者甚至比普通更糟糕的产品。比如在上文中提到的蚂蚁金服基金，到最后公司没有上市，因此投资者不光没有获得任何投资回报，付出了不少费用，还损失了机会成本。</text:p>
      <text:p text:style-name="P4">
那么在这种情况下，我们应该如何做出理性的投资决策呢？一个比较简单实用的方法，就是只挑最便宜的基金购买。大致来说，购买任何一个基金，可能涉及到的费用包括：申购费、管理费、托管费、赎回费。如果是通过第三方理财顾问购买的话，还需要加上理财顾问收取的费用。挑选最便宜的基金购买，就是指把所有这些费用全都厘清，然后横向比较以后选最便宜的基金购买。</text:p>
      <text:p text:style-name="P4">
我知道，有不少读者肯定会产生疑问：在如此复杂的金融世界里，用如此简单的规则去挑选投资目标，能管用么？事实上，这条看似简单的的投资规则，背后却有着大智慧。</text:p>
      <text:p text:style-name="P4">
有很多统计研究显示，收费高的基金业绩更差，收费低的基金业绩更好。比如晨星公司的研究员统计（Kinnel,2016）了2010-2015年间美国所有的公募基金，发现费用越低，业绩越好的规律普遍存在于各种不同类型的基金里。不管是投资美国股市、美国外股市、或者股债平衡基金，这个规律都是一致的。</text:p>
      <text:p text:style-name="P4">
为什么收费越贵的基金，往往给基民的回报也越差？这背后主要有这么几个原因：</text:p>
      <text:p text:style-name="P4">
首先，基金经理和理财顾问的收费，和投资者的投资回报是相互矛盾的，本质上是零和博弈。基金经理获得的投资毛回报，需要扣除各种费用以后，最后才是投资者能够拿到手的净回报。基金经理收费高了，投资者拿到手的净回报自然就少了。</text:p>
      <text:p text:style-name="P4">
其次，如果基金经理的投资能力确实出色，能够获得远高于平均水平的超额回报，那么他多收点费用本也无可厚非。问题在于，市场上的基金经理数量众多，到最后真正能持续战胜市场的优秀经理，实属凤毛麟角。</text:p>
      <text:p text:style-name="P4">
举例来说，截至2023年4月，中国的公募基金市场有1314只封闭式基金和9599只开放式基金，两者加起来超过1万只。私募基金行业的数量更大。同样截至2023年4月，私募证券投资基金管理人多达8658家，管理的基金数量达到99775，即接近10万只。以上只是投资二级证券市场的基金数量，还没有包括投资一级市场的私募股权和创投基金。如此众多的基金经理，可能每个人都觉得自己是股王巴菲特再世，但现实的讲，有多少人真正有能力战胜市场创造超额回报？这恰恰是基民投资者遇到的窘境：付了法拉利或者奔驰的价格，却得到一辆丰田卡罗拉。</text:p>
      <text:p text:style-name="P4">
这就是为什么，对于投资知识和经验有限的投资者来说，更好的选择是尽量挑最便宜的基金购买。当然前提是该基金需要满足一些基本要求，比如是公募基金，资金管理数量达到一定规模，有一定投资历史，投资策略是相对来说风险比较低的多元分散的宽基指数。顺着这个逻辑去选基金，你不一定会选到投资业绩好到爆的基金，但可以有效避免踩坑，避开那些收费既贵，业绩又差的基金。</text:p>
      <text:p text:style-name="P4">
参考资料：</text:p>
      <text:p text:style-name="P4">
David Nanigian, The Historical Record on Active vs. Passive Mutual FundPerformance, Apr 2022</text:p>
      <text:p text:style-name="P4">
Russel Kinnel, How Fund Fees are the Best Predictor of Returns, 2016</text:p>
      <text:p text:style-name="P4">
（作者系新加坡五福资本CEO。本文仅代表作者观点。责任编辑邮箱：tao.feng@ftchinese.com）</text:p>
      <text:p text:style-name="P4">
Source: <text:a xlink:type="simple" xlink:href="http://www.ftchinese.com/story/001100029" text:style-name="Internet_20_link" text:visited-style-name="Visited_20_Internet_20_Link">
http://www.ftchinese.com/story/001100029</text:a>
</text:p>
      <!--NEWS-->
      <text:h text:style-name="P10" text:outline-level="1">
<text:span text:style-name="T4">
数字资产：包容性监管正在远去 (Free Version)</text:span>
</text:h>
      <text:p text:style-name="P4">
Authors: ['']</text:p>
      <text:p text:style-name="P4">
Publisher: 英国《金融时报》</text:p>
      <text:p text:style-name="P4">
Time: 2023-06-20T22:58:40+00:00</text:p>
      <text:p text:style-name="P4">
Published Time: 2023-06-20T12:00:99+08:00</text:p>
      <text:p text:style-name="P4">
Modified Time: 2023-06-20T18:58:99+08:00</text:p>
      <text:p text:style-name="P4">
Description: 周子衡：数字资产交易一度吸纳了巨量的银行资金，但监管疏失以及多方的一系列的灰色选择，最终带来了全面的监管收紧。还有多少灰色空间？</text:p>
      <text:p text:style-name="P4">
Images: ["<text:a xlink:type="simple" xlink:href="https://thumbor.ftacademy.cn/unsafe/picture/4/000152614_piclink.jpg" text:style-name="Internet_20_link" text:visited-style-name="Visited_20_Internet_20_Link">
000152614_pic...</text:a>
"]</text:p>
      <text:p text:style-name="P4">
Themes: ['Web3与加密金融', '关注']</text:p>
      <text:p text:style-name="P4">
Keywords: ['数字货币', '数字资产', '比特币', '加密货币', '监管', '货币']</text:p>
      <text:p text:style-name="P4">
Type: Article</text:p>
      <!--METADATA-->
      <text:p text:style-name="P4">
<draw:frame draw:style-name="fr1" draw:name="Image30" text:anchor-type="as-char" svg:width="6.9236in" svg:height="4.88844in" draw:z-index="0">
<draw:image xlink:href="../Images/FT Chinese Free Version/2023-06-20T22-58-40-00-00/000152614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去年秋天以来，伴随各货币当局先后示警，一系列的金融弊案的爆发、银行机构接续破产，监管灰度下降，监管措施更日趋收紧、强化，数字资产交易的痼疾日趋全面地显现出来，全球数字资产交易陷入低潮，而所谓的“包容性”监管正在远去……</text:p>
      <text:p text:style-name="P4">
过去数年，全球来看，各监管当局大都未采取完全禁止数字资产交易的立场。究其原因，一是缺乏明确的主观动机与相当的社会压力，二是存在着相当程度上的法律障碍。</text:p>
      <text:p text:style-name="P4">
从国内法律上看，数字资产本身虽无明确的法律定义，但围绕其所作的交易本身原则上并未违背民法。由此，某些监管当局虽无明言，事实上，将其交易视为某种类似博彩的活动，具体监管条规有如：或限制本国人参与交易，而为境外人士提供交易便利；或采取交易所备案制，对于未备案者虽未明确作何处置，但保有其跟进处置的权能；或明确可供交易数字资产的名单限定，对于未列入名单者保留其跟进处置的自由裁量。这也就是所谓的“包容性监管”，因未明确数字资产及其交易的法律属性，而为相关交易活动提供了一定的国内法律上的便利。事实上，日本、新加坡，甚或美国等诸国，都曾对数字资产交易持此宽容态度甚或立场。</text:p>
      <text:p text:style-name="P4">
从国际法律上看，如果说主要经济体对数字资产交易采取“半开放”的立场，那么，另有不少小国或离岸经济体对数字资产交易则采取近乎完全合法的立场。这就带来一新的格局，即所谓离岸合法，在岸“包容”监管。由此，数字资产交易的策略路线就是——离岸合法设立机构，在岸发生实质交易，广泛吸纳在岸的客户与资金来源。这样一种“寄居蟹模式”，就超出了在岸包容监管的范畴，事实上进入了灰色监管领域。因离岸源头“合法”，在岸监管当局对于这些飘过来、游上岸的数字资产交易“怪兽”不作实质判定而仅仅作程序认定，大都事实上放行了事。</text:p>
      <text:p text:style-name="P4">
如上所述，立法机构并未能就数字资产作出明确的法律界定，也未可在法律上完全禁绝相关交易活动，那么剩下的唯一护栏就在交易体系的监管方面来。</text:p>
      <text:p text:style-name="P4">
从法律上看，既然未能从民法根子上明确禁绝数字资产的“合法性”，那么，围绕其所作经常性的交易活动即必然要求商法上“适法性”。换言之，虽无出生证明，然未在民法上“杀死”数字资产，随数字资产成长起来，终归要在商法上准其“活动”，给予其“身份证”。</text:p>
      <text:p text:style-name="P4">
所谓“活动”，主要就是指交易活动，这就需要作出相应的监管安排。首先，需要确定数字资产交易归属于商品类交易，抑或为证券类交易。两者对于数字交易活动本身而言，并无本质的区别，只是不同类别的监管安排，其区别意义在于，证券类交易较商品类交易具有更高的权能，也须接受更为严格的监管。具体来说，商品类交易或证券类交易只是正对数字资产交易所或交易平台而言，具体交易无需定性。也就是说，交易平台需要相应申请商品类交易许可或证券类交易许可，面对不同的监管当局。一般来说，先申请相对容易或准的商品交易类监管牌照许可，再申请相对严格的证券交易类监管牌照许可。</text:p>
      <text:p text:style-name="P4">
数字资产交易平台的发起设立并不复杂，依据所在地的公司法律设立为公司法人即可。其商品交易类或证券交易类资质牌照的申请与获准则，须依据申请地监管当局的合规指引做相应安排。这些流程完成，只是具备了提供相应交易活动服务的资格，如何通过交易平台进行交易安排，则需要大量而完善的合规指引安排。这些安排，包括但不限于交易所平台的操作规程、客户保护、资金规程等。</text:p>
      <text:p text:style-name="P4">
问题是，监管当局并未及时地给出合规指引，既缺乏意愿，能力上也受限；同样，数字资产交易平台虽一再表示拥抱监管之态度，但同样缺乏意愿，更不遗余力地利用监管不完善而谋取利益，甚或其利益模式即深深地根植于此。</text:p>
      <text:p text:style-name="P4">
为数字资产交易提供资金账户服务的银行机构扮演了更为关键地角色，它们懂得如何在法律上管理与规避风险，而最大限度地谋取利益。事实上，数字资产交易占据了大量的银行资金头寸，相关银行机构由此也获得了充沛的资金来源。需要说明的是，这些资金是存放在以数字资产交易平台公司或关联公司的名义开立的银行账户的，从来源上或法律上说，这些资金应归属于客户，但是事实上置于数字资产交易平台及其关联公司的银行账户内，她们具有实质的处置能力。银行机构充分了解此一状况，且这些廉价的资金有助于确保银行的流动性，并提升银行机构的资产质量，因此，同样对其中可能侵犯到数字资产交易客户的状况持“睁一眼闭一眼”的态度，作灰色选择。</text:p>
      <text:p text:style-name="P4">
在美国，数字资产交易的客户银行资金之相当部分被银行用来购买美国国债等低风险资产，而一伺美联储提高利率，国债收益率激增，出现了浮亏，引发了挤兑，造成了银行流动性危机，恶性循环往复，迫使多家银行接续倒闭关门。</text:p>
      <text:p text:style-name="P4">
数字资产交易一度吸纳了巨量的银行资金，但监管疏失以及多方的一系列的灰色选择，难逃造成了巨大的损失，引发了连串的破产、弊案，最终带来了全面的监管收紧。数字资产交易有如泥足巨人挣扎在汹涌而来的监管排浪中，它们须因对一系列非黑即白的事实问题，灰色的空间越来越少……</text:p>
      <text:p text:style-name="P4">
注：本文仅代表作者个人观点</text:p>
      <text:p text:style-name="P4">
<text:span text:style-name="T4">
本文编辑徐瑾 Jin.Xu@FTChinese.com</text:span>
</text:p>
      <text:p text:style-name="P4">
<text:span text:style-name="T4">
虚拟货币相关活动存在较大法律风险。请根据监管规范，注意甄别和远离非法金融活动，谨防个人财产和权益受损。</text:span>
</text:p>
      <text:p text:style-name="P4">
Source: <text:a xlink:type="simple" xlink:href="http://www.ftchinese.com/story/001100027" text:style-name="Internet_20_link" text:visited-style-name="Visited_20_Internet_20_Link">
http://www.ftchinese.com/story/001100027</text:a>
</text:p>
      <!--NEWS-->
      <text:h text:style-name="P10" text:outline-level="1">
<text:span text:style-name="T4">
欧盟在外交决策中的快速和统一为何难以两全 (Free Version)</text:span>
</text:h>
      <text:p text:style-name="P4">
Authors: ['']</text:p>
      <text:p text:style-name="P4">
Publisher: 英国《金融时报》</text:p>
      <text:p text:style-name="P4">
Time: 2023-06-20T22:59:23+00:00</text:p>
      <text:p text:style-name="P4">
Published Time: 2023-06-20T12:00:99+08:00</text:p>
      <text:p text:style-name="P4">
Modified Time: 2023-06-20T18:59:99+08:00</text:p>
      <text:p text:style-name="P4">
Description: 张冬方：随着欧盟不断努力重塑其地缘经济和政治影响力，有效多数表决制和全体一致表决制在外交决策上的博弈将持续下去。</text:p>
      <text:p text:style-name="P4">
Images: ["<text:a xlink:type="simple" xlink:href="https://thumbor.ftacademy.cn/unsafe/picture/1/000184781_piclink.jpg" text:style-name="Internet_20_link" text:visited-style-name="Visited_20_Internet_20_Link">
000184781_pic...</text:a>
"]</text:p>
      <text:p text:style-name="P4">
Themes: ['专栏', '欧盟', '关注']</text:p>
      <text:p text:style-name="P4">
Keywords: ['欧盟', '外交', '外交政策']</text:p>
      <text:p text:style-name="P4">
Type: Article</text:p>
      <!--METADATA-->
      <text:p text:style-name="P4">
<draw:frame draw:style-name="fr1" draw:name="Image31" text:anchor-type="as-char" svg:width="6.9236in" svg:height="3.894525in" draw:z-index="0">
<draw:image xlink:href="../Images/FT Chinese Free Version/2023-06-20T22-59-23-00-00/000184781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前几日，包括德国、比利时和罗马尼亚在内的七个欧盟成员国的外长联合发文《欧盟外交决策到了更多采取有效多数表决制的时候了》。外长们在文中写道，“俄乌战争证明了欧盟的行动能力，而从长远看，在越来越充满不确定性的全球竞技场中，快速而果断地行动是欧盟作为外交力量在维护其公民价值和利益上的关键”，“欧盟岁能在10轮对俄制裁措施上达成一致，但是，欧盟并不总能快速而果断地采取行动，欧盟绝大多数的外交事务决策都采取全体一致表决制，有时候会因此减缓我们的行动能力。这正是我们倡导在欧盟共同外交与安全政策（CFSP）上更多地采取有效多数表决制（QualifiedMajority Voting, QMV）的原因。”</text:p>
      <text:p text:style-name="P4">
在近年来愈发复杂的地缘政治形势之下，以及俄乌战争德爆发，欧盟如何在危机中展现欧洲力量，面临的一个重要问题就是如何快速而果断地决策。去年，欧盟外交与安全政策高级代表兼欧盟委员会副主席博雷利（JosepBorrell）称，欧盟对俄乌战争做出的反应意味着一个地缘政治的欧洲的诞生。</text:p>
      <text:p text:style-name="P4">
欧盟在外交政策中的决策方式主要有两种，其一为有效多数表决制，比如外部行动中的贸易政策、内部政策的外部维度中的移民和难民政策。有效多数表决制须满足两个最低条件，即获得55%的成员国的投票支持，并且这些成员国代表了欧盟总人口数的65%。而在一些敏感领域如共同外交与安全政策采取的主要决策方式则为全体一致表决制，比如对第三国人权状况发表的外交声明、制裁、军事和民事行动方面的决定。</text:p>
      <text:p text:style-name="P4">
对欧盟外交决策机制的争论由来已久。2017年，当时的欧委会主席容克表达了使用有效多数表决制让欧盟更强大的意愿。2018年，欧委会公布了具体提议，即通过欧盟条约中的passerelle条款，将有效多数表决制的适用范围延伸到欧盟共同外交与安全政策中的三个领域：人权、制裁和民事任务。如果有效多数表决制适用于制裁决策，那么制裁可以成为更有力的外交政策工具。2019年年底时的一份调查显示，包括德国、荷兰和瑞典在内的6个成员国支持容克的这项提议，包括波兰、匈牙利和立陶宛在内的10个成员国则持反对意见。</text:p>
      <text:p text:style-name="P4">
欧委会主席冯德莱恩在2020年的一次讲话中，也要求成员国鼓足勇气从全体一致表决制转向有效多数表决制，至少在人权和制裁方面。</text:p>
      <text:p text:style-name="P4">
全体一致表决制的优点在于，所有的成员国都接受某项决定，没有任何一国的声音淹没在多数国当中。缺点则在于，可能导致决策时间过长，而且，在不同成员国不同利益和立场的情况下，全体一致表决制往往沦为一票否决制，或者最终的决策内容以最低限的方式出现，从而削弱了决策力度。来自全体一致表决制反对者的一个颇具感染力的说辞为：“反叛力量“以一张反对票驾于其他投支持票的26国之上，从而让欧盟的外交决策机制陷入瘫痪。</text:p>
      <text:p text:style-name="P4">
匈牙利在欧盟成员国中多次以“反叛力量“的形象出现。去年，因为匈牙利的反对，欧盟迟迟未能出台第6轮对俄制裁措施，最后以妥协的方式收场。2020年时，欧盟以选举舞弊及镇压示威人士为由对白俄罗斯进行制裁，则遭到了小国塞浦路斯的反对。</text:p>
      <text:p text:style-name="P4">
全体一致表决制的反对者不仅仅给出了匈牙利这样的“反面教材”，也拿出了“民意所趋”的理由。欧盟曾启动欧洲未来会议平台，使得欧盟公民能在平台就欧盟的未来建言献策。去年，该平台的最终报告中呈现了诸多建议，其中一条就是在欧盟共同外交与安全政策中，以有效多数表决制取代全体一致表决制，从而让欧盟外交事务上能高效而迅速地决策，更加强调最高代表的地位，确保欧洲发出同一种声音。</text:p>
      <text:p text:style-name="P4">
除了决策效率问题，全体一致表决制的反对意见还来源于某种担忧，即全体一致表决制可能会成为了欧盟的薄弱环节，使得第三方乘虚而入，以和一些成员国建立双边关系、“分而治之”的手段来削弱和操纵欧盟。在有效多数表决制倡导者看来，有效多数表决制则可以增强欧盟外交政策在第三国影响下的韧性，第三国若想阻挠欧盟的外交政策，需要赢得一个以上的成员国，操作难度加大，而且，成员国也无需在与其他成员国保持团结和维持与第三国关系之间做出二选一。</text:p>
      <text:p text:style-name="P4">
减少全体一致表决制在决策中的比重主要通过欧盟条约的条款中的“建设性弃权”和passerelle条款，前者意味着成员国通过弃权，而不是投反对票的方式，一方面使得决策能得到通过，另一方面选择建设性弃权的成员国无需实施该决策；而通过passerelle条款则可以在共同外交与安全政策的某些特定领域实施有效多数表决制。</text:p>
      <text:p text:style-name="P4">
但是，以有效多数取代全体一致面临不少反对的声音，反对者主要来自小的成员国。尽管小国可以按照欧盟条约规定启动“紧急刹车”，以重大、已声明的国内政策为理由对决策予以否决，但小国仍然担忧，一旦全体一致制被摒弃，它们会面临被孤立、不得不接受违反自身国家利益的决定的风险。有效多数表决制决定了，人口数越多，话语权越大。</text:p>
      <text:p text:style-name="P4">
对有效多数表决制的另一个疑虑则是如何确保成员国执行有效多数表决制下通过的决策。2015年难民危机时，欧盟根据成员国GDP、人口数、已处理避难申请人数等给成员国分配难民安置名额，尽管该决策已经以有效多数表决制的方式得到通过，但匈牙利、波兰和捷克并没有执行它。</text:p>
      <text:p text:style-name="P4">
在众成员国对此存在分歧的情况下，以有效多数表决制取代全体一致表决制的最大障碍其实在于，无论是通过修改条约，还是激活passerelle条款的方式来实现取代，都需要得到全体成员国的一致通过，这几乎是一个死循环。</text:p>
      <text:p text:style-name="P4">
除了各种疑虑和优劣对比，也有人能看到全体一致表决制本身的好。欧洲理事会主席米歇尔曾指出，正是全体一致表决制使得欧盟成员国不断地寻求统一，而该统一也是欧盟的优势所在。米歇尔称全体一致表决制能促进27个成员国对其共同决定的战略产生一种持久的信念。他同时反问，废除全体一致表决制真的是一个好办法吗？没有其他选择能让我们既保留全体一致表决制所带来的价值，又能在国际舞台上迅速采取行动吗？</text:p>
      <text:p text:style-name="P4">
欧盟外交与安全政策高级代表博雷利给出的答案是渐进，而非激进的改革方式。2020年，博雷利曾就“当成员国间存在分歧时，如何保证欧盟行动力”这个问题提出，取消全体一致表决制并非灵丹妙药。他想到一个折衷的办法，主张尝试用两票反对有效的方式取代一票否决制。</text:p>
      <text:p text:style-name="P4">
随着欧盟不断努力重塑其地缘经济和政治影响力，有效多数表决制和全体一致表决制在外交决策上的博弈将持续下去。</text:p>
      <text:p text:style-name="P4">
<text:span text:style-name="T5">
(本文仅代表作者本人观点，责编：闫曼 man.yan@ftchinese.com)</text:span>
</text:p>
      <text:p text:style-name="P4">
Source: <text:a xlink:type="simple" xlink:href="http://www.ftchinese.com/story/001100001" text:style-name="Internet_20_link" text:visited-style-name="Visited_20_Internet_20_Link">
http://www.ftchinese.com/story/001100001</text:a>
</text:p>
      <!--NEWS-->
      <text:h text:style-name="P10" text:outline-level="1">
<text:span text:style-name="T4">
成员国抵制欧盟660亿欧元额外预算资金请求 (Free Version)</text:span>
</text:h>
      <text:p text:style-name="P4">
Authors: ['萨姆•弗莱明', '伊恩•约翰斯顿']</text:p>
      <text:p text:style-name="P4">
Publisher: 英国《金融时报》</text:p>
      <text:p text:style-name="P4">
Time: 2023-06-20T23:46:41+00:00</text:p>
      <text:p text:style-name="P4">
Published Time: 2023-06-20T12:00:99+08:00</text:p>
      <text:p text:style-name="P4">
Modified Time: 2023-06-20T19:46:99+08:00</text:p>
      <text:p text:style-name="P4">
Description: 欧盟委员会寻求增加预算以承担更高的利息成本和移民相关费用，并援助乌克兰，但此举受到节俭意识较强的成员国抵制。</text:p>
      <text:p text:style-name="P4">
Images: ["<text:a xlink:type="simple" xlink:href="https://thumbor.ftacademy.cn/unsafe/picture/1/000179841_piclink.jpg" text:style-name="Internet_20_link" text:visited-style-name="Visited_20_Internet_20_Link">
000179841_pic...</text:a>
"]</text:p>
      <text:p text:style-name="P4">
Themes: ['新型冠状病毒', '关注']</text:p>
      <text:p text:style-name="P4">
Keywords: ['全球经济', '欧元区', '新型冠状病毒', '欧洲委员会']</text:p>
      <text:p text:style-name="P4">
Type: Article</text:p>
      <!--METADATA-->
      <text:p text:style-name="P4">
<draw:frame draw:style-name="fr1" draw:name="Image32" text:anchor-type="as-char" svg:width="6.9236in" svg:height="3.894525in" draw:z-index="0">
<draw:image xlink:href="../Images/FT Chinese Free Version/2023-06-20T23-46-41-00-00/000179841_piclink.jpg" xlink:type="simple" xlink:show="embed" xlink:actuate="onLoad" draw:mime-type="image/jpeg"/>
</draw:frame>
</text:p>
      <text:p text:style-name="P4">
布鲁塞尔在为欧盟共同预算寻求额外的660亿欧元一事上受到节俭意识较强的成员国抵制。增加预算的目的是兜住不断上升的利息成本、移民相关费用以及涉及乌克兰战争的支出承诺。</text:p>
      <text:p text:style-name="P4">
作为周二提出的欧盟七年期预算改革的一部分，欧盟委员会(EuropeanCommission)寻求成员国支持一项截至2027年的500亿欧元援乌计划，其中三分之一将是赠款，其余将是贷款，以及从预算的其他领域调拨过来的资金。欧盟委员会还计划建立一个专门的机制来处理利息成本超支，其在四年期间的指示性价值略低于190亿欧元。</text:p>
      <text:p text:style-name="P4">
Source: <text:a xlink:type="simple" xlink:href="http://www.ftchinese.com/story/001100036" text:style-name="Internet_20_link" text:visited-style-name="Visited_20_Internet_20_Link">
http://www.ftchinese.com/story/001100036</text:a>
</text:p>
      <!--NEWS-->
      <text:h text:style-name="P10" text:outline-level="1">
<text:span text:style-name="T4">
韩政府：核事故后 韩东海核素浓度未上升</text:span>
</text:h>
      <text:p text:style-name="P4">
Author: 联合早报 (Person)</text:p>
      <text:p text:style-name="P4">
Publisher: 联合早报 (Organization)</text:p>
      <text:p text:style-name="P4">
Published Time: 2023-06-21T-1:01</text:p>
      <text:p text:style-name="P4">
Modified Time: 2023-06-21T16:06</text:p>
      <text:p text:style-name="P4">
Description: 韩国政府发布报告称，2011年日本福岛核电站发生泄漏事故后，韩半岛东部海域的铯浓度并未明显上升，称“我们的海水很安全”。韩联社报道，韩国海洋水产部副部长宋相根星期三（6月21日）在...</text:p>
      <text:p text:style-name="P4">
Videos: []</text:p>
      <text:p text:style-name="P4">
Audios: []</text:p>
      <text:p text:style-name="P4">
Images: []</text:p>
      <text:p text:style-name="P4">
Type: NewsArticle</text:p>
      <text:p text:style-name="P4">
Breadcrumbs: ['即时', '国际']</text:p>
      <text:p text:style-name="P4">
Keywords: ['日本', '福岛', '福岛第一核电站', '辐射', '韩国']</text:p>
      <!--METADATA-->
      <text:p text:style-name="P4">
韩国政府发布报告称，2011年日本福岛核电站发生泄漏事故后，韩半岛东部海域的铯浓度并未明显上升，称“我们的海水很安全”。</text:p>
      <text:p text:style-name="P4">
韩联社报道，韩国海洋水产部副部长宋相根星期三（6月21日）在记者会上，就韩国农林畜产食品海洋水产委员会全会有关东部海域铯浓度在核事故后升至超两倍的说法作解释。</text:p>
      <text:p text:style-name="P4">
宋相根说，根据原子能安全委员会每年发行的《海洋核辐射调查报告》，福岛核电站事故发生以后的10年期间，韩国东部海域的铯-137浓度为每公斤0.001至0.002贝克勒尔。而在核事发发生五年前，这一海域的铯-137浓度为每公斤0.001至0.004贝克勒尔，很难说铯137浓度在事发后明显上升。</text:p>
      <text:p text:style-name="P4">
宋相根补充说，这一数值还不及世卫组织（WHO）设定的饮用水标准，既每公斤10贝克勒尔的3600分之一的水平。他重申，我们的海水很安全。</text:p>
      <text:p text:style-name="P4">
同日，韩国国务调整室副部级朴购然就日本不再向世贸组织（WTO）针对禁止进口福岛水产品提出申诉一事回应称，日本政府改变态度不影响韩国政府禁止进口福岛水产品的立场。</text:p>
      <text:p text:style-name="P4">
朴购然说，日政府将经“多核素去除设备处理方式”（ALPS）过滤的核废水（或称处理水）排入大海一事，关乎韩国国民的健康与安全，政府决不会做出让步。</text:p>
      <text:p text:style-name="P4">
《首尔新闻》星期二（20日）援引政府消息称，日当局已决定不再向韩国就解除禁止进口福岛水产品施压，也不再向世贸组织申诉。</text:p>
      <text:p text:style-name="P4">
日本2015年5月因韩国禁止福岛水产品进口而向世贸组织提出申诉，称此举是对日本水产品的差别对待，2018年韩国败诉。但2019年4月，世贸组织上诉机构推翻“一审判决”，裁定韩国的做法不属于贸易歧视或不公平的贸易限制。</text:p>
      <text:p text:style-name="P4">
Source: <text:a xlink:type="simple" xlink:href="https://www.zaobao.com.sg/realtime/world/story20230621-1406492" text:style-name="Internet_20_link" text:visited-style-name="Visited_20_Internet_20_Link">
https://www.zaobao.com.sg/realtime/world/story20230621-1406492</text:a>
</text:p>
      <!--NEWS-->
      <text:h text:style-name="P10" text:outline-level="1">
<text:span text:style-name="T4">
沙乌地球队再度挖角成功 法国足球中场球星坎特加盟</text:span>
</text:h>
      <text:p text:style-name="P4">
Publisher: 法新社</text:p>
      <text:p text:style-name="P4">
Published Time: 2023-06-21T-11:02:09+00:00</text:p>
      <text:p text:style-name="P4">
Modified Time: 2023-06-21T09:50:01+00:00</text:p>
      <text:p text:style-name="P4">
Description: （法新社利雅德20日电） 沙乌地阿拉伯冠军球队伊蒂哈德俱乐部在一份声明中表示，法国世界杯冠军中场球员坎特已加入该队，与另一名法国球星本泽马并肩作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617581in" draw:z-index="0">
<draw:image xlink:href="../Images/rficn/2023-06-21T-11-02-09-00-00/000000.png" xlink:type="simple" xlink:show="embed" xlink:actuate="onLoad" draw:mime-type="image/png"/>
</draw:frame>
</text:p>
      <text:p text:style-name="P4">
伊蒂哈德（Al Ittihad）在推特（Twitter）说：「坎特（N'Golo Kante）如今是伊蒂哈德的球员了！」</text:p>
      <text:p text:style-name="P4">
近来众多欧洲球星选择与沙乌地球队签约，32岁的坎特成为最新一人。沙国正在各项顶尖体育赛事领域大手笔洒钱吸收明星选手。</text:p>
      <text:p text:style-name="P4">
坎特是法国2018年世界杯足球赛国家队成员，当年为法国最终摘下冠军。</text:p>
      <text:p text:style-name="P4">
本泽马（Karim Benzema）将在这个球季结束后以自由球员身分离开西甲足球联赛皇家马德里，以两年合约转战伊蒂哈德。</text:p>
      <text:p text:style-name="P4">
Source: <text:a xlink:type="simple" xlink:href="https://www.rfi.fr/cn/%E8%BF%90%E5%8A%A8%E5%A4%A9%E5%9C%B0/20230621-%E6%B2%99%E4%B9%8C%E5%9C%B0%E7%90%83%E9%98%9F%E5%86%8D%E5%BA%A6%E6%8C%96%E8%A7%92%E6%88%90%E5%8A%9F-%E6%B3%95%E5%9B%BD%E8%B6%B3%E7%90%83%E4%B8%AD%E5%9C%BA%E7%90%83%E6%98%9F%E5%9D%8E%E7%89%B9%E5%8A%A0%E7%9B%9F" text:style-name="Internet_20_link" text:visited-style-name="Visited_20_Internet_20_Link">
https://www.rfi.fr/cn/%E8%BF%90%E5%8A%A8%E5%A4%A9%E5%9C%B0/20230621-%E6%B2%99%E4%B9%8C%E5%9C%B0%E7%90%83%E9%98%9F%E5%86%8D%E5%BA%A6%E6%8C%96%E8%A7%92%E6%88%90%E5%8A%9F-%E6%B3%95%E5%9B%BD%E8%B6%B3%E7%90%83%E4%B8%AD%E5%9C%BA%E7%90%83%E6%98%9F%E5%9D%8E%E7%89%B9%E5%8A%A0%E7%9B%9F</text:a>
</text:p>
      <!--NEWS-->
      <text:h text:style-name="P10" text:outline-level="1">
<text:span text:style-name="T4">
NBA选秀他最吸睛  天才球星温班亚马料落脚马刺</text:span>
</text:h>
      <text:p text:style-name="P4">
Publisher: 法新社</text:p>
      <text:p text:style-name="P4">
Published Time: 2023-06-21T-13:02:09+00:00</text:p>
      <text:p text:style-name="P4">
Modified Time: 2023-06-21T09:35:03+00:00</text:p>
      <text:p text:style-name="P4">
Description: （法新社纽约21日电） 美国职篮NBA选秀将于台湾时间23日登场，届时人称「法国怪物」的温班亚马（Victor Wembanyama）料将以状元之姿被马刺选入阵中，预告篮球新时代到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3.617581in" draw:z-index="0">
<draw:image xlink:href="../Images/rficn/2023-06-21T-13-02-09-00-00/000000.png" xlink:type="simple" xlink:show="embed" xlink:actuate="onLoad" draw:mime-type="image/png"/>
</draw:frame>
</text:p>
      <text:p text:style-name="P4">
历届NBA选秀当中，哪名球员能获选状元经常成为各界追逐重点。但今年的结果已昭然若揭，于美国当地时间22日将在布鲁克林举行的选秀赛中，圣安东尼奥马刺势必会将19岁的温班亚马选入阵中。</text:p>
      <text:p text:style-name="P4">
身高224公分的温班亚马被誉为难得一遇的革新型天才球星，同时也被视为自湖人当家球星詹姆斯（LeBronJames）20年前进入NBA后，最热门的选秀状元人选。</text:p>
      <text:p text:style-name="P4">
继马刺5月在选秀顺位的「乐透」抽签获「状元签」后，马刺球迷便展开疯狂的庆祝活动，就连球团人员也兴奋不已，马刺董事长何特（Peter J.Holt）坦言：「我恐怕会乐昏。」</text:p>
      <text:p text:style-name="P4">
马刺总经理莱特（Brian Wright）将温班亚马视为「独一无二的天才」。温班亚马24日将以马刺队员身分在德州正式亮相。</text:p>
      <text:p text:style-name="P4">
莱特告诉美国运动媒体ESPN：「人们谈到世代天才时，只考虑到场上技巧，但其实不止这点。」「你看到他做的事，是你甚至没想过有人能这么做的。」</text:p>
      <text:p text:style-name="P4">
温班亚马凭藉可能无人能敌的身高与球技相互搭配，在踏入NBA前就已吸粉无数。</text:p>
      <text:p text:style-name="P4">
詹姆斯表示，从温班亚马的球技来看，他比较不像「独角兽」，反而「更像外星人」。</text:p>
      <text:p text:style-name="P4">
温班亚马去年为法国篮球甲级联赛的大都会92队（Metropolitans92）效力时，曾在美国内华达州打了场比赛。当时詹姆斯看完球赛后说：「没有人见过像他这样高大，在场上却能如此流畅且优雅的人。...他肯定是一代天才。」</text:p>
      <text:p text:style-name="P4">
如果温班亚马没有辜负外界期望，他很可能成为未来NBA的代表人物之一，如同詹姆斯、柯瑞（Stephen Curry）和杜兰特（KevinDurant），而这3位球星都迈入职涯最后阶段已久。</text:p>
      <text:p text:style-name="P4">
Source: <text:a xlink:type="simple" xlink:href="https://www.rfi.fr/cn/%E8%BF%90%E5%8A%A8%E5%A4%A9%E5%9C%B0/20230621-nba%E9%80%89%E7%A7%80%E4%BB%96%E6%9C%80%E5%90%B8%E7%9D%9B-%E5%A4%A9%E6%89%8D%E7%90%83%E6%98%9F%E6%B8%A9%E7%8F%AD%E4%BA%9A%E9%A9%AC%E6%96%99%E8%90%BD%E8%84%9A%E9%A9%AC%E5%88%BA" text:style-name="Internet_20_link" text:visited-style-name="Visited_20_Internet_20_Link">
https://www.rfi.fr/cn/%E8%BF%90%E5%8A%A8%E5%A4%A9%E5%9C%B0/20230621-nba%E9%80%89%E7%A7%80%E4%BB%96%E6%9C%80%E5%90%B8%E7%9D%9B-%E5%A4%A9%E6%89%8D%E7%90%83%E6%98%9F%E6%B8%A9%E7%8F%AD%E4%BA%9A%E9%A9%AC%E6%96%99%E8%90%BD%E8%84%9A%E9%A9%AC%E5%88%BA</text:a>
</text:p>
      <!--NEWS-->
      <text:h text:style-name="P10" text:outline-level="1">
<text:span text:style-name="T4">
中国撞球当局开铡 两名涉假球球员遭终身禁赛</text:span>
</text:h>
      <text:p text:style-name="P4">
Publisher: 法新社</text:p>
      <text:p text:style-name="P4">
Published Time: 2023-06-21T-18:02:09+00:00</text:p>
      <text:p text:style-name="P4">
Modified Time: 2023-06-21T08:50:02+00:00</text:p>
      <text:p text:style-name="P4">
Description: （法新社北京21日电） 中国撞球主管当局今天对两名卷入假球丑闻的球员发出终身禁赛令。这项丑闻在斯诺克运动引发轩然大波。</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5" text:anchor-type="as-char" svg:width="6.9236in" svg:height="3.617581in" draw:z-index="0">
<draw:image xlink:href="../Images/rficn/2023-06-21T-18-02-09-00-00/000000.png" xlink:type="simple" xlink:show="embed" xlink:actuate="onLoad" draw:mime-type="image/png"/>
</draw:frame>
</text:p>
      <text:p text:style-name="P4">
广泛的作弊和其他不当行为被曝光后，全球斯诺克运动陷入困境，其中大部分涉及中国顶尖选手。</text:p>
      <text:p text:style-name="P4">
世界职业撞球与司诺克协会（WPBSA）已对涉案的10名中国选手祭出惩处，包括本月对涉案情节重大的梁文博及李行处以终身禁赛</text:p>
      <text:p text:style-name="P4">
中国台球协会在今天的一份声明中呼应这些终身制裁行动，施予相同惩处。</text:p>
      <text:p text:style-name="P4">
该协会表示，对梁文博、李行处以终身禁赛的处罚，「禁止其以任何形式、任何身份参与中国大陆境内所有台球（撞球）赛事与活动」。</text:p>
      <text:p text:style-name="P4">
为了「正风肃纪，惩前毖后」，该组织还对其他8名球员实施2年至8年不等的国内禁赛，这8人包括赵心童、颜丙涛、鲁宁、赵剑波、白朗宁、常冰玉、陈子凡、张健康。</text:p>
      <text:p text:style-name="P4">
Source: <text:a xlink:type="simple" xlink:href="https://www.rfi.fr/cn/%E8%BF%90%E5%8A%A8%E5%A4%A9%E5%9C%B0/20230621-%E4%B8%AD%E5%9B%BD%E6%92%9E%E7%90%83%E5%BD%93%E5%B1%80%E5%BC%80%E9%93%A1-%E4%B8%A4%E5%90%8D%E6%B6%89%E5%81%87%E7%90%83%E7%90%83%E5%91%98%E9%81%AD%E7%BB%88%E8%BA%AB%E7%A6%81%E8%B5%9B" text:style-name="Internet_20_link" text:visited-style-name="Visited_20_Internet_20_Link">
https://www.rfi.fr/cn/%E8%BF%90%E5%8A%A8%E5%A4%A9%E5%9C%B0/20230621-%E4%B8%AD%E5%9B%BD%E6%92%9E%E7%90%83%E5%BD%93%E5%B1%80%E5%BC%80%E9%93%A1-%E4%B8%A4%E5%90%8D%E6%B6%89%E5%81%87%E7%90%83%E7%90%83%E5%91%98%E9%81%AD%E7%BB%88%E8%BA%AB%E7%A6%81%E8%B5%9B</text:a>
</text:p>
      <!--NEWS-->
      <text:h text:style-name="P10" text:outline-level="1">
<text:span text:style-name="T4">
支持乌克兰 美加码金援</text:span>
</text:h>
      <text:p text:style-name="P4">
Publisher: 法新社</text:p>
      <text:p text:style-name="P4">
Published Time: 2023-06-21T-2:32:10+00:00</text:p>
      <text:p text:style-name="P4">
Modified Time: 2023-06-21T13:20:03+00:00</text:p>
      <text:p text:style-name="P4">
Description: （法新社伦敦21日电） 美国国务卿布林肯今天宣布，美国加码提供乌克兰13亿美元（约新台币402亿元）的经济援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3.617581in" draw:z-index="0">
<draw:image xlink:href="../Images/rficn/2023-06-21T-2-32-10-00-00/000000.png" xlink:type="simple" xlink:show="embed" xlink:actuate="onLoad" draw:mime-type="image/png"/>
</draw:frame>
</text:p>
      <text:p text:style-name="P4">
布林肯（Antony Blinken）在英国伦敦的乌克兰重建会议上表示：「在俄罗斯持续破坏的同时，我们聚在这里帮助乌克兰重建━重建生活、国家和未来。」</text:p>
      <text:p text:style-name="P4">
他说：「让我们把话说清楚，俄罗斯导致乌克兰被毁，终将承担重建乌克兰的费用。」</text:p>
      <text:p text:style-name="P4">
布林肯这番话引来现场鼓掌回应，也呼应英国与欧洲联盟（EU）的说法。</text:p>
      <text:p text:style-name="P4">
俄罗斯2022年2月全面入侵乌克兰后，美国已提供乌国630亿美元，最新加码金援来自美国国会已同意的款项。</text:p>
      <text:p text:style-name="P4">
Source: <text:a xlink:type="simple" xlink:href="https://www.rfi.fr/cn/%E5%9B%BD%E9%99%85%E6%8A%A5%E9%81%93/20230621-%E6%94%AF%E6%8C%81%E4%B9%8C%E5%85%8B%E5%85%B0-%E7%BE%8E%E5%8A%A0%E7%A0%81%E9%87%91%E6%8F%B4" text:style-name="Internet_20_link" text:visited-style-name="Visited_20_Internet_20_Link">
https://www.rfi.fr/cn/%E5%9B%BD%E9%99%85%E6%8A%A5%E9%81%93/20230621-%E6%94%AF%E6%8C%81%E4%B9%8C%E5%85%8B%E5%85%B0-%E7%BE%8E%E5%8A%A0%E7%A0%81%E9%87%91%E6%8F%B4</text:a>
</text:p>
      <!--NEWS-->
      <text:h text:style-name="P10" text:outline-level="1">
<text:span text:style-name="T4">
载5人潜水器失联 负责人曾称探访铁达尼号为行销策略</text:span>
</text:h>
      <text:p text:style-name="P4">
Publisher: 法新社</text:p>
      <text:p text:style-name="P4">
Published Time: 2023-06-21T-25:32:08+00:00</text:p>
      <text:p text:style-name="P4">
Modified Time: 2023-06-21T07:05:01+00:00</text:p>
      <text:p text:style-name="P4">
Description: （法新社华盛顿20日电） 探索铁达尼号残骸的潜水器失联，负责这次探索任务的公司执行长拉许（Stockton Rush）是潜水器上的5名乘客之一，他过去受访曾表示，探访传奇沉船铁达尼号残骸是行销策略的一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617581in" draw:z-index="0">
<draw:image xlink:href="../Images/rficn/2023-06-21T-25-32-08-00-00/000000.png" xlink:type="simple" xlink:show="embed" xlink:actuate="onLoad" draw:mime-type="image/png"/>
</draw:frame>
</text:p>
      <text:p text:style-name="P4">
在哥伦比亚广播公司新闻网（CBSNews）一段影片中，拉许大力推崇这样的短程探索，并反驳外界对于他的设备看似是东拼西凑的说法，不过他承认他的潜水器是以一具修改过的电玩控制器来操纵。</text:p>
      <text:p text:style-name="P4">
不过他坚称，「海洋之门探险」（OceanGate Expeditions）潜水器的基本设计坚固牢靠且毫不马虎的。</text:p>
      <text:p text:style-name="P4">
他承认，探访传奇沉船铁达尼号残骸是行销策略的一环，因为他企图壮大事业，并为潜水器研发新的创新发想。</text:p>
      <text:p text:style-name="P4">
他向史密森尼杂志表示：「如果你要人们说说水下的东西，他们一定会说鲨鱼、鲸鱼和铁达尼号。」</text:p>
      <text:p text:style-name="P4">
拉许也淡化了前往海洋深处的风险，说他比较担心意外之事发生。</text:p>
      <text:p text:style-name="P4">
他曾在Podcast节目「无名科学」（Unsung Science）上表示：「我最担心的是那些会阻止我到达水面的事，像是悬垂物、鱼网和被缠住的危险。」</text:p>
      <text:p text:style-name="P4">
他还说，他也担心乘客在前往铁达尼号的途中可能会在冰冻的甲板上滑倒，或是被突然关上的门夹伤手。</text:p>
      <text:p text:style-name="P4">
拉许说：「对我来说这是危险的部分。不过，对多数人来说，可怕的地方在于下潜到压力每平方英�及趿Γ�PSI）6000的地方。」</text:p>
      <text:p text:style-name="P4">
Source: <text:a xlink:type="simple" xlink:href="https://www.rfi.fr/cn/%E5%9B%BD%E9%99%85%E6%8A%A5%E9%81%93/20230621-%E8%BD%BD5%E4%BA%BA%E6%BD%9C%E6%B0%B4%E5%99%A8%E5%A4%B1%E8%81%94-%E8%B4%9F%E8%B4%A3%E4%BA%BA%E6%9B%BE%E7%A7%B0%E6%8E%A2%E8%AE%BF%E9%93%81%E8%BE%BE%E5%B0%BC%E5%8F%B7%E4%B8%BA%E8%A1%8C%E9%94%80%E7%AD%96%E7%95%A5" text:style-name="Internet_20_link" text:visited-style-name="Visited_20_Internet_20_Link">
https://www.rfi.fr/cn/%E5%9B%BD%E9%99%85%E6%8A%A5%E9%81%93/20230621-%E8%BD%BD5%E4%BA%BA%E6%BD%9C%E6%B0%B4%E5%99%A8%E5%A4%B1%E8%81%94-%E8%B4%9F%E8%B4%A3%E4%BA%BA%E6%9B%BE%E7%A7%B0%E6%8E%A2%E8%AE%BF%E9%93%81%E8%BE%BE%E5%B0%BC%E5%8F%B7%E4%B8%BA%E8%A1%8C%E9%94%80%E7%AD%96%E7%95%A5</text:a>
</text:p>
      <!--NEWS-->
      <text:h text:style-name="P10" text:outline-level="1">
<text:span text:style-name="T4">
拜登与专家讨论AI的风险和机会 (Free Version)</text:span>
</text:h>
      <text:p text:style-name="P4">
Author: Jon Swartz</text:p>
      <text:p text:style-name="P4">
Publisher: 华尔街日报中文网</text:p>
      <text:p text:style-name="P4">
Published Time: 2023-06-21T-4:30:00.000Z</text:p>
      <text:p text:style-name="P4">
Modified Time: 2023-06-21T05:30:00.000Z</text:p>
      <text:p text:style-name="P4">
Created Time: 2023-06-21T04:16:00.000Z</text:p>
      <text:p text:style-name="P4">
Description: 美国总统拜登周二在旧金山会见了人工智能专家和研究人员，讨论如何管理AI在就业、儿童权益、偏见与成见以及信息方面带来的机会和风险。</text:p>
      <text:p text:style-name="P4">
Images: []</text:p>
      <text:p text:style-name="P4">
Categories: ['科技']</text:p>
      <text:p text:style-name="P4">
Keywords: SYND</text:p>
      <text:p text:style-name="P4">
Type: Article</text:p>
      <!--METADATA-->
      <text:p text:style-name="P4">
美国总统拜登(JoeBiden)周二在旧金山会见了人工智能(AI)专家和研究人员，讨论如何管理AI在就业、儿童权益、偏见与成见以及信息方面带来的机会和风险。美国政府正在考虑为这项快速发展的技术制定规定等法律约束。</text:p>
      <text:p text:style-name="P4">
Source: <text:a xlink:type="simple" xlink:href="https://cn.wsj.com/articles/%E6%8B%9C%E7%99%BB%E4%B8%8E%E4%B8%93%E5%AE%B6%E8%AE%A8%E8%AE%BAai%E7%9A%84%E9%A3%8E%E9%99%A9%E5%92%8C%E6%9C%BA%E4%BC%9A-f140ba67" text:style-name="Internet_20_link" text:visited-style-name="Visited_20_Internet_20_Link">
https://cn.wsj.com/articles/%E6%8B%9C%E7%99%BB%E4%B8%8E%E4%B8%93%E5%AE%B6%E8%AE%A8%E8%AE%BAai%E7%9A%84%E9%A3%8E%E9%99%A9%E5%92%8C%E6%9C%BA%E4%BC%9A-f140ba67</text:a>
</text:p>
      <!--NEWS-->
      <text:h text:style-name="P10" text:outline-level="1">
<text:span text:style-name="T4">
债券市场如何推高英国房贷利率？ (Free Version)</text:span>
</text:h>
      <text:p text:style-name="P4">
Authors: ['玛丽•麦克杜格尔', '西达尔特•文卡塔拉马克里希南']</text:p>
      <text:p text:style-name="P4">
Publisher: 英国《金融时报》</text:p>
      <text:p text:style-name="P4">
Time: 2023-06-21T00:26:57+00:00</text:p>
      <text:p text:style-name="P4">
Published Time: 2023-06-20T12:00:99+08:00</text:p>
      <text:p text:style-name="P4">
Modified Time: 2023-06-20T20:26:99+08:00</text:p>
      <text:p text:style-name="P4">
Description: 为什么英国的抵押贷款利率在上升？这些利率会否继续攀升？利率将会多快下降？FT记者梳理了牵动英国购房者神经的重要问题。</text:p>
      <text:p text:style-name="P4">
Images: ["<text:a xlink:type="simple" xlink:href="https://thumbor.ftacademy.cn/unsafe/picture/7/000183207_piclink.jpg" text:style-name="Internet_20_link" text:visited-style-name="Visited_20_Internet_20_Link">
000183207_pic...</text:a>
"]</text:p>
      <text:p text:style-name="P4">
Themes: ['英格兰央行', '关注']</text:p>
      <text:p text:style-name="P4">
Keywords: ['英格兰央行', '英国抵押贷款利率', '英国国债', '个人理财', '按揭', '解读', '英国政府', '汤森路透', '夸西•克沃滕']</text:p>
      <text:p text:style-name="P4">
Type: Article</text:p>
      <!--METADATA-->
      <text:p text:style-name="P4">
<draw:frame draw:style-name="fr1" draw:name="Image38" text:anchor-type="as-char" svg:width="6.9236in" svg:height="4.617987in" draw:z-index="0">
<draw:image xlink:href="../Images/FT Chinese Free Version/2023-06-21T00-26-57-00-00/000183207_piclink.jpg" xlink:type="simple" xlink:show="embed" xlink:actuate="onLoad" draw:mime-type="image/jpeg"/>
</draw:frame>
</text:p>
      <text:p text:style-name="P4">
随着英国央行(Bank ofEngland)在过去18个月提高借款成本，英国抵押贷款利率已出现飙升。但在通胀顽固地居高不下的背景下，最新一轮跃升（两年期贷款的平均利率本周突破6%）的驱动因素是金融市场对央行下一步行动的疯狂猜测。</text:p>
      <text:p text:style-name="P4">
<text:span text:style-name="T4">
为什么抵押贷款利率在上升？</text:span>
</text:p>
      <text:p text:style-name="P4">
Source: <text:a xlink:type="simple" xlink:href="http://www.ftchinese.com/story/001100037" text:style-name="Internet_20_link" text:visited-style-name="Visited_20_Internet_20_Link">
http://www.ftchinese.com/story/001100037</text:a>
</text:p>
      <!--NEWS-->
      <text:h text:style-name="P10" text:outline-level="1">
<text:span text:style-name="T4">
专访：莫迪称印美空前互信，大谈印度领导地位 (Free Version)</text:span>
</text:h>
      <text:p text:style-name="P4">
Author: Rajesh Roy / Brendan Moran / Gordon Fairclough</text:p>
      <text:p text:style-name="P4">
Publisher: 华尔街日报中文网</text:p>
      <text:p text:style-name="P4">
Published Time: 2023-06-21T01:00:00.000Z</text:p>
      <text:p text:style-name="P4">
Modified Time: 2023-06-21T01:00:00.000Z</text:p>
      <text:p text:style-name="P4">
Created Time: 2023-06-20T05:30:00.000Z</text:p>
      <text:p text:style-name="P4">
Description: 印度总理莫迪表示，印度和美国之间的关系比以往任何时候都更加牢固和深入。在地缘政治格局动荡的当下，印度采取行动，希望获得其认为在世界舞台上应有的地位。</text:p>
      <text:p text:style-name="P4">
Images: []</text:p>
      <text:p text:style-name="P4">
Categories: ['国际']</text:p>
      <text:p text:style-name="P4">
Keywords: SYND</text:p>
      <text:p text:style-name="P4">
Type: Article</text:p>
      <!--METADATA-->
      <text:p text:style-name="P4">
印度总理莫迪(NarendraModi)表示，印度和美国之间的关系比以往任何时候都更加牢固和深入。在地缘政治格局动荡的当下，印度采取行动，希望获得其认为在世界舞台上应有的地位。</text:p>
      <text:p text:style-name="P4">
Source: <text:a xlink:type="simple" xlink:href="https://cn.wsj.com/articles/%E4%B8%93%E8%AE%BF-%E8%8E%AB%E8%BF%AA%E7%A7%B0%E5%8D%B0%E7%BE%8E%E7%A9%BA%E5%89%8D%E4%BA%92%E4%BF%A1-%E5%A4%A7%E8%B0%88%E5%8D%B0%E5%BA%A6%E9%A2%86%E5%AF%BC%E5%9C%B0%E4%BD%8D-9607fe6a" text:style-name="Internet_20_link" text:visited-style-name="Visited_20_Internet_20_Link">
https://cn.wsj.com/articles/%E4%B8%93%E8%AE%BF-%E8%8E%AB%E8%BF%AA%E7%A7%B0%E5%8D%B0%E7%BE%8E%E7%A9%BA%E5%89%8D%E4%BA%92%E4%BF%A1-%E5%A4%A7%E8%B0%88%E5%8D%B0%E5%BA%A6%E9%A2%86%E5%AF%BC%E5%9C%B0%E4%BD%8D-9607fe6a</text:a>
</text:p>
      <!--NEWS-->
      <text:h text:style-name="P10" text:outline-level="1">
<text:span text:style-name="T4">
华尔街再次折戟“中国梦” (Free Version)</text:span>
</text:h>
      <text:p text:style-name="P4">
Author: Jacky Wong</text:p>
      <text:p text:style-name="P4">
Publisher: 华尔街日报中文网</text:p>
      <text:p text:style-name="P4">
Published Time: 2023-06-21T01:05:00.000Z</text:p>
      <text:p text:style-name="P4">
Modified Time: 2023-06-21T01:05:00.000Z</text:p>
      <text:p text:style-name="P4">
Created Time: 2023-06-19T01:44:00.000Z</text:p>
      <text:p text:style-name="P4">
Description: 华尔街一直对想象中的中国财富垂涎三尺。现在它终于有了机会，事态却并不是完全按计划走向了。</text:p>
      <text:p text:style-name="P4">
Images: []</text:p>
      <text:p text:style-name="P4">
Categories: ['金融市场', '股闻天下']</text:p>
      <text:p text:style-name="P4">
Keywords: SYND,LINK:EN|WP-WSJ-0000986661</text:p>
      <text:p text:style-name="P4">
Type: Article</text:p>
      <!--METADATA-->
      <text:p text:style-name="P4">
华尔街一直对想象中的中国财富垂涎三尺。现在它终于有了机会， <text:a xlink:type="simple" xlink:href="https://cn.wsj.com/articles/CN-CEC-20230617083331" text:style-name="Internet_20_link" text:visited-style-name="Visited_20_Internet_20_Link">
 事态却并不是完全按计划走向</text:a>
 。</text:p>
      <text:p text:style-name="P4">
Source: <text:a xlink:type="simple" xlink:href="https://cn.wsj.com/articles/%E5%8D%8E%E5%B0%94%E8%A1%97%E5%86%8D%E6%AC%A1%E6%8A%98%E6%88%9F-%E4%B8%AD%E5%9B%BD%E6%A2%A6-e83c8a1c" text:style-name="Internet_20_link" text:visited-style-name="Visited_20_Internet_20_Link">
https://cn.wsj.com/articles/%E5%8D%8E%E5%B0%94%E8%A1%97%E5%86%8D%E6%AC%A1%E6%8A%98%E6%88%9F-%E4%B8%AD%E5%9B%BD%E6%A2%A6-e83c8a1c</text:a>
</text:p>
      <!--NEWS-->
      <text:h text:style-name="P10" text:outline-level="1">
<text:span text:style-name="T4">
苏丹：讨论延长至宰牲节的新停火协议，情报总部发生火灾</text:span>
</text:h>
      <text:p text:style-name="P4">
Author: 半岛电视台＋通讯社</text:p>
      <text:p text:style-name="P4">
Publisher: Al Jazeera</text:p>
      <text:p text:style-name="P4">
Published Time: 2023-06-21T01:16:49</text:p>
      <text:p text:style-name="P4">
Modified Time: 2023-06-21T01:17:46</text:p>
      <text:p text:style-name="P4">
Description: 一名苏丹消息人士告诉半岛电视台，苏丹军队和快速支援部队正在沙特吉达市讨论与宰牲节有关的新停火协议，此外，军方发布了首都喀土穆情报总部似乎发生大火的一些照片。</text:p>
      <text:p text:style-name="P4">
Images: ["<text:a xlink:type="simple" xlink:href="https://chinese.aljazeera.net/wp-content/uploads/2023/06/1-1687308437.jpg" text:style-name="Internet_20_link" text:visited-style-name="Visited_20_Internet_20_Link">
1-1687308437.jpg</text:a>
", "<text:a xlink:type="simple" xlink:href="https://chinese.aljazeera.net/wp-content/uploads/2023/06/2-1687308446.jpg" text:style-name="Internet_20_link" text:visited-style-name="Visited_20_Internet_20_Link">
2-1687308446.jpg</text:a>
"]</text:p>
      <text:p text:style-name="P4">
Topics: ['军事', '政治', '新闻']</text:p>
      <text:p text:style-name="P4">
Keywords: ['军事', '政治', '新闻', '苏丹', '非洲']</text:p>
      <text:p text:style-name="P4">
Type: Article</text:p>
      <!--METADATA-->
      <text:p text:style-name="P4">
<draw:frame draw:style-name="fr1" draw:name="Image39" text:anchor-type="as-char" svg:width="6.9236in" svg:height="3.894525in" draw:z-index="0">
<draw:image xlink:href="../Images/Aljazeera Chinese/2023-06-21T01-16-49/1-1687308437.jpg" xlink:type="simple" xlink:show="embed" xlink:actuate="onLoad" draw:mime-type="image/jpeg"/>
</draw:frame>
 冲突导致城市上空升起浓烟</text:p>
      <text:p text:style-name="P4">
一名苏丹消息人士告诉半岛电视台，苏丹军队和快速支援部队正在沙特吉达市讨论与宰牲节有关的新停火协议，而目前的停火协议将于6月21日周三上午结束。此外，军方发布了首都喀土穆情报总部似乎发生大火的一些照片。</text:p>
      <text:p text:style-name="P4">
一位知情的苏丹消息人士告诉半岛电视台，随着为期三天的停火接近尾声，苏丹军队和快速支援部队正在讨论吉达批准与宰牲节有关的新的长期停火协议。</text:p>
      <text:p text:style-name="P4">
沙特外交大臣费萨尔·本·法尔汉亲王20日周二与苏丹过渡主权委员会主席阿卜杜勒·法塔赫·布尔汉和快速支援部队指挥官穆罕默德·哈姆丹·达加洛（赫梅蒂）进行了讨论，以平息国家局势，停止一切形式的军事升级，并诉诸政治解决。</text:p>
      <text:p text:style-name="P4">
根据沙特外交部的两份声明，在苏丹为期3天的人道主义停火结束前几个小时，本·法尔汉分别与布尔汉和赫梅蒂通了两次电话。观察家预计，该协议会在6月28日宰牲节之际延长。</text:p>
      <text:p text:style-name="P4">
<draw:frame draw:style-name="fr1" draw:name="Image40" text:anchor-type="as-char" svg:width="6.9236in" svg:height="3.894525in" draw:z-index="0">
<draw:image xlink:href="../Images/Aljazeera Chinese/2023-06-21T01-16-49/2-1687308446.jpg" xlink:type="simple" xlink:show="embed" xlink:actuate="onLoad" draw:mime-type="image/jpeg"/>
</draw:frame>
 苏丹持续不断的战斗已导致超过250万苏丹人流离失所</text:p>
      <text:p text:style-name="P4">
根据这两项声明，通话期间，他们讨论了苏丹局势的发展。外交部长强调了苏丹各方承诺恢复人道主义工作进程、保护平民和救援人员以及人道主义走廊的安全以便基本援助抵达的重要性。</text:p>
      <text:p text:style-name="P4">
自5月6日以来，沙特阿拉伯和美国一直在推进苏丹军队与快速支援部队之间的会谈，同月11日，双方在吉达达成第一份遵守保护平民的协议，并宣布不止一次停火，然而期间冲突双方发生违规并相互指责，促使利雅得和华盛顿暂停谈判。</text:p>
      <text:p text:style-name="P4">
尽管停火期间军队与快速支援部队之间的冲突强度有所降低，但喀土穆地区仍出现了轻武器交火，西达尔富尔地区部落冲突不断，并不断扩大，人员伤亡增加。</text:p>
      <text:h text:style-name="P13" text:outline-level="4">
<text:span text:style-name="T4">
情报总部</text:span>
</text:h>
      <text:p text:style-name="P4">
20日，即周二，苏丹军队发布了喀土穆情报总部似乎发生大火的一些照片。情报总部与国防部、武装部队总司令部和总统官邸位于同一大院内。</text:p>
      <text:p text:style-name="P4">
根据快速支援部队的一份声明，它指责军队在周二晚上用无人机轰炸情报总局总部，“违反了停火协议”。</text:p>
      <text:p text:style-name="P4">
声明称，“军队轰炸了位于喀土穆的情报总局总部，该总部位于快速支援部队控制区内。”</text:p>
      <text:p text:style-name="P4">
快速支援部队认为，“轰炸和焚烧情报总局是一次公开的尝试，试图抹区他们在整个可恶时代做出的肮脏行为的文件痕迹。”</text:p>
      <text:p text:style-name="P4">
苏丹军队尚未就情报总局总部起火的原因和情况做出任何解释。</text:p>
      <text:p text:style-name="P4">
在相关背景下，毛里塔尼亚媒体报道说，枪手20日冲进了毛里塔尼亚驻喀土穆大使馆大楼并洗劫了里面的东西，他们扣押了大使和大使馆工作人员的3辆汽车。</text:p>
      <text:p text:style-name="P4">
努瓦克肖特尚未就袭击苏丹首都大使馆大楼一事置评。</text:p>
      <text:h text:style-name="P13" text:outline-level="4">
<text:span text:style-name="T4">
人道主义援助</text:span>
</text:h>
      <text:p text:style-name="P4">
美国国务卿安东尼·布林肯表示，他的国家和沙特阿拉伯继续每天与苏丹各方沟通，以促进人道主义援助的运送。</text:p>
      <text:p text:style-name="P4">
在一份声明中，布林肯呼吁苏丹当局消除障碍并确保人道主义准入，以挽救生命并减轻痛苦。</text:p>
      <text:p text:style-name="P4">
这位美国国务卿补充道，华盛顿已拨出约1.72亿美元的额外人道主义援助，用于为遭受持续人道主义危机影响的苏丹和邻国人民提供援助。</text:p>
      <text:p text:style-name="P4">
联合国周二表示，苏丹持续不断的战斗已导致超过250万苏丹人流离失所，其中包括流离失所者和难民，特别是达尔富尔地区，满街都是尸体。</text:p>
      <text:p text:style-name="P4">
自4月中旬以来，阿卜杜勒·法塔赫·布尔汗领导的军队与快速支援部队在喀土穆和其他城市爆发了冲突，造成数百名平民死亡，数千名平民受伤，而区域和国际调解一直努力达成永久停火。</text:p>
      <text:p text:style-name="P4">
Source: <text:a xlink:type="simple" xlink:href="https://chinese.aljazeera.net/news/military/2023/6/21/%e8%8b%8f%e4%b8%b9%e8%ae%a8%e8%ae%ba%e5%bb%b6%e9%95%bf%e8%87%b3%e5%ae%b0%e7%89%b2%e8%8a%82%e7%9a%84%e6%96%b0%e5%81%9c%e7%81%ab%e5%8d%8f%e8%ae%ae%e6%83%85%e6%8a%a5%e6%80%bb%e9%83%a8" text:style-name="Internet_20_link" text:visited-style-name="Visited_20_Internet_20_Link">
https://chinese.aljazeera.net/news/military/2023/6/21/%e8%8b%8f%e4%b8%b9%e8%ae%a8%e8%ae%ba%e5%bb%b6%e9%95%bf%e8%87%b3%e5%ae%b0%e7%89%b2%e8%8a%82%e7%9a%84%e6%96%b0%e5%81%9c%e7%81%ab%e5%8d%8f%e8%ae%ae%e6%83%85%e6%8a%a5%e6%80%bb%e9%83%a8</text:a>
</text:p>
      <!--NEWS-->
      <text:h text:style-name="P10" text:outline-level="1">
<text:span text:style-name="T4">
亨特·拜登就税务指控达成认罪协议 (Free Version)</text:span>
</text:h>
      <text:p text:style-name="P4">
Author: C. Ryan Barber / Sadie Gurman / Aruna Viswanatha</text:p>
      <text:p text:style-name="P4">
Publisher: 华尔街日报中文网</text:p>
      <text:p text:style-name="P4">
Published Time: 2023-06-21T01:20:00.000Z</text:p>
      <text:p text:style-name="P4">
Modified Time: 2023-06-21T01:20:00.000Z</text:p>
      <text:p text:style-name="P4">
Created Time: 2023-06-20T22:27:00.000Z</text:p>
      <text:p text:style-name="P4">
Description: 美国总统拜登之子亨特·拜登已达成协议，将对税务轻罪指控认罪，从而可能免于入狱，并在他父亲竞选连任之际避免了一起在政治上具有爆炸性的诉讼。</text:p>
      <text:p text:style-name="P4">
Images: []</text:p>
      <text:p text:style-name="P4">
Categories: ['国际']</text:p>
      <text:p text:style-name="P4">
Keywords: SYND</text:p>
      <text:p text:style-name="P4">
Type: Article</text:p>
      <!--METADATA-->
      <text:p text:style-name="P4">
美国总统拜登之子亨特·拜登(HunterBiden)已达成协议，将对税务轻罪指控认罪，从而可能免于入狱，并在他父亲竞选连任之际避免了一起在政治上具有爆炸性的诉讼。</text:p>
      <text:p text:style-name="P4">
Source: <text:a xlink:type="simple" xlink:href="https://cn.wsj.com/articles/%E4%BA%A8%E7%89%B9-%E6%8B%9C%E7%99%BB%E5%B0%B1%E7%A8%8E%E5%8A%A1%E6%8C%87%E6%8E%A7%E8%BE%BE%E6%88%90%E8%AE%A4%E7%BD%AA%E5%8D%8F%E8%AE%AE-b0fe998" text:style-name="Internet_20_link" text:visited-style-name="Visited_20_Internet_20_Link">
https://cn.wsj.com/articles/%E4%BA%A8%E7%89%B9-%E6%8B%9C%E7%99%BB%E5%B0%B1%E7%A8%8E%E5%8A%A1%E6%8C%87%E6%8E%A7%E8%BE%BE%E6%88%90%E8%AE%A4%E7%BD%AA%E5%8D%8F%E8%AE%AE-b0fe998</text:a>
</text:p>
      <!--NEWS-->
      <text:h text:style-name="P10" text:outline-level="1">
<text:span text:style-name="T4">
BBC调查：横跨印尼与美国的虐待猴子社群</text:span>
</text:h>
      <text:p text:style-name="P4">
Author: https://www.facebook.com/bbcworldservice/</text:p>
      <text:p text:style-name="P4">
Publisher: BBC News 中文</text:p>
      <text:p text:style-name="P4">
Published Time: 2023-06-21T02:06:48.000Z</text:p>
      <text:p text:style-name="P4">
Modified Time: 2023-06-21T02:06:48.000Z</text:p>
      <text:p text:style-name="P4">
Description: 一项长达一年的BBC调查揭露了横跨印尼和美国的虐待猴子社群。</text:p>
      <text:p text:style-name="P4">
Images: []</text:p>
      <text:p text:style-name="P4">
Videos: ["<text:a xlink:type="simple" xlink:href="https://www.bbc.com/ws/av-embeds/cps/zhongwen/simp/world-65969986/p0fwbm81/zh-hans" text:style-name="Internet_20_link" text:visited-style-name="Visited_20_Internet_20_Link">
zh-hans</text:a>
"]</text:p>
      <text:p text:style-name="P4">
Tags: ['动物', '英国', '印度尼西亚', '美国', '动物权利']</text:p>
      <text:p text:style-name="P4">
Type: Article</text:p>
      <!--METADATA-->
      <text:h text:style-name="P12" text:outline-level="3">
<text:span text:style-name="T4">
BBC调查：横跨印尼与美国的虐待猴子社群</text:span>
</text:h>
      <text:p text:style-name="P4">
<text:a xlink:type="simple" xlink:href="https://www.bbc.com/ws/av-embeds/cps/zhongwen/simp/world-65969986/p0fwbm81/zh-hans" text:style-name="Internet_20_link" text:visited-style-name="Visited_20_Internet_20_Link">
 Video-1-Link：/ws/av-embeds/cps/zhongwen/simp/world-65969986/p0fwbm81/zh-hans</text:a>
 <text:span text:style-name="T4">
你的器材不支持播放多媒体材料</text:span>
<text:span text:style-name="T4">
BBC调查：横跨印尼与美国的虐待猴子社群</text:span>
 2023年6月21日凌晨2点06分</text:p>
      <text:p text:style-name="P4">
BBC一项长达一年的调查揭露了横跨印尼和美国的虐待猴子社群。这些虐待、仇恨猴子的群体开始于YouTube，接着转移到Telegram加密群组。</text:p>
      <text:p text:style-name="P4">
BBC发现，数百名来自美国、英国以及其他国家的“客户”付费，以让印尼人虐待并杀害长尾猕猴宝宝。</text:p>
      <text:p text:style-name="P4">
透过卧底的方式，BBC追踪到印尼的施虐者，以及美国的买家与经销商。</text:p>
      <text:p text:style-name="P4">
Source: <text:a xlink:type="simple" xlink:href="https://www.bbc.com/zhongwen/simp/world-65969986" text:style-name="Internet_20_link" text:visited-style-name="Visited_20_Internet_20_Link">
https://www.bbc.com/zhongwen/simp/world-65969986</text:a>
</text:p>
      <!--NEWS-->
      <text:h text:style-name="P10" text:outline-level="1">
<text:span text:style-name="T4">
為中國「獵狐」在美受審 紐約前警長獲罪</text:span>
</text:h>
      <text:p text:style-name="P4">
Author: None (Language: zh)</text:p>
      <text:p text:style-name="P4">
Publisher: None</text:p>
      <text:p text:style-name="P4">
Time: 2023-06-21T02:08:00Z</text:p>
      <text:p text:style-name="P4">
Description: 美國法院日前首次審理了與中國「獵狐行動」有關的案件，1名前紐約市警官及2名中國公民被控非法充當中國特工。這3位被告做了什麼，有哪些罪名成立？</text:p>
      <text:p text:style-name="P4">
Videos: []</text:p>
      <text:p text:style-name="P4">
Images: []</text:p>
      <text:p text:style-name="P4">
Subject: 时政风云</text:p>
      <text:p text:style-name="P4">
Subjects: ['南希·佩洛西', '专题报道：习近平访美']</text:p>
      <text:p text:style-name="P4">
Keywords: ['猎狐', '特工', '中美关系', '逃犯条例']</text:p>
      <text:p text:style-name="P4">
ID: 65985011</text:p>
      <!--METADATA-->
      <text:p text:style-name="P4">
<text:a xlink:type="simple" xlink:href="https://www.dw.com/zh/overlay/image/article/65985011/65055001" text:style-name="Internet_20_link" text:visited-style-name="Visited_20_Internet_20_Link">
 </text:a>
</text:p>
      <text:p text:style-name="P4">
1名前紐約市警官被控非法充當中國特工，恐嚇在美中國逃犯返國受審（示意圖）。</text:p>
      <text:p text:style-name="P4">
（德國之聲中文網）一名 <text:a xlink:type="simple" xlink:href="https://www.dw.com/zh/zh/紐約警官捲入中國獵狐行動案件開審/a-65787904" text:style-name="Internet_20_link" text:visited-style-name="Visited_20_Internet_20_Link">
 前紐約市警官被指非法充當中國特工</text:a>
，試圖以恐嚇方式讓一名被北京指控貪腐、現居美國的中國人返國受審。陪審團週二（6月20日）判其跟蹤及非法充當中國特工罪成，但合謀充當外國代理人的罪名不成立。同案亦有另2名中國公民獲罪，3人面臨的最高刑期從10年至25年不等。</text:p>
      <text:p text:style-name="P4">
紐約布魯克林的聯邦檢察官表示，被告麥克馬洪（Michael McMahon）受僱監視2010年因被中國指控貪腐，而搬至新澤西州的居民徐進（XuJin，音譯）。</text:p>
      <text:p text:style-name="P4">
檢方表示，此案是 <text:a xlink:type="simple" xlink:href="https://www.dw.com/zh/zh/又有7人因猎狐行动在美国被起诉/a-63517697" text:style-name="Internet_20_link" text:visited-style-name="Visited_20_Internet_20_Link">
 涉及中國「獵狐行動」的一系列案件</text:a>
中，首起在美國受審的案件，並指檢方將「堅定揭露、阻止中國政府越入我們國境所進行的跨國鎮壓計劃」。「獵狐行動」是中國執法部門在海外展開逃犯遣返行動， <text:a xlink:type="simple" xlink:href="https://www.dw.com/zh/zh/fbi局长对中国在美国设立警察站深感担忧/a-63812329" text:style-name="Internet_20_link" text:visited-style-name="Visited_20_Internet_20_Link">
華府曾指該行動針對的是中國異議人士。 </text:a>
</text:p>
      <text:p text:style-name="P4">
對此，中國駐華盛頓大使館表示，此案的3名被告均非中國執法人員，美方的指控屬於誹謗和謠言；且遣返貪污逃犯和追回非法所得，均是國際社會廣泛認可的正義事業。</text:p>
      <text:p text:style-name="P4">
麥克馬洪原是紐約市的警官，退休後改做私家偵探。他拒絕認罪，並宣稱不知道自己在為中國政府服務，以為自己在為一家追討被盜資金的公司工作：「我要是知道聘用我的是他國、一個外國政府，哪怕只有那麼一刻，我都不會接下這個案子。我會通知聯邦調查局。」</text:p>
      <text:p text:style-name="P4">
對此，檢察官在6月14日的結案陳詞中反駁稱，麥克馬洪不僅知道中國政府是幕後黑手，還在新澤西州的連鎖麵包店內，與中國官員面交報酬：「從事合法生意的人，才不會在帕內拉麵包店（PaneraBread）裡收到一疊價值5000美元的現金。」</text:p>
      <text:p text:style-name="P4">
麥克馬洪的律師表示，他將對有罪裁定提出上訴。</text:p>
      <text:h text:style-name="P12" text:outline-level="3">
<text:span text:style-name="T4">
兩名中國公民獲罪</text:span>
</text:h>
      <text:p text:style-name="P4">
本案另有兩名現居美國的中國公民獲罪，分別是鄭聰穎（音譯，Zheng Conying）及2016年聘請麥克馬洪、向其提供初步資訊的朱勇（音譯，ZhuYong）。</text:p>
      <text:p text:style-name="P4">
</text:p>
      <text:p text:style-name="P4">
中國被指控透過「獵狐行動」，把監控、脅迫等行為擴及到海外（示意圖）。</text:p>
      <text:p text:style-name="P4">
檢察官稱，此案的被害人徐進在移美前擔任武漢市政官員，中國指控他和妻子劉芳收賄。徐進夫妻否認貪汙，自稱因與中共的權力結構有所衝突，才成為攻擊目標。</text:p>
      <text:p text:style-name="P4">
檢方表示，由於中美之間並無引渡條約，中國無法正式迫使徐進返國受審，因此數年來，朱勇、鄭聰穎、麥克馬洪及另8人合力以多種方式，嘗試促使徐進返回中國。美聯社報導，這些人中已有3人認罪，但據信還有5人身在中國。</text:p>
      <text:p text:style-name="P4">
這些方式包括在臉書上向徐進已成年女兒的朋友發送貶義信息、向他在新澤西州的1名親戚發送海量信件；1名中國檢察官甚至一度迫使徐進的八旬老父飛往新澤西州，遊說兒子返國。2018年，鄭聰穎還在徐進的門上貼了一張字條，上面寫著「你若願意回大陸坐10年的牢，妻小就會沒事，此事就到此為止」。</text:p>
      <text:p text:style-name="P4">
徐進說，此前中共的威脅對他而言，都僅屬精神層面，但在他看到該字條後，才意識到此事「已經成為一種人身威脅」。</text:p>
      <text:p text:style-name="P4">
朱勇被判犯有充當非法外國代理人、跟蹤、跨州跟蹤串謀，以及串謀充當非法外國代理人等罪。他的律師辯稱，朱勇遭中國「利用」、是在不知情的情況下充當外國政府代理人，不該為此承擔責任。</text:p>
      <text:p text:style-name="P4">
鄭聰穎被裁定犯有跟蹤罪和串謀跟蹤罪，但擔任中國特工等其他罪名均不成立。他的律師表示，她雖對跟蹤罪成的判決感到失望，但很高興陪審團認為鄭「與中國政府並無關聯」。</text:p>
      <text:p text:style-name="P4">
Source: <text:a xlink:type="simple" xlink:href="https://www.dw.com/zh/為中國「獵狐」在美受審-紐約前警長獲罪/a-65985011" text:style-name="Internet_20_link" text:visited-style-name="Visited_20_Internet_20_Link">
https://www.dw.com/zh/為中國「獵狐」在美受審-紐約前警長獲罪/a-65985011?maca=chi-rss-chi-all-1127-rdf</text:a>
</text:p>
      <!--NEWS-->
      <text:h text:style-name="P10" text:outline-level="1">
<text:span text:style-name="T4">
对话刘香成：镜头不光定格时代与人 (Free Version)</text:span>
</text:h>
      <text:p text:style-name="P4">
Authors: ['朱振']</text:p>
      <text:p text:style-name="P4">
Publisher: 英国《金融时报》</text:p>
      <text:p text:style-name="P4">
Time: 2023-06-21T02:25:10+00:00</text:p>
      <text:p text:style-name="P4">
Published Time: 2023-06-20T12:00:99+08:00</text:p>
      <text:p text:style-name="P4">
Modified Time: 2023-06-20T12:00:99+08:00</text:p>
      <text:p text:style-name="P4">
Description: 在近半个世纪的时间里，刘香成持续捕捉着时代变迁的影像。他认为，摄影不止于记录此刻，也可以帮助人们看清来路与去处。</text:p>
      <text:p text:style-name="P4">
Images: []</text:p>
      <text:p text:style-name="P4">
Themes: ['人物', '关注']</text:p>
      <text:p text:style-name="P4">
Keywords: ['人物', '摄影', '刘香成', '艺术', '社会', '历史']</text:p>
      <text:p text:style-name="P4">
Type: Article</text:p>
      <!--METADATA-->
      <text:p text:style-name="P4">
72岁的刘香成，仍然会在意讲故事的细节。</text:p>
      <text:p text:style-name="P4">
在临近上海市中心的一个咖啡馆，刘香成坐在小桌的对面，他的气色不错，讲话的语调柔缓平稳，谦和之中，有一种不容被打断的气派。</text:p>
      <text:p text:style-name="P4">
Source: <text:a xlink:type="simple" xlink:href="http://www.ftchinese.com/story/001100026" text:style-name="Internet_20_link" text:visited-style-name="Visited_20_Internet_20_Link">
http://www.ftchinese.com/story/001100026</text:a>
</text:p>
      <!--NEWS-->
      <text:h text:style-name="P10" text:outline-level="1">
<text:span text:style-name="T4">
能源巨头掀起地下圈地潮 (Free Version)</text:span>
</text:h>
      <text:p text:style-name="P4">
Author: Phred Dvorak</text:p>
      <text:p text:style-name="P4">
Publisher: 华尔街日报中文网</text:p>
      <text:p text:style-name="P4">
Published Time: 2023-06-21T02:40:00.000Z</text:p>
      <text:p text:style-name="P4">
Modified Time: 2023-06-21T02:40:00.000Z</text:p>
      <text:p text:style-name="P4">
Created Time: 2023-06-20T07:34:00.000Z</text:p>
      <text:p text:style-name="P4">
Description: 能源巨头们正投入巨资租赁地下土地用于碳封存。批评者认为碳封存只是权宜之计，只会让企业回避更艰难的脱碳战略，甚至许多支持者也认为，碳封存成本太高，不具有商业意义。</text:p>
      <text:p text:style-name="P4">
Images: []</text:p>
      <text:p text:style-name="P4">
Categories: ['商业']</text:p>
      <text:p text:style-name="P4">
Keywords: SYND,LINK:EN|WP-WSJ-0000986978</text:p>
      <text:p text:style-name="P4">
Type: Article</text:p>
      <!--METADATA-->
      <text:p text:style-name="P4">
去年，当西方石油公司(Occidental Petroleum Co., OXY)的经纪人来到DennisDugat位于休斯顿东部的农场的时候，Dugat以为这帮人是来耍弄他的。</text:p>
      <text:p text:style-name="P4">
Source: <text:a xlink:type="simple" xlink:href="https://cn.wsj.com/articles/%E4%B8%BA%E5%B0%81%E5%AD%98%E4%BA%8C%E6%B0%A7%E5%8C%96%E7%A2%B3-%E8%83%BD%E6%BA%90%E5%B7%A8%E5%A4%B4%E6%8E%80%E8%B5%B7%E5%9C%B0%E4%B8%8B%E5%9C%88%E5%9C%B0%E6%BD%AE-c5b66e8f" text:style-name="Internet_20_link" text:visited-style-name="Visited_20_Internet_20_Link">
https://cn.wsj.com/articles/%E4%B8%BA%E5%B0%81%E5%AD%98%E4%BA%8C%E6%B0%A7%E5%8C%96%E7%A2%B3-%E8%83%BD%E6%BA%90%E5%B7%A8%E5%A4%B4%E6%8E%80%E8%B5%B7%E5%9C%B0%E4%B8%8B%E5%9C%88%E5%9C%B0%E6%BD%AE-c5b66e8f</text:a>
</text:p>
      <!--NEWS-->
      <text:h text:style-name="P10" text:outline-level="1">
<text:span text:style-name="T4">
俄罗斯：如果克里米亚遭到轰炸，美国和英国将“全面陷入冲突”</text:span>
</text:h>
      <text:p text:style-name="P4">
Author: 通讯社</text:p>
      <text:p text:style-name="P4">
Publisher: Al Jazeera</text:p>
      <text:p text:style-name="P4">
Published Time: 2023-06-21T02:47:59</text:p>
      <text:p text:style-name="P4">
Modified Time: 2023-06-21T02:47:59</text:p>
      <text:p text:style-name="P4">
Description: 俄罗斯指责乌克兰计划用美国和英国的远程导弹攻击所吞并的克里米亚，并警告称，如果发生这种情况，俄罗斯将进行报复。</text:p>
      <text:p text:style-name="P4">
Images: ["<text:a xlink:type="simple" xlink:href="https://chinese.aljazeera.net/wp-content/uploads/2023/06/1-1687314979.jpg" text:style-name="Internet_20_link" text:visited-style-name="Visited_20_Internet_20_Link">
1-1687314979.jpg</text:a>
", "<text:a xlink:type="simple" xlink:href="https://chinese.aljazeera.net/wp-content/uploads/2023/06/1-1687315048.png" text:style-name="Internet_20_link" text:visited-style-name="Visited_20_Internet_20_Link">
1-1687315048.png</text:a>
", "<text:a xlink:type="simple" xlink:href="https://chinese.aljazeera.net/wp-content/uploads/2023/06/2-1687315117.jpg" text:style-name="Internet_20_link" text:visited-style-name="Visited_20_Internet_20_Link">
2-1687315117.jpg</text:a>
", "<text:a xlink:type="simple" xlink:href="https://chinese.aljazeera.net/wp-content/uploads/2023/06/3-1687315149.jpg" text:style-name="Internet_20_link" text:visited-style-name="Visited_20_Internet_20_Link">
3-1687315149.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44" text:anchor-type="as-char" svg:width="6.9236in" svg:height="4.312277in" draw:z-index="0">
<draw:image xlink:href="../Images/Aljazeera Chinese/2023-06-21T02-47-59/1-1687314979.jpg" xlink:type="simple" xlink:show="embed" xlink:actuate="onLoad" draw:mime-type="image/jpeg"/>
</draw:frame>
 绍伊古：乌克兰计划用北约提供的导弹袭击克里米亚</text:p>
      <text:p text:style-name="P4">
俄罗斯指责乌克兰计划用美国和英国的远程导弹攻击所吞并的克里米亚，并警告称，如果发生这种情况，俄罗斯将进行报复。</text:p>
      <text:p text:style-name="P4">
俄罗斯国防部长谢尔盖·绍伊古周二在一次军事官员会议上表示，莫斯科掌握的信息显示，乌克兰计划使用美国提供的海马斯远程火箭系统和英国提供的“风暴之影”巡航导弹袭击克里米亚。</text:p>
      <text:p text:style-name="P4">
绍伊古表示，“在我们的特种军事行动区域之外使用这些导弹，意味着美国和英国将被全面拖入冲突，并将导致立即对乌克兰的决策中心进行打击。”</text:p>
      <text:p text:style-name="P4">
俄罗斯于2014年吞并了乌克兰的克里米亚半岛，并认为该半岛不在其入侵范围之内——重点是乌克兰东部和南部地区，乌克兰正在为夺回领土而战。</text:p>
      <text:p text:style-name="P4">
基辅表示，它正在为一场殖民征服战争中的生存而战，并表示，它想要收回其所有领土，包括俄罗斯黑海海军基地所在的克里米亚。</text:p>
      <text:p text:style-name="P4">
绍伊古表示，自 6 月 4 日以来，乌克兰武装部队对俄罗斯阵地发动了 263 次袭击，莫斯科认为这是乌克兰反攻的开始。</text:p>
      <text:p text:style-name="P4">
俄罗斯国防部绍伊古表示，“由于我们部队的聪明和无私的行动，所有的（攻击）都被击退了，敌人没有达到目的。”</text:p>
      <text:p text:style-name="P4">
<draw:frame draw:style-name="fr1" draw:name="Image45" text:anchor-type="as-char" svg:width="6.9236in" svg:height="6.9236in" draw:z-index="0">
<draw:image xlink:href="../Images/Aljazeera Chinese/2023-06-21T02-47-59/1-1687315048.png" xlink:type="simple" xlink:show="embed" xlink:actuate="onLoad" draw:mime-type="image/png"/>
</draw:frame>
 俄乌战争  乌克兰正在发动发攻  乌克兰称已夺回位于扎波罗热以东的另外三个村庄——诺沃达里夫卡、莱瓦德内和洛布科韦。此前，基辅军队声称已夺回顿涅茨克边缘的内斯库奇内、斯托罗热夫、布拉霍达特内和马卡里夫卡</text:p>
      <text:h text:style-name="P13" text:outline-level="4">
<text:span text:style-name="T4">
“对乌克兰进行物理清洗”</text:span>
</text:h>
      <text:p text:style-name="P4">
乌克兰表示，在反攻初期阶段，它已经夺回了八个村庄，一名国防官员承诺，尽管遭到莫斯科军队的顽强抵抗，基辅的“最大打击”即将到来。</text:p>
      <text:p text:style-name="P4">
乌克兰总统泽连斯基在夜间视频讲话中表示，“此时，我们在南部和东部的士兵正在积极消灭敌人，对乌克兰进行物理清洗。”</text:p>
      <text:p text:style-name="P4">
“防御恐怖主义意味着消灭恐怖分子，这保证了邪恶国家永远没有机会给乌克兰带来邪恶。”</text:p>
      <text:p text:style-name="P4">
乌克兰官员表示，俄罗斯周二袭击了基辅和该国其他地区的军事和基础设施目标，包括远离前线的西部地区。</text:p>
      <text:p text:style-name="P4">
同样在周二，俄罗斯控制的赫尔松南部地区新卡霍夫卡镇的地方当局表示，乌克兰无人机袭击造成一名妇女死亡、四人受伤，游荡弹药无人机——被外界称为“神风特攻队无人机”——对公共服务设施发动了袭击。</text:p>
      <text:p text:style-name="P4">
此次空袭发生之际，人们的注意力一直集中在乌克兰对俄罗斯南部和东部防御阵地的袭击上，该攻势旨在将弗拉基米尔·普京总统的军队赶出自 2022 年 2月开始入侵乌克兰以来占领的领土。</text:p>
      <text:p text:style-name="P4">
基辅表示，它已经从俄罗斯军队手中夺回了 113 平方公里（44 平方英里）的土地，但最近的空袭表明，俄罗斯有能力在南部和东部前线以外发动战争。</text:p>
      <text:p text:style-name="P4">
泽连斯基办公室表示，无人机分几波袭击了基辅地区，空中警报持续了四个小时。</text:p>
      <text:p text:style-name="P4">
泽连斯基办公室并表示，几座商业和行政大楼以及一些私人住宅遭到破坏。</text:p>
      <text:p text:style-name="P4">
<draw:frame draw:style-name="fr1" draw:name="Image46" text:anchor-type="as-char" svg:width="6.9236in" svg:height="3.826739in" draw:z-index="0">
<draw:image xlink:href="../Images/Aljazeera Chinese/2023-06-21T02-47-59/2-1687315117.jpg" xlink:type="simple" xlink:show="embed" xlink:actuate="onLoad" draw:mime-type="image/jpeg"/>
</draw:frame>
 俄罗斯称在顿涅茨克的火箭弹袭击造成 20 名平民受伤</text:p>
      <text:h text:style-name="P13" text:outline-level="4">
<text:span text:style-name="T4">
伊朗无人机</text:span>
</text:h>
      <text:p text:style-name="P4">
乌克兰表示，从俄罗斯布良斯克地区和亚速海发射的 35 架伊朗制造的见证者无人机中，乌克兰击落了 32 架。</text:p>
      <text:p text:style-name="P4">
利沃夫州长马克西姆·科兹茨基 (Maksym Kozytskiy)表示，利沃夫的一处“极其重要的设施”遭到袭击，该设施远离前线，距离波兰边境 70公里（43 英里），他没有透露细节。</text:p>
      <text:p text:style-name="P4">
空军表示，乌克兰防空部队已在大部分地区展开行动。</text:p>
      <text:p text:style-name="P4">
乌克兰空军在Telegram 上发文称，“然而，伊朗无人机的主要攻击方向是基辅地区，超过24架见证者无人机在这里被摧毁。”</text:p>
      <text:p text:style-name="P4">
能源部表示，坠落无人机的碎片损坏了基辅地区和南部尼古拉耶夫地区的电线，导致数百名居民断电。</text:p>
      <text:p text:style-name="P4">
空军表示，俄罗斯还用伊斯坎德尔和S-300导弹袭击了东南部工业城市扎波罗热。</text:p>
      <text:p text:style-name="P4">
<draw:frame draw:style-name="fr1" draw:name="Image47" text:anchor-type="as-char" svg:width="6.9236in" svg:height="3.894525in" draw:z-index="0">
<draw:image xlink:href="../Images/Aljazeera Chinese/2023-06-21T02-47-59/3-1687315149.jpg" xlink:type="simple" xlink:show="embed" xlink:actuate="onLoad" draw:mime-type="image/jpeg"/>
</draw:frame>
 乌克兰炮击沃尔诺瓦卡造成 20人受伤：俄罗斯</text:p>
      <text:p text:style-name="P4">
Source: <text:a xlink:type="simple" xlink:href="https://chinese.aljazeera.net/news/war-in-ukraine/2023/6/21/%e4%bf%84%e7%bd%97%e6%96%af%e5%a6%82%e6%9e%9c%e5%85%8b%e9%87%8c%e7%b1%b3%e4%ba%9a%e9%81%ad%e5%88%b0%e8%bd%b0%e7%82%b8%e7%be%8e%e5%9b%bd%e5%92%8c%e8%8b%b1%e5%9b%bd%e5%b0%86" text:style-name="Internet_20_link" text:visited-style-name="Visited_20_Internet_20_Link">
https://chinese.aljazeera.net/news/war-in-ukraine/2023/6/21/%e4%bf%84%e7%bd%97%e6%96%af%e5%a6%82%e6%9e%9c%e5%85%8b%e9%87%8c%e7%b1%b3%e4%ba%9a%e9%81%ad%e5%88%b0%e8%bd%b0%e7%82%b8%e7%be%8e%e5%9b%bd%e5%92%8c%e8%8b%b1%e5%9b%bd%e5%b0%86</text:a>
</text:p>
      <!--NEWS-->
      <text:h text:style-name="P10" text:outline-level="1">
<text:span text:style-name="T4">
欧盟计划对中国“去风险、不脱钩” (Free Version)</text:span>
</text:h>
      <text:p text:style-name="P4">
Author: Kim Mackrael / Laurence Norman</text:p>
      <text:p text:style-name="P4">
Publisher: 华尔街日报中文网</text:p>
      <text:p text:style-name="P4">
Published Time: 2023-06-21T02:50:00.000Z</text:p>
      <text:p text:style-name="P4">
Modified Time: 2023-06-21T02:50:00.000Z</text:p>
      <text:p text:style-name="P4">
Created Time: 2023-06-21T00:43:00.000Z</text:p>
      <text:p text:style-name="P4">
Description: 中国日益增长的经济实力正引起整个欧洲大陆的不安，担心欧洲可能暴露在来自地缘政治对手的风险中。欧盟正寻找途径，试图在不放弃每天价值约26亿美元的中欧贸易关系的情况下遏制这些风险。</text:p>
      <text:p text:style-name="P4">
Images: []</text:p>
      <text:p text:style-name="P4">
Categories: ['国际']</text:p>
      <text:p text:style-name="P4">
Keywords: SYND</text:p>
      <text:p text:style-name="P4">
Type: Article</text:p>
      <!--METADATA-->
      <text:p text:style-name="P4">
欧洲表示希望抵御中国的经济影响力。这一决心面临一个初步考验。</text:p>
      <text:p text:style-name="P4">
Source: <text:a xlink:type="simple" xlink:href="https://cn.wsj.com/articles/%E6%AC%A7%E7%9B%9F%E8%AE%A1%E5%88%92%E5%AF%B9%E4%B8%AD%E5%9B%BD-%E5%8E%BB%E9%A3%8E%E9%99%A9-%E4%B8%8D%E8%84%B1%E9%92%A9-e15a906f" text:style-name="Internet_20_link" text:visited-style-name="Visited_20_Internet_20_Link">
https://cn.wsj.com/articles/%E6%AC%A7%E7%9B%9F%E8%AE%A1%E5%88%92%E5%AF%B9%E4%B8%AD%E5%9B%BD-%E5%8E%BB%E9%A3%8E%E9%99%A9-%E4%B8%8D%E8%84%B1%E9%92%A9-e15a906f</text:a>
</text:p>
      <!--NEWS-->
      <text:h text:style-name="P10" text:outline-level="1">
<text:span text:style-name="T4">
美国涉中国“猎狐行动”第一案：三人被定罪</text:span>
</text:h>
      <text:p text:style-name="P4">
Creator: KAREN ZRAICK</text:p>
      <text:p text:style-name="P4">
Publisher: https://www.facebook.com/nytimeschinese</text:p>
      <text:p text:style-name="P4">
Published Time: 2023-06-21T03:06:58+08:00</text:p>
      <text:p text:style-name="P4">
Description: 法庭宣判三名被告跟踪罪和一项相关串谋罪名成立。这是针对“猎狐行动”的第一起诉讼，司法部称该行动的部分目的是控制海外中国公民，审理之时正值中美紧张关系达到顶点。 Bing Guan for The New York Times 迈克尔·麦克马洪（左）是纽约警局的退休警官，后来成为私家侦探，他说自己并不知道当时他是在为中国政府工作。</text:p>
      <text:p text:style-name="P4">
Images: ["<text:a xlink:type="simple" xlink:href="https://static01.nyt.com/images/2023/06/20/multimedia/20CHINA-TRIAL-VERDICT-lpmb/20CHINA-TRIAL-VERDICT-lpmb-master1050.jpg" text:style-name="Internet_20_link" text:visited-style-name="Visited_20_Internet_20_Link">
20CHINA-TRIAL...</text:a>
"]</text:p>
      <text:p text:style-name="P4">
Category: 美国</text:p>
      <text:p text:style-name="P4">
Type: Article</text:p>
      <!--METADATA-->
      <text:p text:style-name="P4">
<draw:frame draw:style-name="fr1" draw:name="Image48" text:anchor-type="as-char" svg:width="6.9236in" svg:height="4.615733in" draw:z-index="0">
<draw:image xlink:href="../Images/cnnytimes/2023-06-21T03-06-58-08-00/20CHINA-TRIAL-VERDICT-lpmb-master1050.jpg" xlink:type="simple" xlink:show="embed" xlink:actuate="onLoad" draw:mime-type="image/jpeg"/>
</draw:frame>
</text:p>
      <text:p text:style-name="P4">
周二，三名男子因代表中国政府在新泽西州郊区跟踪一户人家，被布鲁克林联邦法院的定罪。</text:p>
      <text:p text:style-name="P4">
被告迈克尔·麦克马洪（55岁）、朱勇（音，66岁）和郑聪颖（音，27岁）的跟踪罪和一项与跟踪相关的串谋罪名成立。朱勇和麦克马洪还被判非法充当外国代理人，朱勇的另一项串谋指控也被定罪。</text:p>
      <text:p text:style-name="P4">
麦克马洪是纽约警局的退休警官，后来成为私家侦探，周二他在法院外发表声明，坚称他是清白的，并誓要继续为自己正名。</text:p>
      <text:p text:style-name="P4">
“我要是真清楚他们是外国政府的人，目的是为了骚扰他人，我肯定会拒绝，还会报告给联邦调查局，”他说。</text:p>
      <text:p text:style-name="P4">
这一裁决给为期三周的庭审画上句号。庭审期间，检方详细陈述了这三名男子在“猎狐行动”中扮演的角色，中国官员称已进行十年之久的“猎狐行动”旨在遣返逃犯。司法部主张，该行动的部分目的在于让中共控制世界各地的中国公民。</text:p>
      <text:p text:style-name="P4">
布鲁克林案是司法部针对该行动提起的第一起诉讼，审理之时正值两个存在对抗的超级大国之间的紧张关系达到顶点，双方在中国不断扩张的军事影响力和其他问题上都存在分歧。周末，国务卿 <text:a xlink:type="simple" xlink:href="https://cn.nytimes.com/china/20230619/blinken-china-xi-diplomacy/" text:style-name="Internet_20_link" text:visited-style-name="Visited_20_Internet_20_Link">
 布林肯在北京会见</text:a>
了中国领导人习近平。</text:p>
      <text:p text:style-name="P4">
司法部近年来一直将中国相关案件视为重中之重，布鲁克林联邦检察官布雷恩·S·皮斯尤其关注所谓外国政府的“跨国镇压”。在判决下达后的一份声明中，皮斯称麦克马洪和朱勇是在“外部敌对势力的指示下”行动。</text:p>
      <text:p text:style-name="P4">
“对中国政府进入我国境内，违反我国法律，针对美国受害者实施跨国镇压计划的行为，我方将继续坚决予以揭露和打击，”他说。</text:p>
      <text:p text:style-name="P4">
周五，中国外交部发言人汪文斌指责司法部在此案相关问题上“污蔑抹黑”中国，并称跨国镇压“的帽子美国自己戴再合适不过”。</text:p>
      <text:p text:style-name="P4">
联邦检察官办公室表示，来自新泽西州莫瓦市的麦克马洪可能面临最高20年的监禁。但他的律师劳伦斯·拉斯伯格上周表示，联邦法院的量刑计算很复杂，他相信麦克马洪四项罪名指控的最高刑期不会超过三年。（麦克马洪的其中一项指控被判无罪。）根据检方的说法，来自皇后区的朱勇可能面临25年监禁，来自布鲁克林的郑聪颖则可能被判10年。</text:p>
      <text:p text:style-name="P4">
广告</text:p>
      <text:p text:style-name="P4">
周二，拉斯伯格称这一判决是“不公正的”，还说对跟踪行为的定罪“会让私家侦探在一切案件中的工作都变成刑事犯罪”。</text:p>
      <text:p text:style-name="P4">
麦克马洪表示，他在五个不同场合进行监视时都曾通知当地警方，还聘请了其他前纽约警局的警探来协助他。拉斯伯格在庭审中辩称，这些事实能够证明麦克马洪并不知道此案与中国政府有关。</text:p>
      <text:p text:style-name="P4">
郑聪颖的律师蕾妮·黄（音）表示，鉴于郑聪颖两项最重的指控被判无罪，她认为这一判决结果是好消息，她的团队正在考虑对跟踪罪指控提起上诉。</text:p>
      <text:p text:style-name="P4">
“郑聪颖与麦克马洪、朱勇并无任何人际关系上的交集。他们之间完全没有任何关系，”她说。</text:p>
      <text:p text:style-name="P4">
朱勇的律师凯文·董（音）表示，这样的判决可能会给与海外同行打交道的所有公民或企业带来更多风险。</text:p>
      <text:p text:style-name="P4">
“传递给公众的信息是非常令人不安的，”他说。</text:p>
      <text:p text:style-name="P4">
朱勇和郑聪颖是持有美国绿卡的中国公民。凯文·董称他的客户是一位退休人员，大约20年前来到美国，在建筑行业工作之外还打点零工。郑聪颖的律师在法庭上宣称，他曾在一家珍珠奶茶店打工，但为了出庭不得不辞掉工作，目前跟姐姐住在一起。</text:p>
      <text:p text:style-name="P4">
</text:p>
      <text:p text:style-name="P4">
朱勇不太会讲英语，交流都靠翻译公司的协助。  Jefferson Siegel for The New York Times</text:p>
      <text:p text:style-name="P4">
庭审期间，法官陈开美(Pamela K. Chen)警告称，所有相关人员务必应关注具体指控，而非与这些指控相关的国际政治问题。陪审团于周四开始审议。</text:p>
      <text:p text:style-name="P4">
此案的中心人物是十多年前移居美国的前中国官员徐进。检方称，三名被告是参与串谋的关键人物，中国政府设下了跟踪和骚扰徐进及其家人的计划，逼迫他返回中国，他所受的贪污指控最高可能判处死刑。</text:p>
      <text:p text:style-name="P4">
广告</text:p>
      <text:p text:style-name="P4">
陪审团看到了自2016年秋以来的大量通讯记录，当时朱勇联系到了在新泽西州做私家侦探的麦克马洪。</text:p>
      <text:p text:style-name="P4">
这位不太会说英语的老人在皇后区法拉盛找了一家翻译公司帮助他交流。拉斯伯格说，麦克马洪的理解是，他是在为一家寻求收回资金的私营公司工作。</text:p>
      <text:p text:style-name="P4">
麦克马洪在2016年和2017年的六个月里进行了为期五天的监视，发现了与徐进的下落和资产有关的记录。他还见过朱勇的同事胡冀（音），后来发现胡冀是中国武汉市公安局的一名警官。</text:p>
      <text:p text:style-name="P4">
2016年10月，这些人在新泽西州的帕尼拉面包餐厅进行了面对面的接触，被拍下的照片成了他们直接联系的证据。</text:p>
      <text:p text:style-name="P4">
</text:p>
      <text:p text:style-name="P4">
迈克尔·麦克马洪与朱勇（左）和胡冀的合影成为了证据。  U.S. Attorney’s Office, Eastern District of NewYork</text:p>
      <text:p text:style-name="P4">
照片中，麦克马洪先生咧着嘴笑，站在另外两人中间，搭着朱勇的肩。会面结束后，胡冀开始以Eric Yan的名义直接与麦克马洪联系，并给出指示。</text:p>
      <text:p text:style-name="P4">
拉斯伯格在审判中辩称，没有证据表明麦克马洪知道他的调查由中国政府指挥。相反，有关该调查的电子邮件提到了一家要求进行这项工作的“公司”。</text:p>
      <text:p text:style-name="P4">
广告</text:p>
      <text:p text:style-name="P4">
据中国官方媒体报道，他的调查对象徐进曾任武汉市发展和改革委员会主任。这些报道称，他因挪用公款、滥用职权和收受贿赂而被通缉。徐进在布鲁克林的审判中作证，但在判决后无法立即联系到他置评。</text:p>
      <text:p text:style-name="P4">
麦克马洪受聘是在2017年，那段时间徐进82岁、身体欠佳的父亲去了新泽西，检方称这是中国官员强迫他去的。</text:p>
      <text:p text:style-name="P4">
</text:p>
      <text:p text:style-name="P4">
郑聪颖的律师称他与这场串谋几乎没有关系。  Jefferson Siegel for The New York Times</text:p>
      <text:p text:style-name="P4">
陪审员被告知，徐进的姊妹已经因为徐进拒绝回国而入狱。检察官说，中国官员随后策划将徐进的父亲送到新泽西州，说服儿子回国。检察官说，这些官员不知道徐进的地址，他们以他的父亲为诱饵，引诱徐进出来，以便跟踪他。</text:p>
      <text:p text:style-name="P4">
徐进的妻妹作证说，当这位老人毫无预兆地出现在她位于新泽西州肖特希尔斯的家门口时，她感到非常震惊。她说，她已经收到了几次与徐进有关的威胁，并且知道中国政府正在努力寻找他。为了让他们不能得逞，她安排与徐进的父亲第二天在附近一家商场见面，而不是在徐进的家里。</text:p>
      <text:p text:style-name="P4">
但第二年，包括郑聪颖在内的两名男子出现在徐进位于新泽西州沃伦的家中，并留下了一张威胁字条。郑聪颖的律师保罗·戈德伯格说，他的当事人“只是个孩子”，开车去他家是为了帮另一个人的忙，他很快对自己的行为感到后悔。</text:p>
      <text:p text:style-name="P4">
戈德伯格说，郑聪颖甚至开车回去，试图把纸条取下来。但为时已晚：徐进作证说，他已经按照联邦调查局的指示把纸条取下来了。</text:p>
      <text:p text:style-name="P4">
Source: <text:a xlink:type="simple" xlink:href="https://cn.nytimes.com/usa/20230621/verdict-china-spying-trial/" text:style-name="Internet_20_link" text:visited-style-name="Visited_20_Internet_20_Link">
https://cn.nytimes.com/usa/20230621/verdict-china-spying-trial/</text:a>
</text:p>
      <!--NEWS-->
      <text:h text:style-name="P10" text:outline-level="1">
<text:span text:style-name="T4">
被控擁槍與逃稅 拜登之子達成認罪協議</text:span>
</text:h>
      <text:p text:style-name="P4">
Author: None (Language: zh)</text:p>
      <text:p text:style-name="P4">
Publisher: None</text:p>
      <text:p text:style-name="P4">
Time: 2023-06-21T03:13:00Z</text:p>
      <text:p text:style-name="P4">
Description: 美國總統拜登的兒子亨特被控非法擁槍和逃漏稅的案件，週二與檢察官達成認罪協議，但共和黨為何批評這項認罪協議有問題？</text:p>
      <text:p text:style-name="P4">
Videos: []</text:p>
      <text:p text:style-name="P4">
Images: []</text:p>
      <text:p text:style-name="P4">
Subject: 时政风云</text:p>
      <text:p text:style-name="P4">
Subjects: ['奥巴马', '美国']</text:p>
      <text:p text:style-name="P4">
Keywords: ['美国', '拜登', '亨特', '亨特·拜登', '特朗普']</text:p>
      <text:p text:style-name="P4">
ID: 65985010</text:p>
      <!--METADATA-->
      <text:p text:style-name="P4">
<text:a xlink:type="simple" xlink:href="https://www.dw.com/zh/overlay/image/article/65985010/65978574" text:style-name="Internet_20_link" text:visited-style-name="Visited_20_Internet_20_Link">
 </text:a>
</text:p>
      <text:p text:style-name="P4">
美國總統拜登之子與檢方達成認罪協議，圖為2022年8月他出席一場教會活動</text:p>
      <text:p text:style-name="P4">
（德國之聲中文網）美國總統拜登（Joe Biedn）之子亨特（HunterBiden）週二（6月20日）與美國檢方達成認罪協議，結束了過去5年對他非法擁有槍枝和逃漏稅的調查。法律專家認為，亨特入獄的機率不高，這也成為共和黨陣營批評的議題。</text:p>
      <text:p text:style-name="P4">
法新社報導，檢察官週二表示，現年53歲的亨特已同意承認兩項未繳納聯邦所得稅的罪名，並承認吸毒且非法持有槍支。</text:p>
      <text:p text:style-name="P4">
不過，拜登與其家鄉特拉華州的美國檢察官辦公室之間的這項認罪協議，將需要得到聯邦法官的批准。</text:p>
      <text:p text:style-name="P4">
亨特可能不需要面對任何監禁。據美國《華盛頓郵報》報導，檢察官將尋求對稅收和槍支指控的緩刑。</text:p>
      <text:p text:style-name="P4">
週二，當被問及認罪協議時，80歲的拜登在加州的一次活動中告訴記者，他說：「為我的兒子感到非常自豪。」</text:p>
      <text:p text:style-name="P4">
</text:p>
      <text:p text:style-name="P4">
美國司法部示意圖（資料照）</text:p>
      <text:h text:style-name="P12" text:outline-level="3">
<text:span text:style-name="T4">
亨特犯了什麼罪</text:span>
</text:h>
      <text:p text:style-name="P4">
路透社報導，年輕的亨特曾擔任說客、律師、外國公司顧問、投資銀行家和藝術家，並公開詳述了他曾濫用藥物的過往。</text:p>
      <text:p text:style-name="P4">
根據法庭文件，亨特在2017年和2018年的應稅收入超過150萬美元，卻並沒有繳納所得稅，欠下了超過10萬美元的稅款。</text:p>
      <text:p text:style-name="P4">
美國司法部表示，亨特還被控在在2018年10月12日至10月23日期間非法擁有槍支，當時他正在使用並沉迷於一種管制物質。對於這項指控，他簽訂了審前改造協議，這是起訴的替代方案，有時用來讓被告免於入獄或刑事定罪。</text:p>
      <text:p text:style-name="P4">
「據我了解， <text:a xlink:type="simple" xlink:href="https://www.dw.com/zh/zh/拜登之子亨特遭税务调查/a-55892941" text:style-name="Internet_20_link" text:visited-style-name="Visited_20_Internet_20_Link">
 對亨特的5年調查已經落幕 </text:a>
」，亨特的律師克拉克（ChristopherClark）在一份聲明中指出。「我知道亨特認為，為他在生活動盪和成癮期間犯下的這些錯誤承擔責任很重要。他期待著繼續康復並繼續前進」，克拉克說。</text:p>
      <text:p text:style-name="P4">
法律專家洛佩茲 (Tess Lopez)表示，亨特可能因稅收指控面臨12至18個月的刑期。但他被判入獄的可能性很低，因為逃稅金額不高，且他是初犯，也願意為自己的行為承擔責任。</text:p>
      <text:p text:style-name="P4">
白宮發言人薩姆斯（Ian Sams）在一份聲明中表示，「總統和第一夫人愛他們的兒子，並支持他繼續重建他的生活。我們不會再發表評論」。</text:p>
      <text:p text:style-name="P4">
</text:p>
      <text:p text:style-name="P4">
美國總統拜登在2021年1月宣誓就職後，與夫人吉兒和亨特擁抱</text:p>
      <text:h text:style-name="P12" text:outline-level="3">
<text:span text:style-name="T4">
共和黨抨擊此案</text:span>
</text:h>
      <text:p text:style-name="P4">
路透社報導，共和黨人週二嚴厲批評該認罪協議有利於總統的兒子。</text:p>
      <text:p text:style-name="P4">
美國眾議院監督委員會的共和黨籍主席科默（JamesComer）代表一直領導眾議院共和黨人對拜登的家人進行調查，他稱認罪協議是「一記耳光」，並表示調查工作將不會因此停止。</text:p>
      <text:p text:style-name="P4">
最近因控在離任時非法保存國家安全文件，而 <text:a xlink:type="simple" xlink:href="https://www.dw.com/zh/zh/美国国会山警官首次起诉前总统特朗普/a-57063535" text:style-name="Internet_20_link" text:visited-style-name="Visited_20_Internet_20_Link">
 面臨刑事責任</text:a>
 的美國前總統特朗普（DonaldTrump）也批評了這項認罪協議。</text:p>
      <text:p text:style-name="P4">
「哇！腐敗的拜登司法部只是給亨特一張『交通罰單』，就洗清了數百年（刑期）的刑事責任」， 特朗普在他創辦的社交平台真實社群（TruthSocial）上說，「我們的體制壞了」。</text:p>
      <text:p text:style-name="P4">
</text:p>
      <text:p text:style-name="P4">
美國前總統特朗普和共和黨人抨擊這項認罪協議，圖為川普6月13日出席一場高爾夫俱樂部的演講（資料照）</text:p>
      <text:p text:style-name="P4">
拜登總統目前有兩個孩子，亨特和女兒阿什莉（Ashley Biden）。他的另一個兒子博（BeauBiden）於2015年死於癌症，另一個女兒內奧米（Naomi Biden）則在嬰兒時期因一場車禍而去世；拜登第一任妻子也在同場車禍中喪生。</text:p>
      <text:p text:style-name="P4">
美國田納西大學專門研究總統歷史的學者克勞福德（Aaron Crawford）表示， <text:a xlink:type="simple" xlink:href="https://www.dw.com/zh/zh/拜家子坑爹的电脑硬盘-到底有什么料/a-55299998" text:style-name="Internet_20_link" text:visited-style-name="Visited_20_Internet_20_Link">
 亨特可能是第一個被起訴的現任美國總統的子女</text:a>
 。</text:p>
      <text:p text:style-name="P4">
（綜合報導）</text:p>
      <text:p text:style-name="P4">
Source: <text:a xlink:type="simple" xlink:href="https://www.dw.com/zh/被控擁槍與逃稅-拜登之子達成認罪協議/a-65985010" text:style-name="Internet_20_link" text:visited-style-name="Visited_20_Internet_20_Link">
https://www.dw.com/zh/被控擁槍與逃稅-拜登之子達成認罪協議/a-65985010?maca=chi-rss-chi-all-1127-rdf</text:a>
</text:p>
      <!--NEWS-->
      <text:h text:style-name="P10" text:outline-level="1">
<text:span text:style-name="T4">
专访普华永道周伟然——从虚拟到现实，2023年元宇宙展望及TMT行业洞见 (Free Version)</text:span>
</text:h>
      <text:p text:style-name="P4">
Authors: ['']</text:p>
      <text:p text:style-name="P4">
Publisher: 英国《金融时报》</text:p>
      <text:p text:style-name="P4">
Time: 2023-06-21T03:14:52+00:00</text:p>
      <text:p text:style-name="P4">
Published Time: 2023-06-20T12:00:99+08:00</text:p>
      <text:p text:style-name="P4">
Modified Time: 2023-06-20T23:14:99+08:00</text:p>
      <text:p text:style-name="P4">
Description: Chat GPT广受欢迎背后的逻辑是什么？Web3距离我们还有多远？元宇宙的现实意义又在何处，企业又该怎样利用元宇宙塑造自己的商业价值？</text:p>
      <text:p text:style-name="P4">
Images: ["<text:a xlink:type="simple" xlink:href="https://thumbor.ftacademy.cn/unsafe/picture/0/000147150_piclink.jpg" text:style-name="Internet_20_link" text:visited-style-name="Visited_20_Internet_20_Link">
000147150_pic...</text:a>
"]</text:p>
      <text:p text:style-name="P4">
Themes: ['Web3与加密金融', '关注']</text:p>
      <text:p text:style-name="P4">
Keywords: ['人工智能', 'AI', 'ChatGPT', '元宇宙', '虚拟资产']</text:p>
      <text:p text:style-name="P4">
Type: Article</text:p>
      <!--METADATA-->
      <text:p text:style-name="P4">
<draw:frame draw:style-name="fr1" draw:name="Image56" text:anchor-type="as-char" svg:width="6.9236in" svg:height="3.901286in" draw:z-index="0">
<draw:image xlink:href="../Images/FT Chinese Free Version/2023-06-21T03-14-52-00-00/000147150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2023年，在全球最具影响力的移动通信领域顶级盛会——巴塞罗那世界移动通信大会上，来自全球移动通信行业的精英围绕5G新动能（5GAcceleration）、超越现实﹢（Reality﹢）、开放网络（OpenNet）、金融科技（Fintech）、数字万物（DigitalEverything）五大话题分享彼此的行业洞见。ChatGPT广受欢迎背后的逻辑是什么？Web3距离我们还有多远？元宇宙的现实意义又在何处，企业又该怎样利用元宇宙塑造自己的商业价值？作为TMT行业的深度观察者和巴塞世界移动通信大会的受邀嘉宾，普华永道全球科技、媒体及通信(TMT) 行业主管合伙人周伟然分享了他的观点。</text:p>
      <text:p text:style-name="P4">
以下是采访实录，</text:p>
      <text:p text:style-name="P4">
<text:span text:style-name="T4">
FT中文网</text:span>
 ：在参加完在巴塞罗那举办的2023世界移动通讯大会后，您怎样看待未来5年TMT（Technology, Media,Telecommunication）行业的发展趋势？</text:p>
      <text:p text:style-name="P4">
<text:span text:style-name="T4">
周伟然</text:span>
 ：普华永道早前发表TMT行业未来发展的洞察报告，定义八项重要的前沿科技，包括：人工智能（AI），机器人（Robotics），物联网（IoT）、增强现实（AR）、虚拟现实（VR）、无人机（Drones）、3D打印（3DPrinting），以及区块链（Blockchain）。我们认为这八项前沿科技将协助国家、社会、企业，乃至个人的发展。我们常说数字化改革与自动化推进都是非常重要的元素，并且两者相辅相成，因此这八项前沿科技并非单独发展，而是相互协同，作为一个整体对不同行业产生影响，发挥更大、更全面的效用。例如，AI加上机器人和物联网，就可以引领智慧制造（SmartManufacturing）的高效发展，极大地提高产业效率和产品质量。又例如，利用人工智能（AI）、增强现实（AR），再加上虚拟现实（VR），可以应用在远程医疗、教育、娱乐产业；同时，基于不同的组合也可以设计出更具个性化的服务，更加迎合消费者和用户的需求。</text:p>
      <text:p text:style-name="P4">
<text:span text:style-name="T4">
FT中文网</text:span>
 ：ChatGPT（Chat Generative Pre-trainedTransformer），是OpenAI开发的人工智能聊天机器人程序，于2022年11月推出。它的文本生成功能很受欢迎，比如像剧本、歌曲、企划等都可以生成，在自动问答方面，ChatGPT还可以根据输入的问题自动生成答案，作为TMT行业的深度观察者，您怎样看待ChatGPT的爆火和发展前景？</text:p>
      <text:p text:style-name="P4">
<text:span text:style-name="T4">
周伟然</text:span>
 ：GPT（Generative Pre-trainedTransformer）技术是利用AI大模型数据及架构创造出具有强大语言理解和生成能力、并以文字方式交互的人工智能工具。随着AI科技的机器升级和深度学习，这项技术日趋成熟。其中，ChatGPT火热的原因在于它只需要根据语言指令就能够自动生成解答，比如生成一篇文章、或数据图表的分析、或电脑的程序，甚至是一件原创艺术图像等等，用户所需要的信息都可以被迅速回应。而相比现在大众使用的搜索引擎，它们只能提供现有的匹配资料，例如宽泛的代理网页信息和图像，或已经发表的内容，因此ChatGPT提供的结果会更加精准，并且其自动生成的内容是原创内容，也更贴近使用者的个人需求。此外，ChatGPT操作起来也更加方便，能够极大地提高办公效率，而且目前它可以供用户有限度地免费使用，所以一经推出市场就受到众多用户和投资者的追捧。</text:p>
      <text:p text:style-name="P4">
<text:span text:style-name="T4">
FT中文网</text:span>
：2023年2月，香港大学决定禁止在港大所有课堂、作业和评估中使用ChatGPT或其他AI工具；3月31日，意大利政府以涉嫌侵犯隐私为由，宣布禁止使用ChatGPT，展开对OpenAI的调查，怎样看待ChatGPT目前发展中所受的限制？</text:p>
      <text:p text:style-name="P4">
<text:span text:style-name="T4">
周伟然</text:span>
：首先，地缘政治因素会使一些外国科技公司的GPT产品在中国的传播和使用相应地受到限制，所以类似于ChatGPT等的外国GPT产品和服务在国内的发展和服务会受到一定的客观限制。</text:p>
      <text:p text:style-name="P4">
此外，ChatGPT在内容生成上缺乏审核机制。目前为止，它还是一个免费的工具，很多人都使用它来辅助办公，比如说制作分析报告、电脑程序、财务报表，甚至是商业合同类的文件，但产出的成果由谁来负法律责任？例如，它产生了一项投资决定，如果出现亏损，责任究竟是由创建程序的人还是使用程序的人来负责？这些都还没有定论。作为一项新的技术，它还需要真正的监管机构来使其规范化，譬如由政府牵头制定法规和政策，只有这样GPT工具才能更健全地被投入使用。</text:p>
      <text:p text:style-name="P4">
这就像无人驾驶技术一样，经过多年的研究发展已比较成熟，但由于目前缺乏清晰的法律政策去界定交通事故的责任方，所以只能在国家一小部分城市的指定区域内使用，并未能实现全面广泛的应用。GPT技术的发展也需要配合相关机构制定规范的行业制度，以此来对某些行为定性，然后才可以大规模地采用。</text:p>
      <text:p text:style-name="P4">
<text:span text:style-name="T4">
FT中文网</text:span>
 ：ChatGPT出现之后哪些行业存在被取代的风险？</text:p>
      <text:p text:style-name="P4">
<text:span text:style-name="T4">
周伟然</text:span>
：我认为GPT不会真正取代任何一个行业，而是会提高行业的整体工作效率，由此节省出来人员和时间可以用于开发新的产品和服务。总的来说，AI的作用在于提供指导性的方向和建议，因此GPT可以在医疗诊断、健康护理、教育等领域发挥很大作用，极大提高效率；此外在金融行业，GPT也可以更有效地让投资者或是基金经理投放基金，因为大数据分析可以提供更加深层及精确的参考资料，从而促使他们做出更合理的投资决定。但AI的使用始终是以人为本，是根据人的需求提供更便捷、高效的服务，并同时根据使用者的不同需求定制个性化的方案和服务。现实的工作场景瞬息万变，最终还是需要人为的参与才能做出最佳的决定。</text:p>
      <text:p text:style-name="P4">
<text:span text:style-name="T4">
FT中文网</text:span>
 ： Web3离我们究竟还有多远，它的发展趋势及现状如何？</text:p>
      <text:p text:style-name="P4">
<text:span text:style-name="T4">
周伟然</text:span>
：Web3最大的特点就是分散的网络控制权，也就是去中心化。以现在的社交媒体举例，比如微信、WhatsApp、Facebook等，它们的拥有权和控制权都隶属其对应的平台，而Web3则是把网络的拥有权和控制权都配置给用户。Web3建立在区块链的基础上，所有在网络上的交易都有加密属性，提高了交易的安全性，因此我们相信Web3可以支持很多数字资产的产生，这些数字资产也可以进行商业交易，从而诞生新的商机。全球许多国家都十分注重Web3的发展，例如中国最新的政府工作报告中也明确了“数字中国”是未来经济发展的重要方向。</text:p>
      <text:p text:style-name="P4">
根据目前Web3发展的情况，国内已经拥有比较成熟先进的区块链技术，很多地方政府，以及成熟或初创型企业都在积极地去探索和发展Web3相关产业。目前Web3之所以还未起飞，是因为数字资产的交易或合同的执行需要有一套完善的法规去配套管理，使交易方的权益得到适当的保障。例如，由Web3产生的数字资产，理论上来说可以进行交易或者变卖，但应该以什么基准去评估它的价值？又例如，用户a和用户b在Web3的环境下做数字资产交易，交易过程应该由谁来监管？出现纠纷应该通过什么途径来解决？另一个问题是在国家逐步完善相关法规的同时，网络是没有边界的，数字资产的产生和交易不会只局限于中国，这意味着在和Web3相关的业务必然会和其他国家产生交集，所以国与国之间也应该有共同建立法规和监管机制的共识。</text:p>
      <text:p text:style-name="P4">
<text:span text:style-name="T4">
FT中文网</text:span>
：元宇宙“Metaverse”一词最早见于尼尔•斯蒂芬森1992年的科幻小说《雪崩》。斯蒂芬森用这个词来描述一个基于虚拟现实的互联网后继者，Metaverse的用户可以通过高质量的个人或公共虚拟现实眼镜进入该世界并与彼此进行互动。近年来元宇宙的热潮再度来袭，苹果、Meta、微软等全球科技企业纷纷布局元宇宙，有人认为这将是一场颠覆性等变革，2023年我们该怎样看待元宇宙的发展？</text:p>
      <text:p text:style-name="P4">
<text:span text:style-name="T4">
周伟然</text:span>
 ：元宇宙是通过Web3的网络技术支持建立出来的超现实的3D数字世界，可以提供高质量的数字化场景给人与人、人与物、人与数字替身，甚至是数字替身和数字替身之间的互动和交流，拥有无限的想象空间。元宇宙建立于Web3，Web3建立于区块链，所以它也有分配所有权和加密的功能，这使得在元宇宙进行的商业交易有安全性的保证，客户体验也会有很大的提升。</text:p>
      <text:p text:style-name="P4">
根据普华永道报告，发展中的消费者群体是我们所谓的Z世代（GenerationZ），即1990年至2000年出生的人。Z世代非常习惯通过网络来进行娱乐消费，并且十分注重自己在网络上的身份认同。如果有一个完美的虚拟数字人物代表自己，他们会很愿意去花钱打扮和包装自己的虚拟形象。在这方面元宇宙可以提供很好的数字化场景，给Z世代的消费人群更好的体验，也可以由此推出很多不同类别的数字化产品，或是把虚拟的产品跟现实的产品做成数字孪生（Digitaltwins），通过虚与实的互相呼应增大变现机会，从而带来比较庞大的利益经济效益。这也是元宇宙发展空间被看好的原因。</text:p>
      <text:p text:style-name="P4">
今年3月，普华永道发布《2023元宇宙展望》，预测商业应用将占据2023年元宇宙应用场景的主导地位，其中，入职和培训、与同事互动、为客户创建虚拟内容成为最有可能探索的元宇宙应用。我们认为，今年元宇宙的发展前景乐观，具备以下特点：</text:p>
      <text:p text:style-name="P4">
首先，近两年元宇宙的发展，无论是在游戏、网上购物或是NFT交易等领域，基本上都集中在个人消费者、即to C的业务；而今年以来，则更加集中在toB的层面，例如一些大型消费型企业推出虚拟商城，大型企业也通过元宇宙进行企业人员培训、企业与客户互动交流，以此提高客户体验。普华永道也在利用元宇宙空间举行全球内部会议，或与客户交流等。</text:p>
      <text:p text:style-name="P4">
其次，金融业也积极关注元宇宙的应用，包括开拓元宇宙、利用数字资产推出更多的金融工具，从而扩大客户群和收入来源。医疗服务领域也可以利用元宇宙提供的互动数字化场景来进行远程诊疗。</text:p>
      <text:p text:style-name="P4">
<text:span text:style-name="T4">
FT中文网</text:span>
 ：2019年电音音乐人“棉花糖”Marshmello在游戏《堡垒之夜》里举办了一场虚拟演唱会， 2021年11月，JustinBieber与虚拟音乐会公司WaveVR合作，向全球歌迷献上了一场30分钟的元宇宙演唱会，2022年8月，华语歌手邓紫棋以元宇宙为基础概念的专辑《启示录》发布。除了真人歌手的元宇宙演唱会，还有层出不穷的虚拟偶像代言品牌，根据您提到GenerationZ的消费习惯，如何看待近几年虚拟偶像人物的兴起？</text:p>
      <text:p text:style-name="P4">
<text:span text:style-name="T4">
虚拟货币相关活动存在较大法律风险。请根据监管规范，注意甄别和远离非法金融活动，谨防个人财产和权益受损。</text:span>
</text:p>
      <text:p text:style-name="P4">
Source: <text:a xlink:type="simple" xlink:href="http://www.ftchinese.com/story/001100040" text:style-name="Internet_20_link" text:visited-style-name="Visited_20_Internet_20_Link">
http://www.ftchinese.com/story/001100040</text:a>
</text:p>
      <!--NEWS-->
      <text:h text:style-name="P10" text:outline-level="1">
<text:span text:style-name="T4">
积极财政是否真积极？ (Free Version)</text:span>
</text:h>
      <text:p text:style-name="P4">
Authors: ['为FT中文网撰稿']</text:p>
      <text:p text:style-name="P4">
Publisher: 英国《金融时报》</text:p>
      <text:p text:style-name="P4">
Time: 2023-06-21T03:15:02+00:00</text:p>
      <text:p text:style-name="P4">
Published Time: 2023-06-20T12:00:99+08:00</text:p>
      <text:p text:style-name="P4">
Modified Time: 2023-06-20T23:10:99+08:00</text:p>
      <text:p text:style-name="P4">
Description: 贾铭：考虑到当前地方政府财政状况，以及传统的经济拉动手段逐渐低效，与其继续提高赤字走老路，更为关键的是加快制度改革，提高政策效率。</text:p>
      <text:p text:style-name="P4">
Images: ["<text:a xlink:type="simple" xlink:href="https://thumbor.ftacademy.cn/unsafe/picture/4/000088494_piclink.jpg" text:style-name="Internet_20_link" text:visited-style-name="Visited_20_Internet_20_Link">
000088494_pic...</text:a>
"]</text:p>
      <text:p text:style-name="P4">
Themes: ['中国经济', '关注']</text:p>
      <text:p text:style-name="P4">
Keywords: ['财政政策', '中国经济', '宏观经济', '财政']</text:p>
      <text:p text:style-name="P4">
Type: Article</text:p>
      <!--METADATA-->
      <text:p text:style-name="P4">
<draw:frame draw:style-name="fr1" draw:name="Image57" text:anchor-type="as-char" svg:width="6.9236in" svg:height="4.617987in" draw:z-index="0">
<draw:image xlink:href="../Images/FT Chinese Free Version/2023-06-21T03-15-02-00-00/000088494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中国经济增速已经连续六个季度低于5%，期待已久的复苏不及预期。</text:p>
      <text:p text:style-name="P4">
在有效需求不足和低利率的宏观经济大背景下，货币政策受有效下限约束，市场期待财政政策能够加大刺激力度。但有观点认为，当前财政支出增速不及预期，财政政策不够积极，实际上没有进行逆周期调节。</text:p>
      <text:p text:style-name="P4">
那么，当前财政支出强度有多大？到底有没有进行逆周期调节？以及，未来的政策空间还有多少？</text:p>
      <text:p text:style-name="P4">
<text:span text:style-name="T4">
1.三种赤字率口径</text:span>
</text:p>
      <text:p text:style-name="P4">
通常认为，赤字率是衡量财政发力情况的重要指标。</text:p>
      <text:p text:style-name="P4">
中国执行较为严厉的财政纪律，参照国际水平，将3%设定为警戒线。除2020年和2021年因应对疫情冲击等特殊原因而短暂突破（分别为3.7%和3.2%）外，官方口径的赤字率从未突破3%。2010-2019年期间，中国的赤字率平均为2.39%。2022年，赤字率为2.8%。2023年，拟按3%左右安排。</text:p>
      <text:p text:style-name="P4">
有观点认为，赤字率应该上调。</text:p>
      <text:p text:style-name="P4">
理由至少有两点。第一，3%最早只是1993年11月生效的欧盟《马斯特里赫特条约》规定的参考值，既没有经过严谨的实证检验也无坚实的理论依据，即使对欧盟各国也没有强制约束力，常被突破；第二，虽然赤字率是衡量债务风险的指标，但赤字率不等价于债务风险，如果赤字规模扩大能带来更高的产出和收入，债务规模扩大并不必然带来债务率的提高。</text:p>
      <text:p text:style-name="P4">
我们完全同意，赤字率不能简单等同于债务风险。但需要注意的是，各国计算财政赤字的口径不同，有时候赤字率也不能很好的衡量财政支出强度。中国虽然将3%设为警戒值，但按不同口径计算出的赤字率有较大差异，3%的名义赤字率经常被突破。</text:p>
      <text:p text:style-name="P4">
<text:span text:style-name="T4">
口径一：收支口径的实际赤字率</text:span>
</text:p>
      <text:p text:style-name="P4">
教科书中的赤字率，即财政收入和支出的差额占国民生产总值（GDP）的比重。</text:p>
      <text:p text:style-name="P4">
中国的预算体系包括一般公共预算、政府性基金预算、国有资本经营预算和社会保险基金预算四本账。由于《预算法》规定，后三本账要遵循收支平衡或者以收定支的原则，不列赤字。所以，将教科书的概念对应到中国，很多人通常理解的财政赤字是指一个财政年度内，一般公共预算账户的收支差额。而赤字率则是收支差额与GDP的比重。</text:p>
      <text:p text:style-name="P4">
<text:span text:style-name="T4">
口径二：官方口径的预算赤字率</text:span>
</text:p>
      <text:p text:style-name="P4">
但官方的财政预算赤字实际上并不是一般公共预算收入与一般公共预算支出相减的结果，还要综合考虑使用预算稳定调节基金、从政府性基金预算和国有资本经营预算调入资金、动用结转结余资金等因素。综合考虑上述因素后，中国的财政赤字计算公式为：</text:p>
      <text:p text:style-name="P4">
财政预算赤字=（全国一般公共预算收入+调入预算稳定调节基金和其他预算资金+动用结转结余资金）-（全国一般公共预算支出+补充预算稳定调节基金+结转下年支出的资金），官方的预算赤字率即预算赤字/GDP。</text:p>
      <text:p text:style-name="P4">
<text:span text:style-name="T4">
口径三：权责口径的广义赤字率</text:span>
</text:p>
      <text:p text:style-name="P4">
按照《预算法》规定，专项债属于政府性基金预算，不纳入赤字。这是因为，专项债发行原则上要求项目自身的收益要可以还本付息。但实际上，由于大多数项目支持的仍是收益率很低甚至没有收益的基础设施建设、产业园建设，当前的专项债的付息还是靠项目所在地的财政资金或平台公司的信贷资金。如果按照资金用途和权责承担来看，专项债如果出现偿还问题也需要地方政府用一般公共预算收入兜底，所以也应该纳入财政赤字，纳入专项债的赤字率为广义赤字率。</text:p>
      <text:p text:style-name="P4">
此外，地方政府在预算外的举债融资，也应该被计入广义上的赤字。但预算外的举债融资，很难被追溯和准确统计，所以无法计算。</text:p>
      <text:p text:style-name="P4">
以2022年为例，按官方口径、收支口径、权责口径计算的官方赤字率、实际赤字率、广义赤字率分别为2.8%、4.7%、7.7%。</text:p>
      <text:p text:style-name="P4">
具体算法如下：</text:p>
      <text:p text:style-name="P4">
2022年当年的全国一般公共预算收入为20.37万亿，全国一般公共预算支出为26.06万亿，实际收支差额为5.69万亿。所以，按照当年的一般公共预算收支差额来算，2022年按收支口径的实际赤字率为5.69万亿/121万亿=4.7%。</text:p>
      <text:p text:style-name="P4">
但是，2022年年初，预算报告中披露的财政赤字为“按照3.37万亿元安排”、赤字率为“按2.8%左右安排”。预算执行情况报告发布的财政赤字仍为3.37万亿元，名义GDP为121万亿元，所以可以计算官方口径的预算赤字率（赤字/GDP）为接近2.8%，符合年初的预算安排。</text:p>
      <text:p text:style-name="P4">
那么，5.69万亿和3.37万亿两者间的差额2.33万亿怎么补的呢？</text:p>
      <text:p text:style-name="P4">
即上文提到的，通过调入历史结转结余资金、政府性基金和国有资本经营预算收入补足。其中，从预算稳定调节基金、政府性基金预算、国有资本经营预算调入资金及使用结转结余2.45万亿元，还有部分调出资金。</text:p>
      <text:p text:style-name="P4">
如果2022年将3.65万亿专项债纳入赤字，权责口径的广义赤字率则高达7.7%。</text:p>
      <text:p text:style-name="P4">
<text:span text:style-name="T4">
2.积极财政的实际强度</text:span>
</text:p>
      <text:p text:style-name="P4">
从官方赤字率安排来看，每年的波动幅度似乎非常小，2023年比2022年提高0.2个百分点，但财政部门在实际操作中，综合统筹其他资金的调入调出，实际上的积极财政政策力度可能并不小。与官方赤字率相比，收支口径和权责口径的赤字率相对更能反映财政力度。</text:p>
      <text:p text:style-name="P4">
第一，按当年收支差额口径的赤字率，可以比官方口径更好的反映财政政策的松紧。</text:p>
      <text:p text:style-name="P4">
可以将全社会理解为由政府部门和私人部门两个部门组成。政府部门不是生产部门，不创造财富，政府收入来源于税费收入，实际上是从私人部门的收取行为。政府支出则是向私人部门返还。官方口径的预算赤字率实际上展现的是新增债务规模的口径，而掩盖了预算稳定调节基金、政府性基金预算、国有资本经营预算调入资金以及结转结余等补缺口的调入资金。按照当年一般公共预算账户收支差额的口径，一方面可以更好地反映当年政府部门和私人部门之间的收支分配关系，另一方面可以更好地体现当年的财政收支压力，以及不同账户间的资金调配，从而相对更精准地反映财政政策的松紧。</text:p>
      <text:p text:style-name="P4">
按照当年收支差额口径计算，2018年到2022年间，实际赤字率分别为4.09%、4.87%、6.17%、3.91%、4.70%，均值为4.75%，均超过名义赤字率。</text:p>
      <text:p text:style-name="P4">
第二，纳入专项债的赤字率，比官方口径更能体现对经济的刺激力度。</text:p>
      <text:p text:style-name="P4">
专项债属于四本账中的政府性基金预算，不纳入赤字。专项债专款专用，按项目可以分为土地储备专项债（用途主要是收揽土地、土地平整、前期开发等）、棚改专项债、收费公路专项债、轨道交通专项债等，主要用于基建相关的领域。考虑到基建对经济增长的重要拉动作用，以及专项债按权责划分也应计入赤字，所以纳入专项债的广义赤字率，更能体现财政支出对经济的刺激力度。</text:p>
      <text:p text:style-name="P4">
按照纳入专项债的口径计算，2018年到2022年间，广义赤字率分别为5.55%、7.03%、9.86%、7.17%、7.97%，均值为7.52%，均显著超过名义赤字率水平。</text:p>
      <text:p text:style-name="P4">
<text:span text:style-name="T4">
3.财政政策是否真积极</text:span>
</text:p>
      <text:p text:style-name="P4">
有观点提出，分析一般公共预算支出和政府性基金预算支出两本账合计的同比增速，可以更为直观地反映积极财政政策的强度。这个观点有道理，但是需要注意政府性基金预算账户中国有土地出让收入和相关支出带来的异常扰动。</text:p>
      <text:p text:style-name="P4">
中国财政体系四本账之间的关系是，政府性基金预算、国有资本经营预算的盈余资金可以用来补充一般公共预算的赤字，一般公共预算和国有资本经营预算又有专门的支出项目补充社会保险基金预算，而社会保险基金预算，专款专用，只进不出。</text:p>
      <text:p text:style-name="P4">
虽然国有资本经营预算的盈余资金可以补充一般公共预算和社会保险基金预算，但是这本账的规模非常小，收支占比还不到四本账的2%，所以，在分析财政收支对经济的影响时，通常只分析一般公共预算和政府性基金预算这两本账，因为这两本账是四本账里的绝对大头。</text:p>
      <text:p text:style-name="P4">
所以，我们似乎可以通过分析一般公共预算支出和政府性基金预算支出加在一起的同比增速，来更为直观的衡量财政政策的发力力度。</text:p>
      <text:p text:style-name="P4">
计算可得，2018年到2022年间，两本账的支出同比增速分别为14.18%、9.54%、10.10%、-0.99%、3.11%，均值为7.19%。2021年和2022年的同比增速分别为-0.99%和3.11%，远低于五年均值，也低于当年的名义GDP增速。因此，有观点质疑，在宏观经济面临需求收缩、供给冲击、预期转弱等多重挑战的情况下，积极财政政策到底是真积极还是假积极？</text:p>
      <text:p text:style-name="P4">
如果分别看一般公共预算支出和政府性基金预算支出两本账的同比增速，可以发现，2021年的积极财政政策，或许有阶段性退出过快的情况，但未明显增加市场主体负担，对经济依然有刺激作用。2022年两本账的合计支出同比增速转负，则主要是受政府性基金预算支出中的国有土地出让收入相关支出锐减的拖累，积极财政政策实际上也依然积极。</text:p>
      <text:p text:style-name="P4">
<text:span text:style-name="T4">
3.1 2021年财政超收存在价格因素扰动</text:span>
</text:p>
      <text:p text:style-name="P4">
2021年一般公共预算收入为202539亿，同比增速10.74%，与2019年相比增长6.4%。一般公共预算支出为246321.5亿，同比增速0.3%，与2019年相比增长3.12%。全年收入完成（102.5%）超预算2.5个百分点，支出完成（98.5%）不及预算1.5个百分点，两相对比，财政政策看起来是在收缩。综合考虑预算稳定调节基金、政府性基金预算、国有资本经营预算的调入调出及使用结转结余后，官方赤字为35700亿，比2020年（37600亿）减少1900亿，实际上刺激力度也有所降低。</text:p>
      <text:p text:style-name="P4">
但是，需要注意的是，财政收入增速较快与经济恢复和大宗商品价格上涨带来的工业税增速较快和重点产业、企业的一次性增收有关，是一种特殊情况。并不能说明出现超收的省市的财政状况稳步向好，也不能说明财政政策在有意收紧。</text:p>
      <text:p text:style-name="P4">
第一，财政部很清楚这种价格因素带来的财政收入超收现象，所以与往年将财政超收的部分偿还债务冲减赤字或者划入预算稳定调节基金不同，2021年，财政部专门印发《关于合理安排今年财政超收收入的通知》，规定“若一般公共预算支出总量确有不足，可严格按照法定程序通过超收收入适当增加一般公共预算支出”，允许各地将超收部分用于增加当年支出。</text:p>
      <text:p text:style-name="P4">
Source: <text:a xlink:type="simple" xlink:href="http://www.ftchinese.com/story/001100039" text:style-name="Internet_20_link" text:visited-style-name="Visited_20_Internet_20_Link">
http://www.ftchinese.com/story/001100039</text:a>
</text:p>
      <!--NEWS-->
      <text:h text:style-name="P10" text:outline-level="1">
<text:span text:style-name="T4">
“一带一路”百人百访：邓丕兵谈柬埔寨的商业与机遇 (Free Version)</text:span>
</text:h>
      <text:p text:style-name="P4">
Authors: ['王英良，孙英龙为FT中文网撰稿']</text:p>
      <text:p text:style-name="P4">
Publisher: 英国《金融时报》</text:p>
      <text:p text:style-name="P4">
Time: 2023-06-21T03:15:09+00:00</text:p>
      <text:p text:style-name="P4">
Published Time: 2023-06-20T12:00:99+08:00</text:p>
      <text:p text:style-name="P4">
Modified Time: 2023-06-20T22:59:99+08:00</text:p>
      <text:p text:style-name="P4">
Description: 王英良、孙英龙：柬埔寨华人勋爵、柬埔寨正恒集团董事长邓丕兵受访认为，柬埔寨正以积极的态度和行动配合促进中国在东南亚地区的投资。</text:p>
      <text:p text:style-name="P4">
Images: ["<text:a xlink:type="simple" xlink:href="https://thumbor.ftacademy.cn/unsafe/picture/4/000184994_piclink.jpg" text:style-name="Internet_20_link" text:visited-style-name="Visited_20_Internet_20_Link">
000184994_pic...</text:a>
"]</text:p>
      <text:p text:style-name="P4">
Themes: ['柬埔寨', '关注']</text:p>
      <text:p text:style-name="P4">
Keywords: ['柬埔寨', '一带一路', '东南亚', '资本与国家']</text:p>
      <text:p text:style-name="P4">
Type: Article</text:p>
      <!--METADATA-->
      <text:p text:style-name="P4">
<draw:frame draw:style-name="fr1" draw:name="Image58" text:anchor-type="as-char" svg:width="6.9236in" svg:height="4.617987in" draw:z-index="0">
<draw:image xlink:href="../Images/FT Chinese Free Version/2023-06-21T03-15-09-00-00/000184994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柬埔寨作为中国的重要周边国家之一，在很多人的认知中，这是一个神秘的国度，而近期外界对柬埔寨的印象大多被负面描述影响。柬埔寨营商环境与社会现状到底如何？在新的国际环境下这个国家发展机遇何在？本期“一带一路百人百访”，笔者邀请到了柬埔寨华人勋爵、柬埔寨正恒集团（ZhenghengGroup）董事长邓丕兵（Oknha Deng Pibing）勋爵，力求从在柬本土华人视角来解读柬埔寨作为新兴市场国家的营商环境、产业投资和未来发展趋势。</text:p>
      <text:p text:style-name="P4">
以下为对邓丕兵勋爵的采访实录：</text:p>
      <text:p text:style-name="P4">
<text:span text:style-name="T4">
一、关于柬埔寨营商环境</text:span>
</text:p>
      <text:p text:style-name="P4">
<text:span text:style-name="T4">
问：</text:span>
 请您描述一下柬埔寨的营商环境有哪些优势、挑战和机遇？</text:p>
      <text:p text:style-name="P4">
<text:span text:style-name="T4">
邓丕兵：</text:span>
从优势方面看，柬埔寨作为新兴市场，有着投资者群体最为看中的外汇政策和诸多产业发展的上升空间。柬埔寨政府有着充分的开放意识，其投资政策在逐步走向完善和开放，道路基础设施也在飞速发展。金边到西哈努克港的首条高速公路通车半年多来给柬埔寨带来的改变是明显的。从金边至东部柬越边境城市巴域的第二条高速公路也已于6月7日开工修建。位于柬埔寨西部国公省七星海的全国第四个城市机场已经满足通航条件，正计划全面开航。另外，近几年来众多外资企业涌入，充分说明了柬埔寨的营商环境正朝着投资者所期待的方向发展。从挑战层面看，目前柬埔寨营商环境面临的最为突出的挑战是优秀专业人才资源的严重匮乏。这一点，是我这些年在企业经营过程中感触最深的。在机遇方面，柬埔寨拥有太多有待开拓的产业机会，比如文化旅游产业和农业，还有庞大的由待开发土地支撑的工业产业转移所带来的机遇，这些都是投资者或投资机构应该把握的发展机遇。尤其是农业，目前柬埔寨的农业还处在农耕时代的水平，产业化程度严重不足。所以说，实现产业化是柬埔寨农业产业大展宏图的重要方向。</text:p>
      <text:p text:style-name="P4">
<text:span text:style-name="T4">
问：</text:span>
 柬埔寨政府在吸引外资和促进经济发展方面采取了哪些有力政策和措施？</text:p>
      <text:p text:style-name="P4">
<text:span text:style-name="T4">
邓丕兵：</text:span>
首先，柬政府一直在不断完善各项与外商投资相关的法律法规，同时也在积极鼓励社会机构加大基础就业群体的就业技能培训，鼓励外出留学的柬埔寨学生学成归来为自己国家发展发挥重要作用，相信这些都会为吸引外资发挥不容忽视的作用。另外，柬埔寨政府也在逐步完善和加大招商引资方面的法律规范和监管力度。</text:p>
      <text:p text:style-name="P4">
<text:span text:style-name="T4">
问：</text:span>
 柬埔寨在东南亚地区的竞争优势和欠缺之处是什么？</text:p>
      <text:p text:style-name="P4">
<text:span text:style-name="T4">
邓丕兵：</text:span>
柬埔寨的经济总体发展水平在东盟国家中并没有体现出独特优势，但在货币政策上推行本币瑞尔和美元同步流通的制度，这吸引了大批国际淘金客和投资者。加上柬政府外汇管制政策相对宽松，所以柬埔寨拥有其他东盟国家甚至是发展中国家所不具备的吸引投资者的突出优势。不可否认的是，柬埔寨的国民幸福指数还是挺高的。欠缺部分可能更多体现在以下几方面：一些有针对性的投资激励措施；优秀人才缺失；行业法律法规以及执法监督方面有待完善。</text:p>
      <text:p text:style-name="P4">
<text:span text:style-name="T4">
二、关于产业投资环境与机会</text:span>
</text:p>
      <text:p text:style-name="P4">
<text:span text:style-name="T4">
问：</text:span>
 您认为柬埔寨哪些产业具有较大的投资潜力和发展空间？随着全球供应链重组，柬埔寨在制造业、基础设施建设等方面的投资机会如何？</text:p>
      <text:p text:style-name="P4">
<text:span text:style-name="T4">
邓丕兵：</text:span>
目前看，柬埔寨投资潜力最大的是文旅、农业以及人力资源密集型的传统制造业。在过去，由于柬埔寨国家发展所处的阶段和发展水平局限，整个柬埔寨并未很好地融入全球供应链体系。随着《区域全面经济伙伴关系协定》（RCEP）稳步推进，加上柬埔寨近些年贸易规模、居民消费水平日益提升，其在全球供应链体系中开始发挥更加重要的作用。此外，柬埔寨的制造业目前还处在较初级水平，如服装、箱包等轻工业，就像中国上世纪90年代的水平，高端制造业还没有形成一个成熟的环境。从基础设施方面的投资来看，确实存在诸多机会。比如说，高速公路、轨道交通、城市燃气等都亟待全球投资的参与。一是基础投资可以稳步长期地获利；二是投资可以帮助柬埔寨改善居民整体的生活水平和社会运转效能。</text:p>
      <text:p text:style-name="P4">
<text:span text:style-name="T4">
问：</text:span>
 柬埔寨在新兴科技、可持续发展等领域的发展现状如何？</text:p>
      <text:p text:style-name="P4">
<text:span text:style-name="T4">
邓丕兵：</text:span>
在新兴科技领域，柬埔寨缺少产业氛围，也缺少对应的人才。但在互联网应用和电子商务方面，柬埔寨已经取得有目共睹的成效。在可持续发展领域，我首先想到的是生态环境的可持续性。柬埔寨现在非常重视环境保护，对一些高污染产业，政府的态度是宁愿放弃其带来的高经济收益，也拒绝其落地破坏环境。另外，一些新能源、新技术，柬埔寨政府也在力推。</text:p>
      <text:p text:style-name="P4">
<text:span text:style-name="T4">
三、关于未来发展趋势及经济走向</text:span>
</text:p>
      <text:p text:style-name="P4">
<text:span text:style-name="T4">
问：</text:span>
 柬埔寨未来发展趋势，您怎样预测？</text:p>
      <text:p text:style-name="P4">
<text:span text:style-name="T4">
邓丕兵：</text:span>
毫无疑问，柬埔寨因地理位置处于东盟地区的几何中心，往来周边各国有着得天独厚的优势和便利。加上独具优势的货币政策和日益完善的基础设施，我相信柬埔寨接下来的经济发展表现一定值得投资者期待。7月柬埔寨大选过后，新一届政府逐步呈现年轻化趋势。一些保护和鼓励外资的法律法规也在逐步完善，所以未来20年柬埔寨的社会和经济发展一定会比过去20年更加迅猛。</text:p>
      <text:p text:style-name="P4">
<text:span text:style-name="T4">
问：</text:span>
 柬埔寨如何应对全球经济的不确定性，特别是中美贸易摩擦等问题？</text:p>
      <text:p text:style-name="P4">
<text:span text:style-name="T4">
邓丕兵：</text:span>
的确，今天的全球局势稳定遇到了前所未有的挑战，但也正因为如此，柬埔寨抓住机遇从中把握住了一些有利局面。前段时间看到有篇文章的观点称地缘政治可能给东盟国家带来新的发展机遇，事实的确如此，在日益白热化的中美全面竞争中，柬埔寨已经从中受益。</text:p>
      <text:p text:style-name="P4">
<text:span text:style-name="T4">
问：</text:span>
 请谈谈柬埔寨在“一带一路”倡议中的作用及与中国经济合作的前景？</text:p>
      <text:p text:style-name="P4">
<text:span text:style-name="T4">
邓丕兵：</text:span>
毋庸置疑，“一带一路”倡议是伟大的，就像刚才我们所讨论的，柬埔寨不仅在中美贸易争端中获利，在“一带一路”投资倡议中，柬埔寨已经在享受经济融通带来的便利和红利。毫不避讳地讲，柬埔寨开展与中国的经贸合作选择是最正确的。</text:p>
      <text:p text:style-name="P4">
<text:span text:style-name="T4">
四、关于柬埔寨在中美博弈中的发展机遇</text:span>
</text:p>
      <text:p text:style-name="P4">
<text:span text:style-name="T4">
问：</text:span>
 您如何看待柬埔寨在中美博弈过程中所获得的发展机遇？</text:p>
      <text:p text:style-name="P4">
<text:span text:style-name="T4">
邓丕兵：</text:span>
中国政府基本不避讳对柬埔寨的支持和帮助，在美国不断分化中国与东盟国家关系的过程中，柬埔寨以积极的态度和行动配合促进中国在这一地区的投资，一定程度上看，柬埔寨已经或正在取得的发展成就很大程度上得利于中美博弈带来的时代机遇。</text:p>
      <text:p text:style-name="P4">
<text:span text:style-name="T4">
五、对柬埔寨投资机遇、营商环境和产业发展的看法</text:span>
</text:p>
      <text:p text:style-name="P4">
<text:span text:style-name="T4">
问：</text:span>
 作为一个多元产业集团的掌门人，您如何评价柬埔寨的整体投资机遇和产业发展机会？</text:p>
      <text:p text:style-name="P4">
<text:span text:style-name="T4">
邓丕兵：</text:span>
我来柬埔寨已经有20多年，对这个国家有着深厚的感情，我本人非常看好柬埔寨在未来的发展。正恒集团从2017年建立到现在，企业的投资已涉及多个产业。我做的这些决策，就是基于对柬埔寨未来产业发展机遇的充分认同。</text:p>
      <text:p text:style-name="P4">
再一个就是柬埔寨的气候条件、制造业的空白带来巨大的发展机会。此外，采用先进的科学管理手段和种植技术等，将会给柬埔寨的农业产业带来巨大的发展机会。柬埔寨拥有丰富的旅游资源，随着新冠疫情结束，全球旅游放开，这会给旅游度假地产投资者带来新一轮超预期的价值回报。</text:p>
      <text:p text:style-name="P4">
<text:span text:style-name="T4">
问：</text:span>
 正恒集团在柬埔寨的投资布局有哪些，您如何看待公司未来在柬埔寨的发展前景？</text:p>
      <text:p text:style-name="P4">
<text:span text:style-name="T4">
邓丕兵：</text:span>
目前，正恒集团已经在做的产业有旅游度假地产、酒店、传媒、通信、投资、电商、绿色能源、文化和旅游产业。我们做这些投资都是在对柬埔寨市场进行深度调研评估之后所做的决策。柬埔寨的产业投资正随着首条高速公路的开通进入一个快速发展的新周期。</text:p>
      <text:p text:style-name="P4">
<text:span text:style-name="T4">
问：</text:span>
 您对柬埔寨改善和提升营商环境有何建议？如何促进柬埔寨吸引更多外资和加速经济发展？</text:p>
      <text:p text:style-name="P4">
<text:span text:style-name="T4">
邓丕兵：</text:span>
目前，柬埔寨亟待改善的是要加强对执法者群体的监督，制定切实有效的保护投资者权利和利益的法令和规范，从根本上改善营商环境，给全球投资者一个放心且有信心的营商环境。</text:p>
      <text:p text:style-name="P4">
<text:span text:style-name="T4">
六、关于政治风险与社会稳定问题</text:span>
</text:p>
      <text:p text:style-name="P4">
<text:span text:style-name="T4">
问：</text:span>
 近年来，柬埔寨国内政治局势发生了一定程度的变化，这对柬埔寨的投资环境和经济发展产生了哪些影响？</text:p>
      <text:p text:style-name="P4">
<text:span text:style-name="T4">
邓丕兵：</text:span>
其实外界的传闻更多是道听途说，柬埔寨的政治局势非常稳定。2018年，与人民党对立的救国党已经被遣散，大部分救国党成员加入了人民党，所以现在柬埔寨国内一片和谐景象。另外，新一届政府会涌现一批更年轻化的领导者，他们有更为开放的意识。我相信新一届政府会在改善投资环境、营造更好的社会氛围方面拿出更加有力的举措，并对阻碍外来投资的行为和势力加强整治。</text:p>
      <text:p text:style-name="P4">
<text:span text:style-name="T4">
问：</text:span>
 柬埔寨社会秩序和治安状况如何？这对外国投资者在柬埔寨的经营和投资决策有何影响？</text:p>
      <text:p text:style-name="P4">
<text:span text:style-name="T4">
邓丕兵：</text:span>
一个社会在特定发展阶段难免会存在相应的问题，但总体看，柬埔寨的社会秩序并不像海外媒体尤其是自媒体说的那么夸张。我们集团各个成员企业都有为数众多的外籍员工，他们在这里工作生活都非常安全和稳定。至于对投资者的决策有什么影响，这是一个见仁见智的问题，关键取决于投资者在市场发展机会和存在的问题之间如何取舍和权衡。</text:p>
      <text:p text:style-name="P4">
<text:span text:style-name="T4">
七、关于劳动力市场和环境问题</text:span>
</text:p>
      <text:p text:style-name="P4">
<text:span text:style-name="T4">
问：</text:span>
 柬埔寨劳动力市场的现状如何？劳动力素质、成本和政策对外国企业的投资决策有何影响？</text:p>
      <text:p text:style-name="P4">
Source: <text:a xlink:type="simple" xlink:href="http://www.ftchinese.com/story/001100038" text:style-name="Internet_20_link" text:visited-style-name="Visited_20_Internet_20_Link">
http://www.ftchinese.com/story/001100038</text:a>
</text:p>
      <!--NEWS-->
      <text:h text:style-name="P10" text:outline-level="1">
<text:span text:style-name="T4">
美股涨势令空头巨亏1,200亿美元 (Free Version)</text:span>
</text:h>
      <text:p text:style-name="P4">
Author: Jack Pitcher</text:p>
      <text:p text:style-name="P4">
Publisher: 华尔街日报中文网</text:p>
      <text:p text:style-name="P4">
Published Time: 2023-06-21T03:25:00.000Z</text:p>
      <text:p text:style-name="P4">
Modified Time: 2023-06-21T03:25:00.000Z</text:p>
      <text:p text:style-name="P4">
Created Time: 2023-06-21T02:14:00.000Z</text:p>
      <text:p text:style-name="P4">
Description: 一直在加大力度做空美股的投资者现在蒙受了损失。数据显示，按市值计算，卖空者今年已经蒙受了约1,200亿美元的损失，其中6月上半月损失了720亿美元。</text:p>
      <text:p text:style-name="P4">
Images: []</text:p>
      <text:p text:style-name="P4">
Categories: ['金融市场', '股市']</text:p>
      <text:p text:style-name="P4">
Keywords: SYND,LINK:EN|WP-WSJ-0000989049</text:p>
      <text:p text:style-name="P4">
Type: Article</text:p>
      <!--METADATA-->
      <text:p text:style-name="P4">
一直在加大力度做空美股的投资者现在蒙受了损失。</text:p>
      <text:p text:style-name="P4">
Source: <text:a xlink:type="simple" xlink:href="https://cn.wsj.com/articles/%E7%BE%8E%E8%82%A1%E6%B6%A8%E5%8A%BF%E4%BB%A4%E7%A9%BA%E5%A4%B4%E5%B7%A8%E4%BA%8F1-200%E4%BA%BF%E7%BE%8E%E5%85%83-139efe92" text:style-name="Internet_20_link" text:visited-style-name="Visited_20_Internet_20_Link">
https://cn.wsj.com/articles/%E7%BE%8E%E8%82%A1%E6%B6%A8%E5%8A%BF%E4%BB%A4%E7%A9%BA%E5%A4%B4%E5%B7%A8%E4%BA%8F1-200%E4%BA%BF%E7%BE%8E%E5%85%83-139efe92</text:a>
</text:p>
      <!--NEWS-->
      <text:h text:style-name="P10" text:outline-level="1">
<text:span text:style-name="T4">
拜登将习近平与独裁者画等号</text:span>
</text:h>
      <text:p text:style-name="P4">
Publisher: 法新社</text:p>
      <text:p text:style-name="P4">
Published Time: 2023-06-21T03:32:10+00:00</text:p>
      <text:p text:style-name="P4">
Modified Time: 2023-06-21T03:05:02+00:00</text:p>
      <text:p text:style-name="P4">
Description: （法新社旧金山20日电） 美国总统拜登今天在一场民主党募款活动上，将中国国家主席习近平与独裁者画上等号。</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617581in" draw:z-index="0">
<draw:image xlink:href="../Images/rficn/2023-06-21T03-32-10-00-00/000000.png" xlink:type="simple" xlink:show="embed" xlink:actuate="onLoad" draw:mime-type="image/png"/>
</draw:frame>
</text:p>
      <text:p text:style-name="P4">
拜登在加州北部一场募款活动上说，今年2月，一颗来自中国的疑似侦察气球飞越美国领空，随后被美军击落，让习近平很不高兴。</text:p>
      <text:p text:style-name="P4">
拜登说：「当我（决定）击落那颗满载两车间谍设备的气球时，习近平很不高兴，因为他不知道气球在那里。」</text:p>
      <text:p text:style-name="P4">
拜登还表示：「我是说真的，一旦没掌握状况，对独裁者来说就非常难堪。（那颗气球）不应该飘到那边…而他不知情。」</text:p>
      <text:p text:style-name="P4">
美国国务卿布林肯（Antony Blinken）昨天才在北京与习近平会面，而他此趟中国行目的是缓和美中之间的紧张关系。</text:p>
      <text:p text:style-name="P4">
Source: <text:a xlink:type="simple" xlink:href="https://www.rfi.fr/cn/%E5%9B%BD%E9%99%85%E6%8A%A5%E9%81%93/20230621-%E6%8B%9C%E7%99%BB%E5%B0%86%E4%B9%A0%E8%BF%91%E5%B9%B3%E4%B8%8E%E7%8B%AC%E8%A3%81%E8%80%85%E7%94%BB%E7%AD%89%E5%8F%B7" text:style-name="Internet_20_link" text:visited-style-name="Visited_20_Internet_20_Link">
https://www.rfi.fr/cn/%E5%9B%BD%E9%99%85%E6%8A%A5%E9%81%93/20230621-%E6%8B%9C%E7%99%BB%E5%B0%86%E4%B9%A0%E8%BF%91%E5%B9%B3%E4%B8%8E%E7%8B%AC%E8%A3%81%E8%80%85%E7%94%BB%E7%AD%89%E5%8F%B7</text:a>
</text:p>
      <!--NEWS-->
      <text:h text:style-name="P10" text:outline-level="1">
<text:span text:style-name="T4">
布林肯对中国在古巴设监听站表示关切 (Free Version)</text:span>
</text:h>
      <text:p text:style-name="P4">
Authors: ['迪米']</text:p>
      <text:p text:style-name="P4">
Publisher: 英国《金融时报》</text:p>
      <text:p text:style-name="P4">
Time: 2023-06-21T03:32:52+00:00</text:p>
      <text:p text:style-name="P4">
Published Time: 2023-06-20T12:00:99+08:00</text:p>
      <text:p text:style-name="P4">
Modified Time: 2023-06-20T23:31:99+08:00</text:p>
      <text:p text:style-name="P4">
Description: 布林肯在访问北京期间向中方表达了对此事的关切。白宫称中国与古巴在情报领域的合作已持续“较长时间”。</text:p>
      <text:p text:style-name="P4">
Images: ["<text:a xlink:type="simple" xlink:href="https://thumbor.ftacademy.cn/unsafe/picture/8/000184808_piclink.jpg" text:style-name="Internet_20_link" text:visited-style-name="Visited_20_Internet_20_Link">
000184808_pic...</text:a>
"]</text:p>
      <text:p text:style-name="P4">
Themes: ['中美关系', '关注']</text:p>
      <text:p text:style-name="P4">
Keywords: ['中美关系', '高端专享', '中国政治与政策', '美国外交政策', '新兴市场', '美国政治与政策', 'Twitter', '拜登', '中国政府', '美国政府']</text:p>
      <text:p text:style-name="P4">
Type: Article</text:p>
      <!--METADATA-->
      <text:p text:style-name="P4">
<draw:frame draw:style-name="fr1" draw:name="Image60" text:anchor-type="as-char" svg:width="6.9236in" svg:height="3.901286in" draw:z-index="0">
<draw:image xlink:href="../Images/FT Chinese Free Version/2023-06-21T03-32-52-00-00/000184808_piclink.jpg" xlink:type="simple" xlink:show="embed" xlink:actuate="onLoad" draw:mime-type="image/jpeg"/>
</draw:frame>
</text:p>
      <text:p text:style-name="P4">
美国国务卿安东尼•布林肯(AntonyBlinken)在对北京进行为期两天的访问期间，对中国据称在古巴设置电子通信监听设施表示了关切。布林肯此访旨在稳定两国间动荡的关系。</text:p>
      <text:p text:style-name="P4">
布林肯在离开北京前接受哥伦比亚广播公司电视台(CBS)采访，其间称他在与中方高层官员的会晤中讨论了中国在古巴的间谍活动。</text:p>
      <text:p text:style-name="P4">
Source: <text:a xlink:type="simple" xlink:href="http://www.ftchinese.com/story/001100042" text:style-name="Internet_20_link" text:visited-style-name="Visited_20_Internet_20_Link">
http://www.ftchinese.com/story/001100042</text:a>
</text:p>
      <!--NEWS-->
      <text:h text:style-name="P10" text:outline-level="1">
<text:span text:style-name="T4">
涉新疆強迫勞動 德國車廠遭NGO提起申訴</text:span>
</text:h>
      <text:p text:style-name="P4">
Author: None (Language: zh)</text:p>
      <text:p text:style-name="P4">
Publisher: None</text:p>
      <text:p text:style-name="P4">
Time: 2023-06-21T03:36:00Z</text:p>
      <text:p text:style-name="P4">
Description: 大眾汽車、寶馬、奔馳等德國大車廠，其供應鏈長期遭批有強迫勞動疑慮。隨著德國供應鏈法今年正式生效，非營利組織向德國監管單位提出申訴，要求德國應調查車廠是否確實處理人權的問題。</text:p>
      <text:p text:style-name="P4">
Videos: []</text:p>
      <text:p text:style-name="P4">
Images: []</text:p>
      <text:p text:style-name="P4">
Subject: 时政风云</text:p>
      <text:p text:style-name="P4">
Subjects: ['德中关系', '欧债危机', '欧盟', '德国', '留学德国', '新疆', '留学德国', '德国联邦大选', '默克尔']</text:p>
      <text:p text:style-name="P4">
Keywords: ['强迫劳动', '新疆', '维吾尔人', '德国', '大众汽车', '汽车工业', '供应链法', '奔驰汽车', '宝马集团']</text:p>
      <text:p text:style-name="P4">
ID: 65985141</text:p>
      <!--METADATA-->
      <text:p text:style-name="P4">
<text:a xlink:type="simple" xlink:href="https://www.dw.com/zh/overlay/image/article/65985141/65850786" text:style-name="Internet_20_link" text:visited-style-name="Visited_20_Internet_20_Link">
 </text:a>
</text:p>
      <text:p text:style-name="P4">
德國許多汽車大廠都遭指控，其供應商涉嫌參與維吾爾人的強迫勞動。圖為大眾汽車一處工廠。（資料照）</text:p>
      <text:p text:style-name="P4">
（德國之聲中文網）總部位於柏林的非營利組織歐洲憲法和人權中心（European Center for Constitutional and HumanRights,ECCHR）週三（6月21日）發新聞稿指，已向德國聯邦經濟和出口管制局（BAFA）提交投訴，指控大眾（VW）、寶馬（BMW）和奔馳（Mercedes-Benz）等德國汽車大廠並未依法提供足夠的文件，來證明其公司確實有在處理 <text:a xlink:type="simple" xlink:href="https://www.dw.com/zh/zh/ngo起诉德国5家大企业配合参与新疆强迫劳动/a-59101217" text:style-name="Internet_20_link" text:visited-style-name="Visited_20_Internet_20_Link">
 供應商可能參與新疆強迫勞動</text:a>
 的問題。</text:p>
      <text:p text:style-name="P4">
今年1月，德國新的供應鏈法生效，企業依法應關切境外供應鏈的人權與環保問題，且負有一定的責任義務。 <text:a xlink:type="simple" xlink:href="https://www.dw.com/zh/zh/德国联邦议院通过供应链法/a-57855467" text:style-name="Internet_20_link" text:visited-style-name="Visited_20_Internet_20_Link">
 該法於2021年在聯邦議院通過</text:a>
 ，規定若有公司被通報違反盡職調查（duediligence）義務的行為，聯邦經濟和出口管制局應予以調查，必要時可課強制金及罰款，相關企業還可能被罰3年被排除於政府公開招標之外。</text:p>
      <text:p text:style-name="P4">
ECCHR的法律總監薩格-馬斯（Miriam Saage-Maaß）呼籲，德國政府應立即審查汽車大廠是如何監督其供應商在新疆的工廠，並確保其符合人權標準；而如果缺乏「可信且有效」的盡職調查機制，「企業就應該停止維吾爾地區的商業活動」。</text:p>
      <text:p text:style-name="P4">
世界維吾爾大會主席多力坤．艾沙（Dolkun Isa）表示：「 <text:a xlink:type="simple" xlink:href="https://www.dw.com/zh/zh/防范强制劳工-德国供应链法落实得了吗/a-65438393" text:style-name="Internet_20_link" text:visited-style-name="Visited_20_Internet_20_Link">
 德國實施供應鏈法 </text:a>
是重要里程碑，現在必須證明這是有效的。奔馳、寶馬和大眾汽車這些車廠有責任確保它們沒有從維吾爾人的強迫勞動中獲利。」</text:p>
      <text:p text:style-name="P4">
</text:p>
      <text:p text:style-name="P4">
聯合國人權高級專員的報告指出，中國政府在新疆壓迫維吾爾人的說法是可信的。圖為在新疆于田縣一處產業園區工作的人。（資料照）</text:p>
      <text:h text:style-name="P12" text:outline-level="3">
<text:span text:style-name="T4">
德國車廠的強迫勞動爭議</text:span>
</text:h>
      <text:p text:style-name="P4">
去年8月，當時將卸任的聯合國人權事務高級專員巴切萊特（MichelleBachelet）報告稱，中國政府在新疆對維吾爾人等少數群體實施酷刑的指控是可信的，且 <text:a xlink:type="simple" xlink:href="https://www.dw.com/zh/zh/聯合國發布新疆報告-稱中國恐犯下反人類罪/a-62987574" text:style-name="Internet_20_link" text:visited-style-name="Visited_20_Internet_20_Link">
 可能構成反人類罪</text:a>
 。針對相關指控，中國政府持續否認。</text:p>
      <text:p text:style-name="P4">
英國雪菲爾哈倫大學去年12月發布的研究則指出，大眾奧迪集團、本田、福特、通用汽車、奔馳集團、豐田、特斯拉等國際大廠， <text:a xlink:type="simple" xlink:href="https://www.dw.com/zh/zh/研究全球汽車產業續受新疆強迫勞動威脅/a-64085295" text:style-name="Internet_20_link" text:visited-style-name="Visited_20_Internet_20_Link">
 其供應鏈都與新疆有關</text:a>
 。</text:p>
      <text:p text:style-name="P4">
該報告指出，有超過100家國際汽車零件或汽車製造商，在一定程度上曾接觸維吾爾強迫勞動所生產的產品。研究報告作者墨菲（LauraMurphy）去年接受DW訪問時說：「汽車公司應該可以集體向供應商施壓，表示他們『不再希望這些產品在維吾爾地區開採和加工』。」</text:p>
      <text:p text:style-name="P4">
以大眾汽車為例，該公司在新疆烏魯木齊與中國上海汽車集團（上汽）共同設有合資工廠，近年遭人權團體指控有強迫勞動疑慮。該企業的中國區負責人貝瑞德（RalfBrandstätter）今年初曾造訪此廠， <text:a xlink:type="simple" xlink:href="https://www.dw.com/zh/zh/大众中国ceo新疆工厂没有人权侵犯的迹象/a-64845420" text:style-name="Internet_20_link" text:visited-style-name="Visited_20_Internet_20_Link">
 稱那裡「沒有侵犯人權的跡象」</text:a>
 。但雪菲爾哈倫大學研究員YalkunUluyol當時告訴DW，貝瑞德跟工廠的幾個維族人交談後，就說「沒有強迫勞動」，這樣的說法是有問題的。</text:p>
      <text:h text:style-name="P12" text:outline-level="3">
<text:span text:style-name="T4">
大众中国总裁称新疆厂无强迫劳动 维族学者：说法有问题</text:span>
</text:h>
      <text:p text:style-name="P4">
上個月， <text:a xlink:type="simple" xlink:href="https://www.dw.com/zh/zh/大众股东大会维吾尔人代表将发言/a-65560952" text:style-name="Internet_20_link" text:visited-style-name="Visited_20_Internet_20_Link">
 倡議人士現身大眾汽車年度股東大會 </text:a>
，手舉「終止維吾爾強迫勞動」等標語在場內抗議，但貝瑞德仍重申其先前的說法。</text:p>
      <text:p text:style-name="P4">
據路透社報導，大眾汽車週二（6月20日）證實正在跟上汽討論是否對其新疆廠進行獨立的審計風險評估；此前該公司持續受到投資人的壓力，要求進行獨立審計。</text:p>
      <text:p text:style-name="P4">
針對ECCHR這次的申訴，英國《金融時報》向大眾、奔馳與寶馬尋求評論，3間公司皆拒絕對該申訴置評。奔馳另向該報補充道：「每當有人提出憂慮，我們就會要求供應商澄清。」寶馬則稱，該公司有持續在監督供應商應符合其人權標準，且一直都在調查可能的違反情形。</text:p>
      <text:h text:style-name="P12" text:outline-level="3">
<text:span text:style-name="T4">
大众股东大会: 高管被扔蛋糕 被批赚“不义之财”</text:span>
</text:h>
      <text:p text:style-name="P4">
（綜合報導）</text:p>
      <text:p text:style-name="P4">
Source: <text:a xlink:type="simple" xlink:href="https://www.dw.com/zh/涉新疆強迫勞動-德國車廠遭ngo提起申訴/a-65985141" text:style-name="Internet_20_link" text:visited-style-name="Visited_20_Internet_20_Link">
https://www.dw.com/zh/涉新疆強迫勞動-德國車廠遭ngo提起申訴/a-65985141?maca=chi-rss-chi-all-1127-rdf</text:a>
</text:p>
      <!--NEWS-->
      <text:h text:style-name="P10" text:outline-level="1">
<text:span text:style-name="T4">
蔚来集团港股走高，受阿布扎比基金10亿美元投资提振 (Free Version)</text:span>
</text:h>
      <text:p text:style-name="P4">
Author: Bingyan Wang</text:p>
      <text:p text:style-name="P4">
Publisher: 华尔街日报中文网</text:p>
      <text:p text:style-name="P4">
Published Time: 2023-06-21T03:40:00.000Z</text:p>
      <text:p text:style-name="P4">
Modified Time: 2023-06-21T03:40:00.000Z</text:p>
      <text:p text:style-name="P4">
Created Time: 2023-06-21T02:31:00.000Z</text:p>
      <text:p text:style-name="P4">
Description: 蔚来集团的港股周三早盘上涨，此前这家中国电动汽车生产商公布了从阿布扎比政府支持的一只基金中获得超过10亿美元投资的计划。</text:p>
      <text:p text:style-name="P4">
Images: []</text:p>
      <text:p text:style-name="P4">
Categories: ['金融市场', '股市']</text:p>
      <text:p text:style-name="P4">
Keywords: SYND</text:p>
      <text:p text:style-name="P4">
Type: Article</text:p>
      <!--METADATA-->
      <text:p text:style-name="P4">
蔚来集团(NIO Inc., 9866.HK,NIO)的港股周三早盘上涨，此前这家中国电动汽车生产商公布了从阿布扎比政府支持的一只基金中获得超过10亿美元投资的计划。</text:p>
      <text:p text:style-name="P4">
Source: <text:a xlink:type="simple" xlink:href="https://cn.wsj.com/articles/%E8%94%9A%E6%9D%A5%E9%9B%86%E5%9B%A2%E6%B8%AF%E8%82%A1%E8%B5%B0%E9%AB%98-%E5%8F%97%E9%98%BF%E5%B8%83%E6%89%8E%E6%AF%94%E5%9F%BA%E9%87%9110%E4%BA%BF%E7%BE%8E%E5%85%83%E6%8A%95%E8%B5%84%E6%8F%90%E6%8C%AF-b241f438" text:style-name="Internet_20_link" text:visited-style-name="Visited_20_Internet_20_Link">
https://cn.wsj.com/articles/%E8%94%9A%E6%9D%A5%E9%9B%86%E5%9B%A2%E6%B8%AF%E8%82%A1%E8%B5%B0%E9%AB%98-%E5%8F%97%E9%98%BF%E5%B8%83%E6%89%8E%E6%AF%94%E5%9F%BA%E9%87%9110%E4%BA%BF%E7%BE%8E%E5%85%83%E6%8A%95%E8%B5%84%E6%8F%90%E6%8C%AF-b241f438</text:a>
</text:p>
      <!--NEWS-->
      <text:h text:style-name="P10" text:outline-level="1">
<text:span text:style-name="T4">
德国情报机构称中俄间谍活动对该国“构成严重威胁”</text:span>
</text:h>
      <text:p text:style-name="P4">
Creator: ERIKA SOLOMON</text:p>
      <text:p text:style-name="P4">
Publisher: https://www.facebook.com/nytimeschinese</text:p>
      <text:p text:style-name="P4">
Published Time: 2023-06-21T03:59:35+08:00</text:p>
      <text:p text:style-name="P4">
Description: 报告将中国描述为“经济和科学间谍活动方面的最大威胁”，并称在乌克兰战争和中美关系紧张的背景下，德国面临更多外国干涉风险。报告发布时肖尔茨正在接待中国总理李强。 John Macdougall/Agence France-Presse — Getty Images 德国总理朔尔茨与中国总理李强周二在柏林。就在朔尔茨接待李强的同一天，德国发布报告对中国情报活动做出了严峻的评估。</text:p>
      <text:p text:style-name="P4">
Images: ["<text:a xlink:type="simple" xlink:href="https://static01.nyt.com/images/2023/06/20/multimedia/Germany-intel-01-lcgz/Germany-intel-01-lcgz-master1050.jpg" text:style-name="Internet_20_link" text:visited-style-name="Visited_20_Internet_20_Link">
Germany-intel...</text:a>
", "<text:a xlink:type="simple" xlink:href="https://static01.nyt.com/images/2023/06/20/multimedia/Germany-intel-02-lcgz/Germany-intel-02-lcgz-master1050.jpg" text:style-name="Internet_20_link" text:visited-style-name="Visited_20_Internet_20_Link">
Germany-intel...</text:a>
", "<text:a xlink:type="simple" xlink:href="https://static01.nyt.com/images/2023/06/20/multimedia/Germany-intel-03-lcgz/Germany-intel-03-lcgz-master1050.jpg" text:style-name="Internet_20_link" text:visited-style-name="Visited_20_Internet_20_Link">
Germany-intel...</text:a>
", "<text:a xlink:type="simple" xlink:href="https://static01.nyt.com/images/2023/06/20/multimedia/Germany-intel-05-lcgz/Germany-intel-05-lcgz-master1050.jpg" text:style-name="Internet_20_link" text:visited-style-name="Visited_20_Internet_20_Link">
Germany-intel...</text:a>
", "<text:a xlink:type="simple" xlink:href="https://static01.nyt.com/images/2023/06/20/multimedia/Germany-intel-04-lcgz/Germany-intel-04-lcgz-master1050.jpg" text:style-name="Internet_20_link" text:visited-style-name="Visited_20_Internet_20_Link">
Germany-intel...</text:a>
"]</text:p>
      <text:p text:style-name="P4">
Category: 国际</text:p>
      <text:p text:style-name="P4">
Type: Article</text:p>
      <!--METADATA-->
      <text:p text:style-name="P4">
<draw:frame draw:style-name="fr1" draw:name="Image63" text:anchor-type="as-char" svg:width="6.9236in" svg:height="4.681672in" draw:z-index="0">
<draw:image xlink:href="../Images/cnnytimes/2023-06-21T03-59-35-08-00/Germany-intel-01-lcgz-master1050.jpg" xlink:type="simple" xlink:show="embed" xlink:actuate="onLoad" draw:mime-type="image/jpeg"/>
</draw:frame>
</text:p>
      <text:p text:style-name="P4">
德国国内情报机构周二表示，外国情报机构越来越多地将目标对准德国，并警告说，间谍活动、网络攻击和虚假信息活动，特别是来自中国和俄罗斯的活动，对该国“构成严重威胁”。</text:p>
      <text:p text:style-name="P4">
尽管此类评估每年都会发布，但今年的报告无论是在警告力度还是衡量德国安全环境在一年内发生了多大变化方面都是不同寻常的。</text:p>
      <text:p text:style-name="P4">
本月早些时候，德国政府首次发布了一项全面的国家安全战略，这是在新的军事、经济和地缘政治威胁下，德国为应对自身弱点所做的不断扩大的努力的一部分。</text:p>
      <text:p text:style-name="P4">
该机构表示，鉴于德国是北约盟国，也是欧盟最强大国家之一，在俄罗斯入侵乌克兰以及与中国的全球紧张局势加剧的背景下，德国面临更多外国干涉的风险。</text:p>
      <text:p text:style-name="P4">
“俄罗斯对乌克兰的战争也意味着国内安全的转折点，”德国内政部长南希·费瑟在新闻发布会上发布联邦宪法保护办公室的报告时表示。</text:p>
      <text:p text:style-name="P4">
然而，该报告中最严重的警告是针对中国的，报告将中国描述为“经济和科学间谍活动方面的最大威胁”。</text:p>
      <text:p text:style-name="P4">
在这个时候发表对中国情报活动的严厉评估，对德国总理奥拉夫·肖尔茨来说非常尴尬，他当天正在接待中国总理李强，这是德中政府年度磋商的一部分。</text:p>
      <text:p text:style-name="P4">
<draw:frame draw:style-name="fr1" draw:name="Image64" text:anchor-type="as-char" svg:width="6.9236in" svg:height="4.615733in" draw:z-index="0">
<draw:image xlink:href="../Images/cnnytimes/2023-06-21T03-59-35-08-00/Germany-intel-02-lcgz-master1050.jpg" xlink:type="simple" xlink:show="embed" xlink:actuate="onLoad" draw:mime-type="image/jpeg"/>
</draw:frame>
</text:p>
      <text:p text:style-name="P4">
德国内政部长南希·费瑟六月在新闻发布会上。  Nadja Wohlleben/Reuters</text:p>
      <text:p text:style-name="P4">
经过三年因疫情的线下会面中断，该会谈旨在恢复两国之间的关系，与此同时，世界已经发生了变化，中国与俄罗斯的关系导致中国地缘政治紧张局势日益加剧，而华盛顿和其他西方政府也在日益加紧与北京经济关系的“去风险化”。</text:p>
      <text:p text:style-name="P4">
报告指出，2022年德国成为中国在欧洲最重要的合法投资目标之一。</text:p>
      <text:p text:style-name="P4">
报告称，“直接投资不仅为中国提供了弥补创新不足和实现技术领先的机会，也为政治影响、间谍活动和破坏活动打开了大门，”并警告说，这也可能对国家安全构成风险。</text:p>
      <text:p text:style-name="P4">
“这些活动涉及面之广，还会损害德国作为工业和技术基地的竞争力，并破坏市场经济的法则，”报告还写道。“最终，这可能会损及繁荣，从而给民主、社会凝聚力和德国的独立带来风险。”</text:p>
      <text:p text:style-name="P4">
中国代表团也在与德国商界领袖会面，预计将试图说服政府不要对在德国经营的中国企业施加更严格的限制。</text:p>
      <text:p text:style-name="P4">
<draw:frame draw:style-name="fr1" draw:name="Image65" text:anchor-type="as-char" svg:width="6.9236in" svg:height="4.69486in" draw:z-index="0">
<draw:image xlink:href="../Images/cnnytimes/2023-06-21T03-59-35-08-00/Germany-intel-03-lcgz-master1050.jpg" xlink:type="simple" xlink:show="embed" xlink:actuate="onLoad" draw:mime-type="image/jpeg"/>
</draw:frame>
</text:p>
      <text:p text:style-name="P4">
中国货船中远海运双子座号2022年在德国汉堡。  Fabian Bimmer/Reuters</text:p>
      <text:p text:style-name="P4">
中国代表团还可能反对限制电信公司华为参与德国5G网络的扩张，根据最近发布的限制外国投资关键基础设施的法律，人们普遍预计德国政府会实施这种限制。</text:p>
      <text:p text:style-name="P4">
德国各政治势力对政府允许中国国有航运公司中远集团购买汉堡港一个码头少数股权的决定仍存在严重分歧。情报部门和多个部表示反对。</text:p>
      <text:p text:style-name="P4">
但在最近的另外两个交易中，政府阻止了中国收购两家涉及半导体行业的德国公司。</text:p>
      <text:p text:style-name="P4">
该机构点名加强情报行动的另外三个国家是伊朗、土耳其和朝鲜，尽管其中大部分似乎都集中在身在德国的本国对手。</text:p>
      <text:p text:style-name="P4">
德国国内情报机构负责人托马斯·哈尔登旺表示，德国和欧洲已成功加紧驱逐疑为情报人员的俄罗斯外交使团成员——德国去年从俄罗斯大使馆驱逐了40名疑似为秘密特工的人员，整个欧洲共驱逐了400人。</text:p>
      <text:p text:style-name="P4">
<draw:frame draw:style-name="fr1" draw:name="Image66" text:anchor-type="as-char" svg:width="6.9236in" svg:height="5.195997in" draw:z-index="0">
<draw:image xlink:href="../Images/cnnytimes/2023-06-21T03-59-35-08-00/Germany-intel-05-lcgz-master1050.jpg" xlink:type="simple" xlink:show="embed" xlink:actuate="onLoad" draw:mime-type="image/jpeg"/>
</draw:frame>
</text:p>
      <text:p text:style-name="P4">
德国国内情报部门负责人托马斯·哈尔登旺，摄于2022年。  Ingmar Nolting for The New York Times</text:p>
      <text:p text:style-name="P4">
他指出，2023年有更多人被驱逐，并称这些努力限制了俄罗斯展开间谍活动能力。</text:p>
      <text:p text:style-name="P4">
俄罗斯“未来的行动可能会更加秘密、更加激进”，哈尔登旺说。“这可能包括使用所谓的非法人员——使用虚假身份偷渡的情报人员——以及增加网络攻击甚至破坏行动。”</text:p>
      <text:p text:style-name="P4">
自乌克兰战争爆发以来，欧洲各地已发现数名这样的“非法移民”，但德国迄今尚未发现重大案件。然而，去年，德国在自己的外国情报部门中发现了俄罗斯内奸。</text:p>
      <text:p text:style-name="P4">
内政部长费瑟表示，网络安全“对德国来说是一个更为严重的风险”。</text:p>
      <text:p text:style-name="P4">
她还说，俄罗斯将重点关注“混合攻击”，包括鼓励阴谋论和支持极右团体的虚假信息活动。</text:p>
      <text:p text:style-name="P4">
该机构多年来一直将极右翼描述为德国民主的最大威胁，其中包括德国另类选择党，即AfD。该机构估计，该党2.85万名党员中约有一万人有极端分子嫌疑。</text:p>
      <text:p text:style-name="P4">
<draw:frame draw:style-name="fr1" draw:name="Image67" text:anchor-type="as-char" svg:width="6.9236in" svg:height="4.609139in" draw:z-index="0">
<draw:image xlink:href="../Images/cnnytimes/2023-06-21T03-59-35-08-00/Germany-intel-04-lcgz-master1050.jpg" xlink:type="simple" xlink:show="embed" xlink:actuate="onLoad" draw:mime-type="image/jpeg"/>
</draw:frame>
</text:p>
      <text:p text:style-name="P4">
六月在柏林附近的亨尼希斯多夫，AfD宣传亭。  Lena Mucha for The New York Times.</text:p>
      <text:p text:style-name="P4">
即便如此，该党的支持率一直在上升，在一些全国民意调查中达到了20%。</text:p>
      <text:p text:style-name="P4">
分析人士称，大流行之后阴谋论的兴起增加了极右威胁的威力。</text:p>
      <text:p text:style-name="P4">
去年，安全部门突查挫败了一群右翼阴谋论者策划的政变企图，其中包括AfD成员。这群人策划了一个荒诞的阴谋，要让一位亲王成为该国的领导人。</text:p>
      <text:p text:style-name="P4">
该阴谋与俄罗斯没有已知的联系，但表明了当局担忧的原因。阴谋者不太可能对德国政府构成严重威胁，但他们正在收集武器并计划袭击议会。</text:p>
      <text:p text:style-name="P4">
在新闻发布会上，哈尔登旺被要求陈述他对俄罗斯和中国情报风险评估的差异。</text:p>
      <text:p text:style-name="P4">
他拒绝直接透露哪个国家的威胁更大，但表示：“俄罗斯情报部门的手法更强横、更明显。他们以老派的方式工作，事实上使用了间谍部门已知的所有手段。有时甚至是只会在电影中见到的手段。俄罗斯部门不会克制自己以避免极端后果——也不忌讳杀人。”</text:p>
      <text:p text:style-name="P4">
“我们在中国人身上看不到这种非常强势的做事方式，”他说。</text:p>
      <text:p text:style-name="P4">
Source: <text:a xlink:type="simple" xlink:href="https://cn.nytimes.com/world/20230621/foreign-spies-germany-serious-threat/" text:style-name="Internet_20_link" text:visited-style-name="Visited_20_Internet_20_Link">
https://cn.nytimes.com/world/20230621/foreign-spies-germany-serious-threat/</text:a>
</text:p>
      <!--NEWS-->
      <text:h text:style-name="P10" text:outline-level="1">
<text:span text:style-name="T4">
拜登称习近平对中国间谍气球并不知情</text:span>
</text:h>
      <text:p text:style-name="P4">
Creator: PETER BAKER</text:p>
      <text:p text:style-name="P4">
Publisher: https://www.facebook.com/nytimeschinese</text:p>
      <text:p text:style-name="P4">
Published Time: 2023-06-21T04:53:06+08:00</text:p>
      <text:p text:style-name="P4">
Description: 拜登称习近平对间谍气球毫不知情，一直被本国政府蒙在鼓里。这一言论透露了美国情报机构在该事件中了解到的北京内部混乱情况，也可能会使中美外交接触进一步复杂化。 Doug Mills/The New York Times 拜登总统和中国国家主席习近平去年在印度尼西亚。</text:p>
      <text:p text:style-name="P4">
Images: ["<text:a xlink:type="simple" xlink:href="https://static01.nyt.com/images/2023/06/20/multimedia/20dc-biden-china-vflt/20dc-biden-china-vflt-master1050.jpg" text:style-name="Internet_20_link" text:visited-style-name="Visited_20_Internet_20_Link">
20dc-biden-ch...</text:a>
"]</text:p>
      <text:p text:style-name="P4">
Category: 美国</text:p>
      <text:p text:style-name="P4">
Type: Article</text:p>
      <!--METADATA-->
      <text:p text:style-name="P4">
<draw:frame draw:style-name="fr1" draw:name="Image68" text:anchor-type="as-char" svg:width="6.9236in" svg:height="4.615733in" draw:z-index="0">
<draw:image xlink:href="../Images/cnnytimes/2023-06-21T04-53-06-08-00/20dc-biden-china-vflt-master1050.jpg" xlink:type="simple" xlink:show="embed" xlink:actuate="onLoad" draw:mime-type="image/jpeg"/>
</draw:frame>
</text:p>
      <text:p text:style-name="P4">
美国总统拜登周二晚间表示，中国国家主席习近平一直被中国政府蒙在鼓里，对今年冬天的间谍气球毫不知情，这个气球在越过美国领空后 <text:a xlink:type="simple" xlink:href="https://www.nytimes.com/2023/02/04/us/politics/chinese-spy-balloon-shot-down.html" text:style-name="Internet_20_link" text:visited-style-name="Visited_20_Internet_20_Link">
 被一架美国战斗机击落</text:a>
 。</text:p>
      <text:p text:style-name="P4">
在加州的一场竞选筹款活动上，拜登对这一导致中美关系破裂数月之久的事件说进行一番似乎是即兴的发言，透露了美国情报机构在该事件中了解到的北京内部的混乱情况。</text:p>
      <text:p text:style-name="P4">
“当我把气球和装满间谍设备的两节厢体击落时，习近平之所以非常生气，是因为他不知道气球在那里，”在肯特菲尔德一处私人住宅举行的盛大活动上，拜登对约130名宾客说。“不，我是认真的。对于独裁者来说，如果他们不知道发生了什么情况，这是非常尴尬的。”</text:p>
      <text:p text:style-name="P4">
周二晚上，其他美国官员对总统会在公开场合讨论这些敏感信息感到惊讶，但一名听取了相关情报简报、要求匿名的官员表示，拜登的言论准确反映了美国政府的内部评估。</text:p>
      <text:p text:style-name="P4">
广告</text:p>
      <text:p text:style-name="P4">
在总统发表上述言论的前一天， <text:a xlink:type="simple" xlink:href="https://cn.nytimes.com/china/20230619/blinken-china-xi-diplomacy/" text:style-name="Internet_20_link" text:visited-style-name="Visited_20_Internet_20_Link">
 </text:a>
 <text:a xlink:type="simple" xlink:href="https://cn.nytimes.com/china/20230619/blinken-china-xi-diplomacy/" text:style-name="Internet_20_link" text:visited-style-name="Visited_20_Internet_20_Link">
 国务卿安东尼·布林肯在北京与习近平</text:a>
 <text:a xlink:type="simple" xlink:href="https://cn.nytimes.com/china/20230619/blinken-china-xi-diplomacy/" text:style-name="Internet_20_link" text:visited-style-name="Visited_20_Internet_20_Link">
 会晤</text:a>
，缓和间谍气球事件带来的裂痕。布林肯的行程最初在间谍气球事件公开后被取消，但被认为是朝着 <text:a xlink:type="simple" xlink:href="https://cn.nytimes.com/usa/20230523/biden-china-g7/" text:style-name="Internet_20_link" text:visited-style-name="Visited_20_Internet_20_Link">
 拜登所寻求的“解冻”</text:a>
迈出的建设性一步，“解冻”包括今年晚些时候两国总统之间可能的对话。</text:p>
      <text:p text:style-name="P4">
“非常重要的一点是，他现在处于一种想要再次建立关系的局面，”在谈到习近平时，拜登说。“我们的国务卿托尼·布林肯刚刚去过那里；干得不错。这需要时间。”</text:p>
      <text:p text:style-name="P4">
然而，总统对间谍气球事件的讨论如果被视为对习近平的贬低，可能会使外交接触复杂化，因为习近平在中国牢牢掌握着权力，重视自己掌控一切的形象。中国官员从未透露该气球的源头，也没有立即对拜登做出回应。</text:p>
      <text:p text:style-name="P4">
“它不应该出现在它出现的地方，”拜登在加州筹款活动上谈到那个气球时说。“它偏离了航线，先是飞过阿拉斯加，然后又飞过美国，他不知道这件事，”拜登补充说，他指的是习近平。“当气球被击落的时候，他感到非常尴尬。他甚至否认它在那里。”</text:p>
      <text:p text:style-name="P4">
当时人们发现气球在蒙大拿州一处核导弹发射场上空飘过，而后经过堪萨斯城，最终在南卡罗来纳州海岸线不远处被一架F-22战斗机发射的响尾蛇导弹击落，此事在美国掀起了轩然大波。美国官员此前表示，他们怀疑该气球<text:a xlink:type="simple" xlink:href="https://cn.nytimes.com/usa/20230216/balloon-ufo-us-china/" text:style-name="Internet_20_link" text:visited-style-name="Visited_20_Internet_20_Link">
 本应对关岛和夏威夷的美国军事基地展开侦查 </text:a>
 ，但被吹离了航线，转向阿拉斯加，最终来到美国本土，但他们没有透露习对此事似乎不知情。</text:p>
      <text:p text:style-name="P4">
这不是拜登第一次在筹款晚会上就外交政策发表即兴见解。10月在纽约的一个类似场合，他提醒捐款人，自1962年肯尼迪与赫鲁晓夫就苏联在古巴部署导弹问题展开对决以来，世界已经很久没有像现在这样接近一场核毁灭。“我们自肯尼迪和古巴导弹危机以来就没面对过世界末日之战的可能性，”拜登当时说，这番话引起了一阵不安。</text:p>
      <text:p text:style-name="P4">
广告</text:p>
      <text:p text:style-name="P4">
周二在加州，拜登是在投资银行家马克·罗宾逊和曾为企管顾问和投资银行家的妻子斯蒂芬妮·罗宾逊的家中对民主党捐款人讲话。在陈述对国际事务的总体看法时，拜登把重点放在了中国，这是他最近思考较多的话题。通过这一场合，他试图缓解北京经济崛起和在世界舞台上的日益强势令美国产生的焦虑。</text:p>
      <text:p text:style-name="P4">
“不要担心中国，”拜登说。“我是说，担心中国，但不要担心中国，”他在观众的笑声中接着说。“但是我真是这么想。中国是真的——面临真正的经济困难。”</text:p>
      <text:p text:style-name="P4">
在谈论了间谍气球后，拜登接着说，他在巩固美、日、澳、印“四方对话”方面的努力令习近平十分不满，此举是为了反制中国在印太地区的影响。拜登上月在日本广岛的七国集团会议间隙曾与“四方对话”的领导人会面。</text:p>
      <text:p text:style-name="P4">
“真正让他很不爽的是，我坚持要把所谓的‘四方对话’重新组织起来，”拜登说。“他给我来电话要我停手，因为这对他会很不利。我说‘我们只是——我们不是要包围你们，我们只是想确保国际秩序，保障海空通道的畅通。’在这个问题上，我们是不会让步的。”</text:p>
      <text:p text:style-name="P4">
“于是，”他接着说，“现在我们是印度、澳大利亚、日本和美国联手，在南海和印度洋严阵以待。”</text:p>
      <text:p text:style-name="P4">
Source: <text:a xlink:type="simple" xlink:href="https://cn.nytimes.com/usa/20230621/biden-china-spy-balloon/" text:style-name="Internet_20_link" text:visited-style-name="Visited_20_Internet_20_Link">
https://cn.nytimes.com/usa/20230621/biden-china-spy-balloon/</text:a>
</text:p>
      <!--NEWS-->
      <text:h text:style-name="P10" text:outline-level="1">
<text:span text:style-name="T4">
马云亲密战友蔡崇信将执掌阿里巴巴 (Free Version)</text:span>
</text:h>
      <text:p text:style-name="P4">
Author: Raffaele Huang / Yoko Kubota</text:p>
      <text:p text:style-name="P4">
Publisher: 华尔街日报中文网</text:p>
      <text:p text:style-name="P4">
Published Time: 2023-06-21T05:30:00.000Z</text:p>
      <text:p text:style-name="P4">
Modified Time: 2023-06-21T05:30:00.000Z</text:p>
      <text:p text:style-name="P4">
Created Time: 2023-06-20T04:46:00.000Z</text:p>
      <text:p text:style-name="P4">
Description: 同为联合创始人的蔡崇信与马云关系紧密，因而可能比即将离任的张勇拥有更多影响力，可帮助推动阿里分拆并使电商业务重新走上增长轨道的计划。</text:p>
      <text:p text:style-name="P4">
Images: []</text:p>
      <text:p text:style-name="P4">
Categories: ['商业']</text:p>
      <text:p text:style-name="P4">
Keywords: SYND,LINK:EN|WP-WSJ-0000992684</text:p>
      <text:p text:style-name="P4">
Type: Article</text:p>
      <!--METADATA-->
      <text:p text:style-name="P4">
阿里巴巴集团控股有限公司(Alibaba Group Holding Limited, 9988.HK, BABA,简称：阿里巴巴)任命布鲁克林篮网队(Brooklyn Nets)老板蔡崇信(JoeTsai)为董事会主席，执掌这家中国电子商务巨头。面临激烈竞争之际，阿里巴巴正寻求摆脱低迷的增长。蔡崇信和同为联合创始人的马云(Jack Ma)是亲密战友。</text:p>
      <text:p text:style-name="P4">
Source: <text:a xlink:type="simple" xlink:href="https://cn.wsj.com/articles/%E9%98%BF%E9%87%8C%E5%B7%B4%E5%B7%B4%E5%AE%A3%E5%B8%83%E5%BC%A0%E5%8B%87%E4%B8%8D%E5%86%8D%E6%8B%85%E4%BB%BB%E8%91%A3%E4%BA%8B%E5%B1%80%E4%B8%BB%E5%B8%AD%E5%92%8Cceo-10d1e52b" text:style-name="Internet_20_link" text:visited-style-name="Visited_20_Internet_20_Link">
https://cn.wsj.com/articles/%E9%98%BF%E9%87%8C%E5%B7%B4%E5%B7%B4%E5%AE%A3%E5%B8%83%E5%BC%A0%E5%8B%87%E4%B8%8D%E5%86%8D%E6%8B%85%E4%BB%BB%E8%91%A3%E4%BA%8B%E5%B1%80%E4%B8%BB%E5%B8%AD%E5%92%8Cceo-10d1e52b</text:a>
</text:p>
      <!--NEWS-->
      <text:h text:style-name="P10" text:outline-level="1">
<text:span text:style-name="T4">
提振中国经济不能靠大规模刺激 (Free Version)</text:span>
</text:h>
      <text:p text:style-name="P4">
Authors: ['汪涛']</text:p>
      <text:p text:style-name="P4">
Publisher: 英国《金融时报》</text:p>
      <text:p text:style-name="P4">
Time: 2023-06-21T05:33:21+00:00</text:p>
      <text:p text:style-name="P4">
Published Time: 2023-06-20T12:00:99+08:00</text:p>
      <text:p text:style-name="P4">
Modified Time: 2023-06-21T01:20:99+08:00</text:p>
      <text:p text:style-name="P4">
Description: 汪涛：中国当前的经济困境不只是周期性的。大规模刺激措施无法解决根深蒂固的结构性问题。</text:p>
      <text:p text:style-name="P4">
Images: ["<text:a xlink:type="simple" xlink:href="https://thumbor.ftacademy.cn/unsafe/picture/4/000185054_piclink.jpg" text:style-name="Internet_20_link" text:visited-style-name="Visited_20_Internet_20_Link">
000185054_pic...</text:a>
"]</text:p>
      <text:p text:style-name="P4">
Themes: ['中国经济', '关注']</text:p>
      <text:p text:style-name="P4">
Keywords: ['中国经济', '财政政策']</text:p>
      <text:p text:style-name="P4">
Type: Article</text:p>
      <!--METADATA-->
      <text:p text:style-name="P4">
<draw:frame draw:style-name="fr1" draw:name="Image69" text:anchor-type="as-char" svg:width="6.9236in" svg:height="3.894525in" draw:z-index="0">
<draw:image xlink:href="../Images/FT Chinese Free Version/2023-06-21T05-33-21-00-00/000185054_piclink.jpg" xlink:type="simple" xlink:show="embed" xlink:actuate="onLoad" draw:mime-type="image/jpeg"/>
</draw:frame>
</text:p>
      <text:p text:style-name="P4">
<text:span text:style-name="T5">
本文作者是瑞银投资研究(UBS Investment Research)首席中国经济学家兼亚洲经济研究主管，著有《看懂中国经济》(Making Senseof China's Economy)。</text:span>
</text:p>
      <text:p text:style-name="P4">
在一个充满希望的开端之后，中国的经济复苏在过去的两个月里减弱。投资者对政策回应缺乏感到失望，一些人质疑中国政府是否仍然关心经济增长。在过去一周左右的时间里，人们对出台重大刺激方案的期望越来越大。我们应该期待什么呢？</text:p>
      <text:p text:style-name="P4">
Source: <text:a xlink:type="simple" xlink:href="http://www.ftchinese.com/story/001100043" text:style-name="Internet_20_link" text:visited-style-name="Visited_20_Internet_20_Link">
http://www.ftchinese.com/story/001100043</text:a>
</text:p>
      <!--NEWS-->
      <text:h text:style-name="P10" text:outline-level="1">
<text:span text:style-name="T4">
北京广州等地染猴痘人数突增   武汉疑似病例待确诊</text:span>
</text:h>
      <text:p text:style-name="P4">
Author: None</text:p>
      <text:p text:style-name="P4">
Publisher: Radio Free Asia (Organization)</text:p>
      <text:p text:style-name="P4">
Published Time: 2023-06-21T05:55:00-04:00</text:p>
      <text:p text:style-name="P4">
Modified Time: 2023-06-21T12:58:31-04:00</text:p>
      <text:p text:style-name="P4">
Description: None</text:p>
      <text:p text:style-name="P4">
Videos: []</text:p>
      <text:p text:style-name="P4">
Audios: ["<text:a xlink:type="simple" xlink:href="https://www.rfa.org/mandarin/yataibaodao/huanjing/gt1-0621202305543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4.623178in" draw:z-index="0">
<draw:image xlink:href="../Images/rfamandarin/2023-06-21T05-55-00-04-00/000000.png" xlink:type="simple" xlink:show="embed" xlink:actuate="onLoad" draw:mime-type="image/png"/>
</draw:frame>
中国的猴痘患者有增加的趋势。图为德国一家疫苗公司人员检视猴痘疫苗基因。 <text:a xlink:type="simple" xlink:href="https://www.rfa.org/mandarin/yataibaodao/huanjing/gt1-06212023055432.html/@@images/image" text:style-name="Internet_20_link" text:visited-style-name="Visited_20_Internet_20_Link">
</text:a>
路透社资料图  <text:a xlink:type="simple" xlink:href="https://www.rfa.org/mandarin/yataibaodao/huanjing/gt1-06212023055432.html/@@stream" text:style-name="Internet_20_link" text:visited-style-name="Visited_20_Internet_20_Link">
Audio-1-Link：https://www.rfa.org/mandarin/yataibaodao/huanjing/gt1-06212023055432.html/@@stream</text:a>
</text:p>
      <text:p text:style-name="P4">
六月初以来，北京、广州等地疾控中心接连通报检测发现猴痘感染病例四例，北京和广州各两例。另外，武汉一居民告诉本台，他周边一学校有六名同学疑似感染猴痘。</text:p>
      <text:p text:style-name="P4">
<text:a xlink:type="simple" xlink:href="https://www.rfa.org/mandarin/Xinwen/9-06112023171949.html" text:style-name="Internet_20_link" text:visited-style-name="Visited_20_Internet_20_Link">
 <text:span text:style-name="T4">
中国应对新冠疫情再起举办国际会议 广州确诊两例猴痘病例</text:span>
 </text:a>
  * <text:span text:style-name="T4">
<text:a xlink:type="simple" xlink:href="https://www.rfa.org/mandarin/yataibaodao/huanjing/cm1-06122023123412.html" text:style-name="Internet_20_link" text:visited-style-name="Visited_20_Internet_20_Link">
 英媒：新冠病毒起源于武汉科学家与解放军合造生化武器 </text:a>
 </text:span>
</text:p>
      <text:p text:style-name="P4">
央视新闻微博上周六（17日）消息，近日，北京、广州监测发现猴痘病毒感染病例。中疾控表示，普通民众接触该病毒的机会很少，对猴痘不必过于担心。猴痘早期症状有发烧、头痛、乏力、畏寒、肌肉酸痛等，三天左右或出现皮疹、淋巴结肿大，要及时就医。</text:p>
      <text:p text:style-name="P4">
不过，央视新闻并未提及猴痘感染者具体人数。不少网民担心传染病猴痘已经在民间快速传播。在广东东莞一经营杂货店的王先生本周三（21日）告诉本台，广州以外的其他县市也发现出现猴痘症状或疑似猴痘感染病例，但未见官方公布相关信息：“我们这里应该有，目前好像在疯传。去年好多地方就有猴痘。”</text:p>
      <text:p text:style-name="P4">
根据中国《传染病防治法》规定，未经官方授权民间不得发布有关传染病的消息。因此，王先生不敢细说当地的猴痘感染病例。</text:p>
      <text:p text:style-name="P4">
广州一医院工作人员周三早上在微信与友人对话时披露，广州有很多猴痘感染病例，而且在其工作的医院。还称，医院专门发文，要求感染内科、肛肠科做好感染管理。</text:p>
      <text:p text:style-name="P4">
本台周三致电收治传染病的广州医科大学附属市八医院医政科，但始终无人接听。</text:p>
      <text:p text:style-name="P4">
六月上旬，北京公布两例猴痘感染。（网络截图/古亭提供）  <text:a xlink:type="simple" xlink:href="https://www.rfa.org/mandarin/yataibaodao/huanjing/gt1-06212023055432.html/m0621-gt1p2.jpg" text:style-name="Internet_20_link" text:visited-style-name="Visited_20_Internet_20_Link">
</text:a>
</text:p>
      <text:p text:style-name="P4">
<text:span text:style-name="T4">
担心被抓不敢细说猴痘感染病例</text:span>
</text:p>
      <text:p text:style-name="P4">
武汉居民陈先生对本台披露，市内已经出现多起猴痘病例，仅在他家附近的一所学校，六名学生感染：“武汉已经有（病例），有多少不知道。因为没有官方数据。我们这边学校曾经一个班级六个人都得了猴痘，是疑似，只能这样说。因为没有官方的认定，再说就是造谣。”</text:p>
      <text:p text:style-name="P4">
陈先生说，猴痘是传染病，如果官方知道是他告诉记者，可能会坐牢。武汉的李女士也告诉记者，当地有猴痘感染者，但要等官方正式公布为准。</text:p>
      <text:p text:style-name="P4">
北京市疾病预防控制中心6日发布公告，北京市首次发现2宗猴痘病例，其中一例为境外输入病例，另外一例为境外输入病例的关联病例，两名病例均是通过亲密接触感染。在公告中，官方没有具体提及将采取何种措施以防止病毒扩散。10日，广州市疾控中心公布，监测发现2例猴痘病例。病例分别为43岁男性和29岁男性。病例正在定点医院进行隔离治疗，症状较轻。</text:p>
      <text:p text:style-name="P4">
央视新闻消息，近日北京、广州检测发现猴痘感染者病例。不过没有报道感染人数。（网络截图/古亭提供）  <text:a xlink:type="simple" xlink:href="https://www.rfa.org/mandarin/yataibaodao/huanjing/gt1-06212023055432.html/m0621-gt1p3.jpg" text:style-name="Internet_20_link" text:visited-style-name="Visited_20_Internet_20_Link">
</text:a>
</text:p>
      <text:p text:style-name="P4">
<text:span text:style-name="T4">
居民戴口罩防猴痘从呼吸道传染</text:span>
</text:p>
      <text:p text:style-name="P4">
山东青岛居民黄先生接受本台采访时说，当地民众近期最担心的一是新冠病毒，二是猴痘，新冠再次感染者较多，而猴痘病例不详。他说：“猴痘感染，目前老百姓也很紧张，现在戴口罩的人多了，以预防猴痘为主。”</text:p>
      <text:p text:style-name="P4">
微博帐号@儿科陈医生发文：猴痘由猴痘病毒感染引起，跟天花是近亲。最早在猴子身上发现，也可感染兔子、土拨鼠等，并传给人。人与人可通过飞沫传播，也可通过接触感染。症状类似天花。猴痘死亡率为1至10%。表现发烧、皮肤长水痘、头痛、肌痛、淋巴结肿大。无针对性药物及疫苗，但接种天花疫苗可预防，有效率85%。</text:p>
      <text:p text:style-name="P4">
世界卫生组织5月11日已宣布，猴痘疫情不再构成“国际关注的突发公共卫生事件”。</text:p>
      <text:p text:style-name="P4">
记者：古亭 责编：许书婷、陈美华、嘉远 网编：洪伟</text:p>
      <text:p text:style-name="P4">
Source: <text:a xlink:type="simple" xlink:href="https://www.rfa.org/mandarin/yataibaodao/huanjing/gt1-06212023055432.html" text:style-name="Internet_20_link" text:visited-style-name="Visited_20_Internet_20_Link">
https://www.rfa.org/mandarin/yataibaodao/huanjing/gt1-06212023055432.html</text:a>
</text:p>
      <!--NEWS-->
      <text:h text:style-name="P10" text:outline-level="1">
<text:span text:style-name="T4">
联合创始人不睦被公开，华尔街对冲基金巨头Two Sigma未来成疑 (Free Version)</text:span>
</text:h>
      <text:p text:style-name="P4">
Author: Juliet Chung / Gregory Zuckerman</text:p>
      <text:p text:style-name="P4">
Publisher: 华尔街日报中文网</text:p>
      <text:p text:style-name="P4">
Published Time: 2023-06-21T05:55:00.000Z</text:p>
      <text:p text:style-name="P4">
Modified Time: 2023-06-21T05:55:00.000Z</text:p>
      <text:p text:style-name="P4">
Created Time: 2023-06-21T04:31:00.000Z</text:p>
      <text:p text:style-name="P4">
Description: 全球最大对冲基金之一Two Sigma突然在证券公告里披露了长期存在的内部矛盾，称管理委员会“无法就若干议题达成一致”，这引发了外界对该公司命运走向的疑虑。</text:p>
      <text:p text:style-name="P4">
Images: []</text:p>
      <text:p text:style-name="P4">
Categories: ['金融市场']</text:p>
      <text:p text:style-name="P4">
Keywords: SYND,LINK:EN|WP-WSJ-0000991554</text:p>
      <text:p text:style-name="P4">
Type: Article</text:p>
      <!--METADATA-->
      <text:p text:style-name="P4">
全球最大对冲基金之一Two Sigma Investments长期存在的内部纠葛突然被公开，引发了外界对该公司未来的质疑。</text:p>
      <text:p text:style-name="P4">
Source: <text:a xlink:type="simple" xlink:href="https://cn.wsj.com/articles/%E8%81%94%E5%90%88%E5%88%9B%E5%A7%8B%E4%BA%BA%E4%B8%8D%E7%9D%A6%E8%A2%AB%E5%85%AC%E5%BC%80-%E5%8D%8E%E5%B0%94%E8%A1%97%E5%AF%B9%E5%86%B2%E5%9F%BA%E9%87%91%E5%B7%A8%E5%A4%B4two-sigma%E6%9C%AA%E6%9D%A5%E6%88%90%E7%96%91-3865437" text:style-name="Internet_20_link" text:visited-style-name="Visited_20_Internet_20_Link">
https://cn.wsj.com/articles/%E8%81%94%E5%90%88%E5%88%9B%E5%A7%8B%E4%BA%BA%E4%B8%8D%E7%9D%A6%E8%A2%AB%E5%85%AC%E5%BC%80-%E5%8D%8E%E5%B0%94%E8%A1%97%E5%AF%B9%E5%86%B2%E5%9F%BA%E9%87%91%E5%B7%A8%E5%A4%B4two-sigma%E6%9C%AA%E6%9D%A5%E6%88%90%E7%96%91-3865437</text:a>
</text:p>
      <!--NEWS-->
      <text:h text:style-name="P10" text:outline-level="1">
<text:span text:style-name="T4">
日本福岛核废水排海箭在弦上亚洲邻居反应激烈 “不仅是经济问题，还生死攸关”</text:span>
</text:h>
      <text:p text:style-name="P4">
Author: https://www.facebook.com/bbcworldservice/</text:p>
      <text:p text:style-name="P4">
Publisher: BBC News 中文</text:p>
      <text:p text:style-name="P4">
Published Time: 2023-06-21T05:59:58.000Z</text:p>
      <text:p text:style-name="P4">
Modified Time: 2023-06-21T05:59:58.000Z</text:p>
      <text:p text:style-name="P4">
Description: 经过多年激辩，日本政府计划在夏天将福岛超过 130 万吨核废水排入太平洋，引发全球关注。</text:p>
      <text:p text:style-name="P4">
Images: ["<text:a xlink:type="simple" xlink:href="https://ichef.bbci.co.uk/news/640/cpsprodpb/11282/production/_129147207_gettyimages-1240759567.jpg" text:style-name="Internet_20_link" text:visited-style-name="Visited_20_Internet_20_Link">
_129147207_ge...</text:a>
"]</text:p>
      <text:p text:style-name="P4">
Videos: ["<text:a xlink:type="simple" xlink:href="https://www.bbc.com/ws/av-embeds/cps/zhongwen/simp/science-65963585/p0fhz49w/zh-hans" text:style-name="Internet_20_link" text:visited-style-name="Visited_20_Internet_20_Link">
zh-hans</text:a>
", "<text:a xlink:type="simple" xlink:href="https://www.bbc.com/ws/av-embeds/cps/zhongwen/simp/science-65963585/p099clrw/zh-hans" text:style-name="Internet_20_link" text:visited-style-name="Visited_20_Internet_20_Link">
zh-hans</text:a>
", "<text:a xlink:type="simple" xlink:href="https://www.bbc.com/ws/av-embeds/cps/zhongwen/simp/science-65963585/p0f3pl70/zh-hans" text:style-name="Internet_20_link" text:visited-style-name="Visited_20_Internet_20_Link">
zh-hans</text:a>
"]</text:p>
      <text:p text:style-name="P4">
Tags: ['中日关系', '自然', '日本', '台湾', '香港', '食品安全', '核电']</text:p>
      <text:p text:style-name="P4">
Type: Article</text:p>
      <!--METADATA-->
      <text:h text:style-name="P12" text:outline-level="3">
<text:span text:style-name="T4">
日本福岛核废水排海箭在弦上亚洲邻居反应激烈 “不仅是经济问题，还生死攸关”</text:span>
</text:h>
      <text:p text:style-name="P4">
2023年6月21日凌晨5点59分<draw:frame draw:style-name="fr1" draw:name="Image76" text:anchor-type="as-char" svg:width="6.9236in" svg:height="3.894525in" draw:z-index="0">
<draw:image xlink:href="../Images/BBC Chinese/2023-06-21T05-59-58.000Z/_129147207_gettyimages-1240759567.jpg" xlink:type="simple" xlink:show="embed" xlink:actuate="onLoad" draw:mime-type="image/jpeg"/>
</draw:frame>
</text:p>
      <text:p text:style-name="P4">
图像来源，  Getty Images</text:p>
      <text:p text:style-name="P4">
图像加注文字，</text:p>
      <text:p text:style-name="P4">
2022年五月，国际原子能机构总干事格罗西（右二）访问日本，站在一个储存核废水的储罐前。</text:p>
      <text:p text:style-name="P4">
<text:span text:style-name="T4">
经过多年国内外激辩，以及数个首相来来去去，日本政府计划在今夏将福岛第一核电站储存的超过 130 万吨核废水排入太平洋，引发全球关注及亚洲邻居紧张。</text:span>
</text:p>
      <text:p text:style-name="P4">
由于这是人类史上第一起大规模核废水排放，争议甚巨，其中包含食品安全、海洋污染、放射性物质影响人体健康等议题，在亚洲引起激辩。日本邻国及全球外环保人士忧心，将含有放射性同位素“氚”（Tritium）的核废水排入海洋，将对全球人体健康和海洋生态造成极大风险，并严重影响渔业。北京已经率先抨击日本罔顾邻居安全，港澳政府也扬言将扩大日本产品进口禁令范围。</text:p>
      <text:p text:style-name="P4">
分析福岛核废水争议，常驻日本的法国国家研究院（French National Research Center）“福岛灾后”计划主持人 CécileAsanuma-Brice博士接受BBC中文访谈说，日本已决计大规模重启核电，并同时解除了福岛灾区的疏散令，她认为东京正在抹去核灾事故的所有痕迹，“使该地区成为一个日本能够抵御核灾事故的模范区域。为了实现这一目标，政府迅速清除事故的所有痕迹至关重要，但巨大的储存槽的存在，视觉上会很强烈的提醒众人过去发生过如此灾难。”</text:p>
      <text:p text:style-name="P4">
Asanuma-Brice博士质疑废水排放的决定。她告诉BBC，全球海洋科学家都已经对排放对海洋生物和渔业可能产生的影响表示担忧，她认为更明智方案是继续储存和废水，直到氚的放射性自然降低。“核电站周围和其范围之外仍有空地，可以建造新的储存槽。”</text:p>
      <text:p text:style-name="P4">
不过，日本政府则强调，在福岛核电站紧邻的海边已经修建了一个处理及排放废水的水道，竣工后将接受国际原子能机构（IAEA）检查和确认后才会开始排放。即便如此，距离排放福岛核废水仅有一步之遥。</text:p>
      <text:p text:style-name="P4">
<text:a xlink:type="simple" xlink:href="https://www.bbc.com/zhongwen/simp/world-65107965" text:style-name="Internet_20_link" text:visited-style-name="Visited_20_Internet_20_Link">
 日本百万吨福岛核废水排放在即 你会喝一罐产自那里的桃汁吗？ </text:a>
  * <text:a xlink:type="simple" xlink:href="https://www.bbc.com/zhongwen/simp/chinese-news-56970000" text:style-name="Internet_20_link" text:visited-style-name="Visited_20_Internet_20_Link">
 台湾争议日本核废水排海 科学议题还是外交考量 </text:a>
  * <text:a xlink:type="simple" xlink:href="https://www.bbc.com/zhongwen/simp/world-56927228" text:style-name="Internet_20_link" text:visited-style-name="Visited_20_Internet_20_Link">
 中国外交部发言人赵立坚用浮世绘改图讽核废水排海引发争议 </text:a>
</text:p>
      <text:p text:style-name="P4">
BBC中文整理了此次福岛核废水排放引发的各种议题及辩论，包括法律，生态方面的争议及日本的亚洲邻居们的激烈反应。</text:p>
      <text:h text:style-name="P12" text:outline-level="3">
<text:span text:style-name="T4">
亚洲反应为何激烈</text:span>
</text:h>
      <text:p text:style-name="P4">
<text:span text:style-name="T4">
中国</text:span>
 <text:span text:style-name="T4">
与港澳</text:span>
</text:p>
      <text:p text:style-name="P4">
多年来，中国对福岛核废水排放一直持反对的态度。6月12日，中国外交部发言人汪文斌在记者会上批评日本污染海洋、损害人类共同利益，“极其自私和不负责任”。5月27日，中国代表在世卫大会（WHA）上抨击东京的计划，要求日本在与各国政府达成协议前不能排放核废水。</text:p>
      <text:p text:style-name="P4">
香港及澳门特区政府则与北京的态度一致。认为日本需要与受影响的国家及政府沟通达成协议后，才能够行动。</text:p>
      <text:p text:style-name="P4">
香港环境及生态局长谢展寰上周接受电台专访称，日本一宣布排放核废水，香港就会立即禁止福岛一带沿岸“最高风险县份”的水产进口。对其他风险县份的水产也会实施严厉进口管制。</text:p>
      <text:p text:style-name="P4">
事实上，​​目前香港已禁止进口福岛的蔬菜、奶类饮品和水果等，但不包括果汁。根据香港《明报》，谢展寰表示，日本进口到港的食品占香港整体食物供应只有2%，港府预计影响不大，但理解港人热爱日本食品“感情上有影响”。</text:p>
      <text:p text:style-name="P4">
此外，香港最大的连锁超市之一惠康（Wellcome）发言人书面回覆BBC中文说，“公司向来非常重视食品安全，我们欢迎政府加强抽验日本食品，以保障市民安全。”惠康又称，会密切留意港府未来公布的政策，将配合并遵守相关进出口要求。</text:p>
      <text:p text:style-name="P4">
<text:a xlink:type="simple" xlink:href="https://www.bbc.com/ws/av-embeds/cps/zhongwen/simp/science-65963585/p0fhz49w/zh-hans" text:style-name="Internet_20_link" text:visited-style-name="Visited_20_Internet_20_Link">
 Video-1-Link：/ws/av-embeds/cps/zhongwen/simp/science-65963585/p0fhz49w/zh-hans </text:a>
 <text:span text:style-name="T4">
你的器材不支持播放多媒体材料</text:span>
视频加注文字，</text:p>
      <text:p text:style-name="P4">
福岛核废水排放：是否安全以及都含有哪些物质？</text:p>
      <text:p text:style-name="P4">
​​澳门则宣布采取更严厉的措施。澳门市政署在6月13日称，一旦日本开始排放福岛核废水，将会暂停包括东京都、千叶县等9县市的水产、蔬菜和水果等进口申请。澳门市政署还说，届时不排除要求日本其它地方进口澳门的鲜活食品，也都要开始附上辐射检测证明。</text:p>
      <text:p text:style-name="P4">
<text:span text:style-name="T4">
韩国</text:span>
</text:p>
      <text:p text:style-name="P4">
</text:p>
      <text:p text:style-name="P4">
图像来源，  Getty Images</text:p>
      <text:p text:style-name="P4">
图像加注文字，</text:p>
      <text:p text:style-name="P4">
韩国环保团体2022年在首尔举行示威，抗议日本核废水排放计划。</text:p>
      <text:p text:style-name="P4">
与日本一海之隔的的韩国这次并没有如过往政府那样对日本排放废水大力反对，​​​​但韩国也没有打算解除对福岛食品的禁令。不过，韩国政府自2013年起就禁止进口来自日本福岛县、茨城县、千叶县等邻近县区所有水产品，并禁止福岛县产的稻米和菇类卖到韩国。</text:p>
      <text:p text:style-name="P4">
面对核废水争议，韩国政府启动了“国民安心”计划，希望消除国民顾虑。但是，韩国政坛及民间的反对声音仍然很大。韩国反对党刚组团赴福岛核电厂考察，对于排放废水持反对意见，并指责韩国总统尹锡悦。面对反对党抨击，韩国总理韩惪洙甚至表态愿意亲自饮用自福岛厂过滤后的水。</text:p>
      <text:p text:style-name="P4">
港媒《南华早报》引用数据称，韩国一项千人民调显示，超过85%的韩国人反对日本排放废水的计划 。70%受访者表示，若继续排放废水，他们会减少食用海鲜。</text:p>
      <text:p text:style-name="P4">
</text:p>
      <text:p text:style-name="P4">
图像来源，  Reuters</text:p>
      <text:p text:style-name="P4">
图像加注文字，</text:p>
      <text:p text:style-name="P4">
日本福岛核电站的核污水储存罐将在2022年用完，如何处置这100多万吨污水成为日本内外关注的重大问题。</text:p>
      <text:p text:style-name="P4">
许多韩国渔民也对核废水排放深感焦虑。</text:p>
      <text:p text:style-name="P4">
来自济州岛的海女金恩娥（音译）告诉BBC韩语组说，“从更广义上来看，我们认为自己是海洋生物，因为我们用自己的身体直接进入水中。在工作时，我们会喝海水。不仅进入我们的口中，还会进入眼睛、鼻子和皮肤。我们每天要潜水大约五个小时——这意味着我们处于潜在危险的前线。”</text:p>
      <text:p text:style-name="P4">
金女士说，“我四十多岁了，是我们村里最年轻的海女。我觉得我站在了十字路口上。我正在认真考虑，这是否应该是我最后一年当海女。对我们来说，这不仅是经济问题，还是生死攸关。”</text:p>
      <text:p text:style-name="P4">
另一位住在鸟山的渔民朴熙俊（音译）则告诉BBC说，“事实上，放射性物质可能不会进入我们的海域。然而，当人们食用海产品时，他们难免会感到焦虑。老实说，我也感到焦虑。来这里从事渔业工作的年轻人只是在等待和观望。他们已经准备好回城市了。”</text:p>
      <text:p text:style-name="P4">
</text:p>
      <text:p text:style-name="P4">
图像来源，  Cécile Asanuma-Brice</text:p>
      <text:p text:style-name="P4">
图像加注文字，</text:p>
      <text:p text:style-name="P4">
许多人认为福岛核电厂旁还有土地可以继续储放核废水（2023年5月）。</text:p>
      <text:p text:style-name="P4">
<text:span text:style-name="T4">
台湾</text:span>
</text:p>
      <text:p text:style-name="P4">
同样位居东亚，台湾政府并没有杯葛日本福岛废水的排放。台湾行政院原子能委员会称，会密切关注，并强调，福岛排出核废水主要会随北太平洋洋流往东太平洋及美国方位移动，仅小部分会流向台湾，最快在排放后一两年到达台湾海域，并已经进一步稀释。</text:p>
      <text:p text:style-name="P4">
去年2月，台湾宣布松绑日本福岛及周遭五县食品管制措施，但菇类及野生鸟兽肉仍然禁止进口。前总统马英九当时抨击蔡政府罔顾民意。不过，国民党也在要求台湾政府重启核电，代表国民党的2024总统参选人侯友宜，近日表示将支持继续使用核电，台湾富商郭台铭也表示，核电干净安全，他之前更提出台湾每一县市应该增设一座核电厂，引发舆论激辩。</text:p>
      <text:p text:style-name="P4">
</text:p>
      <text:p text:style-name="P4">
图像来源，  Cécile Asanuma-Brice</text:p>
      <text:p text:style-name="P4">
图像加注文字，</text:p>
      <text:p text:style-name="P4">
福岛大熊町的核废料掩埋厂。（2023年5月）</text:p>
      <text:p text:style-name="P4">
环保团体“全国废核行动平台”去年发声，积极反对日本将核废水排放入海，称日本不应因过滤废水成本考量，就将邻近国家的环境生态、海洋渔业与人民健康置于辐射污染的威胁之中。​​新北市北海岸万里一名王姓渔民告诉台湾联合新闻网称“最好是不要排入海水”。王先生说，他身旁的渔民都对日本排放核废水有意见，势必影响到渔业：“日本以前浮石飘到台湾的北海岸，渔民就受损很大，浮石还看得到，但如今核废水是看不到，影响会超过想像。”</text:p>
      <text:h text:style-name="P12" text:outline-level="3">
<text:span text:style-name="T4">
法律能阻止排放吗？</text:span>
</text:h>
      <text:p text:style-name="P4">
2020年6月，联合国人权专家曾公开呼吁东京莫忽视核废料处理过程的人权义务。联合国希望日本在新冠疫情危机结束后，展开适当的国际磋商之后，再决定是否要排放核废水。据此，绿色和平（GreenPeace）强调，核废水如何处理对人类和地球产生持续几代人的深远影响，也关乎日本当地渔民的生计，以及其他国家民众的人权。</text:p>
      <text:p text:style-name="P4">
但是，除了呼吁协商对话，外人能否通过法律途径阻止日本排放核废水？</text:p>
      <text:p text:style-name="P4">
<text:a xlink:type="simple" xlink:href="https://www.bbc.com/zhongwen/simp/world-64382410" text:style-name="Internet_20_link" text:visited-style-name="Visited_20_Internet_20_Link">
 日本曾代表着未来，但它却陷于过去 </text:a>
  * <text:a xlink:type="simple" xlink:href="https://www.bbc.com/zhongwen/simp/business-62689676" text:style-name="Internet_20_link" text:visited-style-name="Visited_20_Internet_20_Link">
 日本“沉睡”小镇真能华丽转身成为亚洲硅谷吗？ </text:a>
</text:p>
      <text:p text:style-name="P4">
台湾海洋大学海洋法律与政策学院院长饶瑞正教授告诉台媒，人类史上有3次核灾求偿成功案例，包括1979年美国三哩岛事故、1986年前苏联的车诺比（切尔诺贝利）核灾、1999年日本东海村临界事故等，“若要求偿成功、打赢官司，关键就是要证明有无因果关系。”</text:p>
      <text:p text:style-name="P4">
对于日本排放核废水“是否真的对海洋环境、生态与人类健康无害”有关这一问题，不同国家及团体存在重大歧异。</text:p>
      <text:p text:style-name="P4">
<text:a xlink:type="simple" xlink:href="https://www.bbc.com/ws/av-embeds/cps/zhongwen/simp/science-65963585/p099clrw/zh-hans" text:style-name="Internet_20_link" text:visited-style-name="Visited_20_Internet_20_Link">
 Video-2-Link：/ws/av-embeds/cps/zhongwen/simp/science-65963585/p099clrw/zh-hans </text:a>
 <text:span text:style-name="T4">
你的器材不支持播放多媒体材料</text:span>
视频加注文字，</text:p>
      <text:p text:style-name="P4">
BBC纪录片：日本福岛核事故十周年</text:p>
      <text:p text:style-name="P4">
饶瑞正教授向BBC解释，此为科学上的事实问题，势必须透过科学方式处理与论证。在国际法上，若依照国际核能损害赔偿公约，或1982年制订的《联合国海洋法公约》第194条，都可以要求日本在污染防阻义务与损害赔偿的法律责任。“但是，前提必须是排入海中的废水在科学上是有害的，而且存在因果关系。”</text:p>
      <text:p text:style-name="P4">
根据该公约规定，各国可以向国际海洋法法庭申请禁制令来阻止核废水排放计划。但目前尚未有任何国家提起诉讼。</text:p>
      <text:p text:style-name="P4">
饶瑞正分析，原因是日本有请国际原子能总署检验核废水，结果出来都是合格的，所以要与日本就排放核废水兴讼并不容易。但饶教授仍向记者强调，日本作为一个负责任的文明国家，或该提出更适当的科学证据，与透过第三方公正科学机构的检验与长期监督，甚至开放给周边国家共同参与检验、监测、公开资讯以解除周边国家的忧虑：“甚至外交宣示与保证一旦对周边国家造成损害，将负起完全的责任，并预先提存一笔适当的赔偿基金，以示负责。”</text:p>
      <text:p text:style-name="P4">
绿色和平组织则表示立场不变，认为日本政府应利用周边的土地来兴建更多储水槽，存放废水，再寻求更安全的解决方案。</text:p>
      <text:p text:style-name="P4">
</text:p>
      <text:p text:style-name="P4">
图像来源，  Getty Images</text:p>
      <text:p text:style-name="P4">
图像加注文字，</text:p>
      <text:p text:style-name="P4">
东电公司在处理过的核废水中养殖比目鱼，以测试氚在海洋生物体内的富集程度。</text:p>
      <text:h text:style-name="P12" text:outline-level="3">
<text:span text:style-name="T4">
“氚”为何是关键？</text:span>
</text:h>
      <text:p text:style-name="P4">
关于福岛核废水，很多科学家们都将焦点放在“氚”残留的争议。简单来说，氚是一种氢的放射性同位素，一般存在于核反应之后。311核灾后产生了被高浓度放射性物质污染的水，尽管经过净化和稀释，但废水中仍含有氚存在。日本政府强调处理后的核废水，不会残留除了放射性氚以外的其他放射性污染物。换言之，只会将含有氚的废水排入海洋。而且东京认为，含有氚的核废水只会产生非常微弱的辐射，不会对海洋或人体健康有害。</text:p>
      <text:p text:style-name="P4">
但是，绿色和平强调，氚确实是一种低能量的放射性物质，但并不代表其影响微弱，而且一旦被植物、动物和人类摄入，即有可能造成伤害。该组织核能研究者ShaunBernie 撰文表示，氚并非如日本政府宣传的一样对无害。</text:p>
      <text:p text:style-name="P4">
<text:a xlink:type="simple" xlink:href="https://www.bbc.com/ws/av-embeds/cps/zhongwen/simp/science-65963585/p0f3pl70/zh-hans" text:style-name="Internet_20_link" text:visited-style-name="Visited_20_Internet_20_Link">
 Video-3-Link：/ws/av-embeds/cps/zhongwen/simp/science-65963585/p0f3pl70/zh-hans </text:a>
 <text:span text:style-name="T4">
你的器材不支持播放多媒体材料</text:span>
视频加注文字，</text:p>
      <text:p text:style-name="P4">
日本政府决定于2023年春季开始排放福岛核废水，日本渔业界有反对声音，邻近的中国、韩国与台湾也表达质疑。</text:p>
      <text:p text:style-name="P4">
无论立场如何，日本若在今夏排放核废水，在日本国内及亚洲国家，势必将造成极大影响及争议。Asanuma-Brice博士告诉BBC，她认为受到最严重影响的仍是福岛当地居民，特别是渔民。“对他们来说，这个决定是灾难性的，也对他们的工作造成伤害。”</text:p>
      <text:p text:style-name="P4">
她说，尽管东京实施了积极的宣传政策，以使民众接受核废水排放，但民调显示日本国内民众仍有大约一半持反对意见。</text:p>
      <text:p text:style-name="P4">
Asanuma-Brice博士则说，海洋生态系统也将受到影响，因为，即使类似的污染在其他地方已经存在，但一但核废水排出，仍形成额外污染。她强调，一些科学家（如基瓦洛海洋实验室主任里奇蒙德）也表示，放射性核素可能随着海洋洋流传播，并且会让在海洋中长期迁徙的海洋生物（如浮游植物）长期携带，而浮游植物是所有海洋生物食物链的基础。</text:p>
      <text:p text:style-name="P4">
“当前的问题是不确定性，用更多的时间考虑各种可能的解决方案肯定更好。”她告诉BBC。</text:p>
      <text:p text:style-name="P4">
Source: <text:a xlink:type="simple" xlink:href="https://www.bbc.com/zhongwen/simp/science-65963585" text:style-name="Internet_20_link" text:visited-style-name="Visited_20_Internet_20_Link">
https://www.bbc.com/zhongwen/simp/science-65963585</text:a>
</text:p>
      <!--NEWS-->
      <text:h text:style-name="P10" text:outline-level="1">
<text:span text:style-name="T4">
監管障礙未除 在華歐企信心降至史上最低</text:span>
</text:h>
      <text:p text:style-name="P4">
Author: None (Language: zh)</text:p>
      <text:p text:style-name="P4">
Publisher: None</text:p>
      <text:p text:style-name="P4">
Time: 2023-06-21T06:07:00Z</text:p>
      <text:p text:style-name="P4">
Description: 據中國歐盟商會的調查，受到監管方面的障礙、政治化因素影響，歐洲企業對中國營商環境的信心大降。四分之三的企業重新考慮過供應鏈策略，12%則表明已將部份業務撤出中國。</text:p>
      <text:p text:style-name="P4">
Videos: []</text:p>
      <text:p text:style-name="P4">
Images: []</text:p>
      <text:p text:style-name="P4">
Subject: 经济纵横</text:p>
      <text:p text:style-name="P4">
Subjects: ['中国欧盟商会', '投资', '供应链', '外企', '监管', '反间谍法', '欧中关系']</text:p>
      <text:p text:style-name="P4">
Keywords: ['意见反馈']</text:p>
      <text:p text:style-name="P4">
ID: 65985588</text:p>
      <!--METADATA-->
      <text:p text:style-name="P4">
<text:a xlink:type="simple" xlink:href="https://www.dw.com/zh/overlay/image/article/65985588/63114260" text:style-name="Internet_20_link" text:visited-style-name="Visited_20_Internet_20_Link">
 </text:a>
</text:p>
      <text:p text:style-name="P4">
根據中國歐盟商會最新調查，歐洲在華企業的信心明顯下降。圖為上海外灘一景。（資料照）</text:p>
      <text:p text:style-name="P4">
（德國之聲中文網）中國歐盟商會（European Union Chamber of Commerce inChina）週三（6月21日）公布年度調查報告，稱「歐洲在華企業信心明顯下降」。商會主席彥辭（JensEskelund）向媒體表示，企業在中國的商業信心「幾乎達到有紀錄以來最低的水準」，且預期未來5年內，監管環境不會真的有改善。</text:p>
      <text:p text:style-name="P4">
根據該報告，調查的570間企業之中，有62%稱曾因監管方面的障礙而錯失商機。而有64%的企業認為，過去1年來在中國的運營難度變高，還有3成的企業營收同比下降，這2個數字都創下歷史新高。而把中國視為前三個未來投資目的地的企業數量，同比降低13個百分點，跌至55%，這是自2010年首次在調查內提出該問題以來，最低的水平。</text:p>
      <text:p text:style-name="P4">
報告指出，過去1年來「中國營商環境政治化加劇」，26%的企業曾面臨這方面的挑戰，例如要考慮是否取消在一些「敏感地區」的業務，或是因銷售地來決定是否要賣不含中國製、或美國製零件的產品。此外，受俄烏戰爭衝擊，許多企業「重新審視中國市場」，並思考其業務會不會因台海緊張局勢升級而受到影響。</text:p>
      <text:p text:style-name="P4">
過去2年內，有75%的企業曾重新評估其供應鏈策略，背後的原因最主要是希望「加強供應鏈韌性」（64%），其次是地緣政治因素（31%）；12%的企業已將部份供應鏈轉移到中國大陸以外。報告指，企業總部「與中國業務日益脫鉤」，這點「不利於歐洲在華企業的發展，也不利於中國」，因為可能導致整體效率變低、溝通障礙增加等問題。</text:p>
      <text:p text:style-name="P4">
該報告也說，如果中國消除市場和監管障礙，仍有63%的企業表明願意提升在中國的投資。去年中國解除嚴苛的疫情清零政策；報告主張，北京應「像當年為加入世貿組織（WTO）」一樣，落實經濟改革，並且證明「支持企業發展的承諾不僅僅是說說而已」。</text:p>
      <text:p text:style-name="P4">
</text:p>
      <text:p text:style-name="P4">
中國政府加大對企業的監管，並加大「反間諜」的力道，讓外企陷入更大的不確定性之中。圖為北京商業區一景。（資料照）</text:p>
      <text:p text:style-name="P4">
商會主席彥辭表示，外國企業最大的擔憂就是中國擴大「國家安全」定義，從經濟、糧食、能源到政治領域都算在內：「究竟有什麼算是國家機密？從哪邊開始算是政治問題，哪邊開始不算商業範疇？」他說，企業無法確知正常營運的範圍落在哪裡。</text:p>
      <text:p text:style-name="P4">
此前， <text:a xlink:type="simple" xlink:href="https://www.dw.com/zh/zh/中國修訂反間諜法-擴大國安執法權力/a-65447359" text:style-name="Internet_20_link" text:visited-style-name="Visited_20_Internet_20_Link">
 中國修訂了《反間諜法》 </text:a>
，擴大了國安單位的執法權力。今年以來， <text:a xlink:type="simple" xlink:href="https://www.dw.com/zh/zh/路透社-北京办事处遭突查后-美思明智-高管撤离香港/a-65676467" text:style-name="Internet_20_link" text:visited-style-name="Visited_20_Internet_20_Link">
 美思明智 </text:a>
 （Mintz Group）、 <text:a xlink:type="simple" xlink:href="https://www.dw.com/zh/zh/中國突擊美企上海辦公室-掀外商憂慮/a-65447816" text:style-name="Internet_20_link" text:visited-style-name="Visited_20_Internet_20_Link">
 貝恩 </text:a>
 （Bain &amp; Company）、 <text:a xlink:type="simple" xlink:href="https://www.dw.com/zh/zh/中國加強反間諜-諮詢公司涉危害國安遭查/a-65557271" text:style-name="Internet_20_link" text:visited-style-name="Visited_20_Internet_20_Link">
 凱盛融英 </text:a>
 （Capvision）等美國企業的中國辦公室陸續遭到中國調查，半導體大廠 <text:a xlink:type="simple" xlink:href="https://www.dw.com/zh/zh/中國封殺美光-美反對無事實根據的限制/a-65693360" text:style-name="Internet_20_link" text:visited-style-name="Visited_20_Internet_20_Link">
 美光</text:a>
（Micron）的產品更遭到封殺，一連串事件皆加劇了外企感受到的不確定性。</text:p>
      <text:p text:style-name="P4">
今年5月，中國英國商會（British Chamber of Commerce in China）亦曾 <text:a xlink:type="simple" xlink:href="https://www.dw.com/zh/zh/红线在哪里在华外商盼拥有更大明确性/a-65708508" text:style-name="Internet_20_link" text:visited-style-name="Visited_20_Internet_20_Link">
 發表報告</text:a>
，同樣對外企在中國經營的不確定性表達憂慮。該會主席麥考馬克（JulianMacCormac）當時說：「如果能有更多明確性和確定性，我們相信企業將更加致力於在中國投資。」</text:p>
      <text:p text:style-name="P4">
（美聯社、路透社、中國歐盟商會等）</text:p>
      <text:p text:style-name="P4">
Source: <text:a xlink:type="simple" xlink:href="https://www.dw.com/zh/監管障礙未除-在華歐企信心降至史上最低/a-65985588" text:style-name="Internet_20_link" text:visited-style-name="Visited_20_Internet_20_Link">
https://www.dw.com/zh/監管障礙未除-在華歐企信心降至史上最低/a-65985588?maca=chi-rss-chi-all-1127-rdf</text:a>
</text:p>
      <!--NEWS-->
      <text:h text:style-name="P10" text:outline-level="1">
<text:span text:style-name="T4">
软银CEO孙正义称将专心于AI发明 (Free Version)</text:span>
</text:h>
      <text:p text:style-name="P4">
Author: Megumi Fujikawa</text:p>
      <text:p text:style-name="P4">
Publisher: 华尔街日报中文网</text:p>
      <text:p text:style-name="P4">
Published Time: 2023-06-21T06:15:00.000Z</text:p>
      <text:p text:style-name="P4">
Modified Time: 2023-06-21T06:15:00.000Z</text:p>
      <text:p text:style-name="P4">
Created Time: 2023-06-21T05:07:00.000Z</text:p>
      <text:p text:style-name="P4">
Description: 孙正义周三表示，他将专心于人工智能和新发明，此前他对自己的人生使命进行了一次反思，并表示还没有准备退休。</text:p>
      <text:p text:style-name="P4">
Images: []</text:p>
      <text:p text:style-name="P4">
Categories: ['科技']</text:p>
      <text:p text:style-name="P4">
Keywords: SYND</text:p>
      <text:p text:style-name="P4">
Type: Article</text:p>
      <!--METADATA-->
      <text:p text:style-name="P4">
软银集团股份有限公司(SoftBank Group, 9984.TO)首席执行官孙正义(MasayoshiSon)周三表示，他将专心于人工智能(AI)和新发明，此前他对自己的人生使命进行了一次他描述为的泪流满面的反思。</text:p>
      <text:p text:style-name="P4">
Source: <text:a xlink:type="simple" xlink:href="https://cn.wsj.com/articles/%E8%BD%AF%E9%93%B6ceo%E5%AD%99%E6%AD%A3%E4%B9%89%E7%A7%B0%E5%B0%86%E4%B8%93%E5%BF%83%E4%BA%8Eai%E5%8F%91%E6%98%8E-db43fc35" text:style-name="Internet_20_link" text:visited-style-name="Visited_20_Internet_20_Link">
https://cn.wsj.com/articles/%E8%BD%AF%E9%93%B6ceo%E5%AD%99%E6%AD%A3%E4%B9%89%E7%A7%B0%E5%B0%86%E4%B8%93%E5%BF%83%E4%BA%8Eai%E5%8F%91%E6%98%8E-db43fc35</text:a>
</text:p>
      <!--NEWS-->
      <text:h text:style-name="P10" text:outline-level="1">
<text:span text:style-name="T4">
端午节：台湾民众的粽子之选和手艺传承</text:span>
</text:h>
      <text:p text:style-name="P4">
Author: https://www.facebook.com/bbcworldservice/</text:p>
      <text:p text:style-name="P4">
Publisher: BBC News 中文</text:p>
      <text:p text:style-name="P4">
Published Time: 2023-06-21T06:21:00.000Z</text:p>
      <text:p text:style-name="P4">
Modified Time: 2023-06-21T06:21:00.000Z</text:p>
      <text:p text:style-name="P4">
Description: “小时候，妈妈会在端午节亲手做粽子。”翁先生在排队买粽子时说，他成年离开家后，只能从商店购买，因为他不知道如何包粽子。</text:p>
      <text:p text:style-name="P4">
Images: []</text:p>
      <text:p text:style-name="P4">
Videos: ["<text:a xlink:type="simple" xlink:href="https://www.bbc.com/ws/av-embeds/cps/zhongwen/simp/chinese-news-65970736/p0fwbvs2/zh-hans" text:style-name="Internet_20_link" text:visited-style-name="Visited_20_Internet_20_Link">
zh-hans</text:a>
"]</text:p>
      <text:p text:style-name="P4">
Tags: ['台湾', '华人社区']</text:p>
      <text:p text:style-name="P4">
Type: Article</text:p>
      <!--METADATA-->
      <text:h text:style-name="P12" text:outline-level="3">
<text:span text:style-name="T4">
端午节：台湾民众的粽子之选和手艺传承</text:span>
</text:h>
      <text:p text:style-name="P4">
<text:a xlink:type="simple" xlink:href="https://www.bbc.com/ws/av-embeds/cps/zhongwen/simp/chinese-news-65970736/p0fwbvs2/zh-hans" text:style-name="Internet_20_link" text:visited-style-name="Visited_20_Internet_20_Link">
 Video-1-Link：/ws/av-embeds/cps/zhongwen/simp/chinese-news-65970736/p0fwbvs2/zh-hans </text:a>
 <text:span text:style-name="T4">
你的器材不支持播放多媒体材料</text:span>
<text:span text:style-name="T4">
端午节：台湾民众的粽子之选和手艺传承</text:span>
 2023年6月21日早上6点21分</text:p>
      <text:p text:style-name="P4">
华人传统节日端午将至，台湾民众在商铺前排队购买粽子。“小时候，妈妈会在端午节亲手做粽子。”翁先生在排队买粽子时说，他成年离开家后，只能从商店购买，因为他不知道如何包粽子。粽子是一种可以追溯到几个世纪前的中国传统小吃。端午节是为了纪念战国时期政治家和诗人屈原，这一天有全球华人有赛龙舟、包粽子等传统。</text:p>
      <text:p text:style-name="P4">
Source: <text:a xlink:type="simple" xlink:href="https://www.bbc.com/zhongwen/simp/chinese-news-65970736" text:style-name="Internet_20_link" text:visited-style-name="Visited_20_Internet_20_Link">
https://www.bbc.com/zhongwen/simp/chinese-news-65970736</text:a>
</text:p>
      <!--NEWS-->
      <text:h text:style-name="P10" text:outline-level="1">
<text:span text:style-name="T4">
路透：秘密文件显示中国图以旅游招待、微信汇款等方式影响台湾大选</text:span>
</text:h>
      <text:p text:style-name="P4">
Author: None</text:p>
      <text:p text:style-name="P4">
Publisher: Radio Free Asia (Organization)</text:p>
      <text:p text:style-name="P4">
Published Time: 2023-06-21T06:29:00-04:00</text:p>
      <text:p text:style-name="P4">
Modified Time: 2023-06-21T09:06:5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8" text:anchor-type="as-char" svg:width="6.9236in" svg:height="4.612011in" draw:z-index="0">
<draw:image xlink:href="../Images/rfamandarin/2023-06-21T06-29-00-04-00/000000.png" xlink:type="simple" xlink:show="embed" xlink:actuate="onLoad" draw:mime-type="image/png"/>
</draw:frame>
台湾2024的总统大选，中国是否介入引发高度关注。图为2022台湾的地方选举投开票所及票匦。 <text:a xlink:type="simple" xlink:href="https://www.rfa.org/mandarin/Xinwen/ec2-06212023062904.html/@@images/image" text:style-name="Internet_20_link" text:visited-style-name="Visited_20_Internet_20_Link">
</text:a>
路透资料照。</text:p>
      <text:p text:style-name="P4">
根据路透社的独家报道，中国政府试图利用不同方法，包括微信等通信软件、以及团体资助等，影响明年一月举行的台湾大选结果。</text:p>
      <text:p text:style-name="P4">
路透社检视3份台湾内部的安全报告文件，引述其中一份报告称，台湾当局已把支持北京对台湾主权说法的小政党、地方民意代表，以及与中国有进行交流的寺庙等，列为观察名单。同时，报道引述台湾的国安官员消息，相信台湾的基层选民是北京的目标，北京希望影响投票意向不明的选民。</text:p>
      <text:p text:style-name="P4">
另一份报告表示，中国政府可能在投票前，向数百名参与选举活动的台湾人，提供免费的中国旅游机会，达到影响投票决定的效果，更特别提到里长和村长等地方的政治人物。</text:p>
      <text:p text:style-name="P4">
据该人士和另一位直接了解此事的安全官员称，政府今年成立了一个被称为 "平顺"的跨部委安全工作组，以调查国内外可能的投票干预。由于此事的敏感性，两人都拒绝透露姓名。</text:p>
      <text:p text:style-name="P4">
根据台湾的法律，选举阵营接受包括来自中国大陆等 "外部敌对势力"的资金，是非法的行为。但报道引述台湾情报的内部报告，表示中国可能通过社交网络和微信发送资金，而微信个人帐户最高一笔可转汇人民币5万，每天最高可以转汇人民币20万元。</text:p>
      <text:p text:style-name="P4">
台湾陆委会对路透社表示，中国利用不同手段影响台湾的选举结果，以达到促进统一的目标。</text:p>
      <text:p text:style-name="P4">
记者 陈子非 责编 许书婷</text:p>
      <text:p text:style-name="P4">
Source: <text:a xlink:type="simple" xlink:href="https://www.rfa.org/mandarin/Xinwen/ec2-06212023062904.html" text:style-name="Internet_20_link" text:visited-style-name="Visited_20_Internet_20_Link">
https://www.rfa.org/mandarin/Xinwen/ec2-06212023062904.html</text:a>
</text:p>
      <!--NEWS-->
      <text:h text:style-name="P10" text:outline-level="1">
<text:span text:style-name="T4">
俄罗斯采取行动使罪犯参加乌克兰战争合法化</text:span>
</text:h>
      <text:p text:style-name="P4">
Author: 半岛电视台＋通讯社</text:p>
      <text:p text:style-name="P4">
Publisher: Al Jazeera</text:p>
      <text:p text:style-name="P4">
Published Time: 2023-06-21T06:32:07</text:p>
      <text:p text:style-name="P4">
Modified Time: 2023-06-21T06:32:07</text:p>
      <text:p text:style-name="P4">
Description: 俄罗斯议会下议院国家杜马已批准立法，赦免自愿加入在乌克兰作战的俄罗斯军队的罪犯，此举旨在乌克兰反攻第一阶段增加部队人数。</text:p>
      <text:p text:style-name="P4">
Images: ["<text:a xlink:type="simple" xlink:href="https://chinese.aljazeera.net/wp-content/uploads/2023/06/1-1687327995.png" text:style-name="Internet_20_link" text:visited-style-name="Visited_20_Internet_20_Link">
1-1687327995.png</text:a>
", "<text:a xlink:type="simple" xlink:href="https://chinese.aljazeera.net/wp-content/uploads/2023/06/1-1687328062.jpg" text:style-name="Internet_20_link" text:visited-style-name="Visited_20_Internet_20_Link">
1-1687328062.jpg</text:a>
", "<text:a xlink:type="simple" xlink:href="https://chinese.aljazeera.net/wp-content/uploads/2023/06/1-1687328140.jpg" text:style-name="Internet_20_link" text:visited-style-name="Visited_20_Internet_20_Link">
1-1687328140.jpg</text:a>
", "<text:a xlink:type="simple" xlink:href="https://chinese.aljazeera.net/wp-content/uploads/2023/06/1-1687328233.jpg" text:style-name="Internet_20_link" text:visited-style-name="Visited_20_Internet_20_Link">
1-1687328233.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90" text:anchor-type="as-char" svg:width="6.9236in" svg:height="4.612736in" draw:z-index="0">
<draw:image xlink:href="../Images/Aljazeera Chinese/2023-06-21T06-32-07/1-1687327995.png" xlink:type="simple" xlink:show="embed" xlink:actuate="onLoad" draw:mime-type="image/png"/>
</draw:frame>
 2023 年 5月，俄罗斯莫斯科的一条街道上，一名行人走过俄罗斯军队的流动招募点，该招募点邀请志愿者与国防部签署合同（路透）</text:p>
      <text:p text:style-name="P4">
俄罗斯议会下议院国家杜马已批准立法，赦免自愿加入在乌克兰作战的俄罗斯军队的罪犯，此举旨在乌克兰反攻第一阶段增加部队人数。</text:p>
      <text:p text:style-name="P4">
据《莫斯科时报》周二报道，这项立法规定了为乌克兰战争招募囚犯和犯罪嫌疑人的做法，这是瓦格纳雇佣军去年首次采用的做法，之后，俄罗斯国防部于 2023年初接管监狱招募工作。</text:p>
      <text:p text:style-name="P4">
国家杜马周二在一份声明中表示，在乌克兰前线作战的特赦并不适用于俄罗斯监狱中的所有罪犯：恐怖行为、性犯罪、间谍活动和叛国罪属于被豁免的严重罪行。</text:p>
      <text:p text:style-name="P4">
杜马网站上发表的一份声明称：“该文件的有效性不适用于那些曾被判犯有恐怖主义和极端主义行为以及侵犯未成年人性圣洁罪的罪犯。”</text:p>
      <text:p text:style-name="P4">
<draw:frame draw:style-name="fr1" draw:name="Image91" text:anchor-type="as-char" svg:width="6.9236in" svg:height="3.826739in" draw:z-index="0">
<draw:image xlink:href="../Images/Aljazeera Chinese/2023-06-21T06-32-07/1-1687328062.jpg" xlink:type="simple" xlink:show="embed" xlink:actuate="onLoad" draw:mime-type="image/jpeg"/>
</draw:frame>
 绍伊古：乌克兰计划用北约提供的导弹打击克里米亚</text:p>
      <text:p text:style-name="P4">
据《莫斯科时报》报道，如果该项法案成为法律，加入俄罗斯军队的人一旦服完兵役、因战斗获得国家奖励、在行动中受伤或达到 65岁退休年龄，他们的犯罪记录将被删除。</text:p>
      <text:p text:style-name="P4">
如果犯罪嫌疑人同意在乌克兰服役，他们也将获得缓刑。</text:p>
      <text:p text:style-name="P4">
《莫斯科时报》报道，“对于同意拿起武器的犯罪嫌疑人，如果他们因预谋犯罪面临最高 5 年监禁或因过失行为面临最高 10年监禁，当局可以中止对他们的刑事诉讼，该法案指出，法律生效后犯下的罪行不会被抹去。”</text:p>
      <text:p text:style-name="P4">
该报称，该立法接下来将在俄罗斯上议院联邦委员会进行单轮投票，之后，俄罗斯总统弗拉基米尔·普京预计将签署该项法案成为法律。</text:p>
      <text:p text:style-name="P4">
甚至在该法案通过之前，瓦格纳集团雇佣军的百万富翁负责人叶夫根尼·普里戈津就已经被允许招募罪犯作为雇佣军，并承诺，如果他们在乌克兰战斗六个月后幸存下来，就会赦免他们。</text:p>
      <text:p text:style-name="P4">
<draw:frame draw:style-name="fr1" draw:name="Image92" text:anchor-type="as-char" svg:width="6.9236in" svg:height="3.826739in" draw:z-index="0">
<draw:image xlink:href="../Images/Aljazeera Chinese/2023-06-21T06-32-07/1-1687328140.jpg" xlink:type="simple" xlink:show="embed" xlink:actuate="onLoad" draw:mime-type="image/jpeg"/>
</draw:frame>
 瓦格纳集团负责人拒绝莫斯科关于政府合同的法令</text:p>
      <text:p text:style-name="P4">
普里戈任上周末表示，他从监狱招募的 32000 名瓦格纳雇佣兵在乌克兰战争中服役后返回家园，5月，瓦格纳集团负责人表示，他手下的大约 20000名战士在争夺乌克兰巴赫穆特市的战斗中丧生。</text:p>
      <text:p text:style-name="P4">
随着瓦格纳部队与俄罗斯国防部之间高调的争吵不断升温，普里戈任抱怨说，他进入俄罗斯监狱进行招募的通道被封锁。</text:p>
      <text:p text:style-name="P4">
总部位于华盛顿特区的智库战争研究所 (ISW) 周二表示，“在乌克兰遭受重大损失后”，瓦格纳部队正试图招募新的战士。</text:p>
      <text:p text:style-name="P4">
战争研究所表示，“俄罗斯反对派媒体 Verstka 于 6 月 19 日报道说，瓦格纳集团招聘人员正在社交媒体平台上传播信息，呼吁年龄在 21 至 35岁之间且具有‘游戏背景’的个人加入瓦格纳集团，成为无人机专家。”</text:p>
      <text:p text:style-name="P4">
与此同时，战争研究所表示，“Verstka媒体指出，这些新兵不需要有任何军事经验。”</text:p>
      <text:p text:style-name="P4">
据乌克兰军方官员称，乌克兰军队在持续的反攻中稳步推进，而俄罗斯军队则在防御工事和雷区后方进行激烈抵抗。</text:p>
      <text:p text:style-name="P4">
乌克兰国防部副部长汉娜·马利亚尔周二表示，乌克兰军队正在向前推进，但这场战役不会像“电影”中那样是一场迅速取得成功的攻势。</text:p>
      <text:p text:style-name="P4">
<draw:frame draw:style-name="fr1" draw:name="Image93" text:anchor-type="as-char" svg:width="6.9236in" svg:height="3.894525in" draw:z-index="0">
<draw:image xlink:href="../Images/Aljazeera Chinese/2023-06-21T06-32-07/1-1687328233.jpg" xlink:type="simple" xlink:show="embed" xlink:actuate="onLoad" draw:mime-type="image/jpeg"/>
</draw:frame>
乌克兰声称在东部战斗激烈的情况下在巴克穆特附近取得进展</text:p>
      <text:p text:style-name="P4">
Source: <text:a xlink:type="simple" xlink:href="https://chinese.aljazeera.net/news/war-in-ukraine/2023/6/21/%e4%bf%84%e7%bd%97%e6%96%af%e9%87%87%e5%8f%96%e8%a1%8c%e5%8a%a8%e4%bd%bf%e7%bd%aa%e7%8a%af%e5%8f%82%e5%8a%a0%e4%b9%8c%e5%85%8b%e5%85%b0%e6%88%98%e4%ba%89%e5%90%88%e6%b3%95%e5%8c%96" text:style-name="Internet_20_link" text:visited-style-name="Visited_20_Internet_20_Link">
https://chinese.aljazeera.net/news/war-in-ukraine/2023/6/21/%e4%bf%84%e7%bd%97%e6%96%af%e9%87%87%e5%8f%96%e8%a1%8c%e5%8a%a8%e4%bd%bf%e7%bd%aa%e7%8a%af%e5%8f%82%e5%8a%a0%e4%b9%8c%e5%85%8b%e5%85%b0%e6%88%98%e4%ba%89%e5%90%88%e6%b3%95%e5%8c%96</text:a>
</text:p>
      <!--NEWS-->
      <text:h text:style-name="P10" text:outline-level="1">
<text:span text:style-name="T4">
德国总理敦促中国给予西方企业“公平竞争环境” (Free Version)</text:span>
</text:h>
      <text:p text:style-name="P4">
Authors: ['劳拉•皮特尔', '杨缘']</text:p>
      <text:p text:style-name="P4">
Publisher: 英国《金融时报》</text:p>
      <text:p text:style-name="P4">
Time: 2023-06-21T06:39:14+00:00</text:p>
      <text:p text:style-name="P4">
Published Time: 2023-06-20T12:00:99+08:00</text:p>
      <text:p text:style-name="P4">
Modified Time: 2023-06-21T01:58:99+08:00</text:p>
      <text:p text:style-name="P4">
Description: 朔尔茨强调他反对与中国经济脱钩，坚称德国希望继续与中国开展经济合作。</text:p>
      <text:p text:style-name="P4">
Images: ["<text:a xlink:type="simple" xlink:href="https://thumbor.ftacademy.cn/unsafe/picture/8/000185058_piclink.jpg" text:style-name="Internet_20_link" text:visited-style-name="Visited_20_Internet_20_Link">
000185058_pic...</text:a>
"]</text:p>
      <text:p text:style-name="P4">
Themes: ['中德关系', '关注']</text:p>
      <text:p text:style-name="P4">
Keywords: ['中德关系', '德国外交', '贸易', '脱钩', '供应链', '德国经济']</text:p>
      <text:p text:style-name="P4">
Type: Article</text:p>
      <!--METADATA-->
      <text:p text:style-name="P4">
<draw:frame draw:style-name="fr1" draw:name="Image94" text:anchor-type="as-char" svg:width="6.9236in" svg:height="3.894525in" draw:z-index="0">
<draw:image xlink:href="../Images/FT Chinese Free Version/2023-06-21T06-39-14-00-00/000185058_piclink.jpg" xlink:type="simple" xlink:show="embed" xlink:actuate="onLoad" draw:mime-type="image/jpeg"/>
</draw:frame>
</text:p>
      <text:p text:style-name="P4">
德国总理奥拉夫•朔尔茨(Olaf Scholz)敦促中国新任国务院总理李强确保西方企业在中国享有“公平的竞争环境”，同时强调他反对任何与中国经济脱钩的做法。</text:p>
      <text:p text:style-name="P4">
朔尔茨在柏林与李强共同出席联合新闻发布会时，表达了对德国公司“进入中国市场的能力和（享有）公平竞争条件”的关切。此次访德是李强自3月份担任国务院总理以来的首次出国访问。</text:p>
      <text:p text:style-name="P4">
Source: <text:a xlink:type="simple" xlink:href="http://www.ftchinese.com/story/001100044" text:style-name="Internet_20_link" text:visited-style-name="Visited_20_Internet_20_Link">
http://www.ftchinese.com/story/001100044</text:a>
</text:p>
      <!--NEWS-->
      <text:h text:style-name="P10" text:outline-level="1">
<text:span text:style-name="T4">
参与美国资助项目的中国研究员胡犇曾在新冠疫情初期患病 (Free Version)</text:span>
</text:h>
      <text:p text:style-name="P4">
Author: Michael R. Gordon / Warren P. Strobel</text:p>
      <text:p text:style-name="P4">
Publisher: 华尔街日报中文网</text:p>
      <text:p text:style-name="P4">
Published Time: 2023-06-21T06:41:00.000Z</text:p>
      <text:p text:style-name="P4">
Modified Time: 2023-06-21T06:41:00.000Z</text:p>
      <text:p text:style-name="P4">
Created Time: 2023-06-21T04:24:00.000Z</text:p>
      <text:p text:style-name="P4">
Description: 武汉病毒研究所三名研究人员在新冠疫情暴发初期曾罹患不明疾病，这加大了实验室泄漏说法支持者的怀疑。</text:p>
      <text:p text:style-name="P4">
Images: []</text:p>
      <text:p text:style-name="P4">
Categories: ['国际']</text:p>
      <text:p text:style-name="P4">
Keywords: SYND,LINK:EN|WP-WSJ-0000992012</text:p>
      <text:p text:style-name="P4">
Type: Article</text:p>
      <!--METADATA-->
      <text:p text:style-name="P4">
据前任和现任美国官员称，一位曾参与美国政府资助的冠状病毒项目的知名科学家，是新冠疫情暴发初期罹患不明疾病的三名中国研究人员之一。</text:p>
      <text:p text:style-name="P4">
Source: <text:a xlink:type="simple" xlink:href="https://cn.wsj.com/articles/%E5%8F%82%E4%B8%8E%E7%BE%8E%E5%9B%BD%E8%B5%84%E5%8A%A9%E9%A1%B9%E7%9B%AE%E7%9A%84%E4%B8%AD%E5%9B%BD%E7%A0%94%E7%A9%B6%E5%91%98%E8%83%A1%E7%8A%87%E6%9B%BE%E5%9C%A8%E6%96%B0%E5%86%A0%E7%96%AB%E6%83%85%E5%88%9D%E6%9C%9F%E6%82%A3%E7%97%85-7fb9707a" text:style-name="Internet_20_link" text:visited-style-name="Visited_20_Internet_20_Link">
https://cn.wsj.com/articles/%E5%8F%82%E4%B8%8E%E7%BE%8E%E5%9B%BD%E8%B5%84%E5%8A%A9%E9%A1%B9%E7%9B%AE%E7%9A%84%E4%B8%AD%E5%9B%BD%E7%A0%94%E7%A9%B6%E5%91%98%E8%83%A1%E7%8A%87%E6%9B%BE%E5%9C%A8%E6%96%B0%E5%86%A0%E7%96%AB%E6%83%85%E5%88%9D%E6%9C%9F%E6%82%A3%E7%97%85-7fb9707a</text:a>
</text:p>
      <!--NEWS-->
      <text:h text:style-name="P10" text:outline-level="1">
<text:span text:style-name="T4">
德情报机构：中国为“经济与科学间谍活动最大威胁”</text:span>
</text:h>
      <text:p text:style-name="P4">
Author: 联合早报 (Person)</text:p>
      <text:p text:style-name="P4">
Publisher: 联合早报 (Organization)</text:p>
      <text:p text:style-name="P4">
Published Time: 2023-06-21T07:09</text:p>
      <text:p text:style-name="P4">
Modified Time: 2023-06-21T07:22</text:p>
      <text:p text:style-name="P4">
Description: 德国国内安全情报机构说，外国情报机构越来越多地瞄准德国，尤其是中国和俄罗斯的间谍活动、网络攻击和虚假信息，更称中国为德国“经济和科学间谍活动的最大威胁”。《纽约时报》报道，德国星期...</text:p>
      <text:p text:style-name="P4">
Videos: []</text:p>
      <text:p text:style-name="P4">
Audios: []</text:p>
      <text:p text:style-name="P4">
Images: []</text:p>
      <text:p text:style-name="P4">
Type: NewsArticle</text:p>
      <text:p text:style-name="P4">
Breadcrumbs: ['即时', '国际']</text:p>
      <text:p text:style-name="P4">
Keywords: ['德国', '情报', '俄罗斯', '中国']</text:p>
      <!--METADATA-->
      <text:p text:style-name="P4">
德国国内安全情报机构说，外国情报机构越来越多地瞄准德国，尤其是中国和俄罗斯的间谍活动、网络攻击和虚假信息，更称中国为德国“经济和科学间谍活动的最大威胁”。</text:p>
      <text:p text:style-name="P4">
《纽约时报》报道，德国星期二（6月20日）公布联邦宪法保卫局报告，虽然德国每年都会发布此类评估，但这份报告无论是警告力度，还是衡量德国安全环境在一年内发生的变化，都是非比寻常的。</text:p>
      <text:p text:style-name="P4">
德国内政部长费泽（NancyFaeser）在新闻发布会说：“俄罗斯对乌克兰的战争是德国国内安全的一个转折点。”然而，联邦宪法保卫局报告中最强烈的警告是针对中国，称中国为德国“经济和科学间谍活动方面的最大威胁”。</text:p>
      <text:p text:style-name="P4">
6月早些时候，德国政府首次发布一项全面的国家安全战略，旨为扩大德国在应对新的军事、经济和地缘政治威胁的努力。</text:p>
      <text:p text:style-name="P4">
联邦宪法保卫局在报告中说，在俄罗斯入侵乌克兰，和国际间与中国紧张关系加剧之际，作为北约和欧盟重要成员的德国，暴露于外国干预的风险进一步上升。</text:p>
      <text:p text:style-name="P4">
报告指出，2022年德国是中国在欧洲合法投资的最重要目标之一。</text:p>
      <text:p text:style-name="P4">
报告称，“直接投资不仅为中国提供弥补创新赤字和实现技术领先的机会，也为政治影响、间谍活动和破坏活动打开了大门”，并警告说，这可能对德国国家安全构成风险。</text:p>
      <text:p text:style-name="P4">
“这些活动还可能危及德国作为工业和技术中心的竞争力，并破坏市场经济法律制度。最终，这有可能导致繁荣的丧失，并因此危及民主、社会凝聚力和德国的独立性。”</text:p>
      <text:p text:style-name="P4">
<text:a xlink:type="simple" xlink:href="https://www.zaobao.com/realtime/china/story20230615-1404635" text:style-name="Internet_20_link" text:visited-style-name="Visited_20_Internet_20_Link">
 中国国务院总理李强正在德国访问</text:a>
。李强应德国总理朔尔茨和法国政府邀请，于6月18日至23日对德国进行正式访问并举行第七轮中德政府磋商，以及对法国进行正式访问并出席新全球融资契约峰会。</text:p>
      <text:p text:style-name="P4">
李强星期二下午同朔尔茨在柏林出席第十一届中德经济技术合作论坛闭幕式时说，中德经济技术合作的成果和经验弥足珍贵。关键在于双方坚持相互尊重、求同存异、互利共赢、务实创新的合作精神。中德应携手深化经济技术合作，为加强中欧互利合作、推动全球发展作出示范和引领。</text:p>
      <text:p text:style-name="P4">
朔尔茨说，德国不会走逆全球化道路，将坚持开放政策，继续加强与中国合作，推动两国合作在疫情后加速发展。德方愿同中方通过沟通对话，解决双方合作中存在的问题。</text:p>
      <text:p text:style-name="P4">
Source: <text:a xlink:type="simple" xlink:href="https://www.zaobao.com.sg/realtime/world/story20230621-1406313" text:style-name="Internet_20_link" text:visited-style-name="Visited_20_Internet_20_Link">
https://www.zaobao.com.sg/realtime/world/story20230621-1406313</text:a>
</text:p>
      <!--NEWS-->
      <text:h text:style-name="P10" text:outline-level="1">
<text:span text:style-name="T4">
4 名定居者被杀数小时后 拉马拉附近军事基地发生枪击事件与占领者加强在约旦河西岸的军事部署</text:span>
</text:h>
      <text:p text:style-name="P4">
Author: 半岛电视台</text:p>
      <text:p text:style-name="P4">
Publisher: Al Jazeera</text:p>
      <text:p text:style-name="P4">
Published Time: 2023-06-21T07:12:23</text:p>
      <text:p text:style-name="P4">
Modified Time: 2023-06-21T08:06:12</text:p>
      <text:p text:style-name="P4">
Description: 以色列占领军宣布，武装人员在被占领的约旦河西岸拉马拉以东的一处军事地点附近开枪，没有造成任何人员受伤，以色列军队补充说，其部队进行了还击，并正在该地区搜寻嫌疑人。</text:p>
      <text:p text:style-name="P4">
Images: ["<text:a xlink:type="simple" xlink:href="https://chinese.aljazeera.net/wp-content/uploads/2023/06/1-1687334655.jpg" text:style-name="Internet_20_link" text:visited-style-name="Visited_20_Internet_20_Link">
1-1687334655.jpg</text:a>
", "<text:a xlink:type="simple" xlink:href="https://chinese.aljazeera.net/wp-content/uploads/2023/06/2-1687331276.jpg" text:style-name="Internet_20_link" text:visited-style-name="Visited_20_Internet_20_Link">
2-1687331276.jpg</text:a>
", "<text:a xlink:type="simple" xlink:href="https://chinese.aljazeera.net/wp-content/uploads/2023/06/1-1687334757.jpg" text:style-name="Internet_20_link" text:visited-style-name="Visited_20_Internet_20_Link">
1-1687334757.jpg</text:a>
"]</text:p>
      <text:p text:style-name="P4">
Topics: ['中东', '巴勒斯坦问题', '政治', '新闻']</text:p>
      <text:p text:style-name="P4">
Keywords: ['中东', '巴勒斯坦问题', '政治', '新闻', '以色列', '巴勒斯坦']</text:p>
      <text:p text:style-name="P4">
Type: Article</text:p>
      <!--METADATA-->
      <text:p text:style-name="P4">
<draw:frame draw:style-name="fr1" draw:name="Image95" text:anchor-type="as-char" svg:width="6.9236in" svg:height="3.894525in" draw:z-index="0">
<draw:image xlink:href="../Images/Aljazeera Chinese/2023-06-21T07-12-23/1-1687334655.jpg" xlink:type="simple" xlink:show="embed" xlink:actuate="onLoad" draw:mime-type="image/jpeg"/>
</draw:frame>
 卡萨姆旅的武装袭击造成4 名以色列人丧生</text:p>
      <text:p text:style-name="P4">
以色列占领军宣布，武装人员在被占领的约旦河西岸拉马拉以东的一处军事地点附近开枪，没有造成任何人员受伤，以色列军队补充说，其部队进行了还击，并正在该地区搜寻嫌疑人。</text:p>
      <text:p text:style-name="P4">
与此同时，占领军今天黎明袭击了纳布卢斯西南部的奥里夫村，并对伊莱定居点袭击事件肇事者的房屋进行了所谓的工程勘察，袭击事件造成 4 名定居者死亡，另有 4人受伤，占领军发言人表示，这一措施是拆除房屋的前奏，并补充说，3名涉嫌与袭击肇事者有关系的人已被捕。</text:p>
      <text:p text:style-name="P4">
哈马斯军事部门卡萨姆旅声称对定居者的袭击负责，此前一天，杰宁难民营发生史无前例的袭击，一名巴勒斯坦女孩因伤重身亡，今天早上，死亡人数上升至 8 人。</text:p>
      <text:p text:style-name="P4">
以色列军方周二表示，一名武装人员向在定居点入口处加油站等公交车的人开枪，并补充说，安全部门没有情报表明这两名哈马斯特工计划实施这次行动。</text:p>
      <text:p text:style-name="P4">
以色列电台称，伊莱行动的肇事者是纳布卢斯奥里夫镇的居民，其中一人在袭击现场被杀，另一人在图巴斯附近被杀，以色列安全部门消息人士称，2020年，这次行动的两名肇事者曾被关在以色列梅吉多监狱的同一间牢房里。</text:p>
      <text:p text:style-name="P4">
伊斯兰抵抗运动（哈马斯）声称对伊莱定居点行动负责，并表示，行动的两名实施者是卡萨姆旅成员，他们强调，这次行动是向占领政府发出的明确信息，这是对星期一发生的杰宁大屠杀的自然反应，也是对分裂阿克萨清真寺并完成其犹太化进程的占领计划（它称之为恶意）的自然反应。</text:p>
      <text:p text:style-name="P4">
周二晚上，哈马斯政治局主席伊斯梅尔·哈尼亚呼吁在约旦河西岸对以色列采取“更英勇的行动”。</text:p>
      <text:p text:style-name="P4">
<draw:frame draw:style-name="fr1" draw:name="Image96" text:anchor-type="as-char" svg:width="6.9236in" svg:height="3.894525in" draw:z-index="0">
<draw:image xlink:href="../Images/Aljazeera Chinese/2023-06-21T07-12-23/2-1687331276.jpg" xlink:type="simple" xlink:show="embed" xlink:actuate="onLoad" draw:mime-type="image/jpeg"/>
</draw:frame>
 以色列军队展开调查，吸取杰宁事件教训</text:p>
      <text:h text:style-name="P13" text:outline-level="4">
<text:span text:style-name="T4">
军事增援</text:span>
</text:h>
      <text:p text:style-name="P4">
在伊莱定居点行动之后，占领军宣布增派营兵力以增援约旦河西岸武装力量。</text:p>
      <text:p text:style-name="P4">
以色列陆军总参谋长赫尔兹·哈勒维（HerziHalevi）决定加强以色列军队在约旦河西岸北部的部署，此前，位于拉马拉和纳布卢斯市之间的伊莱定居点发生枪击事件，造成 4 名以色列人死亡和 2名巴勒斯坦人死亡。</text:p>
      <text:p text:style-name="P4">
哈勒维在视察行动现场时做出了这一决定，并指示对巴勒斯坦人发起逮捕行动。</text:p>
      <text:p text:style-name="P4">
占领军发表声明称，根据陆军指挥部对局势的评估，已决定在约旦河西岸加强和增加一些额外营的存在，部队将从今晚开始得到加强。</text:p>
      <text:p text:style-name="P4">
在过去两天里，占领军于周一黎明袭击了约旦河西岸北部的杰宁市后，约旦河西岸出现了极大的紧张局势，袭击行动造成 7 名巴勒斯坦人死亡、超过 65 人受伤，并造成7 名以色列士兵受伤。</text:p>
      <text:p text:style-name="P4">
<draw:frame draw:style-name="fr1" draw:name="Image97" text:anchor-type="as-char" svg:width="6.9236in" svg:height="3.894525in" draw:z-index="0">
<draw:image xlink:href="../Images/Aljazeera Chinese/2023-06-21T07-12-23/1-1687334757.jpg" xlink:type="simple" xlink:show="embed" xlink:actuate="onLoad" draw:mime-type="image/jpeg"/>
</draw:frame>
 伊莱定居点这个地方的性质以及行动肇事者如何到达那里？</text:p>
      <text:h text:style-name="P13" text:outline-level="4">
<text:span text:style-name="T4">
定居者袭击</text:span>
</text:h>
      <text:p text:style-name="P4">
另一方面，定居者对图尔穆萨亚、拜特福里克和阿瓦尔塔村镇，以及哈瓦拉、阿尔卢班、阿尔沙奇亚、阿尔维耶、扎塔拉、亚苏夫和代尔·沙拉夫的袭击，导致超过 35名巴勒斯坦人受伤。</text:p>
      <text:p text:style-name="P4">
巴勒斯坦青年与定居者对峙，占领军则发射金属子弹和催泪瓦斯罐作为回应。</text:p>
      <text:p text:style-name="P4">
除了烧毁一辆救护车外，袭击还针对农田和农作物以及 140 辆巴勒斯坦车辆，民防部门证实，其工作人员将火势限制在一个主要加油站的设施内。</text:p>
      <text:h text:style-name="P13" text:outline-level="4">
<text:span text:style-name="T4">
巴勒斯坦要求美国干预</text:span>
</text:h>
      <text:p text:style-name="P4">
与此同时，巴勒斯坦外交部呼吁美国紧急干预，以防止极端分子正在准备的爆炸。</text:p>
      <text:p text:style-name="P4">
巴勒斯坦驻联合国代表团还就以色列最近在杰宁的行动致函联合国安理会，信中谈及，以色列自2002年以来首次对被占领的约旦河西岸发动空袭，使平民陷入严重危险。</text:p>
      <text:p text:style-name="P4">
另一方面，美国国务院对“以色列和约旦河西岸的暴力事件持续不断，导致巴勒斯坦和以色列平民伤亡”表示关切，并补充说，它将继续与“以色列和巴勒斯坦民族权力机构合作，加强降级措施。”</text:p>
      <text:p text:style-name="P4">
与此同时，欧盟谴责了所谓的伊莱定居点附近的恐怖袭击事件，欧盟谴责伊莱定居点附近发生的恐怖袭击事件，对暴力升级和定居点扩张表示担忧，并敦促“各方努力缓和并结束暴力循环”。</text:p>
      <text:p text:style-name="P4">
Source: <text:a xlink:type="simple" xlink:href="https://chinese.aljazeera.net/middle-east/question-of-palestine/2023/6/21/4%e5%90%8d%e5%ae%9a%e5%b1%85%e8%80%85%e8%a2%ab%e6%9d%80%e6%95%b0%e5%b0%8f%e6%97%b6%e5%90%8e%e6%8b%89%e9%a9%ac%e6%8b%89%e9%99%84%e8%bf%91%e5%86%9b%e4%ba%8b%e5%9f%ba%e5%9c%b0%e5%8f%91%e7%94%9f%e6%9e%aa" text:style-name="Internet_20_link" text:visited-style-name="Visited_20_Internet_20_Link">
https://chinese.aljazeera.net/middle-east/question-of-palestine/2023/6/21/4%e5%90%8d%e5%ae%9a%e5%b1%85%e8%80%85%e8%a2%ab%e6%9d%80%e6%95%b0%e5%b0%8f%e6%97%b6%e5%90%8e%e6%8b%89%e9%a9%ac%e6%8b%89%e9%99%84%e8%bf%91%e5%86%9b%e4%ba%8b%e5%9f%ba%e5%9c%b0%e5%8f%91%e7%94%9f%e6%9e%aa</text:a>
</text:p>
      <!--NEWS-->
      <text:h text:style-name="P10" text:outline-level="1">
<text:span text:style-name="T4">
梅西迈阿密国际首秀定7/21</text:span>
</text:h>
      <text:p text:style-name="P4">
Publisher: 法新社</text:p>
      <text:p text:style-name="P4">
Published Time: 2023-06-21T07:32:08+00:00</text:p>
      <text:p text:style-name="P4">
Modified Time: 2023-06-21T07:20:04+00:00</text:p>
      <text:p text:style-name="P4">
Description: （法新社迈阿密20日电） 阿根廷足球巨星梅西（Lionel Messi）转战美国职业足球大联盟迈阿密国际队（Inter Miami……</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8" text:anchor-type="as-char" svg:width="6.9236in" svg:height="3.617581in" draw:z-index="0">
<draw:image xlink:href="../Images/rficn/2023-06-21T07-32-08-00-00/000000.png" xlink:type="simple" xlink:show="embed" xlink:actuate="onLoad" draw:mime-type="image/png"/>
</draw:frame>
</text:p>
      <text:p text:style-name="P4">
马斯（Jorge Mas）并表示，迈阿密国际打算补强阵容，再延揽最多5名新球员。</text:p>
      <text:p text:style-name="P4">
「迈阿密前锋报」（Miami Herald）报导，马斯表示，梅西可能在联盟杯（Leagues Cup）迈阿密国际对上墨西哥劲旅蓝十字（CruzAzul）的比赛初登场。</text:p>
      <text:p text:style-name="P4">
梅西6月7日证实，与巴黎圣杰曼（Paris Saint-Germain）的2年合约6月30日到期后，计划转战美国职业足球大联盟（Major LeagueSoccer, MLS）。</text:p>
      <text:p text:style-name="P4">
这项交易尚未完全定案，但「迈阿密前锋报」援引了解谈判情况的消息人士指出，梅西将签下两年半合约，每年薪资上看6000万美元。</text:p>
      <text:p text:style-name="P4">
「迈阿密前锋报」报导说，这笔交易还包括「在他退役后」拿到迈阿密国际的股权。</text:p>
      <text:p text:style-name="P4">
与此同时，马斯告诉「迈阿密前锋报」，梅西的合约会遵守美国职业足球大联盟规定。</text:p>
      <text:p text:style-name="P4">
「并没有为梅西加盟迈阿密国际而更改什么规定。」 外传迈阿密国际也在运作延揽梅西巴塞隆纳时期的队友布斯克斯（SergioBusquets），马斯不愿透露与布斯克斯谈得如何，也没有透露外传将延揽的其他球员名单，但马斯表示，球队打算签下3至5名新球员。</text:p>
      <text:p text:style-name="P4">
外传可能加盟的包括艾尔巴（Jordi Alba）、苏亚雷斯（Luis Suarez）、迪马利亚（Angel Di Maria）。</text:p>
      <text:p text:style-name="P4">
Source: <text:a xlink:type="simple" xlink:href="https://www.rfi.fr/cn/%E8%BF%90%E5%8A%A8%E5%A4%A9%E5%9C%B0/20230621-%E6%A2%85%E8%A5%BF%E8%BF%88%E9%98%BF%E5%AF%86%E5%9B%BD%E9%99%85%E9%A6%96%E7%A7%80%E5%AE%9A7-21" text:style-name="Internet_20_link" text:visited-style-name="Visited_20_Internet_20_Link">
https://www.rfi.fr/cn/%E8%BF%90%E5%8A%A8%E5%A4%A9%E5%9C%B0/20230621-%E6%A2%85%E8%A5%BF%E8%BF%88%E9%98%BF%E5%AF%86%E5%9B%BD%E9%99%85%E9%A6%96%E7%A7%80%E5%AE%9A7-21</text:a>
</text:p>
      <!--NEWS-->
      <text:h text:style-name="P10" text:outline-level="1">
<text:span text:style-name="T4">
载五人探索铁达尼号遗址失踪三天 潜水器剩35小时供氧</text:span>
</text:h>
      <text:p text:style-name="P4">
Author: 联合早报 (Person)</text:p>
      <text:p text:style-name="P4">
Publisher: 联合早报 (Organization)</text:p>
      <text:p text:style-name="P4">
Published Time: 2023-06-21T07:36</text:p>
      <text:p text:style-name="P4">
Modified Time: 2023-06-21T08:03</text:p>
      <text:p text:style-name="P4">
Description: 载着五人探索铁达尼号沉船遗址的小型潜水器失联已过三天，只剩35小时的氧气供应，搜救工作转到北大西洋水下进行。彭博社报道，美国海岸警卫队和加拿大联合救援队已到达出事海域，法国也派出一...</text:p>
      <text:p text:style-name="P4">
Videos: []</text:p>
      <text:p text:style-name="P4">
Audios: []</text:p>
      <text:p text:style-name="P4">
Images: []</text:p>
      <text:p text:style-name="P4">
Type: NewsArticle</text:p>
      <text:p text:style-name="P4">
Breadcrumbs: ['即时', '国际']</text:p>
      <text:p text:style-name="P4">
Keywords: ['铁达尼号', '失踪', '搜救']</text:p>
      <!--METADATA-->
      <text:p text:style-name="P4">
载着五人探索铁达尼号沉船遗址的小型潜水器失联已过三天，只剩35小时的氧气供应，搜救工作转到北大西洋水下进行。</text:p>
      <text:p text:style-name="P4">
彭博社报道，美国海岸警卫队和加拿大联合救援队已到达出事海域，法国也派出一艘配备水下机器人的研究船赶往现场，水下机器人可深入海底4000米，足以到达潜水器的下沉位置。</text:p>
      <text:p text:style-name="P4">
美国海岸警卫队队长弗雷德里克星期二（6月20日）在波士顿的新闻发布会上说，搜救工作“非常复杂”，并誓言将“倾尽全力确保救援设备尽快到达现场”。</text:p>
      <text:p text:style-name="P4">
失联的泰坦号（Titan）潜水器可潜至水下4000米，是美国私人海底勘探公司海洋之门探险（OceanGate Expeditions）所有，最多可承载五人。</text:p>
      <text:p text:style-name="P4">
潜水器失踪地点距离加拿大东部纽芬兰与拉布拉多省海岸约370公里。铁达尼号沉船遗址位于纽芬兰岸外约600公里处、深3800米的海底。</text:p>
      <text:p text:style-name="P4">
五名失踪者包括58岁英国富豪哈丁（Hamish Harding），他是航空业公司ActionAviation创办人，也是知名冒险家，持有三项健力士世界纪录。</text:p>
      <text:p text:style-name="P4">
巴基斯坦商人达乌德（ShahzadaDawood）的家人在一份声明中确认，他和19岁的儿子苏莱曼（Suleman）也在潜水器上。48岁的达乌德是巴基斯坦最大集团之一EnGroCorporation的副董事长。</text:p>
      <text:p text:style-name="P4">
据媒体报道，有“铁达尼先生”之称的法国潜水家纳吉奥莱（Paul-Henri Nargeolet），以及海洋之门探险公司创办人兼行政总裁拉什（StocktonRush）也在泰坦号上。纳吉奥莱是法国海军前指挥官，于1987年领导铁达尼号的首次打捞探险任务，目前在拥有铁达尼号残骸所有权的公司担任水下研究部门主管。</text:p>
      <text:p text:style-name="P4">
Source: <text:a xlink:type="simple" xlink:href="https://www.zaobao.com.sg/realtime/world/story20230621-1406316" text:style-name="Internet_20_link" text:visited-style-name="Visited_20_Internet_20_Link">
https://www.zaobao.com.sg/realtime/world/story20230621-1406316</text:a>
</text:p>
      <!--NEWS-->
      <text:h text:style-name="P10" text:outline-level="1">
<text:span text:style-name="T4">
中国计划在古巴建立新训练设施，解放军或得以在美国家门口驻扎 (Free Version)</text:span>
</text:h>
      <text:p text:style-name="P4">
Author: Warren P. Strobel / Gordon Lubold / Vivian Salama / Michael R. Gordon</text:p>
      <text:p text:style-name="P4">
Publisher: 华尔街日报中文网</text:p>
      <text:p text:style-name="P4">
Published Time: 2023-06-21T07:45:00.000Z</text:p>
      <text:p text:style-name="P4">
Modified Time: 2023-06-21T07:45:00.000Z</text:p>
      <text:p text:style-name="P4">
Created Time: 2023-06-20T03:41:00.000Z</text:p>
      <text:p text:style-name="P4">
Description: 据现任和前任美国官员称，中国和古巴正就在古巴建立一个新的联合军事训练设施进行谈判，这在华盛顿引起警觉，因为中国可能由此得以在距离佛罗里达海岸仅100英里处驻扎军队及其开展其它安全和情报行动。</text:p>
      <text:p text:style-name="P4">
Images: []</text:p>
      <text:p text:style-name="P4">
Categories: ['国际']</text:p>
      <text:p text:style-name="P4">
Keywords: SYND,LINK:EN|WP-WSJ-0000990617</text:p>
      <text:p text:style-name="P4">
Type: Article</text:p>
      <!--METADATA-->
      <text:p text:style-name="P4">
据现任和前任美国官员称，中国和 <text:a xlink:type="simple" xlink:href="https://cn.wsj.com/articles/CN-BGH-20230612084951" text:style-name="Internet_20_link" text:visited-style-name="Visited_20_Internet_20_Link">
 古巴 </text:a>
正就在古巴建立一个新的联合军事训练设施进行谈判，这在华盛顿引起警觉，因为中国可能由此得以在 <text:a xlink:type="simple" xlink:href="https://cn.wsj.com/articles/CN-BGH-20230609170256" text:style-name="Internet_20_link" text:visited-style-name="Visited_20_Internet_20_Link">
 距离佛罗里达海岸仅100英里处驻扎军队</text:a>
 及开展其它安全和情报行动。</text:p>
      <text:p text:style-name="P4">
Source: <text:a xlink:type="simple" xlink:href="https://cn.wsj.com/articles/%E4%B8%AD%E5%9B%BD%E8%AE%A1%E5%88%92%E5%9C%A8%E5%8F%A4%E5%B7%B4%E5%BB%BA%E7%AB%8B%E6%96%B0%E8%AE%AD%E7%BB%83%E8%AE%BE%E6%96%BD-%E8%A7%A3%E6%94%BE%E5%86%9B%E6%88%96%E5%BE%97%E4%BB%A5%E5%9C%A8%E7%BE%8E%E5%9B%BD%E5%AE%B6%E9%97%A8%E5%8F%A3%E9%A9%BB%E6%89%8E-efe51472" text:style-name="Internet_20_link" text:visited-style-name="Visited_20_Internet_20_Link">
https://cn.wsj.com/articles/%E4%B8%AD%E5%9B%BD%E8%AE%A1%E5%88%92%E5%9C%A8%E5%8F%A4%E5%B7%B4%E5%BB%BA%E7%AB%8B%E6%96%B0%E8%AE%AD%E7%BB%83%E8%AE%BE%E6%96%BD-%E8%A7%A3%E6%94%BE%E5%86%9B%E6%88%96%E5%BE%97%E4%BB%A5%E5%9C%A8%E7%BE%8E%E5%9B%BD%E5%AE%B6%E9%97%A8%E5%8F%A3%E9%A9%BB%E6%89%8E-efe51472</text:a>
</text:p>
      <!--NEWS-->
      <text:h text:style-name="P10" text:outline-level="1">
<text:span text:style-name="T4">
乌情报主管指责俄方在核电站冷却池放置地雷</text:span>
</text:h>
      <text:p text:style-name="P4">
Author: 联合早报 (Person)</text:p>
      <text:p text:style-name="P4">
Publisher: 联合早报 (Organization)</text:p>
      <text:p text:style-name="P4">
Published Time: 2023-06-21T07:59</text:p>
      <text:p text:style-name="P4">
Modified Time: 2023-06-21T07:59</text:p>
      <text:p text:style-name="P4">
Description: 乌克兰军事情报部门指责俄罗斯，在扎波罗热核电站反应堆的冷却池放置地雷。有六个反应堆的扎波罗热核电站，为欧洲最大核电站。位于乌克兰南部的这座核电站现由俄方控制。路透社报道，乌克兰情报...</text:p>
      <text:p text:style-name="P4">
Videos: []</text:p>
      <text:p text:style-name="P4">
Audios: []</text:p>
      <text:p text:style-name="P4">
Images: []</text:p>
      <text:p text:style-name="P4">
Type: NewsArticle</text:p>
      <text:p text:style-name="P4">
Breadcrumbs: ['即时', '国际']</text:p>
      <text:p text:style-name="P4">
Keywords: ['俄乌战争', '乌克兰', '核电站', '地雷', '俄罗斯']</text:p>
      <!--METADATA-->
      <text:p text:style-name="P4">
乌克兰军事情报部门指责俄罗斯，在扎波罗热核电站反应堆的冷却池放置地雷。</text:p>
      <text:p text:style-name="P4">
有六个反应堆的扎波罗热核电站，为欧洲最大核电站。位于乌克兰南部的这座核电站现由俄方控制。</text:p>
      <text:p text:style-name="P4">
路透社报道，乌克兰情报总局局长布达诺夫星期二（6月20日）在电视上说：“现在最可怕的是，扎波罗热核电站被放置了地雷……冷却池被放置了地雷。”</text:p>
      <text:p text:style-name="P4">
布达诺夫并没有为此提供证据。路透社已要求俄罗斯国防部作出回应。</text:p>
      <text:p text:style-name="P4">
乌克兰和俄罗斯多次相互指责炮击扎波罗热核电站和核电站的周边地区，国际社会试图在扎波罗热核电站周围建立非军事区的努力没有成功。</text:p>
      <text:p text:style-name="P4">
Source: <text:a xlink:type="simple" xlink:href="https://www.zaobao.com.sg/realtime/world/story20230621-1406321" text:style-name="Internet_20_link" text:visited-style-name="Visited_20_Internet_20_Link">
https://www.zaobao.com.sg/realtime/world/story20230621-1406321</text:a>
</text:p>
      <!--NEWS-->
      <text:h text:style-name="P10" text:outline-level="1">
<text:span text:style-name="T4">
为中国执行猎狐行动 3人定罪</text:span>
</text:h>
      <text:p text:style-name="P4">
Publisher: 法新社</text:p>
      <text:p text:style-name="P4">
Published Time: 2023-06-21T08:02:08+00:00</text:p>
      <text:p text:style-name="P4">
Modified Time: 2023-06-21T07:35:03+00:00</text:p>
      <text:p text:style-name="P4">
Description: （法新社纽约20日电） 一位美国纽约退休警官和两名中国公民因参与强行将美国居民遣返中国的「猎狐行动」（Operation Fox……</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9" text:anchor-type="as-char" svg:width="6.9236in" svg:height="3.617581in" draw:z-index="0">
<draw:image xlink:href="../Images/rficn/2023-06-21T08-02-08-00-00/000000.png" xlink:type="simple" xlink:show="embed" xlink:actuate="onLoad" draw:mime-type="image/png"/>
</draw:frame>
</text:p>
      <text:p text:style-name="P4">
纽约东区检察官在声明中说，55岁的退休纽约警察麦马洪（Michael McMahon）、66岁的朱勇（Yong Zhu, 译音）、27岁的郑聪颖（ZhengCongying, 译音），在经过3星期审判后，被联邦陪审团判定有罪。</text:p>
      <text:p text:style-name="P4">
退休后转为私家侦探的麦马洪遭控非法担任中国代理人、共谋跨州跟踪和进行跨州跟踪等罪名，住在皇后区的朱勇被控同样罪名；住在布鲁克林的郑聪颖遭控共谋跨州跟踪和进行跨州跟踪。</text:p>
      <text:p text:style-name="P4">
美国检察官办公室表示，麦马洪和朱勇在中国官员指示下进行「骚扰、跟踪和胁迫」美国居民返回中国。</text:p>
      <text:p text:style-name="P4">
这是中国在全球各地所谓「猎狐行动」的一部份。</text:p>
      <text:p text:style-name="P4">
麦马洪面临最高20年徒刑，朱勇25年，郑聪颖10年。</text:p>
      <text:p text:style-name="P4">
美国政府近年来对居住在美国的中国人士遭跟监和骚扰进行调查，迄今已起诉数名中国人。</text:p>
      <text:p text:style-name="P4">
北京为这项行动辩护，称这是反贪腐运动的一部份，并表示中国执法机构在国外遵循国际法。</text:p>
      <text:p text:style-name="P4">
Source: <text:a xlink:type="simple" xlink:href="https://www.rfi.fr/cn/%E5%9B%BD%E9%99%85%E6%8A%A5%E9%81%93/20230621-%E4%B8%BA%E4%B8%AD%E5%9B%BD%E6%89%A7%E8%A1%8C%E7%8C%8E%E7%8B%90%E8%A1%8C%E5%8A%A8-3%E4%BA%BA%E5%AE%9A%E7%BD%AA" text:style-name="Internet_20_link" text:visited-style-name="Visited_20_Internet_20_Link">
https://www.rfi.fr/cn/%E5%9B%BD%E9%99%85%E6%8A%A5%E9%81%93/20230621-%E4%B8%BA%E4%B8%AD%E5%9B%BD%E6%89%A7%E8%A1%8C%E7%8C%8E%E7%8B%90%E8%A1%8C%E5%8A%A8-3%E4%BA%BA%E5%AE%9A%E7%BD%AA</text:a>
</text:p>
      <!--NEWS-->
      <text:h text:style-name="P10" text:outline-level="1">
<text:span text:style-name="T4">
几乎笃定当选NBA状元 温班亚马洋基主场开球尝鲜</text:span>
</text:h>
      <text:p text:style-name="P4">
Publisher: 法新社</text:p>
      <text:p text:style-name="P4">
Published Time: 2023-06-21T08:02:09+00:00</text:p>
      <text:p text:style-name="P4">
Modified Time: 2023-06-21T07:50:02+00:00</text:p>
      <text:p text:style-name="P4">
Description: （法新社纽约20日电） 预计将以状元之姿被美国职篮NBA圣安东尼奥马刺队选入的「法国怪物」的温班亚马（Victor Wembanyama），今天搭乘地铁前往洋基体育场（Yanke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3.617581in" draw:z-index="0">
<draw:image xlink:href="../Images/rficn/2023-06-21T08-02-09-00-00/000000.png" xlink:type="simple" xlink:show="embed" xlink:actuate="onLoad" draw:mime-type="image/png"/>
</draw:frame>
</text:p>
      <text:p text:style-name="P4">
身高7��4�迹�224公分）的温班亚马在洋基的赛前热身首次体验到棒球的乐趣，在洋基对西雅图水手队比赛前练习挥棒，并测试他对棒球的握球能力。</text:p>
      <text:p text:style-name="P4">
温班亚马说：「一切都进展得太快了。我昨天刚从法国飞来美国。来到这里我感到非常幸运。」</text:p>
      <text:p text:style-name="P4">
温班亚马昨天搭机抵达美国，将参加22日（台湾时间23日）在纽约举行的NBA选秀，他几乎肯定会以第一顺位被马刺选中。</text:p>
      <text:p text:style-name="P4">
Source: <text:a xlink:type="simple" xlink:href="https://www.rfi.fr/cn/%E8%BF%90%E5%8A%A8%E5%A4%A9%E5%9C%B0/20230621-%E5%87%A0%E4%B9%8E%E7%AC%83%E5%AE%9A%E5%BD%93%E9%80%89nba%E7%8A%B6%E5%85%83-%E6%B8%A9%E7%8F%AD%E4%BA%9A%E9%A9%AC%E6%B4%8B%E5%9F%BA%E4%B8%BB%E5%9C%BA%E5%BC%80%E7%90%83%E5%B0%9D%E9%B2%9C" text:style-name="Internet_20_link" text:visited-style-name="Visited_20_Internet_20_Link">
https://www.rfi.fr/cn/%E8%BF%90%E5%8A%A8%E5%A4%A9%E5%9C%B0/20230621-%E5%87%A0%E4%B9%8E%E7%AC%83%E5%AE%9A%E5%BD%93%E9%80%89nba%E7%8A%B6%E5%85%83-%E6%B8%A9%E7%8F%AD%E4%BA%9A%E9%A9%AC%E6%B4%8B%E5%9F%BA%E4%B8%BB%E5%9C%BA%E5%BC%80%E7%90%83%E5%B0%9D%E9%B2%9C</text:a>
</text:p>
      <!--NEWS-->
      <text:h text:style-name="P10" text:outline-level="1">
<text:span text:style-name="T4">
生成式人工智能将颠覆专业性职业 (Free Version)</text:span>
</text:h>
      <text:p text:style-name="P4">
Authors: ['理查德•萨斯坎德', '丹尼尔•萨斯坎德']</text:p>
      <text:p text:style-name="P4">
Publisher: 英国《金融时报》</text:p>
      <text:p text:style-name="P4">
Time: 2023-06-21T08:09:44+00:00</text:p>
      <text:p text:style-name="P4">
Published Time: 2023-06-20T12:00:99+08:00</text:p>
      <text:p text:style-name="P4">
Modified Time: 2023-06-21T04:09:99+08:00</text:p>
      <text:p text:style-name="P4">
Description: 萨斯坎德：许多专业人士认为人工智能无法取代他们从事最复杂的那部分工作，但最新人工智能系统的能力远超从前。</text:p>
      <text:p text:style-name="P4">
Images: []</text:p>
      <text:p text:style-name="P4">
Themes: ['人工智能', '关注']</text:p>
      <text:p text:style-name="P4">
Keywords: ['人工智能', '就业', 'ChatGPT', '自动化']</text:p>
      <text:p text:style-name="P4">
Type: Article</text:p>
      <!--METADATA-->
      <text:p text:style-name="P4">
<text:span text:style-name="T4">
本文的两位作者是《职业的未来》(The Future of the Professions)一书作者</text:span>
</text:p>
      <text:p text:style-name="P4">
ChatGPT开启了我们十多年来一直致力撰写的人工智能故事的新篇章。我们的研究重点是人工智能对专业工作的影响，研究该技术对八个行业的影响，包括医学、法律、教育和会计。</text:p>
      <text:p text:style-name="P4">
Source: <text:a xlink:type="simple" xlink:href="http://www.ftchinese.com/story/001100046" text:style-name="Internet_20_link" text:visited-style-name="Visited_20_Internet_20_Link">
http://www.ftchinese.com/story/001100046</text:a>
</text:p>
      <!--NEWS-->
      <text:h text:style-name="P10" text:outline-level="1">
<text:span text:style-name="T4">
恢复和扩大消费任重道远 (Free Version)</text:span>
</text:h>
      <text:p text:style-name="P4">
Authors: ['为FT中文网撰稿']</text:p>
      <text:p text:style-name="P4">
Publisher: 英国《金融时报》</text:p>
      <text:p text:style-name="P4">
Time: 2023-06-21T08:11:52+00:00</text:p>
      <text:p text:style-name="P4">
Published Time: 2023-06-20T12:00:99+08:00</text:p>
      <text:p text:style-name="P4">
Modified Time: 2023-06-21T04:05:99+08:00</text:p>
      <text:p text:style-name="P4">
Description: 翁一：服务消费者、留住消费者、稳固基本盘进而再做长远打算，是今年“618”各平台的核心战略，也是当下消费有待回暖的具体写照。</text:p>
      <text:p text:style-name="P4">
Images: ["<text:a xlink:type="simple" xlink:href="https://thumbor.ftacademy.cn/unsafe/picture/6/000155006_piclink.jpg" text:style-name="Internet_20_link" text:visited-style-name="Visited_20_Internet_20_Link">
000155006_pic...</text:a>
"]</text:p>
      <text:p text:style-name="P4">
Themes: ['中国经济', '关注']</text:p>
      <text:p text:style-name="P4">
Keywords: ['消费', '电子商务', '中国经济']</text:p>
      <text:p text:style-name="P4">
Type: Article</text:p>
      <!--METADATA-->
      <text:p text:style-name="P4">
<draw:frame draw:style-name="fr1" draw:name="Image101" text:anchor-type="as-char" svg:width="6.9236in" svg:height="4.969576in" draw:z-index="0">
<draw:image xlink:href="../Images/FT Chinese Free Version/2023-06-21T08-11-52-00-00/000155006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新一届618落下帷幕，各电商平台无一例外均不对外公布GMV。</text:p>
      <text:p text:style-name="P4">
国家统计局最新数据显示，5月份，社会消费品零售总额37803亿元，同比增长12.7%，比上月回落5.7个百分点；环比增长0.42%。1-5月份，社会消费品零售总额187636亿元，同比增长9.3%，比1-4月份加快0.8个百分点。全国网上零售额56906亿元，同比增长13.8%，比1-4月份加快1.5个百分点。其中，实物商品网上零售额48055亿元，增长11.8%，占社会消费品零售总额的比重为25.6%。上述数据表明国民消费回暖趋势并不明朗，某种程度上给出了各平台不对外公布618GMV的理由，进一步言之，电商唯GMV论时代已然终结。</text:p>
      <text:p text:style-name="P4">
作为后疫情时代的首场电商购物节，也是当下恢复和扩大消费的重要契机，参与本届618的电商平台，除了传统电商阿里淘天、京东、拼多多三巨头之外，还有近年崛起的社交电商抖音、快手，以及其他零零总总、形式各异的新电商。总体而言，电商业历经20年的发展，已成为传统行业，市场竞争相当充分，且到了白热化的程度，完全是存量竞争，而非增量竞争。</text:p>
      <text:p text:style-name="P4">
显然，疫情前中国电商市场平台间的竞争是分层的。如果给传统电商三巨头各自所聚焦的消费者进行一番人物画像，会得到不同的答案：在阿里淘天购物的是一位30岁左右的都市已婚女性，要搞定一家老小的吃穿用度，阿里给了她足够的丰富度；热衷于在京东购物的是一位35岁左右的中产男性，专注于3C数码产品，不会太在乎价格，不会货比三家；喜欢在拼多多薅羊毛的是一位50岁左右的生活于三、四线城市的中年妇女，最在乎的是价格低廉。如今，这种分层竞争已被打破，各平台消费者人物画像越来越模糊，或者说越来越统一，平台间竞争越来越趋同，不再有鲜明的分野。</text:p>
      <text:p text:style-name="P4">
于是乎，便宜、实用、基于生活工作需求而非精致享乐需求以及不刻意追求品牌便成为当下乃至未来很长时段内国民消费的基本特征。国民消费需求之所以会呈现出这种围绕价格（低价）为核心的趋势，与宏观经济形势短期内未见上行密不可分。需要特别指出的是，中等收入群体消费需求在后疫情时代显著下降已是不争的事实，这说明消费者是在长时段内平滑安排自己的消费支出，眼下他们已经做好过冬的准备，消费选择取向保守策略。因此，此前聚焦于中等收入群体的平台已深刻认识到仅仅依靠该群体并不足以支撑起自己在电商市场的传统份额。为此，阿里与京东都做出了相应调整，阿里将今年的618logo从往年的“天猫618”更名为“淘宝天猫618”（天猫针对中等及以上收入群体，淘宝针对下沉市场），而京东此前换帅的根本原因亦在于徐雷的战略中忽略下沉市场。</text:p>
      <text:p text:style-name="P4">
根据中金公司数据，2022年月收入5000元以下的人口累计13.28亿，占14亿总人口的94.8%，此意味着中国绝大多数人口未达到中等收入水平，下沉市场依然是中国消费市场的最大公约数。事实上，中国消费者的需求和偏好并无实质性改变，下沉市场从来都是中国消费市场的核心市场。只是在经济蒸蒸日上的年代，中等及以上收入群体的消费观念主导了整个电商市场，表面的繁荣让下沉市场的真实消费需求未被平台和商家所重视。</text:p>
      <text:p text:style-name="P4">
正如20世纪知名奥地利学派经济学家路德维希•冯•米塞斯所主张的，市场上商品和服务的价格最终是由市场供求关系决定的，因此，消费者的需求和欲望对于经济活动具有决定性影响。无须讳言，在市场经济运行过程中，市场交换活动和消费活动的展开，主体是消费者，即由消费者的消费需求和消费行为启动社会生产的再生产过程。因此，市场经济不仅要以消费者主权为前提，而且还直接体现为消费者主权经济，消费者主权也便是市场经济条件下组织生产的一个关键性因素。具体来说，每个消费者购买商品或劳务，就是用自己拥有的“货币选票”进行投票，以此表示他们对各种商品或劳务的需求与选择。这样一来，消费者购买商品或劳务的“货币选票”，既为生产经营者生产经营的产品及其结构调整指明了方向，同时也为生产经营者进行生产经营活动提供了动力。</text:p>
      <text:p text:style-name="P4">
基于消费者主权理论以及消费收缩的现实，平台和商家均做出了相应的调整，即供给端随消费端的变化而变化，其核心理念就是——用户为先。以淘宝为例，今年618期间，对中小商家的全面支持超过了往年，平台对B端的算法和流量分配正在改弦更张。在笔者看来，支持中小商家的最终目的，在于实现生态繁荣，只有打通中小商家向上的路径，才能帮助中小商家与品牌齐头并进。品牌解决确定性的问题，而中小商家解决的是丰富性、创造性的问题。毕竟，在一个更好的生态里，理应是大鱼多，小鱼更多。这改变了以往平台为追求GMV，一味将流量倾斜至品牌企业、品牌商家的做法，使得中小商家和下沉市场被真正看见。其实，道理非常简单，我们知道，民营企业，特别是中小民企，为中国经济提供了最大比例的就业岗位，同理，消费层面亦如此，中小商家才是满足下沉市场多元需求的供给端主体。中小商家有创业者心态，有“小、快、灵”优势，对于零散的、长尾的需求能够非常快速地反应，他们天然适合丰富性赛道。</text:p>
      <text:p text:style-name="P4">
在价格方面，今年618各平台为恢复和扩大消费可谓拼尽了全力，各种补贴眼花缭乱，为的是给消费者的福利最大化。需要强调的是，并不是所有平台都一味追求“低价”，有平台提出了“好价”。“好价”的前提必须是好货，即有价格优势的特色商品。回到平台扶持的中小商家，也是希望能在商品质量、服务链路等消费者体验保障与价格上做一个均衡。</text:p>
      <text:p text:style-name="P4">
归根结底，今年618，各电商平台不再追求短期效益，而专注于长远利益。希望用低价策略提高消费者的交易频次，哪怕消费者不发生交易行为，也希望他们能够留下来逛、玩，贡献流量。可见，服务消费者、留住消费者、稳固基本盘进而再做长远打算，是各平台在宏观经济形势尚未恢复上行趋势前的核心战略，也是当下消费有待回暖的具体写照。</text:p>
      <text:p text:style-name="P4">
当然，从消费者主权理论看，政府在其间的作用也是至关重要。政府应在法治框架下，从消费者的根本利益出发，妥善处理各种复杂的经济关系。我们看到，6月20日，恢复和扩大消费调研协商座谈会在京召开，就有关民主党派中央、全国工商联和无党派人士代表开展的相关调研成果进行协商。中共中央政治局常委、全国政协主席王沪宁出席会议并讲话。他表示，要深刻认识恢复和扩大消费是推进中国式现代化的应有之义，是实现高质量发展的必然选择，是实现全年经济发展预期目标的内在要求，高质量开展考察调研，为恢复和扩大消费献计出力。要把重点考察调研作为履行职能、发挥作用的重要途径，落实责任、形成合力，不断提高调研能力、履职本领、协商水平。</text:p>
      <text:p text:style-name="P4">
<text:span text:style-name="T5">
（注：作者是数字经济智库高级研究员。本文仅代表作者个人观点。责编邮箱bo.liu@ftchinese.com）</text:span>
</text:p>
      <text:p text:style-name="P4">
Source: <text:a xlink:type="simple" xlink:href="http://www.ftchinese.com/story/001100045" text:style-name="Internet_20_link" text:visited-style-name="Visited_20_Internet_20_Link">
http://www.ftchinese.com/story/001100045</text:a>
</text:p>
      <!--NEWS-->
      <text:h text:style-name="P10" text:outline-level="1">
<text:span text:style-name="T4">
纽西兰中餐馆砍人案至少4人受伤 一中国籍男子被捕</text:span>
</text:h>
      <text:p text:style-name="P4">
Author: https://www.facebook.com/bbcworldservice/</text:p>
      <text:p text:style-name="P4">
Publisher: BBC News 中文</text:p>
      <text:p text:style-name="P4">
Published Time: 2023-06-21T08:16:38.000Z</text:p>
      <text:p text:style-name="P4">
Modified Time: 2023-06-21T08:16:38.000Z</text:p>
      <text:p text:style-name="P4">
Description: 根据纽西兰警方，一名男子6月19日晚间持斧头随机攻击奥克兰3间中餐馆的顾客，至少有4人受伤送院。</text:p>
      <text:p text:style-name="P4">
Images: []</text:p>
      <text:p text:style-name="P4">
Videos: ["<text:a xlink:type="simple" xlink:href="https://www.bbc.com/ws/av-embeds/cps/zhongwen/simp/world-65972126/p0fwcfk9/zh-hans" text:style-name="Internet_20_link" text:visited-style-name="Visited_20_Internet_20_Link">
zh-hans</text:a>
"]</text:p>
      <text:p text:style-name="P4">
Tags: ['华人社区', '犯罪']</text:p>
      <text:p text:style-name="P4">
Type: Article</text:p>
      <!--METADATA-->
      <text:h text:style-name="P12" text:outline-level="3">
<text:span text:style-name="T4">
纽西兰中餐馆砍人案至少4人受伤 一中国籍男子被捕</text:span>
</text:h>
      <text:p text:style-name="P4">
<text:a xlink:type="simple" xlink:href="https://www.bbc.com/ws/av-embeds/cps/zhongwen/simp/world-65972126/p0fwcfk9/zh-hans" text:style-name="Internet_20_link" text:visited-style-name="Visited_20_Internet_20_Link">
 Video-1-Link：/ws/av-embeds/cps/zhongwen/simp/world-65972126/p0fwcfk9/zh-hans</text:a>
 <text:span text:style-name="T4">
你的器材不支持播放多媒体材料</text:span>
<text:span text:style-name="T4">
纽西兰中餐馆砍人案至少4人受伤 一中国籍男子被捕</text:span>
 2023年6月21日早上8点16分</text:p>
      <text:p text:style-name="P4">
根据纽西兰警方，一名男子6月19日晚间持斧头随机攻击奥克兰3间中餐馆的顾客，至少有4人受伤送院。</text:p>
      <text:p text:style-name="P4">
一名24岁的中国籍男性在现场被逮捕，警方尚未公布嫌犯动机。</text:p>
      <text:p text:style-name="P4">
Source: <text:a xlink:type="simple" xlink:href="https://www.bbc.com/zhongwen/simp/world-65972126" text:style-name="Internet_20_link" text:visited-style-name="Visited_20_Internet_20_Link">
https://www.bbc.com/zhongwen/simp/world-65972126</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21T08:17:51</text:p>
      <text:p text:style-name="P4">
Modified Time: 2023-06-21T15:59:38</text:p>
      <text:p text:style-name="P4">
Description: 乌克兰方面表示，随着扎波罗热地区的战斗仍在继续，其部队正在梅利托波尔和别尔江斯克方向取得一些进展。</text:p>
      <text:p text:style-name="P4">
Images: ["<text:a xlink:type="simple" xlink:href="https://chinese.aljazeera.net/wp-content/uploads/2023/06/2023-06-19T212115Z_1605291192_RC2CM1ACBFQU_RTRMADP_3_UKRAINE-CRISIS-BAKHMUT-1687350395-1687354979.jpg" text:style-name="Internet_20_link" text:visited-style-name="Visited_20_Internet_20_Link">
2023-06-19T21...</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03" text:anchor-type="as-char" svg:width="6.9236in" svg:height="4.612793in" draw:z-index="0">
<draw:image xlink:href="../Images/Aljazeera Chinese/2023-06-21T08-17-51/2023-06-19T212115Z_1605291192_RC2CM1ACBFQU_RTRMADP_3_UKRAINE-CRISIS-BAKHMUT-1687350395-1687354979.jpg" xlink:type="simple" xlink:show="embed" xlink:actuate="onLoad" draw:mime-type="image/jpeg"/>
</draw:frame>
乌克兰军人在顿涅茨克地区前线城镇巴赫穆特附近的战场上，通过一辆早些时候从俄罗斯军队手中缴获的T-80主战坦克开火 (路透社)</text:p>
      <ul>
        <li>
俄罗斯总统普京表示，俄方观察到“乌克兰的反攻陷入停顿，并声称乌军“没有机会”。   * 乌克兰总统泽连斯基告诉英国广播公司记者，随着军队开始穿越俄罗斯的地雷阵，反攻进展“慢于预期”。</li>
      </ul>
      <text:p text:style-name="P4">
阅读更多</text:p>
      <text:p text:style-name="P4">
Source: <text:a xlink:type="simple" xlink:href="https://chinese.aljazeera.net/news/war-in-ukraine/liveblog/2023/6/21/%e4%bf%84%e7%bd%97%e6%96%af%e5%af%b9%e4%b9%8c%e5%85%8b%e5%85%b0%e6%88%98%e4%ba%89%e7%9a%84%e4%bb%8a%e6%97%a5%e5%8f%91%e5%b1%95-363" text:style-name="Internet_20_link" text:visited-style-name="Visited_20_Internet_20_Link">
https://chinese.aljazeera.net/news/war-in-ukraine/liveblog/2023/6/21/%e4%bf%84%e7%bd%97%e6%96%af%e5%af%b9%e4%b9%8c%e5%85%8b%e5%85%b0%e6%88%98%e4%ba%89%e7%9a%84%e4%bb%8a%e6%97%a5%e5%8f%91%e5%b1%95-363</text:a>
</text:p>
      <!--NEWS-->
      <text:h text:style-name="P10" text:outline-level="1">
<text:span text:style-name="T4">
贝多芬D小调小提琴协奏曲</text:span>
</text:h>
      <text:p text:style-name="P4">
Author: None (Language: zh)</text:p>
      <text:p text:style-name="P4">
Publisher: None</text:p>
      <text:p text:style-name="P4">
Time: 2023-06-21T08:18:00Z</text:p>
      <text:p text:style-name="P4">
Description: 贝多芬的《D大调小提琴协奏曲》创作于1806年，专为当时维也纳剧院的第一小提琴手克莱门特（Franz Clement）所作,被誉为四大小提琴协奏曲之首。</text:p>
      <text:p text:style-name="P4">
Videos: []</text:p>
      <text:p text:style-name="P4">
Images: []</text:p>
      <text:p text:style-name="P4">
Subject: 文化经纬</text:p>
      <text:p text:style-name="P4">
Subjects: ['贝多芬音乐节', '古典音乐风']</text:p>
      <text:p text:style-name="P4">
Keywords: ['音乐', '古典音乐', '贝多芬']</text:p>
      <text:p text:style-name="P4">
ID: 65986513</text:p>
      <!--METADATA-->
      <h5>
文化经纬</h5>
      <text:h text:style-name="P12" text:outline-level="3">
<text:span text:style-name="T4">
贝多芬D小调小提琴协奏曲</text:span>
</text:h>
      <text:p text:style-name="P4">
贝多芬的《D大调小提琴协奏曲》创作于1806年，专为当时维也纳剧院的第一小提琴手克莱门特（Franz Clement）所作,被誉为四大小提琴协奏曲之首。</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贝多芬D小调小提琴协奏曲</text:span>
</text:h>
      <text:p text:style-name="P4">
贝多芬的《D大调小提琴协奏曲》创作于1806年，由维也纳剧院的第一小提琴手克莱门特（Franz Clement,1780-1842）于1806年12月23日在维也纳首演。</text:p>
      <text:p text:style-name="P4">
首演时，该作品并没有得到很好的反响，评论认为作品结构很弱，无休止的重复容易导致疲劳。随着时代的变化，审美趣味的变化，人们开始更多认识到这首协奏曲中深刻的内涵。它格调高雅、规模宏大，颇具王者风范，在遵循莫扎特古典协奏曲原则的基础上，吸收了法国学派的创作风格，加上了严谨磅礴的德奥传统，还表现了贝多芬细腻柔情的一面。小提琴和乐团不仅在优美的旋律中对话，还在彼此的交织和变化中达到和谐与统一。</text:p>
      <text:p text:style-name="P4">
这首协奏曲堪称任何一位小提琴家最高境界的试金石，也被誉为四大小提琴协奏曲之首。</text:p>
      <text:p text:style-name="P4">
请听小提琴家奥古斯丁·哈德里奇（Augustin Hadelich）与西德广播交响乐团的演出。</text:p>
      <text:p text:style-name="P4">
<text:span text:style-name="T4">
欢迎订阅德国之声“古典音乐风”播客，收听更多出色的古典音乐演出。</text:span>
</text:p>
      <text:p text:style-name="P4">
<text:span text:style-name="T4">
Feed-URL:</text:span>
</text:p>
      <text:p text:style-name="P4">
<text:span text:style-name="T4">
https://rss.dw.com/xml/podcast_chi_klassischemusik</text:span>
</text:p>
      <text:p text:style-name="P4">
<text:span text:style-name="T4">
iTunes:</text:span>
</text:p>
      <text:p text:style-name="P4">
<text:span text:style-name="T4">
https://itunes.apple.com/us/podcast/id1347146553?l=de</text:span>
</text:p>
      <h5>
相关音频视频</h5>
      <text:p text:style-name="P4">
[</text:p>
      <text:h text:style-name="P12" text:outline-level="3">
<text:span text:style-name="T4">
贝多芬D小调小提琴协奏曲</text:span>
</text:h>
      <text:p text:style-name="P4">
](https://www.dw.com/zh/overlay/media/zh/贝多芬d小调小提琴协奏曲/65320367/65986513)</text:p>
      <ul>
        <li>
<text:span text:style-name="T4">
日期</text:span>
 21.06.2023   * <text:span text:style-name="T4">
主题</text:span>
 <text:a xlink:type="simple" xlink:href="https://www.dw.com/zh/zh/贝多芬音乐节/t-17464944" text:style-name="Internet_20_link" text:visited-style-name="Visited_20_Internet_20_Link">
 贝多芬音乐节 </text:a>
 , <text:a xlink:type="simple" xlink:href="https://www.dw.com/zh/zh/古典音乐风/t-43820400" text:style-name="Internet_20_link" text:visited-style-name="Visited_20_Internet_20_Link">
 古典音乐风 </text:a>
  * <text:span text:style-name="T4">
关键词</text:span>
 <text:a xlink:type="simple" xlink:href="https://www.dw.com/zh/search/zh" text:style-name="Internet_20_link" text:visited-style-name="Visited_20_Internet_20_Link">
 音乐 </text:a>
 , <text:a xlink:type="simple" xlink:href="https://www.dw.com/zh/search/zh" text:style-name="Internet_20_link" text:visited-style-name="Visited_20_Internet_20_Link">
 古典音乐 </text:a>
 , <text:a xlink:type="simple" xlink:href="https://www.dw.com/zh/search/zh" text:style-name="Internet_20_link" text:visited-style-name="Visited_20_Internet_20_Link">
 贝多芬 </text:a>
  * <text:span text:style-name="T4">
下载</text:span>
 <text:a xlink:type="simple" xlink:href="https://radiodownloaddw-a.akamaihd.net/downloads/Events/dwelle/dira/mp3/chi/1BC82595_2.mp3" text:style-name="Internet_20_link" text:visited-style-name="Visited_20_Internet_20_Link">
 下载MP3文件 </text:a>
  * <text:span text:style-name="T4">
反馈</text:span>
 :  意见反馈   * <text:span text:style-name="T4">
打印</text:span>
 <text:a xlink:type="simple" xlink:href="javascript:window.print()" text:style-name="Internet_20_link" text:visited-style-name="Visited_20_Internet_20_Link">
 打印此页 </text:a>
  * <text:span text:style-name="T4">
固定链接</text:span>
 https://p.dw.com/p/4Ss6b</li>
      </ul>
      <h5>
相关内容</h5>
      <text:p text:style-name="P4">
[ </text:p>
      <text:h text:style-name="P12" text:outline-level="3">
<text:span text:style-name="T4">
岸野末利加:雷声说了什么</text:span>
</text:h>
      <text:p text:style-name="P4">
受艾略特（T.S.Eliot）的诗歌《荒地》启发，日本作曲家岸野末利加创作了交响乐“雷声说了什么”。西德广播交响乐团和大提琴独奏家奥伦·谢夫林在2022年8月的贝多芬音乐节上演奏了该曲。</text:p>
      <text:p text:style-name="P4">
](https://www.dw.com/zh/zh/岸野末利加雷声说了什么/a-65925572) [</text:p>
      <text:h text:style-name="P12" text:outline-level="3">
<text:span text:style-name="T4">
约翰·塞巴斯蒂安·巴赫：第6号无伴奏大提琴组曲</text:span>
</text:h>
      <text:p text:style-name="P4">
约翰·塞巴斯蒂安·巴赫创作了6组无伴奏大提琴组曲，大多为古风盎然的舞曲。请听谢尔盖·马洛夫在肩式大提琴上演奏的巴赫第6号无伴奏大提琴组曲。</text:p>
      <text:p text:style-name="P4">
](https://www.dw.com/zh/zh/约翰塞巴斯蒂安巴赫第6号无伴奏大提琴组曲/a-65861982) [</text:p>
      <text:h text:style-name="P12" text:outline-level="3">
<text:span text:style-name="T4">
约翰·塞巴斯蒂安·巴赫:D小调托卡塔</text:span>
</text:h>
      <text:p text:style-name="P4">
D小调托卡塔是家约翰·塞巴斯蒂安·巴赫最脍炙人口的管风琴作品之一，热情奔放、气势宏大。</text:p>
      <text:p text:style-name="P4">
](https://www.dw.com/zh/zh/约翰塞巴斯蒂安巴赫d小调托卡塔/a-65809848)</text:p>
      <text:p text:style-name="P4">
Source: <text:a xlink:type="simple" xlink:href="https://www.dw.com/zh/贝多芬d小调小提琴协奏曲/a-65986513" text:style-name="Internet_20_link" text:visited-style-name="Visited_20_Internet_20_Link">
https://www.dw.com/zh/贝多芬d小调小提琴协奏曲/a-65986513?maca=chi-rss-chi-all-1127-rdf</text:a>
</text:p>
      <!--NEWS-->
      <text:h text:style-name="P10" text:outline-level="1">
<text:span text:style-name="T4">
莫迪飞抵纽约 开启对美国的国事访问</text:span>
</text:h>
      <text:p text:style-name="P4">
Author: 联合早报 (Person)</text:p>
      <text:p text:style-name="P4">
Publisher: 联合早报 (Organization)</text:p>
      <text:p text:style-name="P4">
Published Time: 2023-06-21T08:38</text:p>
      <text:p text:style-name="P4">
Modified Time: 2023-06-21T08:39</text:p>
      <text:p text:style-name="P4">
Description: 印度总理莫迪星期二（6月20日）抵达美国进行国事访问，莫迪此次访美被视为美印关系的一个里程碑，将深化和多元化两国的伙伴关系。路透社报道，这是莫迪2014年成为印度总理以来，第五次访...</text:p>
      <text:p text:style-name="P4">
Videos: []</text:p>
      <text:p text:style-name="P4">
Audios: []</text:p>
      <text:p text:style-name="P4">
Images: []</text:p>
      <text:p text:style-name="P4">
Type: NewsArticle</text:p>
      <text:p text:style-name="P4">
Breadcrumbs: ['即时', '国际']</text:p>
      <text:p text:style-name="P4">
Keywords: ['印度', '莫迪', '美国', '国事访问']</text:p>
      <!--METADATA-->
      <text:p text:style-name="P4">
印度总理莫迪星期二（6月20日）抵达美国进行国事访问，莫迪此次访美被视为美印关系的一个里程碑，将深化和多元化两国的伙伴关系。</text:p>
      <text:p text:style-name="P4">
路透社报道，这是莫迪2014年成为印度总理以来，第五次访问美国，但这是他首次以外交上最高规格的国事访问出访美国。</text:p>
      <text:p text:style-name="P4">
另外，这是美国总统拜登上任以来，在白宫接待的的第三个国事访问，也是他第三次接待印度领导人，标志着华盛顿和新德里已从冷战的对立关系逐步走向加强关系。</text:p>
      <text:p text:style-name="P4">
莫迪星期二下午到纽约出席商务会议，星期三（21日）将参加国际瑜伽日活动，然后飞往华盛顿。</text:p>
      <text:p text:style-name="P4">
掌握一手消息的知情者告诉路透社，莫迪星期二已同美国电动车公司特斯拉总裁马斯克见面。马斯克料向莫迪介绍他在印度设立电动汽车制造基地的计划。</text:p>
      <text:p text:style-name="P4">
马斯克过后说，“进行了很棒的会谈”，并透露，他计划明年访问印度。</text:p>
      <text:p text:style-name="P4">
莫迪星期三将与拜登共进私人晚餐，随后到白宫举行会谈。拜登星期四（22日）为莫迪设国宴。</text:p>
      <text:p text:style-name="P4">
Source: <text:a xlink:type="simple" xlink:href="https://www.zaobao.com.sg/realtime/world/story20230621-1406322" text:style-name="Internet_20_link" text:visited-style-name="Visited_20_Internet_20_Link">
https://www.zaobao.com.sg/realtime/world/story20230621-1406322</text:a>
</text:p>
      <!--NEWS-->
      <text:h text:style-name="P10" text:outline-level="1">
<text:span text:style-name="T4">
拜登称习近平为独裁者</text:span>
</text:h>
      <text:p text:style-name="P4">
Author: 联合早报 (Person)</text:p>
      <text:p text:style-name="P4">
Publisher: 联合早报 (Organization)</text:p>
      <text:p text:style-name="P4">
Published Time: 2023-06-21T08:54</text:p>
      <text:p text:style-name="P4">
Modified Time: 2023-06-21T09:23</text:p>
      <text:p text:style-name="P4">
Description: 美国总统拜登称中国国家主席习近平为独裁者，还说数月前在美国上空的中国气球被吹离航线，令习近平感到非常尴尬。路透社报道，拜登星期二（6月20日）在加利福尼亚州的一场筹款活动中发表这番...</text:p>
      <text:p text:style-name="P4">
Videos: []</text:p>
      <text:p text:style-name="P4">
Audios: []</text:p>
      <text:p text:style-name="P4">
Images: []</text:p>
      <text:p text:style-name="P4">
Type: NewsArticle</text:p>
      <text:p text:style-name="P4">
Breadcrumbs: ['即时', '国际']</text:p>
      <text:p text:style-name="P4">
Keywords: ['拜登', '习近平', '中美关系']</text:p>
      <!--METADATA-->
      <text:p text:style-name="P4">
美国总统拜登称中国国家主席习近平为独裁者，还说数月前在 <text:a xlink:type="simple" xlink:href="https://www.zaobao.com/realtime/world/story20230205-1359873" text:style-name="Internet_20_link" text:visited-style-name="Visited_20_Internet_20_Link">
 美国上空的中国气球被吹离航线</text:a>
 ，令习近平感到非常尴尬。</text:p>
      <text:p text:style-name="P4">
路透社报道，拜登星期二（6月20日）在加利福尼亚州的一场筹款活动中发表这番讲话。</text:p>
      <text:p text:style-name="P4">
此前一天， <text:a xlink:type="simple" xlink:href="https://www.zaobao.com/news/china/story20230619-1406000" text:style-name="Internet_20_link" text:visited-style-name="Visited_20_Internet_20_Link">
 美国国务卿布林肯刚在北京与习近平会面</text:a>
。布林肯此次访华，旨在缓和美中紧张关系。</text:p>
      <text:p text:style-name="P4">
拜登在加州的筹款活动上说：“当我下令击落那个装满两车间谍设备的气球时，习近平非常生气的原因是，他不知道气球飞到那个地方。”</text:p>
      <text:p text:style-name="P4">
拜登进一步说：“这对许多独裁者来说是一件非常尴尬的事，当他们没有掌握实际情况的时候。那个气球本不应出现在那个地方，它是被吹离了航线。”</text:p>
      <text:p text:style-name="P4">
今年2月，一个疑似中国间谍气球飞越美国领空后，被美国空军战机击落，导致美中关系进一步紧绷。 <text:a xlink:type="simple" xlink:href="https://www.zaobao.com/realtime/world/story20230203-1359458" text:style-name="Internet_20_link" text:visited-style-name="Visited_20_Internet_20_Link">
 布林肯原定2月的访华行程也因此被搁置</text:a>
 。</text:p>
      <text:p text:style-name="P4">
Source: <text:a xlink:type="simple" xlink:href="https://www.zaobao.com.sg/realtime/world/story20230621-1406326" text:style-name="Internet_20_link" text:visited-style-name="Visited_20_Internet_20_Link">
https://www.zaobao.com.sg/realtime/world/story20230621-1406326</text:a>
</text:p>
      <!--NEWS-->
      <text:h text:style-name="P10" text:outline-level="1">
<text:span text:style-name="T4">
收复早盘失地 日股收红</text:span>
</text:h>
      <text:p text:style-name="P4">
Publisher: 法新社</text:p>
      <text:p text:style-name="P4">
Published Time: 2023-06-21T09:02:09+00:00</text:p>
      <text:p text:style-name="P4">
Modified Time: 2023-06-21T08:50:01+00:00</text:p>
      <text:p text:style-name="P4">
Description: （法新社东京21日电） 尽管日股是否「过热」已成市场关注焦点，东京股市今天收复早盘失地收红，投资者也正在等待美国联准会（Fed）官员发表谈话。</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3.617581in" draw:z-index="0">
<draw:image xlink:href="../Images/rficn/2023-06-21T09-02-09-00-00/000000.png" xlink:type="simple" xlink:show="embed" xlink:actuate="onLoad" draw:mime-type="image/png"/>
</draw:frame>
</text:p>
      <text:p text:style-name="P4">
日股日经225指数收涨186.23点或0.56%，来到33575.14点。东证股价指数收涨11.16点或0.49%，来到2295.01点。</text:p>
      <text:p text:style-name="P4">
Source: <text:a xlink:type="simple" xlink:href="https://www.rfi.fr/cn/%E8%B4%A2%E7%BB%8F%E5%BF%AB%E8%AE%AF/20230621-%E6%94%B6%E5%A4%8D%E6%97%A9%E7%9B%98%E5%A4%B1%E5%9C%B0-%E6%97%A5%E8%82%A1%E6%94%B6%E7%BA%A2" text:style-name="Internet_20_link" text:visited-style-name="Visited_20_Internet_20_Link">
https://www.rfi.fr/cn/%E8%B4%A2%E7%BB%8F%E5%BF%AB%E8%AE%AF/20230621-%E6%94%B6%E5%A4%8D%E6%97%A9%E7%9B%98%E5%A4%B1%E5%9C%B0-%E6%97%A5%E8%82%A1%E6%94%B6%E7%BA%A2</text:a>
</text:p>
      <!--NEWS-->
      <text:h text:style-name="P10" text:outline-level="1">
<text:span text:style-name="T4">
世界必须重新思考对待缅甸的基本方法：联合国专家</text:span>
</text:h>
      <text:p text:style-name="P4">
Author: 半岛电视台＋路透社</text:p>
      <text:p text:style-name="P4">
Publisher: Al Jazeera</text:p>
      <text:p text:style-name="P4">
Published Time: 2023-06-21T09:04:14</text:p>
      <text:p text:style-name="P4">
Modified Time: 2023-06-21T09:04:14</text:p>
      <text:p text:style-name="P4">
Description: 一位联合国专家表示，世界必须重新考虑其对缅甸危机的基本方法。</text:p>
      <text:p text:style-name="P4">
Images: ["<text:a xlink:type="simple" xlink:href="https://chinese.aljazeera.net/wp-content/uploads/2023/06/1-1687336957.png" text:style-name="Internet_20_link" text:visited-style-name="Visited_20_Internet_20_Link">
1-1687336957.png</text:a>
"]</text:p>
      <text:p text:style-name="P4">
Topics: ['政治', '新闻', '联合国']</text:p>
      <text:p text:style-name="P4">
Keywords: ['政治', '新闻', '联合国', '缅甸']</text:p>
      <text:p text:style-name="P4">
Type: Article</text:p>
      <!--METADATA-->
      <text:p text:style-name="P4">
<draw:frame draw:style-name="fr1" draw:name="Image108" text:anchor-type="as-char" svg:width="6.9236in" svg:height="4.612736in" draw:z-index="0">
<draw:image xlink:href="../Images/Aljazeera Chinese/2023-06-21T09-04-14/1-1687336957.png" xlink:type="simple" xlink:show="embed" xlink:actuate="onLoad" draw:mime-type="image/png"/>
</draw:frame>
 联合国缅甸人权状况特别报告员汤姆·安德鲁斯于2021 年 12 月 19 日星期日在孟加拉国达卡举行的新闻发布会上发表讲话（美联社）</text:p>
      <text:p text:style-name="P4">
一位联合国专家表示，世界必须重新考虑其对缅甸危机的基本方法。</text:p>
      <text:p text:style-name="P4">
联合国缅甸人权状况特别报告员汤姆·安德鲁斯在雅加达告诉记者说，实施东南亚国家联盟（东盟）五点和平计划没有取得进展，在缅甸政变领导人敏昂莱2021 年 2月上台后不久，东盟与缅甸达成了五点和平计划。</text:p>
      <text:p text:style-name="P4">
东盟计划呼吁立即停止暴力、提供安全的人道主义准入以及恢复和平的包容性对话，但军方并没有表现出实施该计划的意愿。</text:p>
      <text:p text:style-name="P4">
在此后的几个月里，军政府加紧努力消除对其统治的反对，并被指控进行可能构成战争罪的不分青红皂白的袭击，据联合国称，超过 150 万人被迫离开家园。</text:p>
      <text:p text:style-name="P4">
与被称为人民国防军的武装团体的冲突也愈演愈烈，这些团体有时与几十年来一直与军队作战的少数民族武装团体合作。</text:p>
      <text:p text:style-name="P4">
据当地监测组织称，约有 3679 人被杀，数千人被监禁。</text:p>
      <text:p text:style-name="P4">
安德鲁斯在结束对东盟现任轮值主席国印度尼西亚的访问后发表了上述讲话，恰逢包括十个成员国的集团内部在如何处理缅甸问题上出现不和迹象之时，泰国即将卸任的政府周一主持会谈后表示，会谈旨在与军方“全面重新接触”。</text:p>
      <text:p text:style-name="P4">
马来西亚和印度尼西亚忽视了这次会议，而新加坡则表示，这样的谈判为时过早。</text:p>
      <text:p text:style-name="P4">
安德鲁斯表示，东盟不得邀请缅甸军方人员参加高级别外交会议，因为这可能会给政变带来合法性。</text:p>
      <text:p text:style-name="P4">
在未能实施五点和平计划后，东盟禁止缅甸将军参加峰会，而缅甸于 1997 年在前军事政权下加入东盟。</text:p>
      <text:p text:style-name="P4">
Source: <text:a xlink:type="simple" xlink:href="https://chinese.aljazeera.net/news/2023/6/21/%e4%b8%96%e7%95%8c%e5%bf%85%e9%a1%bb%e9%87%8d%e6%96%b0%e6%80%9d%e8%80%83%e5%af%b9%e5%be%85%e7%bc%85%e7%94%b8%e7%9a%84%e5%9f%ba%e6%9c%ac%e6%96%b9%e6%b3%95%e8%81%94%e5%90%88%e5%9b%bd%e4%b8%93" text:style-name="Internet_20_link" text:visited-style-name="Visited_20_Internet_20_Link">
https://chinese.aljazeera.net/news/2023/6/21/%e4%b8%96%e7%95%8c%e5%bf%85%e9%a1%bb%e9%87%8d%e6%96%b0%e6%80%9d%e8%80%83%e5%af%b9%e5%be%85%e7%bc%85%e7%94%b8%e7%9a%84%e5%9f%ba%e6%9c%ac%e6%96%b9%e6%b3%95%e8%81%94%e5%90%88%e5%9b%bd%e4%b8%93</text:a>
</text:p>
      <!--NEWS-->
      <text:h text:style-name="P10" text:outline-level="1">
<text:span text:style-name="T4">
观光潜水器前往参观泰坦尼克号沉船残骸途中失踪</text:span>
</text:h>
      <text:p text:style-name="P4">
Author: https://www.facebook.com/bbcworldservice/</text:p>
      <text:p text:style-name="P4">
Publisher: BBC News 中文</text:p>
      <text:p text:style-name="P4">
Published Time: 2023-06-21T09:07:00.000Z</text:p>
      <text:p text:style-name="P4">
Modified Time: 2023-06-21T09:07:00.000Z</text:p>
      <text:p text:style-name="P4">
Description: 观光潜水器“泰坦”号6月18日在前往参观“泰坦尼克”号沉船残骸途中失踪。船内有五人，据信这些旅客还有足够使用96小时的氧气。搜救队目前尚未发现其踪迹。</text:p>
      <text:p text:style-name="P4">
Images: []</text:p>
      <text:p text:style-name="P4">
Videos: ["<text:a xlink:type="simple" xlink:href="https://www.bbc.com/ws/av-embeds/cps/zhongwen/simp/world-65972800/p0fwcwbv/zh-hans" text:style-name="Internet_20_link" text:visited-style-name="Visited_20_Internet_20_Link">
zh-hans</text:a>
"]</text:p>
      <text:p text:style-name="P4">
Tags: ['旅游休闲行业', '技术新知', '加拿大', '美国']</text:p>
      <text:p text:style-name="P4">
Type: Article</text:p>
      <!--METADATA-->
      <text:h text:style-name="P12" text:outline-level="3">
<text:span text:style-name="T4">
观光潜水器前往参观泰坦尼克号沉船残骸途中失踪</text:span>
</text:h>
      <text:p text:style-name="P4">
<text:a xlink:type="simple" xlink:href="https://www.bbc.com/ws/av-embeds/cps/zhongwen/simp/world-65972800/p0fwcwbv/zh-hans" text:style-name="Internet_20_link" text:visited-style-name="Visited_20_Internet_20_Link">
 Video-1-Link：/ws/av-embeds/cps/zhongwen/simp/world-65972800/p0fwcwbv/zh-hans</text:a>
 <text:span text:style-name="T4">
你的器材不支持播放多媒体材料</text:span>
<text:span text:style-name="T4">
观光潜水器前往参观泰坦尼克号沉船残骸途中失踪</text:span>
 2023年6月21日上午9点07分</text:p>
      <text:p text:style-name="P4">
观光潜水器“泰坦”号（Titan）6月18日在前往参观“泰坦尼克”号（“铁达尼”号）沉船残骸途中失踪。船内有五人，据信这些旅客还有足够使用96小时的氧气。</text:p>
      <text:p text:style-name="P4">
美国和加拿大的救援队伍目前正在大西洋进行搜救，但尚未发现其踪迹。</text:p>
      <text:p text:style-name="P4">
BBC在2022年时曾采访制造该潜水器的公司“海洋之门”（OceanGate）。“泰坦”号能深潜至海底4,000公尺；船内只有一个按钮、大部分行动都是由一个SonyPlayStation风格的游戏手把控制。</text:p>
      <text:p text:style-name="P4">
Source: <text:a xlink:type="simple" xlink:href="https://www.bbc.com/zhongwen/simp/world-65972800" text:style-name="Internet_20_link" text:visited-style-name="Visited_20_Internet_20_Link">
https://www.bbc.com/zhongwen/simp/world-65972800</text:a>
</text:p>
      <!--NEWS-->
      <text:h text:style-name="P10" text:outline-level="1">
<text:span text:style-name="T4">
中国再度降息，试图拉动经济复苏 (Free Version)</text:span>
</text:h>
      <text:p text:style-name="P4">
Author: Jason Douglas</text:p>
      <text:p text:style-name="P4">
Publisher: 华尔街日报中文网</text:p>
      <text:p text:style-name="P4">
Published Time: 2023-06-21T09:10:00.000Z</text:p>
      <text:p text:style-name="P4">
Modified Time: 2023-06-21T09:10:00.000Z</text:p>
      <text:p text:style-name="P4">
Created Time: 2023-06-20T06:36:00.000Z</text:p>
      <text:p text:style-name="P4">
Description: 中国金融机构下调了针对家庭和企业的基准贷款利率，这是此前一系列降息行动的延续，旨在为疲软的经济复苏注入活力。</text:p>
      <text:p text:style-name="P4">
Images: []</text:p>
      <text:p text:style-name="P4">
Categories: ['经济', '中国经济']</text:p>
      <text:p text:style-name="P4">
Keywords: SYND,LINK:EN|WP-WSJ-0000992642</text:p>
      <text:p text:style-name="P4">
Type: Article</text:p>
      <!--METADATA-->
      <text:p text:style-name="P4">
中国金融机构下调了针对家庭和企业的基准贷款利率，这是此前一系列降息行动的延续，旨在 <text:a xlink:type="simple" xlink:href="https://cn.wsj.com/articles/CN-CEC-20230617083331" text:style-name="Internet_20_link" text:visited-style-name="Visited_20_Internet_20_Link">
 为疲软的经济复苏注入活力</text:a>
 。</text:p>
      <text:p text:style-name="P4">
Source: <text:a xlink:type="simple" xlink:href="https://cn.wsj.com/articles/%E4%B8%AD%E5%9B%BD%E5%86%8D%E5%BA%A6%E9%99%8D%E6%81%AF-%E8%AF%95%E5%9B%BE%E6%8B%89%E5%8A%A8%E7%BB%8F%E6%B5%8E%E5%A4%8D%E8%8B%8F-c115005" text:style-name="Internet_20_link" text:visited-style-name="Visited_20_Internet_20_Link">
https://cn.wsj.com/articles/%E4%B8%AD%E5%9B%BD%E5%86%8D%E5%BA%A6%E9%99%8D%E6%81%AF-%E8%AF%95%E5%9B%BE%E6%8B%89%E5%8A%A8%E7%BB%8F%E6%B5%8E%E5%A4%8D%E8%8B%8F-c115005</text:a>
</text:p>
      <!--NEWS-->
      <text:h text:style-name="P10" text:outline-level="1">
<text:span text:style-name="T4">
美国公司已离不开TikTok引领的潮流 (Free Version)</text:span>
</text:h>
      <text:p text:style-name="P4">
Author: Chavie Lieber</text:p>
      <text:p text:style-name="P4">
Publisher: 华尔街日报中文网</text:p>
      <text:p text:style-name="P4">
Published Time: 2023-06-21T09:20:00.000Z</text:p>
      <text:p text:style-name="P4">
Modified Time: 2023-06-21T09:20:00.000Z</text:p>
      <text:p text:style-name="P4">
Created Time: 2023-06-21T07:12:00.000Z</text:p>
      <text:p text:style-name="P4">
Description: 对于所有面向消费者的美国公司来说，社交媒体巨头TikTok上的潮流已成为不可回避的考量因素，这打破了商业周期，也颠覆了企业的研发。</text:p>
      <text:p text:style-name="P4">
Images: []</text:p>
      <text:p text:style-name="P4">
Categories: ['商业']</text:p>
      <text:p text:style-name="P4">
Keywords: SYND,LINK:EN|WP-WSJ-0000993741</text:p>
      <text:p text:style-name="P4">
Type: Article</text:p>
      <!--METADATA-->
      <text:p text:style-name="P4">
Chipotle Mexican Grill (CMG)裹着一种特别酱汁的“Keithadilla”是该公司第一季度的爆款美食。但这道美食也令该公司有点儿“消化不良”。</text:p>
      <text:p text:style-name="P4">
Source: <text:a xlink:type="simple" xlink:href="https://cn.wsj.com/articles/%E7%BE%8E%E5%9B%BD%E5%85%AC%E5%8F%B8%E5%B7%B2%E7%A6%BB%E4%B8%8D%E5%BC%80tiktok%E5%BC%95%E9%A2%86%E7%9A%84%E6%BD%AE%E6%B5%81-d45ee043" text:style-name="Internet_20_link" text:visited-style-name="Visited_20_Internet_20_Link">
https://cn.wsj.com/articles/%E7%BE%8E%E5%9B%BD%E5%85%AC%E5%8F%B8%E5%B7%B2%E7%A6%BB%E4%B8%8D%E5%BC%80tiktok%E5%BC%95%E9%A2%86%E7%9A%84%E6%BD%AE%E6%B5%81-d45ee043</text:a>
</text:p>
      <!--NEWS-->
      <text:h text:style-name="P10" text:outline-level="1">
<text:span text:style-name="T4">
拜登：必须解决人工智能对安全和经济构成的风险</text:span>
</text:h>
      <text:p text:style-name="P4">
Author: chinese@voanews.com (美国之音)</text:p>
      <text:p text:style-name="P4">
Publisher: 美国之音中文网 (Type: NewsMediaOrganization)</text:p>
      <text:p text:style-name="P4">
Published Time: 2023-06-21T09:31:08+08:00</text:p>
      <text:p text:style-name="P4">
Modified Time: 2023-06-21 01:54:44Z</text:p>
      <text:p text:style-name="P4">
Description: 美国总统拜登周二（6月20日）表示，人工智能对国家安全和经济的风险需要得到解决。拜登还补充说，他将寻求专家的建议。</text:p>
      <text:p text:style-name="P4">
Videos: []</text:p>
      <text:p text:style-name="P4">
Images: []</text:p>
      <text:p text:style-name="P4">
Categories: ['美国', '经济·金融·贸易', '科技', '全球议题']</text:p>
      <text:p text:style-name="P4">
Type: None</text:p>
      <!--METADATA-->
      <text:p text:style-name="P4">
NoneNone</text:p>
      <text:p text:style-name="P4">
Source: <text:a xlink:type="simple" xlink:href="https://www.voachinese.com/a/biden-says-risks-posed-by-ai-to-security-economy-must-be-addressed-20230620/7146096.html" text:style-name="Internet_20_link" text:visited-style-name="Visited_20_Internet_20_Link">
https://www.voachinese.com/a/biden-says-risks-posed-by-ai-to-security-economy-must-be-addressed-20230620/7146096.html</text:a>
</text:p>
      <!--NEWS-->
      <text:h text:style-name="P10" text:outline-level="1">
<text:span text:style-name="T4">
共军航空母舰「山东舰」通过台海 国防部：国军监控应对</text:span>
</text:h>
      <text:p text:style-name="P4">
Publisher: 法新社</text:p>
      <text:p text:style-name="P4">
Published Time: 2023-06-21T09:32:10+00:00</text:p>
      <text:p text:style-name="P4">
Modified Time: 2023-06-21T09:05:02+00:00</text:p>
      <text:p text:style-name="P4">
Description: （法新社台北21日电） 国防部发布新闻稿表示，共军航空母舰山东舰编队今天沿台湾海峡以西，南向航行。国军运用联合情监侦手段，绵密掌握海空域动态，并检派适切兵力监控应处。</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3.617581in" draw:z-index="0">
<draw:image xlink:href="../Images/rficn/2023-06-21T09-32-10-00-00/000000.png" xlink:type="simple" xlink:show="embed" xlink:actuate="onLoad" draw:mime-type="image/png"/>
</draw:frame>
</text:p>
      <text:p text:style-name="P4">
根据国防部公开讯息，山东舰上一次是在5日27日沿台湾海峡北向航行。</text:p>
      <text:p text:style-name="P4">
国防部并指出，统计自昨天上午6时起至今天上午6时止，侦获共机19架次（其中进入西南空域2架次）、共舰5艘次。</text:p>
      <text:p text:style-name="P4">
根据空军公布台海周边空域活动示意图，1架次运8反潜机、1架次运8远干机侵扰台湾西南防空识别区（ADIZ）。</text:p>
      <text:p text:style-name="P4">
Source: <text:a xlink:type="simple" xlink:href="https://www.rfi.fr/cn/%E5%9B%BD%E9%99%85%E6%8A%A5%E9%81%93/20230621-%E5%85%B1%E5%86%9B%E8%88%AA%E7%A9%BA%E6%AF%8D%E8%88%B0-%E5%B1%B1%E4%B8%9C%E8%88%B0-%E9%80%9A%E8%BF%87%E5%8F%B0%E6%B5%B7-%E5%9B%BD%E9%98%B2%E9%83%A8-%E5%9B%BD%E5%86%9B%E7%9B%91%E6%8E%A7%E5%BA%94%E5%AF%B9" text:style-name="Internet_20_link" text:visited-style-name="Visited_20_Internet_20_Link">
https://www.rfi.fr/cn/%E5%9B%BD%E9%99%85%E6%8A%A5%E9%81%93/20230621-%E5%85%B1%E5%86%9B%E8%88%AA%E7%A9%BA%E6%AF%8D%E8%88%B0-%E5%B1%B1%E4%B8%9C%E8%88%B0-%E9%80%9A%E8%BF%87%E5%8F%B0%E6%B5%B7-%E5%9B%BD%E9%98%B2%E9%83%A8-%E5%9B%BD%E5%86%9B%E7%9B%91%E6%8E%A7%E5%BA%94%E5%AF%B9</text:a>
</text:p>
      <!--NEWS-->
      <text:h text:style-name="P10" text:outline-level="1">
<text:span text:style-name="T4">
拜登称习近平为独裁者 北京：公开的政治挑衅</text:span>
</text:h>
      <text:p text:style-name="P4">
Author: None (Language: zh)</text:p>
      <text:p text:style-name="P4">
Publisher: None</text:p>
      <text:p text:style-name="P4">
Time: 2023-06-21T09:40:00Z</text:p>
      <text:p text:style-name="P4">
Description: 美国总统拜登间接称习近平为独裁者，北京认为该言论侵犯中方政治尊严，是公开的政治挑衅。在布林肯访华后中美关系刚刚出现积极信号的时候，拜登言论尤其引发关注。</text:p>
      <text:p text:style-name="P4">
Videos: []</text:p>
      <text:p text:style-name="P4">
Images: []</text:p>
      <text:p text:style-name="P4">
Subject: 时政风云</text:p>
      <text:p text:style-name="P4">
Subjects: ['薄熙来', '专题报道：习近平访美', '中国共产党', '专题报道：全景观看“习马会”', '中国反腐风暴', '20国集团', '毛泽东', '中国宪法修正案取消国家主席任期限制', '南希·佩洛西', '周永康']</text:p>
      <text:p text:style-name="P4">
Keywords: ['中美关系', '拜登', '习近平', '布林肯', '独裁者']</text:p>
      <text:p text:style-name="P4">
ID: 65987541</text:p>
      <!--METADATA-->
      <text:p text:style-name="P4">
<text:a xlink:type="simple" xlink:href="https://www.dw.com/zh/overlay/image/article/65987541/63754513" text:style-name="Internet_20_link" text:visited-style-name="Visited_20_Internet_20_Link">
 </text:a>
</text:p>
      <text:p text:style-name="P4">
拜登同习近平在巴厘20国集团峰会时</text:p>
      <text:p text:style-name="P4">
（德国之声中文网）拜登周二（6月20日）在一次集会上表示，在美国空域击落一个嫌疑间谍气球让习近平非常尴尬。</text:p>
      <text:p text:style-name="P4">
在加州一个募捐活动上发言时，拜登谈到令本已紧张的中美关系继续陷入冰点的"气球事件"，他说，"习近平特别生气的原因是，我击落那个装满两车间谍设备的气球时，他不知道它（气球）在那里。"他接着说，"这对独裁者们来说尤其尴尬，他们不知道发生了什么，那里不应该是它的目的地，因风力它偏离了航线。"拜登在讲话时还提到中国正面临经济困境。</text:p>
      <text:p text:style-name="P4">
美国总统有关中国的言论引起北京的极大不满。次日，中国外交部发言人毛宁在记者会上说，"美方的言论极其荒谬,极不负责，严重违背基本事实，严重违背外交礼仪，严重侵犯中方政治尊严，是公开的政治挑衅。中方对此强烈不满，坚决反对。"</text:p>
      <text:p text:style-name="P4">
目前，尚不清楚拜登总统对习近平做出这番评论的动因为何，现年80的他正在为明年的总统大选热身造势。就在拜登讲话一天前，到访北京的布林肯国务卿在同中国外交事务第一把手王毅以及外长秦刚会晤后，同中国国家主席习近平举行了会谈。<text:a xlink:type="simple" xlink:href="https://www.dw.com/zh/zh/中美未能重啟軍事對話-布林肯訪華失利/a-65968525" text:style-name="Internet_20_link" text:visited-style-name="Visited_20_Internet_20_Link">
 拜登对布林肯访华也做出"他做得非常棒"的评述 </text:a>
 ，并认为，中美关系正"走在正确的道路上"。</text:p>
      <ul>
        <li>
</li>
      </ul>
      <h5>
布林肯访华哪些细节吸睛？</h5>
      <text:h text:style-name="P12" text:outline-level="3">
<text:span text:style-name="T4">
不铺红地毯、只给画红线</text:span>
</text:h>
      <text:p text:style-name="P4">
布林肯此次北京之行是美国国务卿5年来首次访华，也是拜登政府上台后美方访华的最高级别官员。不过，当布林肯抵达北京首都国际机场时，没有红地毯，没有人献花，到场迎接的中方官员只有相对级别较低的外交部北美大洋洲司司长杨涛。有意思的是，机场地面还画有几道红线，而现场照片也正好捕捉到布林肯脚踩“红线”的瞬间。在中美关系处于历史性低谷之际，所有这一切似乎都具有象征性意义。不过，也有专家指出，除了希拉里·克林顿2012年作为国务卿访华时中方为她铺了红地毯外，克里、蒂勒森、蓬佩奥等美国国务卿抵达中国时，停机坪也没有红地毯。</text:p>
      <ul>
        <li>
</li>
      </ul>
      <h5>
布林肯访华哪些细节吸睛？</h5>
      <text:h text:style-name="P12" text:outline-level="3">
<text:span text:style-name="T4">
中国官媒不提布林肯说了什么</text:span>
</text:h>
      <text:p text:style-name="P4">
布林肯6月18日早上抵达北京，下午抵达钓鱼台国宾馆，与中国国务委员兼外交部长秦刚会谈。不过，中国央视18日晚上7时播出的《新闻联播》却没报道此事。对于布林肯和秦刚长达6、7个小时的会谈，中国官媒新华社等只报道了秦刚以训诫口气表达的中方立场，但未提布林肯说了什么。新华社称，秦刚表示，“当前，中美关系处在建交以来的最低谷”，并强调“台湾问题是中国核心利益中的核心”，“也是最突出的风险”。</text:p>
      <ul>
        <li>
</li>
      </ul>
      <h5>
布林肯访华哪些细节吸睛？</h5>
      <text:h text:style-name="P12" text:outline-level="3">
<text:span text:style-name="T4">
分析：为习近平11月出席旧金山APEC峰会铺路</text:span>
</text:h>
      <text:p text:style-name="P4">
布林肯在与秦刚会谈后在推特写道，双方讨论了如何通过开放的沟通渠道负责任地管理两国的关系。美国国务院发表声明指出，布林肯强调了双方保持沟通渠道畅通的重要性，提出和中国在一些议题上可以合作，但同时表示，美国将继续保护美国人的利益，维护基于规则的国际秩序。《华尔街日报》先前分析，美中最近恢复对话的驱动力之一，是定于11月在旧金山举行的亚太经合组织（APEC）峰会。北京希望为中国国家主席习近平出席该会议并与美国总统拜登单独会面铺平道路。</text:p>
      <ul>
        <li>
</li>
      </ul>
      <h5>
布林肯访华哪些细节吸睛？</h5>
      <text:h text:style-name="P12" text:outline-level="3">
<text:span text:style-name="T4">
口罩的意义</text:span>
</text:h>
      <text:p text:style-name="P4">
从现场照片可以看到，在布林肯率领的美方代表团分别与中国外长秦刚以及中央政治局委员、中央外事工作委员会办公室主任王毅为首的中方代表团会晤时，除秦刚、王毅以外的中方人员都戴着口罩，美方人员除布林肯外也“入乡随俗”地戴上了口罩。今年3月北京斡旋沙伊两国达成协议的画面显示，在三方会谈上，所有官员都没戴口罩，与现在布林肯会晤北京官员的画面形成鲜明对比。</text:p>
      <ul>
        <li>
</li>
      </ul>
      <h5>
布林肯访华哪些细节吸睛？</h5>
      <text:h text:style-name="P12" text:outline-level="3">
<text:span text:style-name="T4">
悬念揭晓</text:span>
</text:h>
      <text:p text:style-name="P4">
直到最后一刻，中国国家主席、中共最高领导人习近平是否会接见布林肯一直是一个悬念。就在布林肯抵达北京的前夕，中国主席习近平会见了微软前总裁盖茨，称其是老朋友，并表示他始终寄希望于美国人民。分析家认为，如果习近平不见布林肯，那中美关系将会更加堪忧。如果见，双方关系可望进一步缓和，习近平11月赴旧金山参加APEC峰会时也可能对美国进行一次正式访问。</text:p>
      <ul>
        <li>
</li>
      </ul>
      <h5>
布林肯访华哪些细节吸睛？</h5>
      <text:h text:style-name="P12" text:outline-level="3">
<text:span text:style-name="T4">
布林肯完成此行的主要目标</text:span>
</text:h>
      <text:p text:style-name="P4">
按惯例，美国国务卿访华，中国领导人都会与之会晤。不过也有例外，比如布林肯前任蓬佩奥2018年10月访问中国时，习近平就没有见他。当时，中美贸易战已经登场，美国副总统彭斯刚刚发表强硬的对华政策演讲，双方关系非常紧张。如今，习近平在人民大会堂会见在中国气球侵入美国领空事件后推迟访华的布林肯，意味着中美将保持高层沟通，而布林肯也达成访华前宣布的与中国进行“坦率、直接和具有建设性”讨论的主要目标。会谈中，习近平坐在正中，左右手的长桌分别坐着中美官员。习近平和布林肯均没有戴口罩，而此前在与布林肯会晤中没有戴口罩的秦刚和王毅则和其他官员一样戴上了口罩。</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text:a xlink:type="simple" xlink:href="https://www.dw.com/zh/zh/专家评布林肯访华对话是好的-但安全风险并未消失/a-65962928" text:style-name="Internet_20_link" text:visited-style-name="Visited_20_Internet_20_Link">
 虽然布林肯访华并未从根本上铲除中美关系发展的障碍 </text:a>
 ，但会面本身被看作是 <text:a xlink:type="simple" xlink:href="https://www.dw.com/zh/zh/德语媒体恢复对话总是件好事/a-65961679" text:style-name="Internet_20_link" text:visited-style-name="Visited_20_Internet_20_Link">
 稳定这一关系的积极信号</text:a>
。他们商定今后数月里，双方将举行多轮部长级会谈，其中包括中美财长、贸易部长以及气候最高官员。北京方面认为，布林肯访华同中方的沟通取得了6大成果，尤其为今年11月习近平访美出席亚太经合组织论坛<text:a xlink:type="simple" xlink:href="https://www.dw.com/zh/zh/客座评论-布林肯访华结束中美稳定双边关系的考验才刚开始/a-65971604" text:style-name="Internet_20_link" text:visited-style-name="Visited_20_Internet_20_Link">
 铺平道路 </text:a>
 。</text:p>
      <text:p text:style-name="P4">
结束北京之行后，布林肯在接受美国媒体采访时也提到"气球事件"，因为这一事件，布林肯取消了原定于今年二月对中国的访问。布林肯说，气球事件"该结束了"："我们做了我们需要做的事情来保护我们的利益，我们说了我们需要说的话，我们也明确表达了应该明确表达的内容，以确保这种情况不再发生。因此，只要它不再发生，这一篇章就应该结束了。"</text:p>
      <text:h text:style-name="P12" text:outline-level="3">
<text:span text:style-name="T4">
布林肯：同习近平主席举行了重要会谈</text:span>
</text:h>
      <text:p text:style-name="P4">
(综合报导)</text:p>
      <text:p text:style-name="P4">
Source: <text:a xlink:type="simple" xlink:href="https://www.dw.com/zh/拜登称习近平为独裁者-北京：公开的政治挑衅/a-65987541" text:style-name="Internet_20_link" text:visited-style-name="Visited_20_Internet_20_Link">
https://www.dw.com/zh/拜登称习近平为独裁者-北京：公开的政治挑衅/a-65987541?maca=chi-rss-chi-all-1127-rdf</text:a>
</text:p>
      <!--NEWS-->
      <text:h text:style-name="P10" text:outline-level="1">
<text:span text:style-name="T4">
洪都拉斯女子监狱暴乱 至少41人死亡</text:span>
</text:h>
      <text:p text:style-name="P4">
Author: 联合早报 (Person)</text:p>
      <text:p text:style-name="P4">
Publisher: 联合早报 (Organization)</text:p>
      <text:p text:style-name="P4">
Published Time: 2023-06-21T09:41</text:p>
      <text:p text:style-name="P4">
Modified Time: 2023-06-21T09:41</text:p>
      <text:p text:style-name="P4">
Description: 中美洲国家洪都拉斯首都附近一女子监狱星期二（6月20日）发生暴乱，狱中敌对黑帮引发的暴动造成至少41人死亡，另有五人受伤。法新社报道，这座女子监狱位于首都特古西加尔巴以北约25公里...</text:p>
      <text:p text:style-name="P4">
Videos: []</text:p>
      <text:p text:style-name="P4">
Audios: []</text:p>
      <text:p text:style-name="P4">
Images: []</text:p>
      <text:p text:style-name="P4">
Type: NewsArticle</text:p>
      <text:p text:style-name="P4">
Breadcrumbs: ['即时', '国际']</text:p>
      <text:p text:style-name="P4">
Keywords: ['洪都拉斯', '监狱', '暴动', '黑帮']</text:p>
      <!--METADATA-->
      <text:p text:style-name="P4">
中美洲国家洪都拉斯首都附近一女子监狱星期二（6月20日）发生暴乱，狱中敌对黑帮引发的暴动造成至少41人死亡，另有五人受伤。</text:p>
      <text:p text:style-name="P4">
法新社报道，这座女子监狱位于首都特古西加尔巴以北约25公里。事发时监狱传出枪声并发生火灾，冒出浓烈黑烟。</text:p>
      <text:p text:style-name="P4">
警方发言人说，初步确定41名女性死亡，目前仍不清楚是否所有死者都是囚犯。五名伤者也是女性。</text:p>
      <text:p text:style-name="P4">
另据新华社报道，洪都拉斯安全部副部长比利亚努埃瓦在社交媒体上说，消防、警察和国防部门已介入，事发监狱进入紧急状态。</text:p>
      <text:p text:style-name="P4">
Source: <text:a xlink:type="simple" xlink:href="https://www.zaobao.com.sg/realtime/world/story20230621-1406339" text:style-name="Internet_20_link" text:visited-style-name="Visited_20_Internet_20_Link">
https://www.zaobao.com.sg/realtime/world/story20230621-1406339</text:a>
</text:p>
      <!--NEWS-->
      <text:h text:style-name="P10" text:outline-level="1">
<text:span text:style-name="T4">
载有五人的泰坦尼克号残骸考察潜水器仍然失联</text:span>
</text:h>
      <text:p text:style-name="P4">
Author: chinese@voanews.com (美国之音)</text:p>
      <text:p text:style-name="P4">
Publisher: 美国之音中文网 (Type: NewsMediaOrganization)</text:p>
      <text:p text:style-name="P4">
Published Time: 2023-06-21T09:42:13+08:00</text:p>
      <text:p text:style-name="P4">
Modified Time: 2023-06-21 01:45:36Z</text:p>
      <text:p text:style-name="P4">
Description: 一艘深海潜水器在潜入“泰坦尼克号”(Titanic)残骸所在地后失踪，船上有五人，目前搜救正在进行中。</text:p>
      <text:p text:style-name="P4">
Videos: []</text:p>
      <text:p text:style-name="P4">
Images: []</text:p>
      <text:p text:style-name="P4">
Categories: ['美国', '生态环境', '科技']</text:p>
      <text:p text:style-name="P4">
Type: None</text:p>
      <!--METADATA-->
      <text:p text:style-name="P4">
NoneNone</text:p>
      <text:p text:style-name="P4">
Source: <text:a xlink:type="simple" xlink:href="https://www.voachinese.com/a/what-we-know-about-the-titanic-bound-submersible-that-s-missing-with-5-people-onboard-20230620/7146090.html" text:style-name="Internet_20_link" text:visited-style-name="Visited_20_Internet_20_Link">
https://www.voachinese.com/a/what-we-know-about-the-titanic-bound-submersible-that-s-missing-with-5-people-onboard-20230620/7146090.html</text:a>
</text:p>
      <!--NEWS-->
      <text:h text:style-name="P10" text:outline-level="1">
<text:span text:style-name="T4">
澳洲人如何看待中澳关系、习近平与台海危机？</text:span>
</text:h>
      <text:p text:style-name="P4">
Author: None (Language: zh)</text:p>
      <text:p text:style-name="P4">
Publisher: None</text:p>
      <text:p text:style-name="P4">
Time: 2023-06-21T09:51:00Z</text:p>
      <text:p text:style-name="P4">
Description: 澳大利亞智庫的一項最新民調顯示，多數該國民眾支持中澳關係解凍，但受訪者對中國國家主席習近平的信任度仍非常低。該民調還顯示，如果中國攻台，大多數澳大利亞人將支持以經濟制裁、武器供應等方式回應，但只有不到半數的民眾支持直接派兵參與。</text:p>
      <text:p text:style-name="P4">
Videos: []</text:p>
      <text:p text:style-name="P4">
Images: []</text:p>
      <text:p text:style-name="P4">
Subject: 时政风云</text:p>
      <text:p text:style-name="P4">
Subjects: ['澳大利亚', '岛屿主权争端', '马英九', '专题报道：全景观看“习马会”', '专题报道：2016年台湾大选', '中国', '台湾', '中共十九大', '德中关系']</text:p>
      <text:p text:style-name="P4">
Keywords: ['澳大利亚', '澳洲', '台湾', '中国', '台海冲突', '攻台', '挺台', '洛伊国际政策研究所', '澳中关系', '中澳关系']</text:p>
      <text:p text:style-name="P4">
ID: 65978159</text:p>
      <!--METADATA-->
      <text:p text:style-name="P4">
<text:a xlink:type="simple" xlink:href="https://www.dw.com/zh/overlay/image/article/65978159/63763964" text:style-name="Internet_20_link" text:visited-style-name="Visited_20_Internet_20_Link">
 </text:a>
</text:p>
      <text:p text:style-name="P4">
民調顯示，多數的澳大利亞人支持與中國的外交關係改善，圖為澳大利亞總理阿爾巴尼斯與中國國家主席習近平2022年11月在峇里島舉行雙邊會晤（資料照）</text:p>
      <text:p text:style-name="P4">
（德國之聲中文網）澳大利亞智庫洛伊研究所（LowyInstitute）最新發布的民調顯示，有56%的澳大利亞人民支持中澳關係解凍，但是對中國國家主席習近平的信任度只有11%，略高於俄羅斯總統普京（VladimirPutin）的7%。</text:p>
      <text:p text:style-name="P4">
彭博社報導，這項新調查顯示在中澳雙方2020年關係破裂後，澳大利亞人支持與北京恢復對話，並開始重新將中國視為經濟夥伴，而不是安全威脅。</text:p>
      <text:p text:style-name="P4">
洛伊研究所的這項民意調查顯示，約56%的受訪者非常積極、或有些積極地支持澳大利亞與中國重新進行部長級接觸。</text:p>
      <text:p text:style-name="P4">
將中國視為危險的受訪者，则比去年下降了11個百分點至52%，而將中國視為經濟夥伴的受訪者則較去年上升了11個百分點，至44%。</text:p>
      <ul>
        <li>
</li>
      </ul>
      <h5>
从小伙伴到两相厌：中澳关系怎么了？</h5>
      <text:h text:style-name="P12" text:outline-level="3">
<text:span text:style-name="T4">
紧密的贸易伙伴</text:span>
</text:h>
      <text:p text:style-name="P4">
2015年中国和澳大利亚签署《中澳自贸协定》，同年12月开始生效，两国给予对方最惠国待遇，澳大利亚的乳制品、牛肉、海鲜、酒水等产品，以及煤、铜、镍等矿产资源可以部分零关税的低价格销售到中国。图为2016年时任澳总理特恩布尔（MalcomTurnbull）和中国国家主席习近平在杭州举行的G20峰会上握手。彼时的双边关系即使称不上亲密，至少也是友好合作。</text:p>
      <ul>
        <li>
</li>
      </ul>
      <h5>
从小伙伴到两相厌：中澳关系怎么了？</h5>
      <text:h text:style-name="P12" text:outline-level="3">
<text:span text:style-name="T4">
工党议员被指“通华”</text:span>
</text:h>
      <text:p text:style-name="P4">
2017年的一起事件形成了中澳关系走向猜忌和对峙的转折点：工党参议员邓森（SamDastyari）迫于压力辞职。他被指控与一些中国商人过从甚密，其中包括据称与中共有联系的商人黄向墨。此后澳媒体开始曝光中国试图影响堪培拉政界的行为。当年内，特恩布尔总理就推出了一部旨在遏制外国干预的法律，对北京的防范之意十分明显。</text:p>
      <ul>
        <li>
</li>
      </ul>
      <h5>
从小伙伴到两相厌：中澳关系怎么了？</h5>
      <text:h text:style-name="P12" text:outline-level="3">
<text:span text:style-name="T4">
带头禁用华为</text:span>
</text:h>
      <text:p text:style-name="P4">
2018年，澳大利亚以国家安全为由，做出了禁止华为参与5G网络建设的决定。在美国总统特朗普对华发起贸易战的背景下，中国科技巨头华为早已成为西方国家顾虑的对象，但澳大利亚则是美国的西方盟友中率先正式宣布禁用华为的国家。</text:p>
      <ul>
        <li>
</li>
      </ul>
      <h5>
从小伙伴到两相厌：中澳关系怎么了？</h5>
      <text:h text:style-name="P12" text:outline-level="3">
<text:span text:style-name="T4">
新冠疫情源头调查</text:span>
</text:h>
      <text:p text:style-name="P4">
尽管政治领域的气氛日益紧张，但是中澳之间在一段时间内仍然保持着密切的经贸关系。中国对于澳大利亚的矿产资源和农产品有着巨大的需求。但是一场从中国武汉席卷全球的疫情带来了根本的转变。堪培拉政府发出对新冠病毒源头进行独立调查的呼吁，彻底惹怒了北京。</text:p>
      <ul>
        <li>
</li>
      </ul>
      <h5>
从小伙伴到两相厌：中澳关系怎么了？</h5>
      <text:h text:style-name="P12" text:outline-level="3">
<text:span text:style-name="T4">
“反华急先锋”?</text:span>
</text:h>
      <text:p text:style-name="P4">
在新冠疫情方面的争议,再加上澳政界和智库机构对新疆“再教育营”情况的调查披露，以及对香港民主法治遭到限制的批评，都使得堪培拉在北京眼中成为了“反华急先锋”。据一名中国官员透露，中国驻澳大使馆甚至有一份文件还列举了14项澳政府引起中国不满的行为。</text:p>
      <ul>
        <li>
</li>
      </ul>
      <h5>
从小伙伴到两相厌：中澳关系怎么了？</h5>
      <text:h text:style-name="P12" text:outline-level="3">
<text:span text:style-name="T4">
澳驻华记者出于安全考虑紧急离境</text:span>
</text:h>
      <text:p text:style-name="P4">
2020年9月，中国外交部证实，前央视主持人、澳籍华裔女记者成蕾已经因为“涉嫌从事危害中国国家安全的犯罪活动”而接受调查。随后两名澳大利亚驻华记者——澳大利亚广播公司ABC的驻华记者比尔·伯特斯(BillBirtles)和《澳大利亚金融评论》(Australian Financial Review)的记者迈克尔•史密斯(MichaelSmith)——在北京被中国国安人员约谈。据称，约谈内容与成蕾案件有关。两人于9月7日紧急撤离中国。</text:p>
      <ul>
        <li>
</li>
      </ul>
      <h5>
从小伙伴到两相厌：中澳关系怎么了？</h5>
      <text:h text:style-name="P12" text:outline-level="3">
<text:span text:style-name="T4">
“战狼”：赵立坚推文惹风波</text:span>
</text:h>
      <text:p text:style-name="P4">
中国外交部发言人赵立坚在其推特账户上发布了一张由中国艺术家付昱（网名为“乌合麒麟”）创作的讽刺画而陷入外交争端。画中描绘了一名澳大利亚士兵用刀子抵住一个阿富汗儿童的脖子。赵立坚以此来讽刺澳大利亚特种部队在阿富汗杀害平民的事件。推文发布后，澳大利亚总理莫里森立刻发表讲话，要求赵立坚撤下图片，并要求中国政府道歉。北京方面并未道歉，反而还讽刺堪培拉政府更应该为其士兵在阿富汗犯下战争罪行而“感到耻辱”。</text:p>
      <ul>
        <li>
</li>
      </ul>
      <h5>
从小伙伴到两相厌：中澳关系怎么了？</h5>
      <text:h text:style-name="P12" text:outline-level="3">
<text:span text:style-name="T4">
北京下关税“狠手” 澳告到WTO</text:span>
</text:h>
      <text:p text:style-name="P4">
就在赵立坚推文风波发生之前，中国商务部刚刚宣布对澳大利亚葡萄酒开征反倾销税，税率最高达212%。此外，澳洲大麦和牛肉等产品也成为北京惩罚性关税的受害者。由于中国是澳大利亚最重要的贸易伙伴，澳洲出口产品原本有大约三分之一销往中国。堪培拉政府已经表示要把关税案告到WTO，但是这些制裁对相关产业构成沉重的打击，已经是难以改变的事实。</text:p>
      <text:p text:style-name="P4">
作者: 雨涵 （综合报道）</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不相信習近平</text:span>
</text:h>
      <text:p text:style-name="P4">
彭博社報導，自去年5月澳大利亞工黨新政府當選以來，與中國的關係穩步升溫。北京取消了對澳大利亞商品的一些限制，兩國外交、貿易和國防部長之間舉行了高層會議。澳大利亞總理阿爾巴尼斯（AnthonyAlbanese）也有望在今年底前訪問北京。</text:p>
      <text:p text:style-name="P4">
但調查也顯示，澳大利亞人對中國和習近平個人的信任仍然很低。5年前，有超過一半的澳大利亞人相信北京會在世界上負責任地行事，而現在這個數字只有15%。</text:p>
      <text:p text:style-name="P4">
這與近年來澳大利亞人對中國信任度的下降相呼應，受訪者對習近平個人的信任程度僅有11%。此外，調查也顯示，受訪者對普京的信任度更低，只有7%，而對朝鮮領導人金正恩的信任度為3%。</text:p>
      <text:p text:style-name="P4">
澳大利亞人對中美之間可能爆發戰爭的擔憂也加劇，超過一半的受訪者表示澳大利亞在這種情況下應保持中立。</text:p>
      <text:p text:style-name="P4">
洛伊研究所民意和外交政策項目主任尼拉姆（RyanNeelam）表示：「澳大利亞人不希望看到我們地區發生衝突，如果戰爭確實爆發，他們對澳大利亞的介入持謹慎態度」，「但他們也準備支持受到威脅的民主國家」。</text:p>
      <text:p text:style-name="P4">
</text:p>
      <text:p text:style-name="P4">
中國逐漸減少了對澳大利亞的貿易限制，圖為在中國市場販售的澳大利亞牛肉（資料照）</text:p>
      <text:h text:style-name="P12" text:outline-level="3">
<text:span text:style-name="T4">
同意中國實力正在增強</text:span>
</text:h>
      <text:p text:style-name="P4">
值得一提的是，這項民調還首次詢問澳大利亞人民，對於未來十年美國和中國實力的看法。大多數受訪者都認為中國的作用將繼續增強，其中有61%認為，十年後中國將扮演更重要、更強大的世界領導者角色。</text:p>
      <text:p text:style-name="P4">
28%的人認為中國十年後的的地位將保持「與現在大致相同」，而只有10%的人預計中國將扮演不那麼重要和強大的角色。</text:p>
      <text:p text:style-name="P4">
相比之下，近一半（45%）的受訪者預計，美國10年後作為世界領導者的作用和影響力將保持現狀；另有22%的受訪者預計，美國10年後將變得比現在更加重要和強大，但也有近三分之一（32%）的受訪者認為，美國作為世界領導者的作用將不再像現在那麼重要和強大。</text:p>
      <text:p text:style-name="P4">
</text:p>
      <text:p text:style-name="P4">
大部分的受訪者認為，中國未來10年會比現在更為重要，圖為正在德國訪問的中國總理李強</text:p>
      <text:h text:style-name="P12" text:outline-level="3">
<text:span text:style-name="T4">
支持台湾但有限度</text:span>
</text:h>
      <text:p text:style-name="P4">
洛伊研究所的这项针对公众对世界态度的年度民调还发现，82%的受访者支持与美国建立安全联盟，同时，四分之三的人也认为这意味着澳大利亚会被卷入亚洲冲突。</text:p>
      <text:p text:style-name="P4">
在受访的澳大利亚民众中，64%的人认为，美国和中国在台湾问题上发生军事冲突的可能前景是一个“严重威胁”，比两年前担心的人多了一倍。68%的受访者提到的最大威胁是来自其他国家的网络攻击。</text:p>
      <text:p text:style-name="P4">
<text:a xlink:type="simple" xlink:href="https://www.dw.com/zh/zh/军情六处负责人中国现在是我们最关注的问题/a-62563503" text:style-name="Internet_20_link" text:visited-style-name="Visited_20_Internet_20_Link">
 如果中国攻台 </text:a>
，80%的受访者表示支持接收台湾难民，76%的人支持“对中国实施经济和外交制裁”，64%的人支持“澳大利亚向台湾政府提供武器和军事物资”，61%的人支持“利用澳大利亚海军协助防止中国在台湾周围实施封锁”。</text:p>
      <text:p text:style-name="P4">
与此同时，只有42%的人支持派遣“澳大利亚军事人员到台湾，协助保卫台湾”。</text:p>
      <text:p text:style-name="P4">
另外，87%的受访者表示，他们担心中国可能在太平洋岛屿上开设军事基地。</text:p>
      <text:p text:style-name="P4">
澳大利亚政府多次表示，反对任何改变台湾现状的单边企图，而美国长期以来一直坚持“战略模糊”，即不明确表态是否会对攻台的行为作出军事回应，而北京一直表示不放弃武统。</text:p>
      <text:p text:style-name="P4">
这项民调是基于今年3月份对2000人以及今年4月份对4000人的调查。</text:p>
      <text:p text:style-name="P4">
（路透社、彭博社）</text:p>
      <text:p text:style-name="P4">
Source: <text:a xlink:type="simple" xlink:href="https://www.dw.com/zh/澳洲人如何看待中澳关系、习近平与台海危机？/a-65978159" text:style-name="Internet_20_link" text:visited-style-name="Visited_20_Internet_20_Link">
https://www.dw.com/zh/澳洲人如何看待中澳关系、习近平与台海危机？/a-65978159?maca=chi-rss-chi-all-1127-rdf</text:a>
</text:p>
      <!--NEWS-->
      <text:h text:style-name="P10" text:outline-level="1">
<text:span text:style-name="T4">
民调: 将中国视为威胁的新西兰人比例下降</text:span>
</text:h>
      <text:p text:style-name="P4">
Author: None (Language: zh)</text:p>
      <text:p text:style-name="P4">
Publisher: None</text:p>
      <text:p text:style-name="P4">
Time: 2023-06-21T09:52:00Z</text:p>
      <text:p text:style-name="P4">
Description: 根据“亚洲新西兰基金会”周三发布的一项问卷调查报告，在新西兰民众当中，将中国视为威胁的人有所减少，不过仍然只有三成受访者认为中国对自己的国家“友好”。</text:p>
      <text:p text:style-name="P4">
Videos: []</text:p>
      <text:p text:style-name="P4">
Images: []</text:p>
      <text:p text:style-name="P4">
Subject: 时政风云</text:p>
      <text:p text:style-name="P4">
Subjects: ['德中关系', '汉诺威工业博览会', '岛屿主权争端', '专题报道：全景观看“习马会”', '中国', '新西兰', '中共十九大']</text:p>
      <text:p text:style-name="P4">
Keywords: ['新西兰', '中国', '贸易', '所罗门群岛', '亚太安全', '民意调查', '台湾问题']</text:p>
      <text:p text:style-name="P4">
ID: 65987699</text:p>
      <!--METADATA-->
      <text:p text:style-name="P4">
<text:a xlink:type="simple" xlink:href="https://www.dw.com/zh/overlay/image/article/65987699/65120375" text:style-name="Internet_20_link" text:visited-style-name="Visited_20_Internet_20_Link">
 </text:a>
</text:p>
      <text:p text:style-name="P4">
图为新西兰外长马胡塔（Nanaia Mahuta、图左）2023年3月访华、与中国国务委员兼外长秦刚会晤</text:p>
      <text:p text:style-name="P4">
（德国之声中文网）在过去26年里，亚洲新西兰基金会（Asia New ZealandFoundation）每年都会进行一次这样的民意调查。最新问卷调查结果显示，37%的受访者将中国视为威胁，这一数字与2022年一次民调中58%的比例相比有明显下降。</text:p>
      <text:p text:style-name="P4">
作为“五眼联盟”的一员（其他成员还有美、加、英、澳），新西兰从传统上倾向于最大贸易伙伴中国采取较为怀柔的政策。但是自从北京和所罗门群岛签署了一份安全协议之后，新西兰方面对中国外交举措的批评性逐渐增加。</text:p>
      <text:p text:style-name="P4">
<text:a xlink:type="simple" xlink:href="https://www.dw.com/zh/zh/斥資抗衡中國-澳洲擴大與太平洋國家合作/a-65568233" text:style-name="Internet_20_link" text:visited-style-name="Visited_20_Internet_20_Link">
 美国及其盟友在寻求阻止更多的太平洋岛国和中国缔结安全协议 </text:a>
 ，在美中关系由于台湾问题和贸易纠纷而持续紧张的背景下，北京的这一举动也给西方国家带来忧虑。</text:p>
      <text:p text:style-name="P4">
“新西兰人对于亚洲的地缘政治发展始终保持警惕关注，他们中有很多对于台海爆发大规模冲突的潜在可能性感到担忧”，亚洲新西兰基金会的执行主任德雷珀（SimonDraper）表示。</text:p>
      <text:p text:style-name="P4">
</text:p>
      <text:p text:style-name="P4">
新西兰总理希普金斯（图）将于本周末率领贸易代表团访华</text:p>
      <text:p text:style-name="P4">
今年，该基金会在问卷调查中首次对新西兰人提出了有关台海局势的问题，发现将近三分之二的受访者表示至少对台湾岛爆发冲突感到“相当忧虑”（fairlyconcerned）。</text:p>
      <text:p text:style-name="P4">
中国将台湾视为本国领土，并且表示不排除使用武力实现统一的选项。而台湾方面则强烈反对中国的主权诉求，并且宣称只有台湾民众可以决定台湾的未来前途。</text:p>
      <text:p text:style-name="P4">
去年的相关民调是在中国时任外长王毅（现任中共中央外事办主任）访问所罗门群岛之后不久进行的。</text:p>
      <text:p text:style-name="P4">
<text:a xlink:type="simple" xlink:href="https://www.dw.com/zh/zh/希普金斯将接棒成为新西兰新总理/a-64475078" text:style-name="Internet_20_link" text:visited-style-name="Visited_20_Internet_20_Link">
 新西兰总理希普金斯（Chris Hipkins）</text:a>
预计将于本周末率领贸易代表团访问中国。在此之前，美国国务卿布林肯刚刚结束了他的访华之行。在中美关系紧张的背景下，布林肯的访问旨在稳定双边关系，避免矛盾升级。</text:p>
      <text:p text:style-name="P4">
（路透社）</text:p>
      <text:p text:style-name="P4">
Source: <text:a xlink:type="simple" xlink:href="https://www.dw.com/zh/民调-将中国视为威胁的新西兰人比例下降/a-65987699" text:style-name="Internet_20_link" text:visited-style-name="Visited_20_Internet_20_Link">
https://www.dw.com/zh/民调-将中国视为威胁的新西兰人比例下降/a-65987699?maca=chi-rss-chi-all-1127-rdf</text:a>
</text:p>
      <!--NEWS-->
      <text:h text:style-name="P10" text:outline-level="1">
<text:span text:style-name="T4">
专栏 | 民主沙龙：中国人讲中国事 （2023-06-20）</text:span>
</text:h>
      <text:p text:style-name="P4">
Author: None</text:p>
      <text:p text:style-name="P4">
Publisher: Radio Free Asia (Organization)</text:p>
      <text:p text:style-name="P4">
Published Time: 2023-06-21T09:55:00-04:00</text:p>
      <text:p text:style-name="P4">
Modified Time: 2023-06-21T14:17:52-04:00</text:p>
      <text:p text:style-name="P4">
Description: None</text:p>
      <text:p text:style-name="P4">
Videos: []</text:p>
      <text:p text:style-name="P4">
Audios: ["<text:a xlink:type="simple" xlink:href="https://www.rfa.org/mandarin/zhuanlan/minzhushalong/salon-0621202309033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3.88615in" draw:z-index="0">
<draw:image xlink:href="../Images/rfamandarin/2023-06-21T09-55-00-04-00/000000.png" xlink:type="simple" xlink:show="embed" xlink:actuate="onLoad" draw:mime-type="image/png"/>
</draw:frame>
据路透社报道，中国4月份的零售和生产者通胀表现仍然低迷。 路透社视频截图  <text:a xlink:type="simple" xlink:href="https://www.rfa.org/mandarin/zhuanlan/minzhushalong/salon-06212023090332.html/@@stream" text:style-name="Internet_20_link" text:visited-style-name="Visited_20_Internet_20_Link">
Audio-1-Link：https://www.rfa.org/mandarin/zhuanlan/minzhushalong/salon-06212023090332.html/@@stream</text:a>
</text:p>
      <text:p text:style-name="P4">
<text:span text:style-name="T4">
<text:span text:style-name="T5">
自由亚洲电台在美国首都华盛顿面向中国大陆听友开通的</text:span>
 </text:span>
 <text:span text:style-name="T4">
<text:span text:style-name="T5">
“</text:span>
 </text:span>
 <text:span text:style-name="T4">
<text:span text:style-name="T5">
民主沙龙热线</text:span>
 </text:span>
 <text:span text:style-name="T4">
<text:span text:style-name="T5">
”</text:span>
 </text:span>
 <text:span text:style-name="T4">
<text:span text:style-name="T5">
。</text:span>
 </text:span>
</text:p>
      <text:p text:style-name="P4">
<text:span text:style-name="T4">
__ </text:span>
</text:p>
      <text:p text:style-name="P4">
<text:span text:style-name="T4">
<text:span text:style-name="T5">
热线时间：</text:span>
 </text:span>
 <text:span text:style-name="T4">
<text:span text:style-name="T5">
北京时间每个星期一晚上</text:span>
 </text:span>
 <text:span text:style-name="T4">
<text:span text:style-name="T5">
10</text:span>
 </text:span>
 <text:span text:style-name="T4">
<text:span text:style-name="T5">
点</text:span>
 </text:span>
 <text:span text:style-name="T4">
<text:span text:style-name="T5">
----11</text:span>
 </text:span>
 <text:span text:style-name="T4">
<text:span text:style-name="T5">
点</text:span>
 </text:span>
<text:span text:style-name="T4">
<text:span text:style-name="T5">
30</text:span>
 </text:span>
 <text:span text:style-name="T4">
<text:span text:style-name="T5">
分</text:span>
 </text:span>
</text:p>
      <text:p text:style-name="P4">
<text:span text:style-name="T4">
<text:span text:style-name="T5">
热线国际免费号码：</text:span>
 </text:span>
 <text:span text:style-name="T4">
__ </text:span>
 <text:span text:style-name="T4">
<text:span text:style-name="T5">
400-842-7775</text:span>
 </text:span>
 <text:span text:style-name="T4">
<text:span text:style-name="T5">
，</text:span>
 </text:span>
 <text:span text:style-name="T4">
<text:span text:style-name="T5">
400-842-7776</text:span>
 </text:span>
</text:p>
      <text:p text:style-name="P4">
<text:span text:style-name="T4">
<text:span text:style-name="T5">
热线</text:span>
 </text:span>
 <text:span text:style-name="T4">
<text:span text:style-name="T5">
skype</text:span>
 </text:span>
 <text:span text:style-name="T4">
<text:span text:style-name="T5">
帐号：</text:span>
 </text:span>
 <text:span text:style-name="T4">
<text:span text:style-name="T5">
Linyueyang01</text:span>
 </text:span>
</text:p>
      <text:p text:style-name="P4">
<text:span text:style-name="T4">
__ </text:span>
</text:p>
      <text:p text:style-name="P4">
<text:span text:style-name="T4">
<text:span text:style-name="T5">
期待与您</text:span>
 </text:span>
 <text:span text:style-name="T4">
__ </text:span>
 <text:span text:style-name="T4">
<text:span text:style-name="T5">
“民主沙龙热线”空中相聚</text:span>
 </text:span>
 <text:span text:style-name="T4">
<text:span text:style-name="T5">
---</text:span>
 </text:span>
 <text:span text:style-name="T4">
<text:span text:style-name="T5">
林悦杨</text:span>
 </text:span>
</text:p>
      <text:p text:style-name="P4">
中国听友：经济放缓，不少人遭到减薪。据说医生有的减薪幅度不少。房地产从以前的卖方市场，现在成为买方市场，但还是很少有人买房。现在人们都不愿意花钱，物价下跌。以前的核酸检测亭，现在遭到废弃，修建测算检测亭，耗费不小，都是老百姓的钱，浪费极其严重。中国有省份在高考时，说为了避免作弊，禁止学生自己代笔参加考试，结果有的笔写不出来，有的漏墨，可见是烂尾也可能有腐败。梅西到中国踢球，有人猜测可能是习近平庆生，习近平70岁生日。</text:p>
      <text:p text:style-name="P4">
中国听友：网民对一位学者出言说，为了祖国统一，死上亿中国人也行的说法，非常反感。还有网民说动武会统一，但还不知道是谁统一谁呢！</text:p>
      <text:p text:style-name="P4">
广东听友：无法通过短波收听自由亚洲电台节目，打电话询问如何翻墙收。感觉中国的媒体，不报道中国真实的信息，非常希望听到自由亚洲电台的节目，因为可以从自由亚洲电台的节目中，了解到发生在中国的真实的事情。</text:p>
      <text:p text:style-name="P4">
索要翻墙软件， <text:a xlink:type="simple" xlink:href="" text:style-name="Internet_20_link" text:visited-style-name="Visited_20_Internet_20_Link">
 请发电邮给 ：fankui@rfa.org </text:a>
</text:p>
      <text:p text:style-name="P4">
请关注主持人林悦杨的社媒，与我们互动：</text:p>
      <text:p text:style-name="P4">
<text:span text:style-name="T4">
<text:span text:style-name="T5">
推特帐号：</text:span>
 </text:span>
 <text:span text:style-name="T4">
<text:span text:style-name="T5">
linyueyang</text:span>
 </text:span>
</text:p>
      <text:p text:style-name="P4">
<text:span text:style-name="T4">
<text:span text:style-name="T5">
Skype</text:span>
 </text:span>
 <text:span text:style-name="T4">
<text:span text:style-name="T5">
帐号：</text:span>
 </text:span>
 <text:span text:style-name="T4">
<text:span text:style-name="T5">
Linyueyang01</text:span>
 </text:span>
</text:p>
      <text:p text:style-name="P4">
<text:span text:style-name="T4">
<text:span text:style-name="T5">
微信帐号：linyueyang</text:span>
 </text:span>
</text:p>
      <text:p text:style-name="P4">
Source: <text:a xlink:type="simple" xlink:href="https://www.rfa.org/mandarin/zhuanlan/minzhushalong/salon-06212023090332.html" text:style-name="Internet_20_link" text:visited-style-name="Visited_20_Internet_20_Link">
https://www.rfa.org/mandarin/zhuanlan/minzhushalong/salon-06212023090332.html</text:a>
</text:p>
      <!--NEWS-->
      <text:h text:style-name="P10" text:outline-level="1">
<text:span text:style-name="T4">
寻找失踪的泰坦尼克号潜艇时检测到“水下噪音”</text:span>
</text:h>
      <text:p text:style-name="P4">
Author: 半岛电视台＋通讯社</text:p>
      <text:p text:style-name="P4">
Publisher: Al Jazeera</text:p>
      <text:p text:style-name="P4">
Published Time: 2023-06-21T09:59:48</text:p>
      <text:p text:style-name="P4">
Modified Time: 2023-06-21T09:59:48</text:p>
      <text:p text:style-name="P4">
Description: 据报道，加拿大海上侦察机探测到“该地区每30分钟发出一次撞击声”。</text:p>
      <text:p text:style-name="P4">
Images: ["<text:a xlink:type="simple" xlink:href="https://chinese.aljazeera.net/wp-content/uploads/2023/06/1-1687338806.jpg" text:style-name="Internet_20_link" text:visited-style-name="Visited_20_Internet_20_Link">
1-1687338806.jpg</text:a>
", "<text:a xlink:type="simple" xlink:href="https://chinese.aljazeera.net/wp-content/uploads/2023/06/2-1687338814.jpg" text:style-name="Internet_20_link" text:visited-style-name="Visited_20_Internet_20_Link">
2-1687338814.jpg</text:a>
", "<text:a xlink:type="simple" xlink:href="https://chinese.aljazeera.net/wp-content/uploads/2023/06/3-1687338822.png" text:style-name="Internet_20_link" text:visited-style-name="Visited_20_Internet_20_Link">
3-1687338822.png</text:a>
", "<text:a xlink:type="simple" xlink:href="https://chinese.aljazeera.net/wp-content/uploads/2023/06/4-1687338828.jpg" text:style-name="Internet_20_link" text:visited-style-name="Visited_20_Internet_20_Link">
4-1687338828.jpg</text:a>
", "<text:a xlink:type="simple" xlink:href="https://chinese.aljazeera.net/wp-content/uploads/2023/06/5-1687338838.jpg" text:style-name="Internet_20_link" text:visited-style-name="Visited_20_Internet_20_Link">
5-1687338838.jpg</text:a>
"]</text:p>
      <text:p text:style-name="P4">
Topics: ['新闻', '科技']</text:p>
      <text:p text:style-name="P4">
Keywords: ['新闻', '科技', '世界']</text:p>
      <text:p text:style-name="P4">
Type: Article</text:p>
      <!--METADATA-->
      <text:p text:style-name="P4">
<draw:frame draw:style-name="fr1" draw:name="Image132" text:anchor-type="as-char" svg:width="6.9236in" svg:height="4.612736in" draw:z-index="0">
<draw:image xlink:href="../Images/Aljazeera Chinese/2023-06-21T09-59-48/1-1687338806.jpg" xlink:type="simple" xlink:show="embed" xlink:actuate="onLoad" draw:mime-type="image/jpeg"/>
</draw:frame>
一张未注明日期的照片显示泰坦号潜水器正在潜水，该潜水器由OceanGate Expeditions公司运营，用于探索纽芬兰海岸沉没的泰坦尼克号残骸 (路透)</text:p>
      <text:p text:style-name="P4">
美国海岸警卫队表示，一架参与寻找在泰坦尼克号残骸航行中失踪的深海船只的加拿大飞机发现了“搜索区域的水下噪音”。</text:p>
      <text:p text:style-name="P4">
21日周三，海岸警卫队表示，由于 P-3 海上侦察机检测到噪音，遥控潜水器（ROV）被重新放置，“试图探索噪音来源”。</text:p>
      <text:p text:style-name="P4">
海岸警卫队在一条推文中称，迄今为止，遥控潜水器“带来了负面结果”，但他们仍在继续搜索。</text:p>
      <text:p text:style-name="P4">
它补充道，“此外，P-3飞机的数据已与我们的美国海军专家共享以供进一步分析，将被考虑到未来的搜索计划中。”</text:p>
      <text:p text:style-name="P4">
<draw:frame draw:style-name="fr1" draw:name="Image133" text:anchor-type="as-char" svg:width="6.9236in" svg:height="3.826739in" draw:z-index="0">
<draw:image xlink:href="../Images/Aljazeera Chinese/2023-06-21T09-59-48/2-1687338814.jpg" xlink:type="simple" xlink:show="embed" xlink:actuate="onLoad" draw:mime-type="image/jpeg"/>
</draw:frame>
 到目前为止我们所知道的：寻找失踪的泰坦尼克号潜水器</text:p>
      <text:p text:style-name="P4">
海岸警卫队并未详细说明检测到的声音的性质或范围，或者这些声音是如何遇到的。</text:p>
      <text:p text:style-name="P4">
援引美国政府内部通讯的《滚石》杂志是第一个报道所谓的“该地区每30分钟发出撞击声”这一消息的媒体。</text:p>
      <text:p text:style-name="P4">
该杂志援引一封发给美国国土安全部官员的内部电子邮件称，“四小时后部署了额外的声纳，但仍能听到撞击声。”</text:p>
      <text:p text:style-name="P4">
据官方称，失踪的泰坦号潜水器由总部位于美国的OceanGate Expeditions公司运营，而根据其规格，可在水下停留 96小时，即可让船上的5人一直待到周四早上，直到空气耗尽。</text:p>
      <text:p text:style-name="P4">
1912年4月在处女航中沉没的泰坦尼克号残骸位于马萨诸塞州科德角以东约1450公里（900英里）和纽芬兰圣约翰斯以南644公里（400英里）处。</text:p>
      <text:p text:style-name="P4">
美国空中机动司令部发言人表示，美军的三架C-17运输机已被投入使用，以将商业潜水器和支持设备从纽约布法罗运送到纽芬兰圣约翰斯，以协助搜索。</text:p>
      <text:p text:style-name="P4">
<draw:frame draw:style-name="fr1" draw:name="Image134" text:anchor-type="as-char" svg:width="6.9236in" svg:height="6.9236in" draw:z-index="0">
<draw:image xlink:href="../Images/Aljazeera Chinese/2023-06-21T09-59-48/3-1687338822.png" xlink:type="simple" xlink:show="embed" xlink:actuate="onLoad" draw:mime-type="image/png"/>
</draw:frame>
 泰坦尼克号  泰坦尼克号残骸在哪里？  豪华远洋客轮的残骸位于大西洋底部，距离加拿大纽芬兰约700公里（435英里）。参观残骸的探险队从圣约翰斯出发。 (半岛电视台)</text:p>
      <text:p text:style-name="P4">
加拿大军方表示已提供一架巡逻机和两艘水面舰艇，其中一艘配备潜水医学专家。此外，它还投放了声纳浮标来收听来自泰坦的任何声音。</text:p>
      <text:p text:style-name="P4">
周日早些时候，一名飞行员和四名乘客在微型潜水器内，当时它开始潜入海底以参观泰坦尼克号，但在潜入约1小时45分钟后与水面的母船失去了联系。</text:p>
      <text:p text:style-name="P4">
据信，泰坦号探险队人均费用为25万美元，包括58岁的英国亿万富翁哈米什·哈丁（HamishHarding）、48岁的巴基斯坦出生商人沙赫扎达·达乌德（Shahzada Dawood）及其19岁的儿子英国公民苏莱曼（Suleman）、77岁的法国探险家皮埃尔·纳若莱（Pierre Nargeolet）和OceanGateExpeditions公司创始人兼首席执行官美国人斯托克顿·拉什（Stockton Rush），当局尚未确认任何乘客的身份。</text:p>
      <text:h text:style-name="P13" text:outline-level="4">
<text:span text:style-name="T4">
“让乘客面临潜在的极端危险”</text:span>
</text:h>
      <text:p text:style-name="P4">
随着周三继续进行疯狂的搜索，有消息称，根据2018年的一项诉讼，OceanGate的前海事运营主管在被解雇之前曾对泰坦号提出安全担忧。</text:p>
      <text:p text:style-name="P4">
大卫·洛奇里奇（David Lochridge）对失踪潜水器安全性的疑虑包含在他对OceanGate公司对他提起的诉讼的回应之中。</text:p>
      <text:p text:style-name="P4">
<draw:frame draw:style-name="fr1" draw:name="Image135" text:anchor-type="as-char" svg:width="6.9236in" svg:height="3.826739in" draw:z-index="0">
<draw:image xlink:href="../Images/Aljazeera Chinese/2023-06-21T09-59-48/4-1687338828.jpg" xlink:type="simple" xlink:show="embed" xlink:actuate="onLoad" draw:mime-type="image/jpeg"/>
</draw:frame>
 加拿大继续寻找失踪的泰坦尼克号旅游潜艇(半岛电视台)</text:p>
      <text:p text:style-name="P4">
根据当年在西雅图美国地方法院提起的诉讼，洛奇里奇在2018年撰写了一份工程报告，其中称正在开发的潜艇需要进行更多测试，因为当它到达“极度深度”时，乘客可能会受到威胁。OceanGate公司为此起诉了洛奇里奇，指控他违反保密协议。而后者也提出了反诉，声称他因提出有关测试和安全的问题而被错误解雇。</text:p>
      <text:p text:style-name="P4">
该案件在提交几个月后以未公开的条款达成了和解。</text:p>
      <text:p text:style-name="P4">
洛奇里奇的担忧主要在于，该公司决定依靠敏感的声学监测（泰坦号船体在压力下会发出的破裂或爆裂声）来检测缺陷，而不是扫描船体。他表示，公司告诉他没有可以对5英寸（12.7厘米）厚的碳纤维船体进行此类测试的设备。</text:p>
      <text:p text:style-name="P4">
洛奇里奇的反诉中说道，“这是有问题的，因为这种类型的声学分析只会显示组件即将失效的时间，通常是在内爆前几毫秒，并且在对船体施加压力之前不会检测到任何现有的缺陷。”</text:p>
      <text:p text:style-name="P4">
<draw:frame draw:style-name="fr1" draw:name="Image136" text:anchor-type="as-char" svg:width="6.9236in" svg:height="3.894525in" draw:z-index="0">
<draw:image xlink:href="../Images/Aljazeera Chinese/2023-06-21T09-59-48/5-1687338838.jpg" xlink:type="simple" xlink:show="embed" xlink:actuate="onLoad" draw:mime-type="image/jpeg"/>
</draw:frame>
 高细节扫描所提供泰坦尼克号沉船的3D外观(半岛电视台)</text:p>
      <text:p text:style-name="P4">
此外，这艘船的设计深度为4公里（2.5英里），即泰坦尼克号停泊的地方。但据洛奇里奇所说，乘客视区仅经过认证，深度仅可达1.3公里（0.81英里），并且OceanGate公司不会支付制造商建造4公里认证视区的费用。</text:p>
      <text:p text:style-name="P4">
反诉还指出，OceanGate公司的选择将会“让乘客在实验性潜水器中面临潜在的极端危险”。然而，该公司在其投诉中表示，洛奇里奇“不是工程师，也没有被雇用或被要求为泰坦号提供工程服务”。</text:p>
      <text:p text:style-name="P4">
该投诉还称，他因拒绝接受OceanGate首席工程师的保证而被解雇，即事实上，声学监测和测试协议比扫描更适合检测缺陷。</text:p>
      <text:p text:style-name="P4">
Source: <text:a xlink:type="simple" xlink:href="https://chinese.aljazeera.net/technology/2023/6/21/%e5%af%bb%e6%89%be%e5%a4%b1%e8%b8%aa%e7%9a%84%e6%b3%b0%e5%9d%a6%e5%b0%bc%e5%85%8b%e5%8f%b7%e6%bd%9c%e8%89%87%e6%97%b6%e6%a3%80%e6%b5%8b%e5%88%b0%e6%b0%b4%e4%b8%8b%e5%99%aa%e9%9f%b3" text:style-name="Internet_20_link" text:visited-style-name="Visited_20_Internet_20_Link">
https://chinese.aljazeera.net/technology/2023/6/21/%e5%af%bb%e6%89%be%e5%a4%b1%e8%b8%aa%e7%9a%84%e6%b3%b0%e5%9d%a6%e5%b0%bc%e5%85%8b%e5%8f%b7%e6%bd%9c%e8%89%87%e6%97%b6%e6%a3%80%e6%b5%8b%e5%88%b0%e6%b0%b4%e4%b8%8b%e5%99%aa%e9%9f%b3</text:a>
</text:p>
      <!--NEWS-->
      <text:h text:style-name="P10" text:outline-level="1">
<text:span text:style-name="T4">
实验室培育的合成人类胚胎引发监管呼吁</text:span>
</text:h>
      <text:p text:style-name="P4">
Author: 法新社</text:p>
      <text:p text:style-name="P4">
Publisher: Al Jazeera</text:p>
      <text:p text:style-name="P4">
Published Time: 2023-06-21T10:00:46</text:p>
      <text:p text:style-name="P4">
Modified Time: 2023-06-21T10:00:46</text:p>
      <text:p text:style-name="P4">
Description: 科学家们在实验室中首次利用干细胞创造了类似于人类胚胎的结构，从而促使人们呼吁科学家对快速发展的干细胞研究实行更为严格的监管。</text:p>
      <text:p text:style-name="P4">
Images: ["<text:a xlink:type="simple" xlink:href="https://chinese.aljazeera.net/wp-content/uploads/2023/06/2011-05-23T120000Z_975879172_BM2E75N159901_RTRMADP_3_GERMANY-1687250625-1687339129.jpg" text:style-name="Internet_20_link" text:visited-style-name="Visited_20_Internet_20_Link">
2011-05-23T12...</text:a>
", "<text:a xlink:type="simple" xlink:href="https://chinese.aljazeera.net/wp-content/uploads/2023/06/image-1687339197.jpg" text:style-name="Internet_20_link" text:visited-style-name="Visited_20_Internet_20_Link">
image-1687339...</text:a>
", "<text:a xlink:type="simple" xlink:href="https://chinese.aljazeera.net/wp-content/uploads/2023/06/image-1-1687339267.jpg" text:style-name="Internet_20_link" text:visited-style-name="Visited_20_Internet_20_Link">
image-1-16873...</text:a>
"]</text:p>
      <text:p text:style-name="P4">
Topics: ['新闻', '科技']</text:p>
      <text:p text:style-name="P4">
Keywords: ['新闻', '科技', '世界']</text:p>
      <text:p text:style-name="P4">
Type: Article</text:p>
      <!--METADATA-->
      <text:p text:style-name="P4">
<draw:frame draw:style-name="fr1" draw:name="Image137" text:anchor-type="as-char" svg:width="6.9236in" svg:height="4.608995in" draw:z-index="0">
<draw:image xlink:href="../Images/Aljazeera Chinese/2023-06-21T10-00-46/2011-05-23T120000Z_975879172_BM2E75N159901_RTRMADP_3_GERMANY-1687250625-1687339129.jpg" xlink:type="simple" xlink:show="embed" xlink:actuate="onLoad" draw:mime-type="image/jpeg"/>
</draw:frame>
世界各地的多个实验室在过去7天内先后发布了有关创造类似于人类胚胎结构的预印版本的研究，专家们表示应谨慎对待，因其尚未经过同行评审 (路透社)</text:p>
      <text:p text:style-name="P4">
科学家们在实验室中首次利用干细胞创造了类似于人类胚胎的结构，从而促使人们呼吁科学家对快速发展的干细胞研究实行更为严格的监管。</text:p>
      <text:p text:style-name="P4">
在过去7天内，世界各地的多个实验室都发布了预印版本的研究报告，以阐释他们的研究，而专家们表示应当谨慎对待这类研究，因之尚未经过同行评审。</text:p>
      <text:p text:style-name="P4">
这些实验室使用不同的技术来鼓励人类胚胎干细胞（可以分化成任何类型的细胞）自我发育成类似于胚胎的结构，而无需精子、卵子或受精。</text:p>
      <text:p text:style-name="P4">
这项研究的目的是为科学家提供一个符合伦理的模型，以前所未有的方式来研究人类胚胎，并希望对出生缺陷、遗传性疾病、不孕症和怀孕期间出现的其他问题的原因获得新的见解。</text:p>
      <text:p text:style-name="P4">
有关这项研究的第一项公告是在上周三（本月14日）发布的。当时，剑桥大学和加州理工学院的教授玛格达莱纳·泽尼卡-戈茨在波士顿举行的国际干细胞研究学会年会上，介绍了她的团队所进行的这项研究。</text:p>
      <text:p text:style-name="P4">
英国《卫报》首先报道了她的相关介绍。</text:p>
      <text:p text:style-name="P4">
随后，以色列魏茨曼科学研究所的雅各布·汉纳的团队在15日发布了一份预印版本研究，详细介绍了他们在基于干细胞的人类胚胎模型方面进行的研究工作。</text:p>
      <text:p text:style-name="P4">
泽尼卡-戈茨的团队随后迅速发布了他们的预印版本研究，并提供了更多的信息。中国和美国的其他实验室也纷纷效仿，并于上周晚些时候发布了不同的预印版本研究。</text:p>
      <text:p text:style-name="P4">
研究人员反驳了将这些细胞团称为“合成胚胎”的媒体报道，并称它们并非严格意义上的合成，而是从干细胞中生长出来的，而且也不应被视为胚胎。</text:p>
      <text:p text:style-name="P4">
<draw:frame draw:style-name="fr1" draw:name="Image138" text:anchor-type="as-char" svg:width="6.9236in" svg:height="3.894525in" draw:z-index="0">
<draw:image xlink:href="../Images/Aljazeera Chinese/2023-06-21T10-00-46/image-1687339197.jpg" xlink:type="simple" xlink:show="embed" xlink:actuate="onLoad" draw:mime-type="image/jpeg"/>
</draw:frame>
 编辑人类基因组：科学家开会讨论罕见疾病(通讯社)</text:p>
      <text:h text:style-name="P13" text:outline-level="4">
<text:span text:style-name="T4">
“几乎是不可思议的”</text:span>
</text:h>
      <text:p text:style-name="P4">
大量数据凸显了该领域内研究的高度竞争性。</text:p>
      <text:p text:style-name="P4">
去年8月，泽尼卡-戈茨的团队和雅各布·汉纳的团队先后在几周的时间内，发表了关于他们使用小鼠干细胞创造首个胚胎样结构的研究论文。</text:p>
      <text:p text:style-name="P4">
这两个团队都告诉法新社记者，他们的最新研究已被著名的同行评审期刊接受——并且他们在最近的媒体关注的几个月前，就已经在学术会议上展示了他们的工作。</text:p>
      <text:p text:style-name="P4">
汉纳拒绝接受两个团队都是“第一”的观点，并称他们取得了截然不同的成就。</text:p>
      <text:p text:style-name="P4">
他告诉法新社记者，他的模型结构具有“胎盘、卵黄囊、羊膜腔”以及其他的胚胎特征，而泽尼卡-戈茨的结构则缺乏这类特征。</text:p>
      <text:p text:style-name="P4">
其他研究人员似乎也认同汉纳的模型更加先进，并称赞其团队仅仅使用化学而非基因改造的方式来将细胞诱导成胚胎样结构。</text:p>
      <text:p text:style-name="P4">
德国马克斯普朗克分子细胞生物学和遗传学研究所研究员杰西·维弗利特表示，“汉纳的模型与自然胚胎具有明显的相似性，这几乎是不可思议的。”</text:p>
      <text:p text:style-name="P4">
英国雷丁大学干细胞生物学专家大流士·维德拉告诉法新社记者，最好等待同行评审后再对这些研究进行比较。</text:p>
      <text:p text:style-name="P4">
但他补充称，“这两项研究的影响是巨大的。”</text:p>
      <text:p text:style-name="P4">
“我们应当尽量避免不健康的炒作，因为这项技术还处于早期阶段，但却已经需要新的指导方针了。”</text:p>
      <text:p text:style-name="P4">
<draw:frame draw:style-name="fr1" draw:name="Image139" text:anchor-type="as-char" svg:width="6.9236in" svg:height="3.894525in" draw:z-index="0">
<draw:image xlink:href="../Images/Aljazeera Chinese/2023-06-21T10-00-46/image-1-1687339267.jpg" xlink:type="simple" xlink:show="embed" xlink:actuate="onLoad" draw:mime-type="image/jpeg"/>
</draw:frame>
科学家们开发出一种可以从固态变形为液态的机器人 (半岛电视台)</text:p>
      <text:h text:style-name="P13" text:outline-level="4">
<text:span text:style-name="T4">
处于“黑箱期”？</text:span>
</text:h>
      <text:p text:style-name="P4">
上述两家实验室均表示，他们开发的胚胎模型达到14天，这也是许多国家实验室培育人类胚胎的法定期限。</text:p>
      <text:p text:style-name="P4">
在14天之后，胚胎将开始组织细胞形成包括大脑在内的不同器官，而这段时期又被称为“黑箱期”（black box），因为人们对该阶段的胚胎发育知之甚少。</text:p>
      <text:p text:style-name="P4">
该领域的研究法规因国家或地区而异，但是大多数都适用于受精胚胎，而新的类胚胎模型则可以钻空子。</text:p>
      <text:p text:style-name="P4">
剑桥大学在上周五表示，它已经启动了一个项目，在英国基于人类胚胎模型而开发第一个干细胞管理框架。</text:p>
      <text:p text:style-name="P4">
相关科学家们强调，他们无意将其胚胎模型植入人类子宫——而即使是这样做，也不会产生婴儿。</text:p>
      <text:p text:style-name="P4">
维德拉表示，作为早期研究的一部分，植入雌性猕猴的胚胎模型的确诱发了一些怀孕迹象，但却没有存活下来。</text:p>
      <text:p text:style-name="P4">
英国弗朗西斯·克里克研究所的詹姆斯·布里斯科呼吁研究人员“谨慎、小心、透明地行事”。</text:p>
      <text:p text:style-name="P4">
他还强调，“危险在于失误或者不合理的主张，会对公众和政策制定者产生寒蝉效应，而这将是该领域的重大挫折。”</text:p>
      <text:p text:style-name="P4">
Source: <text:a xlink:type="simple" xlink:href="https://chinese.aljazeera.net/technology/2023/6/21/%e5%ae%9e%e9%aa%8c%e5%ae%a4%e5%9f%b9%e8%82%b2%e7%9a%84%e5%90%88%e6%88%90%e4%ba%ba%e7%b1%bb%e8%83%9a%e8%83%8e%e5%bc%95%e5%8f%91%e7%9b%91%e7%ae%a1%e5%91%bc%e5%90%81" text:style-name="Internet_20_link" text:visited-style-name="Visited_20_Internet_20_Link">
https://chinese.aljazeera.net/technology/2023/6/21/%e5%ae%9e%e9%aa%8c%e5%ae%a4%e5%9f%b9%e8%82%b2%e7%9a%84%e5%90%88%e6%88%90%e4%ba%ba%e7%b1%bb%e8%83%9a%e8%83%8e%e5%bc%95%e5%8f%91%e7%9b%91%e7%ae%a1%e5%91%bc%e5%90%81</text:a>
</text:p>
      <!--NEWS-->
      <text:h text:style-name="P10" text:outline-level="1">
<text:span text:style-name="T4">
乌克兰大坝溃堤 俄军控区增至41人丧命</text:span>
</text:h>
      <text:p text:style-name="P4">
Publisher: 法新社</text:p>
      <text:p text:style-name="P4">
Published Time: 2023-06-21T10:02:09+00:00</text:p>
      <text:p text:style-name="P4">
Modified Time: 2023-06-21T09:35:02+00:00</text:p>
      <text:p text:style-name="P4">
Description: （法新社莫斯科21日电） 乌克兰南部一座俄军控制的大坝6日遭破坏，莫斯科当局指派的俄罗斯占领区高阶官员阿列克谢延科（Andrei……</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3.617581in" draw:z-index="0">
<draw:image xlink:href="../Images/rficn/2023-06-21T10-02-09-00-00/000000.png" xlink:type="simple" xlink:show="embed" xlink:actuate="onLoad" draw:mime-type="image/png"/>
</draw:frame>
</text:p>
      <text:p text:style-name="P4">
根据基辅当局最新数据，乌克兰控制的地区至少有16人丧命、31人失踪。</text:p>
      <text:p text:style-name="P4">
乌克兰俄控区的卡科夫卡水坝（Kakhovka Dam）6日溃堤，淹没赫松（Kherson）州大片土地，迫使数以千计 的人逃离，并引发人们对于环境灾难的恐惧。</text:p>
      <text:p text:style-name="P4">
基辅当局指控俄军炸毁第聂伯河（Dnipro River）上的卡科夫卡水坝，而俄罗斯则指控是乌克兰所为。</text:p>
      <text:p text:style-name="P4">
Source: <text:a xlink:type="simple" xlink:href="https://www.rfi.fr/cn/%E5%9B%BD%E9%99%85%E6%8A%A5%E9%81%93/20230621-%E4%B9%8C%E5%85%8B%E5%85%B0%E5%A4%A7%E5%9D%9D%E6%BA%83%E5%A0%A4-%E4%BF%84%E5%86%9B%E6%8E%A7%E5%8C%BA%E5%A2%9E%E8%87%B341%E4%BA%BA%E4%B8%A7%E5%91%BD" text:style-name="Internet_20_link" text:visited-style-name="Visited_20_Internet_20_Link">
https://www.rfi.fr/cn/%E5%9B%BD%E9%99%85%E6%8A%A5%E9%81%93/20230621-%E4%B9%8C%E5%85%8B%E5%85%B0%E5%A4%A7%E5%9D%9D%E6%BA%83%E5%A0%A4-%E4%BF%84%E5%86%9B%E6%8E%A7%E5%8C%BA%E5%A2%9E%E8%87%B341%E4%BA%BA%E4%B8%A7%E5%91%BD</text:a>
</text:p>
      <!--NEWS-->
      <text:h text:style-name="P10" text:outline-level="1">
<text:span text:style-name="T4">
一场不太明显的牛市：换个角度看新兴市场货币 (Free Version)</text:span>
</text:h>
      <text:p text:style-name="P4">
Authors: ['卡马克夏•特里维迪']</text:p>
      <text:p text:style-name="P4">
Publisher: 英国《金融时报》</text:p>
      <text:p text:style-name="P4">
Time: 2023-06-21T10:05:07+00:00</text:p>
      <text:p text:style-name="P4">
Published Time: 2023-06-20T12:00:99+08:00</text:p>
      <text:p text:style-name="P4">
Modified Time: 2023-06-21T06:03:99+08:00</text:p>
      <text:p text:style-name="P4">
Description: 特里维迪：美元走强遮盖了新兴市场货币相对于其他发达市场货币的强势，而且即使新兴市场开始降息，这轮强势也有望延续。</text:p>
      <text:p text:style-name="P4">
Images: []</text:p>
      <text:p text:style-name="P4">
Themes: ['FT商学院', '关注']</text:p>
      <text:p text:style-name="P4">
Keywords: ['新兴市场', '汇率', '金融市场', '美元', '高端专享', 'FT商学院']</text:p>
      <text:p text:style-name="P4">
Type: Article</text:p>
      <!--METADATA-->
      <text:p text:style-name="P4">
<text:span text:style-name="T5">
本文作者是高盛(Goldman Sachs)全球外汇、利率和新兴市场策略研究主管</text:span>
</text:p>
      <text:p text:style-name="P4">
各主要央行当前的加息周期是有史以来最激烈的加息周期之一，在这样的背景下，新兴市场货币却在上演一轮牛市，这可能让人觉得不合常理。但这就是我们看到的情形，而且这轮牛市可能还会延续。</text:p>
      <text:p text:style-name="P4">
Source: <text:a xlink:type="simple" xlink:href="http://www.ftchinese.com/story/001100047" text:style-name="Internet_20_link" text:visited-style-name="Visited_20_Internet_20_Link">
http://www.ftchinese.com/story/001100047</text:a>
</text:p>
      <!--NEWS-->
      <text:h text:style-name="P10" text:outline-level="1">
<text:span text:style-name="T4">
布林肯访华揭示美中分歧：高层外交解冻，核心问题犹存</text:span>
</text:h>
      <text:p text:style-name="P4">
Creator: DAVID PIERSON,黄安伟</text:p>
      <text:p text:style-name="P4">
Publisher: https://www.facebook.com/nytimeschinese</text:p>
      <text:p text:style-name="P4">
Published Time: 2023-06-21T10:13:09+08:00</text:p>
      <text:p text:style-name="P4">
Description: 中国网友将布林肯的来访视为讨好求和，中国官媒也呼应了这种胜利叙事。美国则表示，对话不是让步。两国恢复了高层外交接触，但在核心议题上没有取得进展。 Pool photo by Leah Millis 中国国家主席习近平周一在北京人民大会堂等待与美国国务卿布林肯见面。</text:p>
      <text:p text:style-name="P4">
Images: ["<text:a xlink:type="simple" xlink:href="https://static01.nyt.com/images/2023/06/20/multimedia/20china-blinken-qgfl/20china-blinken-qgfl-master1050.jpg" text:style-name="Internet_20_link" text:visited-style-name="Visited_20_Internet_20_Link">
20china-blink...</text:a>
"]</text:p>
      <text:p text:style-name="P4">
Category: 美国</text:p>
      <text:p text:style-name="P4">
Type: Article</text:p>
      <!--METADATA-->
      <text:p text:style-name="P4">
<draw:frame draw:style-name="fr1" draw:name="Image141" text:anchor-type="as-char" svg:width="6.9236in" svg:height="4.615733in" draw:z-index="0">
<draw:image xlink:href="../Images/cnnytimes/2023-06-21T10-13-09-08-00/20china-blinken-qgfl-master1050.jpg" xlink:type="simple" xlink:show="embed" xlink:actuate="onLoad" draw:mime-type="image/jpeg"/>
</draw:frame>
</text:p>
      <text:p text:style-name="P4">
北京机场停机坪上没铺红地毯的简单欢迎。与板着脸的中国最高级别外交政策官员握手。落座的位置需要仰视位居长桌上首的中国领导人习近平。</text:p>
      <text:p text:style-name="P4">
对国际受众来说，在美国国务卿布林肯访问北京的 <text:a xlink:type="simple" xlink:href="https://cn.nytimes.com/china/20230619/blinken-china-xi-diplomacy/" text:style-name="Internet_20_link" text:visited-style-name="Visited_20_Internet_20_Link">
 两天 </text:a>
里，这些场景不太让人惊讶。各国外交部长很少（甚至可能从来不会）在机场受到大张旗鼓的欢迎。与国家元首见面这件事本身已是一个十分重要和显示尊重的标志。</text:p>
      <text:p text:style-name="P4">
但对中国有民族主义倾向的受众、尤其是社交媒体上的人来说，这些场景讲述了一个不同的故事。对他们来说，布林肯是在恳求了好几个月后才收到访华邀请的。在访问期间，他被教育要尊重中国的利益，扮演了向习近平恳求的角色。中国的社交媒体用户们幸灾乐祸地指出，布林肯是在父亲节那天抵达的，按照互联网上的说法就是，习近平是美国的爸爸。</text:p>
      <text:p text:style-name="P4">
</text:p>
      <text:p text:style-name="P4">
布林肯（左）周日抵达北京。在中国有民族主义倾向的观众眼里，这名美国高级外交官是在恳求了好几个月后才收到访华邀请的。  Leah Millis/Reuters</text:p>
      <text:p text:style-name="P4">
围绕布林肯访华发表的民族主义评论强调了习近平周一会见美国最高外交官时表述的观点：“大国竞争不符合时代潮流。”意思是：美国集结安全伙伴围堵中国，切断中国获得先进技术的途径，不是良性竞争，而是鼓励冲突。</text:p>
      <text:p text:style-name="P4">
习近平拒绝接受最近两位美国总统对美中关系的表述，让人们怀疑这两个世界超级大国能否在未来几年达成战略和解。</text:p>
      <text:p text:style-name="P4">
广告</text:p>
      <text:p text:style-name="P4">
“他们显然根本不认同这个框架，”美国的德国马歇尔基金会印太项目主任葛来仪(Bonnie Glaser)说。</text:p>
      <text:p text:style-name="P4">
“这就引发了一个问题：那还有什么稳定关系的可能？”</text:p>
      <text:p text:style-name="P4">
目前还不清楚中国政府在多大程度上推动了网络上的胜利叙事。不过，中国的审查机构在影响公众舆论方面有广泛的控制权。在报道这次访问时，就连更为古板、以发布政府会谈纪要为主的官方新闻媒体也强调了中国政府的观点，那就是，布林肯此行是为了让中国放心，是来听取中方关切问题的。</text:p>
      <text:p text:style-name="P4">
分析人士说，将中国描绘为一个强大且负责任的大国，并且愿意与好战的美国缓和紧张关系，这可能有助于掩盖北京想与华盛顿重新接触的理由，而这些理由在那些政治上不太能为大众所接受，其中最主要的是需要稳定中国经济。在实施了三年严苛的“清零”政策后，中国一直<text:a xlink:type="simple" xlink:href="https://www.nytimes.com/2023/06/19/business/economy/china-economy-stimulus.html" text:style-name="Internet_20_link" text:visited-style-name="Visited_20_Internet_20_Link">
 在努力维持经济复苏 </text:a>
 。</text:p>
      <text:p text:style-name="P4">
“习近平坐在开董事会用的那种长桌上首，对一个级别比他低的美国国务卿的说教，这个场景很好地向国内观众展示，中国是个全球大国，它不仅要求其他大国的尊重，并且也得到了，”新加坡国立大学李光耀公共政策学院的高级访问学者唐安竹(DrewThompson)说。</text:p>
      <text:p text:style-name="P4">
他指出，布林肯之前的两任国务卿——迈克·庞皮欧和雷克斯·蒂勒森——与习近平见面时都是坐在习近平旁边的扶手椅上。（习近平曾在2018年6月在北京与庞皮欧并排而坐，但庞皮欧<text:a xlink:type="simple" xlink:href="https://cn.nytimes.com/asia-pacific/20181009/pompeo-china-tariffs-taiwan/" text:style-name="Internet_20_link" text:visited-style-name="Visited_20_Internet_20_Link">
 当年10月再次访华 </text:a>
 时没有见他。）其他人指出，上周， <text:a xlink:type="simple" xlink:href="https://cn.nytimes.com/china/20230619/bill-gates-xi-jinping/" text:style-name="Internet_20_link" text:visited-style-name="Visited_20_Internet_20_Link">
 比尔·盖茨被安排坐在</text:a>
习近平旁边的豪华木椅上，习近平面带笑容。</text:p>
      <text:p text:style-name="P4">
</text:p>
      <text:p text:style-name="P4">
布林肯和习近平，摄于周一。“中国人非常庄重地接待了国务卿，”美国驻华大使说。“习近平主席在会晤中非常有礼貌。”  Pool photo by LeahMillis</text:p>
      <text:p text:style-name="P4">
美国官员说，布林肯访华是有必要的，因为在作为竞争对手的两个世界超级大国（也是两个最大的经济体和两支最大的军队）之间保持定期的高层外交接触，对避免公开冲突至关重要。不仅美中两国的政府寻求关系的稳定，他们的盟友和其他国家也希望两国这样做。外交接触让双方能够在闭门和公开的会谈中明确表达自己的观点。</text:p>
      <text:p text:style-name="P4">
“如果想捍卫美国在人权问题上的价值观，如果想让被拘留在这里的美国人获释，或在应对芬太尼危机上争取中国帮助的话，站在场外是不行的，”美国驻华大使伯恩斯周二接受采访时说。“需要与他们对话、向他们施压，像国务卿布林肯访华时做的那样。对话不是让步。”</text:p>
      <text:p text:style-name="P4">
广告</text:p>
      <text:p text:style-name="P4">
“中国人非常庄重地接待了国务卿，”伯恩斯补充说，他参加了布林肯的所有会谈。“习近平主席在会晤中非常有礼貌。”</text:p>
      <text:p text:style-name="P4">
中国官员很想将注意力转向商业，以此作为中美关系的支柱，他们曾推动财政部长珍妮特·耶伦和商务部长吉娜·雷蒙多先行来访，但美国官员坚持要求让布林肯必须先于她们。人们现在预计，上述两名美国内阁官员将于今年夏天访华，气候变化事务特使约翰·克里也将访华。</text:p>
      <text:p text:style-name="P4">
分析人士说，中国希望与美国官员会谈有助于提振商业信心，中国经济增长的许多传统杠杆（比如房地产业）目前面临严峻挑战。</text:p>
      <text:p text:style-name="P4">
</text:p>
      <text:p text:style-name="P4">
周一，习近平坐在长桌上首，让布林肯仰视自己。以前的美国国务卿与习近平见面时都是坐在他旁边。  Wang Ye/Xinhua, via AssociatedPress</text:p>
      <text:p text:style-name="P4">
此外，中国想向拜登政府强调，它反对 <text:a xlink:type="simple" xlink:href="https://cn.nytimes.com/usa/20221014/biden-china-technology-semiconductors/" text:style-name="Internet_20_link" text:visited-style-name="Visited_20_Internet_20_Link">
 遏制中国获得 </text:a>
 先进半导体芯片等重要技术的贸易限制。</text:p>
      <text:p text:style-name="P4">
“习近平接待美国人的主要动机是因为中国经济状况非常糟糕，”华盛顿研究机构詹姆斯敦基金会高级研究员、中国政治分析师林和立说。“出口明显下降，越来越多的美国和西方公司正在将生产基地从中国转移出去。”</text:p>
      <text:p text:style-name="P4">
中国接待布林肯也是试图为习近平今年11月去美国出席亚太经合组织峰会奠定基础，这可能带来习近平与美国总统拜登的面对面会谈，这种访问将有助于提升习近平的全球政治家形象。</text:p>
      <text:p text:style-name="P4">
北京也可能受另一种紧迫感的驱使。中国政府想向拜登政府施压，要求其做出更多保证，不在台湾煽动独立情绪，尤其是在美国和台湾明年都将举行总统大选之前。两地的政界人士都已在总统竞选年加大批评中共的力度，因为他们认为这对赢得选票有帮助。</text:p>
      <text:p text:style-name="P4">
</text:p>
      <text:p text:style-name="P4">
今年4月，美国众议院议长凯文·麦卡锡与台湾总统蔡英文会面。中国对美国越来越多地支持这个自治岛屿感到不满。  Lam Yik Fei for The NewYork Times</text:p>
      <text:p text:style-name="P4">
对于拜登政府给予民主自治的岛屿台湾越来越多的支持，中国感到愤怒，包括美国与台湾签署新的贸易协定，对台湾进行更多的武器销售，以及双方官员之间的交流。布林肯访华让中国有机会表明，它已警告美国不要在中国领导人称之为“中国核心利益的核心”问题上激怒北京。</text:p>
      <text:p text:style-name="P4">
虽然布林肯访华可能有助于结束高层双边外交的冻结，但此行也凸显了一个事实，即中国对台湾的态度、以及美中之间不断扩展的军事和经济竞争，仍然威胁着两国之间的重要对话。</text:p>
      <text:p text:style-name="P4">
广告</text:p>
      <text:p text:style-name="P4">
去年8月，时任美国众议院议长南希·佩洛西访问台湾后，北京冻结了与华盛顿在军事问题、气候变化和毒品问题上的官方互动。中国只同意恢复有关气候变化的讨论。在北京参加会谈的美国官员希望中国重启两国军队之间的直接沟通渠道，包括让美国国防部长、参谋长联席会议主席，以及印太司令部负责人与他们中国对等官员直接沟通。</text:p>
      <text:p text:style-name="P4">
与布林肯会谈的中国官员拒绝了这一要求。</text:p>
      <text:p text:style-name="P4">
</text:p>
      <text:p text:style-name="P4">
布林肯周一晚乘飞机离开北京，前往伦敦。  Leah Millis/Reuters</text:p>
      <text:p text:style-name="P4">
Source: <text:a xlink:type="simple" xlink:href="https://cn.nytimes.com/usa/20230621/china-blinken-xi-economy/" text:style-name="Internet_20_link" text:visited-style-name="Visited_20_Internet_20_Link">
https://cn.nytimes.com/usa/20230621/china-blinken-xi-economy/</text:a>
</text:p>
      <!--NEWS-->
      <text:h text:style-name="P10" text:outline-level="1">
<text:span text:style-name="T4">
传统金融公司进军加密货币市场，比特币价格跳升 (Free Version)</text:span>
</text:h>
      <text:p text:style-name="P4">
Author: Patricia Kowsmann</text:p>
      <text:p text:style-name="P4">
Publisher: 华尔街日报中文网</text:p>
      <text:p text:style-name="P4">
Published Time: 2023-06-21T10:15:00.000Z</text:p>
      <text:p text:style-name="P4">
Modified Time: 2023-06-21T10:15:00.000Z</text:p>
      <text:p text:style-name="P4">
Created Time: 2023-06-21T09:07:00.000Z</text:p>
      <text:p text:style-name="P4">
Description: 比特币价格继续走高，分析人士指出，贝莱德等传统金融公司最近进军该加密货币市场的举措是对该行业的押注。</text:p>
      <text:p text:style-name="P4">
Images: []</text:p>
      <text:p text:style-name="P4">
Categories: ['金融市场']</text:p>
      <text:p text:style-name="P4">
Keywords: SYND</text:p>
      <text:p text:style-name="P4">
Type: Article</text:p>
      <!--METADATA-->
      <text:p text:style-name="P4">
比特币价格继续走高，分析人士指出，传统金融公司最近进军该加密货币市场的举措是对该行业的押注。</text:p>
      <text:p text:style-name="P4">
Source: <text:a xlink:type="simple" xlink:href="https://cn.wsj.com/articles/%E4%BC%A0%E7%BB%9F%E9%87%91%E8%9E%8D%E5%85%AC%E5%8F%B8%E8%BF%9B%E5%86%9B%E5%8A%A0%E5%AF%86%E8%B4%A7%E5%B8%81%E5%B8%82%E5%9C%BA-%E6%AF%94%E7%89%B9%E5%B8%81%E4%BB%B7%E6%A0%BC%E8%B7%B3%E5%8D%87-817dd79c" text:style-name="Internet_20_link" text:visited-style-name="Visited_20_Internet_20_Link">
https://cn.wsj.com/articles/%E4%BC%A0%E7%BB%9F%E9%87%91%E8%9E%8D%E5%85%AC%E5%8F%B8%E8%BF%9B%E5%86%9B%E5%8A%A0%E5%AF%86%E8%B4%A7%E5%B8%81%E5%B8%82%E5%9C%BA-%E6%AF%94%E7%89%B9%E5%B8%81%E4%BB%B7%E6%A0%BC%E8%B7%B3%E5%8D%87-817dd79c</text:a>
</text:p>
      <!--NEWS-->
      <text:h text:style-name="P10" text:outline-level="1">
<text:span text:style-name="T4">
特朗普机密文件案庭审日定在8月14日</text:span>
</text:h>
      <text:p text:style-name="P4">
Author: 联合早报 (Person)</text:p>
      <text:p text:style-name="P4">
Publisher: 联合早报 (Organization)</text:p>
      <text:p text:style-name="P4">
Published Time: 2023-06-21T10:15</text:p>
      <text:p text:style-name="P4">
Modified Time: 2023-06-21T10:15</text:p>
      <text:p text:style-name="P4">
Description: 美国前总统特朗普涉嫌不当处理机密文件案的主审法官把庭审日定在8月14日。彭博社报道，特朗普被控2021年1月离开白宫后非法保留敏感国家安全信息，并妨碍政府确认和收回这些资料，面对3...</text:p>
      <text:p text:style-name="P4">
Videos: []</text:p>
      <text:p text:style-name="P4">
Audios: []</text:p>
      <text:p text:style-name="P4">
Images: []</text:p>
      <text:p text:style-name="P4">
Type: NewsArticle</text:p>
      <text:p text:style-name="P4">
Breadcrumbs: ['即时', '国际']</text:p>
      <text:p text:style-name="P4">
Keywords: ['美国', '特朗普', '白宫']</text:p>
      <!--METADATA-->
      <text:p text:style-name="P4">
美国前总统特朗普涉嫌不当处理机密文件案的主审法官把庭审日定在8月14日。</text:p>
      <text:p text:style-name="P4">
彭博社报道，特朗普被控2021年1月离开白宫后非法保留敏感国家安全信息，并妨碍政府确认和收回这些资料， <text:a xlink:type="simple" xlink:href="https://www.zaobao.com/news/world/story20230610-1403126" text:style-name="Internet_20_link" text:visited-style-name="Visited_20_Internet_20_Link">
 面对37项联邦刑事罪名</text:a>
。上周，特朗普到迈阿密联邦法庭出席首次聆讯， <text:a xlink:type="simple" xlink:href="https://www.zaobao.com/news/world/story20230614-1404409" text:style-name="Internet_20_link" text:visited-style-name="Visited_20_Internet_20_Link">
 对所有指控拒不认罪</text:a>
 。</text:p>
      <text:p text:style-name="P4">
佛罗里达州联邦地区法院法官坎农（AileenCannon）星期二（6月20日）下令快速启动审理这起案件。负责调查特朗普两起重大刑事案件的特别检察官史密斯要求加快审理机密文件案。</text:p>
      <text:p text:style-name="P4">
不过，8月14日这一庭审日并非不能更改。特朗普的律师可以须要更多时间准备庭审或其他理由，提出延期动议。</text:p>
      <text:p text:style-name="P4">
正在谋划重返白宫的特朗普，是首位面临联邦刑事指控的美国前总统。</text:p>
      <text:p text:style-name="P4">
美国司法部长加兰去年11月委任战争罪专家史密斯，接手特朗普涉及的两起重大刑事案件，包括特朗普在2021年1月6日 <text:a xlink:type="simple" xlink:href="https://www.zaobao.com/realtime/world/story20221220-1345261" text:style-name="Internet_20_link" text:visited-style-name="Visited_20_Internet_20_Link">
 国会大厦骚乱事件</text:a>
中扮演的角色，以及他在卸任后对政府机密文件的处理。</text:p>
      <text:p text:style-name="P4">
Source: <text:a xlink:type="simple" xlink:href="https://www.zaobao.com.sg/realtime/world/story20230621-1406346" text:style-name="Internet_20_link" text:visited-style-name="Visited_20_Internet_20_Link">
https://www.zaobao.com.sg/realtime/world/story20230621-1406346</text:a>
</text:p>
      <!--NEWS-->
      <text:h text:style-name="P10" text:outline-level="1">
<text:span text:style-name="T4">
公安部开展三年"严打"   收缴枪支危爆物</text:span>
</text:h>
      <text:p text:style-name="P4">
Author: None</text:p>
      <text:p text:style-name="P4">
Publisher: Radio Free Asia (Organization)</text:p>
      <text:p text:style-name="P4">
Published Time: 2023-06-21T10:21:00-04:00</text:p>
      <text:p text:style-name="P4">
Modified Time: 2023-06-21T12:59:29-04:00</text:p>
      <text:p text:style-name="P4">
Description: None</text:p>
      <text:p text:style-name="P4">
Videos: []</text:p>
      <text:p text:style-name="P4">
Audios: ["<text:a xlink:type="simple" xlink:href="https://www.rfa.org/mandarin/yataibaodao/renquanfazhi/gt2-0621202310004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5.1927in" draw:z-index="0">
<draw:image xlink:href="../Images/rfamandarin/2023-06-21T10-21-00-04-00/000000.png" xlink:type="simple" xlink:show="embed" xlink:actuate="onLoad" draw:mime-type="image/png"/>
</draw:frame>
 四川警方举办的一次专项销毁收缴枪支活动 受访者提供<text:a xlink:type="simple" xlink:href="https://www.rfa.org/mandarin/yataibaodao/renquanfazhi/gt2-06212023100044.html/@@stream" text:style-name="Internet_20_link" text:visited-style-name="Visited_20_Internet_20_Link">
Audio-1-Link：https://www.rfa.org/mandarin/yataibaodao/renquanfazhi/gt2-06212023100044.html/@@stream</text:a>
</text:p>
      <text:p text:style-name="P4">
中国公安部决定本月起在全国范围展开的"打击整治枪爆违法犯罪专项行动"由原来的三个月延长为三年，这是数十年来首次，其目的是铲除枪爆违法犯罪及其滋生土壤，确保公共安全和社会稳定。</text:p>
      <text:p text:style-name="P4">
<text:a xlink:type="simple" xlink:href="https://www.rfa.org/mandarin/yataibaodao/zhengzhi/ql1-06292022053302.html" text:style-name="Internet_20_link" text:visited-style-name="Visited_20_Internet_20_Link">
 <text:span text:style-name="T4">
中国各地武警武装上街入社区 严打"渗透颠覆"</text:span>
 </text:a>
  * <text:span text:style-name="T4">
<text:a xlink:type="simple" xlink:href="https://www.rfa.org/mandarin/yataibaodao/kejiaowen/gt1-06062023025020.html" text:style-name="Internet_20_link" text:visited-style-name="Visited_20_Internet_20_Link">
 继城管农管之后 黑龙江"文管"队伍高调亮相 </text:a>
 </text:span>
</text:p>
      <text:p text:style-name="P4">
继公安部公布三年《行动计划》后，近期又展开为期三年的“严打行动”。据央视网引述公安部刑侦局消息，全国打击整治枪爆违法犯罪专项行动视频部署会6月8日召开，部署从今年开始到2025年底在全国范围开展新一轮为期三年的打击整治枪爆违法犯罪专项行动。</text:p>
      <text:p text:style-name="P4">
会议称，要坚决铲除枪爆违法犯罪及其滋生土壤，坚决消除影响公共安全和社会稳定的重大隐患。</text:p>
      <text:p text:style-name="P4">
江苏宜兴时事评论人士张建本平周三（21日）接受本台采访时说，此次严打涉及枪支和爆炸危险物品，与政权稳定有关：“这涉及到政权的问题，不是一个民生安全问题，中国的体制下，只有执政党才能拥有枪支，拥有暴力权力。”</text:p>
      <text:p text:style-name="P4">
 中国警方收缴的部分枪支（视频截图/CCTV）  <text:a xlink:type="simple" xlink:href="https://www.rfa.org/mandarin/yataibaodao/renquanfazhi/gt2-06212023100044.html/gt0621a.jpg" text:style-name="Internet_20_link" text:visited-style-name="Visited_20_Internet_20_Link">
</text:a>
</text:p>
      <text:p text:style-name="P4">
<text:span text:style-name="T4">
过往"严打"三个月 如今三年</text:span>
</text:p>
      <text:p text:style-name="P4">
公安部刑侦局会议要求，对涉及枪爆危险物品违法犯罪活动保持“零容忍”，严打高压，突出精准打击，坚决打掉犯罪分子嚣张气焰，坚决铲除涉枪涉爆隐患以及清理网上违法信息，摧毁网络制贩链条，彻底收缴流散社会的非法枪爆危险物品”等。</text:p>
      <text:p text:style-name="P4">
一般情况下，公安部的“严打”行动维持三个月，此次三年。天津访民朱女士接受本台采访时说，公安部一展开“严打”，百姓就遭殃：“这就像1982年的严打，老百姓遭殃。82年，一小孩才18岁，就是打架斗殴，保卫科说一句话就崩了（枪决）。三年严打到底对准谁？十天前，唐山的查爱民到国家信访局门口，还没登记就被刑事拘留。2012、13年北京严打凑数，把我们11个访民都抓进去了。”</text:p>
      <text:p text:style-name="P4">
公安部会议责令各地公安局要“强化部门沟通协作，完善明查暗访、通报约谈、重点督办工作制度，对问题突出、管理混乱的地区实行挂牌整治和督查评估，确保打击整治各项措施落到实处、取得实效。要加强宣传引导，积极争取人民群众的理解支持，打好打击整治枪爆违法犯罪人民战争。”</text:p>
      <text:p text:style-name="P4">
<text:span text:style-name="T4">
数年前"严打" 众多家庭被查爆炸物</text:span>
</text:p>
      <text:p text:style-name="P4">
山东烟台居民齐先生认为，有迹象显示当局的严打行动正向常态化发展。他对本台说：“关于严打枪支弹药行动在几年前搞过一次，那时候轰轰烈烈，几乎家家户户都要搜查，这么多年，民间又出现枪支弹药的声音，才出了新一轮针对枪支弹药的严打，以前最多严打一年。”</text:p>
      <text:p text:style-name="P4">
今年三月，中国公安部印发《加强新时代公安派出所工作三年行动计划（2023-2025年）》，该计划要求市县公安机关、派出所警力向社区前置，落实派出所和社区民警警力配置“两个40%以上”要求，鼓励在市辖区公安分局推行“两个50%以上”。并建立健全社区警务及值班备勤制度。推进“一村（格）一警”2025年底前实现全覆盖。</text:p>
      <text:p text:style-name="P4">
记者：古亭 责编：许书婷、陈美华、嘉远 网编：洪伟</text:p>
      <text:p text:style-name="P4">
Source: <text:a xlink:type="simple" xlink:href="https://www.rfa.org/mandarin/yataibaodao/renquanfazhi/gt2-06212023100044.html" text:style-name="Internet_20_link" text:visited-style-name="Visited_20_Internet_20_Link">
https://www.rfa.org/mandarin/yataibaodao/renquanfazhi/gt2-06212023100044.html</text:a>
</text:p>
      <!--NEWS-->
      <text:h text:style-name="P10" text:outline-level="1">
<text:span text:style-name="T4">
贵州“村超”：多方点赞的乡村足球联赛引发了哪些讨论</text:span>
</text:h>
      <text:p text:style-name="P4">
Author: https://www.facebook.com/bbcworldservice/</text:p>
      <text:p text:style-name="P4">
Publisher: BBC News 中文</text:p>
      <text:p text:style-name="P4">
Published Time: 2023-06-21T10:22:43.000Z</text:p>
      <text:p text:style-name="P4">
Modified Time: 2023-06-21T10:22:43.000Z</text:p>
      <text:p text:style-name="P4">
Description: 在中超联赛回归常态、世界杯冠军阿根廷访华在北京引发球迷热潮的6月，中国西南省份一项民间乡村业余足球赛事，意外地成为一个瞩目的焦点。</text:p>
      <text:p text:style-name="P4">
Images: []</text:p>
      <text:p text:style-name="P4">
Videos: ["<text:a xlink:type="simple" xlink:href="https://www.bbc.com/ws/av-embeds/cps/zhongwen/simp/chinese-news-65973562/p0fv2hlx/zh-hans" text:style-name="Internet_20_link" text:visited-style-name="Visited_20_Internet_20_Link">
zh-hans</text:a>
"]</text:p>
      <text:p text:style-name="P4">
Tags: ['中國', '足球']</text:p>
      <text:p text:style-name="P4">
Type: Article</text:p>
      <!--METADATA-->
      <text:h text:style-name="P12" text:outline-level="3">
<text:span text:style-name="T4">
贵州“村超”：多方点赞的乡村足球联赛引发了哪些讨论</text:span>
</text:h>
      <text:p text:style-name="P4">
2023年6月21日上午10点22分  <text:a xlink:type="simple" xlink:href="https://www.bbc.com/ws/av-embeds/cps/zhongwen/simp/chinese-news-65973562/p0fv2hlx/zh-hans" text:style-name="Internet_20_link" text:visited-style-name="Visited_20_Internet_20_Link">
 Video-1-Link：/ws/av-embeds/cps/zhongwen/simp/chinese-news-65973562/p0fv2hlx/zh-hans </text:a>
 <text:span text:style-name="T4">
你的器材不支持播放多媒体材料</text:span>
视频加注文字，</text:p>
      <text:p text:style-name="P4">
走红网络的中国贵州“村超”足球赛</text:p>
      <text:p text:style-name="P4">
<text:span text:style-name="T4">
在后新冠疫情时期中超联赛回归常态、新科世界杯冠军阿根廷访华在北京引发球迷热潮的6月，中国西南省份一项民间乡村业余足球赛事，意外地成为一个瞩目的焦点。</text:span>
</text:p>
      <text:p text:style-name="P4">
据中国媒体报道，被当地人称作“村超”的贵州省榕江县“和美乡村足球联赛”，忽然以一种不可思议的势头，迅速引发线上和线下的大量关注。</text:p>
      <text:p text:style-name="P4">
这项以乡村为单位的赛事被指由当地村民组织，有20支乡村球队参加，15至40多岁年龄不等的参赛球员来自不同背景——小贩、司机、学生、木工和前屠夫等，而且来自不同的民族。</text:p>
      <text:p text:style-name="P4">
官方媒体报道指，为期三个月的赛事，每一场比赛都能吸引数以万计的观众到场观战——被当地称作“超级星期六足球之夜”的当天，高峰观众人数被指达到5万人。</text:p>
      <text:p text:style-name="P4">
</text:p>
      <text:p text:style-name="P4">
图像来源，  CNS</text:p>
      <text:p text:style-name="P4">
图像加注文字，</text:p>
      <text:p text:style-name="P4">
“村超”比赛的现场</text:p>
      <text:p text:style-name="P4">
社交媒体上广为流传的一些赛事视频剪辑显示，数以千计观众围绕着只有一面小型临时看台的球场四周载歌载舞，为家乡球队呐喊助威，身穿各种传统民族服装的代表会吹奏着民族乐器与球员一起进场，并跳起舞蹈——他们甚至有似乎是精心准备的“中场秀”，在烟花的映衬下，当地少数民族在球场中央表演大型歌舞。</text:p>
      <text:h text:style-name="P12" text:outline-level="3">
<text:span text:style-name="T4">
众多点赞者</text:span>
</text:h>
      <text:p text:style-name="P4">
这个被形容为非常“接地气”的业余赛事吸引了大量关注，包括已退役的英格兰著名球星迈克尔·欧文（MichaelOwen）、中国国家队前队长范志毅等都在社交媒体上发布视频为“村超”打气，退休中央电视台体育主持人韩乔生也亲身到场客串现场评述。</text:p>
      <text:p text:style-name="P4">
至6月21日，“贵州村超”的话题标签在新浪微博上累计阅读量超过2.2亿。在短视频平台抖音上，带有这一标签的视频总计超过31亿次播放。</text:p>
      <text:p text:style-name="P4">
社交媒体上过去几周不断流传关于这项赛事的短视频，当中显示不仅全国各地的主流媒体以及社交网红纷纷前往当地报道和观看，而且据《足球报》等中国大陆媒体指，中国足协和贵州足协、国家体育总局以及农业农村部等官方机构也派人前往现场调研。</text:p>
      <text:p text:style-name="P4">
中国外交部发言人华春莹、中国驻外使馆等也转发点赞了有关"村超"的视频报道内容。</text:p>
      <text:p text:style-name="P4">
有体育业内专家表示，“村超”的火爆似乎有一定程度的专业操作，但是至目前为止，大众对它的了解仍然不多。</text:p>
      <text:h text:style-name="P12" text:outline-level="3">
<text:span text:style-name="T4">
真正的"草根"足球？</text:span>
</text:h>
      <text:p text:style-name="P4">
</text:p>
      <text:p text:style-name="P4">
图像来源，  CNS</text:p>
      <text:p text:style-name="P4">
图像加注文字，</text:p>
      <text:p text:style-name="P4">
贵州村超赛场上，15至40多岁年龄不等的参赛球员来自不同背景——小贩、司机、学生、木工和前屠夫等。</text:p>
      <text:p text:style-name="P4">
</text:p>
      <text:p text:style-name="P4">
图像来源，  CNS</text:p>
      <text:p text:style-name="P4">
图像加注文字，</text:p>
      <text:p text:style-name="P4">
比赛现场，身穿各种传统民族服装的代表会吹奏着民族乐器与球员一起进场，并表演歌舞。</text:p>
      <text:p text:style-name="P4">
</text:p>
      <text:p text:style-name="P4">
图像来源，  CNS</text:p>
      <text:p text:style-name="P4">
“村超”在社交媒体和网络直播的宣传下成为热点，是一个民间自发现象还是一次成熟的运作，外界一时难以核实——在中国媒体的报道中，“村超”被形容为一场民间自发的赛事，而近期同样在贵州省成为热话的“全国和美乡村篮球大赛（村BA）”，则已经得到了包括中国体育总局等官方机构在内的支持。</text:p>
      <text:p text:style-name="P4">
“我其实深信背后是一定要操作的，”前ESPN评述员、现工作地在中国内地的资深球评家丁伟杰向BBC中文表示，“一件事忽然红起来，背后一定会一些支持。”</text:p>
      <text:p text:style-name="P4">
但他表示，相关的操作即使存在，也具有积极意义。</text:p>
      <text:p text:style-name="P4">
“如果我们的国家无论在软件和硬件上，都能够方便民间可以更多参与足球，其实已经是两码事。”</text:p>
      <text:p text:style-name="P4">
事实上，贵州“村超”成为网络热话，在当前的中国足球环境中，似乎有特殊的背景。</text:p>
      <text:p text:style-name="P4">
随着中超“金元足球”泡沫爆破，大量资本退出职业联赛，加上足协腐败丑闻以及男足国家队距离世界杯出线仍然遥远，“村超”的热烈场面，让中国网民找到另一个空间去积极地讨论中国足球。</text:p>
      <text:p text:style-name="P4">
在关于贵州“村超”铺天盖地的社交媒体传播中，包括各种关于当地草根足球文化和历史的小故事——包括足球在1940年代已由大学生引入当地，2002年一名村民带头用锄头挖出“村超”的第一块足球场，以及一名80多岁的当地老妇向赛事捐钱等等。</text:p>
      <text:p text:style-name="P4">
</text:p>
      <text:p text:style-name="P4">
图像来源，  CNS</text:p>
      <text:p text:style-name="P4">
图像加注文字，</text:p>
      <text:p text:style-name="P4">
“村超”被包装成一项民间自发比赛。</text:p>
      <text:p text:style-name="P4">
</text:p>
      <text:p text:style-name="P4">
图像来源，  CNS</text:p>
      <text:p text:style-name="P4">
图像加注文字，</text:p>
      <text:p text:style-name="P4">
贵州省榕江县的“村超”联赛成为网络热话。</text:p>
      <text:p text:style-name="P4">
中国国营媒体中新社引述一名中国体育记者表示，这一种民间比赛是由普通人的热情而不是经济利益驱动，因此具有“纯洁性”，自下而上的草根足球背景也与欧洲和拉丁美洲的足球文化更相近。</text:p>
      <text:p text:style-name="P4">
《环球时报》英文版的报道指，“村超”中呈现的氛围在中国“很少见”，而且对于中国各地的城市居民而言“非常珍贵”。</text:p>
      <text:p text:style-name="P4">
“草根的足球在我们全国都非常薄弱，”丁伟杰说，在中国常常听到关于内地草根足球文化发展方面的负面评价，但是草根足球作为基层足球，即使对职业体系没有直接帮助，也是一个必须重视的因素。</text:p>
      <text:p text:style-name="P4">
他表示，相比“村超”背后是否有官方操作，他更关心“村超”背后的运作模式到底如何，以及是否能复制到中国其他地方。</text:p>
      <text:p text:style-name="P4">
“‘村超’到底有些什么神秘的地方可以令它做得这么成功？我们一定要去分析研究它——我们不知道，我们离贵州很远，也没有什么人去实地报道这方面。”</text:p>
      <text:p text:style-name="P4">
</text:p>
      <text:p text:style-name="P4">
图像来源，  CNS</text:p>
      <text:p text:style-name="P4">
作为网络话题，“村超”也引出一些关于中国足球业余与职业之间的水平差距的民粹式争论——一些网民甚至调侃“村超”可以“吊打”中国国足。</text:p>
      <text:p text:style-name="P4">
关于这一类网络讨论，专家表示，就如同中超泡沫爆破之后，会发现十年间狂热参与讨论的“伪球迷”对于其背后真正反映的问题仍然一无所知。</text:p>
      <text:p text:style-name="P4">
“国家队、国家体制、职业足球以至青训、校园、草根之间的关系，除了少部分专业人士知道以外，我敢说是没有人知道的，”丁伟杰说。</text:p>
      <text:p text:style-name="P4">
他表示，担心“村超”也会一样，“大家的重点就只是放在‘过瘾’，但是没有去探讨。”</text:p>
      <text:p text:style-name="P4">
Source: <text:a xlink:type="simple" xlink:href="https://www.bbc.com/zhongwen/simp/chinese-news-65973562" text:style-name="Internet_20_link" text:visited-style-name="Visited_20_Internet_20_Link">
https://www.bbc.com/zhongwen/simp/chinese-news-65973562</text:a>
</text:p>
      <!--NEWS-->
      <text:h text:style-name="P10" text:outline-level="1">
<text:span text:style-name="T4">
马斯克莫迪相谈甚欢: 特斯拉将尽快在印度建厂</text:span>
</text:h>
      <text:p text:style-name="P4">
Author: None (Language: zh)</text:p>
      <text:p text:style-name="P4">
Publisher: None</text:p>
      <text:p text:style-name="P4">
Time: 2023-06-21T10:43:00Z</text:p>
      <text:p text:style-name="P4">
Description: 特斯拉首席执行官马斯克表示，印度总理莫迪希望特斯拉大举投资印度，相关计划将在近期内正式公布。一段时间以来，马斯克一直在为其下一家超级工厂寻找理想地点。</text:p>
      <text:p text:style-name="P4">
Videos: []</text:p>
      <text:p text:style-name="P4">
Images: []</text:p>
      <text:p text:style-name="P4">
Subject: 经济纵横</text:p>
      <text:p text:style-name="P4">
Subjects: ['岛屿主权争端', '专题报道：全景观看“习马会”', '印度', '华盛顿', '中国', '中共十九大', '德中关系', '电动汽车']</text:p>
      <text:p text:style-name="P4">
Keywords: ['印度', '中国', '莫迪', '华盛顿', '特斯拉', '科技', '经济', '电动汽车', '马斯克', 'Elon Musk']</text:p>
      <text:p text:style-name="P4">
ID: 65988335</text:p>
      <!--METADATA-->
      <text:p text:style-name="P4">
<text:a xlink:type="simple" xlink:href="https://www.dw.com/zh/overlay/image/article/65988335/65985360" text:style-name="Internet_20_link" text:visited-style-name="Visited_20_Internet_20_Link">
 </text:a>
</text:p>
      <text:p text:style-name="P4">
（德国之声中文网）目前正在美国进行国事访问的莫迪，周二同特斯拉首席执行官马斯克举行了会晤。马斯克向莫迪介绍了特斯拉在印度建立生产基地的计划。马斯克表示，印度在可持续能源领域具有无穷的潜力，包括太阳能、固态电池以及电动汽车。马斯克表示，他也希望将SpaceX的星链网络服务推介到印度去。</text:p>
      <text:p text:style-name="P4">
同印度总理莫迪的会晤结束后，马斯克对记者表示："莫迪非常关注印度的发展，因此也在积极推动特斯拉在印度的投资计划，而这也正是我们的意向。" <text:a xlink:type="simple" xlink:href="https://www.dw.com/zh/zh/特斯拉股价狂飙-马斯克成世界首富/a-56169992" text:style-name="Internet_20_link" text:visited-style-name="Visited_20_Internet_20_Link">
马斯克说："我相信特斯拉会很快进入印度，为此目的，我们会竭尽全力 </text:a>
 。"</text:p>
      <text:p text:style-name="P4">
</text:p>
      <text:p text:style-name="P4">
马斯克：印度是个不错的投资选择。</text:p>
      <text:p text:style-name="P4">
稍后，印度外交部一名发言人发布推文称，莫迪总理已经向马斯克发出访问印度的邀请，"以探索在印度投资电动车以及迅速扩大商用航天业的投资机会。"一位消息灵通人士对路透社表示，印度目前正在寻求同美国公司开展航天领域的合作。</text:p>
      <text:p text:style-name="P4">
特斯拉主管人员上个月曾访问印度，并同印度官员就建立电动车及电池生产基地的可能性举行了磋商。马斯克上个月也曾表示，印度是建立新厂的不错选择，他计划年底前确定厂址。</text:p>
      <text:p text:style-name="P4">
鉴于中美关系持续紧张，一些美国公司正在努力减少对中国作为生产基地的依赖。</text:p>
      <text:p text:style-name="P4">
</text:p>
      <text:p text:style-name="P4">
特斯拉在上海的巨型工厂。</text:p>
      <text:p text:style-name="P4">
印度总理莫迪目前正在美国访问。周三，莫迪在纽约联合国总部前的草坪上，出席"世界瑜伽日"活动后，启程前往华盛顿，开始其此次访美行程的政治会谈。</text:p>
      <text:p text:style-name="P4">
莫迪将在华盛顿同美国总统拜登和国务卿布林肯举行会谈，并将同具有一半印度血统的副总统哈里斯共进午餐。</text:p>
      <text:p text:style-name="P4">
莫迪此次美国之行， <text:a xlink:type="simple" xlink:href="https://www.dw.com/zh/zh/印度總理莫迪訪美-兩國關係有望更上層樓/a-65969345" text:style-name="Internet_20_link" text:visited-style-name="Visited_20_Internet_20_Link">
 被普遍视为美印强化双边关系的信号 </text:a>
。美国视印度为世界上最大的民主政体，也是遏制中国印太野心的重要盟友。印度则希望进一步推动同美国的军事及经贸关系。</text:p>
      <text:p text:style-name="P4">
<text:span text:style-name="T5">
（美联社，路透社）</text:span>
</text:p>
      <text:p text:style-name="P4">
Source: <text:a xlink:type="simple" xlink:href="https://www.dw.com/zh/马斯克莫迪相谈甚欢-特斯拉将尽快在印度建厂/a-65988335" text:style-name="Internet_20_link" text:visited-style-name="Visited_20_Internet_20_Link">
https://www.dw.com/zh/马斯克莫迪相谈甚欢-特斯拉将尽快在印度建厂/a-65988335?maca=chi-rss-chi-all-1127-rdf</text:a>
</text:p>
      <!--NEWS-->
      <text:h text:style-name="P10" text:outline-level="1">
<text:span text:style-name="T4">
拜登儿子就税务及拥枪罪名与检方达成认罪协商</text:span>
</text:h>
      <text:p text:style-name="P4">
Author: 联合早报 (Person)</text:p>
      <text:p text:style-name="P4">
Publisher: 联合早报 (Organization)</text:p>
      <text:p text:style-name="P4">
Published Time: 2023-06-21T10:47</text:p>
      <text:p text:style-name="P4">
Modified Time: 2023-06-21T10:47</text:p>
      <text:p text:style-name="P4">
Description: 美国总统拜登的儿子亨特就两项未缴联邦所得税罪名和拥枪指控，与联邦检察官达成认罪协议，结束了一项为期五年的调查，共和党持续指控亨特涉及重大罪行却被掩盖。法新社报道，特朗普任内委任的特...</text:p>
      <text:p text:style-name="P4">
Videos: []</text:p>
      <text:p text:style-name="P4">
Audios: []</text:p>
      <text:p text:style-name="P4">
Images: []</text:p>
      <text:p text:style-name="P4">
Type: NewsArticle</text:p>
      <text:p text:style-name="P4">
Breadcrumbs: ['即时', '国际']</text:p>
      <text:p text:style-name="P4">
Keywords: ['拜登', '亨特·拜登', '所得税', '枪械', '特朗普']</text:p>
      <!--METADATA-->
      <text:p text:style-name="P4">
美国总统拜登的儿子亨特就两项未缴联邦所得税罪名和拥枪指控，与联邦检察官达成认罪协议，结束了一项为期五年的调查，共和党持续指控亨特涉及重大罪行却被掩盖。</text:p>
      <text:p text:style-name="P4">
法新社报道，特朗普任内委任的特拉华州首席联邦检察官韦斯（David Weiss）星期二（6月20日）说，亨特已同意对两项蓄意未缴联邦所得税罪名认罪。</text:p>
      <text:p text:style-name="P4">
另外，亨特也承认非法拥有一把枪。亨特为吸毒者，在美国，吸毒者拥枪属违法。</text:p>
      <text:p text:style-name="P4">
根据控状，耶鲁大学法学院毕业的亨特，没有为他在2017年和2018年超过150万美元（约201万新元）的收入缴税。他在2017年和2018年拖欠的税款分别超过10万美元。</text:p>
      <text:p text:style-name="P4">
亨特与特拉华州检察官办公室达成的认罪协商，仍须获得联邦法官的批准。53岁的亨特预计不会面临任何监禁刑期。</text:p>
      <text:p text:style-name="P4">
根据《华盛顿邮报》报道，检察官将向法官寻求判处亨特缓刑。</text:p>
      <text:p text:style-name="P4">
拜登星期二在加利福尼亚州出席活动，被问及亨特与检方达成认罪协议的事，拜登说：“我为我儿子感到骄傲。”</text:p>
      <text:p text:style-name="P4">
亨特的律师克拉克说，亨特认为，为他在混乱和成瘾那段时间所犯下的错误承担责任是很重要的。</text:p>
      <text:p text:style-name="P4">
白宫星期二发表声明说，总统和第一夫人“深爱他们的儿子”，会为亨特重建他的生活给予支持。</text:p>
      <text:p text:style-name="P4">
官司缠身的特朗普对于亨特与检方达成认罪协议感到强烈不满。特朗普说，美国司法部“是腐败的”，“我们的系统完全坏掉了”。</text:p>
      <text:p text:style-name="P4">
Source: <text:a xlink:type="simple" xlink:href="https://www.zaobao.com.sg/realtime/world/story20230621-1406352" text:style-name="Internet_20_link" text:visited-style-name="Visited_20_Internet_20_Link">
https://www.zaobao.com.sg/realtime/world/story20230621-1406352</text:a>
</text:p>
      <!--NEWS-->
      <text:h text:style-name="P10" text:outline-level="1">
<text:span text:style-name="T4">
路透：台湾锁定中共干预明年大选的途径</text:span>
</text:h>
      <text:p text:style-name="P4">
Author: None (Language: zh)</text:p>
      <text:p text:style-name="P4">
Publisher: None</text:p>
      <text:p text:style-name="P4">
Time: 2023-06-21T10:57:00Z</text:p>
      <text:p text:style-name="P4">
Description: 台湾政府内部文件显示，民进党政府担心中国试图向对其有利的候选人提供支持，以影响明年的台湾大选。其中数字通讯和金融工具为输送献金提供了便利。</text:p>
      <text:p text:style-name="P4">
Videos: []</text:p>
      <text:p text:style-name="P4">
Images: []</text:p>
      <text:p text:style-name="P4">
Subject: 时政风云</text:p>
      <text:p text:style-name="P4">
Subjects: ['台湾大选', '干预选举', '非法献金', '虚假信息', '候选人', '微信', '竞选']</text:p>
      <text:p text:style-name="P4">
Keywords: ['意见反馈']</text:p>
      <text:p text:style-name="P4">
ID: 65988337</text:p>
      <!--METADATA-->
      <text:p text:style-name="P4">
<text:a xlink:type="simple" xlink:href="https://www.dw.com/zh/overlay/image/article/65988337/51844188" text:style-name="Internet_20_link" text:visited-style-name="Visited_20_Internet_20_Link">
 </text:a>
</text:p>
      <text:p text:style-name="P4">
台湾对中国大陆干预选举的可能提高了警惕</text:p>
      <text:p text:style-name="P4">
（德国之声中文网）路透社根据其获得的三份台湾政府内部报告报道称，台湾认为中国试图通过非法资助对北京有利的候选人，干预明年一月的 <text:a xlink:type="simple" xlink:href="https://www.dw.com/zh/zh/台灣總統大選戰爭與和平之間的抉擇/a-65415439" text:style-name="Internet_20_link" text:visited-style-name="Visited_20_Internet_20_Link">
 台湾大选</text:a>
。具体方法包括利用微信平台或组团旅游输送资等。</text:p>
      <text:p text:style-name="P4">
民进党政府曾一再警告，中国试图影响台湾社会的民意。包括国安会秘书长顾立雄在内的台湾政府高层官员今年曾发出过警告，称中国可能试图通过包括传播虚假信息在内的活动来影响总统大选和立法院选举。不过，关于台湾认为中国可能使用非法资助的细节，此前尚没有报道。</text:p>
      <text:h text:style-name="P12" text:outline-level="3">
<text:span text:style-name="T4">
拉拢摇摆选民</text:span>
</text:h>
      <text:p text:style-name="P4">
一位对此事掌握直接信息的台湾安全部门官员对路透社说，中国“希望通过向草根社群传递信息来影响台湾民众”，他说：“他们希望能影响摇摆不定的选民。这些选民没有固定的政治派别倾向，谁给他们好处，他们就投谁的票。”</text:p>
      <text:p text:style-name="P4">
其中一份安全报告显示，台北政府关注名单上名列前位的是岛内支持统一的小党派、地方议员以及与中国方面维持交流活动的佛道寺院。</text:p>
      <text:p text:style-name="P4">
另一份报告指出，北京可能为参与选战活动的成千上百名台湾人提供免费旅游机会，以“影响投票决定”，对象包括地方政客和行政代表，如区长、村长等。</text:p>
      <text:h text:style-name="P12" text:outline-level="3">
<text:span text:style-name="T4">
北京将如何解决台湾问题</text:span>
</text:h>
      <text:p text:style-name="P4">
有两名安全部门官员匿名对路透社透露，台北政府在今年成立了一个名为“平顺”的跨部委安全工作组，来关注可能发生的影响选举的活动。台湾法律禁止在选战中接受包括中国在内的"外部敌对势力 "提供的资金。</text:p>
      <text:h text:style-name="P12" text:outline-level="3">
<text:span text:style-name="T4">
旅游、微信、银联卡</text:span>
</text:h>
      <text:p text:style-name="P4">
一份以台湾情咨部门信息为基础的报告称，中国可能以社交应用微信为渠道输送资金。该应用在台湾也可下载使用，其用户可十分便捷地直接汇款。</text:p>
      <text:p text:style-name="P4">
报告称，中国当局可能会让相关候选人建立微信公众账号，然后动员用户通过 "观众打赏"的方式给予金钱上的支持。微信允许个人在单笔交易中向他人转账最多5万元人民币（6971美元），每天最多20万元。</text:p>
      <text:p text:style-name="P4">
报告引述一份情报分析称，中国也可能同旅行社合作，要求旅游团成员携带现金返回台湾。报告还称，台湾的地下钱庄可以协助兑换。</text:p>
      <text:p text:style-name="P4">
另一份报告指出，中共可以在财政上支持台湾某些特定的团体或个人，向他们提供政治献金或选举所需的资金。</text:p>
      <text:p text:style-name="P4">
台湾陆委会对路透社表示，中国“利用各种手段积极干预选举，以影响选举结果”，目的是为了推动中国的政治议程，其中包括促进与台湾 "统一"。</text:p>
      <text:p text:style-name="P4">
</text:p>
      <text:p text:style-name="P4">
一段时间以来，台海关系紧张。台北表示，中国航母“山东号”编队6月21日通过台湾海峡（资料图片），这是一个月内的第二次</text:p>
      <text:p text:style-name="P4">
近年来，一些台湾人因在竞选中接受中国的非法支持而被起诉。在去年新北市的地方选举中，中国福建省一个政府单位向一位区长候选人资助了一批新冠病毒快筛试剂盒。本月，该候选人被裁定违反了反贿赂和反渗透的法律。</text:p>
      <text:p text:style-name="P4">
报告列出的另一个可能的输送渠道是使用银联卡系统支持的支付卡，通过这种方式台湾人可以合法地从设在中国大陆的银行账户中取款。此外直接转账给台湾的慈善基金会也是一个可能的途径。</text:p>
      <text:p text:style-name="P4">
（路透社）</text:p>
      <text:p text:style-name="P4">
Source: <text:a xlink:type="simple" xlink:href="https://www.dw.com/zh/路透：台湾锁定中共干预明年大选的途径/a-65988337" text:style-name="Internet_20_link" text:visited-style-name="Visited_20_Internet_20_Link">
https://www.dw.com/zh/路透：台湾锁定中共干预明年大选的途径/a-65988337?maca=chi-rss-chi-all-1127-rdf</text:a>
</text:p>
      <!--NEWS-->
      <text:h text:style-name="P10" text:outline-level="1">
<text:span text:style-name="T4">
投资人观望联准会主席国会听证 亚股跌多涨少</text:span>
</text:h>
      <text:p text:style-name="P4">
Publisher: 法新社</text:p>
      <text:p text:style-name="P4">
Published Time: 2023-06-21T11:02:08+00:00</text:p>
      <text:p text:style-name="P4">
Modified Time: 2023-06-21T10:50:01+00:00</text:p>
      <text:p text:style-name="P4">
Description: （法新社香港21日电） 亚洲股市今天大多下跌，这是受到华尔街股市走低的影响，投资人观望美国联准会主席鲍尔赴国会出席听证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3.617581in" draw:z-index="0">
<draw:image xlink:href="../Images/rficn/2023-06-21T11-02-08-00-00/000000.png" xlink:type="simple" xlink:show="embed" xlink:actuate="onLoad" draw:mime-type="image/png"/>
</draw:frame>
</text:p>
      <text:p text:style-name="P4">
亚股今天下跌延续本周低迷的开局，投资人对中国提振经济的努力无感，包括新一轮降息幅度不如预期。</text:p>
      <text:p text:style-name="P4">
美股3大指数以及欧洲主要股市20日收低，拖累亚股下挫。</text:p>
      <text:p text:style-name="P4">
香港股市下跌约2%，现在已经回吐上周反弹的所有涨幅，而上海股市则收低逾1%。</text:p>
      <text:p text:style-name="P4">
雪梨、威灵顿、首尔、马尼拉和曼谷股市收盘走跌，但东京、新加坡、台北和孟买股市收涨。</text:p>
      <text:p text:style-name="P4">
现在所有的目光都集中在华盛顿，美国联邦准备理事会（Fed）主席鲍尔（Jerome Powell）将于21日和22日至国会出席听证会，提出货币政策半年报。</text:p>
      <text:p text:style-name="P4">
他的言论将受到密切关注，以寻找有关联准会透过升息来对抗通膨飙升行动的线索。</text:p>
      <text:p text:style-name="P4">
澳盛银行（ANZ Bank）的萨曼（Mahjabe Zaman）告诉彭博电视（BloombergTelevision）：「他将继续保持鹰派。」萨曼说，仍有进一步升息的风险。</text:p>
      <text:p text:style-name="P4">
联准会在连续10度升息后，上周维持利率不变，但暗示会进一步升息以控制物价。</text:p>
      <text:p text:style-name="P4">
Source: <text:a xlink:type="simple" xlink:href="https://www.rfi.fr/cn/%E8%B4%A2%E7%BB%8F%E5%BF%AB%E8%AE%AF/20230621-%E6%8A%95%E8%B5%84%E4%BA%BA%E8%A7%82%E6%9C%9B%E8%81%94%E5%87%86%E4%BC%9A%E4%B8%BB%E5%B8%AD%E5%9B%BD%E4%BC%9A%E5%90%AC%E8%AF%81-%E4%BA%9A%E8%82%A1%E8%B7%8C%E5%A4%9A%E6%B6%A8%E5%B0%91" text:style-name="Internet_20_link" text:visited-style-name="Visited_20_Internet_20_Link">
https://www.rfi.fr/cn/%E8%B4%A2%E7%BB%8F%E5%BF%AB%E8%AE%AF/20230621-%E6%8A%95%E8%B5%84%E4%BA%BA%E8%A7%82%E6%9C%9B%E8%81%94%E5%87%86%E4%BC%9A%E4%B8%BB%E5%B8%AD%E5%9B%BD%E4%BC%9A%E5%90%AC%E8%AF%81-%E4%BA%9A%E8%82%A1%E8%B7%8C%E5%A4%9A%E6%B6%A8%E5%B0%91</text:a>
</text:p>
      <!--NEWS-->
      <text:h text:style-name="P10" text:outline-level="1">
<text:span text:style-name="T4">
香港亲北京工会对港府外劳政策表达不满</text:span>
</text:h>
      <text:p text:style-name="P4">
Author: None</text:p>
      <text:p text:style-name="P4">
Publisher: Radio Free Asia (Organization)</text:p>
      <text:p text:style-name="P4">
Published Time: 2023-06-21T11:04:00-04:00</text:p>
      <text:p text:style-name="P4">
Modified Time: 2023-06-21T13:02:15-04:00</text:p>
      <text:p text:style-name="P4">
Description: None</text:p>
      <text:p text:style-name="P4">
Videos: []</text:p>
      <text:p text:style-name="P4">
Audios: ["<text:a xlink:type="simple" xlink:href="https://www.rfa.org/mandarin/yataibaodao/gangtai/ec-0621202310351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4.612011in" draw:z-index="0">
<draw:image xlink:href="../Images/rfamandarin/2023-06-21T11-04-00-04-00/000000.png" xlink:type="simple" xlink:show="embed" xlink:actuate="onLoad" draw:mime-type="image/png"/>
</draw:frame>
 抵达香港的部分外劳 路透社资料图  <text:a xlink:type="simple" xlink:href="https://www.rfa.org/mandarin/yataibaodao/gangtai/ec-06212023103515.html/@@stream" text:style-name="Internet_20_link" text:visited-style-name="Visited_20_Internet_20_Link">
Audio-1-Link：https://www.rfa.org/mandarin/yataibaodao/gangtai/ec-06212023103515.html/@@stream</text:a>
</text:p>
      <text:p text:style-name="P4">
港府引进外来劳工政策，使香港亲中势力的矛盾浮上水面。亲中劳工立法会代表质疑港府，在"爱国者治港"的口号下，他们的意见被港府排斥。</text:p>
      <text:p text:style-name="P4">
<text:a xlink:type="simple" xlink:href="https://www.rfa.org/mandarin/yataibaodao/gangtai/gf-04182023074123.html" text:style-name="Internet_20_link" text:visited-style-name="Visited_20_Internet_20_Link">
 <text:span text:style-name="T4">
香港亲北京"劳联"撤五一游行申请 民主派会否步其后尘？</text:span>
 </text:a>
  * <text:span text:style-name="T4">
<text:a xlink:type="simple" xlink:href="https://www.rfa.org/mandarin/yataibaodao/gangtai/gf2-04122023075929.html" text:style-name="Internet_20_link" text:visited-style-name="Visited_20_Internet_20_Link">
 前工会骨干提交申请五一游行 港府能否容得下？ </text:a>
 </text:span>
</text:p>
      <text:p text:style-name="P4">
港府早前宣布，为引进外来劳工的限制松绑，引发为香港进行大规模"换血"的忧虑外，港府没有事先咨询亲中团体，也引发多个亲中工会不满。香港立法会周二（6月20日）讨论输入外地劳工计划的会议，亲共的工联会立法会议员黄国质问港府为何排斥他们的声音。</text:p>
      <text:p text:style-name="P4">
黄国："特首经常说，在完善选举制度后，落实爱国者治港，大家也是爱国者，可以有商有量，但政府却把劳工视为洪水猛兽，大型输入外劳之前，政府至今也没有主动咨询，也没有劳工界的参与和监督，我想问当局，如何看劳工界在香港的角色？背后有没有排斥？"</text:p>
      <text:p text:style-name="P4">
香港特首李家超表示，明白劳工界的关切，但香港在过去几年，劳动人口减少20万，低技术劳动人口也欠10多万，强调这次是有限度引入外来劳动力，长远会增加本地培训和吸引劳动力回归，解决香港劳工短缺的问题。</text:p>
      <text:p text:style-name="P4">
<text:span text:style-name="T4">
评论：落实"爱国者治港"北京已全面操控香港 港府不需利用亲中团体为政策撑腰</text:span>
</text:p>
      <text:p text:style-name="P4">
时事评论员桑普表示，亲中团体对港府的不满，反映在完善选举制度后，北京已全面控制香港，在港的政党和团体，已失去为港府新政策背书的力量，只沦为橡皮图章，在中共眼中已没有政治价值。</text:p>
      <text:p text:style-name="P4">
桑普："全面管制权、爱国者治港，已经没有港府自主的空间，所有政令也离不开港澳办和中联办的要求，促进港中融合，在香港里面的劳工权利，在中共的大局观来讲，是微不足道。从决策层面来讲，这些港共势力以后的剩余价值，还剩下多少？当然是不多了。以前的土共、地下党的力量，它的利用价值就越来越少。"</text:p>
      <text:p text:style-name="P4">
<text:span text:style-name="T4">
评论：事件突出香港建制派内部矛盾 没有讨价还价本钱的政党只会被牺牲</text:span>
</text:p>
      <text:p text:style-name="P4">
时事评论员刘锐绍表示，这次事件突显香港建制派的内部矛盾，特别是在民主派力量，在港被清洗后，工联会等传统建制派代言人，重要性减弱，在经济为先的大局下，基层和基层的代表，其利益只会被当局牺牲。</text:p>
      <text:p text:style-name="P4">
刘锐绍："香港建制派跟大陆方面没有政治性的矛盾，大家是同一个鼻孔出气，但是牵扯涉到基层劳工等，没有政治因素方面的问题，香港跟内地一直存在矛盾。另外，涉及建制之内不同圈子、派系的利益矛盾，现在这两个矛盾都出来了。在建制里面，如果你没有讨价还价的本钱，弱势的基层劳工就变成给牺牲的人，尤其是现在大陆方面的经济不太好，所以怎么样从香港方面取得利益，是一种很自然的思维。"</text:p>
      <text:p text:style-name="P4">
财经评论人利世民表示，在现阶段对中港而言，确保社会稳定，刺激经济反弹是最重要的工作，香港亲中政党已完成其历史任务，港府做政策决定前，更考虑商界利益，通过剥削减低营商成本，也是意料之内。</text:p>
      <text:p text:style-name="P4">
记者：陈子非 责编：许书婷、嘉远 网编：洪伟</text:p>
      <text:p text:style-name="P4">
Source: <text:a xlink:type="simple" xlink:href="https://www.rfa.org/mandarin/yataibaodao/gangtai/ec-06212023103515.html" text:style-name="Internet_20_link" text:visited-style-name="Visited_20_Internet_20_Link">
https://www.rfa.org/mandarin/yataibaodao/gangtai/ec-06212023103515.html</text:a>
</text:p>
      <!--NEWS-->
      <text:h text:style-name="P10" text:outline-level="1">
<text:span text:style-name="T4">
专栏 | 纵横大历史：第五十三讲 红卫兵运动的社会背景(上)</text:span>
</text:h>
      <text:p text:style-name="P4">
Author: None</text:p>
      <text:p text:style-name="P4">
Publisher: Radio Free Asia (Organization)</text:p>
      <text:p text:style-name="P4">
Published Time: 2023-06-21T11:04:47-04:00</text:p>
      <text:p text:style-name="P4">
Modified Time: 2023-06-21T11:04:47-04:00</text:p>
      <text:p text:style-name="P4">
Description: None</text:p>
      <text:p text:style-name="P4">
Videos: []</text:p>
      <text:p text:style-name="P4">
Audios: ["<text:a xlink:type="simple" xlink:href="https://www.rfa.org/mandarin/zhuanlan/zonghengdalishi/wenge/hist-0621202309120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5" text:anchor-type="as-char" svg:width="6.9236in" svg:height="3.88615in" draw:z-index="0">
<draw:image xlink:href="../Images/rfamandarin/2023-06-21T11-04-47-04-00/000000.png" xlink:type="simple" xlink:show="embed" xlink:actuate="onLoad" draw:mime-type="image/png"/>
</draw:frame>
为保证中央领导人的人身安全及健康，中央人民政府公安部设立了食品专供站，即中南海特需供应站。 <text:a xlink:type="simple" xlink:href="https://www.rfa.org/mandarin/zhuanlan/zonghengdalishi/wenge/hist-06212023091205.html/@@images/image" text:style-name="Internet_20_link" text:visited-style-name="Visited_20_Internet_20_Link">
</text:a>
网络图片  <text:a xlink:type="simple" xlink:href="https://www.rfa.org/mandarin/zhuanlan/zonghengdalishi/wenge/hist-06212023091205.html/@@stream" text:style-name="Internet_20_link" text:visited-style-name="Visited_20_Internet_20_Link">
Audio-1-Link：https://www.rfa.org/mandarin/zhuanlan/zonghengdalishi/wenge/hist-06212023091205.html/@@stream</text:a>
</text:p>
      <text:p text:style-name="P4">
<text:span text:style-name="T4">
一、毛时代真的没有腐败？肆无忌惮的干部特权</text:span>
</text:p>
      <text:p text:style-name="P4">
大家好，欢迎大家收听《纵横大历史》，我是主持人孙诚。今天，我们将继续进行文革历史系列节目，讲述红卫兵运动的社会背景。</text:p>
      <text:p text:style-name="P4">
在上一讲当中，我们谈到，在文革前夜的中学校园中，弥漫着一种对毛泽东强烈的非理性崇拜。当时的年轻人们甚至不敢想象毛泽东会和普通大众一样进行日常的生理活动，如同看待神明一样看待着毛泽东。另一方面，经过当局反复洗脑式的仇恨教育，这些年轻人们被教导要仇恨所谓“美帝”、“苏修”还有“阶级敌人”，并被告知中国是世界上最先进和最美好的国家、北京是世界革命的中心，而“美帝”、“苏修”和“阶级敌人”们据说在试图进行能让“千百万人头落地”的颠覆活动，从而毁掉这个所谓全世界“最先进、最美好”的国家、毁掉世界革命。而这样一种荒诞的世界观，事实上在当时支配着整个社会，在社会的各个层面上高度统一。</text:p>
      <text:p text:style-name="P4">
不过，在上一讲当中，我们也谈到了一个看上去相当奇怪的问题：如果当时全社会都在接受着一套高度统一的洗脑叙事，为什么在洗脑教育极为严重的学校当中，那些同样喊着“毛主席万岁”口号的红卫兵们，会在文革时期分成多个互相对立的派别，甚至不共戴天地展开血腥的厮杀呢？这些互相对立的派别的出现，是不是有什么社会基础？当时的人们在当局的高强度洗脑之下，真的完全丧失了一切的个人理智吗？今天的这一讲，就让我们继续看一看文革前夕的中学当中，存在着怎样的社会分化。</text:p>
      <text:p text:style-name="P4">
首先需要注意的是，作为中共建政之后的首都，北京一直以来聚集着大量的中共干部子女。而他们的存在，与之后红卫兵组织在清华附中的诞生是有关系的，具体详情我们留到之后再进行详细叙述。在这里，我们首先要明白，毛时代绝不是一个浪漫化的所谓“人人平等”的时代，而是一个由政治体制赋予的特权肆无忌惮的时代。这些高干子弟们在文革前的学校中，拥有着广泛的特权，而这些特权的来源就是他们的父母。至于他们的父母，又有着怎样的特权呢？我们在这里先举几个例子。学者杨继绳在他的文革史专著《天地翻覆》中，曾经描述了一处北京的中共干部娱乐场所的情形，说道：</text:p>
      <text:p text:style-name="P4">
“1958年10月投入使用的北京养蜂夹道俱乐部是中央高级干部吃喝玩乐的场所。建筑豪华，静谧的后湖和北海相连。从各文工团选来漂亮的女演员为中央领导人作舞伴。从北京的十大饭店抽调了招待员和高级厨师、理发师、高级修脚师。公安部则派来了警卫部队和保卫人员。在这里想吃什么就有什么，即使在大饥荒年代，也是一应俱全，而且都是按首长的要求定做。不到一年，养蜂夹道就容纳不下了。中央和北京市领导人决定在西面占用七公顷地，再扩建三座大楼，供高级干部们吃喝玩乐等。他们要求这个所谓的‘08’工程，要‘二十年不落后’，这样浩大的工程，北京市委在人力和物力上都承担不了，就通过薄一波、吕正操、孙志远等，打着中央的旗号，到各地搞建筑材料、设备。在建设过程中，他们一看到不顺心的地方，就拆了重盖。单单是电梯门就反复改了二十次左右。这座楼一直盖了六年，花了近1000万元，到文革前尚未完工。楼内地下室修有射程50米的打靶场，四周都有隔音设备。这里的房间也分几等，有部长级的房间，有中央领导人的房间。招待费由国家财政实报实销。”</text:p>
      <text:p text:style-name="P4">
从上面的这些描述当中，可以看出当时的中共高干是何等的骄奢淫逸，它的触目惊心程度，可以说一点也不亚于今天被披露出的那些当代中共干部的腐化生活，可以说和赖昌星所建的那个招待干部的“红楼”也没有什么区别。那么，是不是只有在北京的高干们才过着这样的生活呢？答案当然是否定的。杨继绳的书中还举了别的地方的例子：</text:p>
      <text:p text:style-name="P4">
“大饥荒年代，四川省饿死了上千万人，省委第一书记李井泉却在重庆潘家坪每晚听堂会（即把演员叫来，专门为他演唱），听完了吃夜宵。甘肃省委书记张仲良下乡考察，由当时兰州最高级的饭店――兰州饭店派专车为他送饭。信阳地区饿死了100多万人，为了掩盖饿死人的情况，1960年7月的信阳地委扩大会议，地点选在著名的避暑胜地鸡公山。在饿殍遍地的夏天，省地县的官员们，一边避暑，一边为自己开脱责任。吃的有鸡鸭鱼肉，每天睡够了午觉，吃饱了西瓜再开会。当时没有上山的汽车，官员们是饥饿的农民用滑杆抬上山的。”</text:p>
      <text:p text:style-name="P4">
上面的这些例子，可以说是更加地触目惊心，因为它们都发生在几千万民众惨遭饿死的大跃进时期。当无数农民成批、甚至整村地饿死的时候，那些重灾区的干部们却能够大鱼大肉地大吃大喝，能被饥民抬到度假胜地去开会，能舒舒服服地睡大觉、吃水果、吃宵夜娱乐，全然不管平民的死活。一些把毛时代描绘得无比美好的人士，往往会说“毛时代人人平等”“毛时代没有腐败”，然而这些例子却表明，从某种程度上来说，毛时代的腐败比今天的中国还要严重：虽然在毛时代，由于中共还没有进行改革开放政策，干部们账面上所拥有的财富不如今天多，但他们所拥有的特权实际上可以说是更加赤裸、更加肆无忌惮的——在农民们大批饿死的时候，他们依然能够随心所欲地吃喝玩乐，还能让快要饿死的农民像奴隶一样把他们抬到风景优美的山上。他们这样的行为，可以说使人颇能联想起秦二世、隋炀帝这种古代暴君的作派。</text:p>
      <text:p text:style-name="P4">
<text:span text:style-name="T4">
二、毛泽东和干部们一样拥有肆无忌惮的特权</text:span>
</text:p>
      <text:p text:style-name="P4">
那么，这样的特权和穷奢极欲，是不是只存在于干部们身上呢？毛泽东本人是不是“很清廉”呢？这当然也是不存在的。实际上，毛泽东本人的奢侈无度、穷奢极欲，和干部们相比只能说是有过之而无不及的。当时毛泽东每当出巡的时候，都会住在设备齐全的豪华“行宫”当中。例如，由中共湖北省委为毛泽东和江青在武汉东湖修建的秘密行宫梅岭建筑群树木环绕、坐拥湖景。在梅岭建筑群中，除了供毛泽东和江青起居的区域外，各种娱乐设施也一应俱全，包括为毛泽东修建的游泳池，以及能够进行演出、放电影、舞会、宴会等多种娱乐活动的小会堂。其中，毛泽东和江青起居的区域被叫做“梅岭一号”，小会堂和泳池被合称为“梅岭三号”，含有两者的建筑群总体面积就达到了1.1万平方米。此外，还有不计入这一建筑面积的“梅岭二号”，这是一幢被设计成毛泽东随行人员住所的独立建筑。</text:p>
      <text:p text:style-name="P4">
值得注意的是，梅岭建筑群在1958年开始建设、1961年完工，毛泽东本人则在1962年首次入住了梅岭一号，并在他死前先后十七次住过这个地方，足见他对梅岭建筑群的喜爱。而这个他非常喜爱的豪宅，正是在无数民众悲惨地饿死的大跃进期间修建的。（关于毛泽东的住所梅岭建筑群，见余汝信：《昨天的秘密——武汉东湖梅岭纪事》）</text:p>
      <text:p text:style-name="P4">
需要指出的是，毛泽东像梅岭建筑群这样的行宫，在当时不只有一处。今天的不少毛派人士表示，不少行宫只是公费宾馆，像周恩来、邓小平、陈毅、胡耀邦这样的高级干部也都住过。然而，他们讲的这些信息实际上只能说明，当时的整个中共领导层都拥有着巨大的特权，通过特权享有优越、豪华居住条件的人既有毛泽东，也有那些老干部们。</text:p>
      <text:p text:style-name="P4">
<text:span text:style-name="T4">
三、异常残酷的极权主义体制</text:span>
</text:p>
      <text:p text:style-name="P4">
除了过着奢侈腐化的生活、残酷地榨取民脂民膏、完全不顾民众的死活以外，当时的中共整个体制和干部们也握有对民众的生杀大权。如果有民众不堪忍受他们的残暴压榨，展开反抗的话，则会遭到残酷的镇压，包括大规模的集体屠杀。法学家程干远在他的回忆录《小小徽乡情》中，就记录了一件发生在他的家乡安徽绩溪的一件令人发指的暴行。他这样写道：</text:p>
      <text:p text:style-name="P4">
“1960年春，全国有少部分农村发生农户因反饥饿而爆发暴动，我们老家的绩溪县岭北地区，过去称十五都，有一个小山村，在民兵营长、村支书的带领下，将附近乡里的粮管所几十万斤的粮库抢了，全体村民4、5百人一齐签名共同负责，同生共死。当县公安局派员警去抓村干部时，全村将民兵、武器、大刀、土炮火铳一起来，筑成防御工事，守住村口。由于山村地势险要，‘一夫当关，万夫莫开’，少数公安武器，根本无法进入，最后由省军区调集一个正规团包围该村，用迫击炮、轻重机枪将全村夷为平地，放火毁屋，全村男女老幼不留一个活口。此事作为平息绩溪土匪暴动事件，绝密档案封存在省保密局。这个村庄也就在一夜之间从地图上消失。”（见程干远：《小小徽乡情》，河山出版社，页126-127）</text:p>
      <text:p text:style-name="P4">
从这段记载可以看到，中共的整个体制对待民众，就好像对待蝼蚁一样，完全无视人命，并会肆无忌惮地进行残酷的大屠杀。在这种完全不遵守任何规则，因而也不会受到任何监督和限制的极权暴政之下，包括毛泽东在内的干部们便能在民众大批大批地饿死的时候，不但依然奢侈地进行各种各样的享受，也会用最残酷的手段镇压、杀戮反抗的人。</text:p>
      <text:p text:style-name="P4">
理解了当时的这样一种残酷的社会结构，我们实际上也就了解了红卫兵运动之所以出现的整体社会背景。事实上，在当时的一间间学校中的权力结构和社会形态，也都是整个社会结构的投影。在社会上，整个中共体制和干部们肆无忌惮地施展着不会受到制约的权力。在一间间学校当中，这些干部们的子女实际上也有着种种巨大的特权。而正是在这些干部子女的主导下，最早的红卫兵运动狂飙了起来，并在文革一开始就给这场运动涂上了非常浓烈的血腥气息。了解了当时的整个社会背景，我们就能明白为什么是这些干部子女们在文革一开始掌握着红卫兵运动的主导权，并对他们的老师、同学以及社会上的平民们展开惨绝人寰的种种迫害、杀戮行为。</text:p>
      <text:p text:style-name="P4">
感谢大家。这周就到这里，我们下周再见。</text:p>
      <text:p text:style-name="P4">
Source: <text:a xlink:type="simple" xlink:href="https://www.rfa.org/mandarin/zhuanlan/zonghengdalishi/wenge/hist-06212023091205.html" text:style-name="Internet_20_link" text:visited-style-name="Visited_20_Internet_20_Link">
https://www.rfa.org/mandarin/zhuanlan/zonghengdalishi/wenge/hist-06212023091205.html</text:a>
</text:p>
      <!--NEWS-->
      <text:h text:style-name="P10" text:outline-level="1">
<text:span text:style-name="T4">
隐藏的"长臂"：俄、中在德施加影响</text:span>
</text:h>
      <text:p text:style-name="P4">
Author: None (Language: zh)</text:p>
      <text:p text:style-name="P4">
Publisher: None</text:p>
      <text:p text:style-name="P4">
Time: 2023-06-21T11:07:00Z</text:p>
      <text:p text:style-name="P4">
Description: 网络攻击、以虚假身份在德国非法活动的情报官员--这都是外国在德暗中施加影响的方式。德国宪法保护局局长哈尔登旺表示，与包括中国在内的其它外国相比，俄罗斯总统普京的做法更为危险。</text:p>
      <text:p text:style-name="P4">
Videos: []</text:p>
      <text:p text:style-name="P4">
Images: []</text:p>
      <text:p text:style-name="P4">
Subject: 时政风云</text:p>
      <text:p text:style-name="P4">
Subjects: []</text:p>
      <text:p text:style-name="P4">
Keywords: ['德中关系', '欧债危机', '俄罗斯', '欧盟', '乌克兰', '岛屿主权争端', '专题报道：全景观看“习马会”', '德国', '中国', '留学德国']</text:p>
      <text:p text:style-name="P4">
ID: 65988611</text:p>
      <!--METADATA-->
      <text:p text:style-name="P4">
<text:a xlink:type="simple" xlink:href="https://www.dw.com/zh/overlay/image/article/65988611/57953077" text:style-name="Internet_20_link" text:visited-style-name="Visited_20_Internet_20_Link">
 </text:a>
</text:p>
      <text:p text:style-name="P4">
（德国之声中文网）总体而言，俄罗斯的情报活动更活跃并且不计手段，--德国宪法保护局局长哈尔登旺（ThomasHaldenwang）如此说道。有时，俄方所使用的手段，人们只在电影里见过。"俄罗斯的情报活动甚至不惜最严重的后果，包括杀人。"</text:p>
      <text:p text:style-name="P4">
在柏林，德国联邦内政部长费泽尔和宪法保护局局长一道，介绍《2022年宪法保护报告》。"对德国的内部安全而言，俄罗斯对乌克兰的战争是个转折点"，费泽尔说道。</text:p>
      <text:p text:style-name="P4">
宪法保护部门对克里姆林宫在德国进行的宣传抱有忧虑。其中包括一些认同侵略乌克兰战争的亲俄团体。他们以及俄总统普京的目标是：将来自前苏联国家、如今在德国生活的人拉到他们一边。</text:p>
      <text:p text:style-name="P4">
哈尔登旺解释说："普京觉得这些人是'他的俄罗斯人'，是他所想要施加影响的人。"不过，哈尔登旺同时表示，生活在德国的讲俄语的群体总体上并不容易被俄罗斯的宣传所左右。</text:p>
      <text:p text:style-name="P4">
俄罗斯入侵乌克兰战争后不久，德国就驱逐了40名涉嫌从事 <text:a xlink:type="simple" xlink:href="https://www.dw.com/zh/zh/柏林永远的间谍之都/a-58906625" text:style-name="Internet_20_link" text:visited-style-name="Visited_20_Internet_20_Link">
 间谍</text:a>
活动的俄外交官。但哈尔登旺估计，未来克里姆林宫在德国尝试施加影响的活动将有增无减。"即便这样的措施有短期效果，俄罗斯也会调整其手段，未来会更加隐秘和有进攻性。"</text:p>
      <text:p text:style-name="P4">
德国电视一台报道说，自从俄罗斯侵略乌克兰战争以来，欧洲范围内，共有超过500名 <text:a xlink:type="simple" xlink:href="https://www.dw.com/zh/zh/涉嫌为俄罗斯从事间谍活动-德国情报人员被捕/a-64196441" text:style-name="Internet_20_link" text:visited-style-name="Visited_20_Internet_20_Link">
 间谍</text:a>
 被驱逐。</text:p>
      <text:p text:style-name="P4">
</text:p>
      <text:p text:style-name="P4">
宪法保护局局长哈尔登旺和内政部长费泽尔</text:p>
      <text:h text:style-name="P12" text:outline-level="3">
<text:span text:style-name="T4">
中国、朝鲜、伊朗、土耳其</text:span>
</text:h>
      <text:p text:style-name="P4">
费泽尔和哈尔登旺表示，无论是通过 <text:a xlink:type="simple" xlink:href="https://www.dw.com/zh/zh/德国内政部长要求加强防范来自中国的间谍活动/a-65840153" text:style-name="Internet_20_link" text:visited-style-name="Visited_20_Internet_20_Link">
 间谍</text:a>
、网络攻击还是扭曲、错误信息的宣传，其威胁都在扩大。除俄罗斯外， <text:a xlink:type="simple" xlink:href="https://www.dw.com/zh/zh/德语媒体非官方使命-中国海外警察站/a-65531193" text:style-name="Internet_20_link" text:visited-style-name="Visited_20_Internet_20_Link">
 中国 </text:a>
 、伊朗、朝鲜和土耳其也是焦点国家。</text:p>
      <text:p text:style-name="P4">
据德国电视一台报道，德国政府多年来对外国暗中施加影响的行为未予严肃对待，如今开始加强关注。这些行为有可能是推特或其它社交媒体网络上大量散播的某些关键词。比如声称选举有舞弊问题。或者捏造德国政府制定某些计划的假新闻。或者是一些隐蔽性的行动，比如成立联合会或组织，秘密向政党或政客捐款。德国安全部门估计，这些活动的背后，可能隐藏着外国或其情报部门的活动。这被称之为非法施加影响，对德国的民主、外交政策和经济构成威胁。</text:p>
      <text:p text:style-name="P4">
报道称，西德意志电台和北德意志电台获悉，宪法保护部门认为，中国尝试为其利益拉拢现任和前任政界人士，或者向批评中国政府者施压。德国情报部门认为，中国也尝试拉拢德国经济界代表、服务于其目的，并在此过程中利用其对中国市场的依赖。</text:p>
      <text:p text:style-name="P4">
德国电视一台的报道称，尚未出台的中国战略内部草案中也提及，对"隐蔽性的、使用恐吓或强迫性手段的、或者侵害德国利益的施加影响形式"予以关注。外交部在相关草案中标注：寻求在联邦议会制定更严格的游说登记规定。作为外国代理人从事游说的活动必须透明化。报道中提及<text:a xlink:type="simple" xlink:href="https://www.dw.com/zh/zh/加拿大中國試圖干涉選舉但不需公開再查/a-65714765" text:style-name="Internet_20_link" text:visited-style-name="Visited_20_Internet_20_Link">
 加拿大正在审查中国对上次议会选举可能进行的干预</text:a>
 。</text:p>
      <text:p text:style-name="P4">
报道中引述一份宪法保护部门的内部报告，称两年来，对很多国家来说，通过错误信息和宣传对人们的思想意识和心态施加影响，"扮演越来越重要的角色"。中国尝试通过"全面施加影响"在国外营造一个"善意的政治、社会和经济环境"。</text:p>
      <text:p text:style-name="P4">
</text:p>
      <text:p text:style-name="P4">
柏林政府机构所在区域</text:p>
      <text:h text:style-name="P12" text:outline-level="3">
<text:span text:style-name="T4">
如何识别？</text:span>
</text:h>
      <text:p text:style-name="P4">
报道称，2016年，德国政府启动了所谓的混合工作组（AGHybrid），该工作组属于内政部，但其目的是加强各部委与安全部门之间的信息流动。自乌克兰战争以来，该工作组对战争中扭曲错误信息的宣传活动予以密切关注。此外，该工作组也关注能源短缺可能的后果，以及对关键基础设施的保护。而除俄罗斯之外，该工作组的另一焦点在于中国。该工作组的专家也关注比如中国投资汉堡港或者华为参与5G建设可能的风险。</text:p>
      <text:p text:style-name="P4">
报道称，德国政府试图尽早识别网络世界中的虚假新闻和错误信息。外交部自2018年以来使用Radiosphere公司一种名为"Talkwalker"的IT工具进行系统性的监控。如今相关合同到期，正在寻找新的工具。相关的招标材料中写道，新的软件将用于分析社交媒体网络，以"确认有指挥的、自动生成的或以其它方式操纵性的"行为。目标是"尽早识别外国以及接近外国国家的行为者进行的错误虚假信息宣传"。</text:p>
      <text:p text:style-name="P4">
Source: <text:a xlink:type="simple" xlink:href="https://www.dw.com/zh/隐藏的-长臂-：俄、中在德施加影响/a-65988611" text:style-name="Internet_20_link" text:visited-style-name="Visited_20_Internet_20_Link">
https://www.dw.com/zh/隐藏的-长臂-：俄、中在德施加影响/a-65988611?maca=chi-rss-chi-all-1127-rdf</text:a>
</text:p>
      <!--NEWS-->
      <text:h text:style-name="P10" text:outline-level="1">
<text:span text:style-name="T4">
因应中国挑战 印总理莫迪访美将推动国防合作迈上新台阶</text:span>
</text:h>
      <text:p text:style-name="P4">
Author: chinese@voanews.com (薛小山)</text:p>
      <text:p text:style-name="P4">
Publisher: 美国之音中文网 (Type: NewsMediaOrganization)</text:p>
      <text:p text:style-name="P4">
Published Time: 2023-06-21T11:09:34+08:00</text:p>
      <text:p text:style-name="P4">
Modified Time: 2023-06-21 03:09:34Z</text:p>
      <text:p text:style-name="P4">
Description: 印度总理莫迪星期二（6月20日）抵达纽约，开始他对美国的国事访问。预计莫迪此行将聚焦在国防和关键科技与美国的合作，美印两国有望达成多项协议。美国亦有可能突破性地向非盟国分享敏感的尖端军事技术。军事专家认为，美国的武器和技术转让将有助于印度应对中国构成的愈发严峻的安全威胁，而一个更强大的印度也会为充满潜在冲突的印太地区提供压舱石的作用。</text:p>
      <text:p text:style-name="P4">
Videos: []</text:p>
      <text:p text:style-name="P4">
Images: []</text:p>
      <text:p text:style-name="P4">
Categories: ['军事', '亚太']</text:p>
      <text:p text:style-name="P4">
Type: None</text:p>
      <!--METADATA-->
      <text:p text:style-name="P4">
NoneNone</text:p>
      <text:p text:style-name="P4">
Source: <text:a xlink:type="simple" xlink:href="https://www.voachinese.com/a/will-modis-visit-signal-a-game-changer-for-us-india-defense-cooperation-/7145679.html" text:style-name="Internet_20_link" text:visited-style-name="Visited_20_Internet_20_Link">
https://www.voachinese.com/a/will-modis-visit-signal-a-game-changer-for-us-india-defense-cooperation-/7145679.html</text:a>
</text:p>
      <!--NEWS-->
      <text:h text:style-name="P10" text:outline-level="1">
<text:span text:style-name="T4">
专栏 | 劳工通讯：深圳市光明区玉塘街道长圳社区宇顺电子股份有限公司劳资冲突 (三)</text:span>
</text:h>
      <text:p text:style-name="P4">
Author: None</text:p>
      <text:p text:style-name="P4">
Publisher: Radio Free Asia (Organization)</text:p>
      <text:p text:style-name="P4">
Published Time: 2023-06-21T11:15:38-04:00</text:p>
      <text:p text:style-name="P4">
Modified Time: 2023-06-21T11:15:38-04:00</text:p>
      <text:p text:style-name="P4">
Description: None</text:p>
      <text:p text:style-name="P4">
Videos: []</text:p>
      <text:p text:style-name="P4">
Audios: ["<text:a xlink:type="simple" xlink:href="https://www.rfa.org/mandarin/zhuanlan/laogongtongxun/hdf-062120230905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4.634345in" draw:z-index="0">
<draw:image xlink:href="../Images/rfamandarin/2023-06-21T11-15-38-04-00/000000.png" xlink:type="simple" xlink:show="embed" xlink:actuate="onLoad" draw:mime-type="image/png"/>
</draw:frame>
 <text:a xlink:type="simple" xlink:href="https://www.rfa.org/mandarin/zhuanlan/laogongtongxun/hdf-06212023090520.html/@@images/image" text:style-name="Internet_20_link" text:visited-style-name="Visited_20_Internet_20_Link">
</text:a>
Photo: RFA  <text:a xlink:type="simple" xlink:href="https://www.rfa.org/mandarin/zhuanlan/laogongtongxun/hdf-06212023090520.html/@@stream" text:style-name="Internet_20_link" text:visited-style-name="Visited_20_Internet_20_Link">
Audio-1-Link：https://www.rfa.org/mandarin/zhuanlan/laogongtongxun/hdf-06212023090520.html/@@stream</text:a>
</text:p>
      <text:p text:style-name="P4">
今年五一劳动节刚过，位于深圳光明区玉塘街道长圳社区的宇顺电子股份有限公司发生劳资冲突，原因是工厂被当地社区限期搬迁，工人对工厂给出的补偿方案不满，便 <text:a xlink:type="simple" xlink:href="https://maps.clb.org.hk/" text:style-name="Internet_20_link" text:visited-style-name="Visited_20_Internet_20_Link">
聚集到长圳社区党群服务中心求助</text:a>
。</text:p>
      <text:p text:style-name="P4">
有工人从现场发出 <text:a xlink:type="simple" xlink:href="https://www.douyin.com/video/7232096082895981824" text:style-name="Internet_20_link" text:visited-style-name="Visited_20_Internet_20_Link">
 视频 </text:a>
，镜头从长圳社区“党群服务中心”和“新时代文明实践站”的牌子，缓缓移向楼顶上的五星红旗，工人的画外音说：看到没有，五星红旗飘的很高啊！</text:p>
      <text:p text:style-name="P4">
<text:a xlink:type="simple" xlink:href="http://www.szsuccess.com.cn/yxwl/index_13.aspx" text:style-name="Internet_20_link" text:visited-style-name="Visited_20_Internet_20_Link">
 宇顺电子股份有限公司 </text:a>
2004年成立，2009年A股上市。</text:p>
      <text:p text:style-name="P4">
早在4年前， <text:a xlink:type="simple" xlink:href="https://guba.eastmoney.com/o/news,qa,1202796272.html" text:style-name="Internet_20_link" text:visited-style-name="Visited_20_Internet_20_Link">
 2019年，宇顺厂便收到长圳社区发出书面通知</text:a>
，要在3年内搬迁。三年后，去年2月，企业又收到长圳社区书面通知，要求在去年5月31日前清理完租赁关系，8月10号腾空厂房。而宇顺厂的厂房租约到2024年7月才到期。</text:p>
      <text:p text:style-name="P4">
那么，从2019年企业第一次收到社区搬迁通知至今差不多4年期间，宇顺厂工会有没有代表员工跟厂方就补偿方案进行过协商谈判呢？</text:p>
      <text:p text:style-name="P4">
另外，主持工厂搬迁的是长圳社区，而长圳社区工会服务中心跟社区党群服务中心一起办公。那么，长圳社区工会有没有就这一有可能影响工人权益的搬迁计划，与社区服务中心进行协商，以确保员工利益在搬迁过程中能够得到保障呢？</text:p>
      <text:p text:style-name="P4">
尤其是，长圳社区要求宇顺厂在租约到期前搬迁，势必影响工厂的经营，从而影响企业对工人做出合理补偿的能力。长圳社区工会有没有代表宇顺厂工人参与企业跟长圳社区的协商，建议长圳社区就提早中止租约对企业做出额外补偿，以确保企业有能力对工人做出合理补偿呢？</text:p>
      <text:p text:style-name="P4">
再有，当工人们已经聚集到长圳社区党群服务中心（与长圳社区工会一起办公）求助的时候，社区工会有没有出面代表工人，跟社区和厂方协商谈判呢？</text:p>
      <text:p text:style-name="P4">
半年前，2022年12月13日，宇顺股份有限公司曾就本次搬迁发出 <text:a xlink:type="simple" xlink:href="https://pdf.dfcfw.com/pdf/H2_AN202212121581022248_1.pdf" text:style-name="Internet_20_link" text:visited-style-name="Visited_20_Internet_20_Link">
 公告</text:a>
，其中提到，员工将跟随厂区搬迁，未跟随厂区搬迁人员，公司将按劳动法有关规定合法终止劳动关系。</text:p>
      <text:p text:style-name="P4">
那么，在此后半年多时间里，长圳社区工会、玉塘街道工会、光明区工会以至于深圳市总工会，各自为避免事态激化做过些什么呢？</text:p>
      <text:p text:style-name="P4">
资料显示，玉塘街道总工会去年曾经公布过一个耗资17万元的购买法律服务 <text:a xlink:type="simple" xlink:href="http://www.szgm.gov.cn/xxgk/xqgwhxxgkml/gzgg/content/post_10136621.html" text:style-name="Internet_20_link" text:visited-style-name="Visited_20_Internet_20_Link">
 工作方案</text:a>
。这一方案9月公布，10月启动，目标是到2022年底，全街道一级、二级社区工会法律顾问覆盖率达到100%，还要协助重点企业工会参与劳动法律监督，构建多形式、多层级的劳资沟通协商机制。</text:p>
      <text:p text:style-name="P4">
那么，玉塘街道总工会有没有按照自己制定和公布的工作方案，协助宇顺电子有限公司工会与厂方协商搬迁补偿方案呢？</text:p>
      <text:p text:style-name="P4">
还有一件事，去年6月， <text:a xlink:type="simple" xlink:href="https://guba.eastmoney.com/o/news,qa,1202796272.html" text:style-name="Internet_20_link" text:visited-style-name="Visited_20_Internet_20_Link">
 宇顺厂50多名工人曾投诉</text:a>
到深圳市住房公积金管理中心，说厂方一直没给一线生产工人缴纳住房公积金。那次工人去公积金管理中心投诉前，有没有来找工会求助，要求工会代表工人跟企业通过协商完成补缴呢？</text:p>
      <text:p text:style-name="P4">
宇顺厂成立19年、上市14年，不给一线工人缴纳住房公积金，企业工会、长圳社区工会、玉塘街道工会、光明去工会对此知情吗？</text:p>
      <text:p text:style-name="P4">
请听我就这些问题，跟长圳社区工作人员的谈话。</text:p>
      <text:p text:style-name="P4">
Source: <text:a xlink:type="simple" xlink:href="https://www.rfa.org/mandarin/zhuanlan/laogongtongxun/hdf-06212023090520.html" text:style-name="Internet_20_link" text:visited-style-name="Visited_20_Internet_20_Link">
https://www.rfa.org/mandarin/zhuanlan/laogongtongxun/hdf-06212023090520.html</text:a>
</text:p>
      <!--NEWS-->
      <text:h text:style-name="P10" text:outline-level="1">
<text:span text:style-name="T4">
律师余文生恐被加控危害国家安全相关罪名</text:span>
</text:h>
      <text:p text:style-name="P4">
Author: None</text:p>
      <text:p text:style-name="P4">
Publisher: Radio Free Asia (Organization)</text:p>
      <text:p text:style-name="P4">
Published Time: 2023-06-21T11:18:00-04:00</text:p>
      <text:p text:style-name="P4">
Modified Time: 2023-06-21T13:01:09-04:00</text:p>
      <text:p text:style-name="P4">
Description: None</text:p>
      <text:p text:style-name="P4">
Videos: []</text:p>
      <text:p text:style-name="P4">
Audios: ["<text:a xlink:type="simple" xlink:href="https://www.rfa.org/mandarin/yataibaodao/renquanfazhi/gf1-0621202311065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2" text:anchor-type="as-char" svg:width="6.9236in" svg:height="4.902355in" draw:z-index="0">
<draw:image xlink:href="../Images/rfamandarin/2023-06-21T11-18-00-04-00/000000.png" xlink:type="simple" xlink:show="embed" xlink:actuate="onLoad" draw:mime-type="image/png"/>
</draw:frame>
 中国维权律师余文生与太太许艳 <text:a xlink:type="simple" xlink:href="https://www.rfa.org/mandarin/yataibaodao/renquanfazhi/gf1-06212023110655.html/@@images/image" text:style-name="Internet_20_link" text:visited-style-name="Visited_20_Internet_20_Link">
</text:a>
推特截图/余文生律师妻子许艳 @xuyan709  <text:a xlink:type="simple" xlink:href="https://www.rfa.org/mandarin/yataibaodao/renquanfazhi/gf1-06212023110655.html/@@stream" text:style-name="Internet_20_link" text:visited-style-name="Visited_20_Internet_20_Link">
Audio-1-Link：https://www.rfa.org/mandarin/yataibaodao/renquanfazhi/gf1-06212023110655.html/@@stream</text:a>
</text:p>
      <text:p text:style-name="P4">
中国维权律师余文生及妻子许艳与外界失联已有两个月。继日前传出许艳被加控煽动颠覆国家政权罪，余文生据报也被控涉及危害国家安全的罪名。外界关注，已有"煽颠罪"前科的余文生一旦罪成会否遭重判。</text:p>
      <text:p text:style-name="P4">
<text:a xlink:type="simple" xlink:href="https://www.rfa.org/mandarin/yataibaodao/renquanfazhi/ec-05222023080320.html" text:style-name="Internet_20_link" text:visited-style-name="Visited_20_Internet_20_Link">
 <text:span text:style-name="T4">
余文生夫妇被控寻衅滋事 官方威胁律师勿协助</text:span>
 </text:a>
  * <text:span text:style-name="T4">
<text:a xlink:type="simple" xlink:href="https://www.rfa.org/mandarin/Xinwen/1-06022023113611.html" text:style-name="Internet_20_link" text:visited-style-name="Visited_20_Internet_20_Link">
 余文生妻子许艳被加控"煽动颠覆"后 看守所拒绝律师会见 </text:a>
 </text:span>
</text:p>
      <text:p text:style-name="P4">
余文生和妻子许艳目前同被囚禁于北京石景山看守所。中国人权律师团透露，代表律师两度前往看守所和承办案件的石景山公安分局，要求会见余文生，但办案机关以即将增加新的危害国家安全罪名为由，拒绝律师的要求。</text:p>
      <text:p text:style-name="P4">
中国人权律师团成员、旅居美国的维权律师陈建刚表示，所谓的“危害国家安全罪名”本质上是政治罪。</text:p>
      <text:p text:style-name="P4">
陈建刚：“它真正的本质是中共对这个人和家庭要进行镇压、迫害，至于给他安什么罪名，随意性比较大，主要是把他们定为危害国家安全。”</text:p>
      <text:p text:style-name="P4">
上月底石景山看守所也是以许艳被加控煽动颠覆国家政权罪为由，拒绝她的代表律师会面要求。</text:p>
      <text:p text:style-name="P4">
陈建刚：“国家机关、看守所等没有任何理由，以‘还在办案，要给嫌犯追加罪名’为由，不让会见，这说法本身就是违背了中国的刑事诉讼法。”</text:p>
      <text:p text:style-name="P4">
<text:span text:style-name="T4">
分析：余文生会否遭重判取决于政治形势发展</text:span>
</text:p>
      <text:p text:style-name="P4">
五十五岁的余文生在2018年因倡议修宪被捕，其后被裁定煽动颠覆国家政权罪成，判监四年，去年刑满出狱。陈建刚说，余文生会否因有前科遭重判，取决于中国政治形势的发展。</text:p>
      <text:p text:style-name="P4">
陈建刚：“若按照现在这种统治状态，不断加紧对民间的控制，收紧民间的自由度，即使像余文生那样什么事情都没做，也有可能带来更重的刑罚。”</text:p>
      <text:p text:style-name="P4">
余文生与许艳今年四月中旬前往与欧盟驻中国代表团会面的途中，被强行传唤及拘留。当时外界推测，余文生夫妇有成为政治筹码的可能。身在美国的维权律师吴绍平说，中国当局的矛头除了指向余文生夫妇，也对准了西方国家。</text:p>
      <text:p text:style-name="P4">
吴绍平；“在过往外国的使节只要到中国大陆访问，很多时候都会邀请人权律师作客，以了解中国社会更真实的人权状况。中共把他们抓捕，当然某种程度上也是在警告世界各国，只要你们跟他们（人权律师）见面，我们就会把他们判刑。”</text:p>
      <text:p text:style-name="P4">
维权律师吴绍平（图）认为，中国当局抓捕余文生夫妇旨在向西方发出警告。 （吴绍平独家提供，拍摄日期不详）  <text:a xlink:type="simple" xlink:href="https://www.rfa.org/mandarin/yataibaodao/renquanfazhi/gf1-06212023110655.html/m0621gf1.jpg" text:style-name="Internet_20_link" text:visited-style-name="Visited_20_Internet_20_Link">
</text:a>
</text:p>
      <text:p text:style-name="P4">
余文生夫妇18岁的儿子情况同样备受关注。据了解，他目前被当局单独软禁在家。外界估计，当局旨在阻止家属签署委托书，让律师难以介入两人的案件。</text:p>
      <text:p text:style-name="P4">
记者：高锋 责编：陈美华、许书婷、嘉远 网编：洪伟</text:p>
      <text:p text:style-name="P4">
Source: <text:a xlink:type="simple" xlink:href="https://www.rfa.org/mandarin/yataibaodao/renquanfazhi/gf1-06212023110655.html" text:style-name="Internet_20_link" text:visited-style-name="Visited_20_Internet_20_Link">
https://www.rfa.org/mandarin/yataibaodao/renquanfazhi/gf1-06212023110655.html</text:a>
</text:p>
      <!--NEWS-->
      <text:h text:style-name="P10" text:outline-level="1">
<text:span text:style-name="T4">
八党联盟接近达到执政门槛 披塔有望成泰国新首相</text:span>
</text:h>
      <text:p text:style-name="P4">
Author: 联合早报 (Person)</text:p>
      <text:p text:style-name="P4">
Publisher: 联合早报 (Organization)</text:p>
      <text:p text:style-name="P4">
Published Time: 2023-06-21T11:25</text:p>
      <text:p text:style-name="P4">
Modified Time: 2023-06-21T11:25</text:p>
      <text:p text:style-name="P4">
Description: 在上个月泰国大选中大获全胜的亲民主派联盟说，他们在建制派掌控的参议院已接近取得足够支持，这意味着前进党党魁披塔有望成为泰国的新首相。彭博社报道，前进党副党魁西里甘亚星期二（6月20...</text:p>
      <text:p text:style-name="P4">
Videos: []</text:p>
      <text:p text:style-name="P4">
Audios: []</text:p>
      <text:p text:style-name="P4">
Images: []</text:p>
      <text:p text:style-name="P4">
Type: NewsArticle</text:p>
      <text:p text:style-name="P4">
Breadcrumbs: ['即时', '国际']</text:p>
      <text:p text:style-name="P4">
Keywords: ['泰国', '披塔', '前进党', '泰国大选']</text:p>
      <!--METADATA-->
      <text:p text:style-name="P4">
在上个月泰国大选中大获全胜的亲民主派联盟说，他们在建制派掌控的参议院已接近取得足够支持，这意味着前进党党魁披塔有望成为泰国的新首相。</text:p>
      <text:p text:style-name="P4">
彭博社报道，前进党副党魁西里甘亚星期二（6月20日）告诉媒体，八党联盟争取执政权的努力取得“令人满意的进展”，在足够多参议员的支持下，八党联盟将能达到376票的执政门槛。</text:p>
      <text:p text:style-name="P4">
获八党联盟推举为首相候选人的披塔，必须在上下两院750席中至少获得过半的支持票，才能出任首相。</text:p>
      <text:p text:style-name="P4">
选委会星期一正式批准下议院全部500个席位的投票结果。前进党在拥有500席的下议院占151席，它与另外七个政党包括为泰党组成的政治联盟共控制312席；上议院250名参议员由军方指派，八党联盟必须在上议院至少取得64票。</text:p>
      <text:p text:style-name="P4">
披搭现年42岁，为泰国首批获得哈佛大学国际生奖学金的学霸。</text:p>
      <text:p text:style-name="P4">
Source: <text:a xlink:type="simple" xlink:href="https://www.zaobao.com.sg/realtime/world/story20230621-1406362" text:style-name="Internet_20_link" text:visited-style-name="Visited_20_Internet_20_Link">
https://www.zaobao.com.sg/realtime/world/story20230621-1406362</text:a>
</text:p>
      <!--NEWS-->
      <text:h text:style-name="P10" text:outline-level="1">
<text:span text:style-name="T4">
追究封城责任惹祸？季孝龙再涉寻衅滋事罪</text:span>
</text:h>
      <text:p text:style-name="P4">
Author: None</text:p>
      <text:p text:style-name="P4">
Publisher: Radio Free Asia (Organization)</text:p>
      <text:p text:style-name="P4">
Published Time: 2023-06-21T11:34:00-04:00</text:p>
      <text:p text:style-name="P4">
Modified Time: 2023-06-21T13:00:32-04:00</text:p>
      <text:p text:style-name="P4">
Description: None</text:p>
      <text:p text:style-name="P4">
Videos: []</text:p>
      <text:p text:style-name="P4">
Audios: ["<text:a xlink:type="simple" xlink:href="https://www.rfa.org/mandarin/yataibaodao/renquanfazhi/gf2-0621202311205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6" text:anchor-type="as-char" svg:width="6.9236in" svg:height="3.874983in" draw:z-index="0">
<draw:image xlink:href="../Images/rfamandarin/2023-06-21T11-34-00-04-00/000000.png" xlink:type="simple" xlink:show="embed" xlink:actuate="onLoad" draw:mime-type="image/png"/>
</draw:frame>
 上海异议人士季孝龙（图）再度因涉嫌寻衅滋事而受审。<text:a xlink:type="simple" xlink:href="https://www.rfa.org/mandarin/yataibaodao/renquanfazhi/gf2-06212023112058.html/@@images/image" text:style-name="Internet_20_link" text:visited-style-name="Visited_20_Internet_20_Link">
 </text:a>
受访者独家提供，拍摄日期不详  <text:a xlink:type="simple" xlink:href="https://www.rfa.org/mandarin/yataibaodao/renquanfazhi/gf2-06212023112058.html/@@stream" text:style-name="Internet_20_link" text:visited-style-name="Visited_20_Internet_20_Link">
Audio-1-Link：https://www.rfa.org/mandarin/yataibaodao/renquanfazhi/gf2-06212023112058.html/@@stream</text:a>
</text:p>
      <text:p text:style-name="P4">
四年前因参与厕所革命被重判的上海异议人士季孝龙再度因涉嫌寻衅滋事而受审。控方在庭上以季孝龙公然侮辱国家领导人作为罪证，外界却认为，他实名向李强追究上海封城责任才是真正的导火索。</text:p>
      <text:p text:style-name="P4">
<text:a xlink:type="simple" xlink:href="https://www.rfa.org/mandarin/Xinwen/8-06182023170604.html" text:style-name="Internet_20_link" text:visited-style-name="Visited_20_Internet_20_Link">
 <text:span text:style-name="T4">
上海维权人士季孝龙被控"寻衅滋事罪"一案周三开庭</text:span>
 </text:a>
  * <text:span text:style-name="T4">
<text:a xlink:type="simple" xlink:href="https://www.rfa.org/mandarin/Xinwen/7-04282023162353.html" text:style-name="Internet_20_link" text:visited-style-name="Visited_20_Internet_20_Link">
 吃饭都成问题 上海人权捍卫者季孝龙狱中牙病得不到治疗 </text:a>
 </text:span>
</text:p>
      <text:p text:style-name="P4">
涉嫌寻衅滋事的季孝龙6月21日在浦东新区法院受审。他父亲季兴华在审讯结束后表示，公诉方以季孝龙在推特上公开批评国家领导人作为罪证。</text:p>
      <text:p text:style-name="P4">
季兴华：“检察院说他（季孝龙）发了一个推特，什么侮辱国家领导人。季孝龙说他自己没有发，可能是人家转发的。律师也说，当局）调查取证的程序不符规定，程序有问题。我想，它没有造成公共秩序混乱、骚乱，是不构成寻衅滋事的。”</text:p>
      <text:p text:style-name="P4">
2018年，互联网有人撰文，呼吁民主人士在医院，大学等公共场所的厕所门上，书写反对政府的标语。 发起被称为“厕所革命”的季孝龙被判有期徒刑三年半。</text:p>
      <text:p text:style-name="P4">
去年夏季，出狱不到一年的季孝龙向时任上海市委书记李强发出实名请愿书，批评上海封城导致人道灾难，要求李强下台，承担重大事故责任。事后季孝龙被当局带走继而刑事拘留。</text:p>
      <text:p text:style-name="P4">
季孝龙父亲季兴华（图）对儿子向李强实名请愿表示支持（受访者独家提供，拍摄日期不详）  <text:a xlink:type="simple" xlink:href="https://www.rfa.org/mandarin/yataibaodao/renquanfazhi/gf2-06212023112058.html/m0621gf2-2.jpg" text:style-name="Internet_20_link" text:visited-style-name="Visited_20_Internet_20_Link">
</text:a>
</text:p>
      <text:p text:style-name="P4">
<text:span text:style-name="T4">
家属支持季孝龙就上海封城请愿</text:span>
</text:p>
      <text:p text:style-name="P4">
季兴华对于儿子向李强实名请愿表示支持，认为只是履行宪法赋予的言论自由。</text:p>
      <text:p text:style-name="P4">
季兴华：“我肯定是相信他（季孝龙）的。不封城当然很好。来去自由。方便老百姓，是一件好事情。老百姓有他的言论自由。国家容许我们有言论自由。老百姓讲讲话发发牢骚很正常。我认为他是在帮老百姓说话。封控给老百姓带来很多不方便。封控又控制不了（疫情），还不如解封好了。”</text:p>
      <text:p text:style-name="P4">
身在荷兰的异议人士林生亮关注季孝龙案的进展。他认为，季孝龙再度卷入寻衅滋事漩涡，真正的导火索是他就上海封城请愿，所谓“在社交媒体侮辱国家领导人”只是掩盖。</text:p>
      <text:p text:style-name="P4">
林生亮说：“它（当局）不会在判决书或者庭上提到指证他（季孝龙）的那个东西（真正原因），往往是风马牛不相及。明白人都明白，实际上（把李强入罪导火索）就是质疑李强当时在上海的封控措施，但是李强现在已上到党中央当常委了，更不可能提到这些东西。”</text:p>
      <text:p text:style-name="P4">
林生亮说，反对封城不足以触动当局神经，关键是请愿书公然批评李强，并要求他下台。</text:p>
      <text:p text:style-name="P4">
林生亮说：“那个请愿书主要是指向李强，加上很多媒体的报道。下面那些人也会认为是针对他的。为了政治正确，一定要把季孝龙给抓起来。”</text:p>
      <text:p text:style-name="P4">
四年前，季孝龙因发起厕所革命被控寻衅滋事受审期间，花了约二十分钟宣读辩护词，内容涉及现政权种种施政弊端。外界对他当时的表现仍然记忆犹新。</text:p>
      <text:p text:style-name="P4">
记者：高锋 责编：许书婷、嘉远 网编：洪伟</text:p>
      <text:p text:style-name="P4">
Source: <text:a xlink:type="simple" xlink:href="https://www.rfa.org/mandarin/yataibaodao/renquanfazhi/gf2-06212023112058.html" text:style-name="Internet_20_link" text:visited-style-name="Visited_20_Internet_20_Link">
https://www.rfa.org/mandarin/yataibaodao/renquanfazhi/gf2-06212023112058.html</text:a>
</text:p>
      <!--NEWS-->
      <text:h text:style-name="P10" text:outline-level="1">
<text:span text:style-name="T4">
芯片禁令对台韩企业放水？专家：美国对华科技堵截并未松动</text:span>
</text:h>
      <text:p text:style-name="P4">
Author: chinese@voanews.com (许宁)</text:p>
      <text:p text:style-name="P4">
Publisher: 美国之音中文网 (Type: NewsMediaOrganization)</text:p>
      <text:p text:style-name="P4">
Published Time: 2023-06-21T11:36:02+08:00</text:p>
      <text:p text:style-name="P4">
Modified Time: 2023-06-21 03:36:02Z</text:p>
      <text:p text:style-name="P4">
Description: 美国为权衡盟友利益，在对华技术管控措施的执行上对那些与中国市场联系紧密的韩国和台湾高端芯片制造商网开一面，允许它们继续在中国的业务。对盟友企业延续豁免许可被外界看作是美国在与中国“不脱钩”、“去风险”的供应链布局策略的巧妙之举，但也有批评人士认为这将弱化美国对中国先进半导体产业的遏制努力。与此同时，包括美光在内公司在内的外国芯片企业在中国的报复性销售禁令下，在中国市场的处境变得复杂与艰难。</text:p>
      <text:p text:style-name="P4">
Videos: []</text:p>
      <text:p text:style-name="P4">
Images: []</text:p>
      <text:p text:style-name="P4">
Categories: ['科技', '亚太', '经济·金融·贸易']</text:p>
      <text:p text:style-name="P4">
Type: None</text:p>
      <!--METADATA-->
      <text:p text:style-name="P4">
NoneNone</text:p>
      <text:p text:style-name="P4">
Source: <text:a xlink:type="simple" xlink:href="https://www.voachinese.com/a/us-china-chip-policy-20230620/7146088.html" text:style-name="Internet_20_link" text:visited-style-name="Visited_20_Internet_20_Link">
https://www.voachinese.com/a/us-china-chip-policy-20230620/7146088.html</text:a>
</text:p>
      <!--NEWS-->
      <text:h text:style-name="P10" text:outline-level="1">
<text:span text:style-name="T4">
CNN引述政府备忘录 水下搜寻潜水器听到敲击声</text:span>
</text:h>
      <text:p text:style-name="P4">
Author: 联合早报 (Person)</text:p>
      <text:p text:style-name="P4">
Publisher: 联合早报 (Organization)</text:p>
      <text:p text:style-name="P4">
Published Time: 2023-06-21T11:46</text:p>
      <text:p text:style-name="P4">
Modified Time: 2023-06-21T12:33</text:p>
      <text:p text:style-name="P4">
Description: 美国有线电视新闻网（CNN）星期二（6月20日）引述政府内部备忘录称，正在搜寻失联小型潜水器的搜救团队，在水下搜索时曾听到敲击声响。载着五人探索铁达尼号沉船遗址的小型潜水器失联超过...</text:p>
      <text:p text:style-name="P4">
Videos: []</text:p>
      <text:p text:style-name="P4">
Audios: []</text:p>
      <text:p text:style-name="P4">
Images: []</text:p>
      <text:p text:style-name="P4">
Type: NewsArticle</text:p>
      <text:p text:style-name="P4">
Breadcrumbs: ['即时', '国际']</text:p>
      <text:p text:style-name="P4">
Keywords: ['铁达尼号', '搜救']</text:p>
      <!--METADATA-->
      <text:p text:style-name="P4">
美国有线电视新闻网（CNN）星期二（6月20日）引述政府内部备忘录称，正在搜寻失联小型潜水器的搜救团队，在水下搜索时曾听到敲击声响。</text:p>
      <text:p text:style-name="P4">
载着五人探索铁达尼号沉船遗址的 <text:a xlink:type="simple" xlink:href="https://www.zaobao.com.sg/realtime/world/story20230621-1406316" text:style-name="Internet_20_link" text:visited-style-name="Visited_20_Internet_20_Link">
 小型潜水器失联超过三天</text:a>
，潜水器里的氧气供应即将耗尽，搜救工作正在北大西洋水下进行。</text:p>
      <text:p text:style-name="P4">
CNN和《滚石》（Rolling Stone）做了相同报道，称政府内部电邮指加拿大一架搜救飞机，每隔30分钟就探测到从潜水器失踪区域传来的“砰砰”声。</text:p>
      <text:p text:style-name="P4">
目前尚不清楚这些敲击声几时出现和持续多久。</text:p>
      <text:p text:style-name="P4">
报道称：“P8（水上飞机）部署了声纳浮标，并报告在靠近遇险的区域测量到声响。P8每30分钟会听到一次敲击声。四小时后部署了额外的声纳，仍然听到敲击声。”</text:p>
      <text:p text:style-name="P4">
领导搜救工作的波士顿海岸警卫队拒绝对CNN和《滚石》的报道置评。</text:p>
      <text:p text:style-name="P4">
Source: <text:a xlink:type="simple" xlink:href="https://www.zaobao.com.sg/realtime/world/story20230621-1406367" text:style-name="Internet_20_link" text:visited-style-name="Visited_20_Internet_20_Link">
https://www.zaobao.com.sg/realtime/world/story20230621-1406367</text:a>
</text:p>
      <!--NEWS-->
      <text:h text:style-name="P10" text:outline-level="1">
<text:span text:style-name="T4">
拜登称习近平为独裁者　中方回应“荒谬”</text:span>
</text:h>
      <text:p text:style-name="P4">
Author: None</text:p>
      <text:p text:style-name="P4">
Publisher: Radio Free Asia (Organization)</text:p>
      <text:p text:style-name="P4">
Published Time: 2023-06-21T11:49:00-04:00</text:p>
      <text:p text:style-name="P4">
Modified Time: 2023-06-21T12:42:0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4.868854in" draw:z-index="0">
<draw:image xlink:href="../Images/rfamandarin/2023-06-21T11-49-00-04-00/000000.png" xlink:type="simple" xlink:show="embed" xlink:actuate="onLoad" draw:mime-type="image/png"/>
</draw:frame>
图为美国总统拜登与中国国家主席习近平在G20峰会会面的资料画面。拜登日前称呼习近平为独裁者。 <text:a xlink:type="simple" xlink:href="https://www.rfa.org/mandarin/Xinwen/1-06212023114240.html/@@images/image" text:style-name="Internet_20_link" text:visited-style-name="Visited_20_Internet_20_Link">
</text:a>
路透社资料图片</text:p>
      <text:p text:style-name="P4">
中国官方星期三回应美国总统拜登日前称呼习近平为独裁者的言论 “极其荒谬且不负责”。这番唇枪舌剑使此前布林肯访华美中两国稍微出现缓和的关系再度陷入紧张。</text:p>
      <text:p text:style-name="P4">
根据美联社报道，拜登总统星期二晚间在加州竞选筹款活动中谈到今年早些时候中国间谍气球偏离航线进入美国领空事件，他称这对于独裁者习近平是一件非常尴尬的事。</text:p>
      <text:p text:style-name="P4">
中国外交部发言毛宁星期三回应拜登有关说法时表示，“美方言论极其荒谬，且不负责任，严重违反基本事实、外交礼节和中国政治的尊严，是公开政治挑衅。”</text:p>
      <text:p text:style-name="P4">
今年2月，中国间谍气球飞越美国领空，随后多位美国和台湾官员互访，美中关系陷入紧张。</text:p>
      <text:p text:style-name="P4">
拜登发表该言论的前一天美国国务卿布林肯刚刚结束对北京的访问，并会晤了中国领导人习近平，双方同意在竞争的同时稳定双边关系，以避免发生冲突。布林肯表示，美中双方存在许多巨大且深层的矛盾，美方对此不存有幻想。虽然布林肯此次并未获取任何重大突破，但双方同意继续外交接触，为接下来一段时间美国官方的访华铺路。</text:p>
      <text:p text:style-name="P4">
责编：饶怡明</text:p>
      <text:p text:style-name="P4">
Source: <text:a xlink:type="simple" xlink:href="https://www.rfa.org/mandarin/Xinwen/1-06212023114240.html" text:style-name="Internet_20_link" text:visited-style-name="Visited_20_Internet_20_Link">
https://www.rfa.org/mandarin/Xinwen/1-06212023114240.html</text:a>
</text:p>
      <!--NEWS-->
      <text:h text:style-name="P10" text:outline-level="1">
<text:span text:style-name="T4">
台湾对外投资金额创新高 投资中国却降冰点</text:span>
</text:h>
      <text:p text:style-name="P4">
Author: None</text:p>
      <text:p text:style-name="P4">
Publisher: Radio Free Asia (Organization)</text:p>
      <text:p text:style-name="P4">
Published Time: 2023-06-21T11:54:00-04:00</text:p>
      <text:p text:style-name="P4">
Modified Time: 2023-06-21T13:03:29-04:00</text:p>
      <text:p text:style-name="P4">
Description: None</text:p>
      <text:p text:style-name="P4">
Videos: []</text:p>
      <text:p text:style-name="P4">
Audios: ["<text:a xlink:type="simple" xlink:href="https://www.rfa.org/mandarin/yataibaodao/gangtai/hx-0621202311371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4.612011in" draw:z-index="0">
<draw:image xlink:href="../Images/rfamandarin/2023-06-21T11-54-00-04-00/000000.png" xlink:type="simple" xlink:show="embed" xlink:actuate="onLoad" draw:mime-type="image/png"/>
</draw:frame>
 2023年6月21日，北京街道上的车辆。 <text:a xlink:type="simple" xlink:href="https://www.rfa.org/mandarin/yataibaodao/gangtai/hx-06212023113715.html/@@images/image" text:style-name="Internet_20_link" text:visited-style-name="Visited_20_Internet_20_Link">
</text:a>
路透社  <text:a xlink:type="simple" xlink:href="https://www.rfa.org/mandarin/yataibaodao/gangtai/hx-06212023113715.html/@@stream" text:style-name="Internet_20_link" text:visited-style-name="Visited_20_Internet_20_Link">
Audio-1-Link：https://www.rfa.org/mandarin/yataibaodao/gangtai/hx-06212023113715.html/@@stream</text:a>
</text:p>
      <text:p text:style-name="P4">
台湾产业界公布的一份最新报告指出，台湾对外投资金额创新高，但投资大陆意愿却降至冰点。台湾投资中国大陆今年四月创下单月记录二十一年新低，今年对中总投资可能跌破至四十亿美元。分析指与中国人口红利缩减、东盟崛起和美中贸易战有关。</text:p>
      <text:p text:style-name="P4">
<text:a xlink:type="simple" xlink:href="https://www.rfa.org/mandarin/yataibaodao/gangtai/tj-05192023094904.html" text:style-name="Internet_20_link" text:visited-style-name="Visited_20_Internet_20_Link">
 <text:span text:style-name="T4">
美台贸易倡议初步谈判完成 学者：应对中国经济胁迫</text:span>
 </text:a>
  * <text:span text:style-name="T4">
<text:a xlink:type="simple" xlink:href="https://www.rfa.org/mandarin/Xinwen/9-12212022153338.html" text:style-name="Internet_20_link" text:visited-style-name="Visited_20_Internet_20_Link">
 谨慎应对中国疫情 印尼欢迎台湾投资 </text:a>
 </text:span>
</text:p>
      <text:p text:style-name="P4">
中华征信所公司（CRIF）20日发布最新报告指出，美中贸易战之后，台商全球布局版图出现变化。依据经济部投审会资料，今年前4个月，台湾对外投资创新高，投资中国大陆意愿却降到冰点。今年4月对中国大陆投资金额创下单月近21年新低，不排除再下探。</text:p>
      <text:p text:style-name="P4">
中华征信所总编辑刘任接受自由亚洲电台采访就说：“今年前4月，台湾核准对中国大陆投资金额仅9.04亿美元，仅高于2021年同期的8.11亿美元，创下2003年以来的同期次低。此外，今年4月单月对中国大陆投资金额更下滑到1.46亿美元。”</text:p>
      <text:p text:style-name="P4">
2016年3月30日，中国北京一家商业银行柜台上展示的100元人民币纸币。（路透社）  <text:a xlink:type="simple" xlink:href="https://www.rfa.org/mandarin/yataibaodao/gangtai/hx-06212023113715.html/2.jpg" text:style-name="Internet_20_link" text:visited-style-name="Visited_20_Internet_20_Link">
</text:a>
</text:p>
      <text:p text:style-name="P4">
<text:span text:style-name="T4">
今年四</text:span>
 <text:span text:style-name="T4">
月单月对中投资创二十一</text:span>
 <text:span text:style-name="T4">
年新低</text:span>
 ****</text:p>
      <text:p text:style-name="P4">
刘任分析，2003年以来，台湾对中国大陆投资金额曾有5次落在2亿美元以下。除了21年前的2003年8月投资金额曾降至1.96亿美元之外，其他4次出现在2019年6月及2021年2月各仅投资1.74亿美元，2022年2月的投资金额再降至1.65亿美元，2023年4月再出现新低。</text:p>
      <text:p text:style-name="P4">
刘任说：“单月对中国大陆投资金额低于2亿美元，4次密集出现在最近五年，这绝非偶然，显示在美中贸易战之后，台湾产业对新增中国大陆投资已形成『定向转向』其他地区的新共识和新趋势。”</text:p>
      <text:p text:style-name="P4">
中华征信所表示，台湾对中国大陆的投资趋势由热转冷可追溯至2015年，蔡英文还没上台。当年台湾对外投资（未包含中国大陆）首次突破100亿美元，达到109.31亿美元，同年对中国大陆投资为109.65亿美元，两者差距由2010年的117.94亿美元，拉近到只有3,400万美元，此后台湾对外投资金额均超过对中投资金额，至今已9年。</text:p>
      <text:p text:style-name="P4">
<text:span text:style-name="T4">
今年台湾对中国大陆总投资可能跌破至</text:span>
 <text:span text:style-name="T4">
40</text:span>
 <text:span text:style-name="T4">
亿美元</text:span>
</text:p>
      <text:p text:style-name="P4">
刘任指出，2010年台湾对外投资金额，仅相当于对中国大陆投资金额的19.32％，但2022年对外投资金额，却是投资中国大陆金额的1.97倍（197.40％）。以上市柜公司2022年中国大陆投资收益新台币5,287.43亿元，较2021年衰退14.36％；今年第1季大陆投资收益新台币795亿元，更较2022年同期衰退26.43％。</text:p>
      <text:p text:style-name="P4">
刘任分析，台商对外投资以对美国和对新南向国家最多，如新加坡、越南、泰国、马来西亚。投资印度的趋势比重正在崛起。</text:p>
      <text:p text:style-name="P4">
刘任说：“以今年前4月台湾对外投资74.49亿美元，其中台积电投资美国亚历桑那晶圆厂就占了35亿美元，即使扣除此一增资投资案，对外投资金额仍近40亿美元，远超过投资中国大陆的9.04亿美元。单看今年四月投资新南向国家金额也达16.85亿美元，光是只对新加坡投资，金额就有10.24亿美元。今年前4月台湾对中国大陆的投资金额已落居在美国和新加坡之后。”</text:p>
      <text:p text:style-name="P4">
刘任指出，尽管中国大陆（含香港）仍是台湾出口最大出口地区，但今年前5个月台湾对中国大陆的出口比重已下滑到35.2％，是2004年以来台湾对中国大陆出口达42%，同期出口比重的新低，反映台湾产业为平衡全球投资、分散出口市场，这一趋势已不可逆。</text:p>
      <text:p text:style-name="P4">
<text:span text:style-name="T4">
中国大陆人口红利缩减</text:span>
</text:p>
      <text:p text:style-name="P4">
刘任分析：“远因来自东盟国家崛起，东盟六点五亿人口，被全球视为非常有潜力的市场，特别东盟国家和中国大陆签订了FTA（自由贸易协定）之后，东盟国家出口到中国大陆享有百分之九十五免关税。把一部份投资分散到东盟国家，这对台商有利。近因来看，自美中贸易战后，台商意识到台湾的产业可能必须被迫选边站，也看到地缘政治战的风险，必须作分散风险的动作。”</text:p>
      <text:p text:style-name="P4">
刘任提到，中国大陆土地、人工、建厂成本升高，是台商早期转向东盟国家的主因。</text:p>
      <text:p text:style-name="P4">
全国台湾同胞投资企业联谊会荣誉总会长张汉文在接受自由亚洲电台采访时也指出，制造业、传统产业，如制鞋、制衣、玩具业等，早期离开大陆转移到东南亚、印度等邻近国，主要是出口税率较重，及劳工成本上升，竞争力变薄弱。九十年代工资一个月二百元人民币，现在请普通工月薪起码五千人民币，三十年来中国人力成本上升约二十倍以上。近几年高科技产业移出则受美国制裁影响较大。</text:p>
      <text:p text:style-name="P4">
张汉文提及，三年疫情清零封控，供应链几乎都动不了，无法流通，比任何事件冲击都严重。多数制造业台商包括他自己，都缩小规模，否则撑不下去。</text:p>
      <text:p text:style-name="P4">
<text:span text:style-name="T4">
坚守中国大陆老台商：过渡时期会恢复</text:span>
 <text:span text:style-name="T4">
前景应仍看好</text:span>
</text:p>
      <text:p text:style-name="P4">
张汉文说：“现在疫情过了，老客户觉得稳定了，又开始慢慢接触起来了，又开始继续恢复下单了，各方面启动了。现在大陆各方面看到这情形也紧张了，每个省份各方面都在动起来，积极地出来招商了，输出很多优惠的条件。”</text:p>
      <text:p text:style-name="P4">
张汉文认为，东南亚制造业工人素质有些还是不行，越南较成气候，但越南才八、九千万人口，相当于中国一个省，这么多工厂涌入越南，劳动力有限。外移的台商不会全部转移出去，在中国大陆还会留厂，供应链材料从大陆出去，在东南亚开分厂制造，节省人力成本。</text:p>
      <text:p text:style-name="P4">
张汉文说：“很多高品质、有品牌的老台商仍希望留在大陆，认为在大陆制造有保障。坚守在大陆的老台商认为，大陆到底人口还是多，产业链、基本面比较完善，现在只是过渡时期，慢慢会正常，未来前景应该还是看好的。”</text:p>
      <text:p text:style-name="P4">
记者：夏小华 责编：许书婷、梒青 网编：洪伟</text:p>
      <text:p text:style-name="P4">
Source: <text:a xlink:type="simple" xlink:href="https://www.rfa.org/mandarin/yataibaodao/gangtai/hx-06212023113715.html" text:style-name="Internet_20_link" text:visited-style-name="Visited_20_Internet_20_Link">
https://www.rfa.org/mandarin/yataibaodao/gangtai/hx-06212023113715.html</text:a>
</text:p>
      <!--NEWS-->
      <text:h text:style-name="P10" text:outline-level="1">
<text:span text:style-name="T4">
斐济受中压力将台驻斐济机构改回原名</text:span>
</text:h>
      <text:p text:style-name="P4">
Author: None</text:p>
      <text:p text:style-name="P4">
Publisher: Radio Free Asia (Organization)</text:p>
      <text:p text:style-name="P4">
Published Time: 2023-06-21T11:58:00-04:00</text:p>
      <text:p text:style-name="P4">
Modified Time: 2023-06-21T12:39: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6" text:anchor-type="as-char" svg:width="6.9236in" svg:height="3.595805in" draw:z-index="0">
<draw:image xlink:href="../Images/rfamandarin/2023-06-21T11-58-00-04-00/000000.png" xlink:type="simple" xlink:show="embed" xlink:actuate="onLoad" draw:mime-type="image/png"/>
</draw:frame>
台湾的駐斐濟台北商務辦事處曾在三月份正名中華民國（台灣），官網同步更名。 <text:a xlink:type="simple" xlink:href="https://www.rfa.org/mandarin/Xinwen/2-06212023115032.html/@@images/image" text:style-name="Internet_20_link" text:visited-style-name="Visited_20_Internet_20_Link">
</text:a>
（圖取自中華民國（台灣）駐斐濟商務代表團網頁www.roc-taiwan.org/fj）</text:p>
      <text:p text:style-name="P4">
台湾外交部星期三表示，中国再度强力施压斐济，斐济最终屈服，决定将台湾办事处名称改为“驻斐济台北商务办事处”，对此外交部表示遗憾。</text:p>
      <text:p text:style-name="P4">
据台湾中央社报道，台湾外交部表示，斐济共和国3月24日正式通知台湾驻斐济代表处，自3月15日起恢复该处名称“中华民国（台湾）驻斐济商务代表团”,并享有依据1971年《斐济外交特权及豁免法》所规定的外交特权，但近期斐济政府迫于中国压力，再次将台湾驻斐济代表处改回原名“驻斐济台北商务办事处”。</text:p>
      <text:p text:style-name="P4">
台湾外交部称，斐济政府3月决定提升台湾驻处名称后，中国驻斐济大使即向斐济政府提出抗议，并扬言采取报复手段。中国外交部副部长马朝旭4月访问斐济，再度强力施压。斐济政府虽多次召开内阁会议讨论，最终仍屈服中国压力。</text:p>
      <text:p text:style-name="P4">
责编：饶怡明</text:p>
      <text:p text:style-name="P4">
Source: <text:a xlink:type="simple" xlink:href="https://www.rfa.org/mandarin/Xinwen/2-06212023115032.html" text:style-name="Internet_20_link" text:visited-style-name="Visited_20_Internet_20_Link">
https://www.rfa.org/mandarin/Xinwen/2-06212023115032.html</text:a>
</text:p>
      <!--NEWS-->
      <text:h text:style-name="P10" text:outline-level="1">
<text:span text:style-name="T4">
香港民研不再公布8类民调　包括六四周年、港人身份认同</text:span>
</text:h>
      <text:p text:style-name="P4">
Author: None</text:p>
      <text:p text:style-name="P4">
Publisher: Radio Free Asia (Organization)</text:p>
      <text:p text:style-name="P4">
Published Time: 2023-06-21T12:02:00-04:00</text:p>
      <text:p text:style-name="P4">
Modified Time: 2023-06-21T12:41: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8" text:anchor-type="as-char" svg:width="6.9236in" svg:height="4.612011in" draw:z-index="0">
<draw:image xlink:href="../Images/rfamandarin/2023-06-21T12-02-00-04-00/000000.png" xlink:type="simple" xlink:show="embed" xlink:actuate="onLoad" draw:mime-type="image/png"/>
</draw:frame>
香港民意研究所2023年6月6日取消发布"六四周年调查报告" 自由亚洲电台粤语组制图</text:p>
      <text:p text:style-name="P4">
在六四事件纪念日两周后，香港具有代表性的民意机构香港民意研究所日前宣布，初步决定8类民调将改为不公开发表，包括民研前身港大民研在1997年香港主权移交起至今的六四事件民调、港人中国人身份民调等。而国民身份自豪感、议员评分以及纪律部队民调等也受影响，详情七月份公布。</text:p>
      <text:p text:style-name="P4">
据香港明报报道，民研总监钟廷耀表示，这些调整是基于社会对民意数据需求、民研角色以及所有风险评估等一揽子整体考虑。他说，特首及司局长、施政报告及预算案等民调，初步决定会继续进行，但频率未定。</text:p>
      <text:p text:style-name="P4">
明报的报道称，部分受影响民调过去遭建制派或亲中派批评，例如港人身份认同中“香港人”和“中国人”身份认同。民研在今年六四过后，因“政府部门建议”，取消公布六四民调结果。钟廷耀表示，政府评估不会涉及民研违法风险。</text:p>
      <text:p text:style-name="P4">
责编：饶怡明</text:p>
      <text:p text:style-name="P4">
Source: <text:a xlink:type="simple" xlink:href="https://www.rfa.org/mandarin/Xinwen/3-06212023120036.html" text:style-name="Internet_20_link" text:visited-style-name="Visited_20_Internet_20_Link">
https://www.rfa.org/mandarin/Xinwen/3-06212023120036.html</text:a>
</text:p>
      <!--NEWS-->
      <text:h text:style-name="P10" text:outline-level="1">
<text:span text:style-name="T4">
布林肯甫结束访中 拜登又称习近平为「独裁者」</text:span>
</text:h>
      <text:p text:style-name="P4">
Publisher: 法新社</text:p>
      <text:p text:style-name="P4">
Published Time: 2023-06-21T12:02:07+00:00</text:p>
      <text:p text:style-name="P4">
Modified Time: 2023-06-21T11:35:02+00:00</text:p>
      <text:p text:style-name="P4">
Description: （法新社旧金山20日电） 美国总统拜登今天称呼中国国家主席习近平是独裁者；他还说，一颗中国气球不久前在美国领空偏离航线，让习近平很难堪。</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9" text:anchor-type="as-char" svg:width="6.9236in" svg:height="3.617581in" draw:z-index="0">
<draw:image xlink:href="../Images/rficn/2023-06-21T12-02-07-00-00/000000.png" xlink:type="simple" xlink:show="embed" xlink:actuate="onLoad" draw:mime-type="image/png"/>
</draw:frame>
</text:p>
      <text:p text:style-name="P4">
据报导，拜登是在加州一场募款活动上说出这番话。美国国务卿布林肯（AntonyBlinken）昨天才在北京与习近平会面，而他此趟中国行目的是缓和美中之间的紧张关系。</text:p>
      <text:p text:style-name="P4">
拜登说：「当我（决定）击落那颗满载两车间谍设备的气球的时候，习近平很不高兴，因为他不知道气球在那里。」</text:p>
      <text:p text:style-name="P4">
拜登还表示：「一旦没掌握状况，对独裁者来说就非常难堪。（那颗气球）不应该飘到那边，它被风吹离了航线。」</text:p>
      <text:p text:style-name="P4">
布林肯与习近平昨天同意让两国之间的激烈竞争稳定下来，以免演变成冲突，但并无其他重大突破。拜登昨天说，他认为美中关系走在正确道路上。</text:p>
      <text:p text:style-name="P4">
Source: <text:a xlink:type="simple" xlink:href="https://www.rfi.fr/cn/%E5%9B%BD%E9%99%85%E6%8A%A5%E9%81%93/20230621-%E5%B8%83%E6%9E%97%E8%82%AF%E7%94%AB%E7%BB%93%E6%9D%9F%E8%AE%BF%E4%B8%AD-%E6%8B%9C%E7%99%BB%E5%8F%88%E7%A7%B0%E4%B9%A0%E8%BF%91%E5%B9%B3%E4%B8%BA-%E7%8B%AC%E8%A3%81%E8%80%85" text:style-name="Internet_20_link" text:visited-style-name="Visited_20_Internet_20_Link">
https://www.rfi.fr/cn/%E5%9B%BD%E9%99%85%E6%8A%A5%E9%81%93/20230621-%E5%B8%83%E6%9E%97%E8%82%AF%E7%94%AB%E7%BB%93%E6%9D%9F%E8%AE%BF%E4%B8%AD-%E6%8B%9C%E7%99%BB%E5%8F%88%E7%A7%B0%E4%B9%A0%E8%BF%91%E5%B9%B3%E4%B8%BA-%E7%8B%AC%E8%A3%81%E8%80%85</text:a>
</text:p>
      <!--NEWS-->
      <text:h text:style-name="P10" text:outline-level="1">
<text:span text:style-name="T4">
上海维权人士季孝龙案未能如期开庭审理</text:span>
</text:h>
      <text:p text:style-name="P4">
Author: None</text:p>
      <text:p text:style-name="P4">
Publisher: Radio Free Asia (Organization)</text:p>
      <text:p text:style-name="P4">
Published Time: 2023-06-21T12:04:00-04:00</text:p>
      <text:p text:style-name="P4">
Modified Time: 2023-06-21T12:09: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0" text:anchor-type="as-char" svg:width="6.9236in" svg:height="3.863815in" draw:z-index="0">
<draw:image xlink:href="../Images/rfamandarin/2023-06-21T12-04-00-04-00/000000.png" xlink:type="simple" xlink:show="embed" xlink:actuate="onLoad" draw:mime-type="image/png"/>
</draw:frame>
 上海异议人士季孝龙（图） 季孝龙推特上海维权人士季孝龙寻衅滋事案件原定6月21号在浦东新区法院开庭审理，但因起诉书中所谓罪证均被推翻，该案未能如期开庭。据维权网的消息，季孝龙因反对上海封城，践行宪法赋予的言论自由，为全体上海市民发声，导致两次被上海当局拘捕。此次刑事拘留发生于2022年8月31日，9月23日季孝龙被以涉嫌寻衅滋事罪批准逮捕。季孝龙1976年出生，江苏张家港市人。2015年曾因宣传民主理念被上海浦东新区以寻衅滋事罪传唤，并被处以行政拘留。 责编：饶怡明</text:p>
      <text:p text:style-name="P4">
Source: <text:a xlink:type="simple" xlink:href="https://www.rfa.org/mandarin/Xinwen/4-06212023120339.html" text:style-name="Internet_20_link" text:visited-style-name="Visited_20_Internet_20_Link">
https://www.rfa.org/mandarin/Xinwen/4-06212023120339.html</text:a>
</text:p>
      <!--NEWS-->
      <text:h text:style-name="P10" text:outline-level="1">
<text:span text:style-name="T4">
欧盟新贸易提案旨在遏制中国获取关键技术能力</text:span>
</text:h>
      <text:p text:style-name="P4">
Creator: MATINA STEVIS-GRIDNEFF</text:p>
      <text:p text:style-name="P4">
Publisher: https://www.facebook.com/nytimeschinese</text:p>
      <text:p text:style-name="P4">
Published Time: 2023-06-21T12:14:46+08:00</text:p>
      <text:p text:style-name="P4">
Description: 这份提案没有提及任何具体国家，但被认为明显与中国有关。它凸显了欧盟在限制中国进入敏感市场和获得行业机密方面寻求与美国保持一致，也反映出对中俄联盟深化的担忧。 Sean Gallup/Getty Images 周二，中国总理李强（左）和德国总理奥拉夫·朔尔茨在柏林向新闻媒体发表讲话。欧盟正在寻求限制中国获取行业机密。</text:p>
      <text:p text:style-name="P4">
Images: ["<text:a xlink:type="simple" xlink:href="https://static01.nyt.com/images/2023/06/20/multimedia/20eu-china-02-ljzp/20eu-china-02-ljzp-master1050.jpg" text:style-name="Internet_20_link" text:visited-style-name="Visited_20_Internet_20_Link">
20eu-china-02...</text:a>
"]</text:p>
      <text:p text:style-name="P4">
Category: 国际</text:p>
      <text:p text:style-name="P4">
Type: Article</text:p>
      <!--METADATA-->
      <text:p text:style-name="P4">
<draw:frame draw:style-name="fr1" draw:name="Image191" text:anchor-type="as-char" svg:width="6.9236in" svg:height="4.615733in" draw:z-index="0">
<draw:image xlink:href="../Images/cnnytimes/2023-06-21T12-14-46-08-00/20eu-china-02-ljzp-master1050.jpg" xlink:type="simple" xlink:show="embed" xlink:actuate="onLoad" draw:mime-type="image/jpeg"/>
</draw:frame>
</text:p>
      <text:p text:style-name="P4">
欧盟委员会周二公布了一项新的贸易原则，旨在遏制中国挤压欧洲经济的能力，并防止欧洲公司对华出口与军事相关、可能给中国带来优势的敏感技术。</text:p>
      <text:p text:style-name="P4">
该政策仍处于早期阶段，凸显欧盟在限制中国进入敏感市场和获得行业机密方面寻求与美国保持一致。它也反映出人们越来越担忧北京与莫斯科之间不断深化的联盟。</text:p>
      <text:p text:style-name="P4">
布鲁塞尔宣布这一消息正值欧中关系往来频繁的一周。中国总理李强正在访问德国，周二与德国总理奥拉夫·朔尔茨和商界领袖会晤，之后前往法国参加会议。</text:p>
      <text:p text:style-name="P4">
该倡议还强调了作为世界最大的经济体之一、中国和美国的重要贸易伙伴的欧盟正在努力管理其对北京的经济依赖，并且力图避免出现乌克兰遭入侵后欧盟与俄罗斯之间的那种经济决裂。</text:p>
      <text:p text:style-name="P4">
该委员会是欧盟的行政部门，它在一份14页的 <text:a xlink:type="simple" xlink:href="https://ec.europa.eu/commission/presscorner/detail/%20en/ip_23_3358" text:style-name="Internet_20_link" text:visited-style-name="Visited_20_Internet_20_Link">
 文件</text:a>
中表示，成员国之间协调不力和贸易规则薄弱可能会让对手在经济上钳制欧盟经济体或制造商，因此需要紧急解决。</text:p>
      <text:p text:style-name="P4">
该文件称：“我们的国家安全与我们保持经济安全和弹性的能力比以往任何时候都紧密地连接在一起。”</text:p>
      <text:p text:style-name="P4">
该文件完全没有提到中国或任何具体国家，但提到了“实施军民融合战略的有关国家”。</text:p>
      <text:p text:style-name="P4">
</text:p>
      <text:p text:style-name="P4">
周二，欧盟委员会主席乌苏拉·冯德莱恩（右）与欧盟预算和行政专员约翰内斯·哈恩在布鲁塞尔。  Olivier Hoslet/EPA, viaShutterstock</text:p>
      <text:p text:style-name="P4">
欧盟委员会主席乌尔苏拉·冯德莱恩在对记者的评论中表示，该政策“非针对某个特定国家”，也并非旨在彻底改革欧盟与经济大国打交道的方式。相反，她说，“我们考虑的是一组有限的、小规模的尖端技术。”她还说：“在这里，我们希望确保它们不会增强一些相关国家的军事能力。”</text:p>
      <text:p text:style-name="P4">
但欧洲外交官表示，这一拟议中的经济战略显然是关于中国的。他们表示，它可能需要几个月的辩论才能成为具体政策，但这是防止经济目标破坏欧盟安全的重要第一步。</text:p>
      <text:p text:style-name="P4">
尽管如此，外交官们表示，在与中国的重要经济关系方面，欧盟最大的经济强国——德国、法国、意大利和荷兰——并不急于接受布鲁塞尔可能具有破坏性的干预。这些担忧可能导致该委员会的提案被淡化。</text:p>
      <text:p text:style-name="P4">
广告</text:p>
      <text:p text:style-name="P4">
周二在德国举行的会议较为低调，并回避了明显的问题： <text:a xlink:type="simple" xlink:href="https://cn.nytimes.com/china/20230619/germany-china-relations/" text:style-name="Internet_20_link" text:visited-style-name="Visited_20_Internet_20_Link">
 德国经济对中国的依赖</text:a>
。超过一百万个德国工作岗位直接依赖中国，几乎一半的德国制造商在其供应链的某些部分依赖中国。</text:p>
      <text:p text:style-name="P4">
在总理府会面后，朔尔茨和李克强宣读了声明，但没有回答任何问题。</text:p>
      <text:p text:style-name="P4">
“直接对话、私人谈话、真正的交流——在这个充满全球挑战和危机的非常时期，所有这一切比以往任何时候都更加重要，”朔尔茨说，他避开了棘手的问题，转而选择关注气候和绿色能源。</text:p>
      <text:p text:style-name="P4">
“我们无意与中国进行经济脱钩，”他说。朔尔茨还避免提及对中国的经济关系进行“去风险”处理——这是一种相对温和的减少依赖的方法，很快成为广泛使用的外交用语。</text:p>
      <text:p text:style-name="P4">
不过在当天晚些时候，李强还是提了这个词。据德新社报道，李强说：“以去风险的名义实施歧视性措施以限制或排除其他国家，这违反了市场原则、公平竞争规则，以及世界贸易组织的规则。”</text:p>
      <text:p text:style-name="P4">
欧盟委员会关于经济安全的提案称，欧盟应将潜在敌对国家及其公司排除在某些关键基础设施之外，例如港口和管道，并禁止欧盟公司向潜在对手出口具有军事用途的高科技产品。</text:p>
      <text:p text:style-name="P4">
广告</text:p>
      <text:p text:style-name="P4">
该文件还旨在确保安全敏感商品的供应链不会过度依赖这些国家，并阻止人工智能、芯片制造或生物技术方面的欧洲专有技术“泄露”。</text:p>
      <text:p text:style-name="P4">
欧盟已经制定了一套规则，旨在解决其中一些担忧，但委员会表示，需要更好、更严格的规则，并且应该以同样的热忱和标准在27个国家应用这些规则。文件称，目标是确保不会留下任何可能破坏欧洲安全的后门。</text:p>
      <text:p text:style-name="P4">
“在出口管制领域，欧盟层面采取更迅速、更协调的行动的必要性已变得紧迫，”该提案称，并指出“成员国不协调地扩大国家管制将造成漏洞。”</text:p>
      <text:p text:style-name="P4">
一些欧洲国家已经收紧了与中国的贸易关系，荷兰今年以安全为由禁止阿斯麦公司向中国出口其先进的芯片生产技术。</text:p>
      <text:p text:style-name="P4">
欧盟还考虑对一些中国公司实施制裁，因为它们向俄罗斯提供用于针对乌克兰的武器的芯片。</text:p>
      <text:p text:style-name="P4">
Source: <text:a xlink:type="simple" xlink:href="https://cn.nytimes.com/world/20230621/eu-china-economic-strategy/" text:style-name="Internet_20_link" text:visited-style-name="Visited_20_Internet_20_Link">
https://cn.nytimes.com/world/20230621/eu-china-economic-strategy/</text:a>
</text:p>
      <!--NEWS-->
      <text:h text:style-name="P10" text:outline-level="1">
<text:span text:style-name="T4">
莫迪开启对美国的国事访问，将深化国防和科技关系 (Free Version)</text:span>
</text:h>
      <text:p text:style-name="P4">
Authors: ['迪米', '约翰•里德']</text:p>
      <text:p text:style-name="P4">
Publisher: 英国《金融时报》</text:p>
      <text:p text:style-name="P4">
Time: 2023-06-21T12:21:12+00:00</text:p>
      <text:p text:style-name="P4">
Published Time: 2023-06-20T12:00:99+08:00</text:p>
      <text:p text:style-name="P4">
Modified Time: 2023-06-21T08:11:99+08:00</text:p>
      <text:p text:style-name="P4">
Description: 印度总理将在美国国会联席会议上发表讲话，并出席白宫的国宴。他还将与美国国务卿布林肯共进午餐，签署一系列国防和商业协议。</text:p>
      <text:p text:style-name="P4">
Images: ["<text:a xlink:type="simple" xlink:href="https://thumbor.ftacademy.cn/unsafe/picture/2/000185102_piclink.jpg" text:style-name="Internet_20_link" text:visited-style-name="Visited_20_Internet_20_Link">
000185102_pic...</text:a>
"]</text:p>
      <text:p text:style-name="P4">
Themes: ['美印关系', '关注']</text:p>
      <text:p text:style-name="P4">
Keywords: ['美印关系', '莫迪', '美国外交', '印度', '印太']</text:p>
      <text:p text:style-name="P4">
Type: Article</text:p>
      <!--METADATA-->
      <text:p text:style-name="P4">
<draw:frame draw:style-name="fr1" draw:name="Image193" text:anchor-type="as-char" svg:width="6.9236in" svg:height="3.894525in" draw:z-index="0">
<draw:image xlink:href="../Images/FT Chinese Free Version/2023-06-21T12-21-12-00-00/000185102_piclink.jpg" xlink:type="simple" xlink:show="embed" xlink:actuate="onLoad" draw:mime-type="image/jpeg"/>
</draw:frame>
</text:p>
      <text:p text:style-name="P4">
印度总理纳伦德拉•莫迪(NarendraModi)已抵达美国进行国事访问，此次访问将突显近年来美印关系的深化，这得益于两国不断加强的防务和科技合作，以及对抗中国的共同目标。</text:p>
      <text:p text:style-name="P4">
莫迪将于周三在纽约联合国总部主持一项庆祝国际瑜伽日的活动，然后前往华盛顿，周四他将在国会联席会议上发表讲话，并出席白宫的国宴。周五，他将与美国国务卿安东尼•布林肯(AntonyBlinken)共进午餐，并签署一系列国防和商业协议。</text:p>
      <text:p text:style-name="P4">
Source: <text:a xlink:type="simple" xlink:href="http://www.ftchinese.com/story/001100048" text:style-name="Internet_20_link" text:visited-style-name="Visited_20_Internet_20_Link">
http://www.ftchinese.com/story/001100048</text:a>
</text:p>
      <!--NEWS-->
      <text:h text:style-name="P10" text:outline-level="1">
<text:span text:style-name="T4">
寻找失联潜艇：“敲击声”带来一线希望</text:span>
</text:h>
      <text:p text:style-name="P4">
Author: None (Language: zh)</text:p>
      <text:p text:style-name="P4">
Publisher: None</text:p>
      <text:p text:style-name="P4">
Time: 2023-06-21T12:26:00Z</text:p>
      <text:p text:style-name="P4">
Description: 美国政府的一份备忘文件显示，寻找失踪潜艇的搜救队伍在相关海域记录到每30分钟发出的“敲击声”——这可能来自失联的“泰坦号”。这是一场和时间之间的赛跑，因为潜艇内所剩余的氧气不多了。</text:p>
      <text:p text:style-name="P4">
Videos: []</text:p>
      <text:p text:style-name="P4">
Images: []</text:p>
      <text:p text:style-name="P4">
Subject: 新闻广角</text:p>
      <text:p text:style-name="P4">
Subjects: ['失踪', '失联', '泰坦尼克号', '沉船', '观光', '潜艇', '搜救', '泰坦号', '探险']</text:p>
      <text:p text:style-name="P4">
Keywords: ['意见反馈']</text:p>
      <text:p text:style-name="P4">
ID: 65989598</text:p>
      <!--METADATA-->
      <text:p text:style-name="P4">
<text:a xlink:type="simple" xlink:href="https://www.dw.com/zh/overlay/image/article/65989598/65985262" text:style-name="Internet_20_link" text:visited-style-name="Visited_20_Internet_20_Link">
 </text:a>
</text:p>
      <text:p text:style-name="P4">
图为“泰坦号”，该潜艇长6.7米，氧气预计只够维持到到周四</text:p>
      <text:p text:style-name="P4">
（德国之声中文网） <text:a xlink:type="simple" xlink:href="https://www.dw.com/zh/zh/泰坦尼克号沉船观光潜艇失踪-搜救已展开/a-65975169" text:style-name="Internet_20_link" text:visited-style-name="Visited_20_Internet_20_Link">
 在参观泰坦尼克号沉船的潜艇“泰坦号”失踪 </text:a>
之后，搜救人员在大西洋相关海域听到了可能意味着舱内人员生命迹象的声音。根据美国CNN电视台在当地时间周二到周三夜间发布的报道，一份美国政府文件显示，搜救团队记录到每30分钟发出的某种敲击声。</text:p>
      <text:h text:style-name="P12" text:outline-level="3">
<text:span text:style-name="T4">
声纳仪器接收到更多声音</text:span>
</text:h>
      <text:p text:style-name="P4">
上述文件记录道，人们之后增加部署了声纳仪器，还能够听到敲击声。不过目前不清楚接收到声音的确切时间和持续时长。CNN还报道称，随后周二（6月20日）晚间发布的更新报告提到接收到了更多声音，但没有再将其描述为“敲击声”。</text:p>
      <text:p text:style-name="P4">
报道称，能够听到这些声响，意味着营救生还者还有一线希望。运营公司“海洋之门”（OceanGateExpeditions）和美国海岸警卫队没有立刻对这一最新进展发表评论。</text:p>
      <text:p text:style-name="P4">
</text:p>
      <text:p text:style-name="P4">
图为搜救船“地平线北极号”（Horizon Arctic）</text:p>
      <text:h text:style-name="P12" text:outline-level="3">
<text:span text:style-name="T4">
带着高压氧舱的舰船赶去增援</text:span>
</text:h>
      <text:p text:style-name="P4">
美国海岸警卫队透露，目前有八艘船只正在前去增援的途中，包括加拿大海岸警卫队的四艘舰船，法国考察船“亚特兰大号”（L'Atalante）以及加拿大的皇家海军格雷斯湾号（HMCSGlace Bay），后者带有专门用于治疗减压症的高压氧舱和医疗人员。</text:p>
      <text:p text:style-name="P4">
发生事故的潜水员在被救上来之后都必须尽快进入一个高压氧舱，以避免发生所谓的“减压症”。一个人如果在水下高压环境停留时间过长，他身体内溶解的氮气就会溶出，在血液和组织内形成气泡，如果气泡进入大脑，就会危及生命。</text:p>
      <text:p text:style-name="P4">
</text:p>
      <text:p text:style-name="P4">
这张由“海洋之门”公司提供的资料图片显示了“泰坦号”潜水器的内部</text:p>
      <text:h text:style-name="P12" text:outline-level="3">
<text:span text:style-name="T4">
“泰坦号”周日失联 乘客包括运营公司的老板</text:span>
</text:h>
      <text:p text:style-name="P4">
载有5人的小型潜艇“泰坦号”周日早晨沉入水中1小时45分钟之后失去联系。运营公司“海洋之门”周一公布了潜艇在大西洋靠近加拿大东南部海岸水域失踪的消息。该公司顾问康坎农（DavidConcannon）表示，从周日早晨6点开始计时，潜艇上的氧气差不多总共能支撑96小时，也就是说氧气预计只够维持到周四（6月22日）。</text:p>
      <text:p text:style-name="P4">
“泰坦号”旨在探查泰坦尼克号沉船。根据运营公司“海洋之门”提供的信息，这种泰坦尼克号沉船的观光之旅持续数日，费用大约是每个人25万美元。行程也会搭载专家，去观测沉船残骸的腐蚀进程。</text:p>
      <text:p text:style-name="P4">
</text:p>
      <text:p text:style-name="P4">
失联潜艇上的五人也包括巴基斯坦裔企业家达伍德（Shahzada Dawood）和他19岁的儿子</text:p>
      <text:p text:style-name="P4">
这次失联潜艇上的五人分别是法国探险家纳戈莱（Paul-Henri Nargeolet），英国富豪、冒险家哈丁（HamishHarding），巴基斯坦裔企业家达伍德（Shahzada Dawood）和他19岁的儿子苏莱曼（SulemanDawood），以及船长、运营公司“海洋之门”的创始人兼首席执行官拉什（Stockton Rush）。</text:p>
      <text:p text:style-name="P4">
（德新社，法新社）</text:p>
      <text:p text:style-name="P4">
Source: <text:a xlink:type="simple" xlink:href="https://www.dw.com/zh/寻找失联潜艇：-敲击声-带来一线希望/a-65989598" text:style-name="Internet_20_link" text:visited-style-name="Visited_20_Internet_20_Link">
https://www.dw.com/zh/寻找失联潜艇：-敲击声-带来一线希望/a-65989598?maca=chi-rss-chi-all-1127-rdf</text:a>
</text:p>
      <!--NEWS-->
      <text:h text:style-name="P10" text:outline-level="1">
<text:span text:style-name="T4">
这个伊朗异见组织为何在欧洲遭到突袭？</text:span>
</text:h>
      <text:p text:style-name="P4">
Author: 半岛电视台</text:p>
      <text:p text:style-name="P4">
Publisher: Al Jazeera</text:p>
      <text:p text:style-name="P4">
Published Time: 2023-06-21T12:40:39</text:p>
      <text:p text:style-name="P4">
Modified Time: 2023-06-21T12:40:39</text:p>
      <text:p text:style-name="P4">
Description: 阿尔巴尼亚警方突袭了一个居住着数千名反对伊朗神权政府的“人民圣战者组织”成员的营地。</text:p>
      <text:p text:style-name="P4">
Images: ["<text:a xlink:type="simple" xlink:href="https://chinese.aljazeera.net/wp-content/uploads/2023/06/2019-07-13T182518Z_1041380568_RC1234D2CB00_RTRMADP_3_USA-IRAN-ALBANIA-1687341978-1687350007.jpg" text:style-name="Internet_20_link" text:visited-style-name="Visited_20_Internet_20_Link">
2019-07-13T18...</text:a>
", "<text:a xlink:type="simple" xlink:href="https://chinese.aljazeera.net/wp-content/uploads/2023/06/maxresdefault-1687350454.webp" text:style-name="Internet_20_link" text:visited-style-name="Visited_20_Internet_20_Link">
maxresdefault...</text:a>
", "<text:a xlink:type="simple" xlink:href="https://chinese.aljazeera.net/wp-content/uploads/2023/06/32D43UK-highres-1687342674-1687350511.jpg" text:style-name="Internet_20_link" text:visited-style-name="Visited_20_Internet_20_Link">
32D43UK-highr...</text:a>
", "<text:a xlink:type="simple" xlink:href="https://chinese.aljazeera.net/wp-content/uploads/2023/06/1PU4SE-highres-1687342663-1687350606.jpg" text:style-name="Internet_20_link" text:visited-style-name="Visited_20_Internet_20_Link">
1PU4SE-highre...</text:a>
", "<text:a xlink:type="simple" xlink:href="https://chinese.aljazeera.net/wp-content/uploads/2023/06/maxresdefault-1687350243.jpg" text:style-name="Internet_20_link" text:visited-style-name="Visited_20_Internet_20_Link">
maxresdefault...</text:a>
"]</text:p>
      <text:p text:style-name="P4">
Topics: ['专家专栏', '政治', '新闻']</text:p>
      <text:p text:style-name="P4">
Keywords: ['专家专栏', '政治', '新闻', '伊朗', '阿尔巴尼亚']</text:p>
      <text:p text:style-name="P4">
Type: Article</text:p>
      <!--METADATA-->
      <text:p text:style-name="P4">
<draw:frame draw:style-name="fr1" draw:name="Image198" text:anchor-type="as-char" svg:width="6.9236in" svg:height="4.612736in" draw:z-index="0">
<draw:image xlink:href="../Images/Aljazeera Chinese/2023-06-21T12-40-39/2019-07-13T182518Z_1041380568_RC1234D2CB00_RTRMADP_3_USA-IRAN-ALBANIA-1687341978-1687350007.jpg" xlink:type="simple" xlink:show="embed" xlink:actuate="onLoad" draw:mime-type="image/jpeg"/>
</draw:frame>
2019年7月13日，人们在阿尔巴尼亚城市曼泽的阿什拉夫-3营地内举行的活动中挥舞旗帜，而这里是反伊朗政权的“人民圣战者组织”的基地所在 (路透社)</text:p>
      <text:p text:style-name="P4">
阿尔巴尼亚警方突袭了一个居住着数千名反对伊朗神权政府的“人民圣战者组织”(MEK)成员的营地。</text:p>
      <text:p text:style-name="P4">
有一人死亡、数十人受伤，而关于阿什拉夫-3营地（Ashraf-3）内到底发生了什么，各种说法和理论比比皆是。</text:p>
      <text:p text:style-name="P4">
那么，“人民圣战者组织”是什么？他们在这个西巴尔干国家内做什么？美国又如何融入其中？这些问题又为什么重要呢？</text:p>
      <text:h text:style-name="P13" text:outline-level="4">
<text:span text:style-name="T4">
“人民圣战者组织”是什么？</text:span>
</text:h>
      <text:p text:style-name="P4">
“人民圣战者组织”最初是一个具有左翼革命思想的组织，它反对伊朗最后一位国王穆罕默德·礼萨·巴列维的统治，而后者已被1979年伊斯兰革命推翻——正是这场革命催生了伊朗当前的政权。</text:p>
      <text:p text:style-name="P4">
他们最初与其他革命者结盟，但却与伊朗第一任最高领导人阿亚图拉霍梅尼发生争执，并发动武装起义反对其刚刚成立的政府，其中包括制造爆炸和实施高层暗杀。</text:p>
      <text:p text:style-name="P4">
他们最终不得不离开伊朗，并与邻国伊拉克当时的独裁领导人萨达姆·侯赛因结盟。在上世纪80年代长达8年的两伊战争期间，该组织的成员在伊朗领土上发动了多轮武装攻势。</text:p>
      <text:p text:style-name="P4">
伊朗政府将其视为“恐怖组织”，并声称其应当对大近17000名伊朗人的死亡负责。</text:p>
      <text:p text:style-name="P4">
<draw:frame draw:style-name="fr1" draw:name="Image199" text:anchor-type="as-char" svg:width="6.9236in" svg:height="3.894525in" draw:z-index="0">
<draw:image xlink:href="../ConvertedIMGs/Aljazeera Chinese/2023-06-21T12-40-39/maxresdefault-1687350454.png" xlink:type="simple" xlink:show="embed" xlink:actuate="onLoad" draw:mime-type="image/png"/>
</draw:frame>
反对伊朗政权的“人民圣战者组织” (半岛电视台)</text:p>
      <text:p text:style-name="P4">
“人民圣战者组织”成员多年来一直驻扎在伊拉克的一个营地内，但最终不得不在本世纪10年代中期转移至阿尔巴尼亚，因为伊拉克官员对他们越来越敌视。</text:p>
      <text:p text:style-name="P4">
多年来，该组织前成员的叙述以及国际媒体的大量报道，详细描述了该组织如何“像邪教一样运作”，并对其成员施加严厉的限制，使他们遭受身体和精神上的虐待。</text:p>
      <text:p text:style-name="P4">
由于缺乏合法性和伊朗人的支持，该组织还被指经营线上巨魔农场，并反复吹嘘对伊朗的国家相关机构进入黑客入侵或渗透。在阿尔巴尼亚警方开展突击搜查后，他们的部分账户在本周二被关闭。</text:p>
      <text:h text:style-name="P13" text:outline-level="4">
<text:span text:style-name="T4">
为什么要开展突袭？</text:span>
</text:h>
      <text:p text:style-name="P4">
数十名阿尔巴尼亚警察突袭了位于阿尔巴尼亚首都地拉那以西约30公里的山城曼泽附近的阿什拉夫-3营地。</text:p>
      <text:p text:style-name="P4">
阿尔巴尼亚警方表示，此次突袭是根据法院命令进行的。这项命令是在该国特别反腐败机构SPAK对“人民圣战者组织”未经批准的政治活动进行调查后发布的——法院认为这些活动违反了该组织为留在阿尔巴尼亚而于2014年达成的协议。</text:p>
      <text:p text:style-name="P4">
阿尔巴尼亚内政部支持这场突袭，国家警察局长穆罕默德·伦布拉库表示，他感到“愤怒和冒犯”，因为该组织的成员试图阻止警察扣押其电子设备，并且其领导人不予合作。</text:p>
      <text:p text:style-name="P4">
<draw:frame draw:style-name="fr1" draw:name="Image200" text:anchor-type="as-char" svg:width="6.9236in" svg:height="5.439971in" draw:z-index="0">
<draw:image xlink:href="../Images/Aljazeera Chinese/2023-06-21T12-40-39/32D43UK-highres-1687342674-1687350511.jpg" xlink:type="simple" xlink:show="embed" xlink:actuate="onLoad" draw:mime-type="image/jpeg"/>
</draw:frame>
2022年6月23日，美国前副总统迈克·彭斯在曼泽的阿什拉夫-3营地向“人民圣战者组织”发表讲话 (法国媒体)</text:p>
      <text:p text:style-name="P4">
有关突袭的视频和报道显示了当时的混乱场面——“人民圣战者组织”成员在大喊大叫，并愤怒地与警察和媒体对峙。</text:p>
      <text:p text:style-name="P4">
一名成员挤进镜头后对现场的阿尔巴尼亚电视台记者说道，“我想知道阿尔巴尼亚警察是保护者还是恐怖分子。”</text:p>
      <text:p text:style-name="P4">
该组织表示，其一名成员——65岁的阿里·莫斯塔沙里——已于20日死亡，还有100多名营地居民因胡椒喷雾而受伤。警方表示，这名男性的死亡与警方的行动无关，而且警察非常注意，没有动用武力。</text:p>
      <text:h text:style-name="P13" text:outline-level="4">
<text:span text:style-name="T4">
大家怎么看？</text:span>
</text:h>
      <text:p text:style-name="P4">
伊朗外交部发言人纳赛尔·卡纳尼对此消息表示欢迎，并称“人民圣战者组织”由于其“恐怖主义性质”，将永远对其东道国的安全构成威胁。</text:p>
      <text:p text:style-name="P4">
“这就是伊拉克政府驱逐他们以及其他政府拒绝接收他们的原因所在。我们希望阿尔巴尼亚政府能够弥补接收这个恐怖邪教组织的错误”，他在21日发布的推文中这样说道。</text:p>
      <text:p text:style-name="P4">
有趣的是，美国政府的回应却是与“人民圣战者组织”保持距离，尽管该组织多年来得到了包括美国前副总统迈克·彭斯在内的许多美国高级官员的大力支持。</text:p>
      <text:p text:style-name="P4">
美国方面表示，阿尔巴尼亚已向其保证，此次突袭是依法进行的，并且对该组织存在严重关切，包括有关其成员被实施虐待的指控。</text:p>
      <text:p text:style-name="P4">
<draw:frame draw:style-name="fr1" draw:name="Image201" text:anchor-type="as-char" svg:width="6.9236in" svg:height="4.608995in" draw:z-index="0">
<draw:image xlink:href="../Images/Aljazeera Chinese/2023-06-21T12-40-39/1PU4SE-highres-1687342663-1687350606.jpg" xlink:type="simple" xlink:show="embed" xlink:actuate="onLoad" draw:mime-type="image/jpeg"/>
</draw:frame>
2020年3月4日，“人民圣战者组织”成员行走在阿什拉夫-3营地的街道上 (法国媒体)</text:p>
      <text:p text:style-name="P4">
美国还表示，它并不认为“人民圣战者组织”是“代表伊朗人民的可行的民主反对运动”，并且试图确保美国政府不会向该组织提供支持、培训或资金。</text:p>
      <text:p text:style-name="P4">
在十多年前，美国和欧盟曾将“人民圣战者组织”从“恐怖组织”列表中除名，此前，该组织已承诺放弃其暴力行为。去年，伊朗将数十名支持“人民圣战者组织”的美国官员列入了黑名单。</text:p>
      <text:p text:style-name="P4">
去年9月，阿尔巴尼亚在指责伊朗发动重大网络攻击后，与伊朗断绝了外交关系，但是伊朗对此予以否认。美国和欧盟则在此次事件中支持阿尔巴尼亚。</text:p>
      <text:p text:style-name="P4">
发生在20日的突袭，促使“人民圣战者组织”附属账户在网上指责阿尔巴尼亚从事有利于伊朗政府的行为。</text:p>
      <text:p text:style-name="P4">
由于这次突袭是在法国阻止“人民圣战者组织”在巴黎举行7月1日集会的一天之后发生的——他们之前曾多次在那里集会，网上的一些用户便将这两起事件联系起来。与此同时，作为该组织的保护伞，伊朗全国抵抗委员会指责法国屈服于伊朗政府的“压力”。</text:p>
      <text:p text:style-name="P4">
在上周，伊朗总统莱希与法国总统马克龙进行了长时间的通话，而这一事实也使网上的理论变得更加复杂。但双方都没有在通话中正式提及“人民圣战者组织”。</text:p>
      <text:p text:style-name="P4">
<draw:frame draw:style-name="fr1" draw:name="Image202" text:anchor-type="as-char" svg:width="6.9236in" svg:height="3.894525in" draw:z-index="0">
<draw:image xlink:href="../Images/Aljazeera Chinese/2023-06-21T12-40-39/maxresdefault-1687350243.jpg" xlink:type="simple" xlink:show="embed" xlink:actuate="onLoad" draw:mime-type="image/jpeg"/>
</draw:frame>
 伊朗的抗议活动（半岛电视台）</text:p>
      <text:p text:style-name="P4">
Source: <text:a xlink:type="simple" xlink:href="https://chinese.aljazeera.net/opinions/expert-column/2023/6/21/%e8%bf%99%e4%b8%aa%e4%bc%8a%e6%9c%97%e5%bc%82%e8%a7%81%e7%bb%84%e7%bb%87%e4%b8%ba%e4%bd%95%e5%9c%a8%e6%ac%a7%e6%b4%b2%e9%81%ad%e5%88%b0%e7%aa%81%e8%a2%ad" text:style-name="Internet_20_link" text:visited-style-name="Visited_20_Internet_20_Link">
https://chinese.aljazeera.net/opinions/expert-column/2023/6/21/%e8%bf%99%e4%b8%aa%e4%bc%8a%e6%9c%97%e5%bc%82%e8%a7%81%e7%bb%84%e7%bb%87%e4%b8%ba%e4%bd%95%e5%9c%a8%e6%ac%a7%e6%b4%b2%e9%81%ad%e5%88%b0%e7%aa%81%e8%a2%ad</text:a>
</text:p>
      <!--NEWS-->
      <text:h text:style-name="P10" text:outline-level="1">
<text:span text:style-name="T4">
布林肯访华  美国对台政策再成焦点</text:span>
</text:h>
      <text:p text:style-name="P4">
Author: None</text:p>
      <text:p text:style-name="P4">
Publisher: Radio Free Asia (Organization)</text:p>
      <text:p text:style-name="P4">
Published Time: 2023-06-21T12:49:00-04:00</text:p>
      <text:p text:style-name="P4">
Modified Time: 2023-06-21T13:04:53-04:00</text:p>
      <text:p text:style-name="P4">
Description: None</text:p>
      <text:p text:style-name="P4">
Videos: []</text:p>
      <text:p text:style-name="P4">
Audios: ["<text:a xlink:type="simple" xlink:href="https://www.rfa.org/mandarin/yataibaodao/junshiwaijiao/tj1-062120231222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4.042489in" draw:z-index="0">
<draw:image xlink:href="../Images/rfamandarin/2023-06-21T12-49-00-04-00/000000.png" xlink:type="simple" xlink:show="embed" xlink:actuate="onLoad" draw:mime-type="image/png"/>
</draw:frame>
美国国务卿布林肯2023年6月19日在北京会见中国官员 <text:a xlink:type="simple" xlink:href="https://www.rfa.org/mandarin/yataibaodao/junshiwaijiao/tj1-06212023122237.html/@@images/image" text:style-name="Internet_20_link" text:visited-style-name="Visited_20_Internet_20_Link">
</text:a>
美联社图片  <text:a xlink:type="simple" xlink:href="https://www.rfa.org/mandarin/yataibaodao/junshiwaijiao/tj1-06212023122237.html/@@stream" text:style-name="Internet_20_link" text:visited-style-name="Visited_20_Internet_20_Link">
Audio-1-Link：https://www.rfa.org/mandarin/yataibaodao/junshiwaijiao/tj1-06212023122237.html/@@stream</text:a>
</text:p>
      <text:p text:style-name="P4">
随着美中关系跌宕起伏，台湾问题也成为国际关注的焦点，究竟台湾对于世界有哪些重要性？美国以及美国的盟友在中国武统台湾时，会不会出兵协防台湾？美国学者以及前高级官员就此进行了讨论。</text:p>
      <text:p text:style-name="P4">
<text:a xlink:type="simple" xlink:href="https://www.rfa.org/mandarin/yataibaodao/junshiwaijiao/kw-06192023132239.html" text:style-name="Internet_20_link" text:visited-style-name="Visited_20_Internet_20_Link">
 <text:span text:style-name="T4">
布林肯结束访华 美中均同意"稳定关系"</text:span>
 </text:a>
  * <text:span text:style-name="T4">
<text:a xlink:type="simple" xlink:href="https://www.rfa.org/mandarin/yataibaodao/gangtai/tj-05162023102835.html" text:style-name="Internet_20_link" text:visited-style-name="Visited_20_Internet_20_Link">
 游锡堃到访华盛顿 吁美国及盟友支持台海稳定 </text:a>
 </text:span>
</text:p>
      <text:p text:style-name="P4">
美国国务卿布林肯（Antony Blinken）在上周日访问北京，这是自2018年美国国务卿蓬佩奥（MikePompeo）访华后，再度有美国最高阶外交官访问中国。在布林肯的中国行中，他与中国国家主席习近平进行了对话。布林肯在与习近平对话后召开记者会表示，他与习近平讨论到了台湾，布林肯提出了美国对中国在台湾海峡进行挑衅性行动的担忧，同时，布林肯也向习近平重申了美国的‘一个中国’政策没有改变，美国不支持台湾独立，也反对两岸任何一方单方面改变台海现状。</text:p>
      <text:p text:style-name="P4">
针对台海议题，本周二，美国华盛顿智库外交关系协会（The Council on Foreign Relations）也举办了研讨会，美国学者与前官员在会上重点关注两岸议题以及台美关系。</text:p>
      <text:p text:style-name="P4">
<text:span text:style-name="T4">
学者：台湾和平对美国而言是重大利益</text:span>
</text:p>
      <text:p text:style-name="P4">
会上，学者们不约而同谈到台湾的重要性，退休美军上将、前美国参谋长联席会议主席迈克尔·马伦（Michael GlennMullen）表示：“其中一个最重要的点是，台湾岛位于四个大经济体的中心，相比2000年以及2008年的经济衰退，或是新冠疫情导致经济停滞，两岸若爆发战争，对美国、中国以及世界带来的经济冲击，都会比上述的情况还要严重。”</text:p>
      <text:p text:style-name="P4">
美国前驻韩大使、前印太司令小哈里·哈里斯（Harry HarrisJr.）则从意识形态为出发点，他谈道，美国不能置台湾于不顾，因为美国不能让民主政体落入威权政体手中：“如果美国允许大的威权国家对小的民主国家为所欲为，像是乌克兰、台湾，那既有的国际秩序就完蛋了，这也是为什么美国以及美国的盟友必须要站出来。……台湾是民主、创新的国家，台湾2,400万的人民只想过正常的生活，他们不想被从事种族灭绝的共产政权统治。”</text:p>
      <text:p text:style-name="P4">
国家前情报搜集副总监戈登（Susan M.Gordon）也表示，美国政府需要让美国民众清楚了解为什么台湾对美国至关重要：“就今天来说，我认为美国民众不清楚台湾对美国利益的重要性。清楚告知美国民众这件事是很重要的。”</text:p>
      <text:p text:style-name="P4">
 美国前情报搜集副总监戈登（Susan M.Gordon）在研讨会上表示，美国政府需要让美国民众清楚了解为什么台湾对美国至关重要。（美联社图片）  <text:a xlink:type="simple" xlink:href="https://www.rfa.org/mandarin/yataibaodao/junshiwaijiao/tj1-06212023122237.html/ap18047835360162.jpg" text:style-name="Internet_20_link" text:visited-style-name="Visited_20_Internet_20_Link">
</text:a>
</text:p>
      <text:p text:style-name="P4">
<text:span text:style-name="T4">
学者：美国需要重新平衡对中吓阻</text:span>
</text:p>
      <text:p text:style-name="P4">
哈里斯会上谈到，中国在近年来对于台湾越来越具侵略性：“中国对于台湾的意图一直以来都很战略清晰，他们打算和平的收回台湾，或是在必要时对台湾武力统一，中国正在建造能对抗美国的军队。”</text:p>
      <text:p text:style-name="P4">
马伦也分析到，中国对台湾昭然若揭的野心，显示美国过去几十年对于中国的吓阻是无效的：“美国对中国的吓阻力正在衰退，中国在外交上、军事上、经济上、政治上都越来越有胁迫性，美中关系需要再平衡，但是因为美中关系紧张，再平衡象征著美国的政策需要更有侵略性，美国的意图很可能会被中国曲解，这也使得再平衡充满风险。”</text:p>
      <text:p text:style-name="P4">
<text:span text:style-name="T4">
学者：对美国而言 台湾地位未定</text:span>
</text:p>
      <text:p text:style-name="P4">
会上，外交关系协会亚洲项目研究员大卫·萨克斯（DavidSacks）则谈到了美国一直以来的对台立场：“（在美中三公报里）我们‘认知到’中国的立场，也就是世界上只有一个中国，台湾是中国的一部分，但是，我们不为这个立场背书。所以，尽管美国不支持台湾独立，我们也不声援中国声称‘台湾是一个需要被回归的省份’的立场。美国的立场是‘台湾地位是未定的’，我们不对台湾地位的最终结果抱有立场。”</text:p>
      <text:p text:style-name="P4">
萨克斯强调，对美国而言，美国最重视的是解决台湾问题的过程，所有改变两岸关系的决议，都需要和平的经过台湾人民同意。</text:p>
      <text:p text:style-name="P4">
萨克斯还补充道，美国近年来提升对台军售的作法，并没有违反美国的“一中政策”：“尽管1982年的公报有说美国会降低对台军售，但是里根总统曾经清楚强调，美国的最终目标是要确保两岸武力平衡，如果美国无法同时达到降低军售与武力平衡两个目标，美国便会先落实后者，这也就是为何美国现在持续提供军售给台湾。”</text:p>
      <text:p text:style-name="P4">
记者：唐缘媛 责编：梒青 网编：洪伟</text:p>
      <text:p text:style-name="P4">
Source: <text:a xlink:type="simple" xlink:href="https://www.rfa.org/mandarin/yataibaodao/junshiwaijiao/tj1-06212023122237.html" text:style-name="Internet_20_link" text:visited-style-name="Visited_20_Internet_20_Link">
https://www.rfa.org/mandarin/yataibaodao/junshiwaijiao/tj1-06212023122237.html</text:a>
</text:p>
      <!--NEWS-->
      <text:h text:style-name="P10" text:outline-level="1">
<text:span text:style-name="T4">
阿里改组：张勇卸任董事长和CEO，蔡崇信与吴泳铭接任</text:span>
</text:h>
      <text:p text:style-name="P4">
Creator: CHANG CHE</text:p>
      <text:p text:style-name="P4">
Publisher: https://www.facebook.com/nytimeschinese</text:p>
      <text:p text:style-name="P4">
Published Time: 2023-06-21T12:59:59+08:00</text:p>
      <text:p text:style-name="P4">
Description: 阿里周二宣布，51岁的张勇将卸任阿里最高职务，并退出董事会。张勇表示，将“全身心”投入到分拆工作中。此次改组在一定程度上被视为阿里对北京收紧监管的应对措施。 Kin Cheung/Associated Press 2019年，张勇在香港。在出乎意料的集团改组中，他将卸任阿里巴巴董事局主席兼首席执行官的职务。</text:p>
      <text:p text:style-name="P4">
Images: ["<text:a xlink:type="simple" xlink:href="https://static01.nyt.com/images/2023/06/20/multimedia/20Alibaba-Shakeup-cgwv/20Alibaba-Shakeup-cgwv-master1050.jpg" text:style-name="Internet_20_link" text:visited-style-name="Visited_20_Internet_20_Link">
20Alibaba-Sha...</text:a>
"]</text:p>
      <text:p text:style-name="P4">
Category: 商业与经济</text:p>
      <text:p text:style-name="P4">
Type: Article</text:p>
      <!--METADATA-->
      <text:p text:style-name="P4">
<draw:frame draw:style-name="fr1" draw:name="Image207" text:anchor-type="as-char" svg:width="6.9236in" svg:height="4.615733in" draw:z-index="0">
<draw:image xlink:href="../Images/cnnytimes/2023-06-21T12-59-59-08-00/20Alibaba-Shakeup-cgwv-master1050.jpg" xlink:type="simple" xlink:show="embed" xlink:actuate="onLoad" draw:mime-type="image/jpeg"/>
</draw:frame>
</text:p>
      <text:p text:style-name="P4">
3月下旬，张勇宣布了被称为阿里巴巴24年历史上“ <text:a xlink:type="simple" xlink:href="https://www.alizila.com/alibaba-reorganizes-to-unlock-value/" text:style-name="Internet_20_link" text:visited-style-name="Visited_20_Internet_20_Link">
 最重要 </text:a>
 ”的组织变革，这家中国  第一代科技巨头集团之一将拆分为六个部门，以吸引公域投资者。</text:p>
      <text:p text:style-name="P4">
现在，张勇卸任这家科技巨头的董事局主席和首席执行官，并将退出阿里董事会，该公司两位联合创始人已晋升至这两个领导职位。</text:p>
      <text:p text:style-name="P4">
阿里周二宣布，51岁的张勇将于9月卸任最高职务。此后他将专职担任阿里云智能集团首席执行官，他在3月 <text:a xlink:type="simple" xlink:href="https://cn.nytimes.com/technology/20230329/alibaba-china-e-commerce/" text:style-name="Internet_20_link" text:visited-style-name="Visited_20_Internet_20_Link">
 宣布改组</text:a>
 时开始担任这一职务。5月，阿里宣布了剥离云业务的计划，为上市做好铺垫。</text:p>
      <text:p text:style-name="P4">
现年59岁、从创立之初就为阿里工作多年的蔡崇信将从集团执行副主席升为董事会主席。另一位联合创始人吴泳铭将接替张勇出任首席执行官。</text:p>
      <text:p text:style-name="P4">
广告</text:p>
      <text:p text:style-name="P4">
“这是元老中的元老了，”北京博达克咨询有限公司董事长邓肯·克拉克表示。“最受信赖的元老团队重新掌权了。”</text:p>
      <text:p text:style-name="P4">
阿里选择了一个关键节点进行领导层重组。在北京对中国最大几家  科技企业势力的 <text:a xlink:type="simple" xlink:href="https://cn.nytimes.com/business/20211008/china-businesses/" text:style-name="Internet_20_link" text:visited-style-name="Visited_20_Internet_20_Link">
 打击</text:a>
中，阿里是最受关注的目标。该公司股价已从2020年的峰值大幅下跌。</text:p>
      <text:p text:style-name="P4">
作为阿里创始人，亿万富翁马云因对中国监管机构扼杀蚂蚁集团的创新发出批评，在2020年被赶出了公众视野，蚂蚁集团是阿里的金融科技姊妹公司。在他发表批评言论后，中国官员暂停了蚂蚁集团的上市计划。2021年，中国反垄断机构因其禁止商家在其他平台卖货为由，对阿里处以 <text:a xlink:type="simple" xlink:href="https://cn.nytimes.com/technology/20210412/china-alibaba-monopoly-fine/" text:style-name="Internet_20_link" text:visited-style-name="Visited_20_Internet_20_Link">
 182亿元</text:a>
 罚款。</text:p>
      <text:p text:style-name="P4">
就在阿里今年宣布改组之际，向来是公司形象代言人、在中国广受欢迎的马云回国行程遭到公开。此次改组在一定程度上被视为对北京收紧监管的应对措施。</text:p>
      <text:p text:style-name="P4">
阿里旗下研究  机构 <text:a xlink:type="simple" xlink:href="https://mp.weixin.qq.com/s/6srtOMUA6KTLi5Q3uTkEVw" text:style-name="Internet_20_link" text:visited-style-name="Visited_20_Internet_20_Link">
 发文 </text:a>
称，马云周六在该机构赞助的数学竞赛  中露面。尽管不再担任阿里的正式职务，但公司文件显示马云仍是最大股东之一，截至2021年还持有该公司4.5%的股份。</text:p>
      <text:p text:style-name="P4">
</text:p>
      <text:p text:style-name="P4">
吴泳铭帮助阿里从一家电商巨头转型为移动互联网巨头。  Alibaba Group/via Reuters</text:p>
      <text:p text:style-name="P4">
</text:p>
      <text:p text:style-name="P4">
蔡崇信帮助阿里获得了高盛和软银的早期投资。  Ye Aung Thu/Agence France-Presse — Getty Images</text:p>
      <text:p text:style-name="P4">
张勇在周二的全员信中表示，他要“全身心”投入到分拆工作中。他还指出，有必要对他在阿里巴巴和云智能集团的职务进行明确区分。</text:p>
      <text:p text:style-name="P4">
一些前员工述称，新任董事局主席蔡崇信与马云有着密不可分的关系。他们在1999年相识，当时阿里巴巴还只是一个免费的门户网站，蔡崇信当年就加入了该公司。他帮助马云获得了高盛和软银的早期投资，并在2014年主持了该公司纽约上市的工作，创造了当时的首次公开募股记录。</text:p>
      <text:p text:style-name="P4">
广告</text:p>
      <text:p text:style-name="P4">
蔡崇信自2013年起担任阿里执行副主席，他还是NBA布鲁克林篮网队的主要所有人。</text:p>
      <text:p text:style-name="P4">
担任阿里电商部门高管多年的吴泳铭获得提拔，分析人士称这是阿里将继续将网购当作其核心业务的信号。</text:p>
      <text:p text:style-name="P4">
年近五旬的吴泳铭帮助阿里从一家电商巨头转型为移动互联网巨头，将支付宝这一数字支付应用变为中国最常见的付款方式之一。他将继续兼任阿里国内两大电商企业淘宝和天猫的董事长。</text:p>
      <text:p text:style-name="P4">
张勇向投资人表示，阿里分拆旗下业务是为了降低集中化程度，提升效率。但阿里最近还宣布成立一个高层委员会，负责新业务集团的资金分配决策。一些分析人士认为，这表明该公司的权力仍会掌握在少数关键人物手中。</text:p>
      <text:p text:style-name="P4">
张勇于2019年接替马云担任阿里董事会主席。当时他是公司里的后起之秀，缔造了阿里最为成功的“ <text:a xlink:type="simple" xlink:href="https://cn.nytimes.com/technology/20191112/alibaba-singles-day/" text:style-name="Internet_20_link" text:visited-style-name="Visited_20_Internet_20_Link">
 双11</text:a>
”购物节。张勇以注重细节和解决问题的能力闻名，被普遍认为与马云非常互补，后者在公司内部以其远见卓识著称。</text:p>
      <text:p text:style-name="P4">
在中国，阿里巴巴就是网购的代名词。但从数字支付到送货服务再到娱乐，该公司已拓展出一系列广泛业务。近年来，阿里扩大了电商部门规模，其云计算部门也推动了人工智能的蓬勃发展。</text:p>
      <text:p text:style-name="P4">
广告</text:p>
      <text:p text:style-name="P4">
韦博领创电商咨询公司首席执行官雅各布·库克表示，蔡崇信在全球都有广泛投资，考虑到阿里近来对国际业务的关注，让他重掌大权是合乎逻辑的选择。</text:p>
      <text:p text:style-name="P4">
根据研究公司VentureCapInsights披露的新加坡企业记录，阿里巴巴去年在东南亚电商业务上投入了16亿美元。上周，阿里宣布计划在欧洲推出其电商部门天猫的本地版。</text:p>
      <text:p text:style-name="P4">
Source: <text:a xlink:type="simple" xlink:href="https://cn.nytimes.com/business/20230621/alibaba-daniel-zhang-joseph-tsai/" text:style-name="Internet_20_link" text:visited-style-name="Visited_20_Internet_20_Link">
https://cn.nytimes.com/business/20230621/alibaba-daniel-zhang-joseph-tsai/</text:a>
</text:p>
      <!--NEWS-->
      <text:h text:style-name="P10" text:outline-level="1">
<text:span text:style-name="T4">
欧盟峰会：聚焦针对中国的安全战略</text:span>
</text:h>
      <text:p text:style-name="P4">
Author: None (Language: zh)</text:p>
      <text:p text:style-name="P4">
Publisher: None</text:p>
      <text:p text:style-name="P4">
Time: 2023-06-21T13:18:00Z</text:p>
      <text:p text:style-name="P4">
Description: 欧盟资深官员表示，欧盟领导人下周将在峰会期间呼吁中国帮助结束乌克兰战争、参与应对气候变化等全球性挑战，并重新调整其与欧盟的经济关系。</text:p>
      <text:p text:style-name="P4">
Videos: []</text:p>
      <text:p text:style-name="P4">
Images: []</text:p>
      <text:p text:style-name="P4">
Subject: 时政风云</text:p>
      <text:p text:style-name="P4">
Subjects: ['德中关系', '希腊债务危机', '欧债危机', '俄罗斯', '欧盟', '乌克兰', '岛屿主权争端', '专题报道：全景观看“习马会”', '诺贝尔奖', '欧洲难民危机']</text:p>
      <text:p text:style-name="P4">
Keywords: ['欧盟', '中国', '俄罗斯', '乌克兰战争', '安全战略', '去风险', '投资', '敏感技术']</text:p>
      <text:p text:style-name="P4">
ID: 65990363</text:p>
      <!--METADATA-->
      <text:p text:style-name="P4">
<text:a xlink:type="simple" xlink:href="https://www.dw.com/zh/overlay/image/article/65990363/61306037" text:style-name="Internet_20_link" text:visited-style-name="Visited_20_Internet_20_Link">
 </text:a>
</text:p>
      <text:p text:style-name="P4">
中国将是下周欧盟峰会上的一个重要话题</text:p>
      <text:p text:style-name="P4">
（德国之声中文网）下周（6月29日-6月30日）将在布鲁塞尔举行的欧盟国家领导人峰会上，经济安全和中国将是主要议题。对中国的上述呼吁出现在为会议准备的闭幕声明草案中，还不是最后敲定的文本。</text:p>
      <text:p text:style-name="P4">
这位欧盟官员对路透社说，闭幕声明草案与今年5月的7国集团峰会声明内容大体一致，但加入了一些针对欧盟与中国的特别议题，比如呼吁重新平衡双边关系和公平对等原则等。</text:p>
      <text:p text:style-name="P4">
他表示：“重要的是，我们确定了去风险和多样化的概念。”这位官员还透露，欧盟国家领导人讨论的焦点可能包括中国在俄罗斯侵乌战争中的作用以及 <text:a xlink:type="simple" xlink:href="https://www.dw.com/zh/zh/媒體歐盟擬制裁七間助俄中企/a-65545705" text:style-name="Internet_20_link" text:visited-style-name="Visited_20_Internet_20_Link">
 中俄经济关系</text:a>
。西方国家领导人曾敦促中国运用其对俄罗斯的影响力来终止冲突。</text:p>
      <text:p text:style-name="P4">
中国官方数据显示，中国从俄罗斯的原油进口和双边贸易自乌克兰战争以来大幅增长。据中国海关本周二发布的数据，今年5月中国进口俄罗斯原油971万吨，达到俄罗斯入侵乌克兰以来的最高水平。2022年2月战争爆发以来，中国对俄罗斯原油的进口几乎翻了一番。本月公布的贸易数据还显示，<text:a xlink:type="simple" xlink:href="https://www.dw.com/zh/zh/俄中贸易互动频繁-去年规模破万亿人民币/a-64386045" text:style-name="Internet_20_link" text:visited-style-name="Visited_20_Internet_20_Link">
 中国与俄罗斯的贸易 </text:a>
额自2022年2月以来不断创下新高。</text:p>
      <text:h text:style-name="P12" text:outline-level="3">
<text:span text:style-name="T4">
中國會出手拯救俄羅斯的經濟嗎？</text:span>
</text:h>
      <text:h text:style-name="P12" text:outline-level="3">
<text:span text:style-name="T4">
经济安全战略</text:span>
</text:h>
      <text:p text:style-name="P4">
本周二，欧盟委员会公布了一份新的 <text:a xlink:type="simple" xlink:href="https://www.dw.com/zh/zh/保卫经济安全-欧盟有哪些工具/a-65959172" text:style-name="Internet_20_link" text:visited-style-name="Visited_20_Internet_20_Link">
 经济安全 </text:a>
战略，强调加强对出口和技术输出的监管。欧委会在战略文件中没有提到中国，但很明显该国是文件聚焦的一个中心。</text:p>
      <text:p text:style-name="P4">
“我们必须确保欧盟企业的资本、知识、经验和研究不会被有问题的国家用于军事目的。”欧盟委员会主席冯德莱恩表示。</text:p>
      <text:p text:style-name="P4">
这份安全战略也是下周布鲁塞尔峰会上将讨论的重要议题。据《南德意志报》报道，该战略的一个核心内容是出口管制和禁止特定领域的外国投资，此外欧盟委员会还计划推出一项法规，使得当局有权在某些情况下限制欧盟企业在中国投资。这将涉及少量可用于军事目的的敏感技术。文件中提到的例子包括量子计算机、新型半导体和人工智能。</text:p>
      <text:p text:style-name="P4">
路透社援引的欧盟官员还说，一些欧盟国家目前对这一提议还相当谨慎，表示出口许可以及安全政策属于各成员国的责权范围。</text:p>
      <text:p text:style-name="P4">
（路透社、南德意志报）</text:p>
      <text:p text:style-name="P4">
Source: <text:a xlink:type="simple" xlink:href="https://www.dw.com/zh/欧盟峰会：聚焦针对中国的安全战略/a-65990363" text:style-name="Internet_20_link" text:visited-style-name="Visited_20_Internet_20_Link">
https://www.dw.com/zh/欧盟峰会：聚焦针对中国的安全战略/a-65990363?maca=chi-rss-chi-all-1127-rdf</text:a>
</text:p>
      <!--NEWS-->
      <text:h text:style-name="P10" text:outline-level="1">
<text:span text:style-name="T4">
拜登：AI对国家安全和经济的风险必须得到解决</text:span>
</text:h>
      <text:p text:style-name="P4">
Author: 联合早报 (Person)</text:p>
      <text:p text:style-name="P4">
Publisher: 联合早报 (Organization)</text:p>
      <text:p text:style-name="P4">
Published Time: 2023-06-21T13:19</text:p>
      <text:p text:style-name="P4">
Modified Time: 2023-06-21T13:19</text:p>
      <text:p text:style-name="P4">
Description: 美国总统拜登说，人工智能（AI）对国家安全和经济构成的风险必须得到解决，他将在这方面寻求专家的建议。路透社报道，拜登星期二（6月20日）在加利福尼亚州旧金山的一场活动中说：“我的政...</text:p>
      <text:p text:style-name="P4">
Videos: []</text:p>
      <text:p text:style-name="P4">
Audios: []</text:p>
      <text:p text:style-name="P4">
Images: []</text:p>
      <text:p text:style-name="P4">
Type: NewsArticle</text:p>
      <text:p text:style-name="P4">
Breadcrumbs: ['即时', '国际']</text:p>
      <text:p text:style-name="P4">
Keywords: ['美国', '拜登', '人工智能', '风险']</text:p>
      <!--METADATA-->
      <text:p text:style-name="P4">
美国总统拜登说，人工智能（AI）对国家安全和经济构成的风险必须得到解决，他将在这方面寻求专家的建议。</text:p>
      <text:p text:style-name="P4">
路透社报道，拜登星期二（6月20日）在加利福尼亚州旧金山的一场活动中说：“我的政府致力于在保护隐私的同时，维护美国人的权利和安全，解决偏见和错误信息，确保AI系统安全才推出市场。”</text:p>
      <text:p text:style-name="P4">
拜登会见了一组公民社会领袖和倡导者，与他们讨论AI技术。这些人曾批评过大型科技公司的影响力。</text:p>
      <text:p text:style-name="P4">
拜登说：“我想直接听取专家的意见。”</text:p>
      <text:p text:style-name="P4">
一些国家的政府正在考虑如何降低AI新兴技术带来的风险，在美国人工智能研发公司OpenAI发布ChatGPT后，近几个月来，AI技术成为了投资者和消费者的宠儿。</text:p>
      <text:p text:style-name="P4">
拜登星期二会见的人包括人道技术中心（Center for Humane Technology）执行主任哈里斯（TristanHarris）、算法正义联盟（Algorithmic Justice League）创始人布兰维尼（JoyBuolamwini）和斯坦福大学教授赖希（Rob Reich）。</text:p>
      <text:p text:style-name="P4">
全球监管机构一直在努力制定管理生成式AI使用的规则，这项技术可以创建文本和图像，影响力已能与互联网分庭抗礼。</text:p>
      <text:p text:style-name="P4">
拜登最近还与其他世界领导人讨论了AI问题，包括英国首相苏纳克。英国政府将于今年晚些时候举行首个AI安全全球峰会。预计拜登将与到美国访问的印度总理莫迪讨论这一议题。</text:p>
      <text:p text:style-name="P4">
欧盟议员上周同意修改欧盟委员会提出的AI规则草案，旨在为从自动化工厂、自动驾驶汽车、聊天机器人等各种AI技术制定一套全球标准。</text:p>
      <text:p text:style-name="P4">
Source: <text:a xlink:type="simple" xlink:href="https://www.zaobao.com.sg/realtime/world/story20230621-1406376" text:style-name="Internet_20_link" text:visited-style-name="Visited_20_Internet_20_Link">
https://www.zaobao.com.sg/realtime/world/story20230621-1406376</text:a>
</text:p>
      <!--NEWS-->
      <text:h text:style-name="P10" text:outline-level="1">
<text:span text:style-name="T4">
欧盟加码军援 支持乌克兰对抗俄罗斯</text:span>
</text:h>
      <text:p text:style-name="P4">
Publisher: 法新社</text:p>
      <text:p text:style-name="P4">
Published Time: 2023-06-21T13:32:09+00:00</text:p>
      <text:p text:style-name="P4">
Modified Time: 2023-06-21T13:20:05+00:00</text:p>
      <text:p text:style-name="P4">
Description: （法新社布鲁塞尔21日电） 欧洲联盟（EU）今天同意新增35亿欧元（约新台币1183亿元）为乌克兰供应武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1" text:anchor-type="as-char" svg:width="6.9236in" svg:height="3.617581in" draw:z-index="0">
<draw:image xlink:href="../Images/rficn/2023-06-21T13-32-09-00-00/000000.png" xlink:type="simple" xlink:show="embed" xlink:actuate="onLoad" draw:mime-type="image/png"/>
</draw:frame>
</text:p>
      <text:p text:style-name="P4">
轮值欧盟主席国的瑞典今天宣布，欧盟在比利时布鲁塞尔（Brussels）一场会议中，同意增加35亿欧元给「欧洲和平机制」（European PeaceFacility）。</text:p>
      <text:p text:style-name="P4">
欧洲和平机制设立于2021年，旨在支援全球伙伴国家。欧盟27国为协助武装乌克兰，已迅速用掉这项联合基金大约55亿欧元。</text:p>
      <text:p text:style-name="P4">
其中36亿欧元用于补偿欧盟成员国供应乌克兰的武器，20亿欧元用于一项运送弹药给乌克兰的计画。</text:p>
      <text:p text:style-name="P4">
欧盟领导人去年底已加码20亿欧元，给这项打算运作到2027年的基金，如今原则上同意新增35亿欧元。</text:p>
      <text:p text:style-name="P4">
Source: <text:a xlink:type="simple" xlink:href="https://www.rfi.fr/cn/%E5%9B%BD%E9%99%85%E6%8A%A5%E9%81%93/20230621-%E6%AC%A7%E7%9B%9F%E5%8A%A0%E7%A0%81%E5%86%9B%E6%8F%B4-%E6%94%AF%E6%8C%81%E4%B9%8C%E5%85%8B%E5%85%B0%E5%AF%B9%E6%8A%97%E4%BF%84%E7%BD%97%E6%96%AF" text:style-name="Internet_20_link" text:visited-style-name="Visited_20_Internet_20_Link">
https://www.rfi.fr/cn/%E5%9B%BD%E9%99%85%E6%8A%A5%E9%81%93/20230621-%E6%AC%A7%E7%9B%9F%E5%8A%A0%E7%A0%81%E5%86%9B%E6%8F%B4-%E6%94%AF%E6%8C%81%E4%B9%8C%E5%85%8B%E5%85%B0%E5%AF%B9%E6%8A%97%E4%BF%84%E7%BD%97%E6%96%AF</text:a>
</text:p>
      <!--NEWS-->
      <text:h text:style-name="P10" text:outline-level="1">
<text:span text:style-name="T4">
马斯克会莫迪 讨论在印度进行重大投资</text:span>
</text:h>
      <text:p text:style-name="P4">
Publisher: 法新社</text:p>
      <text:p text:style-name="P4">
Published Time: 2023-06-21T13:32:10+00:00</text:p>
      <text:p text:style-name="P4">
Modified Time: 2023-06-21T13:05:02+00:00</text:p>
      <text:p text:style-name="P4">
Description: （法新社新德里21日电） 电动车大厂特斯拉（Tesla）执行长马斯克（Elon Musk）今天表示，他在美国会见印度总理莫迪（Narendr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3.617581in" draw:z-index="0">
<draw:image xlink:href="../Images/rficn/2023-06-21T13-32-10-00-00/000000.png" xlink:type="simple" xlink:show="embed" xlink:actuate="onLoad" draw:mime-type="image/png"/>
</draw:frame>
</text:p>
      <text:p text:style-name="P4">
全球顶尖富豪之一的马斯克表示，莫迪「正在推动我们在印度进行重大投资，这是我们打算做的事情，并且正在努力找出正确时机」。</text:p>
      <text:p text:style-name="P4">
自冠状病毒大流行以来，许多企业扩大在印度的业务，以减少其供应链对中国的依赖，并进军这个南亚国家庞大的国内市场。</text:p>
      <text:p text:style-name="P4">
莫迪从印度到美国进行国是访问后不久，就见到了这位科技界亿万富翁。莫迪指出，他在纽约与马斯克「会面很愉快」。</text:p>
      <text:p text:style-name="P4">
马斯克则表示「我有信心特斯拉将前进印度，并将尽快」。他说，他是莫迪的「粉丝」，打算明年访问印度。</text:p>
      <text:p text:style-name="P4">
Source: <text:a xlink:type="simple" xlink:href="https://www.rfi.fr/cn/%E5%9B%BD%E9%99%85%E6%8A%A5%E9%81%93/20230621-%E9%A9%AC%E6%96%AF%E5%85%8B%E4%BC%9A%E8%8E%AB%E8%BF%AA-%E8%AE%A8%E8%AE%BA%E5%9C%A8%E5%8D%B0%E5%BA%A6%E8%BF%9B%E8%A1%8C%E9%87%8D%E5%A4%A7%E6%8A%95%E8%B5%84" text:style-name="Internet_20_link" text:visited-style-name="Visited_20_Internet_20_Link">
https://www.rfi.fr/cn/%E5%9B%BD%E9%99%85%E6%8A%A5%E9%81%93/20230621-%E9%A9%AC%E6%96%AF%E5%85%8B%E4%BC%9A%E8%8E%AB%E8%BF%AA-%E8%AE%A8%E8%AE%BA%E5%9C%A8%E5%8D%B0%E5%BA%A6%E8%BF%9B%E8%A1%8C%E9%87%8D%E5%A4%A7%E6%8A%95%E8%B5%84</text:a>
</text:p>
      <!--NEWS-->
      <text:h text:style-name="P10" text:outline-level="1">
<text:span text:style-name="T4">
温网下月开战 5冠得主大威廉丝获女单外卡</text:span>
</text:h>
      <text:p text:style-name="P4">
Publisher: 法新社</text:p>
      <text:p text:style-name="P4">
Published Time: 2023-06-21T14:02:08+00:00</text:p>
      <text:p text:style-name="P4">
Modified Time: 2023-06-21T13:35:03+00:00</text:p>
      <text:p text:style-name="P4">
Description: （法新社伦敦21日电） 温布顿网球锦标赛下个月登场，5届温网女单冠军大威廉丝（Venus Williams）获得参赛外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3" text:anchor-type="as-char" svg:width="6.9236in" svg:height="3.617581in" draw:z-index="0">
<draw:image xlink:href="../Images/rficn/2023-06-21T14-02-08-00-00/000000.png" xlink:type="simple" xlink:show="embed" xlink:actuate="onLoad" draw:mime-type="image/png"/>
</draw:frame>
</text:p>
      <text:p text:style-name="P4">
大威廉丝去年参加温网混双项目，她自2021年以来就没有参加过单打比赛，但19日她在WTA伯明翰赛事历经3盘击败乔琪（CamilaGiorgi）。这是她2019年以来首次战胜世界排名前50的对手。</text:p>
      <text:p text:style-name="P4">
大威廉丝本月17日满43岁。</text:p>
      <text:p text:style-name="P4">
Source: <text:a xlink:type="simple" xlink:href="https://www.rfi.fr/cn/%E8%BF%90%E5%8A%A8%E5%A4%A9%E5%9C%B0/20230621-%E6%B8%A9%E7%BD%91%E4%B8%8B%E6%9C%88%E5%BC%80%E6%88%98-5%E5%86%A0%E5%BE%97%E4%B8%BB%E5%A4%A7%E5%A8%81%E5%BB%89%E4%B8%9D%E8%8E%B7%E5%A5%B3%E5%8D%95%E5%A4%96%E5%8D%A1" text:style-name="Internet_20_link" text:visited-style-name="Visited_20_Internet_20_Link">
https://www.rfi.fr/cn/%E8%BF%90%E5%8A%A8%E5%A4%A9%E5%9C%B0/20230621-%E6%B8%A9%E7%BD%91%E4%B8%8B%E6%9C%88%E5%BC%80%E6%88%98-5%E5%86%A0%E5%BE%97%E4%B8%BB%E5%A4%A7%E5%A8%81%E5%BB%89%E4%B8%9D%E8%8E%B7%E5%A5%B3%E5%8D%95%E5%A4%96%E5%8D%A1</text:a>
</text:p>
      <!--NEWS-->
      <text:h text:style-name="P10" text:outline-level="1">
<text:span text:style-name="T4">
中国银行禁俄罗斯以人民币交易</text:span>
</text:h>
      <text:p text:style-name="P4">
Author: None</text:p>
      <text:p text:style-name="P4">
Publisher: Radio Free Asia (Organization)</text:p>
      <text:p text:style-name="P4">
Published Time: 2023-06-21T14:05:38-04:00</text:p>
      <text:p text:style-name="P4">
Modified Time: 2023-06-21T14:05: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4" text:anchor-type="as-char" svg:width="6.9236in" svg:height="4.612011in" draw:z-index="0">
<draw:image xlink:href="../Images/rfamandarin/2023-06-21T14-05-38-04-00/000000.png" xlink:type="simple" xlink:show="embed" xlink:actuate="onLoad" draw:mime-type="image/png"/>
</draw:frame>
图为人民币与美元、欧元等主要货币重叠的画面；中国银行已经开始终止俄罗斯通过其代理行账户以人民币、美元、港币和欧元进行的转账。 <text:a xlink:type="simple" xlink:href="https://www.rfa.org/mandarin/Xinwen/5-06212023140331.html/@@images/image" text:style-name="Internet_20_link" text:visited-style-name="Visited_20_Internet_20_Link">
</text:a>
路透社资料图片  俄罗斯官方媒体以及另一家媒体FrankMedia表示，中国银行开始终止俄罗斯通过其代理行账户以人民币、美元、港币和欧元进行的转账。根据这项新规，中国银行不能被用作俄罗斯与第三方国家进行货币交换的中介银行。俄罗斯因为入侵乌克兰遭到西方国家全面制裁后，曾经利用人民币向美欧的债权人支付信贷款项，以规避西方制裁。德国之声报道称，美国国务卿布林肯访华与中国银行限制俄罗斯客户与欧盟、美国、瑞士、英国的银行有关的转账交易，或许是巧合，但另一方面，也可能是北京做出让步，配合布林肯的中国行。还有一种可能是，与俄罗斯结盟正在中国的经济与战略考量中失去重要性。华盛顿可靠投资中心负责人宏茨表示，中国银行并非全面拒绝俄罗斯账户，而是仅限制西方银行参与的部分。美国军事学院副教授珀森表示，这显示中国担心可能遭受二级制裁的威胁。 责编：饶怡明</text:p>
      <text:p text:style-name="P4">
Source: <text:a xlink:type="simple" xlink:href="https://www.rfa.org/mandarin/Xinwen/5-06212023140331.html" text:style-name="Internet_20_link" text:visited-style-name="Visited_20_Internet_20_Link">
https://www.rfa.org/mandarin/Xinwen/5-06212023140331.html</text:a>
</text:p>
      <!--NEWS-->
      <text:h text:style-name="P10" text:outline-level="1">
<text:span text:style-name="T4">
欧盟商会：中国经济低迷营商环境恶化外资急速撤离</text:span>
</text:h>
      <text:p text:style-name="P4">
Author: None</text:p>
      <text:p text:style-name="P4">
Publisher: Radio Free Asia (Organization)</text:p>
      <text:p text:style-name="P4">
Published Time: 2023-06-21T14:09:00-04:00</text:p>
      <text:p text:style-name="P4">
Modified Time: 2023-06-21T14:23: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6" text:anchor-type="as-char" svg:width="6.9236in" svg:height="3.88615in" draw:z-index="0">
<draw:image xlink:href="../Images/rfamandarin/2023-06-21T14-09-00-04-00/000000.png" xlink:type="simple" xlink:show="embed" xlink:actuate="onLoad" draw:mime-type="image/png"/>
</draw:frame>
 中国欧盟商会发表的企业信心调查报告 <text:a xlink:type="simple" xlink:href="https://www.rfa.org/mandarin/Xinwen/6-06212023140711.html/@@images/image" text:style-name="Internet_20_link" text:visited-style-name="Visited_20_Internet_20_Link">
</text:a>
中国欧盟商会官网截图中国欧盟商会星期三发布一份调查报告显示，由于中国经济在疫情后复苏乏力，加上反间谍法扩大实施和没有做出承诺的改革等影响，外国公司对中国经济丧失信心。虽然中国政府一直设法吸引和鼓励外资，但在华外国公司的悲观情绪却一直在蔓延。 据美联社报道，中国欧盟商会会长彦辞（JensEskelund）表示，“对未来五年监管环境的改善已经不抱希望。”据欧盟商会统计，570家受访公司当中，有三分之二表示，在中国做生意更加困难。新冠疫情爆发前，这个数字不到一半。另外，有五分之三的公司认为，中国当前的营商环境已经“更政治化”，一年前持同样看法的只有一半。报道称，习近平领导的新一届政府，希望拉抬去年跌至仅仅3%的经济增长率，正拼命鼓励外商增加投资，并引导新科技。但外资对中国的新安全规定、大力推动本土半导体制造力与全球竞争以及商用大客机和其他科技发展感到忧心忡忡。欧美认为中国政府对本国企业补贴和设置市场准入等做法违反自由贸易承诺。责编：饶怡明</text:p>
      <text:p text:style-name="P4">
Source: <text:a xlink:type="simple" xlink:href="https://www.rfa.org/mandarin/Xinwen/6-06212023140711.html" text:style-name="Internet_20_link" text:visited-style-name="Visited_20_Internet_20_Link">
https://www.rfa.org/mandarin/Xinwen/6-06212023140711.html</text:a>
</text:p>
      <!--NEWS-->
      <text:h text:style-name="P10" text:outline-level="1">
<text:span text:style-name="T4">
中国对俄罗斯银行实施限制</text:span>
</text:h>
      <text:p text:style-name="P4">
Author: None (Language: zh)</text:p>
      <text:p text:style-name="P4">
Publisher: None</text:p>
      <text:p text:style-name="P4">
Time: 2023-06-21T14:11:00Z</text:p>
      <text:p text:style-name="P4">
Description: 据媒体报道，中国银行限制俄罗斯客户与位于欧盟、美国、瑞士和英国的银行有关的转账交易。看来，中国并不希望陷入俄罗斯对乌克兰战争引发的外交困境中。</text:p>
      <text:p text:style-name="P4">
Videos: []</text:p>
      <text:p text:style-name="P4">
Images: []</text:p>
      <text:p text:style-name="P4">
Subject: 经济纵横</text:p>
      <text:p text:style-name="P4">
Subjects: []</text:p>
      <text:p text:style-name="P4">
Keywords: ['制裁', '制裁俄罗斯', '俄罗斯制裁', '俄罗斯对乌克兰战争', '乌克兰战争', '欧美制裁', '中国银行', '俄罗斯银行', '西方金融系统']</text:p>
      <text:p text:style-name="P4">
ID: 65991127</text:p>
      <!--METADATA-->
      <text:p text:style-name="P4">
<text:a xlink:type="simple" xlink:href="https://www.dw.com/zh/overlay/image/article/65991127/63550377" text:style-name="Internet_20_link" text:visited-style-name="Visited_20_Internet_20_Link">
 </text:a>
</text:p>
      <text:p text:style-name="P4">
（德国之声中文网）美国国务卿布林肯访华与中国银行（Bank ofChina）决定限制俄罗斯客户与位于欧盟、美国、瑞士、英国的银行有关的转账交易，这两者或许是巧合。但另一方面，也可能是北京所作出的让步，以配合布林肯的中国行。还有一种可能是，这反映出俄罗斯在中国的战略与经济考量中，其重要性在逐渐消失。</text:p>
      <text:p text:style-name="P4">
俄罗斯国家媒体RBC以及该国另一家媒体FrankMedia引述Finam银行称，中国银行开始终止俄罗斯通过其代理行账户以人民币、美元、港币和欧元进行的转账。UniCredit和Akibank也通报了这一消息。</text:p>
      <text:p text:style-name="P4">
根据目前的规定，实施制裁国家的银行被禁止与受制裁的俄罗斯实体直接交易，但第三方国家如中国并未被明文禁止这样做。</text:p>
      <text:p text:style-name="P4">
西方迄今为止不愿实施二级制裁措施，也就是禁止受制裁俄罗斯实体与非西方国家转账交易。</text:p>
      <text:p text:style-name="P4">
俄罗斯批评西方对此负责。Modulbank董事长谢缪诺夫（PavelSemyonov）表示："这一决定不是中国作出的，而是欧美。他们想要借此加大制裁压力，切断以元的形式进行的替代性渠道。"</text:p>
      <text:h text:style-name="P12" text:outline-level="3">
<text:span text:style-name="T4">
西方對俄羅斯的制裁究竟有沒有用？</text:span>
</text:h>
      <text:p text:style-name="P4">
<text:a xlink:type="simple" xlink:href="https://www.dw.com/zh/zh/媒體歐盟擬制裁七間助俄中企/a-65545705" text:style-name="Internet_20_link" text:visited-style-name="Visited_20_Internet_20_Link">
 布鲁塞尔4月首次对支持"俄罗斯战争机器"的中国企业实施制裁</text:a>
。列在欧盟清单上的包括金派科技有限公司。该公司已经受到美国制裁。</text:p>
      <text:p text:style-name="P4">
6月初，北京表示，会密切关注欧盟对俄罗斯第11轮制裁的讨论。讨论的制裁内容包括对被视为绕过现有制裁措施的第三国实施贸易限制。</text:p>
      <text:h text:style-name="P12" text:outline-level="3">
<text:span text:style-name="T4">
分析：中国可能担心受到二级制裁</text:span>
</text:h>
      <text:p text:style-name="P4">
华盛顿"可靠投资中心"（Center for Accountable Investment）负责人宏茨（EricHontz）向德国之声表示："我认为，中国银行并非一概拒绝俄罗斯账户，而是仅限制有西方银行参与的部分活动。"</text:p>
      <text:p text:style-name="P4">
美国军事学院国际关系副教授珀森（Robert Person）认为："这显示中国担心可能受到二级制裁的威胁。"</text:p>
      <text:p text:style-name="P4">
前欧盟外交官洛特阿赫（Albrecht Rothacher）表示："毕竟，中国与美国、欧盟和英国的商业关系比与俄罗斯要重要得多，除了油气、木材和矿产以外。"</text:p>
      <text:p text:style-name="P4">
洛特阿赫认为，受制裁的俄罗斯实体可能会尝试透过中国规模较小的银行或其它国家的银行实施转账交易，比如土耳其、 <text:a xlink:type="simple" xlink:href="https://www.dw.com/zh/zh/印度狂买打折原油后-俄罗斯看着一大堆卢比发愁/a-65647590" text:style-name="Internet_20_link" text:visited-style-name="Visited_20_Internet_20_Link">
 印度</text:a>
 等。</text:p>
      <text:p text:style-name="P4">
宏茨则表示，绕过制裁的做法已经存在一段时间了："比如，我们看到 <text:a xlink:type="simple" xlink:href="https://www.dw.com/zh/zh/哈萨克斯坦否认违反西方对俄制裁/a-65670504" text:style-name="Internet_20_link" text:visited-style-name="Visited_20_Internet_20_Link">
 俄罗斯与中亚之间的贸易与金融流动显著增长</text:a>
 。中国的银行在中亚也有营业点。"</text:p>
      <text:p text:style-name="P4">
不过，也有专家认为，北京的战略利益意味着，与俄罗斯的经贸关系其重要性是有限的。这从一系列事件中似乎也可以看出来。银联支付曾在2022年3月Visa和MasterCard退出俄罗斯后，一度成为俄罗斯人的生命线，但如今切断了与俄罗斯受制裁银行之间的联系。中国工商银行与另两家中国主导的开发银行则在2022年切断了对俄罗斯贸易的融资。</text:p>
      <text:p text:style-name="P4">
智库"亚特兰大委员会"的尼可拉德兹（MaiaNikoladze）向德国之声表示："即便中国削弱了对俄罗斯的制裁效果，北京的行动始终都受到其战略利益的限制，也担心诱发美国的二级制裁。"</text:p>
      <text:h text:style-name="P12" text:outline-level="3">
<text:span text:style-name="T4">
转世的Zara重返莫斯科</text:span>
</text:h>
      <text:p text:style-name="P4">
Source: <text:a xlink:type="simple" xlink:href="https://www.dw.com/zh/中国对俄罗斯银行实施限制/a-65991127" text:style-name="Internet_20_link" text:visited-style-name="Visited_20_Internet_20_Link">
https://www.dw.com/zh/中国对俄罗斯银行实施限制/a-65991127?maca=chi-rss-chi-all-1127-rdf</text:a>
</text:p>
      <!--NEWS-->
      <text:h text:style-name="P10" text:outline-level="1">
<text:span text:style-name="T4">
印度总理莫迪将与苹果等巨头商讨产业链撤出中国</text:span>
</text:h>
      <text:p text:style-name="P4">
Author: None</text:p>
      <text:p text:style-name="P4">
Publisher: Radio Free Asia (Organization)</text:p>
      <text:p text:style-name="P4">
Published Time: 2023-06-21T14:14:06-04:00</text:p>
      <text:p text:style-name="P4">
Modified Time: 2023-06-21T14:14:0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9" text:anchor-type="as-char" svg:width="6.9236in" svg:height="4.612011in" draw:z-index="0">
<draw:image xlink:href="../Images/rfamandarin/2023-06-21T14-14-06-04-00/000000.png" xlink:type="simple" xlink:show="embed" xlink:actuate="onLoad" draw:mime-type="image/png"/>
</draw:frame>
印度总理莫迪21日到纽约联合国总部参加国际瑜伽日活动，并与联合国大会主席克勒希·乔鲍(Csaba Kőrösi) 交谈。 <text:a xlink:type="simple" xlink:href="https://www.rfa.org/mandarin/Xinwen/7-06212023141215.html/@@images/image" text:style-name="Internet_20_link" text:visited-style-name="Visited_20_Internet_20_Link">
</text:a>
Photo: RFA  印度总理莫迪正在美国进行为期三天的国事访问。印度方面认为此行意义重大，将能扩大并巩固美印关系。路透社引述新德里的亚洲社会政策研究所学者莫汉的话说，这不是围堵或对抗中国而是在亚洲建立新的权力平衡。据了解，莫迪21日首先到纽约联合国总部参加国际瑜伽日活动，接着去华盛顿会晤拜登，并接受国宴款待。苹果、微软和联邦快递的首席执行官也将一同出席晚宴。星期五莫迪将与科技巨头们商讨如何将产业链从中国分散到其他地区的事宜。美国消费者和商业频道表示，随着中国经济失速，政治紧张加剧，美国公司正计划分散风险将部分产能撤出中国。日前有报道称苹果计划将部分生产线从中国搬迁到印度，但由于印度条件不佳而没有下文。消息人士表示，莫迪希望此行能消除这些巨头的担忧。另外，莫迪还预计与马斯克商讨在印度设立特斯拉工厂事宜。 责编：饶怡明</text:p>
      <text:p text:style-name="P4">
Source: <text:a xlink:type="simple" xlink:href="https://www.rfa.org/mandarin/Xinwen/7-06212023141215.html" text:style-name="Internet_20_link" text:visited-style-name="Visited_20_Internet_20_Link">
https://www.rfa.org/mandarin/Xinwen/7-06212023141215.html</text:a>
</text:p>
      <!--NEWS-->
      <text:h text:style-name="P10" text:outline-level="1">
<text:span text:style-name="T4">
拜登称中国国家主席习近平为“独裁者”</text:span>
</text:h>
      <text:p text:style-name="P4">
Author: chinese@voanews.com (金谷)</text:p>
      <text:p text:style-name="P4">
Publisher: 美国之音中文网 (Type: NewsMediaOrganization)</text:p>
      <text:p text:style-name="P4">
Published Time: 2023-06-21T14:20:46+08:00</text:p>
      <text:p text:style-name="P4">
Modified Time: 2023-06-21 08:07:15Z</text:p>
      <text:p text:style-name="P4">
Description: 美国总统拜登周二（6月20日）在一个公开场合称中国国家主席习近平为独裁者，并称今年早些时候中国的间谍气球偏离航线进入美国上空时，习近平感到相当难堪。</text:p>
      <text:p text:style-name="P4">
Videos: []</text:p>
      <text:p text:style-name="P4">
Images: []</text:p>
      <text:p text:style-name="P4">
Categories: ['美国', '中国', '美中关系']</text:p>
      <text:p text:style-name="P4">
Type: None</text:p>
      <!--METADATA-->
      <text:p text:style-name="P4">
NoneNone</text:p>
      <text:p text:style-name="P4">
Source: <text:a xlink:type="simple" xlink:href="https://www.voachinese.com/a/biden-calls-chinese-president-xi-a-dictator-20230621/7146212.html" text:style-name="Internet_20_link" text:visited-style-name="Visited_20_Internet_20_Link">
https://www.voachinese.com/a/biden-calls-chinese-president-xi-a-dictator-20230621/7146212.html</text:a>
</text:p>
      <!--NEWS-->
      <text:h text:style-name="P10" text:outline-level="1">
<text:span text:style-name="T4">
韩国机上擅开舱门乘客 被检方逮捕起诉</text:span>
</text:h>
      <text:p text:style-name="P4">
Author: 联合早报 (Person)</text:p>
      <text:p text:style-name="P4">
Publisher: 联合早报 (Organization)</text:p>
      <text:p text:style-name="P4">
Published Time: 2023-06-21T14:31</text:p>
      <text:p text:style-name="P4">
Modified Time: 2023-06-21T14:34</text:p>
      <text:p text:style-name="P4">
Description: 上月在一架准备降落韩国大邱机场的飞机上，擅自打开机舱门的男子，星期三（6月21日）被检方逮捕起诉。韩联社报道，韩国大邱地方检察厅公共侦查部以涉嫌违反《航空保安法》、损坏财物的罪名，...</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韩国', '起诉', '飞机']</text:p>
      <!--METADATA-->
      <text:p text:style-name="P4">
上月在一架准备降落韩国大邱机场的飞机上，擅自打开机舱门的男子，星期三（6月21日）被检方逮捕起诉。</text:p>
      <text:p text:style-name="P4">
韩联社报道，韩国大邱地方检察厅公共侦查部以涉嫌违反《航空保安法》、损坏财物的罪名，逮捕起诉这名32岁的李姓男子。</text:p>
      <text:p text:style-name="P4">
这起事件发生在5月26日。当天，李姓男子从济州搭乘韩亚航空公司飞机到大邱，在飞机降落之前的中午12时37分许，他突然打开机舱门，还损坏飞机外部的应急滑梯。当时飞机的飞行高度约213米，飞行速度为260公里。</text:p>
      <text:p text:style-name="P4">
飞机上载有197名乘客，其中九人出现呼吸困难症状被送医。韩亚航空方面估算，飞机维修费用将超过6亿韩元（约62万3530元）。</text:p>
      <text:p text:style-name="P4">
经调查，李某在飞机降落前感到焦虑不安，想要快点下机，于是在冲动之下打开了机舱门。</text:p>
      <text:p text:style-name="P4">
<draw:frame draw:style-name="fr1" draw:name="Image221" text:anchor-type="as-char" svg:width="6.9236in" svg:height="4.615733in" draw:z-index="0">
<draw:image xlink:href="../Images/zaobao world/2023-06-21T14-31/000000.png" xlink:type="simple" xlink:show="embed" xlink:actuate="onLoad" draw:mime-type="image/png"/>
</draw:frame>
李姓男子在飞机降落之前突然打开机舱门，还损坏飞机外部的应急滑梯。（法新社）</text:p>
      <text:p text:style-name="P4">
检方相关人士说，这是韩国首起这类案件，严重危害航空安全。检方将对危害公共交通安全的犯罪予以坚决应对。</text:p>
      <text:p text:style-name="P4">
Source: <text:a xlink:type="simple" xlink:href="https://www.zaobao.com.sg/realtime/world/story20230621-1406387" text:style-name="Internet_20_link" text:visited-style-name="Visited_20_Internet_20_Link">
https://www.zaobao.com.sg/realtime/world/story20230621-1406387</text:a>
</text:p>
      <!--NEWS-->
      <text:h text:style-name="P10" text:outline-level="1">
<text:span text:style-name="T4">
Fed主席：为抑制高通膨 恐须继续升息</text:span>
</text:h>
      <text:p text:style-name="P4">
Publisher: 法新社</text:p>
      <text:p text:style-name="P4">
Published Time: 2023-06-21T14:32:08+00:00</text:p>
      <text:p text:style-name="P4">
Modified Time: 2023-06-21T14:05:03+00:00</text:p>
      <text:p text:style-name="P4">
Description: （法新社华盛顿21日电） 美国联邦准备理事会（Fed）主席鲍尔（Jerome Powell）在今起连续2天前往国会发表听证演说前表示，美国可能必须继续升息，以抑制高通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2" text:anchor-type="as-char" svg:width="6.9236in" svg:height="3.617581in" draw:z-index="0">
<draw:image xlink:href="../Images/rficn/2023-06-21T14-32-08-00-00/000000.png" xlink:type="simple" xlink:show="embed" xlink:actuate="onLoad" draw:mime-type="image/png"/>
</draw:frame>
</text:p>
      <text:p text:style-name="P4">
联准会联邦公开市场委员会（FOMC）14日决议维持利率不变，这是联准会在1年多来连续10度升息之后，首次按兵不动。</text:p>
      <text:p text:style-name="P4">
鲍尔在为联邦众议院金融服务委员会预先准备的讲稿中表示：「近乎全体FOMC委员预期年底前某种持续升息是适当的。」</text:p>
      <text:p text:style-name="P4">
联准会自2022年3月迄今累计调高基准放款利率5个百分点，从近乎零利率上调至5.0%至5.25%区间。</text:p>
      <text:p text:style-name="P4">
鲍尔今天表示，尽管（采取）这些积极的行动，通膨仍「远高于」联准会长久以来的目标2%。</text:p>
      <text:p text:style-name="P4">
鲍尔将出席国会发表联准会半年度货币政策报告，在利率处于高档和经济成长减缓之际，提供决策者一个机会向联准会最高官员提出疑问。</text:p>
      <text:p text:style-name="P4">
联准会14日决议利率不变，同时发表最新经济预测，并透露年底前可能必须再升息半个百分点（2码）。</text:p>
      <text:p text:style-name="P4">
联准会也上修2023年经济成长预估，自3月预估的0.4%上修至1.0%。</text:p>
      <text:p text:style-name="P4">
联准会表示，今年通膨预估中位数微幅调降至3.2%，未计食品和能源价格的核心通膨将攀升至3.9%。</text:p>
      <text:p text:style-name="P4">
Source: <text:a xlink:type="simple" xlink:href="https://www.rfi.fr/cn/%E5%9B%BD%E9%99%85%E6%8A%A5%E9%81%93/20230621-fed%E4%B8%BB%E5%B8%AD-%E4%B8%BA%E6%8A%91%E5%88%B6%E9%AB%98%E9%80%9A%E8%86%A8-%E6%81%90%E9%A1%BB%E7%BB%A7%E7%BB%AD%E5%8D%87%E6%81%AF" text:style-name="Internet_20_link" text:visited-style-name="Visited_20_Internet_20_Link">
https://www.rfi.fr/cn/%E5%9B%BD%E9%99%85%E6%8A%A5%E9%81%93/20230621-fed%E4%B8%BB%E5%B8%AD-%E4%B8%BA%E6%8A%91%E5%88%B6%E9%AB%98%E9%80%9A%E8%86%A8-%E6%81%90%E9%A1%BB%E7%BB%A7%E7%BB%AD%E5%8D%87%E6%81%AF</text:a>
</text:p>
      <!--NEWS-->
      <text:h text:style-name="P10" text:outline-level="1">
<text:span text:style-name="T4">
中国"剩饭盲盒"兴起  广受年轻世代欢迎</text:span>
</text:h>
      <text:p text:style-name="P4">
Author: None</text:p>
      <text:p text:style-name="P4">
Publisher: Radio Free Asia (Organization)</text:p>
      <text:p text:style-name="P4">
Published Time: 2023-06-21T14:36:00-04:00</text:p>
      <text:p text:style-name="P4">
Modified Time: 2023-06-21T15:25:22-04:00</text:p>
      <text:p text:style-name="P4">
Description: None</text:p>
      <text:p text:style-name="P4">
Videos: []</text:p>
      <text:p text:style-name="P4">
Audios: ["<text:a xlink:type="simple" xlink:href="https://www.rfa.org/mandarin/yataibaodao/shehui/tj2-062120231416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3" text:anchor-type="as-char" svg:width="6.9236in" svg:height="4.444505in" draw:z-index="0">
<draw:image xlink:href="../Images/rfamandarin/2023-06-21T14-36-00-04-00/000000.png" xlink:type="simple" xlink:show="embed" xlink:actuate="onLoad" draw:mime-type="image/png"/>
</draw:frame>
 "剩饭盲盒"示意图 <text:a xlink:type="simple" xlink:href="https://www.rfa.org/mandarin/yataibaodao/shehui/tj2-06212023141621.html/@@images/image" text:style-name="Internet_20_link" text:visited-style-name="Visited_20_Internet_20_Link">
</text:a>
网络截图  <text:a xlink:type="simple" xlink:href="https://www.rfa.org/mandarin/yataibaodao/shehui/tj2-06212023141621.html/@@stream" text:style-name="Internet_20_link" text:visited-style-name="Visited_20_Internet_20_Link">
Audio-1-Link：https://www.rfa.org/mandarin/yataibaodao/shehui/tj2-06212023141621.html/@@stream</text:a>
</text:p>
      <text:p text:style-name="P4">
近日，有消息传出，中国许多城市兴起"便当盲盒"热潮，许多餐馆在休息前会推出剩菜便当，中国民众便能以低廉的价格买到高品质剩菜。这股新掀起的趋势广受年轻人欢迎，但也显现出中国年轻世代经济状况不佳的现况。</text:p>
      <text:p text:style-name="P4">
<text:a xlink:type="simple" xlink:href="https://www.rfa.org/mandarin/yataibaodao/jingmao/sc-06162023104911.html" text:style-name="Internet_20_link" text:visited-style-name="Visited_20_Internet_20_Link">
 <text:span text:style-name="T4">
中国国家统计局：每周工作一小时就算就业</text:span>
 </text:a>
  * <text:span text:style-name="T4">
<text:a xlink:type="simple" xlink:href="https://www.rfa.org/mandarin/yataibaodao/jingmao/hcm-06152023101737.html" text:style-name="Internet_20_link" text:visited-style-name="Visited_20_Internet_20_Link">
 中国五月份青年失业率再创新高 经济数据疲软不振 </text:a>
 </text:span>
</text:p>
      <text:p text:style-name="P4">
台湾中央社21日报道指出，中国多个城市近日掀起“剩饭餐盒”热潮，许多商家为了避免浪费，在休息之前会将即期品或是没卖完的食物以“盲盒”的形式便宜卖给民众，消费者只要在网络上搜索“剩菜盲盒”便能搜索到各种剩菜贩卖，包含奶茶、轻食的商品。</text:p>
      <text:p text:style-name="P4">
<text:span text:style-name="T4">
"剩饭盲盒"看准契机抢攻年轻人市场</text:span>
</text:p>
      <text:p text:style-name="P4">
报道指出，透过“盲盒”，民众可以人民币19.9元购买到平时售价50元的寿司，这样的价格原本连一碗牛肉面都买不到，但透过购买“剩菜盲盒”，得到的寿司份量足够分两餐食用。</text:p>
      <text:p text:style-name="P4">
“剩菜盲盒”的销售形式广受中国年轻人欢迎，因为它看准了年轻人想省钱，但是又不想降低生活质量的特性，同时，“剩菜盲盒”也帮助到经济有困难的年轻人。报道以一名失业3个月的27岁青年举例，这名青年以7.9元购买一个“包子盲盒”，得到的食物份量够他吃两天。</text:p>
      <text:p text:style-name="P4">
中央社的报道中谈到，即期食品行销售在近年来逐渐成为趋势，当前，每年大约有210万人会在淘宝购买即期食品。有数据推估，当前即期食品销售的市场规模约为337亿元人民币，这样的数据将会逐年增长，并在2025年达到401亿元。</text:p>
      <text:p text:style-name="P4">
<text:span text:style-name="T4">
中国经济持续疲软 年轻人就业情势堪忧</text:span>
</text:p>
      <text:p text:style-name="P4">
年轻人疯抢“剩菜盲盒”的情势，也显现出中国年轻人的就业状况不佳、中国经济不见复甦的状况。今年5月，中国16到24岁年轻人的失业率高达20.8%，是5年来的新高。据日本共同社21日的报道指出，大学毕业的年轻人普遍找不到喜欢的工作，而只能到没兴趣的产业就业。此外，在北京当局解除新冠封控后，中国的经济表现却持续疲软，民众对外来的预期悲观使得消费保守，同时，年轻人也因为新冠失业失去房地产投资能力，上述因素都导致中国当局即使采用降低利息等货币宽松政策，也不见景气回春的效果。</text:p>
      <text:p text:style-name="P4">
记者：唐缘媛 责编：梒青 网编：洪伟</text:p>
      <text:p text:style-name="P4">
Source: <text:a xlink:type="simple" xlink:href="https://www.rfa.org/mandarin/yataibaodao/shehui/tj2-06212023141621.html" text:style-name="Internet_20_link" text:visited-style-name="Visited_20_Internet_20_Link">
https://www.rfa.org/mandarin/yataibaodao/shehui/tj2-06212023141621.html</text:a>
</text:p>
      <!--NEWS-->
      <text:h text:style-name="P10" text:outline-level="1">
<text:span text:style-name="T4">
五角大楼称正监视中国在西半球的一举一动 并拥有足够资源实施反制</text:span>
</text:h>
      <text:p text:style-name="P4">
Author: chinese@voanews.com (杨安)</text:p>
      <text:p text:style-name="P4">
Publisher: 美国之音中文网 (Type: NewsMediaOrganization)</text:p>
      <text:p text:style-name="P4">
Published Time: 2023-06-21T14:43:12+08:00</text:p>
      <text:p text:style-name="P4">
Modified Time: 2023-06-21 21:30:46Z</text:p>
      <text:p text:style-name="P4">
Description: 美国《华尔街日报》报道，中国和古巴正就在古巴北部海岸设立一个新的联合军事训练设施进行谈判，这一举动可能为北京在古巴永久驻军和扩大间谍活动铺平道路。五角大楼发言人萨布丽娜·辛格（Sabrina Singh）周二（6月20日）在记者会上表示，美国会持续监控中国在西半球的一举一动，并适时反制。</text:p>
      <text:p text:style-name="P4">
Videos: []</text:p>
      <text:p text:style-name="P4">
Images: []</text:p>
      <text:p text:style-name="P4">
Categories: ['美国', '中国', '军事']</text:p>
      <text:p text:style-name="P4">
Type: None</text:p>
      <!--METADATA-->
      <text:p text:style-name="P4">
NoneNone</text:p>
      <text:p text:style-name="P4">
Source: <text:a xlink:type="simple" xlink:href="https://www.voachinese.com/a/pentagon-monitors-china-activities-close-to-home-and-globally-20230621/7146222.html" text:style-name="Internet_20_link" text:visited-style-name="Visited_20_Internet_20_Link">
https://www.voachinese.com/a/pentagon-monitors-china-activities-close-to-home-and-globally-20230621/7146222.html</text:a>
</text:p>
      <!--NEWS-->
      <text:h text:style-name="P10" text:outline-level="1">
<text:span text:style-name="T4">
德语媒体：让我们继续做朋友吧</text:span>
</text:h>
      <text:p text:style-name="P4">
Author: None (Language: zh)</text:p>
      <text:p text:style-name="P4">
Publisher: None</text:p>
      <text:p text:style-name="P4">
Time: 2023-06-21T14:45:00Z</text:p>
      <text:p text:style-name="P4">
Description: 就德中政府举行磋商议题，《时代在线》注意到无论政界还是经济界，都希望去风险，而不是同中国经济脱钩；《焦点在线》则认为，习近平的自给自足战略已在落实当中。</text:p>
      <text:p text:style-name="P4">
Videos: []</text:p>
      <text:p text:style-name="P4">
Images: []</text:p>
      <text:p text:style-name="P4">
Subject: 评论分析</text:p>
      <text:p text:style-name="P4">
Subjects: ['德中政府磋商', '肖尔茨', '李强', '部长', '自给自足']</text:p>
      <text:p text:style-name="P4">
Keywords: ['意见反馈']</text:p>
      <text:p text:style-name="P4">
ID: 65991773</text:p>
      <!--METADATA-->
      <text:p text:style-name="P4">
<text:a xlink:type="simple" xlink:href="https://www.dw.com/zh/overlay/image/article/65991773/65978455" text:style-name="Internet_20_link" text:visited-style-name="Visited_20_Internet_20_Link">
 </text:a>
</text:p>
      <text:p text:style-name="P4">
磋商会全家福：到齐了没有？</text:p>
      <text:p text:style-name="P4">
（德国之声中文网）在联邦经济部的一个大厅里，签字仪式正在进行。宝马公司同中国国家发改委签署一项声明；奔驰也同发改委签了一项文件；中国教育部同大众汽车公司就培养专业人才加深合作签约。肖尔茨总理做了4分钟讲话，紧接着，中国总理李强做了14分钟的演说。<text:a xlink:type="simple" xlink:href="https://www.dw.com/zh/zh/难度高悬念大德中政府磋商全面开启/a-65972739" text:style-name="Internet_20_link" text:visited-style-name="Visited_20_Internet_20_Link">
 乍一看，一切如常 </text:a>
 ，又回到了过去。</text:p>
      <text:p text:style-name="P4">
<text:a xlink:type="simple" xlink:href="https://www.zeit.de/politik/deutschland/2023-06/deutsch-chinesische-regierungskonsultationen-berlin-olaf-scholz-li-qiang/komplettansicht" text:style-name="Internet_20_link" text:visited-style-name="Visited_20_Internet_20_Link">
 发表在《时代在线》题为"让我们继续当朋友吧"的文</text:a>
章作者写道，"且慢！难道不是一个冷淡、批评性的德中关系已经开始了吗？""现在，中国新总理以及随同的部长们结束了 <text:a xlink:type="simple" xlink:href="https://www.dw.com/zh/zh/德语媒体柏林铺开红地毯/a-65979543" text:style-name="Internet_20_link" text:visited-style-name="Visited_20_Internet_20_Link">
 两天的政府磋商</text:a>
 之后， <text:a xlink:type="simple" xlink:href="https://www.dw.com/zh/zh/德中政府磋商不能提问的总理新闻发布会/a-65978567" text:style-name="Internet_20_link" text:visited-style-name="Visited_20_Internet_20_Link">
 柏林放出非常友好的信号</text:a>
，双方商定了合作的后续。除了加强贸易和科学交往之外，两国还商定今年秋季举办德中环境论坛。在电动汽车以及氢能源领域，两国希望加强合作。"作者注意到，与以前不同的是，（周二）下午在经济部签署的协议都不是价值十亿的大单。</text:p>
      <text:p text:style-name="P4">
"德国联邦政府的明确目标是降低因依赖中国而可能受到的伤害，然而，一部分德国企业，比如汽车业和化学工业，对中国市场仍然垂涎三尺、欲罢不能。中国是德国最重要的贸易伙伴，德国是中国在欧洲最重要的贸易伙伴。出于经济利益，两国政府保持合作不是没有意义，<text:a xlink:type="simple" xlink:href="https://www.dw.com/zh/zh/德国与中国压力山大的伙伴关系/a-65941273" text:style-name="Internet_20_link" text:visited-style-name="Visited_20_Internet_20_Link">
 问题是：它应该走多远 </text:a>
 ？"</text:p>
      <text:p text:style-name="P4">
"目前，柏林的说法是'去风险'，即降低经济纽带交织在一起带来的风险，而不是华盛顿一些政客更希望的'脱钩'，即完全摆脱中国。（周二）上午，肖尔茨在总理府对李强这样说：'我们对同中国经济脱钩完全没有兴趣'。</text:p>
      <text:p text:style-name="P4">
下午的德中经济技术合作论坛上，肖尔茨强调：去风险并不意味着放弃全球化以及世界贸易，它的意义在于公平贸易。"</text:p>
      <text:h text:style-name="P12" text:outline-level="3">
<text:span text:style-name="T4">
德中政府磋商在即 如何重新定位对华关系</text:span>
</text:h>
      <text:h text:style-name="P12" text:outline-level="3">
<text:span text:style-name="T4">
<text:span text:style-name="T4">
中国的自给自足梦早已开始</text:span>
</text:span>
</text:h>
      <text:p text:style-name="P4">
《焦点》杂志发表文章指出， <text:a xlink:type="simple" xlink:href="https://www.focus.de/finanzen/scholz-und-biden-traeumen-von-china-trennung-doch-xi-dreht-den-spiess-einfach-um_id_196998229.html" text:style-name="Internet_20_link" text:visited-style-name="Visited_20_Internet_20_Link">
 柏林和华盛顿正在努力摆脱经济上依赖中国的局面 </text:a>
 ，但习近平的反制战略已在实施当中。</text:p>
      <text:p text:style-name="P4">
作者认为，同来自中国的部长们进行政府磋商时肖尔茨总理说"支持去风险，反对脱钩"，但这不过是白宫腔调的一个回音。"使用这类言辞，西方政治家想让人们知道，自己是历史的推动者。但殊不知，北京更为深入的自给自足的梦早已开始。""我们眼前将出现两个恒星系，涉及文化、经济以及军事"，而中国渐行渐远的过程包括若干个步骤：管控互联网、增值链国家化、创立超国界的银行支付系统以及开发南半球国家：</text:p>
      <text:p text:style-name="P4">
"中国在努力开发南半球国家：这对于中国有着特别重要的意义。早在2012年中国就取代西方成为非洲大陆最大的直接投资国 -每年对当地投资高达40亿美元。中国在建设那里的基础设施、硬件和软件产品时，也巩固了自己的标准，包括对互联网的监控。</text:p>
      <text:p text:style-name="P4">
中国在16个非洲国家建立了25个经济及贸易合作中心。麦肯锡咨询公司估计，中国企业的产值占非洲工业生产的12%，其总值每年高达5000亿美元。</text:p>
      <text:p text:style-name="P4">
中国在经济领域开始的事业，在军事领域继续推动。目前中国计划同古巴一道在那里修建一个军事基地。这套设施将成为中国人民解放军海外全球军事网络的一个组成部分，也是对美国对台湾关系的一个回答，正如《圣经》里的一句名言：以其人之道还治其人之身。</text:p>
      <text:p text:style-name="P4">
<text:span text:style-name="T5">
摘编自其他媒体的内容，不代表德国之声的立场或观点。</text:span>
</text:p>
      <text:p text:style-name="P4">
Source: <text:a xlink:type="simple" xlink:href="https://www.dw.com/zh/德语媒体：让我们继续做朋友吧/a-65991773" text:style-name="Internet_20_link" text:visited-style-name="Visited_20_Internet_20_Link">
https://www.dw.com/zh/德语媒体：让我们继续做朋友吧/a-65991773?maca=chi-rss-chi-all-1127-rdf</text:a>
</text:p>
      <!--NEWS-->
      <text:h text:style-name="P10" text:outline-level="1">
<text:span text:style-name="T4">
美国总统拜登称习近平为"独裁者"   北京：政治挑衅</text:span>
</text:h>
      <text:p text:style-name="P4">
Author: None</text:p>
      <text:p text:style-name="P4">
Publisher: Radio Free Asia (Organization)</text:p>
      <text:p text:style-name="P4">
Published Time: 2023-06-21T14:48:00-04:00</text:p>
      <text:p text:style-name="P4">
Modified Time: 2023-06-21T15:26:17-04:00</text:p>
      <text:p text:style-name="P4">
Description: None</text:p>
      <text:p text:style-name="P4">
Videos: []</text:p>
      <text:p text:style-name="P4">
Audios: ["<text:a xlink:type="simple" xlink:href="https://www.rfa.org/mandarin/yataibaodao/junshiwaijiao/jw-062120231318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6" text:anchor-type="as-char" svg:width="6.9236in" svg:height="4.612011in" draw:z-index="0">
<draw:image xlink:href="../Images/rfamandarin/2023-06-21T14-48-00-04-00/000000.png" xlink:type="simple" xlink:show="embed" xlink:actuate="onLoad" draw:mime-type="image/png"/>
</draw:frame>
2022年11月14日，美国总统拜登在印尼二十国峰会期间会见中国领导人习近平。 美联社图片  <text:a xlink:type="simple" xlink:href="https://www.rfa.org/mandarin/yataibaodao/junshiwaijiao/jw-06212023131837.html/@@stream" text:style-name="Internet_20_link" text:visited-style-name="Visited_20_Internet_20_Link">
Audio-1-Link：https://www.rfa.org/mandarin/yataibaodao/junshiwaijiao/jw-06212023131837.html/@@stream</text:a>
</text:p>
      <text:p text:style-name="P4">
在美国国务卿布林肯结束访华不到一天，总统拜登在谈及此前的气球事件时，公开称中国国家领导人习近平为独裁者，引来北京强烈不满。有学者认为，此次交锋可能会影响到后续美中接触。</text:p>
      <text:p text:style-name="P4">
<text:a xlink:type="simple" xlink:href="https://www.rfa.org/mandarin/Xinwen/1-06212023114240.html" text:style-name="Internet_20_link" text:visited-style-name="Visited_20_Internet_20_Link">
 <text:span text:style-name="T4">
拜登称习近平为独裁者 中方回应"荒谬"</text:span>
 </text:a>
  * <text:span text:style-name="T4">
<text:a xlink:type="simple" xlink:href="https://www.rfa.org/mandarin/yataibaodao/junshiwaijiao/kw-06192023132239.html" text:style-name="Internet_20_link" text:visited-style-name="Visited_20_Internet_20_Link">
 布林肯结束访华 美中均同意"稳定关系" </text:a>
 </text:span>
</text:p>
      <text:p text:style-name="P4">
据美国媒体彭博社报道，美国总统拜登（Joe Biden）本周二在公开活动上谈及此前中国气球入侵美国领空一事时，将中国国家主席习近平称为“独裁者”。</text:p>
      <text:p text:style-name="P4">
“习近平生气的原因是，当气球被击落时，他甚至不知道气球在那里。”拜登说：“这对独裁者来说是极大的尴尬，因为他们不知道发生了什么。”</text:p>
      <text:p text:style-name="P4">
中国外交部发言人毛宁在周三的例行记者会上表示，中方对美方有关言论强烈不满，坚决反对，“是公开的政治挑衅。”</text:p>
      <text:p text:style-name="P4">
美国国务卿布林肯6月18日至19日访华期间，与中国国家主席习近平、外交部长秦刚及中共中央外事工作委员会办公室主任王毅举行了会晤。拜登此番言论正值布林肯结束访华不到一天，将原本有所缓和的双边关系再度推向了紧张局势。</text:p>
      <text:p text:style-name="P4">
华盛顿智库美国企业研究所（AEI）高级研究员库珀（Zack Cooper）在接受本台采访时表示，拜登此番言论是即兴发表，可能没想到会被公开报道。</text:p>
      <text:p text:style-name="P4">
“我猜中方可能会坚持让沙利文和王毅，或拜登与习近平通电话来解决这些评论——但现在还早，所以我们得看后续是如何处理。”他说：“这可能会导致推迟即将举行的会见，例如美国财政部长耶伦（JanetYellen）出访北京的计划。”</text:p>
      <text:p text:style-name="P4">
习近平在会见布林肯时强调美中关系稳定的重要性。虽然此次会见表明了美中双方都在阻止双边关系进一步恶化，但并未在敏感技术管控、军事力量等关键议题上取得明显突破，这也一度招致华盛顿政界人士的批评。</text:p>
      <text:p text:style-name="P4">
 美国国务卿布林肯（AnthonyBlinken）6月19日结束北京之行登机返美，但拜登总统随即公开称中国国家领导人习近平为独裁者，引来北京强烈不满。（美联社图片）</text:p>
      <text:p text:style-name="P4">
拜登言论透露的信息显示，习近平在气球事件发生前并不知情，才导致他“愤怒”且“尴尬”，这也引起针对习近平是否实现绝对领导的广泛辩论。旅美中国政治学者王军涛告诉本台，习近平在气球事件前对此知之甚少并不代表他并不是一个独裁者。</text:p>
      <text:p text:style-name="P4">
“独裁者也不可能事事都（顾）到的，古代的独裁者，即使农耕社会管理国家比较简单，也不会事必躬亲。”</text:p>
      <text:p text:style-name="P4">
王军涛认为，此前早已存在的通过气球监视其它国家的行动习近平可能会知道，然而这并不在他的独裁范围内，但气球事件的发酵及作出的反应却昭示了习的独裁式处理。</text:p>
      <text:p text:style-name="P4">
“但是高空气球怎么处理，因为美国把它变成大事件，那这就在习近平独裁范围内了。派气球去习近平可能不知道，这件事该怎么做反应就是习近平该参与的。所以中国政府反应迟钝，直到习近平有了说法后才全面冻结中美关系。”</text:p>
      <text:p text:style-name="P4">
库珀表示，就此次美中恢复高层接触而言，美国在对话的价值上出现了基本分歧，支持与中国接触的声音将继续与反对派共存。他指出，这种分歧将影响对未来几个月即将举行的美中高层官员接触的解读。</text:p>
      <text:p text:style-name="P4">
记者：经纬 责编：梒青 网编：洪伟</text:p>
      <text:p text:style-name="P4">
Source: <text:a xlink:type="simple" xlink:href="https://www.rfa.org/mandarin/yataibaodao/junshiwaijiao/jw-06212023131837.html" text:style-name="Internet_20_link" text:visited-style-name="Visited_20_Internet_20_Link">
https://www.rfa.org/mandarin/yataibaodao/junshiwaijiao/jw-06212023131837.html</text:a>
</text:p>
      <!--NEWS-->
      <text:h text:style-name="P10" text:outline-level="1">
<text:span text:style-name="T4">
每周时事分析：中德政府磋商不会有意外发生 (Free Version)</text:span>
</text:h>
      <text:p text:style-name="P4">
Authors: ['为FT中文网撰稿']</text:p>
      <text:p text:style-name="P4">
Publisher: 英国《金融时报》</text:p>
      <text:p text:style-name="P4">
Time: 2023-06-21T14:53:14+00:00</text:p>
      <text:p text:style-name="P4">
Published Time: 2023-06-20T12:00:99+08:00</text:p>
      <text:p text:style-name="P4">
Modified Time: 2023-06-21T10:52:99+08:00</text:p>
      <text:p text:style-name="P4">
Description: 曹辛：中德两国基本可以守住现有经贸关系的现状，不会有大的起伏；但中德经贸关系也绝不可能回到甜蜜的过去。</text:p>
      <text:p text:style-name="P4">
Images: ["<text:a xlink:type="simple" xlink:href="https://thumbor.ftacademy.cn/unsafe/picture/1/000161891_piclink.jpg" text:style-name="Internet_20_link" text:visited-style-name="Visited_20_Internet_20_Link">
000161891_pic...</text:a>
"]</text:p>
      <text:p text:style-name="P4">
Themes: ['中德关系', '关注']</text:p>
      <text:p text:style-name="P4">
Keywords: ['中德关系', '朔尔茨', '李强', '德国', '中欧关系']</text:p>
      <text:p text:style-name="P4">
Type: Article</text:p>
      <!--METADATA-->
      <text:p text:style-name="P4">
<draw:frame draw:style-name="fr1" draw:name="Image228" text:anchor-type="as-char" svg:width="6.9236in" svg:height="3.894525in" draw:z-index="0">
<draw:image xlink:href="../Images/FT Chinese Free Version/2023-06-21T14-53-14-00-00/000161891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有鉴于中德经济关系对两国乃至中欧经贸关系的重要意义，两国总理正在柏林举行的第七次中德政府磋商无疑受到了国际社会的高度关注。这些关注都在围绕着一个核心，即：中德乃至中欧关系会不会疏远？俄乌战争对地缘政治和经济的深刻影响所致，也是欧美国家通过三年疫情对中国重新判断的结果。</text:p>
      <text:p text:style-name="P4">
不过，环顾世界和中欧双方当前的情势就会发现，国际社会关注的前景，不太可能会发生。两国基本可以守住现有中德经贸关系的现状，不会有大的起伏；但反过来，中德经贸关系也绝不可能回到甜蜜的过去，因为世界经过过去的三年，已经物异人非了。</text:p>
      <text:p text:style-name="P4">
<text:span text:style-name="T4">
德国“不脱钩”，只“去风险”</text:span>
</text:p>
      <text:p text:style-name="P4">
基本上可以非常明确地说，此次中德政府磋商，中德双方可以维护住现有的双边经贸格局和规模，但若想在此基础上更进一步，尤其是在关键供应链和核心技术的合作方面有所提升，难度不小。</text:p>
      <text:p text:style-name="P4">
首先，无论是欧盟还是德国政府，刚刚确定的对华经贸政策是“去风险”，而不是“脱钩”。就欧盟来说，欧盟委员会主席冯德莱恩今年4月访华时就确定了这一原则，这界定了欧盟在对华经贸关系上与中美经贸关系的立场界限。上个月，七国集团也回应了主要工业大国的立场，即对中国是“去风险”而非“脱钩”。</text:p>
      <text:p text:style-name="P4">
同样，德国政府也是如此。朔尔茨曾表示，他希望避免过度依赖中国贸易，他希望德国的关键商品供应多样化，他称这种方式是“去风险”。他对来访的中国国务院总理李强保证：“我们对与中国的经济脱钩没有兴趣。”因此，德国没有与中国“脱钩”的计划，尽管美国官员曾一再敦促德国那样做，但德国倾向于接受“去风险”的概念。</text:p>
      <text:p text:style-name="P4">
而且，德国内部经济形势的现实也不允许德国中断与中国的经贸关系。</text:p>
      <text:p text:style-name="P4">
由于俄乌战争以及俄罗斯中断对德国能源供应的影响，今年第一季度，德国经济继上个季度后，事实上已经进入技术性衰退，第二季度也不可能有所缓和，这让德国没有底气和美国采取共同的对华封锁政策，或者与中国市场保持距离。</text:p>
      <text:p text:style-name="P4">
其次，已经在华发展的德国大型企业全部不愿意离开中国，例如德国大型汽车企业、化工企业巴斯夫和工业龙头企业西门子等。这些企业在德国国内坚决捍卫自己在中国的投资利益，并扬言：现在不是德国要和中国“脱钩”，而是德国大型企业要和德国政府“脱钩”了。</text:p>
      <text:p text:style-name="P4">
而且，据笔者了解，最近德国国内出现的对德国绿党的反对声浪，也与这些德国大企业有关。这些舆论扬言：下一届再也不投票给绿党了。绿党现在最著名的代表人物，就是因为反华而在德国饱受争议的外长贝尔伯克。</text:p>
      <text:p text:style-name="P4">
中国德国商会最近进行的一项调查发现，有近55%的德国企业计划在中国进一步投资。国际媒体对这一数据的强调重点是：该数字远低于疫情初期72%的水平，尽管北京方面已经解除严厉的“清零”防疫限制措施。但事实上，经过中国三年的疫情封锁后，仍然有过半德国企业有意进一步投资中国，这已经反映了中国市场对外国企业相当大的吸引力。</text:p>
      <text:p text:style-name="P4">
此外，美国媒体公布的另一些数据也很能说明问题：超过100万个德国就业岗位直接依赖中国；还有更多岗位间接依赖中国。在欧洲对中国的投资中，近一半来自德国；近一半的德国制造业企业的部分供应链依赖于中国。</text:p>
      <text:p text:style-name="P4">
至于“去风险”方面，在对“风险”范围的理解和执行上，德国政府内部实际上并不一致。</text:p>
      <text:p text:style-name="P4">
德国墨卡托中国研究中心的执行总裁胡谧空认为：“德国去风险的核心优先事项是关键原材料和供应链。”相关事项还包括评估中国企业在德国关键基础设施中扮演的角色、技术方面的管控措施（包括对外投资审查），以及德国企业对中国的过度依赖。</text:p>
      <text:p text:style-name="P4">
而根据《金融时报》报道，德国官员们认为朔尔茨认同的是美国国家安全顾问沙利文的“小院高墙”愿景，即严密保护关键技术，同时不把网撒得太大。</text:p>
      <text:p text:style-name="P4">
对此，一位德国商会人士向笔者证实：朔尔茨必须面对德国国内经济衰退的现实，而且，与美国对华政策拉开距离是非常必要的，这样德国乃至欧洲的重要性就突出了，但无论如何，他也不会忘记“保护关键技术”。</text:p>
      <text:p text:style-name="P4">
这就是说，德国不会与中国“脱钩”，但会保护德国的关键技术，这就是“去风险”。</text:p>
      <text:p text:style-name="P4">
<text:span text:style-name="T4">
心有余而力有不逮</text:span>
</text:p>
      <text:p text:style-name="P4">
除了朔尔茨认同“小院高墙”远景外，中国方面也面临自身的问题，这就是：俄乌战争对中国的负面影响、中国经济复苏乏力以及对在华外资管理仍有不足，总体态势看上去有点心有余而力不足。两国的问题将制约中德经贸关系的进一步发展。</text:p>
      <text:p text:style-name="P4">
首先是俄乌战争对中欧关系的负面影响。事实上，德国希望与其最大贸易伙伴中国保持良好关系，但中国受到自身在俄乌战争中立场的影响，这导致德国国内的反华力量始终有其发展空间，而且有时候这一空间还会扩大。因此，德国近期公布的国家安全战略将中国描述为“一个合作伙伴、竞争对手和系统性的竞争对手”。这对任何一届德国政府都会构成一种制约，其中当然包括中德两国的经贸关系。</text:p>
      <text:p text:style-name="P4">
朔尔茨对李强表示：“我再次呼吁中国政府在这场战争中对俄罗斯施加更大的影响”；“作为联合国安理会常任理事国，中国在这里负着非常特殊的职责。”</text:p>
      <text:p text:style-name="P4">
朔尔茨说：“重要的是，中国必须继续不向侵略者俄罗斯运送武器。”他补充说，他“感谢”中国继续明确表示不存在使用核武器的空间。</text:p>
      <text:p text:style-name="P4">
而据报道，李强在声明中没有直接回应或提到乌克兰，这两位领导人也没有回答任何问题。</text:p>
      <text:p text:style-name="P4">
上述情况，让两国经贸关系一直存在进一步推进的障碍，包括德国政府加强对中国投资企业的审查。</text:p>
      <text:p text:style-name="P4">
其次是中国自身经济在疫情后恢复缓慢。</text:p>
      <text:p text:style-name="P4">
国际舆论普遍关注的是中国海关总署不久前公布的一组数据，即：按美元计价，今年5月，中国进出口5011.9亿美元，同比下降6.2%。其中，出口2835亿美元，同比下降7.5%；进口2176.9亿美元，同比下降4.5%。而中德进出口贸易方面，中国从德国进口累计比去年同期减少3.9%，对德出口甚至减少8.3%。其中出口同比下降7.5％的数字引发广泛关注。这被国际社会广泛理解为中国国内市场疲软，这将限制德国资本大量追加进入中国。</text:p>
      <text:p text:style-name="P4">
而且，中国对在华外资的管理仍有不足，有些问题多年来难以改进。</text:p>
      <text:p text:style-name="P4">
朔尔茨在李强访问时表示：“进入中国市场以及德国和其他外国公司在中国的公平竞争条件仍然是一个挑战，我们正在推动具体的改进。”</text:p>
      <text:p text:style-name="P4">
根据中国德国商会上月的一份快速调查结果，在对即将举行的两国政府磋商的期待上，45%的受访企业期待中国政府给予更多法律保障。</text:p>
      <text:p text:style-name="P4">
而即将卸任的中国欧盟商会会长伍德克则提到，很多问题存在了很多年，但没有解决的迹象。</text:p>
      <text:p text:style-name="P4">
上述问题让德国资本进入中国也很难没有顾虑。</text:p>
      <text:p text:style-name="P4">
既然中德两国都有自身的问题，两国经贸关系自然只能呈现维持现状的态势，短期内难以有大的提升。</text:p>
      <text:p text:style-name="P4">
<text:span text:style-name="T5">
（注：作者是政策研究者。本文仅代表作者个人观点。责编邮箱bo.liu@ftchinese.com）</text:span>
</text:p>
      <text:p text:style-name="P4">
Source: <text:a xlink:type="simple" xlink:href="http://www.ftchinese.com/story/001100049" text:style-name="Internet_20_link" text:visited-style-name="Visited_20_Internet_20_Link">
http://www.ftchinese.com/story/001100049</text:a>
</text:p>
      <!--NEWS-->
      <text:h text:style-name="P10" text:outline-level="1">
<text:span text:style-name="T4">
新西兰放宽吸纳高技术人才限制</text:span>
</text:h>
      <text:p text:style-name="P4">
Author: 联合早报 (Person)</text:p>
      <text:p text:style-name="P4">
Publisher: 联合早报 (Organization)</text:p>
      <text:p text:style-name="P4">
Published Time: 2023-06-21T15:08</text:p>
      <text:p text:style-name="P4">
Modified Time: 2023-06-21T15:08</text:p>
      <text:p text:style-name="P4">
Description: 在富裕国家竞相招揽全球最优秀人才之际，新西兰宣布放宽每年吸纳高技术移民限制，并制定一条更快的途径让他们获得永久居留权。路透社报道，从今年10月起，新西兰政府还将简化用来选择技术移民...</text:p>
      <text:p text:style-name="P4">
Videos: []</text:p>
      <text:p text:style-name="P4">
Audios: []</text:p>
      <text:p text:style-name="P4">
Images: []</text:p>
      <text:p text:style-name="P4">
Type: NewsArticle</text:p>
      <text:p text:style-name="P4">
Breadcrumbs: ['即时', '国际']</text:p>
      <text:p text:style-name="P4">
Keywords: ['新西兰', '移民', '人才']</text:p>
      <!--METADATA-->
      <text:p text:style-name="P4">
在富裕国家竞相招揽全球最优秀人才之际，新西兰宣布放宽每年吸纳高技术移民限制，并制定一条更快的途径让他们获得永久居留权。</text:p>
      <text:p text:style-name="P4">
路透社报道，从今年10月起，新西兰政府还将简化用来选择技术移民的积分制，帮助加快签证申请审查速度，让移民劳工更确定申请资格。</text:p>
      <text:p text:style-name="P4">
新西兰移民部长伍德星期三（6月21日）说，政府从企业那里得知，确保技术移民和家人能在新西兰获得居留权，将成为吸引技术劳工的一大优势。</text:p>
      <text:p text:style-name="P4">
新西兰对每年的技术居民签证数量没有正式限制，但通过永久居留数量的规划范围管理签证程序。</text:p>
      <text:p text:style-name="P4">
目前新西兰劳动力市场持续紧张，失业率接近历史低点，而劳动力参与率在3月份季度创下自1993年以来的最高水平。</text:p>
      <text:p text:style-name="P4">
Source: <text:a xlink:type="simple" xlink:href="https://www.zaobao.com.sg/realtime/world/story20230621-1406481" text:style-name="Internet_20_link" text:visited-style-name="Visited_20_Internet_20_Link">
https://www.zaobao.com.sg/realtime/world/story20230621-1406481</text:a>
</text:p>
      <!--NEWS-->
      <text:h text:style-name="P10" text:outline-level="1">
<text:span text:style-name="T4">
挪威计划开放部分大陆架海底矿产资源开发</text:span>
</text:h>
      <text:p text:style-name="P4">
Author: 联合早报 (Person)</text:p>
      <text:p text:style-name="P4">
Publisher: 联合早报 (Organization)</text:p>
      <text:p text:style-name="P4">
Published Time: 2023-06-21T15:26</text:p>
      <text:p text:style-name="P4">
Modified Time: 2023-06-21T15:26</text:p>
      <text:p text:style-name="P4">
Description: 挪威政府计划开放挪威大陆架的部分区域用于商业海底矿产资源开发。新华社报道，挪威石油与能源部星期二（6月20日）发表声明说，评估显示挪威海底蕴藏着可观的矿产资源，可持续性地开发有助经...</text:p>
      <text:p text:style-name="P4">
Videos: []</text:p>
      <text:p text:style-name="P4">
Audios: []</text:p>
      <text:p text:style-name="P4">
Images: []</text:p>
      <text:p text:style-name="P4">
Type: NewsArticle</text:p>
      <text:p text:style-name="P4">
Breadcrumbs: ['即时', '国际']</text:p>
      <text:p text:style-name="P4">
Keywords: ['挪威', '海洋', '环境保护']</text:p>
      <!--METADATA-->
      <text:p text:style-name="P4">
挪威政府计划开放挪威大陆架的部分区域用于商业海底矿产资源开发。</text:p>
      <text:p text:style-name="P4">
新华社报道，挪威石油与能源部星期二（6月20日）发表声明说，评估显示挪威海底蕴藏着可观的矿产资源，可持续性地开发有助经济增长、创造就业、摆脱对部分国家的资源依赖、促进全球能源转型。因此，政府计划在挪威大陆架部分区域开放商业测绘、勘探和海底矿物开采。</text:p>
      <text:p text:style-name="P4">
声明还说，挪威在海洋领域的商业运营和可持续管理方面经验丰富，同时拥有与海洋及其资源相关的强大研究和技术社区，这为有利可图的海底矿产资源开发提供了坚实基础。</text:p>
      <text:p text:style-name="P4">
声明强调，挪威政府将重视环境保护，严格监管，确保有关方面以可持续和负责任的方式开发矿产资源。</text:p>
      <text:p text:style-name="P4">
Source: <text:a xlink:type="simple" xlink:href="https://www.zaobao.com.sg/realtime/world/story20230621-1406487" text:style-name="Internet_20_link" text:visited-style-name="Visited_20_Internet_20_Link">
https://www.zaobao.com.sg/realtime/world/story20230621-1406487</text:a>
</text:p>
      <!--NEWS-->
      <text:h text:style-name="P10" text:outline-level="1">
<text:span text:style-name="T4">
瑞士总统意外宣布 年底退出最高行政机关</text:span>
</text:h>
      <text:p text:style-name="P4">
Publisher: 法新社</text:p>
      <text:p text:style-name="P4">
Published Time: 2023-06-21T15:32:09+00:00</text:p>
      <text:p text:style-name="P4">
Modified Time: 2023-06-21T15:05:02+00:00</text:p>
      <text:p text:style-name="P4">
Description: （法新社伯恩21日电） 瑞士总统兼内政部长柏塞兹今天宣布，他将在年底退出政府。由于柏塞兹进入瑞士最高行政机关联邦委员会（Federa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9" text:anchor-type="as-char" svg:width="6.9236in" svg:height="3.617581in" draw:z-index="0">
<draw:image xlink:href="../Images/rficn/2023-06-21T15-32-09-00-00/000000.png" xlink:type="simple" xlink:show="embed" xlink:actuate="onLoad" draw:mime-type="image/png"/>
</draw:frame>
</text:p>
      <text:p text:style-name="P4">
现年51岁的柏塞兹（Alain Berset）告诉瑞士联邦委员会其余6名委员，他计划今年底退出委员会，并称这是「离开的正确时机」。</text:p>
      <text:p text:style-name="P4">
在富裕的阿尔卑斯山国家瑞士，总统由联邦委员会7名委员每年轮流担任。柏塞兹在2012年进入委员会，目前是他第2度担任总统，上次是在2018年。</text:p>
      <text:p text:style-name="P4">
柏塞兹今天在瑞士首都伯恩（Bern）匆忙召开的一场记者会上表示：「我今天上午告知国会议长及联邦委员会其他委员，我计划在本届国会任期结束时离开联邦委员会，也就是在今年底。」</text:p>
      <text:p text:style-name="P4">
柏塞兹说：「我感觉自己已经完成尽可能的事项。我已经付出一切。」</text:p>
      <text:p text:style-name="P4">
柏塞兹身为内政部长负责卫生事务，因此在瑞士处理COVID-19（2019冠状病毒疾病）疫情上扮演重要角色。</text:p>
      <text:p text:style-name="P4">
此外，瑞士政府今年3月安排国家最大银行瑞士银行（UBS）在一个周末内紧急收购陷入困境的第2大银行瑞士信贷（CreditSuisse），柏塞兹也在其中扮演关键角色。</text:p>
      <text:p text:style-name="P4">
瑞士将在10月22日举行国会选举，选出下议院「国民院」（National Council）和上议院「联邦院」（Council ofStates）的新成员，联邦院由瑞士各邦代表组成。</text:p>
      <text:p text:style-name="P4">
瑞士联邦委员会的席位则鲜少开放竞选，而是根据数十年来不成文协议由瑞士主要政党瓜分。这项协议也被称为「神奇公式」，通常不受国会权力更迭影响，而是反映瑞士民主的妥协精神特色。</text:p>
      <text:p text:style-name="P4">
Source: <text:a xlink:type="simple" xlink:href="https://www.rfi.fr/cn/%E5%9B%BD%E9%99%85%E6%8A%A5%E9%81%93/20230621-%E7%91%9E%E5%A3%AB%E6%80%BB%E7%BB%9F%E6%84%8F%E5%A4%96%E5%AE%A3%E5%B8%83-%E5%B9%B4%E5%BA%95%E9%80%80%E5%87%BA%E6%9C%80%E9%AB%98%E8%A1%8C%E6%94%BF%E6%9C%BA%E5%85%B3" text:style-name="Internet_20_link" text:visited-style-name="Visited_20_Internet_20_Link">
https://www.rfi.fr/cn/%E5%9B%BD%E9%99%85%E6%8A%A5%E9%81%93/20230621-%E7%91%9E%E5%A3%AB%E6%80%BB%E7%BB%9F%E6%84%8F%E5%A4%96%E5%AE%A3%E5%B8%83-%E5%B9%B4%E5%BA%95%E9%80%80%E5%87%BA%E6%9C%80%E9%AB%98%E8%A1%8C%E6%94%BF%E6%9C%BA%E5%85%B3</text:a>
</text:p>
      <!--NEWS-->
      <text:h text:style-name="P10" text:outline-level="1">
<text:span text:style-name="T4">
莫迪访美 五角大楼称美印防务伙伴关系转型时刻</text:span>
</text:h>
      <text:p text:style-name="P4">
Author: chinese@voanews.com (杨安)</text:p>
      <text:p text:style-name="P4">
Publisher: 美国之音中文网 (Type: NewsMediaOrganization)</text:p>
      <text:p text:style-name="P4">
Published Time: 2023-06-21T15:42:41+08:00</text:p>
      <text:p text:style-name="P4">
Modified Time: 2023-06-21 07:42:41Z</text:p>
      <text:p text:style-name="P4">
Description: 印度总理纳伦德拉·莫迪（Narendra Modi）星期二（2023年6月20日）抵达美国进行国事访问，美印在国防层面的合作备受各界关注。五角大楼的高级官员形容，现在是美印防务伙伴关系的转型时刻。</text:p>
      <text:p text:style-name="P4">
Videos: []</text:p>
      <text:p text:style-name="P4">
Images: []</text:p>
      <text:p text:style-name="P4">
Categories: ['亚太', '美国', '军事']</text:p>
      <text:p text:style-name="P4">
Type: None</text:p>
      <!--METADATA-->
      <text:p text:style-name="P4">
NoneNone</text:p>
      <text:p text:style-name="P4">
Source: <text:a xlink:type="simple" xlink:href="https://www.voachinese.com/a/pentagon-says-transformational-moment-in-us-india-defense-partnership-20230621/7146251.html" text:style-name="Internet_20_link" text:visited-style-name="Visited_20_Internet_20_Link">
https://www.voachinese.com/a/pentagon-says-transformational-moment-in-us-india-defense-partnership-20230621/7146251.html</text:a>
</text:p>
      <!--NEWS-->
      <text:h text:style-name="P10" text:outline-level="1">
<text:span text:style-name="T4">
“新一代”女性将撼动泰国政治</text:span>
</text:h>
      <text:p text:style-name="P4">
Author: 半岛电视台</text:p>
      <text:p text:style-name="P4">
Publisher: Al Jazeera</text:p>
      <text:p text:style-name="P4">
Published Time: 2023-06-21T15:54:59</text:p>
      <text:p text:style-name="P4">
Modified Time: 2023-06-21T16:00:41</text:p>
      <text:p text:style-name="P4">
Description: 性别与发展研究所指出，今年泰国选举共有96名女性当选，占议会下院席位的19%，略高于2019年的选举结果。</text:p>
      <text:p text:style-name="P4">
Images: ["<text:a xlink:type="simple" xlink:href="https://chinese.aljazeera.net/wp-content/uploads/2023/06/IMG_0171-1687246972-1687362122.jpeg" text:style-name="Internet_20_link" text:visited-style-name="Visited_20_Internet_20_Link">
IMG_0171-1687...</text:a>
", "<text:a xlink:type="simple" xlink:href="https://chinese.aljazeera.net/wp-content/uploads/2023/06/33F4237-highres-1687246589-1687362217.jpg" text:style-name="Internet_20_link" text:visited-style-name="Visited_20_Internet_20_Link">
33F4237-highr...</text:a>
", "<text:a xlink:type="simple" xlink:href="https://chinese.aljazeera.net/wp-content/uploads/2023/06/IMG_0222-1687246849-1687362298.jpeg" text:style-name="Internet_20_link" text:visited-style-name="Visited_20_Internet_20_Link">
IMG_0222-1687...</text:a>
", "<text:a xlink:type="simple" xlink:href="https://chinese.aljazeera.net/wp-content/uploads/2023/06/image-1687362337.jpg" text:style-name="Internet_20_link" text:visited-style-name="Visited_20_Internet_20_Link">
image-1687362...</text:a>
", "<text:a xlink:type="simple" xlink:href="https://chinese.aljazeera.net/wp-content/uploads/2023/06/IMG_0142-1687246727-1687362394.jpeg" text:style-name="Internet_20_link" text:visited-style-name="Visited_20_Internet_20_Link">
IMG_0142-1687...</text:a>
", "<text:a xlink:type="simple" xlink:href="https://chinese.aljazeera.net/wp-content/uploads/2023/06/IMG_0364-1687246916-1687362456.jpeg" text:style-name="Internet_20_link" text:visited-style-name="Visited_20_Internet_20_Link">
IMG_0364-1687...</text:a>
"]</text:p>
      <text:p text:style-name="P4">
Topics: ['政治', '新闻', '记者专栏']</text:p>
      <text:p text:style-name="P4">
Keywords: ['政治', '新闻', '记者专栏', '泰国']</text:p>
      <text:p text:style-name="P4">
Type: Article</text:p>
      <!--METADATA-->
      <text:p text:style-name="P4">
<draw:frame draw:style-name="fr1" draw:name="Image230" text:anchor-type="as-char" svg:width="6.9236in" svg:height="4.608995in" draw:z-index="0">
<draw:image xlink:href="../Images/Aljazeera Chinese/2023-06-21T15-54-59/IMG_0171-1687246972-1687362122.jpeg" xlink:type="simple" xlink:show="embed" xlink:actuate="onLoad" draw:mime-type="image/jpeg"/>
</draw:frame>
在今年五月的选举中，有数十名女性被选入泰国议会 (半岛电视台)</text:p>
      <text:p text:style-name="P4">
在泰国上个月举行的历史性选举中，进步党在议会中获得了最多席位，并且似乎将要迎来新一代的年轻政治家——假设保守派接受选举结果的话。</text:p>
      <text:p text:style-name="P4">
泰国远进党（Move Forward）要与其主要联盟伙伴、民粹主义亲民主党政党共同为泰党组建政府，仍然面临许多障碍。</text:p>
      <text:p text:style-name="P4">
但是仅选举结果就表明该国政治格局发生了根本性的转变，现在，选民要求对多年来一直由军队和君主制主导的政治体系进行彻底的改革。</text:p>
      <text:p text:style-name="P4">
北部的清迈省就是一个很好的例子。</text:p>
      <text:p text:style-name="P4">
远进党传统上是为泰党的据点，它今年在10个席位中拿下了7席，以更深层次的改革作为其竞选基础。本轮选举结果还显示了代际更替和性别多样性的增加——在10名当选候选人中，有7名候选人——其中包括5名女性——的年龄在30多岁。</text:p>
      <text:p text:style-name="P4">
性别与发展研究所所长鲁恩格拉威（Ruengrawee Pichaikul）表示，今年共有96名女性当选，占议会下院席位的19%，略高于2019年的选举结果。</text:p>
      <text:p text:style-name="P4">
她还指出，远进党以36名女性当选而处于领先地位，而为泰党以29名女性当选紧随其后。</text:p>
      <text:p text:style-name="P4">
鲁恩格拉威表示，“这是新的一代，新的范式转变”，她还补充称，泰国民主化程度越高，参与政治的女性就会越多。“如果存在一个更加开放的社会，那么女性就将拥有更多的机会。与军事统治相比，这是极为不同的一点。在军方任命的参议院内，只有6%是女性。”</text:p>
      <text:p text:style-name="P4">
<draw:frame draw:style-name="fr1" draw:name="Image231" text:anchor-type="as-char" svg:width="6.9236in" svg:height="4.612736in" draw:z-index="0">
<draw:image xlink:href="../Images/Aljazeera Chinese/2023-06-21T15-54-59/33F4237-highres-1687246589-1687362217.jpg" xlink:type="simple" xlink:show="embed" xlink:actuate="onLoad" draw:mime-type="image/jpeg"/>
</draw:frame>
选举结果表明泰国人希望进行彻底的变革 (法国媒体)</text:p>
      <text:p text:style-name="P4">
她还表示，女性在政治上仍然面临一些挑战，其中也包括“性暴力”。她举了一个例子：一名男性候选人将女性竞争对手的照片P到一个裸体模特身上，以“损害和抹黑她的受欢迎程度”。</text:p>
      <text:p text:style-name="P4">
她补充称，“她们之中的大多数人都在社交媒体上受到了霸凌，例如Facebook”，”上一次的选举甚至更糟。一些政党将女性作为性对象，它们只提名漂亮的候选人，并且更多地谈论她的外表，而不是她的想法或者她所争取的问题。”</text:p>
      <text:p text:style-name="P4">
鲁恩格拉威表示，她特别高兴地看到 远进党的年轻人将性别平等作为一个关键话题。</text:p>
      <text:p text:style-name="P4">
她还表示，“我们相信新一代选民。我认为国家会更好，直至出现某种形式的政权更迭。”</text:p>
      <text:p text:style-name="P4">
当然，不能排除这样的结果。</text:p>
      <text:p text:style-name="P4">
上一届民选政府——为泰党政府——在2014年的政变中被推翻，随后泰国迎来了持续9年的由军方支持的统治。</text:p>
      <text:p text:style-name="P4">
以下是将在未来几周召开的泰国议会中占据席位的3位女性。</text:p>
      <text:h text:style-name="P13" text:outline-level="4">
<text:span text:style-name="T4">
远进党的普蒂塔·恰安努（Phuthita Chaianun）</text:span>
</text:h>
      <text:p text:style-name="P4">
<draw:frame draw:style-name="fr1" draw:name="Image232" text:anchor-type="as-char" svg:width="6.9236in" svg:height="4.873495in" draw:z-index="0">
<draw:image xlink:href="../Images/Aljazeera Chinese/2023-06-21T15-54-59/IMG_0222-1687246849-1687362298.jpeg" xlink:type="simple" xlink:show="embed" xlink:actuate="onLoad" draw:mime-type="image/jpeg"/>
</draw:frame>
普蒂塔·恰安努说她决定成为一名政治家，是要为了​​她的孩子们“创造一个更美好的社会” (半岛电视台)</text:p>
      <text:p text:style-name="P4">
普蒂塔·恰安努曾在12年前于一家书店内结识了半岛电视台记者，当时她在清迈大学学习期间参加了一场关于民主的研讨会。</text:p>
      <text:p text:style-name="P4">
这门课程激发了这位36岁的政治家的兴趣，并于上个月作为远进党的代表当选为议会议员。虽然她对选举结果感到满意，并对泰国的发展方向持乐观态度，但她多年来作为一名活动人士所经历的考验，却给她个人带来了一定的损失。</text:p>
      <text:p text:style-name="P4">
她说，“看着我的朋友被送进监狱并逃离该国，或者失踪，我非常难受”，她所指的是民主活动家万查拉姆·萨萨克西特 (WanchalarmSatsaksit)——后者于2020年在柬埔寨被绑架，从此再未出现过。</text:p>
      <text:p text:style-name="P4">
普蒂塔本人也曾触犯过法律，包括在2014年政变的周年纪念日举行抗议后入狱一夜。尽管她说她从不害怕，但是由于亲民主运动中存在的分歧和一种无用感，她感到一定程度的幻灭。</text:p>
      <text:p text:style-name="P4">
她说，“为了我的心理健康，我必须休息一下。我对泰国的民主状况感到绝望”，她之前曾搬到上海学习中文，并在那里待了大约两年的时间，而未来前进党的崛起重新点燃了她的希望。</text:p>
      <text:p text:style-name="P4">
远进党的前身，未来前进党在2019年的选举中突然获得第3名，随后被解散，其领导人塔纳通（ThanathornJuangroongruangkit）因财务不当行为而被禁止参政，但支持者和人权组织纷纷谴责这是出于政治动机的。</text:p>
      <text:p text:style-name="P4">
普蒂塔表示，“未来前进党和塔纳通再次给了我希望。当我看到塔纳通时，我就想回来战斗。”</text:p>
      <text:p text:style-name="P4">
她在2019年大选后搬到了曼谷，并在未来前进党担任助理，然后在新冠疫情来袭时返回清迈。</text:p>
      <text:p text:style-name="P4">
普蒂塔称，“我从来不想成为一名政治家”，但是当她怀上第一个孩子时，她的选择变得“完全明确”。</text:p>
      <text:p text:style-name="P4">
“我意识到我需要为我的孩子创造一个更美好的社会。”</text:p>
      <text:p text:style-name="P4">
<draw:frame draw:style-name="fr1" draw:name="Image233" text:anchor-type="as-char" svg:width="6.9236in" svg:height="3.894525in" draw:z-index="0">
<draw:image xlink:href="../Images/Aljazeera Chinese/2023-06-21T15-54-59/image-1687362337.jpg" xlink:type="simple" xlink:show="embed" xlink:actuate="onLoad" draw:mime-type="image/jpeg"/>
</draw:frame>
 泰国：选举机构认证大选结果 (半岛电视台)</text:p>
      <text:p text:style-name="P4">
普蒂塔表示，现在她已进入议会，她将支持远进党的计划，重写军方起草的宪法，并解决收入不平等问题。在更个人的层面上，她希望“帮助那些面临基于政治动机的指控的朋友们”，并“在泰国重振正义”。</text:p>
      <text:p text:style-name="P4">
普蒂塔指出，她还计划与其他女性政治家合作，为议会中的女性设定配额。她还指出，泰国的性别观念正在发生变化。</text:p>
      <text:p text:style-name="P4">
她说，“以前他们认为女政治家只是一朵花，但现在，很显然泰国人民信任我们”，尽管问题仍然存在。</text:p>
      <text:p text:style-name="P4">
“一个来自另一个政党的男性甚至称我为女佣，并试图抹黑我，说我只是我丈夫的影子”，她还指出，“我认为作为一个女人和一个母亲，这是一种力量。我很温柔，也很真诚。”</text:p>
      <text:p text:style-name="P4">
她将远进党在清迈取得的胜利，归功于其更激进的改革呼吁。</text:p>
      <text:p text:style-name="P4">
她认为，“人们明白民粹主义政策不再奏效。他们明白经济和政治应该齐头并进。 解决经济问题的方法是修复整个政治结构。”</text:p>
      <text:p text:style-name="P4">
普蒂塔将自己描述为一个内向的人，她说她喜欢艺术、和平与安静。“我喜欢和家人呆在家里”，“如果我不是政治家，我想拥有自己的美术馆。”</text:p>
      <text:p text:style-name="P4">
但她几乎没有时间追求自己的爱好。她在大学毕业后就加入了一个致力于采矿和环境问题的民间社会组织，此后，她将大部分时间投入到人权和激进主义活动中。</text:p>
      <text:p text:style-name="P4">
虽然她此前曾表示，在政变后的那些动荡岁月里没有什么值得高兴的，但她现在看到了隧道尽头的一丝曙光。</text:p>
      <text:p text:style-name="P4">
她说，“我感到自己更加强大、充满希望和快乐。我可以看到，有些事情会发生变化。”</text:p>
      <text:p text:style-name="P4">
她认为，即使建制派找到了阻止远进党组建政府的方法，某些东西也已经被释放出来，并且无法再次被遏制。</text:p>
      <text:p text:style-name="P4">
“这里是泰国。一切皆有可能。大多数泰国人现在已经意识到了。”</text:p>
      <text:h text:style-name="P13" text:outline-level="4">
<text:span text:style-name="T4">
为泰党的斯里索法·科特卡姆鲁（Srisopha Kotkhamlue）</text:span>
</text:h>
      <text:p text:style-name="P4">
<draw:frame draw:style-name="fr1" draw:name="Image234" text:anchor-type="as-char" svg:width="6.9236in" svg:height="5.286194in" draw:z-index="0">
<draw:image xlink:href="../Images/Aljazeera Chinese/2023-06-21T15-54-59/IMG_0142-1687246727-1687362394.jpeg" xlink:type="simple" xlink:show="embed" xlink:actuate="onLoad" draw:mime-type="image/jpeg"/>
</draw:frame>
斯里索法·科特卡姆鲁是一位著名政治家的女儿，她说她的目标是“比他更好” (半岛电视台)</text:p>
      <text:p text:style-name="P4">
今年30岁的斯里索法·科特卡姆鲁在其公共管理硕士考试前一天，接受了半岛电视台记者的采访。第二天，这位精力充沛的为泰党当选国会议员通过了她的考试，并及时飞回清迈参加当晚的性少数群体（LGBTQ）游行。</text:p>
      <text:p text:style-name="P4">
作为一位著名政治家的女儿，斯里索法长期以来一直关注政治事业，甚至考虑参加2019年大选。</text:p>
      <text:p text:style-name="P4">
“我真的很年轻，所以我决定花一些时间向更有经验的人学习”，她解释称，她曾担任清迈省政府秘书和当地足球队清迈联的球队经理。</text:p>
      <text:p text:style-name="P4">
她表示，“我需要和很多男人一起工作，这并不总是那么容易，但我学到了很多领导技能。”</text:p>
      <text:p text:style-name="P4">
斯里索法当选为清迈最南端第10区的代表，而这是一个崎岖的山区，主要由受保护的森林组成，当地人往往没有产权证明。她希望改变这一现状，并表示授予产权将帮助当地人变得更加安全，并能更好地保护森林，因为农场的产权界限将会更加清晰。</text:p>
      <text:p text:style-name="P4">
她说，“有些人认为女人独自去森林很危险，但我并不介意。”</text:p>
      <text:p text:style-name="P4">
斯里索法表示，她曾遇到过人们不像对待男性政治家那样认真对待女性政治家的情况，或者认为她们不那么聪明或者非常软弱的情况，但她相信，“大多数人已经改变了对女性的看法”。</text:p>
      <text:p text:style-name="P4">
和普蒂塔一样，斯里索法也将自己的性别视为一种优势，并表示选民可能会发现女性更有风度，并且“更容易跟她们讨论”他们的问题。“我们更善于理解人们的感受。”</text:p>
      <text:p text:style-name="P4">
作为一位杰出的男性政治家的小女儿，这一身份也给斯里索法带来了一些挑战。但她仍然没有被吓倒。</text:p>
      <text:p text:style-name="P4">
她指出，“一开始，这很困难，因为人们对我有他们自己的看法，而这是因为他们对我父亲的看法”，“当你还没有取得任何成就的时候，他们当然会这么想。”</text:p>
      <text:p text:style-name="P4">
但她表示，随着她政治生涯的继续，她正在建立自己的成就。</text:p>
      <text:p text:style-name="P4">
“工作会证明一切”，她说，“我只需要比他做得更好。”</text:p>
      <text:p text:style-name="P4">
虽然斯里索法以微弱优势赢得了竞选，但这次选举对整个为泰党来说是令人失望的，尤其是在清迈，她认为，这应该成为一个教训。</text:p>
      <text:p text:style-name="P4">
拥有英国金斯顿大学经济学学位的斯里索法表示，虽然她认为为泰党是解决泰国经济问题的最佳政党，但选民认为“这还不够”。</text:p>
      <text:p text:style-name="P4">
她说，“不仅仅是经济，我们需要更多地关注人权”，包括同性婚姻等问题，斯里索法表示她对此“完全支持”。</text:p>
      <text:p text:style-name="P4">
她说，如果为泰党必须失败，那么她很高兴看到远进党获胜，而不是受军方支持的政党。</text:p>
      <text:p text:style-name="P4">
“这表明清迈的核心是民主。”</text:p>
      <text:h text:style-name="P13" text:outline-level="4">
<text:span text:style-name="T4">
远进党的卡拉尼克·查塔达（Karanic Chantada）</text:span>
</text:h>
      <text:p text:style-name="P4">
<draw:frame draw:style-name="fr1" draw:name="Image235" text:anchor-type="as-char" svg:width="6.9236in" svg:height="5.026354in" draw:z-index="0">
<draw:image xlink:href="../Images/Aljazeera Chinese/2023-06-21T15-54-59/IMG_0364-1687246916-1687362456.jpeg" xlink:type="simple" xlink:show="embed" xlink:actuate="onLoad" draw:mime-type="image/jpeg"/>
</draw:frame>
卡拉尼克·查塔达希望改善社会福利和公共医疗保健 (半岛电视台)</text:p>
      <text:p text:style-name="P4">
卡拉尼克·查塔达在成为远进党候选人之前，曾在药房旁边的一家咖啡馆接受半岛电视台记者采访。</text:p>
      <text:p text:style-name="P4">
这位32岁的女性在从药学院毕业后，曾在曼谷为华航担任空姐长达3年的时间，然后在疫情期间被解雇后搬回清迈。她在新冠疫情期间重返药房工作，而这也是她政治觉醒的关键因素。</text:p>
      <text:p text:style-name="P4">
“在新冠肺炎疫情期间，口罩等卫生用品短缺，所有商品的价格都在上涨。之前，一盒口罩的价格为100泰铢（约合2.9美元），但现在，它涨到了700-1000泰铢（约合20-28美元）。”</text:p>
      <text:p text:style-name="P4">
当政府高级官员涉嫌库存和哄抬物价时，全国各地都被激起愤怒，其中也包括卡拉尼克，她在激励之下开始参与远进党的志愿服务。</text:p>
      <text:p text:style-name="P4">
她说，“我是帮助组织和推广公共辩论和演讲等活动的工作人员之一。”从志愿者转变为候选人的过程包括面试和个人论文。</text:p>
      <text:p text:style-name="P4">
她说，“你不需要成为富人或有权势的商人才能成为远进党的候选人。”</text:p>
      <text:p text:style-name="P4">
不出所料，卡拉尼克表示，对她而言，最重要的问题是改善泰国的社会福利，尤其是公共卫生服务。</text:p>
      <text:p text:style-name="P4">
她还表示，“所有人，无论贫富，都应该能够从政府获得适当的福利，而不是必须存钱以备其需要医疗保健时使用。”</text:p>
      <text:p text:style-name="P4">
卡里尼克表示，虽然她在竞选过程中经历过一些“性骚扰”，其中大部分来自年长男性，他们很粗鲁或者开“糟糕的玩笑”，但情况正在改善。</text:p>
      <text:p text:style-name="P4">
她认为年轻比性别更为重要。“作为一个年轻人，我可以更好地适应不同的人群，以更非正式的方式与年轻人和长辈沟通”，她还补充称，在专业性与平易近人之间取得平衡是一项挑战。</text:p>
      <text:p text:style-name="P4">
她还将选举结果归因于新一代的意志。</text:p>
      <text:p text:style-name="P4">
她说，“年轻人不受传统等级制度的束缚，他们不怕提出问题、要求自身的权利或者发表自己的意见。”</text:p>
      <text:p text:style-name="P4">
卡里尼克表示，在空闲时间内，她喜欢慢跑和阅读泰国小说，但当被问到她目前在读什么书时，她笑着拿出一本厚厚的活页夹，内容是宪法和新国会议员的议定书。</text:p>
      <text:p text:style-name="P4">
她还表示，她只打算任职一两个任期，然后就让“新鲜血液”接任。</text:p>
      <text:p text:style-name="P4">
她指出，“我希望政治家充当志愿者或人民的公仆，而不是为了个人利益或商业关系来进入议会”，“远进党正在与这种政治文化作斗争。”</text:p>
      <text:p text:style-name="P4">
Source: <text:a xlink:type="simple" xlink:href="https://chinese.aljazeera.net/opinions/journalist-column/2023/6/21/%e6%96%b0%e4%b8%80%e4%bb%a3%e5%a5%b3%e6%80%a7%e5%b0%86%e6%92%bc%e5%8a%a8%e6%b3%b0%e5%9b%bd%e6%94%bf%e6%b2%bb" text:style-name="Internet_20_link" text:visited-style-name="Visited_20_Internet_20_Link">
https://chinese.aljazeera.net/opinions/journalist-column/2023/6/21/%e6%96%b0%e4%b8%80%e4%bb%a3%e5%a5%b3%e6%80%a7%e5%b0%86%e6%92%bc%e5%8a%a8%e6%b3%b0%e5%9b%bd%e6%94%bf%e6%b2%bb</text:a>
</text:p>
      <!--NEWS-->
      <text:h text:style-name="P10" text:outline-level="1">
<text:span text:style-name="T4">
欧盟将于下周峰会再次呼吁中国协助结束俄乌战争</text:span>
</text:h>
      <text:p text:style-name="P4">
Author: chinese@voanews.com (金谷)</text:p>
      <text:p text:style-name="P4">
Publisher: 美国之音中文网 (Type: NewsMediaOrganization)</text:p>
      <text:p text:style-name="P4">
Published Time: 2023-06-21T15:57:28+08:00</text:p>
      <text:p text:style-name="P4">
Modified Time: 2023-06-21 07:57:28Z</text:p>
      <text:p text:style-name="P4">
Description: 一位欧盟高级官员周二（6月20日）表示，欧盟领袖下周聚会时将呼吁中国协助结束乌克兰战争、参与应对如气候变迁等全球挑战，并重新平衡其与欧盟的经济关系。</text:p>
      <text:p text:style-name="P4">
Videos: []</text:p>
      <text:p text:style-name="P4">
Images: []</text:p>
      <text:p text:style-name="P4">
Categories: ['欧洲', '中国', '乌克兰局势']</text:p>
      <text:p text:style-name="P4">
Type: None</text:p>
      <!--METADATA-->
      <text:p text:style-name="P4">
NoneNone</text:p>
      <text:p text:style-name="P4">
Source: <text:a xlink:type="simple" xlink:href="https://www.voachinese.com/a/eu-to-call-on-china-again-to-help-stop-russia-s-war-in-ukraine-20230621/7146255.html" text:style-name="Internet_20_link" text:visited-style-name="Visited_20_Internet_20_Link">
https://www.voachinese.com/a/eu-to-call-on-china-again-to-help-stop-russia-s-war-in-ukraine-20230621/7146255.html</text:a>
</text:p>
      <!--NEWS-->
      <text:h text:style-name="P10" text:outline-level="1">
<text:span text:style-name="T4">
瑞典：土耳其议会是时候启动瑞典“入约”程序</text:span>
</text:h>
      <text:p text:style-name="P4">
Author: 联合早报 (Person)</text:p>
      <text:p text:style-name="P4">
Publisher: 联合早报 (Organization)</text:p>
      <text:p text:style-name="P4">
Published Time: 2023-06-21T16:01</text:p>
      <text:p text:style-name="P4">
Modified Time: 2023-06-21T16:01</text:p>
      <text:p text:style-name="P4">
Description: 在土耳其的阻挠下，瑞典至今未能如愿加入北约，在履行了土方的“入约”要求后，瑞典当局呼吁土方尽快启动入约程序。路透社报道，瑞典外交部长比尔斯特伦（Tobias Billstrom）星...</text:p>
      <text:p text:style-name="P4">
Videos: []</text:p>
      <text:p text:style-name="P4">
Audios: []</text:p>
      <text:p text:style-name="P4">
Images: []</text:p>
      <text:p text:style-name="P4">
Type: NewsArticle</text:p>
      <text:p text:style-name="P4">
Breadcrumbs: ['即时', '国际']</text:p>
      <text:p text:style-name="P4">
Keywords: ['瑞典', '土耳其', '北约']</text:p>
      <!--METADATA-->
      <text:p text:style-name="P4">
在土耳其的阻挠下，瑞典至今未能如愿加入北约，在履行了土方的“入约”要求后，瑞典当局呼吁土方尽快启动入约程序。</text:p>
      <text:p text:style-name="P4">
路透社报道，瑞典外交部长比尔斯特伦（TobiasBillstrom）星期三（6月21日）说，瑞典已经履行了与土耳其就加入北约达成的协议中的义务，现在是土国议会启动批准程序，允许瑞典加入北约的时候了。</text:p>
      <text:p text:style-name="P4">
比尔斯特伦说：“我们的判断是，我们已经完成了（土耳其）对我们的期望，现在是土国议会启动批准程序的时候了。”</text:p>
      <text:p text:style-name="P4">
另据新华社报道，瑞典于6月1日起实施更为严格的反恐法，将更多与极端组织有关的活动列为违法犯罪行为。分析认为，此举是为了获得土耳其对其加入北约的支持。6月4日，北约秘书长斯托尔滕贝格在访问土耳其时表示瑞典“已履行其责任”，已采取行动解决土耳其的担忧。当地媒体报道称，各方希望土耳其能在7月的北约峰会前批准瑞典的“入约”申请。</text:p>
      <text:p text:style-name="P4">
去年5月，瑞典和芬兰同时申请加入北约。但是由于土耳其和匈牙利尚未正式批准，瑞典“入约”进程受阻。土耳其一直不满瑞典对“库尔德工人党”的态度，该组织被土耳其认定为恐怖组织。</text:p>
      <text:p text:style-name="P4">
Source: <text:a xlink:type="simple" xlink:href="https://www.zaobao.com.sg/realtime/world/story20230621-1406493" text:style-name="Internet_20_link" text:visited-style-name="Visited_20_Internet_20_Link">
https://www.zaobao.com.sg/realtime/world/story20230621-1406493</text:a>
</text:p>
      <!--NEWS-->
      <text:h text:style-name="P10" text:outline-level="1">
<text:span text:style-name="T4">
联准会主席坚定打击通膨 美股开低</text:span>
</text:h>
      <text:p text:style-name="P4">
Publisher: 法新社</text:p>
      <text:p text:style-name="P4">
Published Time: 2023-06-21T16:02:09+00:00</text:p>
      <text:p text:style-name="P4">
Modified Time: 2023-06-21T15:35:02+00:00</text:p>
      <text:p text:style-name="P4">
Description: （法新社纽约21日电） 随着美国联邦准备理事会（Fed）主席鲍尔（Jerome Powell）坚定要让通膨降至联准会的目标2%，引发外界忧心更多的货币紧缩措施，华尔街三大指数今天开低。</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6" text:anchor-type="as-char" svg:width="6.9236in" svg:height="3.617581in" draw:z-index="0">
<draw:image xlink:href="../Images/rficn/2023-06-21T16-02-09-00-00/000000.png" xlink:type="simple" xlink:show="embed" xlink:actuate="onLoad" draw:mime-type="image/png"/>
</draw:frame>
</text:p>
      <text:p text:style-name="P4">
道琼工业指数开盘跌63.31点或0.19%，来到33990.56点。</text:p>
      <text:p text:style-name="P4">
标准普尔500指数开盘挫8.70点或0.20%，来到4380.01点。</text:p>
      <text:p text:style-name="P4">
那斯达克综合指数下跌46.43点或0.34%，来到13620.87点。</text:p>
      <text:p text:style-name="P4">
Source: <text:a xlink:type="simple" xlink:href="https://www.rfi.fr/cn/%E8%B4%A2%E7%BB%8F%E5%BF%AB%E8%AE%AF/20230621-%E8%81%94%E5%87%86%E4%BC%9A%E4%B8%BB%E5%B8%AD%E5%9D%9A%E5%AE%9A%E6%89%93%E5%87%BB%E9%80%9A%E8%86%A8-%E7%BE%8E%E8%82%A1%E5%BC%80%E4%BD%8E" text:style-name="Internet_20_link" text:visited-style-name="Visited_20_Internet_20_Link">
https://www.rfi.fr/cn/%E8%B4%A2%E7%BB%8F%E5%BF%AB%E8%AE%AF/20230621-%E8%81%94%E5%87%86%E4%BC%9A%E4%B8%BB%E5%B8%AD%E5%9D%9A%E5%AE%9A%E6%89%93%E5%87%BB%E9%80%9A%E8%86%A8-%E7%BE%8E%E8%82%A1%E5%BC%80%E4%BD%8E</text:a>
</text:p>
      <!--NEWS-->
      <text:h text:style-name="P10" text:outline-level="1">
<text:span text:style-name="T4">
令俄罗斯意外：哈萨克斯坦决定停办叙利亚问题会谈</text:span>
</text:h>
      <text:p text:style-name="P4">
Author: 美联社</text:p>
      <text:p text:style-name="P4">
Publisher: Al Jazeera</text:p>
      <text:p text:style-name="P4">
Published Time: 2023-06-21T16:09:06</text:p>
      <text:p text:style-name="P4">
Modified Time: 2023-06-21T16:09:06</text:p>
      <text:p text:style-name="P4">
Description: 哈萨克斯坦官员宣布，该国将停止主办旨在解决12年前爆发的叙利亚冲突的会谈，而俄罗斯认为这一决定令人意外。</text:p>
      <text:p text:style-name="P4">
Images: ["<text:a xlink:type="simple" xlink:href="https://chinese.aljazeera.net/wp-content/uploads/2023/06/20fdd6c7ca9c4032b9f6282408420ca8_18-1687363263.jpeg" text:style-name="Internet_20_link" text:visited-style-name="Visited_20_Internet_20_Link">
20fdd6c7ca9c4...</text:a>
"]</text:p>
      <text:p text:style-name="P4">
Topics: ['政治', '新闻']</text:p>
      <text:p text:style-name="P4">
Keywords: ['政治', '新闻', '俄罗斯', '叙利亚', '哈萨克斯坦']</text:p>
      <text:p text:style-name="P4">
Type: Article</text:p>
      <!--METADATA-->
      <text:p text:style-name="P4">
<draw:frame draw:style-name="fr1" draw:name="Image237" text:anchor-type="as-char" svg:width="6.9236in" svg:height="4.608995in" draw:z-index="0">
<draw:image xlink:href="../Images/Aljazeera Chinese/2023-06-21T16-09-06/20fdd6c7ca9c4032b9f6282408420ca8_18-1687363263.jpeg" xlink:type="simple" xlink:show="embed" xlink:actuate="onLoad" draw:mime-type="image/jpeg"/>
</draw:frame>
叙利亚和平谈判已在哈萨克斯坦首都阿斯塔纳持续举行数年 (路透社)</text:p>
      <text:p text:style-name="P4">
哈萨克斯坦官员宣布，该国将停止主办旨在解决12年前爆发的叙利亚冲突的会谈，而俄罗斯认为这一决定令人意外。</text:p>
      <text:p text:style-name="P4">
在哈萨克斯坦首都阿斯塔纳举行的第20轮会谈即将结束之时，该国在21日的这项举动也可能会令其他与会者感到意外。</text:p>
      <text:p text:style-name="P4">
自2017年以来，哈萨克斯坦这个前苏联国家为俄罗斯、土耳其、叙利亚和伊朗的代表，就解决叙利亚冲突的方式提供了会谈场所。</text:p>
      <text:p text:style-name="P4">
哈萨克斯坦外交部表示，阿斯塔纳会谈已经完成了它们的使命，“最初的目标——包括建立冲突降级区、结束流血事件和减少伤亡人数，已经得到了充分的落实。”</text:p>
      <text:p text:style-name="P4">
哈萨克斯坦外交部发言人艾贝克·斯马迪亚罗夫指出，叙利亚最近重返阿拉伯联盟及其恢复与土耳其关系的努力，正是说明阿斯塔纳会谈已经达到其目的的证据。</text:p>
      <text:p text:style-name="P4">
但是率领俄罗斯代表团参加此次会谈的俄罗斯总统叙利亚问题特使亚历山大·拉夫连季耶夫表示，哈萨克斯坦宣布的这项决定完全出乎意料。</text:p>
      <text:p text:style-name="P4">
“哈萨克斯坦外交部的举动出乎意料”，他在会谈结束后这样告诉记者。</text:p>
      <text:p text:style-name="P4">
拉夫连季耶夫表示，关于未来会谈的地点尚未作出决定，但他补充称，他们可能会在今年下半年在莫斯科、安卡拉、德黑兰甚至大马士革举行会谈。</text:p>
      <text:p text:style-name="P4">
本周举行的一轮会谈，是在叙利亚和阿拉伯国家之间的关系不断改善之后进行的，尽管这些国家曾经支持在叙利亚境内作战的反对派团体，并呼吁罢免叙利亚总统巴沙尔·阿萨德。</text:p>
      <text:p text:style-name="P4">
拉夫连季耶夫称赞叙利亚于今年5月在沙特城市吉达举行的阿盟峰会期间重返该联盟，并认为这是朝着结束冲突所迈出的“重要一步”。</text:p>
      <text:p text:style-name="P4">
来自联合国和叙利亚邻国——约旦、黎巴嫩和伊拉克——的代表作为观察员出席了阿斯塔纳会谈。他们表示希望看到冲突迅速结束，并希望生活在自己国家的数百万叙利亚难民能够返回他们的家园。</text:p>
      <text:p text:style-name="P4">
土耳其、俄罗斯和伊朗发表声明称，在阿斯塔纳举行的最新一轮会谈具有“建设性”，并讨论了“为土耳其和叙利亚恢复关系而制定计划的准备工作所取得的进展”。</text:p>
      <text:p text:style-name="P4">
自2015年9月以来，俄罗斯的在叙利亚发起军事行动，并与伊朗联手让阿萨德政府重新控制该国大部分地区。在整个叙利亚战争期间，土耳其一直支持反对阿萨德的武装派别。</text:p>
      <text:p text:style-name="P4">
虽然俄罗斯的大部分武装部队一直忙于在乌克兰作战，但是俄罗斯一直在叙利亚保持其军事立足点，并帮助阿萨德重建与土耳其和该地区其他国家的关系。</text:p>
      <text:p text:style-name="P4">
土耳其在叙利亚西北部派有军队，支持处于反对派控制下的飞地内的反对派武装分子。</text:p>
      <text:p text:style-name="P4">
叙利亚助理外交部长艾曼·苏桑在本月20日表示，土耳其应该为从叙利亚撤军制定一个“明确的时间表”。</text:p>
      <text:p text:style-name="P4">
今年5月，在这个饱受战争蹂躏的国家重返阿拉伯联盟的几天之后，土耳其和叙利亚外交部长在莫斯科举行会谈后同意制定“路线图”，以改善双方之间的紧张关系。这是自10多年前叙利亚起义开始以来，两国之间最高级别的接触。需要指出的是，叙利亚的起义逐步扩大为涉及多股外国势力的战争。</text:p>
      <text:p text:style-name="P4">
叙利亚冲突已经造成近50万人死亡，在该国战前的2300万人口中，有一半处于流离失所的状态。</text:p>
      <text:p text:style-name="P4">
Source: <text:a xlink:type="simple" xlink:href="https://chinese.aljazeera.net/news/political/2023/6/22/%e4%bb%a4%e4%bf%84%e7%bd%97%e6%96%af%e6%84%8f%e5%a4%96%e5%93%88%e8%90%a8%e5%85%8b%e6%96%af%e5%9d%a6%e5%86%b3%e5%ae%9a%e5%81%9c%e5%8a%9e%e5%8f%99%e5%88%a9%e4%ba%9a%e9%97%ae%e9%a2%98%e4%bc%9a" text:style-name="Internet_20_link" text:visited-style-name="Visited_20_Internet_20_Link">
https://chinese.aljazeera.net/news/political/2023/6/22/%e4%bb%a4%e4%bf%84%e7%bd%97%e6%96%af%e6%84%8f%e5%a4%96%e5%93%88%e8%90%a8%e5%85%8b%e6%96%af%e5%9d%a6%e5%86%b3%e5%ae%9a%e5%81%9c%e5%8a%9e%e5%8f%99%e5%88%a9%e4%ba%9a%e9%97%ae%e9%a2%98%e4%bc%9a</text:a>
</text:p>
      <!--NEWS-->
      <text:h text:style-name="P10" text:outline-level="1">
<text:span text:style-name="T4">
专栏 | 网络博弈：歌曲《代TA走下去》纪念香港反送中运动</text:span>
</text:h>
      <text:p text:style-name="P4">
Author: None</text:p>
      <text:p text:style-name="P4">
Publisher: Radio Free Asia (Organization)</text:p>
      <text:p text:style-name="P4">
Published Time: 2023-06-21T16:10:32-04:00</text:p>
      <text:p text:style-name="P4">
Modified Time: 2023-06-21T16:10:32-04:00</text:p>
      <text:p text:style-name="P4">
Description: None</text:p>
      <text:p text:style-name="P4">
Videos: []</text:p>
      <text:p text:style-name="P4">
Audios: ["<text:a xlink:type="simple" xlink:href="https://www.rfa.org/mandarin/zhuanlan/wangluoboyi/iwar-0621202315371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8" text:anchor-type="as-char" svg:width="6.9236in" svg:height="4.489173in" draw:z-index="0">
<draw:image xlink:href="../Images/rfamandarin/2023-06-21T16-10-32-04-00/000000.png" xlink:type="simple" xlink:show="embed" xlink:actuate="onLoad" draw:mime-type="image/png"/>
</draw:frame>
 长安修明创作的以香港反送中运动为背景的画作 <text:a xlink:type="simple" xlink:href="https://www.rfa.org/mandarin/zhuanlan/wangluoboyi/iwar-06212023153716.html/@@images/image" text:style-name="Internet_20_link" text:visited-style-name="Visited_20_Internet_20_Link">
</text:a>
长安修明提供  <text:a xlink:type="simple" xlink:href="https://www.rfa.org/mandarin/zhuanlan/wangluoboyi/iwar-06212023153716.html/@@stream" text:style-name="Internet_20_link" text:visited-style-name="Visited_20_Internet_20_Link">
Audio-1-Link：https://www.rfa.org/mandarin/zhuanlan/wangluoboyi/iwar-06212023153716.html/@@stream</text:a>
</text:p>
      <text:p text:style-name="P4">
今年6月9号是香港反送中运动开始大规模示威游行4周年。跟香港反送中运动有关的信息在中国网络上遭到封禁。今天的节目为大家介绍以香港反送中运动为背景的歌曲《代TA在下去》。</text:p>
      <text:p text:style-name="P4">
香港反送中运动是指2019年开始的香港民间反对《逃犯条例修订草案》的运动。这个《逃犯条例修订草案》会允许香港将犯罪嫌疑人遣返到大陆，被香港民间人士认为可能会被用于打压民主异议人士，或者导致被遣返者在大陆会受到不公正审判，因此受到香港大量民间人士的反对。</text:p>
      <text:p text:style-name="P4">
粤语歌曲《代TA在下去》是从中国来美国求学的中国文人画家、摇滚乐歌手长安修明2022年8月创作的。</text:p>
      <text:p text:style-name="P4">
今天的节目我们请长安修明为大家介绍歌曲《代TA走下去》。</text:p>
      <text:p text:style-name="P4">
请大家点击本页《网络博弈》节目的声音链接，收听本期详细节目内容，并在网上转推这个节目声音链接。</text:p>
      <text:p text:style-name="P4">
据台湾中央社报道，香港反送中运动期间，香港自杀或不明原因死亡人数上升。中央社引用香港警方公布的数字说，2019年6月至9月，香港警方接获的自杀案达256起，送医院前或送医院时死亡的人数达2537人。</text:p>
      <text:p text:style-name="P4">
在中国官方新华社的报道中，香港反送中运动被称为“修例风波”。新华社引述香港特区政府部门公布的数字说，2019年6月9日至2021年2月28日期间，香港警方在“修例风波”中拘捕的人数超过1万，其中大约720人被控暴动罪。</text:p>
      <text:p text:style-name="P4">
《代TA走下去 》歌词</text:p>
      <text:p text:style-name="P4">
（作者：长安修明）</text:p>
      <text:p text:style-name="P4">
一座城池 自由在渐渐逝去，</text:p>
      <text:p text:style-name="P4">
一片土地 被谎言与暴力侵蚀。</text:p>
      <text:p text:style-name="P4">
不屈的公民 从未停止反抗暴政，</text:p>
      <text:p text:style-name="P4">
大不了坐牢 大不了死 大不了生不如死。</text:p>
      <text:p text:style-name="P4">
这座城市 义人们前仆后继，</text:p>
      <text:p text:style-name="P4">
民不畏死 何惧流氓黑手的暴力。</text:p>
      <text:p text:style-name="P4">
委屈不能求全 为普选 公民抗命，</text:p>
      <text:p text:style-name="P4">
为逝去的人 受伤的人 我们继续走下去。</text:p>
      <text:p text:style-name="P4">
代TA走下去 代TA拼下去 代TA们反抗下去，</text:p>
      <text:p text:style-name="P4">
举起雨伞 一起撑起 反抗暴政的使命。</text:p>
      <text:p text:style-name="P4">
代TA走下去 代TA拼下去 我们终会光复此地。</text:p>
      <text:p text:style-name="P4">
为自由 不割席不放弃，</text:p>
      <text:p text:style-name="P4">
这片土地 沦陷也不会去认命，</text:p>
      <text:p text:style-name="P4">
黑警鹰犬 逃不掉被审判的命运，</text:p>
      <text:p text:style-name="P4">
公民抗命 因奴役不是宿命，</text:p>
      <text:p text:style-name="P4">
所有的鲜血 要让非法政权 全部去偿清。</text:p>
      <text:p text:style-name="P4">
代TA走下去 代TA拼下去 代TA们反抗下去，</text:p>
      <text:p text:style-name="P4">
举起雨伞 一起撑起 反抗暴政的使命。</text:p>
      <text:p text:style-name="P4">
代TA走下去 代TA拼下去 我们终会光复此地。</text:p>
      <text:p text:style-name="P4">
捍卫我自由 不割席不放弃，</text:p>
      <text:p text:style-name="P4">
民主自由和极权 势不两立，</text:p>
      <text:p text:style-name="P4">
公民不会退缩 让独裁者们得意，</text:p>
      <text:p text:style-name="P4">
用自由 公义 爱 映照中共的无耻，</text:p>
      <text:p text:style-name="P4">
给全世界示范 我们的意志让极权在恐惧。</text:p>
      <text:p text:style-name="P4">
代TA走下去 代TA拼下去，代TA们反抗下去，</text:p>
      <text:p text:style-name="P4">
举起雨伞 一起撑起反抗暴政的使命，</text:p>
      <text:p text:style-name="P4">
一起结束这专制。</text:p>
      <text:p text:style-name="P4">
我们这一代人 不许极权再继续，</text:p>
      <text:p text:style-name="P4">
我们这一代人 要亲手结束专制。</text:p>
      <text:p text:style-name="P4">
代凌杰走下去 代辛恩拼下去 ，</text:p>
      <text:p text:style-name="P4">
完成晓欣的心愿 ，</text:p>
      <text:p text:style-name="P4">
为狱中的人们 为梓乐彦霖 努力走下去。</text:p>
      <text:p text:style-name="P4">
好好的活下去 为他们拼下去，</text:p>
      <text:p text:style-name="P4">
奴役永不是宿命，</text:p>
      <text:p text:style-name="P4">
光复香港 时代革命，</text:p>
      <text:p text:style-name="P4">
光复这片土地是我们的使命。</text:p>
      <text:p text:style-name="P4">
（完）</text:p>
      <text:p text:style-name="P4">
《网络博弈》节目时间为15分钟，关注中国网络自由，为大家介绍中国网络封禁的内容。</text:p>
      <text:p text:style-name="P4">
主持人小安的社交媒体：</text:p>
      <text:p text:style-name="P4">
推特账号：https://twitter.com/XIAOAN000</text:p>
      <text:p text:style-name="P4">
脸书账号：https://www.facebook.com/pei.an.58</text:p>
      <text:p text:style-name="P4">
Source: <text:a xlink:type="simple" xlink:href="https://www.rfa.org/mandarin/zhuanlan/wangluoboyi/iwar-06212023153716.html" text:style-name="Internet_20_link" text:visited-style-name="Visited_20_Internet_20_Link">
https://www.rfa.org/mandarin/zhuanlan/wangluoboyi/iwar-06212023153716.html</text:a>
</text:p>
      <!--NEWS-->
      <text:h text:style-name="P10" text:outline-level="1">
<text:span text:style-name="T4">
吉兰丹议长：已通知选委会明日解散州议会</text:span>
</text:h>
      <text:p text:style-name="P4">
Author: 联合早报 (Person)</text:p>
      <text:p text:style-name="P4">
Publisher: 联合早报 (Organization)</text:p>
      <text:p text:style-name="P4">
Published Time: 2023-06-21T16:29</text:p>
      <text:p text:style-name="P4">
Modified Time: 2023-06-21T16:35</text:p>
      <text:p text:style-name="P4">
Description: 马来西亚吉兰丹州议会议长阿都拉说，选举委员会已接到在星期四（6月22日）解散丹州州议会的通知函，以在60天内举行州选举。 《东方日报》报道，阿都拉说，这封通知函已在上星期三（14日...</text:p>
      <text:p text:style-name="P4">
Videos: []</text:p>
      <text:p text:style-name="P4">
Audios: []</text:p>
      <text:p text:style-name="P4">
Images: []</text:p>
      <text:p text:style-name="P4">
Type: NewsArticle</text:p>
      <text:p text:style-name="P4">
Breadcrumbs: ['即时', '国际']</text:p>
      <text:p text:style-name="P4">
Keywords: ['马来西亚', '吉兰丹', '马国六州选举', '州务大臣']</text:p>
      <!--METADATA-->
      <text:p text:style-name="P4">
马来西亚吉兰丹州议会议长阿都拉说，选举委员会已接到在星期四（6月22日）解散丹州州议会的通知函，以在60天内举行州选举。</text:p>
      <text:p text:style-name="P4">
《东方日报》报道，阿都拉说，这封通知函已在上星期三（14日）提交给选委会。</text:p>
      <text:p text:style-name="P4">
丹州州务大臣阿末耶谷上星期三召开最一次州行政会议后宣布，他已获得吉兰丹苏丹慕哈末五世御准，将在星期四解散州议会。</text:p>
      <text:p text:style-name="P4">
马国有六个州属即将举行州选，其中三个由以伊斯兰党为主的国民联盟执政，包括丹州、吉打及登嘉楼。丹州是当中首个宣布解散州议会的州属。</text:p>
      <text:p text:style-name="P4">
2018年大选，伊党在丹州总数45个州议席中赢得37席，巫统拿下七席，土著团结党一席。</text:p>
      <text:p text:style-name="P4">
Source: <text:a xlink:type="simple" xlink:href="https://www.zaobao.com.sg/realtime/world/story20230621-1406506" text:style-name="Internet_20_link" text:visited-style-name="Visited_20_Internet_20_Link">
https://www.zaobao.com.sg/realtime/world/story20230621-1406506</text:a>
</text:p>
      <!--NEWS-->
      <text:h text:style-name="P10" text:outline-level="1">
<text:span text:style-name="T4">
欧盟同意对俄最新一轮制裁</text:span>
</text:h>
      <text:p text:style-name="P4">
Publisher: 法新社</text:p>
      <text:p text:style-name="P4">
Published Time: 2023-06-21T16:32:07+00:00</text:p>
      <text:p text:style-name="P4">
Modified Time: 2023-06-21T16:20:03+00:00</text:p>
      <text:p text:style-name="P4">
Description: （法新社布鲁塞尔21日电） 欧洲联盟官员今天表示，已同意就俄罗斯入侵乌克兰所采取的第11轮制裁方案，内容包括打击规避制裁的措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0" text:anchor-type="as-char" svg:width="6.9236in" svg:height="3.617581in" draw:z-index="0">
<draw:image xlink:href="../Images/rficn/2023-06-21T16-32-07-00-00/000000.png" xlink:type="simple" xlink:show="embed" xlink:actuate="onLoad" draw:mime-type="image/png"/>
</draw:frame>
</text:p>
      <text:p text:style-name="P4">
目前担任欧盟主席国的瑞典表示，新制裁方案已在欧盟成员国驻布鲁塞尔大使的会议中获得同意。</text:p>
      <text:p text:style-name="P4">
Source: <text:a xlink:type="simple" xlink:href="https://www.rfi.fr/cn/%E5%9B%BD%E9%99%85%E6%8A%A5%E9%81%93/20230621-%E6%AC%A7%E7%9B%9F%E5%90%8C%E6%84%8F%E5%AF%B9%E4%BF%84%E6%9C%80%E6%96%B0%E4%B8%80%E8%BD%AE%E5%88%B6%E8%A3%81" text:style-name="Internet_20_link" text:visited-style-name="Visited_20_Internet_20_Link">
https://www.rfi.fr/cn/%E5%9B%BD%E9%99%85%E6%8A%A5%E9%81%93/20230621-%E6%AC%A7%E7%9B%9F%E5%90%8C%E6%84%8F%E5%AF%B9%E4%BF%84%E6%9C%80%E6%96%B0%E4%B8%80%E8%BD%AE%E5%88%B6%E8%A3%81</text:a>
</text:p>
      <!--NEWS-->
      <text:h text:style-name="P10" text:outline-level="1">
<text:span text:style-name="T4">
德国小报拟以AI取代编辑 许多工作恐流失</text:span>
</text:h>
      <text:p text:style-name="P4">
Author: 联合早报 (Person)</text:p>
      <text:p text:style-name="P4">
Publisher: 联合早报 (Organization)</text:p>
      <text:p text:style-name="P4">
Published Time: 2023-06-21T16:57</text:p>
      <text:p text:style-name="P4">
Modified Time: 2023-06-21T17:13</text:p>
      <text:p text:style-name="P4">
Description: 德国小报《图片报》的出版商计划用人工智能（AI）取代一系列编辑工作。英国《卫报》报道，这是《图片报》削减1亿欧元（约1.47亿新元）成本计划的一部分。出版商德国报业集团斯普林格（A...</text:p>
      <text:p text:style-name="P4">
Videos: []</text:p>
      <text:p text:style-name="P4">
Audios: []</text:p>
      <text:p text:style-name="P4">
Images: []</text:p>
      <text:p text:style-name="P4">
Type: NewsArticle</text:p>
      <text:p text:style-name="P4">
Breadcrumbs: ['即时', '国际']</text:p>
      <text:p text:style-name="P4">
Keywords: ['人工智能', 'ChatGPT', '报纸', '德国']</text:p>
      <!--METADATA-->
      <text:p text:style-name="P4">
德国小报《图片报》的出版商计划用 <text:a xlink:type="simple" xlink:href="https://www.zaobao.com/keywords/ren-gong-zhi-neng" text:style-name="Internet_20_link" text:visited-style-name="Visited_20_Internet_20_Link">
 人工智能 </text:a>
（AI）取代一系列编辑工作。</text:p>
      <text:p text:style-name="P4">
英国《卫报》报道，这是《图片报》削减1亿欧元（约1.47亿新元）成本计划的一部分。</text:p>
      <text:p text:style-name="P4">
出版商德国报业集团斯普林格（AxelSpringer）在发给员工的电子邮件中说，《图片报》将“不幸地与那些，所负责的工作在数码世界中可由人工智能和／或自动化流程执行的同事，分道扬镳”。</text:p>
      <text:p text:style-name="P4">
《图片报》的竞争对手《法兰克福汇报》报道，这封电子邮件称，一些“编辑、印刷制作人员、文字编辑、校对员和图片编辑的工作，将不复存在”。</text:p>
      <text:p text:style-name="P4">
今年2月，斯普林格总裁多夫纳宣布，该出版商将成为一家“纯数码媒体公司”。他说，ChatGPT等人工智能工具可以“使独立新闻业比以往任何时候都更好，或者取代它”。</text:p>
      <text:p text:style-name="P4">
他预测人工智能很快就会比人类记者更好地“汇总信息”，并称只有创造“最好的原创内容”，例如调查性新闻和原创评论的出版商才能生存。</text:p>
      <text:p text:style-name="P4">
《图片报》是欧洲最畅销的报纸。该报还没有估算人工智能最终可能导致多少工作岗位流失。</text:p>
      <text:p text:style-name="P4">
斯普林格集团并不是第一个关注人工智能的新闻出版商。美国新闻网站BuzzFeed今年宣布计划利用人工智能“增强”内容和在线猜谜游戏，而英国的《每日镜报》和《每日快报》也在探索使用人工智能。</text:p>
      <text:p text:style-name="P4">
ChatGPT等人工智能工具可根据用户的简单提示生成高度复杂的文本，包括论文、求职信、诗歌和小说作品，但它的答案有时不准确，甚至是 <text:a xlink:type="simple" xlink:href="https://www.zaobao.com/realtime/world/story20230605-1401521" text:style-name="Internet_20_link" text:visited-style-name="Visited_20_Internet_20_Link">
 捏造</text:a>
 的。</text:p>
      <text:p text:style-name="P4">
Source: <text:a xlink:type="simple" xlink:href="https://www.zaobao.com.sg/realtime/world/story20230621-1406523" text:style-name="Internet_20_link" text:visited-style-name="Visited_20_Internet_20_Link">
https://www.zaobao.com.sg/realtime/world/story20230621-1406523</text:a>
</text:p>
      <!--NEWS-->
      <text:h text:style-name="P10" text:outline-level="1">
<text:span text:style-name="T4">
白罗斯启动10天“动员演习”</text:span>
</text:h>
      <text:p text:style-name="P4">
Author: 联合早报 (Person)</text:p>
      <text:p text:style-name="P4">
Publisher: 联合早报 (Organization)</text:p>
      <text:p text:style-name="P4">
Published Time: 2023-06-21T17:01</text:p>
      <text:p text:style-name="P4">
Modified Time: 2023-06-21T17:01</text:p>
      <text:p text:style-name="P4">
Description: 白罗斯星期三（6月21日）启动为期10天的年度“动员演习”。路透社报道，白罗斯国防部说，演习的目的是为了评估国家机构动员预备役人员的准备程度。按照白罗斯律法，所有白罗斯籍男子都必须...</text:p>
      <text:p text:style-name="P4">
Videos: []</text:p>
      <text:p text:style-name="P4">
Audios: []</text:p>
      <text:p text:style-name="P4">
Images: []</text:p>
      <text:p text:style-name="P4">
Type: NewsArticle</text:p>
      <text:p text:style-name="P4">
Breadcrumbs: ['即时', '国际']</text:p>
      <text:p text:style-name="P4">
Keywords: ['白罗斯', '俄罗斯', '俄乌战争', '演习', '俄乌冲突']</text:p>
      <!--METADATA-->
      <text:p text:style-name="P4">
白罗斯星期三（6月21日）启动为期10天的年度“动员演习”。</text:p>
      <text:p text:style-name="P4">
路透社报道，白罗斯国防部说，演习的目的是为了评估国家机构动员预备役人员的准备程度。按照白罗斯律法，所有白罗斯籍男子都必须服兵役，并在服完兵役后留在预备役中。</text:p>
      <text:p text:style-name="P4">
自俄乌冲突爆发以来，白罗斯加强了南部与乌克兰接壤地区的边防，并准备在境内部署俄罗斯战术核武器，也允许俄罗斯将白罗斯作为全面入侵乌克兰的发射基地之一。</text:p>
      <text:p text:style-name="P4">
自那以后，白罗斯与俄罗斯便频繁地举行联合演习，也让俄部队在白罗斯境内基地进行训练。6月，白罗斯正式接收俄国战术核导弹。</text:p>
      <text:p text:style-name="P4">
白罗斯部队并未直接参与俄乌战争，但总统卢卡申科说，如果白罗斯遭到“全面侵略”，他们将加入冲突。</text:p>
      <text:p text:style-name="P4">
白罗斯位于乌克兰北部，因此当乌克兰在境内南部和东部开展反攻行动时，也需要对来自北部的新攻击风险保持警惕。</text:p>
      <text:p text:style-name="P4">
Source: <text:a xlink:type="simple" xlink:href="https://www.zaobao.com.sg/realtime/world/story20230621-1406527" text:style-name="Internet_20_link" text:visited-style-name="Visited_20_Internet_20_Link">
https://www.zaobao.com.sg/realtime/world/story20230621-1406527</text:a>
</text:p>
      <!--NEWS-->
      <text:h text:style-name="P10" text:outline-level="1">
<text:span text:style-name="T4">
《亚太报道》2023年6月21日音频</text:span>
</text:h>
      <text:p text:style-name="P4">
Author: None</text:p>
      <text:p text:style-name="P4">
Publisher: Radio Free Asia (Organization)</text:p>
      <text:p text:style-name="P4">
Published Time: 2023-06-21T17:26:22-04:00</text:p>
      <text:p text:style-name="P4">
Modified Time: 2023-06-21T17:26:22-04:00</text:p>
      <text:p text:style-name="P4">
Description: None</text:p>
      <text:p text:style-name="P4">
Videos: []</text:p>
      <text:p text:style-name="P4">
Audios: ["<text:a xlink:type="simple" xlink:href="https://www.rfa.org/mandarin/apr-audio/yp-062120231352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1" text:anchor-type="as-char" svg:width="6.9236in" svg:height="3.88615in" draw:z-index="0">
<draw:image xlink:href="../Images/rfamandarin/2023-06-21T17-26-22-04-00/000000.png" xlink:type="simple" xlink:show="embed" xlink:actuate="onLoad" draw:mime-type="image/png"/>
</draw:frame>
 <text:a xlink:type="simple" xlink:href="https://www.rfa.org/mandarin/apr-audio/yp-06212023135213.html/@@images/image" text:style-name="Internet_20_link" text:visited-style-name="Visited_20_Internet_20_Link">
</text:a>
 自由亚洲电台制图  <text:a xlink:type="simple" xlink:href="https://www.rfa.org/mandarin/apr-audio/yp-06212023135213.html/@@stream" text:style-name="Internet_20_link" text:visited-style-name="Visited_20_Internet_20_Link">
Audio-1-Link：https://www.rfa.org/mandarin/apr-audio/yp-06212023135213.html/@@stream </text:a>
</text:p>
      <text:p text:style-name="P4">
此次节目的主要内容：</text:p>
      <text:p text:style-name="P4">
1. 北京广州等地染猴痘人数突增，武汉疑似病例待确诊</text:p>
      <text:p text:style-name="P4">
2. 美国总统拜登称习近平为"独裁者" ，北京说是"政治挑衅"</text:p>
      <text:p text:style-name="P4">
3. 布林肯访华，美国对台政策再成焦点</text:p>
      <text:p text:style-name="P4">
4. 律师余文生恐被加控危害国家安全相关罪名</text:p>
      <text:p text:style-name="P4">
5. 中国公安部开展三年"严打"， 收缴枪支危爆物</text:p>
      <text:p text:style-name="P4">
Source: <text:a xlink:type="simple" xlink:href="https://www.rfa.org/mandarin/apr-audio/yp-06212023135213.html" text:style-name="Internet_20_link" text:visited-style-name="Visited_20_Internet_20_Link">
https://www.rfa.org/mandarin/apr-audio/yp-06212023135213.html</text:a>
</text:p>
      <!--NEWS-->
      <text:h text:style-name="P10" text:outline-level="1">
<text:span text:style-name="T4">
马国警察总长星期四换人</text:span>
</text:h>
      <text:p text:style-name="P4">
Author: 联合早报 (Person)</text:p>
      <text:p text:style-name="P4">
Publisher: 联合早报 (Organization)</text:p>
      <text:p text:style-name="P4">
Published Time: 2023-06-21T17:27</text:p>
      <text:p text:style-name="P4">
Modified Time: 2023-06-21T17:37</text:p>
      <text:p text:style-name="P4">
Description: 马来西亚内政部星期三（6月21日）宣布，原任副警察总长拉扎鲁丁将升任警察总长，接替星期四（22日）退休的现任警察总长阿克里沙尼。副警察总长则由现任全国刑事调查部总监阿育汉出任。内政...</text:p>
      <text:p text:style-name="P4">
Videos: []</text:p>
      <text:p text:style-name="P4">
Audios: []</text:p>
      <text:p text:style-name="P4">
Images: []</text:p>
      <text:p text:style-name="P4">
Type: NewsArticle</text:p>
      <text:p text:style-name="P4">
Breadcrumbs: ['即时', '国际']</text:p>
      <text:p text:style-name="P4">
Keywords: ['马来西亚', '警察']</text:p>
      <!--METADATA-->
      <text:p text:style-name="P4">
马来西亚内政部星期三（6月21日）宣布，原任副警察总长拉扎鲁丁将升任警察总长，接替星期四（22日）退休的现任警察总长阿克里沙尼。副警察总长则由现任全国刑事调查部总监阿育汉出任。</text:p>
      <text:p text:style-name="P4">
内政部长赛夫丁星期三发文告指出，首相安华根据警队委任和擢升事务委员会的建议，向国家元首苏丹阿都拉推荐拉扎鲁丁出任警察总长。元首同意这项任命。拉扎鲁丁的任期从星期五（23日）生效，为期两年，至2025年6月22日。</text:p>
      <text:p text:style-name="P4">
阿克里沙尼在警队服超过37年，他曾在2006年担任登嘉楼州总警长，并在2013年担任霹雳州总警长。他在2021年5月4日出任警察总长，任期原本在今年10月3日届满。</text:p>
      <text:p text:style-name="P4">
阿克里沙尼星期一（19日）告诉媒体，他将在7月提早退休。他说，7月或8月举行的六州选举警力分配，将交给副警察总长拉扎鲁丁负责。</text:p>
      <text:p text:style-name="P4">
不过，星期二突然传出消息指，阿克里沙尼将在星期四退休，连退休仪式都安排好了。六州选举即将举行之际，负责治安工作的警方首长退休日期一再提前也引起议论。</text:p>
      <text:p text:style-name="P4">
Source: <text:a xlink:type="simple" xlink:href="https://www.zaobao.com.sg/realtime/world/story20230621-1406537" text:style-name="Internet_20_link" text:visited-style-name="Visited_20_Internet_20_Link">
https://www.zaobao.com.sg/realtime/world/story20230621-1406537</text:a>
</text:p>
      <!--NEWS-->
      <text:h text:style-name="P10" text:outline-level="1">
<text:span text:style-name="T4">
拜登签署行政命令 延长针对朝鲜的国家紧急措施并维持制裁</text:span>
</text:h>
      <text:p text:style-name="P4">
Author: chinese@voanews.com (杨安)</text:p>
      <text:p text:style-name="P4">
Publisher: 美国之音中文网 (Type: NewsMediaOrganization)</text:p>
      <text:p text:style-name="P4">
Published Time: 2023-06-21T17:37:04+08:00</text:p>
      <text:p text:style-name="P4">
Modified Time: 2023-06-21 09:38:03Z</text:p>
      <text:p text:style-name="P4">
Description: 美国总统乔·拜登周二（6月20日）签署行政命令，宣布朝鲜仍对美国构成不寻常的威胁，因而把针对朝鲜的所谓“国家紧急措施”延长，授权延续对朝鲜实行主要经济制裁措施。</text:p>
      <text:p text:style-name="P4">
Videos: []</text:p>
      <text:p text:style-name="P4">
Images: []</text:p>
      <text:p text:style-name="P4">
Categories: ['朝鲜半岛局势', '亚太', '美国']</text:p>
      <text:p text:style-name="P4">
Type: None</text:p>
      <!--METADATA-->
      <text:p text:style-name="P4">
NoneNone</text:p>
      <text:p text:style-name="P4">
Source: <text:a xlink:type="simple" xlink:href="https://www.voachinese.com/a/us-maintains-key-sanctions-against-north-korea-20230621/7146292.html" text:style-name="Internet_20_link" text:visited-style-name="Visited_20_Internet_20_Link">
https://www.voachinese.com/a/us-maintains-key-sanctions-against-north-korea-20230621/7146292.html</text:a>
</text:p>
      <!--NEWS-->
      <text:h text:style-name="P10" text:outline-level="1">
<text:span text:style-name="T4">
安华高调会见马国央行新总裁</text:span>
</text:h>
      <text:p text:style-name="P4">
Author: 联合早报 (Person)</text:p>
      <text:p text:style-name="P4">
Publisher: 联合早报 (Organization)</text:p>
      <text:p text:style-name="P4">
Published Time: 2023-06-21T17:45</text:p>
      <text:p text:style-name="P4">
Modified Time: 2023-06-21T17:45</text:p>
      <text:p text:style-name="P4">
Description: 马来西亚国家银行（央行）两星期前宣布副总裁阿都拉昔将出任新总裁后，首相安华星期三（6月21日）在首相办公室会见阿都拉昔，并指阿都拉昔有能力改善马国的金融情况。安华星期三在脸书上传他...</text:p>
      <text:p text:style-name="P4">
Videos: []</text:p>
      <text:p text:style-name="P4">
Audios: []</text:p>
      <text:p text:style-name="P4">
Images: []</text:p>
      <text:p text:style-name="P4">
Type: NewsArticle</text:p>
      <text:p text:style-name="P4">
Breadcrumbs: ['即时', '国际']</text:p>
      <text:p text:style-name="P4">
Keywords: ['安华', '央行', '总裁']</text:p>
      <!--METADATA-->
      <text:p text:style-name="P4">
马来西亚国家银行（央行）两星期前宣布副总裁阿都拉昔将出任新总裁后，首相安华星期三（6月21日）在首相办公室会见阿都拉昔，并指阿都拉昔有能力改善马国的金融情况。</text:p>
      <text:p text:style-name="P4">
安华星期三在脸书上传他与阿都拉昔会面的照片时说，央行现任总裁诺珊霞将在6月30日卸任，阿都拉昔则将在隔天接任。</text:p>
      <text:p text:style-name="P4">
安华说，他对阿都拉昔在继续稳定马国货币政策方面充满信心，并认为令吉情况一定会改善。“新总裁有能力使国家金融状况变得更好、更强、更稳！”</text:p>
      <text:p text:style-name="P4">
安华也感谢诺珊霞的服务和贡献，尤其是在疫情间经历最困苦和艰难的时刻。</text:p>
      <text:p text:style-name="P4">
Source: <text:a xlink:type="simple" xlink:href="https://www.zaobao.com.sg/realtime/world/story20230621-1406542" text:style-name="Internet_20_link" text:visited-style-name="Visited_20_Internet_20_Link">
https://www.zaobao.com.sg/realtime/world/story20230621-1406542</text:a>
</text:p>
      <!--NEWS-->
      <text:h text:style-name="P10" text:outline-level="1">
<text:span text:style-name="T4">
白宫：拜登不会就人权问题对莫迪“说教”</text:span>
</text:h>
      <text:p text:style-name="P4">
Author: 联合早报 (Person)</text:p>
      <text:p text:style-name="P4">
Publisher: 联合早报 (Organization)</text:p>
      <text:p text:style-name="P4">
Published Time: 2023-06-21T17:49</text:p>
      <text:p text:style-name="P4">
Modified Time: 2023-06-21T17:55</text:p>
      <text:p text:style-name="P4">
Description: 印度总理莫迪正在美国开展三天的国事访问，白宫表明，尽管美国对印度人权保持担忧，但总统拜登不会针对这一问题对莫迪“说教”。路透社星期三（6月21日）报道，白宫国家安全顾问沙利文说，拜...</text:p>
      <text:p text:style-name="P4">
Videos: []</text:p>
      <text:p text:style-name="P4">
Audios: []</text:p>
      <text:p text:style-name="P4">
Images: []</text:p>
      <text:p text:style-name="P4">
Type: NewsArticle</text:p>
      <text:p text:style-name="P4">
Breadcrumbs: ['即时', '国际']</text:p>
      <text:p text:style-name="P4">
Keywords: ['美国', '印度', '莫迪', '白宫']</text:p>
      <!--METADATA-->
      <text:p text:style-name="P4">
印度总理莫迪正在美国开展三天的国事访问，白宫表明，尽管美国对印度人权保持担忧，但总统拜登不会针对这一问题对莫迪“说教”。</text:p>
      <text:p text:style-name="P4">
路透社星期三（6月21日）报道，白宫国家安全顾问沙利文说，拜登预计将提出美国对印度民主倒退的担忧，但不会就这个问题对莫迪进行说教。</text:p>
      <text:p text:style-name="P4">
沙利文说，当美国看到印度的新闻和宗教等受到约束时，“我们（美国）会表明我们的观点”。他补充称：“最终，印度的政治和民主机构问题将由印度自行决定，不会由美国决定。”</text:p>
      <text:p text:style-name="P4">
这是莫迪2014年成为印度总理以来，第五次访问美国，但这是他首次以外交上最高规格的国事访问出访美国。</text:p>
      <text:p text:style-name="P4">
不过，美民主党人士对印度每况愈下的人权状况感到担忧，拜登在党内人士施压下，要求他向莫迪提出人权问题。</text:p>
      <text:p text:style-name="P4">
另一方面，有关中国在印太地区影响力日增一事，沙利文说：“（莫迪）这次访问不是关于中国。但中国在军事领域、技术领域、经济领域的作用问题将被列入议程。”</text:p>
      <text:p text:style-name="P4">
针对莫迪并未与西方国家一起反制俄罗斯原油一事，沙利文并未直接作出回应，但称美印两国在“各个方面都有切实进展”。</text:p>
      <text:p text:style-name="P4">
他说：“纵观全局，我认为你会看到深入的战略讨论和实际进展的结合，并在（美印）两国关系的各个方面都有切实的进展，这些都反映并加强了这样一个事实，这将是我们这个时代的决定性伙伴关系之一。”</text:p>
      <text:p text:style-name="P4">
Source: <text:a xlink:type="simple" xlink:href="https://www.zaobao.com.sg/realtime/world/story20230621-1406543" text:style-name="Internet_20_link" text:visited-style-name="Visited_20_Internet_20_Link">
https://www.zaobao.com.sg/realtime/world/story20230621-1406543</text:a>
</text:p>
      <!--NEWS-->
      <text:h text:style-name="P10" text:outline-level="1">
<text:span text:style-name="T4">
报道：台湾对中资干预明年总统大选保持警戒</text:span>
</text:h>
      <text:p text:style-name="P4">
Author: chinese@voanews.com (金谷)</text:p>
      <text:p text:style-name="P4">
Publisher: 美国之音中文网 (Type: NewsMediaOrganization)</text:p>
      <text:p text:style-name="P4">
Published Time: 2023-06-21T18:18:18+08:00</text:p>
      <text:p text:style-name="P4">
Modified Time: 2023-06-21 10:18:18Z</text:p>
      <text:p text:style-name="P4">
Description: 路透社周三（6月21日）引述三份台湾内部安全报告说，台湾政府认为中共将试图通过使用通信应用程序或团体旅游的方式等多种方式非法资助台湾亲中的候选人，以干预明年1月的关键大选。</text:p>
      <text:p text:style-name="P4">
Videos: []</text:p>
      <text:p text:style-name="P4">
Images: []</text:p>
      <text:p text:style-name="P4">
Categories: ['台湾', '中国']</text:p>
      <text:p text:style-name="P4">
Type: None</text:p>
      <!--METADATA-->
      <text:p text:style-name="P4">
NoneNone</text:p>
      <text:p text:style-name="P4">
Source: <text:a xlink:type="simple" xlink:href="https://www.voachinese.com/a/taiwan-on-alert-for-chinese-funded-election-interference-20230621/7146313.html" text:style-name="Internet_20_link" text:visited-style-name="Visited_20_Internet_20_Link">
https://www.voachinese.com/a/taiwan-on-alert-for-chinese-funded-election-interference-20230621/7146313.html</text:a>
</text:p>
      <!--NEWS-->
      <text:h text:style-name="P10" text:outline-level="1">
<text:span text:style-name="T4">
突尼斯火车脱轨事故酿二死34伤</text:span>
</text:h>
      <text:p text:style-name="P4">
Author: 联合早报 (Person)</text:p>
      <text:p text:style-name="P4">
Publisher: 联合早报 (Organization)</text:p>
      <text:p text:style-name="P4">
Published Time: 2023-06-21T18:20</text:p>
      <text:p text:style-name="P4">
Modified Time: 2023-06-21T19:47</text:p>
      <text:p text:style-name="P4">
Description: 北非国家突尼斯东部一列客运列车星期三（6月21日）发生脱轨倾翻事故，造成至少两人死亡，34人受伤。法新社报道，出事的客运列车于新加坡时间星期三早上7时，在突尼斯和南部城市加贝斯之间...</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突尼斯', '火车脱轨', '火车']</text:p>
      <!--METADATA-->
      <text:p text:style-name="P4">
北非国家突尼斯东部一列客运列车星期三（6月21日）发生脱轨倾翻事故，造成至少两人死亡，34人受伤。</text:p>
      <text:p text:style-name="P4">
法新社报道，出事的客运列车于新加坡时间星期三早上7时，在突尼斯和南部城市加贝斯之间行驶时，发生脱轨事故，造成一名司机和一名乘客死亡。</text:p>
      <text:p text:style-name="P4">
突尼斯国有铁路公司SNCFT说，当局已开展调查，以了解事故起因。</text:p>
      <text:p text:style-name="P4">
<draw:frame draw:style-name="fr1" draw:name="Image243" text:anchor-type="as-char" svg:width="6.9236in" svg:height="4.615733in" draw:z-index="0">
<draw:image xlink:href="../Images/zaobao world/2023-06-21T18-20/000000.png" xlink:type="simple" xlink:show="embed" xlink:actuate="onLoad" draw:mime-type="image/png"/>
</draw:frame>
 突尼斯列车事故频发，曾发生相撞和脱轨等问题。（法新社）</text:p>
      <text:p text:style-name="P4">
近年来，突尼斯境内的列车事故层出，造成大量人员伤亡。15个月前，突尼斯首都南部才刚发生两列火车相撞事故，并造成至少100人受伤。</text:p>
      <text:p text:style-name="P4">
2016年12月，在此次列车脱轨的同一地区，出现火车公共巴士相撞事故，造成五人死亡，逾50人受伤。这起事故被归咎于基础设施不完善，SNCFT时任首席执行官被解雇。</text:p>
      <text:p text:style-name="P4">
Source: <text:a xlink:type="simple" xlink:href="https://www.zaobao.com.sg/realtime/world/story20230621-1406553" text:style-name="Internet_20_link" text:visited-style-name="Visited_20_Internet_20_Link">
https://www.zaobao.com.sg/realtime/world/story20230621-1406553</text:a>
</text:p>
      <!--NEWS-->
      <text:h text:style-name="P10" text:outline-level="1">
<text:span text:style-name="T4">
马国：亚洲货币基金组织发起国由亚洲国家决定</text:span>
</text:h>
      <text:p text:style-name="P4">
Author: 联合早报 (Person)</text:p>
      <text:p text:style-name="P4">
Publisher: 联合早报 (Organization)</text:p>
      <text:p text:style-name="P4">
Published Time: 2023-06-21T18:30</text:p>
      <text:p text:style-name="P4">
Modified Time: 2023-06-21T18:30</text:p>
      <text:p text:style-name="P4">
Description: 马来西亚政府指出，亚洲货币基金组织（AMF）目前仍处于提议阶段。由哪国正式发起成立这个组织，必须由68个亚洲国家一起决定。财政部副部长阿末玛斯兰星期三在国会上议院答询时说，亚洲货币...</text:p>
      <text:p text:style-name="P4">
Videos: []</text:p>
      <text:p text:style-name="P4">
Audios: []</text:p>
      <text:p text:style-name="P4">
Images: []</text:p>
      <text:p text:style-name="P4">
Type: NewsArticle</text:p>
      <text:p text:style-name="P4">
Breadcrumbs: ['即时', '国际']</text:p>
      <text:p text:style-name="P4">
Keywords: ['亚洲', '马来西亚', '货币']</text:p>
      <!--METADATA-->
      <text:p text:style-name="P4">
马来西亚政府指出，亚洲货币基金组织（AMF）目前仍处于提议阶段。由哪国正式发起成立这个组织，必须由68个亚洲国家一起决定。</text:p>
      <text:p text:style-name="P4">
财政部副部长阿末玛斯兰星期三在国会上议院答询时说，亚洲货币基金组织有助加强区域金融稳定，也是帮助陷入金融危机国家的平台。“我5月前往韩国仁川参加亚洲开发银行（ADB）会议时，讨论了设立亚洲货币基金的困难与挑战。”</text:p>
      <text:p text:style-name="P4">
至于以各国本币取代美元作为主要贸易货币的进展方面，阿末马斯兰说，中国、泰国与印尼与马国贸易时，已经使用本币结算。</text:p>
      <text:p text:style-name="P4">
他说，在去年，以人民币结算的贸易额，占马中贸易总额的16%。泰铢结算额占马泰贸易总额16.1%，印尼盾结算额占马印贸易总额16.6%。“这些都是减少依赖美元和改善区域金融稳定的第一步。”</text:p>
      <text:p text:style-name="P4">
Source: <text:a xlink:type="simple" xlink:href="https://www.zaobao.com.sg/realtime/world/story20230621-1406558" text:style-name="Internet_20_link" text:visited-style-name="Visited_20_Internet_20_Link">
https://www.zaobao.com.sg/realtime/world/story20230621-1406558</text:a>
</text:p>
      <!--NEWS-->
      <text:h text:style-name="P10" text:outline-level="1">
<text:span text:style-name="T4">
消息：土团党老大老二不和</text:span>
</text:h>
      <text:p text:style-name="P4">
Author: 联合早报 (Person)</text:p>
      <text:p text:style-name="P4">
Publisher: 联合早报 (Organization)</text:p>
      <text:p text:style-name="P4">
Published Time: 2023-06-21T19:13</text:p>
      <text:p text:style-name="P4">
Modified Time: 2023-06-21T19:13</text:p>
      <text:p text:style-name="P4">
Description: 消息人士指出，国民联盟（国盟）成员党土著团结党主席慕尤丁，与署理主席韩沙再努丁为了土团党未来方向各执己见。他们的分歧包括是否继续支持伊斯兰党主导的种族与宗教课题，以及土团党最高理事...</text:p>
      <text:p text:style-name="P4">
Videos: []</text:p>
      <text:p text:style-name="P4">
Audios: []</text:p>
      <text:p text:style-name="P4">
Images: []</text:p>
      <text:p text:style-name="P4">
Type: NewsArticle</text:p>
      <text:p text:style-name="P4">
Breadcrumbs: ['即时', '国际']</text:p>
      <text:p text:style-name="P4">
Keywords: ['慕尤丁', '国民联盟', '马来西亚']</text:p>
      <!--METADATA-->
      <text:p text:style-name="P4">
消息人士指出，国民联盟（国盟）成员党土著团结党主席慕尤丁，与署理主席韩沙再努丁为了土团党未来方向各执己见。他们的分歧包括是否继续支持伊斯兰党主导的种族与宗教课题，以及土团党最高理事阿兹敏在党内的角色。</text:p>
      <text:p text:style-name="P4">
韩沙再努丁在慕尤丁政府时期担任内政部长，目前是国会反对党领袖。据网媒“MalaysianGazette”报道，慕尤丁与韩沙再努丁的争执，很可能导致韩沙再努丁失去国会反对党领袖的职位。</text:p>
      <text:p text:style-name="P4">
据报道，慕尤丁领导的国盟正考虑以玻璃市亚娄区国会议员沙希淡，或吉兰丹格底里区国会议员克里尔诺，来取代韩沙再努丁的国会反对党领袖职位。</text:p>
      <text:p text:style-name="P4">
匿名土团党领袖透露，慕尤丁与韩沙再努丁对国盟与土团党的方向与运作存在分歧。这些问题包括在反对首相安华政府时的论述，以及在即将到来的州选举中应优先争夺哪些议席。</text:p>
      <text:p text:style-name="P4">
他说：“伊党与土团党的领导层和基层都有着紧密的联系。但（土团党）一些人对‘绿潮’策略感到不舒服，这里指的是伊党采取的主打‘种族和宗教’课题的做法。这就是慕尤丁与韩沙再努丁之间的分歧。”</text:p>
      <text:p text:style-name="P4">
消息指出，土团党的多数领导认为必须加强党机制，因为土团党实力不及伊党，伊党的政党管理也做得很好。“我们不能怪伊党。我们只是个成立七年的政党，伊党已经超过60年了。”</text:p>
      <text:p text:style-name="P4">
土团党另一名消息人士指出，慕尤丁与韩沙再努丁之间的裂痕，也是源自于阿兹敏在党内角色。</text:p>
      <text:p text:style-name="P4">
消息说，阿兹敏被视为土团党未来的“海报男”，他参与的一些高层会议是排除韩沙再努丁的。消息指出，这些决定都是慕尤丁的顾问拍板。“或许韩沙再努丁领导的新团队应该接班，但慕尤丁要的人是阿兹敏。”</text:p>
      <text:p text:style-name="P4">
Source: <text:a xlink:type="simple" xlink:href="https://www.zaobao.com.sg/realtime/world/story20230621-1406567" text:style-name="Internet_20_link" text:visited-style-name="Visited_20_Internet_20_Link">
https://www.zaobao.com.sg/realtime/world/story20230621-1406567</text:a>
</text:p>
      <!--NEWS-->
      <text:h text:style-name="P10" text:outline-level="1">
<text:span text:style-name="T4">
为遏制全球暖化 新兴国家干净能源用量须大增</text:span>
</text:h>
      <text:p text:style-name="P4">
Publisher: 法新社</text:p>
      <text:p text:style-name="P4">
Published Time: 2023-06-21T2:02:08+00:00</text:p>
      <text:p text:style-name="P4">
Modified Time: 2023-06-21T13:50:01+00:00</text:p>
      <text:p text:style-name="P4">
Description: （法新社巴黎21日电） 国际能源总署（IEA）今天表示，如果要把全球暖化程度限制在可接受范围内，开发中国家和新兴经济体（不含中国）对干净能源的投资金额必须在10年内增加7倍。</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4" text:anchor-type="as-char" svg:width="6.9236in" svg:height="3.617581in" draw:z-index="0">
<draw:image xlink:href="../Images/rficn/2023-06-21T2-02-08-00-00/000000.png" xlink:type="simple" xlink:show="embed" xlink:actuate="onLoad" draw:mime-type="image/png"/>
</draw:frame>
</text:p>
      <text:p text:style-name="P4">
国际能源总署在报告中表示，为达成巴黎气候协定目标，这类国家每年对非化石燃料能源的投资，必须从2600亿美元（约新台币8兆500亿元）增加至将近2兆美元。</text:p>
      <text:p text:style-name="P4">
国际能源总署执行董事比罗尔（Fatih Birol）在昨天一场简报会上告诉记者：「想要达成国际气候目标，新兴与开发中国家投入干净能源的资金是问题所在。」</text:p>
      <text:p text:style-name="P4">
国际能源总署在法国巴黎召开为期两天的「新全球金融公约峰会」（Summit for a New Global FinancingPact）前夕，公布上述报告。</text:p>
      <text:p text:style-name="P4">
加速干净能源转型、帮助开发中国家因应和防备毁灭性的气候冲击，将是峰会的重要议题。</text:p>
      <text:p text:style-name="P4">
目前全球有将近8亿人缺电，24亿人无法取得干净的煮食燃料，这些人几乎都住在贫穷和新兴国家。</text:p>
      <text:p text:style-name="P4">
Source: <text:a xlink:type="simple" xlink:href="https://www.rfi.fr/cn/%E5%9B%BD%E9%99%85%E6%8A%A5%E9%81%93/20230621-%E4%B8%BA%E9%81%8F%E5%88%B6%E5%85%A8%E7%90%83%E6%9A%96%E5%8C%96-%E6%96%B0%E5%85%B4%E5%9B%BD%E5%AE%B6%E5%B9%B2%E5%87%80%E8%83%BD%E6%BA%90%E7%94%A8%E9%87%8F%E9%A1%BB%E5%A4%A7%E5%A2%9E" text:style-name="Internet_20_link" text:visited-style-name="Visited_20_Internet_20_Link">
https://www.rfi.fr/cn/%E5%9B%BD%E9%99%85%E6%8A%A5%E9%81%93/20230621-%E4%B8%BA%E9%81%8F%E5%88%B6%E5%85%A8%E7%90%83%E6%9A%96%E5%8C%96-%E6%96%B0%E5%85%B4%E5%9B%BD%E5%AE%B6%E5%B9%B2%E5%87%80%E8%83%BD%E6%BA%90%E7%94%A8%E9%87%8F%E9%A1%BB%E5%A4%A7%E5%A2%9E</text:a>
</text:p>
      <!--NEWS-->
      <text:h text:style-name="P10" text:outline-level="1">
<text:span text:style-name="T4">
周三美市盘前小幅波动 重点谈航运巨头联邦快递业绩</text:span>
</text:h>
      <text:p text:style-name="P4">
Author: 李可爱 (Person)</text:p>
      <text:p text:style-name="P4">
Publisher: 联合早报 (Organization)</text:p>
      <text:p text:style-name="P4">
Published Time: 2023-06-21T20:08</text:p>
      <text:p text:style-name="P4">
Modified Time: 2023-06-21T20:19</text:p>
      <text:p text:style-name="P4">
Description: 星期三（6月21日）重点：美国华尔街股市主要股指期货星期三（6月21日）小幅波动。投资者的注意力已转向美国联邦储备局主席鲍威尔在国会的证词。在7时截稿时，标准与普尔500指数期货微...</text:p>
      <text:p text:style-name="P4">
Videos: []</text:p>
      <text:p text:style-name="P4">
Audios: []</text:p>
      <text:p text:style-name="P4">
Images: []</text:p>
      <text:p text:style-name="P4">
Type: NewsArticle</text:p>
      <text:p text:style-name="P4">
Breadcrumbs: ['即时', '国际']</text:p>
      <text:p text:style-name="P4">
Keywords: ['美国股市', '美市', '财经即时']</text:p>
      <!--METADATA-->
      <text:h text:style-name="P13" text:outline-level="4">
<text:span text:style-name="T4">
星期三（6月21日）重点：</text:span>
</text:h>
      <ul>
        <li>
美国华尔街股市主要股指期货星期三（6月21日）小幅波动。投资者的注意力已转向美国联邦储备局主席 <text:a xlink:type="simple" xlink:href="https://www.zaobao.com/realtime/singapore/story20230621-1406372" text:style-name="Internet_20_link" text:visited-style-name="Visited_20_Internet_20_Link">
 鲍威尔 </text:a>
 在国会的证词。   * 在7时截稿时，标准与普尔500指数期货微升1.20点或0.03％，报4389.90点；纳斯达克100指数期货小幅退低7.70点或0.05％，报15062.40点；道琼斯指数期货则几乎持平，起了0.80点，报34054.70点。   * 美国股市隔夜（星期二）走软，最后在负值区域收市。标准与普尔500指数隔夜下跌20.88点，闭市报4388.71点。重量级的道琼斯指数则跌245.25点，闭市报34053.87点。以科技股为主的纳斯达克100指数也退低0.09％或13.77点，以15070.15点收市。   * 美国股市隔夜的交易还是活跃，交易所的总成交量是111亿5000万股，不过已比过去20天的113亿6000万股平均成交量少。</li>
      </ul>
      <text:h text:style-name="P13" text:outline-level="4">
<text:span text:style-name="T4">
盘前交易重点：</text:span>
</text:h>
      <ul>
        <li>
电动车特斯拉（Tesla）股价在今晚盘前上涨2.93美元，截稿时报277.38美元。首席执行官马斯克隔夜会见了印度总理莫迪，并表示莫迪正在鼓励特斯拉“在印度进行大规模投资”，而这也是“我们打算做的事情”。</li>
      </ul>
      <text:p text:style-name="P4">
特斯拉首席执行官马斯克（左）隔夜会见了印度总理莫迪，并表示打算在印度大规模投资。（路透社）</text:p>
      <ul>
        <li>
线上零售巨头亚马逊（Amazon）宣布会在今年7月11日至12日，举行公司的年度促销活动Prime Day。据估计，亚马逊在去年的Prime Day期间总共取得约120亿美元的销售成绩。亚马逊股价在今晚盘前上升0.20美元，截稿时报125.98美元。   * 东南亚私召车应用和送餐服务公司 <text:a xlink:type="simple" xlink:href="https://www.zaobao.com/finance/singapore/story20230621-1406311" text:style-name="Internet_20_link" text:visited-style-name="Visited_20_Internet_20_Link">
 Grab </text:a>
 控股宣布削减1000个工作岗位，相当于总员工人数的11％。这是该公司自冠病疫情以来公司最大规模裁员。Grab股价在今晚盘前无起落，截稿时报3.38美元。   * 星期三下文我们来看看联邦快递（FedEx Corporation）的最新季度业绩。今晚盘前该股下跌6.63美元，截稿时报225.02美元。   * 盘前活跃股按序：特斯拉（Tesla）、维珍银河控股（Virgin Galactic）、Opendoor Technologies、Palantir Technologies和英伟达（Nvidia）。截稿时，这五只活跃股的股价全部上升。</li>
      </ul>
      <text:p text:style-name="P4">
联邦快递的快递包裹日量同比下降了10％，平均每日货运磅数也同比下降14％。（法新社）</text:p>
      <text:h text:style-name="P13" text:outline-level="4">
<text:span text:style-name="T4">
联邦快递（FedEx Corporation）（纽约证券交易所代码：FDX）</text:span>
</text:h>
      <text:p text:style-name="P4">
送递巨头联邦快递隔夜盘后发布的季度盈利虽然超标，并表示当前财年业绩相信会比刚公布的财年业绩好，但是投资者似乎都还不满意，导致联邦快递股价在隔夜盘后下跌了超过3％。</text:p>
      <text:p text:style-name="P4">
根据联邦快递截至于今年5月底的第四季度业绩报告，调整后的第四季度每股盈利是4.94美元，营业额是219亿美元。华尔街分析师之前是希望该快递巨头能够从225亿美元的营业额中获取每股盈利4.85美元。尽管营业额略不达标，但总体的盈利看起来还不错。</text:p>
      <text:p text:style-name="P4">
首席执行官苏布拉马尼亚姆（RajSubramaniam）说：“这个财年的稳健业务显示，联邦快递团队在推进全球转型、适应需求不断改变方面取得了重大进展。联邦快递也正在成为一个更加灵活、高效和数据驱动的企业。”</text:p>
      <text:p text:style-name="P4">
虽说是“需求不断改变”，其实就是衰退的委婉说法。联邦快递的快递包裹日量同比下降了10％，平均每日货运磅数也同比下降14％。</text:p>
      <text:p text:style-name="P4">
对于当前的新财政年度，联邦快递高管认为，整个市况看起来会更好。他们预计每股盈利应该会介于16.50美元至18.50美元之间，比2023财年的每股盈利近15美元高。不过，华尔街分析师对这个数字的普遍预测，则是每股盈利18.30美元。这个差距缺口也就是令联邦快递股隔夜承压的主要因素。</text:p>
      <text:p text:style-name="P4">
联邦快递的业绩报告也显示，经济领域、各行各业市况是好坏参半。联邦快递虽然预计营业额会继续取得增长，但也承认“商业状况仍不确定”。</text:p>
      <text:p text:style-name="P4">
在去年底，联邦快递就展开一项名为DRIVE的改革计划，通过削减成本和寻求提高生产力来应对经济困难时期。这项计划涉及整合联邦快递旗下的Express和Ground网络，消除路线重叠来降低部分成本。DRIVE的目标是要在2025财年底之前，实现约40亿美元的盈利改善。</text:p>
      <text:p text:style-name="P4">
到目前为止，DRIVE计划算是有取得了一些成果。联邦快递的全年营运盈利是62亿美元，比2022财年的54亿美元高。联邦快递将其中18亿美元的盈利归因于DRIVE计划。</text:p>
      <text:p text:style-name="P4">
在Tipranks的21名分析师中，有15名给予联邦快递股“买进”评级，六名给予“持守”评级，一年期限平均目标价是263.62美元。</text:p>
      <text:p text:style-name="P4">
Source: <text:a xlink:type="simple" xlink:href="https://www.zaobao.com.sg/realtime/world/story20230621-1406579" text:style-name="Internet_20_link" text:visited-style-name="Visited_20_Internet_20_Link">
https://www.zaobao.com.sg/realtime/world/story20230621-1406579</text:a>
</text:p>
      <!--NEWS-->
      <text:h text:style-name="P10" text:outline-level="1">
<text:span text:style-name="T4">
泽连斯基：反攻战进展“慢于预期”</text:span>
</text:h>
      <text:p text:style-name="P4">
Author: 联合早报 (Person)</text:p>
      <text:p text:style-name="P4">
Publisher: 联合早报 (Organization)</text:p>
      <text:p text:style-name="P4">
Published Time: 2023-06-21T20:18</text:p>
      <text:p text:style-name="P4">
Modified Time: 2023-06-21T21:10</text:p>
      <text:p text:style-name="P4">
Description: 乌克兰总统泽连斯基说，敌军在乌克兰领土上设置了大量地雷，以致乌军反攻进展“慢于预期”。路透社星期三（6月21日）报道称，泽连斯基在接受英国广播公司（BBC）采访时说：“乌军的推进行...</text:p>
      <text:p text:style-name="P4">
Videos: []</text:p>
      <text:p text:style-name="P4">
Audios: []</text:p>
      <text:p text:style-name="P4">
Images: []</text:p>
      <text:p text:style-name="P4">
Type: NewsArticle</text:p>
      <text:p text:style-name="P4">
Breadcrumbs: ['即时', '国际']</text:p>
      <text:p text:style-name="P4">
Keywords: ['俄乌战争', '乌克兰', '俄罗斯', '泽连斯基']</text:p>
      <!--METADATA-->
      <text:p text:style-name="P4">
乌克兰总统泽连斯基说，敌军在乌克兰领土上设置了大量地雷，以致乌军反攻进展“慢于预期”。</text:p>
      <text:p text:style-name="P4">
路透社星期三（6月21日）报道称，泽连斯基在接受英国广播公司（BBC）采访时说：“乌军的推进行动并不容易，因为俄军在乌克兰20万平方公里的领土上埋设了地雷。”</text:p>
      <text:p text:style-name="P4">
泽连斯基指出：“有些人认为这（俄乌战争）是一部好莱坞电影，并期望现在就有结果，但事实并非如此。”</text:p>
      <text:p text:style-name="P4">
他告诉英国广播公司：“无论有些人想要什么，包括试图向我们施压，我们都将以最好的方式在战场上推进。”</text:p>
      <text:p text:style-name="P4">
同日，俄罗斯总统普京说，莫斯科看到乌克兰反攻的“减弱”，基辅在南部的攻击中遭受重大损失。他补充说，尽管乌克兰保留了进攻潜力，但基辅已经明白，它在反攻中“没有机会”。</text:p>
      <text:p text:style-name="P4">
据报道，乌克兰在过去两周内 <text:a xlink:type="simple" xlink:href="https://www.zaobao.com/news/world/story20230619-1405985" text:style-name="Internet_20_link" text:visited-style-name="Visited_20_Internet_20_Link">
 夺回了南部的八个村庄</text:a>
。虽然规模不大，但这些进展是乌克兰军队自11月以来最大的一次，因为他们正持续向设置了重重防御和地雷的俄控地区推进。</text:p>
      <text:p text:style-name="P4">
俄军用了几个月的时间来设置防御区，乌军目前尚未到达俄方最坚固的防御工事，这些工事位于俄乌两军长达1000公里前线后方。</text:p>
      <text:p text:style-name="P4">
乌国防部高级官员星期三说，基辅部队在过去的一天里取得了“部分成功”，并在南部战线上进行挖掘和攻击，同时抵御俄军在东部发起的大规模进攻。</text:p>
      <text:p text:style-name="P4">
同日，俄国防部发声明指基辅对莫斯科地区开展无人机攻击，称这三架无人机都被俄军以电子战防御系统击落，且无人伤亡。</text:p>
      <text:p text:style-name="P4">
一名俄国官员说，这些无人机瞄准了位于俄首都附近的一个军事基地。</text:p>
      <text:p text:style-name="P4">
Source: <text:a xlink:type="simple" xlink:href="https://www.zaobao.com.sg/realtime/world/story20230621-1406581" text:style-name="Internet_20_link" text:visited-style-name="Visited_20_Internet_20_Link">
https://www.zaobao.com.sg/realtime/world/story20230621-1406581</text:a>
</text:p>
      <!--NEWS-->
      <text:h text:style-name="P10" text:outline-level="1">
<text:span text:style-name="T4">
乌克兰呼吁西方国家提供逾60亿美元重建家园</text:span>
</text:h>
      <text:p text:style-name="P4">
Author: 联合早报 (Person)</text:p>
      <text:p text:style-name="P4">
Publisher: 联合早报 (Organization)</text:p>
      <text:p text:style-name="P4">
Published Time: 2023-06-21T20:56</text:p>
      <text:p text:style-name="P4">
Modified Time: 2023-06-21T20:59</text:p>
      <text:p text:style-name="P4">
Description: 乌克兰星期三（6月21日）呼吁西方国家为乌克兰提供60多亿美元的援助金，以协助乌克兰人在未来12个月内进行重建，这是自二战以来欧洲最大的重建项目。综合路透社和法新社报道，美国国务卿...</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俄乌战争', '美国', '乌克兰', '俄罗斯', '援助']</text:p>
      <!--METADATA-->
      <text:p text:style-name="P4">
乌克兰星期三（6月21日）呼吁西方国家为乌克兰提供60多亿美元的援助金，以协助乌克兰人在未来12个月内进行重建，这是自二战以来欧洲最大的重建项目。</text:p>
      <text:p text:style-name="P4">
综合路透社和法新社报道，美国国务卿布林肯在伦敦举办的乌克兰重建会议上宣布，美国将向乌克兰提供13亿美元（约17亿新元）的新经济援助，并协助乌克兰人重建家园。</text:p>
      <text:p text:style-name="P4">
布林肯说，新援助中的6.57亿美元将被用来升级乌克兰的铁路、港口、过境点等基础设施，以协助乌国扩大与欧洲贸易往来。另外5.2亿美元将用来修建乌克兰的能源网；剩余的1亿美元援助将用来支持乌克兰升级海关服务，包括过渡到数字技术，以提高贸易透明度。</text:p>
      <text:p text:style-name="P4">
<draw:frame draw:style-name="fr1" draw:name="Image247" text:anchor-type="as-char" svg:width="6.9236in" svg:height="4.615733in" draw:z-index="0">
<draw:image xlink:href="../Images/zaobao world/2023-06-21T20-56/000000.png" xlink:type="simple" xlink:show="embed" xlink:actuate="onLoad" draw:mime-type="image/png"/>
</draw:frame>
美国国务卿布林肯在会议上宣布，美国将为乌克兰提供13亿美元的新经济援助。（法新社）</text:p>
      <text:p text:style-name="P4">
布林肯在伦敦举行的重建会议上说：“当俄罗斯继续破坏（乌克兰）时，我们在这里帮助乌克兰重建生活、重建国家、重建未来。”</text:p>
      <text:p text:style-name="P4">
他强调：“俄罗斯最终将承担乌克兰的重建费用。”</text:p>
      <text:p text:style-name="P4">
英国首相苏纳克则 <text:a xlink:type="simple" xlink:href="https://www.zaobao.com/news/world/story20230618-1405606" text:style-name="Internet_20_link" text:visited-style-name="Visited_20_Internet_20_Link">
 呼吁企业和政府提供更多重建工作</text:a>
，并宣布《伦敦会议战争风险保险框架》，为降低在乌投资风险铺平道路。不过，分析认为，目前暂不清楚这一保险框架能在多大程度上缓解企业对投资乌克兰的担忧。</text:p>
      <text:p text:style-name="P4">
苏纳克说，英国将与盟友一起，继续支持乌克兰的国防和反攻行动，与乌克兰站在一起。</text:p>
      <text:p text:style-name="P4">
据悉，有60多个国家领导人和代表出席了这场为期两天的重建会议。</text:p>
      <text:p text:style-name="P4">
Source: <text:a xlink:type="simple" xlink:href="https://www.zaobao.com.sg/realtime/world/story20230621-1406590" text:style-name="Internet_20_link" text:visited-style-name="Visited_20_Internet_20_Link">
https://www.zaobao.com.sg/realtime/world/story20230621-1406590</text:a>
</text:p>
      <!--NEWS-->
      <text:h text:style-name="P10" text:outline-level="1">
<text:span text:style-name="T4">
在商言商，中国经济复苏乏力迫使外资公司加速逃离</text:span>
</text:h>
      <text:p text:style-name="P4">
Author: chinese@voanews.com (松仁)</text:p>
      <text:p text:style-name="P4">
Publisher: 美国之音中文网 (Type: NewsMediaOrganization)</text:p>
      <text:p text:style-name="P4">
Published Time: 2023-06-21T21:28:53+08:00</text:p>
      <text:p text:style-name="P4">
Modified Time: 2023-06-21 20:21:15Z</text:p>
      <text:p text:style-name="P4">
Description: 中国欧盟商会星期三（6月21）发表的一份调查报告表示，由于中国经济疫后复苏乏力，加上反间谍法扩大实施等措施的影响，外国公司对中国这个全球第二大经济体丧失信心，因此正在将投资以及亚洲总部撤离中国。</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foreign-companies-are-shifting-investment-out-of-china-as-confidence-wanes-20230621/7146430.html" text:style-name="Internet_20_link" text:visited-style-name="Visited_20_Internet_20_Link">
https://www.voachinese.com/a/foreign-companies-are-shifting-investment-out-of-china-as-confidence-wanes-20230621/7146430.html</text:a>
</text:p>
      <!--NEWS-->
      <text:h text:style-name="P10" text:outline-level="1">
<text:span text:style-name="T4">
美联储主席：有必要进一步加息以抑制通胀</text:span>
</text:h>
      <text:p text:style-name="P4">
Author: 联合早报 (Person)</text:p>
      <text:p text:style-name="P4">
Publisher: 联合早报 (Organization)</text:p>
      <text:p text:style-name="P4">
Published Time: 2023-06-21T21:45</text:p>
      <text:p text:style-name="P4">
Modified Time: 2023-06-21T21:45</text:p>
      <text:p text:style-name="P4">
Description: 美国联邦储备局主席鲍威尔星期三（6月21日）向国会委员会供证时说，美国可能须要进一步加息以抑制高通货膨胀。上星期，美联储负责制定利率的联邦公开市场委员会在6月货币政策会议中，投票决...</text:p>
      <text:p text:style-name="P4">
Videos: []</text:p>
      <text:p text:style-name="P4">
Audios: []</text:p>
      <text:p text:style-name="P4">
Images: []</text:p>
      <text:p text:style-name="P4">
Type: NewsArticle</text:p>
      <text:p text:style-name="P4">
Breadcrumbs: ['即时', '国际']</text:p>
      <text:p text:style-name="P4">
Keywords: ['美国联邦储备局', '鲍威尔', '通胀']</text:p>
      <!--METADATA-->
      <text:p text:style-name="P4">
美国联邦储备局主席鲍威尔星期三（6月21日）向国会委员会供证时说，美国可能须要进一步加息以抑制高通货膨胀。</text:p>
      <text:p text:style-name="P4">
上星期，美联储负责制定利率的联邦公开市场委员会在6月货币政策会议中，投票决定维持利率不变。这是美联储在一年多的时间里，连续10次加息以来首次维持不变。</text:p>
      <text:p text:style-name="P4">
但根据预先发表的证词，鲍威尔星期三将告诉众议院金融服务委员会：“几乎所有联邦公开市场委员会会议的参与者都预计，到今年年底，进一步加息将是合适的。”</text:p>
      <text:p text:style-name="P4">
自2022年3月以来，美联储已经将基准贷款利率上调了5个百分点，从接近零上调至5.0%到5.25%的区间。</text:p>
      <text:p text:style-name="P4">
不过，鲍威尔说，尽管采取了这些激进举措，通胀仍“远高于”美联储设定的2%长期目标。</text:p>
      <text:p text:style-name="P4">
投资者普遍预计美联储将在7月会议上恢复加息，但金融市场指标显示，人们不肯定美联储是否会在7月后进一步加息。</text:p>
      <text:p text:style-name="P4">
金融服务委员会听证会设定美东时间星期三上午10时（新加坡星期三晚10时）开始。</text:p>
      <text:p text:style-name="P4">
Source: <text:a xlink:type="simple" xlink:href="https://www.zaobao.com.sg/realtime/world/story20230621-1406606" text:style-name="Internet_20_link" text:visited-style-name="Visited_20_Internet_20_Link">
https://www.zaobao.com.sg/realtime/world/story20230621-1406606</text:a>
</text:p>
      <!--NEWS-->
      <text:h text:style-name="P10" text:outline-level="1">
<text:span text:style-name="T4">
港府信息封锁未有停歇，香港民研停发敏感话题民调结果</text:span>
</text:h>
      <text:p text:style-name="P4">
Author: chinese@voanews.com (木风)</text:p>
      <text:p text:style-name="P4">
Publisher: 美国之音中文网 (Type: NewsMediaOrganization)</text:p>
      <text:p text:style-name="P4">
Published Time: 2023-06-21T22:43:35+08:00</text:p>
      <text:p text:style-name="P4">
Modified Time: 2023-06-21 14:43:48Z</text:p>
      <text:p text:style-name="P4">
Description: 香港一家最知名的民意调查机构决定缩小民调范围，不再公布类似天安门镇压等敏感议题的民调结果。这一行动无疑将给人们了解香港民意变化增添了更多的困难。</text:p>
      <text:p text:style-name="P4">
Videos: []</text:p>
      <text:p text:style-name="P4">
Images: []</text:p>
      <text:p text:style-name="P4">
Categories: '港澳'</text:p>
      <text:p text:style-name="P4">
Type: None</text:p>
      <!--METADATA-->
      <text:p text:style-name="P4">
NoneNone</text:p>
      <text:p text:style-name="P4">
Source: <text:a xlink:type="simple" xlink:href="https://www.voachinese.com/a/hong-kong-pollster-plans-to-limit-questions-on-sensitive-topics-including-tiananmen-crackdown-20230621/7146389.html" text:style-name="Internet_20_link" text:visited-style-name="Visited_20_Internet_20_Link">
https://www.voachinese.com/a/hong-kong-pollster-plans-to-limit-questions-on-sensitive-topics-including-tiananmen-crackdown-20230621/7146389.html</text:a>
</text:p>
      <!--NEWS-->
      <text:h text:style-name="P10" text:outline-level="1">
<text:span text:style-name="T4">
一凶嫌在英伦敦医院刺伤两人后被捕</text:span>
</text:h>
      <text:p text:style-name="P4">
Author: 联合早报 (Person)</text:p>
      <text:p text:style-name="P4">
Publisher: 联合早报 (Organization)</text:p>
      <text:p text:style-name="P4">
Published Time: 2023-06-21T22:50</text:p>
      <text:p text:style-name="P4">
Modified Time: 2023-06-21T22:50</text:p>
      <text:p text:style-name="P4">
Description: 一名凶嫌星期三（6月21日）在英国伦敦一家医院刺伤两人，随后被警方逮捕。综合路透社和英国的《卫报》（The Guardian）报道，伦敦大都会警方发声明称，其中一名伤者性命垂危，警...</text:p>
      <text:p text:style-name="P4">
Videos: []</text:p>
      <text:p text:style-name="P4">
Audios: []</text:p>
      <text:p text:style-name="P4">
Images: []</text:p>
      <text:p text:style-name="P4">
Type: NewsArticle</text:p>
      <text:p text:style-name="P4">
Breadcrumbs: ['即时', '国际']</text:p>
      <text:p text:style-name="P4">
Keywords: ['英国', '伦敦', '伤人']</text:p>
      <!--METADATA-->
      <text:p text:style-name="P4">
一名凶嫌星期三（6月21日）在英国伦敦一家医院刺伤两人，随后被警方逮捕。</text:p>
      <text:p text:style-name="P4">
综合路透社和英国的《卫报》（The Guardian）报道，伦敦大都会警方发声明称，其中一名伤者性命垂危，警方已在米德尔塞克斯医院外逮捕这名行凶者。</text:p>
      <text:p text:style-name="P4">
声明补充说，警方正在努力确定情况，目前，不认为袭击事件与恐怖活动有关。</text:p>
      <text:p text:style-name="P4">
目击者称，看到武装人员在星期三下午2时左右（新加坡晚上9时）冲进医院。</text:p>
      <text:p text:style-name="P4">
Source: <text:a xlink:type="simple" xlink:href="https://www.zaobao.com.sg/realtime/world/story20230621-1406624" text:style-name="Internet_20_link" text:visited-style-name="Visited_20_Internet_20_Link">
https://www.zaobao.com.sg/realtime/world/story20230621-1406624</text:a>
</text:p>
      <!--NEWS-->
      <text:h text:style-name="P10" text:outline-level="1">
<text:span text:style-name="T4">
美机构起诉亚马逊 欺骗消费者注册付费会员服务</text:span>
</text:h>
      <text:p text:style-name="P4">
Author: 联合早报 (Person)</text:p>
      <text:p text:style-name="P4">
Publisher: 联合早报 (Organization)</text:p>
      <text:p text:style-name="P4">
Published Time: 2023-06-21T23:22</text:p>
      <text:p text:style-name="P4">
Modified Time: 2023-06-21T23:22</text:p>
      <text:p text:style-name="P4">
Description: 美国联邦贸易委员会（FTC）起诉亚马逊公司（Amazon），指控这家电子商务巨头欺骗消费者注册其Prime会员服务，并故意使取消注册变得困难。这家消费者保护机构星期三（6月21日）...</text:p>
      <text:p text:style-name="P4">
Videos: []</text:p>
      <text:p text:style-name="P4">
Audios: []</text:p>
      <text:p text:style-name="P4">
Images: []</text:p>
      <text:p text:style-name="P4">
Type: NewsArticle</text:p>
      <text:p text:style-name="P4">
Breadcrumbs: ['即时', '国际']</text:p>
      <text:p text:style-name="P4">
Keywords: ['亚马逊', '消费者', '美国', '起诉']</text:p>
      <!--METADATA-->
      <text:p text:style-name="P4">
美国联邦贸易委员会（FTC）起诉亚马逊公司（Amazon），指控这家电子商务巨头欺骗消费者注册其Prime会员服务，并故意使取消注册变得困难。</text:p>
      <text:p text:style-name="P4">
这家消费者保护机构星期三（6月21日）在华盛顿州联邦法院提起诉讼，声称亚马逊的网站诱使用户注册Prime。Prime会员每年支付139美元（约187新元），以获得快速免费送货、视频流和收听1亿首歌曲等特权。</text:p>
      <text:p text:style-name="P4">
FTC称，Prime的取消流程也很难找到，并且须要多个步骤。</text:p>
      <text:p text:style-name="P4">
FTC说，亚马逊的策略违反了2010年通过、旨在保护在线购物者的消费者保护法。</text:p>
      <text:p text:style-name="P4">
根据市场研究公司消费者情报研究合作伙伴的数据，截至3月，约有1.67亿亚马逊购物者拥有Prime会员资格，与去年同期相比没有变化。</text:p>
      <text:p text:style-name="P4">
Source: <text:a xlink:type="simple" xlink:href="https://www.zaobao.com.sg/realtime/world/story20230621-1406631" text:style-name="Internet_20_link" text:visited-style-name="Visited_20_Internet_20_Link">
https://www.zaobao.com.sg/realtime/world/story20230621-1406631</text:a>
</text:p>
      <!--NEWS-->
      <text:h text:style-name="P10" text:outline-level="1">
<text:span text:style-name="T4">
中国黑名单上的美企“美光”扩大在华投资，为何逆风而上？</text:span>
</text:h>
      <text:p text:style-name="P4">
Author: chinese@voanews.com (陈筠)</text:p>
      <text:p text:style-name="P4">
Publisher: 美国之音中文网 (Type: NewsMediaOrganization)</text:p>
      <text:p text:style-name="P4">
Published Time: 2023-06-21T23:33:29+08:00</text:p>
      <text:p text:style-name="P4">
Modified Time: 2023-06-21 15:33:29Z</text:p>
      <text:p text:style-name="P4">
Description: 美国储存芯片龙头美光科技尽管上了中国监管机构的黑名单，仍加码投资中国逾43亿元人民币（约6亿元美金）扩厂，同时也斥资27亿美元在印度设立半导体封装厂。分析人士表示，美光着眼于经济复苏以后的中国市场，预期在不远的将来中国政府可能会改变对外资的政策，因此此时追加投资实际上是给中国政府一个很好的面子。但如果期望中国因此撤销对美光的禁令，则是“不太了解中国政府”。</text:p>
      <text:p text:style-name="P4">
Videos: []</text:p>
      <text:p text:style-name="P4">
Images: []</text:p>
      <text:p text:style-name="P4">
Categories: ['经济·金融·贸易', '美国', '中国', '科技']</text:p>
      <text:p text:style-name="P4">
Type: None</text:p>
      <!--METADATA-->
      <text:p text:style-name="P4">
NoneNone</text:p>
      <text:p text:style-name="P4">
Source: <text:a xlink:type="simple" xlink:href="https://www.voachinese.com/a/micron-continues-to-expand-investment-in-china-under-supervision-20230621/7146590.html" text:style-name="Internet_20_link" text:visited-style-name="Visited_20_Internet_20_Link">
https://www.voachinese.com/a/micron-continues-to-expand-investment-in-china-under-supervision-20230621/7146590.html</text:a>
</text:p>
      <!--NEWS-->
      <text:h text:style-name="P10" text:outline-level="1">
<text:span text:style-name="T4">
印度承诺采取措施减少酷暑造成的死亡</text:span>
</text:h>
      <text:p text:style-name="P4">
Author: chinese@voanews.com (帕斯里恰)</text:p>
      <text:p text:style-name="P4">
Publisher: 美国之音中文网 (Type: NewsMediaOrganization)</text:p>
      <text:p text:style-name="P4">
Published Time: 2023-06-21T23:37:59+08:00</text:p>
      <text:p text:style-name="P4">
Modified Time: 2023-06-21 15:37:59Z</text:p>
      <text:p text:style-name="P4">
Description: 酷暑近日持续袭击印度的两个邦，造成数十人死亡。印度政府表示将采取措施防止中暑造成人员伤亡，并缓解极端高温造成的影响。</text:p>
      <text:p text:style-name="P4">
Videos: []</text:p>
      <text:p text:style-name="P4">
Images: []</text:p>
      <text:p text:style-name="P4">
Categories: ['亚太', '生态环境']</text:p>
      <text:p text:style-name="P4">
Type: None</text:p>
      <!--METADATA-->
      <text:p text:style-name="P4">
NoneNone</text:p>
      <text:p text:style-name="P4">
Source: <text:a xlink:type="simple" xlink:href="https://www.voachinese.com/a/india-promises-steps-to-tackle-heat-related-deaths-20230621/7146403.html" text:style-name="Internet_20_link" text:visited-style-name="Visited_20_Internet_20_Link">
https://www.voachinese.com/a/india-promises-steps-to-tackle-heat-related-deaths-20230621/7146403.html</text:a>
</text:p>
      <!--NEWS-->
      <text:h text:style-name="P10" text:outline-level="1">
<text:span text:style-name="T4">
突尼西亚列车脱轨事故  造成2死34伤</text:span>
</text:h>
      <text:p text:style-name="P4">
Publisher: 法新社</text:p>
      <text:p text:style-name="P4">
Published Time: 2023-06-21T4:02:08+00:00</text:p>
      <text:p text:style-name="P4">
Modified Time: 2023-06-21T13:50:02+00:00</text:p>
      <text:p text:style-name="P4">
Description: （法新社突尼斯21日电） 国营的突尼西亚铁路公司（SNCFT）表示，一列客运火车今天凌晨在突尼西亚东部脱轨翻覆，造成2人死亡，34人受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8" text:anchor-type="as-char" svg:width="6.9236in" svg:height="3.617581in" draw:z-index="0">
<draw:image xlink:href="../Images/rficn/2023-06-21T4-02-08-00-00/000000.png" xlink:type="simple" xlink:show="embed" xlink:actuate="onLoad" draw:mime-type="image/png"/>
</draw:frame>
</text:p>
      <text:p text:style-name="P4">
这起事故发生在当地时间午夜过后不久，一列行驶于首都突尼斯和南部城市加贝斯（Gabes）之间的列车，在距离突尼斯约150公里处的姆萨肯（Msaken）附近脱轨。</text:p>
      <text:p text:style-name="P4">
突尼西亚铁路公司表示，列车驾驶和一名乘客死亡，另有34名乘客受伤。</text:p>
      <text:p text:style-name="P4">
「目前已展开调查，以厘清事故发生原因，以及责任归属。」</text:p>
      <text:p text:style-name="P4">
15个月前，突尼西亚首都南方发生两列火车对撞，造成约100人受伤。</text:p>
      <text:p text:style-name="P4">
2016年12月，同样的地区，一列火车和一辆公车相撞，夺走5条人命和50多人受伤。突尼西亚铁路公司当时的执行长因此遭到革职。</text:p>
      <text:p text:style-name="P4">
2015年6月，一列火车在突尼斯以南约60公里处的法荷斯（ElFahes）和一辆卡车相撞，造成18人死亡，成为突尼西亚近来最严重铁路事故之一。这起事故发生原因是平交道信号故障造成。</text:p>
      <text:p text:style-name="P4">
Source: <text:a xlink:type="simple" xlink:href="https://www.rfi.fr/cn/%E5%9B%BD%E9%99%85%E6%8A%A5%E9%81%93/20230621-%E7%AA%81%E5%B0%BC%E8%A5%BF%E4%BA%9A%E5%88%97%E8%BD%A6%E8%84%B1%E8%BD%A8%E4%BA%8B%E6%95%85-%E9%80%A0%E6%88%902%E6%AD%BB34%E4%BC%A4" text:style-name="Internet_20_link" text:visited-style-name="Visited_20_Internet_20_Link">
https://www.rfi.fr/cn/%E5%9B%BD%E9%99%85%E6%8A%A5%E9%81%93/20230621-%E7%AA%81%E5%B0%BC%E8%A5%BF%E4%BA%9A%E5%88%97%E8%BD%A6%E8%84%B1%E8%BD%A8%E4%BA%8B%E6%95%85-%E9%80%A0%E6%88%902%E6%AD%BB34%E4%BC%A4</text:a>
</text:p>
      <!--NEWS-->
      <text:h text:style-name="P10" text:outline-level="1">
<text:span text:style-name="T4">
乌克兰可启动入欧盟谈判7改革条件 已达成2项</text:span>
</text:h>
      <text:p text:style-name="P4">
Publisher: 法新社</text:p>
      <text:p text:style-name="P4">
Published Time: 2023-06-21T6:02:08+00:00</text:p>
      <text:p text:style-name="P4">
Modified Time: 2023-06-21T13:35:02+00:00</text:p>
      <text:p text:style-name="P4">
Description: （法新社布鲁塞尔21日电） 欧洲联盟执行委员会（European Commission）今天表示，欧盟为了同意与乌克兰展开入盟正式谈判所设下的7项改革标准条件，基辅已经达成其中2项。</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9" text:anchor-type="as-char" svg:width="6.9236in" svg:height="3.617581in" draw:z-index="0">
<draw:image xlink:href="../Images/rficn/2023-06-21T6-02-08-00-00/000000.png" xlink:type="simple" xlink:show="embed" xlink:actuate="onLoad" draw:mime-type="image/png"/>
</draw:frame>
</text:p>
      <text:p text:style-name="P4">
欧盟去年6月授予乌克兰欧盟候选国地位，当时是在乌克兰遭到俄罗斯全面侵略之后，欧盟所采取具有重大象徵意义的行动。欧盟执委会今天与所有27个成员国驻欧盟常任代表召开会议时，发布这项最新消息。</text:p>
      <text:p text:style-name="P4">
欧盟对乌克兰所列出的7项条件，包括加强打击普遍的贪腐情况及司法改革。欧盟外交官表示，基辅如今已达成的2项要求，是关于切断政治对媒体的影响力及司法方面的改革。</text:p>
      <text:p text:style-name="P4">
欧盟外交官还说，在其余5项条件上，乌克兰也被认为「有所进展」。</text:p>
      <text:p text:style-name="P4">
欧盟执委会预定今年10月发布对乌克兰改革进度较完整的评估，并就是否与基辅展开入盟正式谈判提出意见。</text:p>
      <text:p text:style-name="P4">
乌克兰不断推动能在今年内展开谈判，并强调其在俄军交战同时，还在改革上持续有重大进展。</text:p>
      <text:p text:style-name="P4">
Source: <text:a xlink:type="simple" xlink:href="https://www.rfi.fr/cn/%E5%9B%BD%E9%99%85%E6%8A%A5%E9%81%93/20230621-%E4%B9%8C%E5%85%8B%E5%85%B0%E5%8F%AF%E5%90%AF%E5%8A%A8%E5%85%A5%E6%AC%A7%E7%9B%9F%E8%B0%88%E5%88%A47%E6%94%B9%E9%9D%A9%E6%9D%A1%E4%BB%B6-%E5%B7%B2%E8%BE%BE%E6%88%902%E9%A1%B9" text:style-name="Internet_20_link" text:visited-style-name="Visited_20_Internet_20_Link">
https://www.rfi.fr/cn/%E5%9B%BD%E9%99%85%E6%8A%A5%E9%81%93/20230621-%E4%B9%8C%E5%85%8B%E5%85%B0%E5%8F%AF%E5%90%AF%E5%8A%A8%E5%85%A5%E6%AC%A7%E7%9B%9F%E8%B0%88%E5%88%A47%E6%94%B9%E9%9D%A9%E6%9D%A1%E4%BB%B6-%E5%B7%B2%E8%BE%BE%E6%88%902%E9%A1%B9</text:a>
</text:p>
      <!--NEWS-->
      <text:h text:style-name="P10" text:outline-level="1">
<text:span text:style-name="T4">
美国轰炸机为演习降落瑞典</text:span>
</text:h>
      <text:p text:style-name="P4">
Publisher: 法新社</text:p>
      <text:p text:style-name="P4">
Published Time: 2023-06-21T9:32:08+00:00</text:p>
      <text:p text:style-name="P4">
Modified Time: 2023-06-21T14:05:02+00:00</text:p>
      <text:p text:style-name="P4">
Description: （法新社斯德哥尔摩21日电） 瑞典军方今天表示，美国轰炸机于现代首次降落瑞典，与获得北大西洋公约组织（NATO）入会邀请的瑞典进行训练演习。</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0" text:anchor-type="as-char" svg:width="6.9236in" svg:height="3.617581in" draw:z-index="0">
<draw:image xlink:href="../Images/rficn/2023-06-21T9-32-08-00-00/000000.png" xlink:type="simple" xlink:show="embed" xlink:actuate="onLoad" draw:mime-type="image/png"/>
</draw:frame>
</text:p>
      <text:p text:style-name="P4">
终结了逾2个世纪军事不结盟立场的瑞典在去年申请加入北约，并在本月稍早宣布，在成为北约成员国之前，即已准备好将领土开放北约军队和军备进驻。</text:p>
      <text:p text:style-name="P4">
瑞典军方表示，两架美国B-1B枪骑兵（Lancer）轰炸机在19日降落瑞典北部的吕勒奥（Lulea-Kallax）机场。</text:p>
      <text:p text:style-name="P4">
瑞典空军发言人李文（Louise Levin）告诉法新社：「我们将与这支『轰炸机特遣队』（Bomber TaskForce）进行联合演习，空军和陆军都将参与。」但并未透露演习将持续多长时间。</text:p>
      <text:p text:style-name="P4">
军方在一份声明中表示：「这是美国轰炸机在现代首次降落瑞典。在这个充满不确定性、同时在等待加入北约的时刻，拥有强大的伙伴很重要。」</text:p>
      <text:p text:style-name="P4">
瑞典早在去年6月即获得北约入会邀请，但需要得到所有31个成员国同意才能加入，而目前仍受到土耳其和匈牙利的阻挠。</text:p>
      <text:p text:style-name="P4">
只有正式成员国才能受到北约第5条款（Article 5）保障，根据该条款，当北约一成员国受到攻击，等同所有成员国遇袭。</text:p>
      <text:p text:style-name="P4">
瑞典总理克里斯特森（UlfKristersson）宣布在加入北约前，率先开放北欧军队和军备进驻，并表示他们将作为威摄的力量，防止俄罗斯可能从波罗的海（BalticSea）对岸采取的任何行动。</text:p>
      <text:p text:style-name="P4">
克里斯特森指出：「这项决定向俄罗斯传达了明确的讯号，并将强化瑞典的防御能力。」</text:p>
      <text:p text:style-name="P4">
Source: <text:a xlink:type="simple" xlink:href="https://www.rfi.fr/cn/%E5%9B%BD%E9%99%85%E6%8A%A5%E9%81%93/20230621-%E7%BE%8E%E5%9B%BD%E8%BD%B0%E7%82%B8%E6%9C%BA%E4%B8%BA%E6%BC%94%E4%B9%A0%E9%99%8D%E8%90%BD%E7%91%9E%E5%85%B8" text:style-name="Internet_20_link" text:visited-style-name="Visited_20_Internet_20_Link">
https://www.rfi.fr/cn/%E5%9B%BD%E9%99%85%E6%8A%A5%E9%81%93/20230621-%E7%BE%8E%E5%9B%BD%E8%BD%B0%E7%82%B8%E6%9C%BA%E4%B8%BA%E6%BC%94%E4%B9%A0%E9%99%8D%E8%90%BD%E7%91%9E%E5%85%B8</text:a>
</text:p>
      <!--NEWS-->
      <text:h text:style-name="P10" text:outline-level="1">
<text:span text:style-name="T4">
山东号航母沿台海南行，众多机舰侵扰台湾周边海空域</text:span>
</text:h>
      <text:p text:style-name="P4">
Author: chinese@voanews.com (松仁)</text:p>
      <text:p text:style-name="P4">
Publisher: 美国之音中文网 (Type: NewsMediaOrganization)</text:p>
      <text:p text:style-name="P4">
Published Time: 2023-06-22T00:27:19+08:00</text:p>
      <text:p text:style-name="P4">
Modified Time: 2023-06-21 20:26:34Z</text:p>
      <text:p text:style-name="P4">
Description: 台湾国防部表示，在台海紧张局势持续加剧之际，中国海军山东号航母率领的一个战斗群星期三（6月21日）沿着台湾海峡自北向南航行。台湾军方则运用适当的兵力装备对解放军航母编队实施“绵密监控”和“适切应处”。</text:p>
      <text:p text:style-name="P4">
Videos: []</text:p>
      <text:p text:style-name="P4">
Images: []</text:p>
      <text:p text:style-name="P4">
Categories: ['台湾', '中国', '台海两岸关系']</text:p>
      <text:p text:style-name="P4">
Type: None</text:p>
      <!--METADATA-->
      <text:p text:style-name="P4">
NoneNone</text:p>
      <text:p text:style-name="P4">
Source: <text:a xlink:type="simple" xlink:href="https://www.voachinese.com/a/aiwan-reports-chinese-aircraft-carrier-sailed-through-strait-20230621/7146835.html" text:style-name="Internet_20_link" text:visited-style-name="Visited_20_Internet_20_Link">
https://www.voachinese.com/a/aiwan-reports-chinese-aircraft-carrier-sailed-through-strait-20230621/7146835.html</text:a>
</text:p>
      <!--NEWS-->
      <text:h text:style-name="P10" text:outline-level="1">
<text:span text:style-name="T4">
美国商业电视频道：中国商业间谍目标不光是窃取美企技术，还想要美企的命</text:span>
</text:h>
      <text:p text:style-name="P4">
Author: chinese@voanews.com (木风)</text:p>
      <text:p text:style-name="P4">
Publisher: 美国之音中文网 (Type: NewsMediaOrganization)</text:p>
      <text:p text:style-name="P4">
Published Time: 2023-06-22T00:55:45+08:00</text:p>
      <text:p text:style-name="P4">
Modified Time: 2023-06-21 16:55:45Z</text:p>
      <text:p text:style-name="P4">
Description: 中国以窃取美国企业的技术和商业机密为目标的大规模间谍活动早已不是秘密，但是美国商业电视频道CNBC最近推出的一部纪录片揭露，中国的目的远不止是要缩小中国企业与美国公司的差距，而是要消灭美国企业，全面取代它们。</text:p>
      <text:p text:style-name="P4">
Videos: []</text:p>
      <text:p text:style-name="P4">
Images: []</text:p>
      <text:p text:style-name="P4">
Categories: ['美中关系', '美国', '中国']</text:p>
      <text:p text:style-name="P4">
Type: None</text:p>
      <!--METADATA-->
      <text:p text:style-name="P4">
NoneNone</text:p>
      <text:p text:style-name="P4">
Source: <text:a xlink:type="simple" xlink:href="https://www.voachinese.com/a/inside-china-s-spy-war-on-american-corporations-20230621/7146502.html" text:style-name="Internet_20_link" text:visited-style-name="Visited_20_Internet_20_Link">
https://www.voachinese.com/a/inside-china-s-spy-war-on-american-corporations-20230621/7146502.html</text:a>
</text:p>
      <!--NEWS-->
      <text:h text:style-name="P10" text:outline-level="1">
<text:span text:style-name="T4">
世界媒体看中国：拜登说习近平是独裁者</text:span>
</text:h>
      <text:p text:style-name="P4">
Author: chinese@voanews.com (金哲)</text:p>
      <text:p text:style-name="P4">
Publisher: 美国之音中文网 (Type: NewsMediaOrganization)</text:p>
      <text:p text:style-name="P4">
Published Time: 2023-06-22T01:17:16+08:00</text:p>
      <text:p text:style-name="P4">
Modified Time: 2023-06-21 21:25:46Z</text:p>
      <text:p text:style-name="P4">
Description: 美国总统拜登星期二在美国加利福尼亚州参加一个竞选造势募捐活动时公开称，中国国家主席习近平是“独裁者”。拜登此言成为世界媒体的热门话题，也招致中国外交部发言人星期三发出强烈抗议。然而，观察家们注意到，中国外交部网站发表的发言人记者会记录却没有出现“独裁者”的字眼或相关的抗议。</text:p>
      <text:p text:style-name="P4">
Videos: []</text:p>
      <text:p text:style-name="P4">
Images: []</text:p>
      <text:p text:style-name="P4">
Categories: ['美中关系', '美国', '中国', '世界媒体看中国']</text:p>
      <text:p text:style-name="P4">
Type: None</text:p>
      <!--METADATA-->
      <text:p text:style-name="P4">
NoneNone</text:p>
      <text:p text:style-name="P4">
Source: <text:a xlink:type="simple" xlink:href="https://www.voachinese.com/a/world-media-on-china---xi-a-dictator-or-not-20230621/7146924.html" text:style-name="Internet_20_link" text:visited-style-name="Visited_20_Internet_20_Link">
https://www.voachinese.com/a/world-media-on-china---xi-a-dictator-or-not-20230621/7146924.html</text:a>
</text:p>
      <!--NEWS-->
      <text:h text:style-name="P10" text:outline-level="1">
<text:span text:style-name="T4">
拜登称习近平为独裁者让北京大为光火，刚刚企稳的美中关系再次紧张</text:span>
</text:h>
      <text:p text:style-name="P4">
Author: chinese@voanews.com (木风)</text:p>
      <text:p text:style-name="P4">
Publisher: 美国之音中文网 (Type: NewsMediaOrganization)</text:p>
      <text:p text:style-name="P4">
Published Time: 2023-06-22T01:44:55+08:00</text:p>
      <text:p text:style-name="P4">
Modified Time: 2023-06-21 17:44:55Z</text:p>
      <text:p text:style-name="P4">
Description: 中国官方周三（6月21日）就美国总统拜登将中国国家主席习近平称为“独裁者”一事做出回应说，这种做法“极端荒谬和不负责任”。两国关系刚刚趋稳就再次出现麻烦。</text:p>
      <text:p text:style-name="P4">
Videos: []</text:p>
      <text:p text:style-name="P4">
Images: []</text:p>
      <text:p text:style-name="P4">
Categories: ['美国', '中国', '美中关系']</text:p>
      <text:p text:style-name="P4">
Type: None</text:p>
      <!--METADATA-->
      <text:p text:style-name="P4">
NoneNone</text:p>
      <text:p text:style-name="P4">
Source: <text:a xlink:type="simple" xlink:href="https://www.voachinese.com/a/china-says-biden-comments-likening-leader-xi-to-a-dictator-are-extremely-absurd-and-irresponsible-20230621/7146832.html" text:style-name="Internet_20_link" text:visited-style-name="Visited_20_Internet_20_Link">
https://www.voachinese.com/a/china-says-biden-comments-likening-leader-xi-to-a-dictator-are-extremely-absurd-and-irresponsible-20230621/7146832.html</text:a>
</text:p>
      <!--NEWS-->
      <text:h text:style-name="P10" text:outline-level="1">
<text:span text:style-name="T4">
在华欧企：对中国的商业信心跌至史上最低</text:span>
</text:h>
      <text:p text:style-name="P4">
Author: chinese@voanews.com (黄丽玲)</text:p>
      <text:p text:style-name="P4">
Publisher: 美国之音中文网 (Type: NewsMediaOrganization)</text:p>
      <text:p text:style-name="P4">
Published Time: 2023-06-22T01:52:29+08:00</text:p>
      <text:p text:style-name="P4">
Modified Time: 2023-06-21 20:23:05Z</text:p>
      <text:p text:style-name="P4">
Description: 中国欧盟商会(EU Chamber of Commerce in China)周三(6月21日)发布今年的在华商业信心调查报告，结果显示，欧企对中国的营商环境和经济前景皆充满不确定性，商业信心更跌至史上最低，甚至有高达37%的受访欧企已經或打算未来将其亚洲总部移出中国。</text:p>
      <text:p text:style-name="P4">
Videos: []</text:p>
      <text:p text:style-name="P4">
Images: []</text:p>
      <text:p text:style-name="P4">
Categories: ['中国', '经济·金融·贸易', '欧洲']</text:p>
      <text:p text:style-name="P4">
Type: None</text:p>
      <!--METADATA-->
      <text:p text:style-name="P4">
NoneNone</text:p>
      <text:p text:style-name="P4">
Source: <text:a xlink:type="simple" xlink:href="https://www.voachinese.com/a/eu-chamber-of-commerce-s-business-survey-20230621/7146808.html" text:style-name="Internet_20_link" text:visited-style-name="Visited_20_Internet_20_Link">
https://www.voachinese.com/a/eu-chamber-of-commerce-s-business-survey-20230621/7146808.html</text:a>
</text:p>
      <!--NEWS-->
      <text:h text:style-name="P10" text:outline-level="1">
<text:span text:style-name="T4">
欧盟对俄罗斯实施新一轮制裁，聚焦贸易漏洞</text:span>
</text:h>
      <text:p text:style-name="P4">
Author: chinese@voanews.com (美国之音)</text:p>
      <text:p text:style-name="P4">
Publisher: 美国之音中文网 (Type: NewsMediaOrganization)</text:p>
      <text:p text:style-name="P4">
Published Time: 2023-06-22T05:31:56+08:00</text:p>
      <text:p text:style-name="P4">
Modified Time: 2023-06-21 21:31:56Z</text:p>
      <text:p text:style-name="P4">
Description: 欧盟星期三(6月21日)因为俄罗斯入侵乌克兰的战争而对其实施新的制裁，目标对准一些国家，这些国家存在漏洞，被公司利用来规避之前的制裁，以继续同俄罗斯做交易，因而在实际上支持普京持续16个月的入侵。</text:p>
      <text:p text:style-name="P4">
Videos: []</text:p>
      <text:p text:style-name="P4">
Images: []</text:p>
      <text:p text:style-name="P4">
Categories: ['乌克兰局势', '经济·金融·贸易', '欧洲']</text:p>
      <text:p text:style-name="P4">
Type: None</text:p>
      <!--METADATA-->
      <text:p text:style-name="P4">
NoneNone</text:p>
      <text:p text:style-name="P4">
Source: <text:a xlink:type="simple" xlink:href="https://www.voachinese.com/a/eu-imposes-new-sanctions-on-russia-targeting-trade-loopholes-20230621/7147312.html" text:style-name="Internet_20_link" text:visited-style-name="Visited_20_Internet_20_Link">
https://www.voachinese.com/a/eu-imposes-new-sanctions-on-russia-targeting-trade-loopholes-20230621/7147312.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